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LL CASES 2" table:style-name="ta1">
        <table:shapes>
          <draw:frame draw:z-index="0" draw:style-name="gr1" draw:text-style-name="P1" svg:width="160.11mm" svg:height="90.09mm" svg:x="269.95mm" svg:y="3mm">
            <draw:object draw:notify-on-update-of-ranges="'ALL CASES 2'.B1:'ALL CASES 2'.B1 'ALL CASES 2'.B2:'ALL CASES 2'.B401 'ALL CASES 2'.F1:'ALL CASES 2'.F1 'ALL CASES 2'.F2:'ALL CASES 2'.F4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/>
          <table:table-cell table:style-name="Default" office:value-type="string" calcext:value-type="string">
            <text:p>Solutions Agree?</text:p>
          </table:table-cell>
        </table:table-row>
        <table:table-row table:style-name="ro1">
          <table:table-cell office:value-type="string" calcext:value-type="string">
            <text:p>wmin100000wmax500000n100000-9-s126456688c5482205.ukp</text:p>
          </table:table-cell>
          <table:table-cell office:value-type="float" office:value="0.904476" calcext:value-type="float">
            <text:p>0.904476</text:p>
          </table:table-cell>
          <table:table-cell office:value-type="float" office:value="1.15" calcext:value-type="float">
            <text:p>1.15</text:p>
          </table:table-cell>
          <table:table-cell office:value-type="float" office:value="137344" calcext:value-type="float">
            <text:p>137344</text:p>
          </table:table-cell>
          <table:table-cell office:value-type="float" office:value="5482205" calcext:value-type="float">
            <text:p>5482205</text:p>
          </table:table-cell>
          <table:table-cell office:value-type="float" office:value="598.63661" calcext:value-type="float">
            <text:p>598.63661</text:p>
          </table:table-cell>
          <table:table-cell office:value-type="float" office:value="598.23" calcext:value-type="float">
            <text:p>598.23</text:p>
          </table:table-cell>
          <table:table-cell office:value-type="float" office:value="48876" calcext:value-type="float">
            <text:p>48876</text:p>
          </table:table-cell>
          <table:table-cell office:value-type="float" office:value="5482205" calcext:value-type="float">
            <text:p>5482205</text:p>
          </table:table-cell>
          <table:table-cell/>
          <table:table-cell table:formula="of:=([.E2]=[.I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1-s843367405c7453273.ukp</text:p>
          </table:table-cell>
          <table:table-cell office:value-type="float" office:value="0.896505" calcext:value-type="float">
            <text:p>0.896505</text:p>
          </table:table-cell>
          <table:table-cell office:value-type="float" office:value="1.14" calcext:value-type="float">
            <text:p>1.14</text:p>
          </table:table-cell>
          <table:table-cell office:value-type="float" office:value="183488" calcext:value-type="float">
            <text:p>183488</text:p>
          </table:table-cell>
          <table:table-cell office:value-type="float" office:value="7453273" calcext:value-type="float">
            <text:p>7453273</text:p>
          </table:table-cell>
          <table:table-cell office:value-type="float" office:value="341.47663" calcext:value-type="float">
            <text:p>341.47663</text:p>
          </table:table-cell>
          <table:table-cell office:value-type="float" office:value="341.26" calcext:value-type="float">
            <text:p>341.26</text:p>
          </table:table-cell>
          <table:table-cell office:value-type="float" office:value="53172" calcext:value-type="float">
            <text:p>53172</text:p>
          </table:table-cell>
          <table:table-cell office:value-type="float" office:value="7453273" calcext:value-type="float">
            <text:p>7453273</text:p>
          </table:table-cell>
          <table:table-cell/>
          <table:table-cell table:formula="of:=([.E3]=[.I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6-s227708629c6134021.ukp</text:p>
          </table:table-cell>
          <table:table-cell office:value-type="float" office:value="0.893729" calcext:value-type="float">
            <text:p>0.893729</text:p>
          </table:table-cell>
          <table:table-cell office:value-type="float" office:value="1.14" calcext:value-type="float">
            <text:p>1.14</text:p>
          </table:table-cell>
          <table:table-cell office:value-type="float" office:value="153540" calcext:value-type="float">
            <text:p>153540</text:p>
          </table:table-cell>
          <table:table-cell office:value-type="float" office:value="6134021" calcext:value-type="float">
            <text:p>6134021</text:p>
          </table:table-cell>
          <table:table-cell office:value-type="float" office:value="281.55664" calcext:value-type="float">
            <text:p>281.55664</text:p>
          </table:table-cell>
          <table:table-cell office:value-type="float" office:value="281.41" calcext:value-type="float">
            <text:p>281.41</text:p>
          </table:table-cell>
          <table:table-cell office:value-type="float" office:value="48948" calcext:value-type="float">
            <text:p>48948</text:p>
          </table:table-cell>
          <table:table-cell office:value-type="float" office:value="6134021" calcext:value-type="float">
            <text:p>6134021</text:p>
          </table:table-cell>
          <table:table-cell/>
          <table:table-cell table:formula="of:=([.E4]=[.I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0-s827183242c9460010.ukp</text:p>
          </table:table-cell>
          <table:table-cell office:value-type="float" office:value="0.30041" calcext:value-type="float">
            <text:p>0.30041</text:p>
          </table:table-cell>
          <table:table-cell office:value-type="float" office:value="0.44" calcext:value-type="float">
            <text:p>0.44</text:p>
          </table:table-cell>
          <table:table-cell office:value-type="float" office:value="230620" calcext:value-type="float">
            <text:p>230620</text:p>
          </table:table-cell>
          <table:table-cell office:value-type="float" office:value="9460010" calcext:value-type="float">
            <text:p>9460010</text:p>
          </table:table-cell>
          <table:table-cell office:value-type="float" office:value="57.68999" calcext:value-type="float">
            <text:p>57.68999</text:p>
          </table:table-cell>
          <table:table-cell office:value-type="float" office:value="57.67" calcext:value-type="float">
            <text:p>57.67</text:p>
          </table:table-cell>
          <table:table-cell office:value-type="float" office:value="31108" calcext:value-type="float">
            <text:p>31108</text:p>
          </table:table-cell>
          <table:table-cell office:value-type="float" office:value="9460010" calcext:value-type="float">
            <text:p>9460010</text:p>
          </table:table-cell>
          <table:table-cell/>
          <table:table-cell table:formula="of:=([.E5]=[.I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2-s528806317c9676334.ukp</text:p>
          </table:table-cell>
          <table:table-cell office:value-type="float" office:value="0.25861" calcext:value-type="float">
            <text:p>0.25861</text:p>
          </table:table-cell>
          <table:table-cell office:value-type="float" office:value="0.51" calcext:value-type="float">
            <text:p>0.51</text:p>
          </table:table-cell>
          <table:table-cell office:value-type="float" office:value="244028" calcext:value-type="float">
            <text:p>244028</text:p>
          </table:table-cell>
          <table:table-cell office:value-type="float" office:value="9676334" calcext:value-type="float">
            <text:p>9676334</text:p>
          </table:table-cell>
          <table:table-cell table:number-columns-repeated="2" office:value-type="float" office:value="53.06" calcext:value-type="float">
            <text:p>53.06</text:p>
          </table:table-cell>
          <table:table-cell office:value-type="float" office:value="41408" calcext:value-type="float">
            <text:p>41408</text:p>
          </table:table-cell>
          <table:table-cell office:value-type="float" office:value="9676334" calcext:value-type="float">
            <text:p>9676334</text:p>
          </table:table-cell>
          <table:table-cell/>
          <table:table-cell table:formula="of:=([.E6]=[.I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5-s110877071c9041585.ukp</text:p>
          </table:table-cell>
          <table:table-cell office:value-type="float" office:value="0.25546" calcext:value-type="float">
            <text:p>0.25546</text:p>
          </table:table-cell>
          <table:table-cell office:value-type="float" office:value="0.51" calcext:value-type="float">
            <text:p>0.51</text:p>
          </table:table-cell>
          <table:table-cell office:value-type="float" office:value="228688" calcext:value-type="float">
            <text:p>228688</text:p>
          </table:table-cell>
          <table:table-cell office:value-type="float" office:value="9041585" calcext:value-type="float">
            <text:p>9041585</text:p>
          </table:table-cell>
          <table:table-cell office:value-type="float" office:value="39.17666" calcext:value-type="float">
            <text:p>39.17666</text:p>
          </table:table-cell>
          <table:table-cell office:value-type="float" office:value="39.19" calcext:value-type="float">
            <text:p>39.19</text:p>
          </table:table-cell>
          <table:table-cell office:value-type="float" office:value="41364" calcext:value-type="float">
            <text:p>41364</text:p>
          </table:table-cell>
          <table:table-cell office:value-type="float" office:value="9041585" calcext:value-type="float">
            <text:p>9041585</text:p>
          </table:table-cell>
          <table:table-cell/>
          <table:table-cell table:formula="of:=([.E7]=[.I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0-s827183242c7023986.ukp</text:p>
          </table:table-cell>
          <table:table-cell office:value-type="float" office:value="0.25428" calcext:value-type="float">
            <text:p>0.25428</text:p>
          </table:table-cell>
          <table:table-cell office:value-type="float" office:value="0.57" calcext:value-type="float">
            <text:p>0.57</text:p>
          </table:table-cell>
          <table:table-cell office:value-type="float" office:value="181220" calcext:value-type="float">
            <text:p>181220</text:p>
          </table:table-cell>
          <table:table-cell office:value-type="float" office:value="7023986" calcext:value-type="float">
            <text:p>7023986</text:p>
          </table:table-cell>
          <table:table-cell office:value-type="float" office:value="30.50333" calcext:value-type="float">
            <text:p>30.50333</text:p>
          </table:table-cell>
          <table:table-cell office:value-type="float" office:value="30.53" calcext:value-type="float">
            <text:p>30.53</text:p>
          </table:table-cell>
          <table:table-cell office:value-type="float" office:value="37780" calcext:value-type="float">
            <text:p>37780</text:p>
          </table:table-cell>
          <table:table-cell office:value-type="float" office:value="7023986" calcext:value-type="float">
            <text:p>7023986</text:p>
          </table:table-cell>
          <table:table-cell/>
          <table:table-cell table:formula="of:=([.E8]=[.I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7-s177710744c7610484.ukp</text:p>
          </table:table-cell>
          <table:table-cell office:value-type="float" office:value="0.303244" calcext:value-type="float">
            <text:p>0.303244</text:p>
          </table:table-cell>
          <table:table-cell office:value-type="float" office:value="0.44" calcext:value-type="float">
            <text:p>0.44</text:p>
          </table:table-cell>
          <table:table-cell office:value-type="float" office:value="187124" calcext:value-type="float">
            <text:p>187124</text:p>
          </table:table-cell>
          <table:table-cell office:value-type="float" office:value="7610484" calcext:value-type="float">
            <text:p>7610484</text:p>
          </table:table-cell>
          <table:table-cell table:number-columns-repeated="2" office:value-type="float" office:value="29.03" calcext:value-type="float">
            <text:p>29.03</text:p>
          </table:table-cell>
          <table:table-cell office:value-type="float" office:value="26668" calcext:value-type="float">
            <text:p>26668</text:p>
          </table:table-cell>
          <table:table-cell office:value-type="float" office:value="7610484" calcext:value-type="float">
            <text:p>7610484</text:p>
          </table:table-cell>
          <table:table-cell/>
          <table:table-cell table:formula="of:=([.E9]=[.I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3-s780179313c7805226.ukp</text:p>
          </table:table-cell>
          <table:table-cell office:value-type="float" office:value="0.249531" calcext:value-type="float">
            <text:p>0.249531</text:p>
          </table:table-cell>
          <table:table-cell office:value-type="float" office:value="0.5" calcext:value-type="float">
            <text:p>0.5</text:p>
          </table:table-cell>
          <table:table-cell office:value-type="float" office:value="199916" calcext:value-type="float">
            <text:p>199916</text:p>
          </table:table-cell>
          <table:table-cell office:value-type="float" office:value="7805226" calcext:value-type="float">
            <text:p>7805226</text:p>
          </table:table-cell>
          <table:table-cell office:value-type="float" office:value="20.57667" calcext:value-type="float">
            <text:p>20.57667</text:p>
          </table:table-cell>
          <table:table-cell office:value-type="float" office:value="20.59" calcext:value-type="float">
            <text:p>20.59</text:p>
          </table:table-cell>
          <table:table-cell office:value-type="float" office:value="37752" calcext:value-type="float">
            <text:p>37752</text:p>
          </table:table-cell>
          <table:table-cell office:value-type="float" office:value="7805226" calcext:value-type="float">
            <text:p>7805226</text:p>
          </table:table-cell>
          <table:table-cell/>
          <table:table-cell table:formula="of:=([.E10]=[.I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9-s126456688c7779740.ukp</text:p>
          </table:table-cell>
          <table:table-cell office:value-type="float" office:value="0.0856326" calcext:value-type="float">
            <text:p>0.0856326</text:p>
          </table:table-cell>
          <table:table-cell office:value-type="float" office:value="0.22" calcext:value-type="float">
            <text:p>0.22</text:p>
          </table:table-cell>
          <table:table-cell office:value-type="float" office:value="199064" calcext:value-type="float">
            <text:p>199064</text:p>
          </table:table-cell>
          <table:table-cell office:value-type="float" office:value="7779740" calcext:value-type="float">
            <text:p>7779740</text:p>
          </table:table-cell>
          <table:table-cell office:value-type="float" office:value="15.82667" calcext:value-type="float">
            <text:p>15.82667</text:p>
          </table:table-cell>
          <table:table-cell office:value-type="float" office:value="15.83" calcext:value-type="float">
            <text:p>15.83</text:p>
          </table:table-cell>
          <table:table-cell office:value-type="float" office:value="26896" calcext:value-type="float">
            <text:p>26896</text:p>
          </table:table-cell>
          <table:table-cell office:value-type="float" office:value="7779740" calcext:value-type="float">
            <text:p>7779740</text:p>
          </table:table-cell>
          <table:table-cell/>
          <table:table-cell table:formula="of:=([.E11]=[.I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6-s227708629c5589947.ukp</text:p>
          </table:table-cell>
          <table:table-cell office:value-type="float" office:value="0.0702057" calcext:value-type="float">
            <text:p>0.0702057</text:p>
          </table:table-cell>
          <table:table-cell office:value-type="float" office:value="0.13" calcext:value-type="float">
            <text:p>0.13</text:p>
          </table:table-cell>
          <table:table-cell office:value-type="float" office:value="139952" calcext:value-type="float">
            <text:p>139952</text:p>
          </table:table-cell>
          <table:table-cell office:value-type="float" office:value="5589947" calcext:value-type="float">
            <text:p>5589947</text:p>
          </table:table-cell>
          <table:table-cell table:number-columns-repeated="2" office:value-type="float" office:value="14.74" calcext:value-type="float">
            <text:p>14.74</text:p>
          </table:table-cell>
          <table:table-cell office:value-type="float" office:value="18972" calcext:value-type="float">
            <text:p>18972</text:p>
          </table:table-cell>
          <table:table-cell office:value-type="float" office:value="5589947" calcext:value-type="float">
            <text:p>5589947</text:p>
          </table:table-cell>
          <table:table-cell/>
          <table:table-cell table:formula="of:=([.E12]=[.I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7-s177710744c5775002.ukp</text:p>
          </table:table-cell>
          <table:table-cell office:value-type="float" office:value="0.0826839" calcext:value-type="float">
            <text:p>0.0826839</text:p>
          </table:table-cell>
          <table:table-cell office:value-type="float" office:value="0.21" calcext:value-type="float">
            <text:p>0.21</text:p>
          </table:table-cell>
          <table:table-cell office:value-type="float" office:value="152180" calcext:value-type="float">
            <text:p>152180</text:p>
          </table:table-cell>
          <table:table-cell office:value-type="float" office:value="5775002" calcext:value-type="float">
            <text:p>5775002</text:p>
          </table:table-cell>
          <table:table-cell office:value-type="float" office:value="14.70667" calcext:value-type="float">
            <text:p>14.70667</text:p>
          </table:table-cell>
          <table:table-cell office:value-type="float" office:value="14.71" calcext:value-type="float">
            <text:p>14.71</text:p>
          </table:table-cell>
          <table:table-cell office:value-type="float" office:value="25576" calcext:value-type="float">
            <text:p>25576</text:p>
          </table:table-cell>
          <table:table-cell office:value-type="float" office:value="5775002" calcext:value-type="float">
            <text:p>5775002</text:p>
          </table:table-cell>
          <table:table-cell/>
          <table:table-cell table:formula="of:=([.E13]=[.I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2-s528806317c9883612.ukp</text:p>
          </table:table-cell>
          <table:table-cell office:value-type="float" office:value="0.0758669" calcext:value-type="float">
            <text:p>0.0758669</text:p>
          </table:table-cell>
          <table:table-cell office:value-type="float" office:value="0.15" calcext:value-type="float">
            <text:p>0.15</text:p>
          </table:table-cell>
          <table:table-cell office:value-type="float" office:value="240528" calcext:value-type="float">
            <text:p>240528</text:p>
          </table:table-cell>
          <table:table-cell office:value-type="float" office:value="9883612" calcext:value-type="float">
            <text:p>9883612</text:p>
          </table:table-cell>
          <table:table-cell office:value-type="float" office:value="13.48333" calcext:value-type="float">
            <text:p>13.48333</text:p>
          </table:table-cell>
          <table:table-cell office:value-type="float" office:value="13.48" calcext:value-type="float">
            <text:p>13.48</text:p>
          </table:table-cell>
          <table:table-cell office:value-type="float" office:value="18708" calcext:value-type="float">
            <text:p>18708</text:p>
          </table:table-cell>
          <table:table-cell office:value-type="float" office:value="9883612" calcext:value-type="float">
            <text:p>9883612</text:p>
          </table:table-cell>
          <table:table-cell/>
          <table:table-cell table:formula="of:=([.E14]=[.I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4-s721215008c8974925.ukp</text:p>
          </table:table-cell>
          <table:table-cell office:value-type="float" office:value="0.076039" calcext:value-type="float">
            <text:p>0.076039</text:p>
          </table:table-cell>
          <table:table-cell office:value-type="float" office:value="0.15" calcext:value-type="float">
            <text:p>0.15</text:p>
          </table:table-cell>
          <table:table-cell office:value-type="float" office:value="219256" calcext:value-type="float">
            <text:p>219256</text:p>
          </table:table-cell>
          <table:table-cell office:value-type="float" office:value="8974925" calcext:value-type="float">
            <text:p>8974925</text:p>
          </table:table-cell>
          <table:table-cell office:value-type="float" office:value="12.87667" calcext:value-type="float">
            <text:p>12.87667</text:p>
          </table:table-cell>
          <table:table-cell office:value-type="float" office:value="12.87" calcext:value-type="float">
            <text:p>12.87</text:p>
          </table:table-cell>
          <table:table-cell office:value-type="float" office:value="18832" calcext:value-type="float">
            <text:p>18832</text:p>
          </table:table-cell>
          <table:table-cell office:value-type="float" office:value="8974925" calcext:value-type="float">
            <text:p>8974925</text:p>
          </table:table-cell>
          <table:table-cell/>
          <table:table-cell table:formula="of:=([.E15]=[.I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5-s110877071c8754198.ukp</text:p>
          </table:table-cell>
          <table:table-cell office:value-type="float" office:value="0.0903681" calcext:value-type="float">
            <text:p>0.0903681</text:p>
          </table:table-cell>
          <table:table-cell office:value-type="float" office:value="0.23" calcext:value-type="float">
            <text:p>0.23</text:p>
          </table:table-cell>
          <table:table-cell office:value-type="float" office:value="222048" calcext:value-type="float">
            <text:p>222048</text:p>
          </table:table-cell>
          <table:table-cell office:value-type="float" office:value="8754198" calcext:value-type="float">
            <text:p>8754198</text:p>
          </table:table-cell>
          <table:table-cell office:value-type="float" office:value="12.45667" calcext:value-type="float">
            <text:p>12.45667</text:p>
          </table:table-cell>
          <table:table-cell office:value-type="float" office:value="12.46" calcext:value-type="float">
            <text:p>12.46</text:p>
          </table:table-cell>
          <table:table-cell office:value-type="float" office:value="24588" calcext:value-type="float">
            <text:p>24588</text:p>
          </table:table-cell>
          <table:table-cell office:value-type="float" office:value="8754198" calcext:value-type="float">
            <text:p>8754198</text:p>
          </table:table-cell>
          <table:table-cell/>
          <table:table-cell table:formula="of:=([.E16]=[.I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0-s827183242c7127247.ukp</text:p>
          </table:table-cell>
          <table:table-cell office:value-type="float" office:value="0.0704177" calcext:value-type="float">
            <text:p>0.0704177</text:p>
          </table:table-cell>
          <table:table-cell office:value-type="float" office:value="0.13" calcext:value-type="float">
            <text:p>0.13</text:p>
          </table:table-cell>
          <table:table-cell office:value-type="float" office:value="176060" calcext:value-type="float">
            <text:p>176060</text:p>
          </table:table-cell>
          <table:table-cell office:value-type="float" office:value="7127247" calcext:value-type="float">
            <text:p>7127247</text:p>
          </table:table-cell>
          <table:table-cell office:value-type="float" office:value="6.51" calcext:value-type="float">
            <text:p>6.51</text:p>
          </table:table-cell>
          <table:table-cell office:value-type="float" office:value="6.5" calcext:value-type="float">
            <text:p>6.5</text:p>
          </table:table-cell>
          <table:table-cell office:value-type="float" office:value="15804" calcext:value-type="float">
            <text:p>15804</text:p>
          </table:table-cell>
          <table:table-cell office:value-type="float" office:value="7127247" calcext:value-type="float">
            <text:p>7127247</text:p>
          </table:table-cell>
          <table:table-cell/>
          <table:table-cell table:formula="of:=([.E17]=[.I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3-s780179313c8698706.ukp</text:p>
          </table:table-cell>
          <table:table-cell office:value-type="float" office:value="0.0371211" calcext:value-type="float">
            <text:p>0.0371211</text:p>
          </table:table-cell>
          <table:table-cell office:value-type="float" office:value="0.08" calcext:value-type="float">
            <text:p>0.08</text:p>
          </table:table-cell>
          <table:table-cell office:value-type="float" office:value="212700" calcext:value-type="float">
            <text:p>212700</text:p>
          </table:table-cell>
          <table:table-cell office:value-type="float" office:value="8698706" calcext:value-type="float">
            <text:p>8698706</text:p>
          </table:table-cell>
          <table:table-cell office:value-type="float" office:value="6.33333" calcext:value-type="float">
            <text:p>6.33333</text:p>
          </table:table-cell>
          <table:table-cell office:value-type="float" office:value="6.33" calcext:value-type="float">
            <text:p>6.33</text:p>
          </table:table-cell>
          <table:table-cell office:value-type="float" office:value="15248" calcext:value-type="float">
            <text:p>15248</text:p>
          </table:table-cell>
          <table:table-cell office:value-type="float" office:value="8698706" calcext:value-type="float">
            <text:p>8698706</text:p>
          </table:table-cell>
          <table:table-cell/>
          <table:table-cell table:formula="of:=([.E18]=[.I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1-s843367405c9396463.ukp</text:p>
          </table:table-cell>
          <table:table-cell office:value-type="float" office:value="0.038275" calcext:value-type="float">
            <text:p>0.038275</text:p>
          </table:table-cell>
          <table:table-cell office:value-type="float" office:value="0.09" calcext:value-type="float">
            <text:p>0.09</text:p>
          </table:table-cell>
          <table:table-cell office:value-type="float" office:value="229056" calcext:value-type="float">
            <text:p>229056</text:p>
          </table:table-cell>
          <table:table-cell office:value-type="float" office:value="9396463" calcext:value-type="float">
            <text:p>9396463</text:p>
          </table:table-cell>
          <table:table-cell office:value-type="float" office:value="6.28667" calcext:value-type="float">
            <text:p>6.28667</text:p>
          </table:table-cell>
          <table:table-cell office:value-type="float" office:value="6.28" calcext:value-type="float">
            <text:p>6.28</text:p>
          </table:table-cell>
          <table:table-cell office:value-type="float" office:value="15460" calcext:value-type="float">
            <text:p>15460</text:p>
          </table:table-cell>
          <table:table-cell office:value-type="float" office:value="9396463" calcext:value-type="float">
            <text:p>9396463</text:p>
          </table:table-cell>
          <table:table-cell/>
          <table:table-cell table:formula="of:=([.E19]=[.I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5-s110877071c6724224.ukp</text:p>
          </table:table-cell>
          <table:table-cell office:value-type="float" office:value="0.0731862" calcext:value-type="float">
            <text:p>0.0731862</text:p>
          </table:table-cell>
          <table:table-cell office:value-type="float" office:value="0.14" calcext:value-type="float">
            <text:p>0.14</text:p>
          </table:table-cell>
          <table:table-cell office:value-type="float" office:value="166412" calcext:value-type="float">
            <text:p>166412</text:p>
          </table:table-cell>
          <table:table-cell office:value-type="float" office:value="6724224" calcext:value-type="float">
            <text:p>6724224</text:p>
          </table:table-cell>
          <table:table-cell office:value-type="float" office:value="6.15" calcext:value-type="float">
            <text:p>6.15</text:p>
          </table:table-cell>
          <table:table-cell office:value-type="float" office:value="6.16" calcext:value-type="float">
            <text:p>6.16</text:p>
          </table:table-cell>
          <table:table-cell office:value-type="float" office:value="15636" calcext:value-type="float">
            <text:p>15636</text:p>
          </table:table-cell>
          <table:table-cell office:value-type="float" office:value="6724224" calcext:value-type="float">
            <text:p>6724224</text:p>
          </table:table-cell>
          <table:table-cell/>
          <table:table-cell table:formula="of:=([.E20]=[.I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4-s721215008c9260285.ukp</text:p>
          </table:table-cell>
          <table:table-cell office:value-type="float" office:value="0.0767897" calcext:value-type="float">
            <text:p>0.0767897</text:p>
          </table:table-cell>
          <table:table-cell office:value-type="float" office:value="0.21" calcext:value-type="float">
            <text:p>0.21</text:p>
          </table:table-cell>
          <table:table-cell office:value-type="float" office:value="226928" calcext:value-type="float">
            <text:p>226928</text:p>
          </table:table-cell>
          <table:table-cell office:value-type="float" office:value="9260285" calcext:value-type="float">
            <text:p>9260285</text:p>
          </table:table-cell>
          <table:table-cell office:value-type="float" office:value="5.87333" calcext:value-type="float">
            <text:p>5.87333</text:p>
          </table:table-cell>
          <table:table-cell office:value-type="float" office:value="5.88" calcext:value-type="float">
            <text:p>5.88</text:p>
          </table:table-cell>
          <table:table-cell office:value-type="float" office:value="21212" calcext:value-type="float">
            <text:p>21212</text:p>
          </table:table-cell>
          <table:table-cell office:value-type="float" office:value="9260285" calcext:value-type="float">
            <text:p>9260285</text:p>
          </table:table-cell>
          <table:table-cell/>
          <table:table-cell table:formula="of:=([.E21]=[.I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0-s827183242c6386298.ukp</text:p>
          </table:table-cell>
          <table:table-cell office:value-type="float" office:value="0.0340754" calcext:value-type="float">
            <text:p>0.0340754</text:p>
          </table:table-cell>
          <table:table-cell office:value-type="float" office:value="0.07" calcext:value-type="float">
            <text:p>0.07</text:p>
          </table:table-cell>
          <table:table-cell office:value-type="float" office:value="158456" calcext:value-type="float">
            <text:p>158456</text:p>
          </table:table-cell>
          <table:table-cell office:value-type="float" office:value="6386298" calcext:value-type="float">
            <text:p>6386298</text:p>
          </table:table-cell>
          <table:table-cell office:value-type="float" office:value="5.70667" calcext:value-type="float">
            <text:p>5.70667</text:p>
          </table:table-cell>
          <table:table-cell office:value-type="float" office:value="5.71" calcext:value-type="float">
            <text:p>5.71</text:p>
          </table:table-cell>
          <table:table-cell office:value-type="float" office:value="15240" calcext:value-type="float">
            <text:p>15240</text:p>
          </table:table-cell>
          <table:table-cell office:value-type="float" office:value="6386298" calcext:value-type="float">
            <text:p>6386298</text:p>
          </table:table-cell>
          <table:table-cell/>
          <table:table-cell table:formula="of:=([.E22]=[.I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7-s177710744c5691642.ukp</text:p>
          </table:table-cell>
          <table:table-cell office:value-type="float" office:value="0.0333809" calcext:value-type="float">
            <text:p>0.0333809</text:p>
          </table:table-cell>
          <table:table-cell office:value-type="float" office:value="0.09" calcext:value-type="float">
            <text:p>0.09</text:p>
          </table:table-cell>
          <table:table-cell office:value-type="float" office:value="150200" calcext:value-type="float">
            <text:p>150200</text:p>
          </table:table-cell>
          <table:table-cell office:value-type="float" office:value="5691642" calcext:value-type="float">
            <text:p>5691642</text:p>
          </table:table-cell>
          <table:table-cell office:value-type="float" office:value="5.12333" calcext:value-type="float">
            <text:p>5.12333</text:p>
          </table:table-cell>
          <table:table-cell office:value-type="float" office:value="5.12" calcext:value-type="float">
            <text:p>5.12</text:p>
          </table:table-cell>
          <table:table-cell office:value-type="float" office:value="16400" calcext:value-type="float">
            <text:p>16400</text:p>
          </table:table-cell>
          <table:table-cell office:value-type="float" office:value="5691642" calcext:value-type="float">
            <text:p>5691642</text:p>
          </table:table-cell>
          <table:table-cell/>
          <table:table-cell table:formula="of:=([.E23]=[.I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1-s843367405c8281874.ukp</text:p>
          </table:table-cell>
          <table:table-cell office:value-type="float" office:value="0.0380752" calcext:value-type="float">
            <text:p>0.0380752</text:p>
          </table:table-cell>
          <table:table-cell office:value-type="float" office:value="0.11" calcext:value-type="float">
            <text:p>0.11</text:p>
          </table:table-cell>
          <table:table-cell office:value-type="float" office:value="210820" calcext:value-type="float">
            <text:p>210820</text:p>
          </table:table-cell>
          <table:table-cell office:value-type="float" office:value="8281874" calcext:value-type="float">
            <text:p>8281874</text:p>
          </table:table-cell>
          <table:table-cell office:value-type="float" office:value="4.96" calcext:value-type="float">
            <text:p>4.96</text:p>
          </table:table-cell>
          <table:table-cell office:value-type="float" office:value="4.97" calcext:value-type="float">
            <text:p>4.97</text:p>
          </table:table-cell>
          <table:table-cell office:value-type="float" office:value="15684" calcext:value-type="float">
            <text:p>15684</text:p>
          </table:table-cell>
          <table:table-cell office:value-type="float" office:value="8281874" calcext:value-type="float">
            <text:p>8281874</text:p>
          </table:table-cell>
          <table:table-cell/>
          <table:table-cell table:formula="of:=([.E24]=[.I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8-s991580855c8563122.ukp</text:p>
          </table:table-cell>
          <table:table-cell office:value-type="float" office:value="0.0383958" calcext:value-type="float">
            <text:p>0.0383958</text:p>
          </table:table-cell>
          <table:table-cell office:value-type="float" office:value="0.11" calcext:value-type="float">
            <text:p>0.11</text:p>
          </table:table-cell>
          <table:table-cell office:value-type="float" office:value="217472" calcext:value-type="float">
            <text:p>217472</text:p>
          </table:table-cell>
          <table:table-cell office:value-type="float" office:value="8563122" calcext:value-type="float">
            <text:p>8563122</text:p>
          </table:table-cell>
          <table:table-cell office:value-type="float" office:value="3.86333" calcext:value-type="float">
            <text:p>3.86333</text:p>
          </table:table-cell>
          <table:table-cell office:value-type="float" office:value="3.87" calcext:value-type="float">
            <text:p>3.87</text:p>
          </table:table-cell>
          <table:table-cell office:value-type="float" office:value="15536" calcext:value-type="float">
            <text:p>15536</text:p>
          </table:table-cell>
          <table:table-cell office:value-type="float" office:value="8563122" calcext:value-type="float">
            <text:p>8563122</text:p>
          </table:table-cell>
          <table:table-cell/>
          <table:table-cell table:formula="of:=([.E25]=[.I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6-s227708629c5564950.ukp</text:p>
          </table:table-cell>
          <table:table-cell office:value-type="float" office:value="0.0335836" calcext:value-type="float">
            <text:p>0.0335836</text:p>
          </table:table-cell>
          <table:table-cell office:value-type="float" office:value="0.09" calcext:value-type="float">
            <text:p>0.09</text:p>
          </table:table-cell>
          <table:table-cell office:value-type="float" office:value="147148" calcext:value-type="float">
            <text:p>147148</text:p>
          </table:table-cell>
          <table:table-cell office:value-type="float" office:value="5564950" calcext:value-type="float">
            <text:p>5564950</text:p>
          </table:table-cell>
          <table:table-cell office:value-type="float" office:value="3.78" calcext:value-type="float">
            <text:p>3.78</text:p>
          </table:table-cell>
          <table:table-cell office:value-type="float" office:value="3.79" calcext:value-type="float">
            <text:p>3.79</text:p>
          </table:table-cell>
          <table:table-cell office:value-type="float" office:value="15620" calcext:value-type="float">
            <text:p>15620</text:p>
          </table:table-cell>
          <table:table-cell office:value-type="float" office:value="5564950" calcext:value-type="float">
            <text:p>5564950</text:p>
          </table:table-cell>
          <table:table-cell/>
          <table:table-cell table:formula="of:=([.E26]=[.I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6-s227708629c8635351.ukp</text:p>
          </table:table-cell>
          <table:table-cell office:value-type="float" office:value="0.0372221" calcext:value-type="float">
            <text:p>0.0372221</text:p>
          </table:table-cell>
          <table:table-cell office:value-type="float" office:value="0.2" calcext:value-type="float">
            <text:p>0.2</text:p>
          </table:table-cell>
          <table:table-cell office:value-type="float" office:value="220120" calcext:value-type="float">
            <text:p>220120</text:p>
          </table:table-cell>
          <table:table-cell office:value-type="float" office:value="8635351" calcext:value-type="float">
            <text:p>8635351</text:p>
          </table:table-cell>
          <table:table-cell office:value-type="float" office:value="3.39667" calcext:value-type="float">
            <text:p>3.39667</text:p>
          </table:table-cell>
          <table:table-cell office:value-type="float" office:value="3.41" calcext:value-type="float">
            <text:p>3.41</text:p>
          </table:table-cell>
          <table:table-cell office:value-type="float" office:value="20880" calcext:value-type="float">
            <text:p>20880</text:p>
          </table:table-cell>
          <table:table-cell office:value-type="float" office:value="8635351" calcext:value-type="float">
            <text:p>8635351</text:p>
          </table:table-cell>
          <table:table-cell/>
          <table:table-cell table:formula="of:=([.E27]=[.I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2-s528806317c5753656.ukp</text:p>
          </table:table-cell>
          <table:table-cell office:value-type="float" office:value="0.0347811" calcext:value-type="float">
            <text:p>0.0347811</text:p>
          </table:table-cell>
          <table:table-cell office:value-type="float" office:value="0.1" calcext:value-type="float">
            <text:p>0.1</text:p>
          </table:table-cell>
          <table:table-cell office:value-type="float" office:value="151592" calcext:value-type="float">
            <text:p>151592</text:p>
          </table:table-cell>
          <table:table-cell office:value-type="float" office:value="5753656" calcext:value-type="float">
            <text:p>5753656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4372" calcext:value-type="float">
            <text:p>14372</text:p>
          </table:table-cell>
          <table:table-cell office:value-type="float" office:value="5753656" calcext:value-type="float">
            <text:p>5753656</text:p>
          </table:table-cell>
          <table:table-cell/>
          <table:table-cell table:formula="of:=([.E28]=[.I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4-s721215008c9947444.ukp</text:p>
          </table:table-cell>
          <table:table-cell office:value-type="float" office:value="0.0404511" calcext:value-type="float">
            <text:p>0.0404511</text:p>
          </table:table-cell>
          <table:table-cell office:value-type="float" office:value="0.11" calcext:value-type="float">
            <text:p>0.11</text:p>
          </table:table-cell>
          <table:table-cell office:value-type="float" office:value="249852" calcext:value-type="float">
            <text:p>249852</text:p>
          </table:table-cell>
          <table:table-cell office:value-type="float" office:value="9947444" calcext:value-type="float">
            <text:p>9947444</text:p>
          </table:table-cell>
          <table:table-cell office:value-type="float" office:value="2.81333" calcext:value-type="float">
            <text:p>2.81333</text:p>
          </table:table-cell>
          <table:table-cell office:value-type="float" office:value="2.82" calcext:value-type="float">
            <text:p>2.82</text:p>
          </table:table-cell>
          <table:table-cell office:value-type="float" office:value="14376" calcext:value-type="float">
            <text:p>14376</text:p>
          </table:table-cell>
          <table:table-cell office:value-type="float" office:value="9947444" calcext:value-type="float">
            <text:p>9947444</text:p>
          </table:table-cell>
          <table:table-cell/>
          <table:table-cell table:formula="of:=([.E29]=[.I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8-s991580855c6901358.ukp</text:p>
          </table:table-cell>
          <table:table-cell office:value-type="float" office:value="0.0729536" calcext:value-type="float">
            <text:p>0.0729536</text:p>
          </table:table-cell>
          <table:table-cell office:value-type="float" office:value="0.14" calcext:value-type="float">
            <text:p>0.14</text:p>
          </table:table-cell>
          <table:table-cell office:value-type="float" office:value="170840" calcext:value-type="float">
            <text:p>170840</text:p>
          </table:table-cell>
          <table:table-cell office:value-type="float" office:value="6901358" calcext:value-type="float">
            <text:p>6901358</text:p>
          </table:table-cell>
          <table:table-cell office:value-type="float" office:value="2.74333" calcext:value-type="float">
            <text:p>2.74333</text:p>
          </table:table-cell>
          <table:table-cell office:value-type="float" office:value="2.74" calcext:value-type="float">
            <text:p>2.74</text:p>
          </table:table-cell>
          <table:table-cell office:value-type="float" office:value="14216" calcext:value-type="float">
            <text:p>14216</text:p>
          </table:table-cell>
          <table:table-cell office:value-type="float" office:value="6901358" calcext:value-type="float">
            <text:p>6901358</text:p>
          </table:table-cell>
          <table:table-cell/>
          <table:table-cell table:formula="of:=([.E30]=[.I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7-s177710744c9999614.ukp</text:p>
          </table:table-cell>
          <table:table-cell office:value-type="float" office:value="0.0376501" calcext:value-type="float">
            <text:p>0.0376501</text:p>
          </table:table-cell>
          <table:table-cell office:value-type="float" office:value="0.09" calcext:value-type="float">
            <text:p>0.09</text:p>
          </table:table-cell>
          <table:table-cell office:value-type="float" office:value="251160" calcext:value-type="float">
            <text:p>251160</text:p>
          </table:table-cell>
          <table:table-cell office:value-type="float" office:value="9999614" calcext:value-type="float">
            <text:p>9999614</text:p>
          </table:table-cell>
          <table:table-cell office:value-type="float" office:value="2.42333" calcext:value-type="float">
            <text:p>2.42333</text:p>
          </table:table-cell>
          <table:table-cell office:value-type="float" office:value="2.42" calcext:value-type="float">
            <text:p>2.42</text:p>
          </table:table-cell>
          <table:table-cell office:value-type="float" office:value="12896" calcext:value-type="float">
            <text:p>12896</text:p>
          </table:table-cell>
          <table:table-cell office:value-type="float" office:value="9999614" calcext:value-type="float">
            <text:p>9999614</text:p>
          </table:table-cell>
          <table:table-cell/>
          <table:table-cell table:formula="of:=([.E31]=[.I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0-s827183242c8590109.ukp</text:p>
          </table:table-cell>
          <table:table-cell office:value-type="float" office:value="0.0360499" calcext:value-type="float">
            <text:p>0.0360499</text:p>
          </table:table-cell>
          <table:table-cell office:value-type="float" office:value="0.08" calcext:value-type="float">
            <text:p>0.08</text:p>
          </table:table-cell>
          <table:table-cell office:value-type="float" office:value="218144" calcext:value-type="float">
            <text:p>218144</text:p>
          </table:table-cell>
          <table:table-cell office:value-type="float" office:value="8590109" calcext:value-type="float">
            <text:p>8590109</text:p>
          </table:table-cell>
          <table:table-cell office:value-type="float" office:value="2.26667" calcext:value-type="float">
            <text:p>2.26667</text:p>
          </table:table-cell>
          <table:table-cell office:value-type="float" office:value="2.27" calcext:value-type="float">
            <text:p>2.27</text:p>
          </table:table-cell>
          <table:table-cell office:value-type="float" office:value="12920" calcext:value-type="float">
            <text:p>12920</text:p>
          </table:table-cell>
          <table:table-cell office:value-type="float" office:value="8590109" calcext:value-type="float">
            <text:p>8590109</text:p>
          </table:table-cell>
          <table:table-cell/>
          <table:table-cell table:formula="of:=([.E32]=[.I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4-s721215008c7122103.ukp</text:p>
          </table:table-cell>
          <table:table-cell office:value-type="float" office:value="0.0270904" calcext:value-type="float">
            <text:p>0.0270904</text:p>
          </table:table-cell>
          <table:table-cell office:value-type="float" office:value="0.09" calcext:value-type="float">
            <text:p>0.09</text:p>
          </table:table-cell>
          <table:table-cell office:value-type="float" office:value="176992" calcext:value-type="float">
            <text:p>176992</text:p>
          </table:table-cell>
          <table:table-cell office:value-type="float" office:value="7122103" calcext:value-type="float">
            <text:p>7122103</text:p>
          </table:table-cell>
          <table:table-cell office:value-type="float" office:value="1.79667" calcext:value-type="float">
            <text:p>1.79667</text:p>
          </table:table-cell>
          <table:table-cell office:value-type="float" office:value="1.8" calcext:value-type="float">
            <text:p>1.8</text:p>
          </table:table-cell>
          <table:table-cell office:value-type="float" office:value="11960" calcext:value-type="float">
            <text:p>11960</text:p>
          </table:table-cell>
          <table:table-cell office:value-type="float" office:value="7122103" calcext:value-type="float">
            <text:p>7122103</text:p>
          </table:table-cell>
          <table:table-cell/>
          <table:table-cell table:formula="of:=([.E33]=[.I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3-s780179313c9830532.ukp</text:p>
          </table:table-cell>
          <table:table-cell office:value-type="float" office:value="0.0398089" calcext:value-type="float">
            <text:p>0.0398089</text:p>
          </table:table-cell>
          <table:table-cell office:value-type="float" office:value="0.11" calcext:value-type="float">
            <text:p>0.11</text:p>
          </table:table-cell>
          <table:table-cell office:value-type="float" office:value="247140" calcext:value-type="float">
            <text:p>247140</text:p>
          </table:table-cell>
          <table:table-cell office:value-type="float" office:value="9830532" calcext:value-type="float">
            <text:p>9830532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12136" calcext:value-type="float">
            <text:p>12136</text:p>
          </table:table-cell>
          <table:table-cell office:value-type="float" office:value="9830532" calcext:value-type="float">
            <text:p>9830532</text:p>
          </table:table-cell>
          <table:table-cell/>
          <table:table-cell table:formula="of:=([.E34]=[.I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5-s110877071c7223736.ukp</text:p>
          </table:table-cell>
          <table:table-cell office:value-type="float" office:value="0.0358344" calcext:value-type="float">
            <text:p>0.0358344</text:p>
          </table:table-cell>
          <table:table-cell office:value-type="float" office:value="0.1" calcext:value-type="float">
            <text:p>0.1</text:p>
          </table:table-cell>
          <table:table-cell office:value-type="float" office:value="186052" calcext:value-type="float">
            <text:p>186052</text:p>
          </table:table-cell>
          <table:table-cell office:value-type="float" office:value="7223736" calcext:value-type="float">
            <text:p>7223736</text:p>
          </table:table-cell>
          <table:table-cell office:value-type="float" office:value="1.56667" calcext:value-type="float">
            <text:p>1.56667</text:p>
          </table:table-cell>
          <table:table-cell office:value-type="float" office:value="1.57" calcext:value-type="float">
            <text:p>1.57</text:p>
          </table:table-cell>
          <table:table-cell office:value-type="float" office:value="13104" calcext:value-type="float">
            <text:p>13104</text:p>
          </table:table-cell>
          <table:table-cell office:value-type="float" office:value="7223736" calcext:value-type="float">
            <text:p>7223736</text:p>
          </table:table-cell>
          <table:table-cell/>
          <table:table-cell table:formula="of:=([.E35]=[.I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3-s780179313c6203981.ukp</text:p>
          </table:table-cell>
          <table:table-cell office:value-type="float" office:value="0.0223179" calcext:value-type="float">
            <text:p>0.0223179</text:p>
          </table:table-cell>
          <table:table-cell office:value-type="float" office:value="0.08" calcext:value-type="float">
            <text:p>0.08</text:p>
          </table:table-cell>
          <table:table-cell office:value-type="float" office:value="163244" calcext:value-type="float">
            <text:p>163244</text:p>
          </table:table-cell>
          <table:table-cell office:value-type="float" office:value="6203981" calcext:value-type="float">
            <text:p>6203981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12976" calcext:value-type="float">
            <text:p>12976</text:p>
          </table:table-cell>
          <table:table-cell office:value-type="float" office:value="6203981" calcext:value-type="float">
            <text:p>6203981</text:p>
          </table:table-cell>
          <table:table-cell/>
          <table:table-cell table:formula="of:=([.E36]=[.I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5-s110877071c6459412.ukp</text:p>
          </table:table-cell>
          <table:table-cell office:value-type="float" office:value="0.0328514" calcext:value-type="float">
            <text:p>0.0328514</text:p>
          </table:table-cell>
          <table:table-cell office:value-type="float" office:value="0.07" calcext:value-type="float">
            <text:p>0.07</text:p>
          </table:table-cell>
          <table:table-cell office:value-type="float" office:value="168068" calcext:value-type="float">
            <text:p>168068</text:p>
          </table:table-cell>
          <table:table-cell office:value-type="float" office:value="6459412" calcext:value-type="float">
            <text:p>6459412</text:p>
          </table:table-cell>
          <table:table-cell office:value-type="float" office:value="1.44667" calcext:value-type="float">
            <text:p>1.44667</text:p>
          </table:table-cell>
          <table:table-cell office:value-type="float" office:value="1.44" calcext:value-type="float">
            <text:p>1.44</text:p>
          </table:table-cell>
          <table:table-cell office:value-type="float" office:value="11016" calcext:value-type="float">
            <text:p>11016</text:p>
          </table:table-cell>
          <table:table-cell office:value-type="float" office:value="6459412" calcext:value-type="float">
            <text:p>6459412</text:p>
          </table:table-cell>
          <table:table-cell/>
          <table:table-cell table:formula="of:=([.E37]=[.I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5-s110877071c6496143.ukp</text:p>
          </table:table-cell>
          <table:table-cell office:value-type="float" office:value="0.0201582" calcext:value-type="float">
            <text:p>0.0201582</text:p>
          </table:table-cell>
          <table:table-cell office:value-type="float" office:value="0.06" calcext:value-type="float">
            <text:p>0.06</text:p>
          </table:table-cell>
          <table:table-cell office:value-type="float" office:value="162244" calcext:value-type="float">
            <text:p>162244</text:p>
          </table:table-cell>
          <table:table-cell office:value-type="float" office:value="6496143" calcext:value-type="float">
            <text:p>6496143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0208" calcext:value-type="float">
            <text:p>10208</text:p>
          </table:table-cell>
          <table:table-cell office:value-type="float" office:value="6496143" calcext:value-type="float">
            <text:p>6496143</text:p>
          </table:table-cell>
          <table:table-cell/>
          <table:table-cell table:formula="of:=([.E38]=[.I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1-s843367405c6636621.ukp</text:p>
          </table:table-cell>
          <table:table-cell office:value-type="float" office:value="0.0201816" calcext:value-type="float">
            <text:p>0.0201816</text:p>
          </table:table-cell>
          <table:table-cell office:value-type="float" office:value="0.07" calcext:value-type="float">
            <text:p>0.07</text:p>
          </table:table-cell>
          <table:table-cell office:value-type="float" office:value="165672" calcext:value-type="float">
            <text:p>165672</text:p>
          </table:table-cell>
          <table:table-cell office:value-type="float" office:value="6636621" calcext:value-type="float">
            <text:p>6636621</text:p>
          </table:table-cell>
          <table:table-cell office:value-type="float" office:value="1.11667" calcext:value-type="float">
            <text:p>1.11667</text:p>
          </table:table-cell>
          <table:table-cell office:value-type="float" office:value="1.11" calcext:value-type="float">
            <text:p>1.11</text:p>
          </table:table-cell>
          <table:table-cell office:value-type="float" office:value="10140" calcext:value-type="float">
            <text:p>10140</text:p>
          </table:table-cell>
          <table:table-cell office:value-type="float" office:value="6636621" calcext:value-type="float">
            <text:p>6636621</text:p>
          </table:table-cell>
          <table:table-cell/>
          <table:table-cell table:formula="of:=([.E39]=[.I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1-s843367405c6203902.ukp</text:p>
          </table:table-cell>
          <table:table-cell office:value-type="float" office:value="0.0329201" calcext:value-type="float">
            <text:p>0.0329201</text:p>
          </table:table-cell>
          <table:table-cell office:value-type="float" office:value="0.16" calcext:value-type="float">
            <text:p>0.16</text:p>
          </table:table-cell>
          <table:table-cell office:value-type="float" office:value="163212" calcext:value-type="float">
            <text:p>163212</text:p>
          </table:table-cell>
          <table:table-cell office:value-type="float" office:value="6203902" calcext:value-type="float">
            <text:p>6203902</text:p>
          </table:table-cell>
          <table:table-cell office:value-type="float" office:value="1.02667" calcext:value-type="float">
            <text:p>1.02667</text:p>
          </table:table-cell>
          <table:table-cell office:value-type="float" office:value="1.03" calcext:value-type="float">
            <text:p>1.03</text:p>
          </table:table-cell>
          <table:table-cell office:value-type="float" office:value="17984" calcext:value-type="float">
            <text:p>17984</text:p>
          </table:table-cell>
          <table:table-cell office:value-type="float" office:value="6203902" calcext:value-type="float">
            <text:p>6203902</text:p>
          </table:table-cell>
          <table:table-cell/>
          <table:table-cell table:formula="of:=([.E40]=[.I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2-s528806317c9789819.ukp</text:p>
          </table:table-cell>
          <table:table-cell office:value-type="float" office:value="0.0248124" calcext:value-type="float">
            <text:p>0.0248124</text:p>
          </table:table-cell>
          <table:table-cell office:value-type="float" office:value="0.08" calcext:value-type="float">
            <text:p>0.08</text:p>
          </table:table-cell>
          <table:table-cell office:value-type="float" office:value="239568" calcext:value-type="float">
            <text:p>239568</text:p>
          </table:table-cell>
          <table:table-cell office:value-type="float" office:value="9789819" calcext:value-type="float">
            <text:p>9789819</text:p>
          </table:table-cell>
          <table:table-cell office:value-type="float" office:value="0.98667" calcext:value-type="float">
            <text:p>0.98667</text:p>
          </table:table-cell>
          <table:table-cell office:value-type="float" office:value="0.98" calcext:value-type="float">
            <text:p>0.98</text:p>
          </table:table-cell>
          <table:table-cell office:value-type="float" office:value="9504" calcext:value-type="float">
            <text:p>9504</text:p>
          </table:table-cell>
          <table:table-cell office:value-type="float" office:value="9789819" calcext:value-type="float">
            <text:p>9789819</text:p>
          </table:table-cell>
          <table:table-cell/>
          <table:table-cell table:formula="of:=([.E41]=[.I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0-s827183242c6721457.ukp</text:p>
          </table:table-cell>
          <table:table-cell office:value-type="float" office:value="0.0230636" calcext:value-type="float">
            <text:p>0.0230636</text:p>
          </table:table-cell>
          <table:table-cell office:value-type="float" office:value="0.08" calcext:value-type="float">
            <text:p>0.08</text:p>
          </table:table-cell>
          <table:table-cell office:value-type="float" office:value="175228" calcext:value-type="float">
            <text:p>175228</text:p>
          </table:table-cell>
          <table:table-cell office:value-type="float" office:value="6721457" calcext:value-type="float">
            <text:p>6721457</text:p>
          </table:table-cell>
          <table:table-cell office:value-type="float" office:value="0.96333" calcext:value-type="float">
            <text:p>0.96333</text:p>
          </table:table-cell>
          <table:table-cell office:value-type="float" office:value="0.96" calcext:value-type="float">
            <text:p>0.96</text:p>
          </table:table-cell>
          <table:table-cell office:value-type="float" office:value="10256" calcext:value-type="float">
            <text:p>10256</text:p>
          </table:table-cell>
          <table:table-cell office:value-type="float" office:value="6721457" calcext:value-type="float">
            <text:p>6721457</text:p>
          </table:table-cell>
          <table:table-cell/>
          <table:table-cell table:formula="of:=([.E42]=[.I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9-s126456688c9703050.ukp</text:p>
          </table:table-cell>
          <table:table-cell office:value-type="float" office:value="0.0388652" calcext:value-type="float">
            <text:p>0.0388652</text:p>
          </table:table-cell>
          <table:table-cell office:value-type="float" office:value="0.18" calcext:value-type="float">
            <text:p>0.18</text:p>
          </table:table-cell>
          <table:table-cell office:value-type="float" office:value="245552" calcext:value-type="float">
            <text:p>245552</text:p>
          </table:table-cell>
          <table:table-cell office:value-type="float" office:value="9703050" calcext:value-type="float">
            <text:p>9703050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17500" calcext:value-type="float">
            <text:p>17500</text:p>
          </table:table-cell>
          <table:table-cell office:value-type="float" office:value="9703050" calcext:value-type="float">
            <text:p>9703050</text:p>
          </table:table-cell>
          <table:table-cell/>
          <table:table-cell table:formula="of:=([.E43]=[.I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5-s110877071c5607406.ukp</text:p>
          </table:table-cell>
          <table:table-cell office:value-type="float" office:value="0.0331557" calcext:value-type="float">
            <text:p>0.0331557</text:p>
          </table:table-cell>
          <table:table-cell office:value-type="float" office:value="0.07" calcext:value-type="float">
            <text:p>0.07</text:p>
          </table:table-cell>
          <table:table-cell office:value-type="float" office:value="140344" calcext:value-type="float">
            <text:p>140344</text:p>
          </table:table-cell>
          <table:table-cell office:value-type="float" office:value="5607406" calcext:value-type="float">
            <text:p>5607406</text:p>
          </table:table-cell>
          <table:table-cell office:value-type="float" office:value="0.89333" calcext:value-type="float">
            <text:p>0.89333</text:p>
          </table:table-cell>
          <table:table-cell office:value-type="float" office:value="0.89" calcext:value-type="float">
            <text:p>0.89</text:p>
          </table:table-cell>
          <table:table-cell office:value-type="float" office:value="9136" calcext:value-type="float">
            <text:p>9136</text:p>
          </table:table-cell>
          <table:table-cell office:value-type="float" office:value="5607406" calcext:value-type="float">
            <text:p>5607406</text:p>
          </table:table-cell>
          <table:table-cell/>
          <table:table-cell table:formula="of:=([.E44]=[.I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7-s177710744c8534173.ukp</text:p>
          </table:table-cell>
          <table:table-cell office:value-type="float" office:value="0.0258245" calcext:value-type="float">
            <text:p>0.0258245</text:p>
          </table:table-cell>
          <table:table-cell office:value-type="float" office:value="0.09" calcext:value-type="float">
            <text:p>0.09</text:p>
          </table:table-cell>
          <table:table-cell office:value-type="float" office:value="217920" calcext:value-type="float">
            <text:p>217920</text:p>
          </table:table-cell>
          <table:table-cell office:value-type="float" office:value="8534173" calcext:value-type="float">
            <text:p>8534173</text:p>
          </table:table-cell>
          <table:table-cell office:value-type="float" office:value="0.84667" calcext:value-type="float">
            <text:p>0.84667</text:p>
          </table:table-cell>
          <table:table-cell office:value-type="float" office:value="0.85" calcext:value-type="float">
            <text:p>0.85</text:p>
          </table:table-cell>
          <table:table-cell office:value-type="float" office:value="11896" calcext:value-type="float">
            <text:p>11896</text:p>
          </table:table-cell>
          <table:table-cell office:value-type="float" office:value="8534173" calcext:value-type="float">
            <text:p>8534173</text:p>
          </table:table-cell>
          <table:table-cell/>
          <table:table-cell table:formula="of:=([.E45]=[.I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3-s780179313c8602993.ukp</text:p>
          </table:table-cell>
          <table:table-cell office:value-type="float" office:value="0.0367474" calcext:value-type="float">
            <text:p>0.0367474</text:p>
          </table:table-cell>
          <table:table-cell office:value-type="float" office:value="0.2" calcext:value-type="float">
            <text:p>0.2</text:p>
          </table:table-cell>
          <table:table-cell office:value-type="float" office:value="219440" calcext:value-type="float">
            <text:p>219440</text:p>
          </table:table-cell>
          <table:table-cell office:value-type="float" office:value="8602993" calcext:value-type="float">
            <text:p>8602993</text:p>
          </table:table-cell>
          <table:table-cell office:value-type="float" office:value="0.78667" calcext:value-type="float">
            <text:p>0.78667</text:p>
          </table:table-cell>
          <table:table-cell office:value-type="float" office:value="0.79" calcext:value-type="float">
            <text:p>0.79</text:p>
          </table:table-cell>
          <table:table-cell office:value-type="float" office:value="17088" calcext:value-type="float">
            <text:p>17088</text:p>
          </table:table-cell>
          <table:table-cell office:value-type="float" office:value="8602993" calcext:value-type="float">
            <text:p>8602993</text:p>
          </table:table-cell>
          <table:table-cell/>
          <table:table-cell table:formula="of:=([.E46]=[.I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1-s843367405c9276533.ukp</text:p>
          </table:table-cell>
          <table:table-cell office:value-type="float" office:value="0.0273282" calcext:value-type="float">
            <text:p>0.0273282</text:p>
          </table:table-cell>
          <table:table-cell office:value-type="float" office:value="0.1" calcext:value-type="float">
            <text:p>0.1</text:p>
          </table:table-cell>
          <table:table-cell office:value-type="float" office:value="235324" calcext:value-type="float">
            <text:p>235324</text:p>
          </table:table-cell>
          <table:table-cell office:value-type="float" office:value="9276533" calcext:value-type="float">
            <text:p>927653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1152" calcext:value-type="float">
            <text:p>11152</text:p>
          </table:table-cell>
          <table:table-cell office:value-type="float" office:value="9276533" calcext:value-type="float">
            <text:p>9276533</text:p>
          </table:table-cell>
          <table:table-cell/>
          <table:table-cell table:formula="of:=([.E47]=[.I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4-s721215008c7136910.ukp</text:p>
          </table:table-cell>
          <table:table-cell office:value-type="float" office:value="0.0338652" calcext:value-type="float">
            <text:p>0.0338652</text:p>
          </table:table-cell>
          <table:table-cell office:value-type="float" office:value="0.08" calcext:value-type="float">
            <text:p>0.08</text:p>
          </table:table-cell>
          <table:table-cell office:value-type="float" office:value="183800" calcext:value-type="float">
            <text:p>183800</text:p>
          </table:table-cell>
          <table:table-cell office:value-type="float" office:value="7136910" calcext:value-type="float">
            <text:p>7136910</text:p>
          </table:table-cell>
          <table:table-cell office:value-type="float" office:value="0.69667" calcext:value-type="float">
            <text:p>0.69667</text:p>
          </table:table-cell>
          <table:table-cell office:value-type="float" office:value="0.69" calcext:value-type="float">
            <text:p>0.69</text:p>
          </table:table-cell>
          <table:table-cell office:value-type="float" office:value="9080" calcext:value-type="float">
            <text:p>9080</text:p>
          </table:table-cell>
          <table:table-cell office:value-type="float" office:value="7136910" calcext:value-type="float">
            <text:p>7136910</text:p>
          </table:table-cell>
          <table:table-cell/>
          <table:table-cell table:formula="of:=([.E48]=[.I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5-s110877071c5054794.ukp</text:p>
          </table:table-cell>
          <table:table-cell office:value-type="float" office:value="0.023524" calcext:value-type="float">
            <text:p>0.023524</text:p>
          </table:table-cell>
          <table:table-cell office:value-type="float" office:value="0.08" calcext:value-type="float">
            <text:p>0.08</text:p>
          </table:table-cell>
          <table:table-cell office:value-type="float" office:value="128736" calcext:value-type="float">
            <text:p>128736</text:p>
          </table:table-cell>
          <table:table-cell office:value-type="float" office:value="5054794" calcext:value-type="float">
            <text:p>5054794</text:p>
          </table:table-cell>
          <table:table-cell office:value-type="float" office:value="0.69333" calcext:value-type="float">
            <text:p>0.69333</text:p>
          </table:table-cell>
          <table:table-cell office:value-type="float" office:value="0.69" calcext:value-type="float">
            <text:p>0.69</text:p>
          </table:table-cell>
          <table:table-cell office:value-type="float" office:value="11304" calcext:value-type="float">
            <text:p>11304</text:p>
          </table:table-cell>
          <table:table-cell office:value-type="float" office:value="5054794" calcext:value-type="float">
            <text:p>5054794</text:p>
          </table:table-cell>
          <table:table-cell/>
          <table:table-cell table:formula="of:=([.E49]=[.I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6-s227708629c9447477.ukp</text:p>
          </table:table-cell>
          <table:table-cell office:value-type="float" office:value="0.0264812" calcext:value-type="float">
            <text:p>0.0264812</text:p>
          </table:table-cell>
          <table:table-cell office:value-type="float" office:value="0.08" calcext:value-type="float">
            <text:p>0.08</text:p>
          </table:table-cell>
          <table:table-cell office:value-type="float" office:value="239448" calcext:value-type="float">
            <text:p>239448</text:p>
          </table:table-cell>
          <table:table-cell office:value-type="float" office:value="9447477" calcext:value-type="float">
            <text:p>9447477</text:p>
          </table:table-cell>
          <table:table-cell office:value-type="float" office:value="0.55333" calcext:value-type="float">
            <text:p>0.55333</text:p>
          </table:table-cell>
          <table:table-cell office:value-type="float" office:value="0.55" calcext:value-type="float">
            <text:p>0.55</text:p>
          </table:table-cell>
          <table:table-cell office:value-type="float" office:value="9528" calcext:value-type="float">
            <text:p>9528</text:p>
          </table:table-cell>
          <table:table-cell office:value-type="float" office:value="9447477" calcext:value-type="float">
            <text:p>9447477</text:p>
          </table:table-cell>
          <table:table-cell/>
          <table:table-cell table:formula="of:=([.E50]=[.I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8-s991580855c5050915.ukp</text:p>
          </table:table-cell>
          <table:table-cell office:value-type="float" office:value="0.0200935" calcext:value-type="float">
            <text:p>0.0200935</text:p>
          </table:table-cell>
          <table:table-cell office:value-type="float" office:value="0.06" calcext:value-type="float">
            <text:p>0.06</text:p>
          </table:table-cell>
          <table:table-cell office:value-type="float" office:value="136148" calcext:value-type="float">
            <text:p>136148</text:p>
          </table:table-cell>
          <table:table-cell office:value-type="float" office:value="5050915" calcext:value-type="float">
            <text:p>5050915</text:p>
          </table:table-cell>
          <table:table-cell office:value-type="float" office:value="0.50667" calcext:value-type="float">
            <text:p>0.50667</text:p>
          </table:table-cell>
          <table:table-cell office:value-type="float" office:value="0.5" calcext:value-type="float">
            <text:p>0.5</text:p>
          </table:table-cell>
          <table:table-cell office:value-type="float" office:value="9128" calcext:value-type="float">
            <text:p>9128</text:p>
          </table:table-cell>
          <table:table-cell office:value-type="float" office:value="5050915" calcext:value-type="float">
            <text:p>5050915</text:p>
          </table:table-cell>
          <table:table-cell/>
          <table:table-cell table:formula="of:=([.E51]=[.I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3-s780179313c8629250.ukp</text:p>
          </table:table-cell>
          <table:table-cell office:value-type="float" office:value="0.0367584" calcext:value-type="float">
            <text:p>0.0367584</text:p>
          </table:table-cell>
          <table:table-cell office:value-type="float" office:value="0.08" calcext:value-type="float">
            <text:p>0.08</text:p>
          </table:table-cell>
          <table:table-cell office:value-type="float" office:value="218960" calcext:value-type="float">
            <text:p>218960</text:p>
          </table:table-cell>
          <table:table-cell office:value-type="float" office:value="8629250" calcext:value-type="float">
            <text:p>8629250</text:p>
          </table:table-cell>
          <table:table-cell office:value-type="float" office:value="0.49667" calcext:value-type="float">
            <text:p>0.49667</text:p>
          </table:table-cell>
          <table:table-cell office:value-type="float" office:value="0.49" calcext:value-type="float">
            <text:p>0.49</text:p>
          </table:table-cell>
          <table:table-cell office:value-type="float" office:value="8948" calcext:value-type="float">
            <text:p>8948</text:p>
          </table:table-cell>
          <table:table-cell office:value-type="float" office:value="8629250" calcext:value-type="float">
            <text:p>8629250</text:p>
          </table:table-cell>
          <table:table-cell/>
          <table:table-cell table:formula="of:=([.E52]=[.I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3-s780179313c7306233.ukp</text:p>
          </table:table-cell>
          <table:table-cell office:value-type="float" office:value="0.0226724" calcext:value-type="float">
            <text:p>0.0226724</text:p>
          </table:table-cell>
          <table:table-cell office:value-type="float" office:value="0.07" calcext:value-type="float">
            <text:p>0.07</text:p>
          </table:table-cell>
          <table:table-cell office:value-type="float" office:value="189092" calcext:value-type="float">
            <text:p>189092</text:p>
          </table:table-cell>
          <table:table-cell office:value-type="float" office:value="7306233" calcext:value-type="float">
            <text:p>7306233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6" calcext:value-type="float">
            <text:p>0.46</text:p>
          </table:table-cell>
          <table:table-cell office:value-type="float" office:value="8992" calcext:value-type="float">
            <text:p>8992</text:p>
          </table:table-cell>
          <table:table-cell office:value-type="float" office:value="7306233" calcext:value-type="float">
            <text:p>7306233</text:p>
          </table:table-cell>
          <table:table-cell/>
          <table:table-cell table:formula="of:=([.E53]=[.I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1-s843367405c9823590.ukp</text:p>
          </table:table-cell>
          <table:table-cell office:value-type="float" office:value="0.0381863" calcext:value-type="float">
            <text:p>0.0381863</text:p>
          </table:table-cell>
          <table:table-cell office:value-type="float" office:value="0.09" calcext:value-type="float">
            <text:p>0.09</text:p>
          </table:table-cell>
          <table:table-cell office:value-type="float" office:value="246948" calcext:value-type="float">
            <text:p>246948</text:p>
          </table:table-cell>
          <table:table-cell office:value-type="float" office:value="9823590" calcext:value-type="float">
            <text:p>9823590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8980" calcext:value-type="float">
            <text:p>8980</text:p>
          </table:table-cell>
          <table:table-cell office:value-type="float" office:value="9823590" calcext:value-type="float">
            <text:p>9823590</text:p>
          </table:table-cell>
          <table:table-cell/>
          <table:table-cell table:formula="of:=([.E54]=[.I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3-s780179313c6463990.ukp</text:p>
          </table:table-cell>
          <table:table-cell office:value-type="float" office:value="0.0204306" calcext:value-type="float">
            <text:p>0.0204306</text:p>
          </table:table-cell>
          <table:table-cell office:value-type="float" office:value="0.06" calcext:value-type="float">
            <text:p>0.06</text:p>
          </table:table-cell>
          <table:table-cell office:value-type="float" office:value="161580" calcext:value-type="float">
            <text:p>161580</text:p>
          </table:table-cell>
          <table:table-cell office:value-type="float" office:value="6463990" calcext:value-type="float">
            <text:p>6463990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8980" calcext:value-type="float">
            <text:p>8980</text:p>
          </table:table-cell>
          <table:table-cell office:value-type="float" office:value="6463990" calcext:value-type="float">
            <text:p>6463990</text:p>
          </table:table-cell>
          <table:table-cell/>
          <table:table-cell table:formula="of:=([.E55]=[.I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6-s227708629c9014326.ukp</text:p>
          </table:table-cell>
          <table:table-cell office:value-type="float" office:value="0.026746" calcext:value-type="float">
            <text:p>0.026746</text:p>
          </table:table-cell>
          <table:table-cell office:value-type="float" office:value="0.1" calcext:value-type="float">
            <text:p>0.1</text:p>
          </table:table-cell>
          <table:table-cell office:value-type="float" office:value="229052" calcext:value-type="float">
            <text:p>229052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9333" calcext:value-type="float">
            <text:p>0.39333</text:p>
          </table:table-cell>
          <table:table-cell office:value-type="float" office:value="0.39" calcext:value-type="float">
            <text:p>0.39</text:p>
          </table:table-cell>
          <table:table-cell office:value-type="float" office:value="10444" calcext:value-type="float">
            <text:p>10444</text:p>
          </table:table-cell>
          <table:table-cell office:value-type="float" office:value="9014326" calcext:value-type="float">
            <text:p>9014326</text:p>
          </table:table-cell>
          <table:table-cell/>
          <table:table-cell table:formula="of:=([.E56]=[.I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9-s126456688c8117372.ukp</text:p>
          </table:table-cell>
          <table:table-cell office:value-type="float" office:value="0.035985" calcext:value-type="float">
            <text:p>0.035985</text:p>
          </table:table-cell>
          <table:table-cell office:value-type="float" office:value="0.08" calcext:value-type="float">
            <text:p>0.08</text:p>
          </table:table-cell>
          <table:table-cell office:value-type="float" office:value="207184" calcext:value-type="float">
            <text:p>207184</text:p>
          </table:table-cell>
          <table:table-cell office:value-type="float" office:value="8117372" calcext:value-type="float">
            <text:p>811737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9012" calcext:value-type="float">
            <text:p>9012</text:p>
          </table:table-cell>
          <table:table-cell office:value-type="float" office:value="8117372" calcext:value-type="float">
            <text:p>8117372</text:p>
          </table:table-cell>
          <table:table-cell/>
          <table:table-cell table:formula="of:=([.E57]=[.I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7-s177710744c8735124.ukp</text:p>
          </table:table-cell>
          <table:table-cell office:value-type="float" office:value="0.198742" calcext:value-type="float">
            <text:p>0.198742</text:p>
          </table:table-cell>
          <table:table-cell office:value-type="float" office:value="0.45" calcext:value-type="float">
            <text:p>0.45</text:p>
          </table:table-cell>
          <table:table-cell office:value-type="float" office:value="214728" calcext:value-type="float">
            <text:p>214728</text:p>
          </table:table-cell>
          <table:table-cell office:value-type="float" office:value="8735124" calcext:value-type="float">
            <text:p>8735124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21692" calcext:value-type="float">
            <text:p>21692</text:p>
          </table:table-cell>
          <table:table-cell office:value-type="float" office:value="8735124" calcext:value-type="float">
            <text:p>8735124</text:p>
          </table:table-cell>
          <table:table-cell/>
          <table:table-cell table:formula="of:=([.E58]=[.I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6-s227708629c8504831.ukp</text:p>
          </table:table-cell>
          <table:table-cell office:value-type="float" office:value="0.251668" calcext:value-type="float">
            <text:p>0.251668</text:p>
          </table:table-cell>
          <table:table-cell office:value-type="float" office:value="0.5" calcext:value-type="float">
            <text:p>0.5</text:p>
          </table:table-cell>
          <table:table-cell office:value-type="float" office:value="216000" calcext:value-type="float">
            <text:p>216000</text:p>
          </table:table-cell>
          <table:table-cell office:value-type="float" office:value="8504831" calcext:value-type="float">
            <text:p>8504831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2" calcext:value-type="float">
            <text:p>0.12</text:p>
          </table:table-cell>
          <table:table-cell office:value-type="float" office:value="20960" calcext:value-type="float">
            <text:p>20960</text:p>
          </table:table-cell>
          <table:table-cell office:value-type="float" office:value="8504831" calcext:value-type="float">
            <text:p>8504831</text:p>
          </table:table-cell>
          <table:table-cell/>
          <table:table-cell table:formula="of:=([.E59]=[.I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0-s827183242c6445610.ukp</text:p>
          </table:table-cell>
          <table:table-cell office:value-type="float" office:value="0.89708" calcext:value-type="float">
            <text:p>0.89708</text:p>
          </table:table-cell>
          <table:table-cell office:value-type="float" office:value="1.14" calcext:value-type="float">
            <text:p>1.14</text:p>
          </table:table-cell>
          <table:table-cell office:value-type="float" office:value="160400" calcext:value-type="float">
            <text:p>160400</text:p>
          </table:table-cell>
          <table:table-cell office:value-type="float" office:value="6445610" calcext:value-type="float">
            <text:p>6445610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1" calcext:value-type="float">
            <text:p>0.11</text:p>
          </table:table-cell>
          <table:table-cell office:value-type="float" office:value="21056" calcext:value-type="float">
            <text:p>21056</text:p>
          </table:table-cell>
          <table:table-cell office:value-type="float" office:value="6445610" calcext:value-type="float">
            <text:p>6445610</text:p>
          </table:table-cell>
          <table:table-cell/>
          <table:table-cell table:formula="of:=([.E60]=[.I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4-s721215008c7051771.ukp</text:p>
          </table:table-cell>
          <table:table-cell office:value-type="float" office:value="0.0214181" calcext:value-type="float">
            <text:p>0.0214181</text:p>
          </table:table-cell>
          <table:table-cell office:value-type="float" office:value="0.27" calcext:value-type="float">
            <text:p>0.27</text:p>
          </table:table-cell>
          <table:table-cell office:value-type="float" office:value="184264" calcext:value-type="float">
            <text:p>184264</text:p>
          </table:table-cell>
          <table:table-cell office:value-type="float" office:value="7051771" calcext:value-type="float">
            <text:p>7051771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1" calcext:value-type="float">
            <text:p>0.11</text:p>
          </table:table-cell>
          <table:table-cell office:value-type="float" office:value="20900" calcext:value-type="float">
            <text:p>20900</text:p>
          </table:table-cell>
          <table:table-cell office:value-type="float" office:value="7051771" calcext:value-type="float">
            <text:p>7051771</text:p>
          </table:table-cell>
          <table:table-cell/>
          <table:table-cell table:formula="of:=([.E61]=[.I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5-s110877071c6028911.ukp</text:p>
          </table:table-cell>
          <table:table-cell office:value-type="float" office:value="0.915744" calcext:value-type="float">
            <text:p>0.915744</text:p>
          </table:table-cell>
          <table:table-cell office:value-type="float" office:value="1.16" calcext:value-type="float">
            <text:p>1.16</text:p>
          </table:table-cell>
          <table:table-cell office:value-type="float" office:value="150272" calcext:value-type="float">
            <text:p>150272</text:p>
          </table:table-cell>
          <table:table-cell office:value-type="float" office:value="6028911" calcext:value-type="float">
            <text:p>6028911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20924" calcext:value-type="float">
            <text:p>20924</text:p>
          </table:table-cell>
          <table:table-cell office:value-type="float" office:value="6028911" calcext:value-type="float">
            <text:p>6028911</text:p>
          </table:table-cell>
          <table:table-cell/>
          <table:table-cell table:formula="of:=([.E62]=[.I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4-s721215008c6687096.ukp</text:p>
          </table:table-cell>
          <table:table-cell office:value-type="float" office:value="0.0725879" calcext:value-type="float">
            <text:p>0.0725879</text:p>
          </table:table-cell>
          <table:table-cell office:value-type="float" office:value="0.32" calcext:value-type="float">
            <text:p>0.32</text:p>
          </table:table-cell>
          <table:table-cell office:value-type="float" office:value="174472" calcext:value-type="float">
            <text:p>174472</text:p>
          </table:table-cell>
          <table:table-cell office:value-type="float" office:value="6687096" calcext:value-type="float">
            <text:p>6687096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20952" calcext:value-type="float">
            <text:p>20952</text:p>
          </table:table-cell>
          <table:table-cell office:value-type="float" office:value="6687096" calcext:value-type="float">
            <text:p>6687096</text:p>
          </table:table-cell>
          <table:table-cell/>
          <table:table-cell table:formula="of:=([.E63]=[.I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4-s721215008c5743225.ukp</text:p>
          </table:table-cell>
          <table:table-cell office:value-type="float" office:value="0.249012" calcext:value-type="float">
            <text:p>0.249012</text:p>
          </table:table-cell>
          <table:table-cell office:value-type="float" office:value="0.49" calcext:value-type="float">
            <text:p>0.49</text:p>
          </table:table-cell>
          <table:table-cell office:value-type="float" office:value="151512" calcext:value-type="float">
            <text:p>151512</text:p>
          </table:table-cell>
          <table:table-cell office:value-type="float" office:value="5743225" calcext:value-type="float">
            <text:p>5743225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1" calcext:value-type="float">
            <text:p>0.11</text:p>
          </table:table-cell>
          <table:table-cell office:value-type="float" office:value="20896" calcext:value-type="float">
            <text:p>20896</text:p>
          </table:table-cell>
          <table:table-cell office:value-type="float" office:value="5743225" calcext:value-type="float">
            <text:p>5743225</text:p>
          </table:table-cell>
          <table:table-cell/>
          <table:table-cell table:formula="of:=([.E64]=[.I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9-s126456688c5484996.ukp</text:p>
          </table:table-cell>
          <table:table-cell office:value-type="float" office:value="0.243072" calcext:value-type="float">
            <text:p>0.243072</text:p>
          </table:table-cell>
          <table:table-cell office:value-type="float" office:value="0.49" calcext:value-type="float">
            <text:p>0.49</text:p>
          </table:table-cell>
          <table:table-cell office:value-type="float" office:value="145332" calcext:value-type="float">
            <text:p>145332</text:p>
          </table:table-cell>
          <table:table-cell office:value-type="float" office:value="5484996" calcext:value-type="float">
            <text:p>5484996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1" calcext:value-type="float">
            <text:p>0.11</text:p>
          </table:table-cell>
          <table:table-cell office:value-type="float" office:value="21484" calcext:value-type="float">
            <text:p>21484</text:p>
          </table:table-cell>
          <table:table-cell office:value-type="float" office:value="5484996" calcext:value-type="float">
            <text:p>5484996</text:p>
          </table:table-cell>
          <table:table-cell/>
          <table:table-cell table:formula="of:=([.E65]=[.I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7-s177710744c9140478.ukp</text:p>
          </table:table-cell>
          <table:table-cell office:value-type="float" office:value="0.0764261" calcext:value-type="float">
            <text:p>0.0764261</text:p>
          </table:table-cell>
          <table:table-cell office:value-type="float" office:value="0.34" calcext:value-type="float">
            <text:p>0.34</text:p>
          </table:table-cell>
          <table:table-cell office:value-type="float" office:value="231980" calcext:value-type="float">
            <text:p>231980</text:p>
          </table:table-cell>
          <table:table-cell office:value-type="float" office:value="9140478" calcext:value-type="float">
            <text:p>9140478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1" calcext:value-type="float">
            <text:p>0.11</text:p>
          </table:table-cell>
          <table:table-cell office:value-type="float" office:value="20992" calcext:value-type="float">
            <text:p>20992</text:p>
          </table:table-cell>
          <table:table-cell office:value-type="float" office:value="9140478" calcext:value-type="float">
            <text:p>9140478</text:p>
          </table:table-cell>
          <table:table-cell/>
          <table:table-cell table:formula="of:=([.E66]=[.I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0-s827183242c6193291.ukp</text:p>
          </table:table-cell>
          <table:table-cell office:value-type="float" office:value="0.0172962" calcext:value-type="float">
            <text:p>0.0172962</text:p>
          </table:table-cell>
          <table:table-cell office:value-type="float" office:value="0.27" calcext:value-type="float">
            <text:p>0.27</text:p>
          </table:table-cell>
          <table:table-cell office:value-type="float" office:value="156272" calcext:value-type="float">
            <text:p>156272</text:p>
          </table:table-cell>
          <table:table-cell office:value-type="float" office:value="6193291" calcext:value-type="float">
            <text:p>6193291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" calcext:value-type="float">
            <text:p>0.1</text:p>
          </table:table-cell>
          <table:table-cell office:value-type="float" office:value="20944" calcext:value-type="float">
            <text:p>20944</text:p>
          </table:table-cell>
          <table:table-cell office:value-type="float" office:value="6193291" calcext:value-type="float">
            <text:p>6193291</text:p>
          </table:table-cell>
          <table:table-cell/>
          <table:table-cell table:formula="of:=([.E67]=[.I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1-s843367405c5761519.ukp</text:p>
          </table:table-cell>
          <table:table-cell office:value-type="float" office:value="0.250011" calcext:value-type="float">
            <text:p>0.250011</text:p>
          </table:table-cell>
          <table:table-cell office:value-type="float" office:value="0.49" calcext:value-type="float">
            <text:p>0.49</text:p>
          </table:table-cell>
          <table:table-cell office:value-type="float" office:value="151652" calcext:value-type="float">
            <text:p>151652</text:p>
          </table:table-cell>
          <table:table-cell office:value-type="float" office:value="5761519" calcext:value-type="float">
            <text:p>5761519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24" calcext:value-type="float">
            <text:p>20924</text:p>
          </table:table-cell>
          <table:table-cell office:value-type="float" office:value="5761519" calcext:value-type="float">
            <text:p>5761519</text:p>
          </table:table-cell>
          <table:table-cell/>
          <table:table-cell table:formula="of:=([.E68]=[.I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3-s780179313c5957947.ukp</text:p>
          </table:table-cell>
          <table:table-cell office:value-type="float" office:value="0.893535" calcext:value-type="float">
            <text:p>0.893535</text:p>
          </table:table-cell>
          <table:table-cell office:value-type="float" office:value="1.14" calcext:value-type="float">
            <text:p>1.14</text:p>
          </table:table-cell>
          <table:table-cell office:value-type="float" office:value="149128" calcext:value-type="float">
            <text:p>149128</text:p>
          </table:table-cell>
          <table:table-cell office:value-type="float" office:value="5957947" calcext:value-type="float">
            <text:p>5957947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72" calcext:value-type="float">
            <text:p>20972</text:p>
          </table:table-cell>
          <table:table-cell office:value-type="float" office:value="5957947" calcext:value-type="float">
            <text:p>5957947</text:p>
          </table:table-cell>
          <table:table-cell/>
          <table:table-cell table:formula="of:=([.E69]=[.I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1-s843367405c9941261.ukp</text:p>
          </table:table-cell>
          <table:table-cell office:value-type="float" office:value="0.0267613" calcext:value-type="float">
            <text:p>0.0267613</text:p>
          </table:table-cell>
          <table:table-cell office:value-type="float" office:value="0.28" calcext:value-type="float">
            <text:p>0.28</text:p>
          </table:table-cell>
          <table:table-cell office:value-type="float" office:value="251800" calcext:value-type="float">
            <text:p>251800</text:p>
          </table:table-cell>
          <table:table-cell office:value-type="float" office:value="9941261" calcext:value-type="float">
            <text:p>9941261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72" calcext:value-type="float">
            <text:p>20972</text:p>
          </table:table-cell>
          <table:table-cell office:value-type="float" office:value="9941261" calcext:value-type="float">
            <text:p>9941261</text:p>
          </table:table-cell>
          <table:table-cell/>
          <table:table-cell table:formula="of:=([.E70]=[.I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4-s721215008c5527496.ukp</text:p>
          </table:table-cell>
          <table:table-cell office:value-type="float" office:value="0.020434" calcext:value-type="float">
            <text:p>0.020434</text:p>
          </table:table-cell>
          <table:table-cell office:value-type="float" office:value="0.26" calcext:value-type="float">
            <text:p>0.26</text:p>
          </table:table-cell>
          <table:table-cell office:value-type="float" office:value="140932" calcext:value-type="float">
            <text:p>140932</text:p>
          </table:table-cell>
          <table:table-cell office:value-type="float" office:value="5527496" calcext:value-type="float">
            <text:p>552749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88" calcext:value-type="float">
            <text:p>20988</text:p>
          </table:table-cell>
          <table:table-cell office:value-type="float" office:value="5527496" calcext:value-type="float">
            <text:p>5527496</text:p>
          </table:table-cell>
          <table:table-cell/>
          <table:table-cell table:formula="of:=([.E71]=[.I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4-s721215008c7749816.ukp</text:p>
          </table:table-cell>
          <table:table-cell office:value-type="float" office:value="0.197137" calcext:value-type="float">
            <text:p>0.197137</text:p>
          </table:table-cell>
          <table:table-cell office:value-type="float" office:value="0.44" calcext:value-type="float">
            <text:p>0.44</text:p>
          </table:table-cell>
          <table:table-cell office:value-type="float" office:value="192332" calcext:value-type="float">
            <text:p>192332</text:p>
          </table:table-cell>
          <table:table-cell office:value-type="float" office:value="7749816" calcext:value-type="float">
            <text:p>774981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1692" calcext:value-type="float">
            <text:p>21692</text:p>
          </table:table-cell>
          <table:table-cell office:value-type="float" office:value="7749816" calcext:value-type="float">
            <text:p>7749816</text:p>
          </table:table-cell>
          <table:table-cell/>
          <table:table-cell table:formula="of:=([.E72]=[.I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5-s110877071c9264056.ukp</text:p>
          </table:table-cell>
          <table:table-cell office:value-type="float" office:value="0.200057" calcext:value-type="float">
            <text:p>0.200057</text:p>
          </table:table-cell>
          <table:table-cell office:value-type="float" office:value="0.45" calcext:value-type="float">
            <text:p>0.45</text:p>
          </table:table-cell>
          <table:table-cell office:value-type="float" office:value="227688" calcext:value-type="float">
            <text:p>227688</text:p>
          </table:table-cell>
          <table:table-cell office:value-type="float" office:value="9264056" calcext:value-type="float">
            <text:p>926405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1072" calcext:value-type="float">
            <text:p>21072</text:p>
          </table:table-cell>
          <table:table-cell office:value-type="float" office:value="9264056" calcext:value-type="float">
            <text:p>9264056</text:p>
          </table:table-cell>
          <table:table-cell/>
          <table:table-cell table:formula="of:=([.E73]=[.I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6-s227708629c8731096.ukp</text:p>
          </table:table-cell>
          <table:table-cell office:value-type="float" office:value="0.198088" calcext:value-type="float">
            <text:p>0.198088</text:p>
          </table:table-cell>
          <table:table-cell office:value-type="float" office:value="0.46" calcext:value-type="float">
            <text:p>0.46</text:p>
          </table:table-cell>
          <table:table-cell office:value-type="float" office:value="215196" calcext:value-type="float">
            <text:p>215196</text:p>
          </table:table-cell>
          <table:table-cell office:value-type="float" office:value="8731096" calcext:value-type="float">
            <text:p>873109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1680" calcext:value-type="float">
            <text:p>21680</text:p>
          </table:table-cell>
          <table:table-cell office:value-type="float" office:value="8731096" calcext:value-type="float">
            <text:p>8731096</text:p>
          </table:table-cell>
          <table:table-cell/>
          <table:table-cell table:formula="of:=([.E74]=[.I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7-s177710744c9575550.ukp</text:p>
          </table:table-cell>
          <table:table-cell office:value-type="float" office:value="0.252844" calcext:value-type="float">
            <text:p>0.252844</text:p>
          </table:table-cell>
          <table:table-cell office:value-type="float" office:value="0.51" calcext:value-type="float">
            <text:p>0.51</text:p>
          </table:table-cell>
          <table:table-cell office:value-type="float" office:value="241620" calcext:value-type="float">
            <text:p>241620</text:p>
          </table:table-cell>
          <table:table-cell office:value-type="float" office:value="9575550" calcext:value-type="float">
            <text:p>9575550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1748" calcext:value-type="float">
            <text:p>21748</text:p>
          </table:table-cell>
          <table:table-cell office:value-type="float" office:value="9575550" calcext:value-type="float">
            <text:p>9575550</text:p>
          </table:table-cell>
          <table:table-cell/>
          <table:table-cell table:formula="of:=([.E75]=[.I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8-s991580855c6376994.ukp</text:p>
          </table:table-cell>
          <table:table-cell office:value-type="float" office:value="0.0215599" calcext:value-type="float">
            <text:p>0.0215599</text:p>
          </table:table-cell>
          <table:table-cell office:value-type="float" office:value="0.26" calcext:value-type="float">
            <text:p>0.26</text:p>
          </table:table-cell>
          <table:table-cell office:value-type="float" office:value="169024" calcext:value-type="float">
            <text:p>169024</text:p>
          </table:table-cell>
          <table:table-cell office:value-type="float" office:value="6376994" calcext:value-type="float">
            <text:p>6376994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852" calcext:value-type="float">
            <text:p>20852</text:p>
          </table:table-cell>
          <table:table-cell office:value-type="float" office:value="6376994" calcext:value-type="float">
            <text:p>6376994</text:p>
          </table:table-cell>
          <table:table-cell/>
          <table:table-cell table:formula="of:=([.E76]=[.I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8-s991580855c9927975.ukp</text:p>
          </table:table-cell>
          <table:table-cell office:value-type="float" office:value="0.0254908" calcext:value-type="float">
            <text:p>0.0254908</text:p>
          </table:table-cell>
          <table:table-cell office:value-type="float" office:value="0.28" calcext:value-type="float">
            <text:p>0.28</text:p>
          </table:table-cell>
          <table:table-cell office:value-type="float" office:value="251752" calcext:value-type="float">
            <text:p>251752</text:p>
          </table:table-cell>
          <table:table-cell office:value-type="float" office:value="9927975" calcext:value-type="float">
            <text:p>9927975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892" calcext:value-type="float">
            <text:p>20892</text:p>
          </table:table-cell>
          <table:table-cell office:value-type="float" office:value="9927975" calcext:value-type="float">
            <text:p>9927975</text:p>
          </table:table-cell>
          <table:table-cell/>
          <table:table-cell table:formula="of:=([.E77]=[.I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2-s528806317c8085387.ukp</text:p>
          </table:table-cell>
          <table:table-cell office:value-type="float" office:value="0.0722294" calcext:value-type="float">
            <text:p>0.0722294</text:p>
          </table:table-cell>
          <table:table-cell office:value-type="float" office:value="0.33" calcext:value-type="float">
            <text:p>0.33</text:p>
          </table:table-cell>
          <table:table-cell office:value-type="float" office:value="207456" calcext:value-type="float">
            <text:p>207456</text:p>
          </table:table-cell>
          <table:table-cell office:value-type="float" office:value="8085387" calcext:value-type="float">
            <text:p>8085387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1616" calcext:value-type="float">
            <text:p>21616</text:p>
          </table:table-cell>
          <table:table-cell office:value-type="float" office:value="8085387" calcext:value-type="float">
            <text:p>8085387</text:p>
          </table:table-cell>
          <table:table-cell/>
          <table:table-cell table:formula="of:=([.E78]=[.I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9-s126456688c9200490.ukp</text:p>
          </table:table-cell>
          <table:table-cell office:value-type="float" office:value="0.0744622" calcext:value-type="float">
            <text:p>0.0744622</text:p>
          </table:table-cell>
          <table:table-cell office:value-type="float" office:value="0.33" calcext:value-type="float">
            <text:p>0.33</text:p>
          </table:table-cell>
          <table:table-cell office:value-type="float" office:value="233572" calcext:value-type="float">
            <text:p>233572</text:p>
          </table:table-cell>
          <table:table-cell office:value-type="float" office:value="9200490" calcext:value-type="float">
            <text:p>9200490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936" calcext:value-type="float">
            <text:p>20936</text:p>
          </table:table-cell>
          <table:table-cell office:value-type="float" office:value="9200490" calcext:value-type="float">
            <text:p>9200490</text:p>
          </table:table-cell>
          <table:table-cell/>
          <table:table-cell table:formula="of:=([.E79]=[.I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8-s991580855c8490598.ukp</text:p>
          </table:table-cell>
          <table:table-cell office:value-type="float" office:value="0.0212088" calcext:value-type="float">
            <text:p>0.0212088</text:p>
          </table:table-cell>
          <table:table-cell office:value-type="float" office:value="0.27" calcext:value-type="float">
            <text:p>0.27</text:p>
          </table:table-cell>
          <table:table-cell office:value-type="float" office:value="210572" calcext:value-type="float">
            <text:p>210572</text:p>
          </table:table-cell>
          <table:table-cell office:value-type="float" office:value="8490598" calcext:value-type="float">
            <text:p>8490598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972" calcext:value-type="float">
            <text:p>20972</text:p>
          </table:table-cell>
          <table:table-cell office:value-type="float" office:value="8490598" calcext:value-type="float">
            <text:p>8490598</text:p>
          </table:table-cell>
          <table:table-cell/>
          <table:table-cell table:formula="of:=([.E80]=[.I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2-s528806317c6827352.ukp</text:p>
          </table:table-cell>
          <table:table-cell office:value-type="float" office:value="0.0219605" calcext:value-type="float">
            <text:p>0.0219605</text:p>
          </table:table-cell>
          <table:table-cell office:value-type="float" office:value="0.27" calcext:value-type="float">
            <text:p>0.27</text:p>
          </table:table-cell>
          <table:table-cell office:value-type="float" office:value="178956" calcext:value-type="float">
            <text:p>178956</text:p>
          </table:table-cell>
          <table:table-cell office:value-type="float" office:value="6827352" calcext:value-type="float">
            <text:p>682735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0956" calcext:value-type="float">
            <text:p>20956</text:p>
          </table:table-cell>
          <table:table-cell office:value-type="float" office:value="6827352" calcext:value-type="float">
            <text:p>6827352</text:p>
          </table:table-cell>
          <table:table-cell/>
          <table:table-cell table:formula="of:=([.E81]=[.I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4-s721215008c8591530.ukp</text:p>
          </table:table-cell>
          <table:table-cell office:value-type="float" office:value="0.0249763" calcext:value-type="float">
            <text:p>0.0249763</text:p>
          </table:table-cell>
          <table:table-cell office:value-type="float" office:value="0.28" calcext:value-type="float">
            <text:p>0.28</text:p>
          </table:table-cell>
          <table:table-cell office:value-type="float" office:value="220264" calcext:value-type="float">
            <text:p>220264</text:p>
          </table:table-cell>
          <table:table-cell office:value-type="float" office:value="8591530" calcext:value-type="float">
            <text:p>8591530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68" calcext:value-type="float">
            <text:p>20968</text:p>
          </table:table-cell>
          <table:table-cell office:value-type="float" office:value="8591530" calcext:value-type="float">
            <text:p>8591530</text:p>
          </table:table-cell>
          <table:table-cell/>
          <table:table-cell table:formula="of:=([.E82]=[.I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1-s843367405c8300531.ukp</text:p>
          </table:table-cell>
          <table:table-cell office:value-type="float" office:value="0.0239875" calcext:value-type="float">
            <text:p>0.0239875</text:p>
          </table:table-cell>
          <table:table-cell office:value-type="float" office:value="0.27" calcext:value-type="float">
            <text:p>0.27</text:p>
          </table:table-cell>
          <table:table-cell office:value-type="float" office:value="205612" calcext:value-type="float">
            <text:p>205612</text:p>
          </table:table-cell>
          <table:table-cell office:value-type="float" office:value="8300531" calcext:value-type="float">
            <text:p>8300531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1468" calcext:value-type="float">
            <text:p>21468</text:p>
          </table:table-cell>
          <table:table-cell office:value-type="float" office:value="8300531" calcext:value-type="float">
            <text:p>8300531</text:p>
          </table:table-cell>
          <table:table-cell/>
          <table:table-cell table:formula="of:=([.E83]=[.I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3-s780179313c7579982.ukp</text:p>
          </table:table-cell>
          <table:table-cell office:value-type="float" office:value="0.02411" calcext:value-type="float">
            <text:p>0.02411</text:p>
          </table:table-cell>
          <table:table-cell office:value-type="float" office:value="0.27" calcext:value-type="float">
            <text:p>0.27</text:p>
          </table:table-cell>
          <table:table-cell office:value-type="float" office:value="188736" calcext:value-type="float">
            <text:p>188736</text:p>
          </table:table-cell>
          <table:table-cell office:value-type="float" office:value="7579982" calcext:value-type="float">
            <text:p>757998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0992" calcext:value-type="float">
            <text:p>20992</text:p>
          </table:table-cell>
          <table:table-cell office:value-type="float" office:value="7579982" calcext:value-type="float">
            <text:p>7579982</text:p>
          </table:table-cell>
          <table:table-cell/>
          <table:table-cell table:formula="of:=([.E84]=[.I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6-s227708629c9001498.ukp</text:p>
          </table:table-cell>
          <table:table-cell office:value-type="float" office:value="0.0252231" calcext:value-type="float">
            <text:p>0.0252231</text:p>
          </table:table-cell>
          <table:table-cell office:value-type="float" office:value="0.28" calcext:value-type="float">
            <text:p>0.28</text:p>
          </table:table-cell>
          <table:table-cell office:value-type="float" office:value="221972" calcext:value-type="float">
            <text:p>221972</text:p>
          </table:table-cell>
          <table:table-cell office:value-type="float" office:value="9001498" calcext:value-type="float">
            <text:p>9001498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1480" calcext:value-type="float">
            <text:p>21480</text:p>
          </table:table-cell>
          <table:table-cell office:value-type="float" office:value="9001498" calcext:value-type="float">
            <text:p>9001498</text:p>
          </table:table-cell>
          <table:table-cell/>
          <table:table-cell table:formula="of:=([.E85]=[.I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1-s843367405c6552822.ukp</text:p>
          </table:table-cell>
          <table:table-cell office:value-type="float" office:value="0.197145" calcext:value-type="float">
            <text:p>0.197145</text:p>
          </table:table-cell>
          <table:table-cell office:value-type="float" office:value="0.44" calcext:value-type="float">
            <text:p>0.44</text:p>
          </table:table-cell>
          <table:table-cell office:value-type="float" office:value="163692" calcext:value-type="float">
            <text:p>163692</text:p>
          </table:table-cell>
          <table:table-cell office:value-type="float" office:value="6552822" calcext:value-type="float">
            <text:p>655282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0924" calcext:value-type="float">
            <text:p>20924</text:p>
          </table:table-cell>
          <table:table-cell office:value-type="float" office:value="6552822" calcext:value-type="float">
            <text:p>6552822</text:p>
          </table:table-cell>
          <table:table-cell/>
          <table:table-cell table:formula="of:=([.E86]=[.I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8-s991580855c5019366.ukp</text:p>
          </table:table-cell>
          <table:table-cell office:value-type="float" office:value="0.197568" calcext:value-type="float">
            <text:p>0.197568</text:p>
          </table:table-cell>
          <table:table-cell office:value-type="float" office:value="0.44" calcext:value-type="float">
            <text:p>0.44</text:p>
          </table:table-cell>
          <table:table-cell office:value-type="float" office:value="128088" calcext:value-type="float">
            <text:p>128088</text:p>
          </table:table-cell>
          <table:table-cell office:value-type="float" office:value="5019366" calcext:value-type="float">
            <text:p>5019366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1612" calcext:value-type="float">
            <text:p>21612</text:p>
          </table:table-cell>
          <table:table-cell office:value-type="float" office:value="5019366" calcext:value-type="float">
            <text:p>5019366</text:p>
          </table:table-cell>
          <table:table-cell/>
          <table:table-cell table:formula="of:=([.E87]=[.I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6-s227708629c7372757.ukp</text:p>
          </table:table-cell>
          <table:table-cell office:value-type="float" office:value="0.0224512" calcext:value-type="float">
            <text:p>0.0224512</text:p>
          </table:table-cell>
          <table:table-cell office:value-type="float" office:value="0.27" calcext:value-type="float">
            <text:p>0.27</text:p>
          </table:table-cell>
          <table:table-cell office:value-type="float" office:value="192264" calcext:value-type="float">
            <text:p>192264</text:p>
          </table:table-cell>
          <table:table-cell office:value-type="float" office:value="7372757" calcext:value-type="float">
            <text:p>7372757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1028" calcext:value-type="float">
            <text:p>21028</text:p>
          </table:table-cell>
          <table:table-cell office:value-type="float" office:value="7372757" calcext:value-type="float">
            <text:p>7372757</text:p>
          </table:table-cell>
          <table:table-cell/>
          <table:table-cell table:formula="of:=([.E88]=[.I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7-s177710744c5667253.ukp</text:p>
          </table:table-cell>
          <table:table-cell office:value-type="float" office:value="0.0189813" calcext:value-type="float">
            <text:p>0.0189813</text:p>
          </table:table-cell>
          <table:table-cell office:value-type="float" office:value="0.26" calcext:value-type="float">
            <text:p>0.26</text:p>
          </table:table-cell>
          <table:table-cell office:value-type="float" office:value="151672" calcext:value-type="float">
            <text:p>151672</text:p>
          </table:table-cell>
          <table:table-cell office:value-type="float" office:value="5667253" calcext:value-type="float">
            <text:p>5667253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1016" calcext:value-type="float">
            <text:p>21016</text:p>
          </table:table-cell>
          <table:table-cell office:value-type="float" office:value="5667253" calcext:value-type="float">
            <text:p>5667253</text:p>
          </table:table-cell>
          <table:table-cell/>
          <table:table-cell table:formula="of:=([.E89]=[.I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9-s126456688c5843362.ukp</text:p>
          </table:table-cell>
          <table:table-cell office:value-type="float" office:value="0.0181029" calcext:value-type="float">
            <text:p>0.0181029</text:p>
          </table:table-cell>
          <table:table-cell office:value-type="float" office:value="0.26" calcext:value-type="float">
            <text:p>0.26</text:p>
          </table:table-cell>
          <table:table-cell office:value-type="float" office:value="148924" calcext:value-type="float">
            <text:p>148924</text:p>
          </table:table-cell>
          <table:table-cell office:value-type="float" office:value="5843362" calcext:value-type="float">
            <text:p>584336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0892" calcext:value-type="float">
            <text:p>20892</text:p>
          </table:table-cell>
          <table:table-cell office:value-type="float" office:value="5843362" calcext:value-type="float">
            <text:p>5843362</text:p>
          </table:table-cell>
          <table:table-cell/>
          <table:table-cell table:formula="of:=([.E90]=[.I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2-s528806317c5026805.ukp</text:p>
          </table:table-cell>
          <table:table-cell office:value-type="float" office:value="0.893757" calcext:value-type="float">
            <text:p>0.893757</text:p>
          </table:table-cell>
          <table:table-cell office:value-type="float" office:value="1.13" calcext:value-type="float">
            <text:p>1.13</text:p>
          </table:table-cell>
          <table:table-cell office:value-type="float" office:value="126780" calcext:value-type="float">
            <text:p>126780</text:p>
          </table:table-cell>
          <table:table-cell office:value-type="float" office:value="5026805" calcext:value-type="float">
            <text:p>5026805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012" calcext:value-type="float">
            <text:p>21012</text:p>
          </table:table-cell>
          <table:table-cell office:value-type="float" office:value="5026805" calcext:value-type="float">
            <text:p>5026805</text:p>
          </table:table-cell>
          <table:table-cell/>
          <table:table-cell table:formula="of:=([.E91]=[.I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3-s780179313c7411770.ukp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27" calcext:value-type="float">
            <text:p>0.27</text:p>
          </table:table-cell>
          <table:table-cell office:value-type="float" office:value="192420" calcext:value-type="float">
            <text:p>192420</text:p>
          </table:table-cell>
          <table:table-cell office:value-type="float" office:value="7411770" calcext:value-type="float">
            <text:p>7411770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056" calcext:value-type="float">
            <text:p>21056</text:p>
          </table:table-cell>
          <table:table-cell office:value-type="float" office:value="7411770" calcext:value-type="float">
            <text:p>7411770</text:p>
          </table:table-cell>
          <table:table-cell/>
          <table:table-cell table:formula="of:=([.E92]=[.I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6-s227708629c9541389.ukp</text:p>
          </table:table-cell>
          <table:table-cell office:value-type="float" office:value="0.0264468" calcext:value-type="float">
            <text:p>0.0264468</text:p>
          </table:table-cell>
          <table:table-cell office:value-type="float" office:value="0.28" calcext:value-type="float">
            <text:p>0.28</text:p>
          </table:table-cell>
          <table:table-cell office:value-type="float" office:value="242532" calcext:value-type="float">
            <text:p>242532</text:p>
          </table:table-cell>
          <table:table-cell office:value-type="float" office:value="9541389" calcext:value-type="float">
            <text:p>9541389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20" calcext:value-type="float">
            <text:p>20920</text:p>
          </table:table-cell>
          <table:table-cell office:value-type="float" office:value="9541389" calcext:value-type="float">
            <text:p>9541389</text:p>
          </table:table-cell>
          <table:table-cell/>
          <table:table-cell table:formula="of:=([.E93]=[.I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9-s126456688c5106568.ukp</text:p>
          </table:table-cell>
          <table:table-cell office:value-type="float" office:value="0.0194754" calcext:value-type="float">
            <text:p>0.0194754</text:p>
          </table:table-cell>
          <table:table-cell office:value-type="float" office:value="0.26" calcext:value-type="float">
            <text:p>0.26</text:p>
          </table:table-cell>
          <table:table-cell office:value-type="float" office:value="138380" calcext:value-type="float">
            <text:p>138380</text:p>
          </table:table-cell>
          <table:table-cell office:value-type="float" office:value="5106568" calcext:value-type="float">
            <text:p>5106568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5106568" calcext:value-type="float">
            <text:p>5106568</text:p>
          </table:table-cell>
          <table:table-cell/>
          <table:table-cell table:formula="of:=([.E94]=[.I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5-s110877071c8628574.ukp</text:p>
          </table:table-cell>
          <table:table-cell office:value-type="float" office:value="0.0234353" calcext:value-type="float">
            <text:p>0.0234353</text:p>
          </table:table-cell>
          <table:table-cell office:value-type="float" office:value="0.27" calcext:value-type="float">
            <text:p>0.27</text:p>
          </table:table-cell>
          <table:table-cell office:value-type="float" office:value="221468" calcext:value-type="float">
            <text:p>221468</text:p>
          </table:table-cell>
          <table:table-cell office:value-type="float" office:value="8628574" calcext:value-type="float">
            <text:p>862857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448" calcext:value-type="float">
            <text:p>21448</text:p>
          </table:table-cell>
          <table:table-cell office:value-type="float" office:value="8628574" calcext:value-type="float">
            <text:p>8628574</text:p>
          </table:table-cell>
          <table:table-cell/>
          <table:table-cell table:formula="of:=([.E95]=[.I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7-s177710744c7068824.ukp</text:p>
          </table:table-cell>
          <table:table-cell office:value-type="float" office:value="0.0180517" calcext:value-type="float">
            <text:p>0.0180517</text:p>
          </table:table-cell>
          <table:table-cell office:value-type="float" office:value="0.28" calcext:value-type="float">
            <text:p>0.28</text:p>
          </table:table-cell>
          <table:table-cell office:value-type="float" office:value="176724" calcext:value-type="float">
            <text:p>176724</text:p>
          </table:table-cell>
          <table:table-cell office:value-type="float" office:value="7068824" calcext:value-type="float">
            <text:p>706882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020" calcext:value-type="float">
            <text:p>21020</text:p>
          </table:table-cell>
          <table:table-cell office:value-type="float" office:value="7068824" calcext:value-type="float">
            <text:p>7068824</text:p>
          </table:table-cell>
          <table:table-cell/>
          <table:table-cell table:formula="of:=([.E96]=[.I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0-s827183242c9151889.ukp</text:p>
          </table:table-cell>
          <table:table-cell office:value-type="float" office:value="0.0740458" calcext:value-type="float">
            <text:p>0.0740458</text:p>
          </table:table-cell>
          <table:table-cell office:value-type="float" office:value="0.33" calcext:value-type="float">
            <text:p>0.33</text:p>
          </table:table-cell>
          <table:table-cell office:value-type="float" office:value="232400" calcext:value-type="float">
            <text:p>232400</text:p>
          </table:table-cell>
          <table:table-cell office:value-type="float" office:value="9151889" calcext:value-type="float">
            <text:p>9151889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1" calcext:value-type="float">
            <text:p>0.1</text:p>
          </table:table-cell>
          <table:table-cell office:value-type="float" office:value="21052" calcext:value-type="float">
            <text:p>21052</text:p>
          </table:table-cell>
          <table:table-cell office:value-type="float" office:value="9151889" calcext:value-type="float">
            <text:p>9151889</text:p>
          </table:table-cell>
          <table:table-cell/>
          <table:table-cell table:formula="of:=([.E97]=[.I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6-s227708629c5293440.ukp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31" calcext:value-type="float">
            <text:p>0.31</text:p>
          </table:table-cell>
          <table:table-cell office:value-type="float" office:value="142044" calcext:value-type="float">
            <text:p>142044</text:p>
          </table:table-cell>
          <table:table-cell office:value-type="float" office:value="5293440" calcext:value-type="float">
            <text:p>5293440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68" calcext:value-type="float">
            <text:p>20968</text:p>
          </table:table-cell>
          <table:table-cell office:value-type="float" office:value="5293440" calcext:value-type="float">
            <text:p>5293440</text:p>
          </table:table-cell>
          <table:table-cell/>
          <table:table-cell table:formula="of:=([.E98]=[.I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8-s991580855c7221334.ukp</text:p>
          </table:table-cell>
          <table:table-cell office:value-type="float" office:value="0.0730062" calcext:value-type="float">
            <text:p>0.0730062</text:p>
          </table:table-cell>
          <table:table-cell office:value-type="float" office:value="0.35" calcext:value-type="float">
            <text:p>0.35</text:p>
          </table:table-cell>
          <table:table-cell office:value-type="float" office:value="187016" calcext:value-type="float">
            <text:p>187016</text:p>
          </table:table-cell>
          <table:table-cell office:value-type="float" office:value="7221334" calcext:value-type="float">
            <text:p>722133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80" calcext:value-type="float">
            <text:p>20980</text:p>
          </table:table-cell>
          <table:table-cell office:value-type="float" office:value="7221334" calcext:value-type="float">
            <text:p>7221334</text:p>
          </table:table-cell>
          <table:table-cell/>
          <table:table-cell table:formula="of:=([.E99]=[.I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3-s780179313c7299273.ukp</text:p>
          </table:table-cell>
          <table:table-cell office:value-type="float" office:value="0.197902" calcext:value-type="float">
            <text:p>0.197902</text:p>
          </table:table-cell>
          <table:table-cell office:value-type="float" office:value="0.46" calcext:value-type="float">
            <text:p>0.46</text:p>
          </table:table-cell>
          <table:table-cell office:value-type="float" office:value="181908" calcext:value-type="float">
            <text:p>181908</text:p>
          </table:table-cell>
          <table:table-cell office:value-type="float" office:value="7299273" calcext:value-type="float">
            <text:p>7299273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48" calcext:value-type="float">
            <text:p>20948</text:p>
          </table:table-cell>
          <table:table-cell office:value-type="float" office:value="7299273" calcext:value-type="float">
            <text:p>7299273</text:p>
          </table:table-cell>
          <table:table-cell/>
          <table:table-cell table:formula="of:=([.E100]=[.I1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0-s827183242c8821306.ukp</text:p>
          </table:table-cell>
          <table:table-cell office:value-type="float" office:value="0.0243642" calcext:value-type="float">
            <text:p>0.0243642</text:p>
          </table:table-cell>
          <table:table-cell office:value-type="float" office:value="0.29" calcext:value-type="float">
            <text:p>0.29</text:p>
          </table:table-cell>
          <table:table-cell office:value-type="float" office:value="226388" calcext:value-type="float">
            <text:p>226388</text:p>
          </table:table-cell>
          <table:table-cell office:value-type="float" office:value="8821306" calcext:value-type="float">
            <text:p>8821306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92" calcext:value-type="float">
            <text:p>20992</text:p>
          </table:table-cell>
          <table:table-cell office:value-type="float" office:value="8821306" calcext:value-type="float">
            <text:p>8821306</text:p>
          </table:table-cell>
          <table:table-cell/>
          <table:table-cell table:formula="of:=([.E101]=[.I1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9-s126456688c5577842.ukp</text:p>
          </table:table-cell>
          <table:table-cell office:value-type="float" office:value="0.0196836" calcext:value-type="float">
            <text:p>0.0196836</text:p>
          </table:table-cell>
          <table:table-cell office:value-type="float" office:value="0.26" calcext:value-type="float">
            <text:p>0.26</text:p>
          </table:table-cell>
          <table:table-cell office:value-type="float" office:value="150504" calcext:value-type="float">
            <text:p>150504</text:p>
          </table:table-cell>
          <table:table-cell office:value-type="float" office:value="5577842" calcext:value-type="float">
            <text:p>5577842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5577842" calcext:value-type="float">
            <text:p>5577842</text:p>
          </table:table-cell>
          <table:table-cell/>
          <table:table-cell table:formula="of:=([.E102]=[.I1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5-s110877071c8707973.ukp</text:p>
          </table:table-cell>
          <table:table-cell office:value-type="float" office:value="0.0213898" calcext:value-type="float">
            <text:p>0.0213898</text:p>
          </table:table-cell>
          <table:table-cell office:value-type="float" office:value="0.27" calcext:value-type="float">
            <text:p>0.27</text:p>
          </table:table-cell>
          <table:table-cell office:value-type="float" office:value="215876" calcext:value-type="float">
            <text:p>215876</text:p>
          </table:table-cell>
          <table:table-cell office:value-type="float" office:value="8707973" calcext:value-type="float">
            <text:p>8707973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1" calcext:value-type="float">
            <text:p>0.1</text:p>
          </table:table-cell>
          <table:table-cell office:value-type="float" office:value="20964" calcext:value-type="float">
            <text:p>20964</text:p>
          </table:table-cell>
          <table:table-cell office:value-type="float" office:value="8707973" calcext:value-type="float">
            <text:p>8707973</text:p>
          </table:table-cell>
          <table:table-cell/>
          <table:table-cell table:formula="of:=([.E103]=[.I1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8-s991580855c6717334.ukp</text:p>
          </table:table-cell>
          <table:table-cell office:value-type="float" office:value="0.904608" calcext:value-type="float">
            <text:p>0.904608</text:p>
          </table:table-cell>
          <table:table-cell office:value-type="float" office:value="1.15" calcext:value-type="float">
            <text:p>1.15</text:p>
          </table:table-cell>
          <table:table-cell office:value-type="float" office:value="166448" calcext:value-type="float">
            <text:p>166448</text:p>
          </table:table-cell>
          <table:table-cell office:value-type="float" office:value="6717334" calcext:value-type="float">
            <text:p>6717334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2" calcext:value-type="float">
            <text:p>20932</text:p>
          </table:table-cell>
          <table:table-cell office:value-type="float" office:value="6717334" calcext:value-type="float">
            <text:p>6717334</text:p>
          </table:table-cell>
          <table:table-cell/>
          <table:table-cell table:formula="of:=([.E104]=[.I1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0-s827183242c9661788.ukp</text:p>
          </table:table-cell>
          <table:table-cell office:value-type="float" office:value="0.0274065" calcext:value-type="float">
            <text:p>0.0274065</text:p>
          </table:table-cell>
          <table:table-cell office:value-type="float" office:value="0.28" calcext:value-type="float">
            <text:p>0.28</text:p>
          </table:table-cell>
          <table:table-cell office:value-type="float" office:value="245172" calcext:value-type="float">
            <text:p>245172</text:p>
          </table:table-cell>
          <table:table-cell office:value-type="float" office:value="9661788" calcext:value-type="float">
            <text:p>966178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1560" calcext:value-type="float">
            <text:p>21560</text:p>
          </table:table-cell>
          <table:table-cell office:value-type="float" office:value="9661788" calcext:value-type="float">
            <text:p>9661788</text:p>
          </table:table-cell>
          <table:table-cell/>
          <table:table-cell table:formula="of:=([.E105]=[.I1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7-s177710744c5169265.ukp</text:p>
          </table:table-cell>
          <table:table-cell office:value-type="float" office:value="0.0197265" calcext:value-type="float">
            <text:p>0.0197265</text:p>
          </table:table-cell>
          <table:table-cell office:value-type="float" office:value="0.26" calcext:value-type="float">
            <text:p>0.26</text:p>
          </table:table-cell>
          <table:table-cell office:value-type="float" office:value="140756" calcext:value-type="float">
            <text:p>140756</text:p>
          </table:table-cell>
          <table:table-cell office:value-type="float" office:value="5169265" calcext:value-type="float">
            <text:p>516926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1016" calcext:value-type="float">
            <text:p>21016</text:p>
          </table:table-cell>
          <table:table-cell office:value-type="float" office:value="5169265" calcext:value-type="float">
            <text:p>5169265</text:p>
          </table:table-cell>
          <table:table-cell/>
          <table:table-cell table:formula="of:=([.E106]=[.I1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7-s177710744c6881787.ukp</text:p>
          </table:table-cell>
          <table:table-cell office:value-type="float" office:value="0.0221892" calcext:value-type="float">
            <text:p>0.0221892</text:p>
          </table:table-cell>
          <table:table-cell office:value-type="float" office:value="0.27" calcext:value-type="float">
            <text:p>0.27</text:p>
          </table:table-cell>
          <table:table-cell office:value-type="float" office:value="172244" calcext:value-type="float">
            <text:p>172244</text:p>
          </table:table-cell>
          <table:table-cell office:value-type="float" office:value="6881787" calcext:value-type="float">
            <text:p>6881787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4" calcext:value-type="float">
            <text:p>20984</text:p>
          </table:table-cell>
          <table:table-cell office:value-type="float" office:value="6881787" calcext:value-type="float">
            <text:p>6881787</text:p>
          </table:table-cell>
          <table:table-cell/>
          <table:table-cell table:formula="of:=([.E107]=[.I1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2-s528806317c9857431.ukp</text:p>
          </table:table-cell>
          <table:table-cell office:value-type="float" office:value="0.0251024" calcext:value-type="float">
            <text:p>0.0251024</text:p>
          </table:table-cell>
          <table:table-cell office:value-type="float" office:value="0.28" calcext:value-type="float">
            <text:p>0.28</text:p>
          </table:table-cell>
          <table:table-cell office:value-type="float" office:value="250016" calcext:value-type="float">
            <text:p>250016</text:p>
          </table:table-cell>
          <table:table-cell office:value-type="float" office:value="9857431" calcext:value-type="float">
            <text:p>985743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96" calcext:value-type="float">
            <text:p>20996</text:p>
          </table:table-cell>
          <table:table-cell office:value-type="float" office:value="9857431" calcext:value-type="float">
            <text:p>9857431</text:p>
          </table:table-cell>
          <table:table-cell/>
          <table:table-cell table:formula="of:=([.E108]=[.I1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6-s227708629c5714441.ukp</text:p>
          </table:table-cell>
          <table:table-cell office:value-type="float" office:value="0.0192422" calcext:value-type="float">
            <text:p>0.0192422</text:p>
          </table:table-cell>
          <table:table-cell office:value-type="float" office:value="0.26" calcext:value-type="float">
            <text:p>0.26</text:p>
          </table:table-cell>
          <table:table-cell office:value-type="float" office:value="153184" calcext:value-type="float">
            <text:p>153184</text:p>
          </table:table-cell>
          <table:table-cell office:value-type="float" office:value="5714441" calcext:value-type="float">
            <text:p>571444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8" calcext:value-type="float">
            <text:p>20988</text:p>
          </table:table-cell>
          <table:table-cell office:value-type="float" office:value="5714441" calcext:value-type="float">
            <text:p>5714441</text:p>
          </table:table-cell>
          <table:table-cell/>
          <table:table-cell table:formula="of:=([.E109]=[.I1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7-s177710744c6639938.ukp</text:p>
          </table:table-cell>
          <table:table-cell office:value-type="float" office:value="0.0220538" calcext:value-type="float">
            <text:p>0.0220538</text:p>
          </table:table-cell>
          <table:table-cell office:value-type="float" office:value="0.26" calcext:value-type="float">
            <text:p>0.26</text:p>
          </table:table-cell>
          <table:table-cell office:value-type="float" office:value="174548" calcext:value-type="float">
            <text:p>174548</text:p>
          </table:table-cell>
          <table:table-cell office:value-type="float" office:value="6639938" calcext:value-type="float">
            <text:p>663993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6" calcext:value-type="float">
            <text:p>20936</text:p>
          </table:table-cell>
          <table:table-cell office:value-type="float" office:value="6639938" calcext:value-type="float">
            <text:p>6639938</text:p>
          </table:table-cell>
          <table:table-cell/>
          <table:table-cell table:formula="of:=([.E110]=[.I1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0-s827183242c7620920.ukp</text:p>
          </table:table-cell>
          <table:table-cell office:value-type="float" office:value="0.0192544" calcext:value-type="float">
            <text:p>0.0192544</text:p>
          </table:table-cell>
          <table:table-cell office:value-type="float" office:value="0.27" calcext:value-type="float">
            <text:p>0.27</text:p>
          </table:table-cell>
          <table:table-cell office:value-type="float" office:value="189804" calcext:value-type="float">
            <text:p>189804</text:p>
          </table:table-cell>
          <table:table-cell office:value-type="float" office:value="7620920" calcext:value-type="float">
            <text:p>7620920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852" calcext:value-type="float">
            <text:p>20852</text:p>
          </table:table-cell>
          <table:table-cell office:value-type="float" office:value="7620920" calcext:value-type="float">
            <text:p>7620920</text:p>
          </table:table-cell>
          <table:table-cell/>
          <table:table-cell table:formula="of:=([.E111]=[.I1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1-s843367405c7348982.ukp</text:p>
          </table:table-cell>
          <table:table-cell office:value-type="float" office:value="0.0197289" calcext:value-type="float">
            <text:p>0.0197289</text:p>
          </table:table-cell>
          <table:table-cell office:value-type="float" office:value="0.27" calcext:value-type="float">
            <text:p>0.27</text:p>
          </table:table-cell>
          <table:table-cell office:value-type="float" office:value="184096" calcext:value-type="float">
            <text:p>184096</text:p>
          </table:table-cell>
          <table:table-cell office:value-type="float" office:value="7348982" calcext:value-type="float">
            <text:p>7348982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2" calcext:value-type="float">
            <text:p>20932</text:p>
          </table:table-cell>
          <table:table-cell office:value-type="float" office:value="7348982" calcext:value-type="float">
            <text:p>7348982</text:p>
          </table:table-cell>
          <table:table-cell/>
          <table:table-cell table:formula="of:=([.E112]=[.I1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5-s110877071c6689288.ukp</text:p>
          </table:table-cell>
          <table:table-cell office:value-type="float" office:value="0.0706943" calcext:value-type="float">
            <text:p>0.0706943</text:p>
          </table:table-cell>
          <table:table-cell office:value-type="float" office:value="0.32" calcext:value-type="float">
            <text:p>0.32</text:p>
          </table:table-cell>
          <table:table-cell office:value-type="float" office:value="175308" calcext:value-type="float">
            <text:p>175308</text:p>
          </table:table-cell>
          <table:table-cell office:value-type="float" office:value="6689288" calcext:value-type="float">
            <text:p>668928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0" calcext:value-type="float">
            <text:p>20980</text:p>
          </table:table-cell>
          <table:table-cell office:value-type="float" office:value="6689288" calcext:value-type="float">
            <text:p>6689288</text:p>
          </table:table-cell>
          <table:table-cell/>
          <table:table-cell table:formula="of:=([.E113]=[.I1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0-s827183242c8206021.ukp</text:p>
          </table:table-cell>
          <table:table-cell office:value-type="float" office:value="0.19949" calcext:value-type="float">
            <text:p>0.19949</text:p>
          </table:table-cell>
          <table:table-cell office:value-type="float" office:value="0.45" calcext:value-type="float">
            <text:p>0.45</text:p>
          </table:table-cell>
          <table:table-cell office:value-type="float" office:value="202484" calcext:value-type="float">
            <text:p>202484</text:p>
          </table:table-cell>
          <table:table-cell office:value-type="float" office:value="8206021" calcext:value-type="float">
            <text:p>820602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56" calcext:value-type="float">
            <text:p>20956</text:p>
          </table:table-cell>
          <table:table-cell office:value-type="float" office:value="8206021" calcext:value-type="float">
            <text:p>8206021</text:p>
          </table:table-cell>
          <table:table-cell/>
          <table:table-cell table:formula="of:=([.E114]=[.I1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2-s528806317c7006308.ukp</text:p>
          </table:table-cell>
          <table:table-cell office:value-type="float" office:value="0.195447" calcext:value-type="float">
            <text:p>0.195447</text:p>
          </table:table-cell>
          <table:table-cell office:value-type="float" office:value="0.44" calcext:value-type="float">
            <text:p>0.44</text:p>
          </table:table-cell>
          <table:table-cell office:value-type="float" office:value="174152" calcext:value-type="float">
            <text:p>174152</text:p>
          </table:table-cell>
          <table:table-cell office:value-type="float" office:value="7006308" calcext:value-type="float">
            <text:p>700630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7006308" calcext:value-type="float">
            <text:p>7006308</text:p>
          </table:table-cell>
          <table:table-cell/>
          <table:table-cell table:formula="of:=([.E115]=[.I1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9-s126456688c6144577.ukp</text:p>
          </table:table-cell>
          <table:table-cell office:value-type="float" office:value="0.193494" calcext:value-type="float">
            <text:p>0.193494</text:p>
          </table:table-cell>
          <table:table-cell office:value-type="float" office:value="0.44" calcext:value-type="float">
            <text:p>0.44</text:p>
          </table:table-cell>
          <table:table-cell office:value-type="float" office:value="154436" calcext:value-type="float">
            <text:p>154436</text:p>
          </table:table-cell>
          <table:table-cell office:value-type="float" office:value="6144577" calcext:value-type="float">
            <text:p>6144577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840" calcext:value-type="float">
            <text:p>20840</text:p>
          </table:table-cell>
          <table:table-cell office:value-type="float" office:value="6144577" calcext:value-type="float">
            <text:p>6144577</text:p>
          </table:table-cell>
          <table:table-cell/>
          <table:table-cell table:formula="of:=([.E116]=[.I1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2-s528806317c5548039.ukp</text:p>
          </table:table-cell>
          <table:table-cell office:value-type="float" office:value="0.0165521" calcext:value-type="float">
            <text:p>0.0165521</text:p>
          </table:table-cell>
          <table:table-cell office:value-type="float" office:value="0.26" calcext:value-type="float">
            <text:p>0.26</text:p>
          </table:table-cell>
          <table:table-cell office:value-type="float" office:value="141152" calcext:value-type="float">
            <text:p>141152</text:p>
          </table:table-cell>
          <table:table-cell office:value-type="float" office:value="5548039" calcext:value-type="float">
            <text:p>5548039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1596" calcext:value-type="float">
            <text:p>21596</text:p>
          </table:table-cell>
          <table:table-cell office:value-type="float" office:value="5548039" calcext:value-type="float">
            <text:p>5548039</text:p>
          </table:table-cell>
          <table:table-cell/>
          <table:table-cell table:formula="of:=([.E117]=[.I1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3-s780179313c6947160.ukp</text:p>
          </table:table-cell>
          <table:table-cell office:value-type="float" office:value="0.0185645" calcext:value-type="float">
            <text:p>0.0185645</text:p>
          </table:table-cell>
          <table:table-cell office:value-type="float" office:value="0.27" calcext:value-type="float">
            <text:p>0.27</text:p>
          </table:table-cell>
          <table:table-cell office:value-type="float" office:value="174012" calcext:value-type="float">
            <text:p>174012</text:p>
          </table:table-cell>
          <table:table-cell office:value-type="float" office:value="6947160" calcext:value-type="float">
            <text:p>6947160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0" calcext:value-type="float">
            <text:p>20980</text:p>
          </table:table-cell>
          <table:table-cell office:value-type="float" office:value="6947160" calcext:value-type="float">
            <text:p>6947160</text:p>
          </table:table-cell>
          <table:table-cell/>
          <table:table-cell table:formula="of:=([.E118]=[.I1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4-s721215008c8428519.ukp</text:p>
          </table:table-cell>
          <table:table-cell office:value-type="float" office:value="0.0208972" calcext:value-type="float">
            <text:p>0.0208972</text:p>
          </table:table-cell>
          <table:table-cell office:value-type="float" office:value="0.27" calcext:value-type="float">
            <text:p>0.27</text:p>
          </table:table-cell>
          <table:table-cell office:value-type="float" office:value="208788" calcext:value-type="float">
            <text:p>208788</text:p>
          </table:table-cell>
          <table:table-cell office:value-type="float" office:value="8428519" calcext:value-type="float">
            <text:p>8428519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2" calcext:value-type="float">
            <text:p>20932</text:p>
          </table:table-cell>
          <table:table-cell office:value-type="float" office:value="8428519" calcext:value-type="float">
            <text:p>8428519</text:p>
          </table:table-cell>
          <table:table-cell/>
          <table:table-cell table:formula="of:=([.E119]=[.I1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4-s721215008c5392939.ukp</text:p>
          </table:table-cell>
          <table:table-cell office:value-type="float" office:value="0.90238" calcext:value-type="float">
            <text:p>0.90238</text:p>
          </table:table-cell>
          <table:table-cell office:value-type="float" office:value="1.14" calcext:value-type="float">
            <text:p>1.14</text:p>
          </table:table-cell>
          <table:table-cell office:value-type="float" office:value="135684" calcext:value-type="float">
            <text:p>135684</text:p>
          </table:table-cell>
          <table:table-cell office:value-type="float" office:value="5392939" calcext:value-type="float">
            <text:p>5392939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1588" calcext:value-type="float">
            <text:p>21588</text:p>
          </table:table-cell>
          <table:table-cell office:value-type="float" office:value="5392939" calcext:value-type="float">
            <text:p>5392939</text:p>
          </table:table-cell>
          <table:table-cell/>
          <table:table-cell table:formula="of:=([.E120]=[.I1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0-s827183242c8628995.ukp</text:p>
          </table:table-cell>
          <table:table-cell office:value-type="float" office:value="0.0245141" calcext:value-type="float">
            <text:p>0.0245141</text:p>
          </table:table-cell>
          <table:table-cell office:value-type="float" office:value="0.29" calcext:value-type="float">
            <text:p>0.29</text:p>
          </table:table-cell>
          <table:table-cell office:value-type="float" office:value="213688" calcext:value-type="float">
            <text:p>213688</text:p>
          </table:table-cell>
          <table:table-cell office:value-type="float" office:value="8628995" calcext:value-type="float">
            <text:p>862899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892" calcext:value-type="float">
            <text:p>20892</text:p>
          </table:table-cell>
          <table:table-cell office:value-type="float" office:value="8628995" calcext:value-type="float">
            <text:p>8628995</text:p>
          </table:table-cell>
          <table:table-cell/>
          <table:table-cell table:formula="of:=([.E121]=[.I1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2-s528806317c8449003.ukp</text:p>
          </table:table-cell>
          <table:table-cell office:value-type="float" office:value="0.0254436" calcext:value-type="float">
            <text:p>0.0254436</text:p>
          </table:table-cell>
          <table:table-cell office:value-type="float" office:value="0.27" calcext:value-type="float">
            <text:p>0.27</text:p>
          </table:table-cell>
          <table:table-cell office:value-type="float" office:value="209344" calcext:value-type="float">
            <text:p>209344</text:p>
          </table:table-cell>
          <table:table-cell office:value-type="float" office:value="8449003" calcext:value-type="float">
            <text:p>844900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24" calcext:value-type="float">
            <text:p>20924</text:p>
          </table:table-cell>
          <table:table-cell office:value-type="float" office:value="8449003" calcext:value-type="float">
            <text:p>8449003</text:p>
          </table:table-cell>
          <table:table-cell/>
          <table:table-cell table:formula="of:=([.E122]=[.I1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5-s110877071c7324523.ukp</text:p>
          </table:table-cell>
          <table:table-cell office:value-type="float" office:value="0.0235939" calcext:value-type="float">
            <text:p>0.0235939</text:p>
          </table:table-cell>
          <table:table-cell office:value-type="float" office:value="0.29" calcext:value-type="float">
            <text:p>0.29</text:p>
          </table:table-cell>
          <table:table-cell office:value-type="float" office:value="183076" calcext:value-type="float">
            <text:p>183076</text:p>
          </table:table-cell>
          <table:table-cell office:value-type="float" office:value="7324523" calcext:value-type="float">
            <text:p>732452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7324523" calcext:value-type="float">
            <text:p>7324523</text:p>
          </table:table-cell>
          <table:table-cell/>
          <table:table-cell table:formula="of:=([.E123]=[.I1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9-s126456688c7780875.ukp</text:p>
          </table:table-cell>
          <table:table-cell office:value-type="float" office:value="0.0236477" calcext:value-type="float">
            <text:p>0.0236477</text:p>
          </table:table-cell>
          <table:table-cell office:value-type="float" office:value="0.27" calcext:value-type="float">
            <text:p>0.27</text:p>
          </table:table-cell>
          <table:table-cell office:value-type="float" office:value="193912" calcext:value-type="float">
            <text:p>193912</text:p>
          </table:table-cell>
          <table:table-cell office:value-type="float" office:value="7780875" calcext:value-type="float">
            <text:p>778087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896" calcext:value-type="float">
            <text:p>20896</text:p>
          </table:table-cell>
          <table:table-cell office:value-type="float" office:value="7780875" calcext:value-type="float">
            <text:p>7780875</text:p>
          </table:table-cell>
          <table:table-cell/>
          <table:table-cell table:formula="of:=([.E124]=[.I1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1-s843367405c7260154.ukp</text:p>
          </table:table-cell>
          <table:table-cell office:value-type="float" office:value="0.021394" calcext:value-type="float">
            <text:p>0.021394</text:p>
          </table:table-cell>
          <table:table-cell office:value-type="float" office:value="0.27" calcext:value-type="float">
            <text:p>0.27</text:p>
          </table:table-cell>
          <table:table-cell office:value-type="float" office:value="189836" calcext:value-type="float">
            <text:p>189836</text:p>
          </table:table-cell>
          <table:table-cell office:value-type="float" office:value="7260154" calcext:value-type="float">
            <text:p>7260154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7260154" calcext:value-type="float">
            <text:p>7260154</text:p>
          </table:table-cell>
          <table:table-cell/>
          <table:table-cell table:formula="of:=([.E125]=[.I1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2-s528806317c7250302.ukp</text:p>
          </table:table-cell>
          <table:table-cell office:value-type="float" office:value="0.0184119" calcext:value-type="float">
            <text:p>0.0184119</text:p>
          </table:table-cell>
          <table:table-cell office:value-type="float" office:value="0.26" calcext:value-type="float">
            <text:p>0.26</text:p>
          </table:table-cell>
          <table:table-cell office:value-type="float" office:value="181140" calcext:value-type="float">
            <text:p>181140</text:p>
          </table:table-cell>
          <table:table-cell office:value-type="float" office:value="7250302" calcext:value-type="float">
            <text:p>725030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84" calcext:value-type="float">
            <text:p>20984</text:p>
          </table:table-cell>
          <table:table-cell office:value-type="float" office:value="7250302" calcext:value-type="float">
            <text:p>7250302</text:p>
          </table:table-cell>
          <table:table-cell/>
          <table:table-cell table:formula="of:=([.E126]=[.I1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1-s843367405c8035184.ukp</text:p>
          </table:table-cell>
          <table:table-cell office:value-type="float" office:value="0.0742052" calcext:value-type="float">
            <text:p>0.0742052</text:p>
          </table:table-cell>
          <table:table-cell office:value-type="float" office:value="0.33" calcext:value-type="float">
            <text:p>0.33</text:p>
          </table:table-cell>
          <table:table-cell office:value-type="float" office:value="206932" calcext:value-type="float">
            <text:p>206932</text:p>
          </table:table-cell>
          <table:table-cell office:value-type="float" office:value="8035184" calcext:value-type="float">
            <text:p>8035184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844" calcext:value-type="float">
            <text:p>20844</text:p>
          </table:table-cell>
          <table:table-cell office:value-type="float" office:value="8035184" calcext:value-type="float">
            <text:p>8035184</text:p>
          </table:table-cell>
          <table:table-cell/>
          <table:table-cell table:formula="of:=([.E127]=[.I1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3-s780179313c6000935.ukp</text:p>
          </table:table-cell>
          <table:table-cell office:value-type="float" office:value="0.0700312" calcext:value-type="float">
            <text:p>0.0700312</text:p>
          </table:table-cell>
          <table:table-cell office:value-type="float" office:value="0.31" calcext:value-type="float">
            <text:p>0.31</text:p>
          </table:table-cell>
          <table:table-cell office:value-type="float" office:value="158564" calcext:value-type="float">
            <text:p>158564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60" calcext:value-type="float">
            <text:p>20960</text:p>
          </table:table-cell>
          <table:table-cell office:value-type="float" office:value="6000935" calcext:value-type="float">
            <text:p>6000935</text:p>
          </table:table-cell>
          <table:table-cell/>
          <table:table-cell table:formula="of:=([.E128]=[.I1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2-s528806317c8104695.ukp</text:p>
          </table:table-cell>
          <table:table-cell office:value-type="float" office:value="0.0235443" calcext:value-type="float">
            <text:p>0.0235443</text:p>
          </table:table-cell>
          <table:table-cell office:value-type="float" office:value="0.27" calcext:value-type="float">
            <text:p>0.27</text:p>
          </table:table-cell>
          <table:table-cell office:value-type="float" office:value="209048" calcext:value-type="float">
            <text:p>209048</text:p>
          </table:table-cell>
          <table:table-cell office:value-type="float" office:value="8104695" calcext:value-type="float">
            <text:p>810469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1016" calcext:value-type="float">
            <text:p>21016</text:p>
          </table:table-cell>
          <table:table-cell office:value-type="float" office:value="8104695" calcext:value-type="float">
            <text:p>8104695</text:p>
          </table:table-cell>
          <table:table-cell/>
          <table:table-cell table:formula="of:=([.E129]=[.I1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3-s780179313c8935296.ukp</text:p>
          </table:table-cell>
          <table:table-cell office:value-type="float" office:value="0.024557" calcext:value-type="float">
            <text:p>0.024557</text:p>
          </table:table-cell>
          <table:table-cell office:value-type="float" office:value="0.28" calcext:value-type="float">
            <text:p>0.28</text:p>
          </table:table-cell>
          <table:table-cell office:value-type="float" office:value="228168" calcext:value-type="float">
            <text:p>228168</text:p>
          </table:table-cell>
          <table:table-cell office:value-type="float" office:value="8935296" calcext:value-type="float">
            <text:p>8935296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44" calcext:value-type="float">
            <text:p>20944</text:p>
          </table:table-cell>
          <table:table-cell office:value-type="float" office:value="8935296" calcext:value-type="float">
            <text:p>8935296</text:p>
          </table:table-cell>
          <table:table-cell/>
          <table:table-cell table:formula="of:=([.E130]=[.I1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8-s991580855c6782529.ukp</text:p>
          </table:table-cell>
          <table:table-cell office:value-type="float" office:value="0.0211904" calcext:value-type="float">
            <text:p>0.0211904</text:p>
          </table:table-cell>
          <table:table-cell office:value-type="float" office:value="0.27" calcext:value-type="float">
            <text:p>0.27</text:p>
          </table:table-cell>
          <table:table-cell office:value-type="float" office:value="178152" calcext:value-type="float">
            <text:p>178152</text:p>
          </table:table-cell>
          <table:table-cell office:value-type="float" office:value="6782529" calcext:value-type="float">
            <text:p>6782529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68" calcext:value-type="float">
            <text:p>20968</text:p>
          </table:table-cell>
          <table:table-cell office:value-type="float" office:value="6782529" calcext:value-type="float">
            <text:p>6782529</text:p>
          </table:table-cell>
          <table:table-cell/>
          <table:table-cell table:formula="of:=([.E131]=[.I1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1-s843367405c7218555.ukp</text:p>
          </table:table-cell>
          <table:table-cell office:value-type="float" office:value="0.0191023" calcext:value-type="float">
            <text:p>0.0191023</text:p>
          </table:table-cell>
          <table:table-cell office:value-type="float" office:value="0.26" calcext:value-type="float">
            <text:p>0.26</text:p>
          </table:table-cell>
          <table:table-cell office:value-type="float" office:value="180636" calcext:value-type="float">
            <text:p>180636</text:p>
          </table:table-cell>
          <table:table-cell office:value-type="float" office:value="7218555" calcext:value-type="float">
            <text:p>721855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7218555" calcext:value-type="float">
            <text:p>7218555</text:p>
          </table:table-cell>
          <table:table-cell/>
          <table:table-cell table:formula="of:=([.E132]=[.I1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7-s177710744c8178471.ukp</text:p>
          </table:table-cell>
          <table:table-cell office:value-type="float" office:value="0.90977" calcext:value-type="float">
            <text:p>0.90977</text:p>
          </table:table-cell>
          <table:table-cell office:value-type="float" office:value="1.16" calcext:value-type="float">
            <text:p>1.16</text:p>
          </table:table-cell>
          <table:table-cell office:value-type="float" office:value="201200" calcext:value-type="float">
            <text:p>201200</text:p>
          </table:table-cell>
          <table:table-cell office:value-type="float" office:value="8178471" calcext:value-type="float">
            <text:p>8178471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8178471" calcext:value-type="float">
            <text:p>8178471</text:p>
          </table:table-cell>
          <table:table-cell/>
          <table:table-cell table:formula="of:=([.E133]=[.I1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4-s721215008c8171746.ukp</text:p>
          </table:table-cell>
          <table:table-cell office:value-type="float" office:value="0.0205432" calcext:value-type="float">
            <text:p>0.0205432</text:p>
          </table:table-cell>
          <table:table-cell office:value-type="float" office:value="0.29" calcext:value-type="float">
            <text:p>0.29</text:p>
          </table:table-cell>
          <table:table-cell office:value-type="float" office:value="202636" calcext:value-type="float">
            <text:p>202636</text:p>
          </table:table-cell>
          <table:table-cell office:value-type="float" office:value="8171746" calcext:value-type="float">
            <text:p>8171746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0952" calcext:value-type="float">
            <text:p>20952</text:p>
          </table:table-cell>
          <table:table-cell office:value-type="float" office:value="8171746" calcext:value-type="float">
            <text:p>8171746</text:p>
          </table:table-cell>
          <table:table-cell/>
          <table:table-cell table:formula="of:=([.E134]=[.I1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8-s991580855c8976007.ukp</text:p>
          </table:table-cell>
          <table:table-cell office:value-type="float" office:value="0.0204853" calcext:value-type="float">
            <text:p>0.0204853</text:p>
          </table:table-cell>
          <table:table-cell office:value-type="float" office:value="0.27" calcext:value-type="float">
            <text:p>0.27</text:p>
          </table:table-cell>
          <table:table-cell office:value-type="float" office:value="221740" calcext:value-type="float">
            <text:p>221740</text:p>
          </table:table-cell>
          <table:table-cell office:value-type="float" office:value="8976007" calcext:value-type="float">
            <text:p>8976007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0904" calcext:value-type="float">
            <text:p>20904</text:p>
          </table:table-cell>
          <table:table-cell office:value-type="float" office:value="8976007" calcext:value-type="float">
            <text:p>8976007</text:p>
          </table:table-cell>
          <table:table-cell/>
          <table:table-cell table:formula="of:=([.E135]=[.I1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1-s843367405c7933442.ukp</text:p>
          </table:table-cell>
          <table:table-cell office:value-type="float" office:value="0.0233827" calcext:value-type="float">
            <text:p>0.0233827</text:p>
          </table:table-cell>
          <table:table-cell office:value-type="float" office:value="0.27" calcext:value-type="float">
            <text:p>0.27</text:p>
          </table:table-cell>
          <table:table-cell office:value-type="float" office:value="205300" calcext:value-type="float">
            <text:p>205300</text:p>
          </table:table-cell>
          <table:table-cell office:value-type="float" office:value="7933442" calcext:value-type="float">
            <text:p>7933442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1064" calcext:value-type="float">
            <text:p>21064</text:p>
          </table:table-cell>
          <table:table-cell office:value-type="float" office:value="7933442" calcext:value-type="float">
            <text:p>7933442</text:p>
          </table:table-cell>
          <table:table-cell/>
          <table:table-cell table:formula="of:=([.E136]=[.I1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5-s110877071c9317578.ukp</text:p>
          </table:table-cell>
          <table:table-cell office:value-type="float" office:value="0.025292" calcext:value-type="float">
            <text:p>0.025292</text:p>
          </table:table-cell>
          <table:table-cell office:value-type="float" office:value="0.28" calcext:value-type="float">
            <text:p>0.28</text:p>
          </table:table-cell>
          <table:table-cell office:value-type="float" office:value="237728" calcext:value-type="float">
            <text:p>237728</text:p>
          </table:table-cell>
          <table:table-cell office:value-type="float" office:value="9317578" calcext:value-type="float">
            <text:p>9317578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96" calcext:value-type="float">
            <text:p>20996</text:p>
          </table:table-cell>
          <table:table-cell office:value-type="float" office:value="9317578" calcext:value-type="float">
            <text:p>9317578</text:p>
          </table:table-cell>
          <table:table-cell/>
          <table:table-cell table:formula="of:=([.E137]=[.I1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7-s177710744c6272106.ukp</text:p>
          </table:table-cell>
          <table:table-cell office:value-type="float" office:value="0.0176126" calcext:value-type="float">
            <text:p>0.0176126</text:p>
          </table:table-cell>
          <table:table-cell office:value-type="float" office:value="0.26" calcext:value-type="float">
            <text:p>0.26</text:p>
          </table:table-cell>
          <table:table-cell office:value-type="float" office:value="158136" calcext:value-type="float">
            <text:p>158136</text:p>
          </table:table-cell>
          <table:table-cell office:value-type="float" office:value="6272106" calcext:value-type="float">
            <text:p>6272106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1596" calcext:value-type="float">
            <text:p>21596</text:p>
          </table:table-cell>
          <table:table-cell office:value-type="float" office:value="6272106" calcext:value-type="float">
            <text:p>6272106</text:p>
          </table:table-cell>
          <table:table-cell/>
          <table:table-cell table:formula="of:=([.E138]=[.I1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8-s991580855c5891284.ukp</text:p>
          </table:table-cell>
          <table:table-cell office:value-type="float" office:value="0.252393" calcext:value-type="float">
            <text:p>0.252393</text:p>
          </table:table-cell>
          <table:table-cell office:value-type="float" office:value="0.5" calcext:value-type="float">
            <text:p>0.5</text:p>
          </table:table-cell>
          <table:table-cell office:value-type="float" office:value="154784" calcext:value-type="float">
            <text:p>154784</text:p>
          </table:table-cell>
          <table:table-cell office:value-type="float" office:value="5891284" calcext:value-type="float">
            <text:p>589128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5891284" calcext:value-type="float">
            <text:p>5891284</text:p>
          </table:table-cell>
          <table:table-cell/>
          <table:table-cell table:formula="of:=([.E139]=[.I1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8-s991580855c7924401.ukp</text:p>
          </table:table-cell>
          <table:table-cell office:value-type="float" office:value="0.0235521" calcext:value-type="float">
            <text:p>0.0235521</text:p>
          </table:table-cell>
          <table:table-cell office:value-type="float" office:value="0.27" calcext:value-type="float">
            <text:p>0.27</text:p>
          </table:table-cell>
          <table:table-cell office:value-type="float" office:value="196720" calcext:value-type="float">
            <text:p>196720</text:p>
          </table:table-cell>
          <table:table-cell office:value-type="float" office:value="7924401" calcext:value-type="float">
            <text:p>7924401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48" calcext:value-type="float">
            <text:p>20948</text:p>
          </table:table-cell>
          <table:table-cell office:value-type="float" office:value="7924401" calcext:value-type="float">
            <text:p>7924401</text:p>
          </table:table-cell>
          <table:table-cell/>
          <table:table-cell table:formula="of:=([.E140]=[.I1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3-s780179313c9635417.ukp</text:p>
          </table:table-cell>
          <table:table-cell office:value-type="float" office:value="0.0251313" calcext:value-type="float">
            <text:p>0.0251313</text:p>
          </table:table-cell>
          <table:table-cell office:value-type="float" office:value="0.29" calcext:value-type="float">
            <text:p>0.29</text:p>
          </table:table-cell>
          <table:table-cell office:value-type="float" office:value="245044" calcext:value-type="float">
            <text:p>245044</text:p>
          </table:table-cell>
          <table:table-cell office:value-type="float" office:value="9635417" calcext:value-type="float">
            <text:p>963541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68" calcext:value-type="float">
            <text:p>20968</text:p>
          </table:table-cell>
          <table:table-cell office:value-type="float" office:value="9635417" calcext:value-type="float">
            <text:p>9635417</text:p>
          </table:table-cell>
          <table:table-cell/>
          <table:table-cell table:formula="of:=([.E141]=[.I1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4-s721215008c7855415.ukp</text:p>
          </table:table-cell>
          <table:table-cell office:value-type="float" office:value="0.0221529" calcext:value-type="float">
            <text:p>0.0221529</text:p>
          </table:table-cell>
          <table:table-cell office:value-type="float" office:value="0.27" calcext:value-type="float">
            <text:p>0.27</text:p>
          </table:table-cell>
          <table:table-cell office:value-type="float" office:value="202960" calcext:value-type="float">
            <text:p>202960</text:p>
          </table:table-cell>
          <table:table-cell office:value-type="float" office:value="7855415" calcext:value-type="float">
            <text:p>785541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60" calcext:value-type="float">
            <text:p>20960</text:p>
          </table:table-cell>
          <table:table-cell office:value-type="float" office:value="7855415" calcext:value-type="float">
            <text:p>7855415</text:p>
          </table:table-cell>
          <table:table-cell/>
          <table:table-cell table:formula="of:=([.E142]=[.I1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5-s110877071c8303727.ukp</text:p>
          </table:table-cell>
          <table:table-cell office:value-type="float" office:value="0.0198007" calcext:value-type="float">
            <text:p>0.0198007</text:p>
          </table:table-cell>
          <table:table-cell office:value-type="float" office:value="0.27" calcext:value-type="float">
            <text:p>0.27</text:p>
          </table:table-cell>
          <table:table-cell office:value-type="float" office:value="206384" calcext:value-type="float">
            <text:p>206384</text:p>
          </table:table-cell>
          <table:table-cell office:value-type="float" office:value="8303727" calcext:value-type="float">
            <text:p>830372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1020" calcext:value-type="float">
            <text:p>21020</text:p>
          </table:table-cell>
          <table:table-cell office:value-type="float" office:value="8303727" calcext:value-type="float">
            <text:p>8303727</text:p>
          </table:table-cell>
          <table:table-cell/>
          <table:table-cell table:formula="of:=([.E143]=[.I1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9-s126456688c5075685.ukp</text:p>
          </table:table-cell>
          <table:table-cell office:value-type="float" office:value="0.0144416" calcext:value-type="float">
            <text:p>0.0144416</text:p>
          </table:table-cell>
          <table:table-cell office:value-type="float" office:value="0.25" calcext:value-type="float">
            <text:p>0.25</text:p>
          </table:table-cell>
          <table:table-cell office:value-type="float" office:value="130116" calcext:value-type="float">
            <text:p>130116</text:p>
          </table:table-cell>
          <table:table-cell office:value-type="float" office:value="5075685" calcext:value-type="float">
            <text:p>507568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36" calcext:value-type="float">
            <text:p>20936</text:p>
          </table:table-cell>
          <table:table-cell office:value-type="float" office:value="5075685" calcext:value-type="float">
            <text:p>5075685</text:p>
          </table:table-cell>
          <table:table-cell/>
          <table:table-cell table:formula="of:=([.E144]=[.I1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6-s227708629c7385954.ukp</text:p>
          </table:table-cell>
          <table:table-cell office:value-type="float" office:value="0.0192246" calcext:value-type="float">
            <text:p>0.0192246</text:p>
          </table:table-cell>
          <table:table-cell office:value-type="float" office:value="0.26" calcext:value-type="float">
            <text:p>0.26</text:p>
          </table:table-cell>
          <table:table-cell office:value-type="float" office:value="184416" calcext:value-type="float">
            <text:p>184416</text:p>
          </table:table-cell>
          <table:table-cell office:value-type="float" office:value="7385954" calcext:value-type="float">
            <text:p>738595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04" calcext:value-type="float">
            <text:p>20904</text:p>
          </table:table-cell>
          <table:table-cell office:value-type="float" office:value="7385954" calcext:value-type="float">
            <text:p>7385954</text:p>
          </table:table-cell>
          <table:table-cell/>
          <table:table-cell table:formula="of:=([.E145]=[.I1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5-s110877071c7877976.ukp</text:p>
          </table:table-cell>
          <table:table-cell office:value-type="float" office:value="0.024069" calcext:value-type="float">
            <text:p>0.024069</text:p>
          </table:table-cell>
          <table:table-cell office:value-type="float" office:value="0.27" calcext:value-type="float">
            <text:p>0.27</text:p>
          </table:table-cell>
          <table:table-cell office:value-type="float" office:value="203444" calcext:value-type="float">
            <text:p>203444</text:p>
          </table:table-cell>
          <table:table-cell office:value-type="float" office:value="7877976" calcext:value-type="float">
            <text:p>7877976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7877976" calcext:value-type="float">
            <text:p>7877976</text:p>
          </table:table-cell>
          <table:table-cell/>
          <table:table-cell table:formula="of:=([.E146]=[.I1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0-s827183242c7949644.ukp</text:p>
          </table:table-cell>
          <table:table-cell office:value-type="float" office:value="0.0224375" calcext:value-type="float">
            <text:p>0.0224375</text:p>
          </table:table-cell>
          <table:table-cell office:value-type="float" office:value="0.28" calcext:value-type="float">
            <text:p>0.28</text:p>
          </table:table-cell>
          <table:table-cell office:value-type="float" office:value="205904" calcext:value-type="float">
            <text:p>205904</text:p>
          </table:table-cell>
          <table:table-cell office:value-type="float" office:value="7949644" calcext:value-type="float">
            <text:p>7949644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40" calcext:value-type="float">
            <text:p>20940</text:p>
          </table:table-cell>
          <table:table-cell office:value-type="float" office:value="7949644" calcext:value-type="float">
            <text:p>7949644</text:p>
          </table:table-cell>
          <table:table-cell/>
          <table:table-cell table:formula="of:=([.E147]=[.I1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9-s126456688c6021657.ukp</text:p>
          </table:table-cell>
          <table:table-cell office:value-type="float" office:value="0.0191837" calcext:value-type="float">
            <text:p>0.0191837</text:p>
          </table:table-cell>
          <table:table-cell office:value-type="float" office:value="0.26" calcext:value-type="float">
            <text:p>0.26</text:p>
          </table:table-cell>
          <table:table-cell office:value-type="float" office:value="160068" calcext:value-type="float">
            <text:p>160068</text:p>
          </table:table-cell>
          <table:table-cell office:value-type="float" office:value="6021657" calcext:value-type="float">
            <text:p>6021657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1000" calcext:value-type="float">
            <text:p>21000</text:p>
          </table:table-cell>
          <table:table-cell office:value-type="float" office:value="6021657" calcext:value-type="float">
            <text:p>6021657</text:p>
          </table:table-cell>
          <table:table-cell/>
          <table:table-cell table:formula="of:=([.E148]=[.I1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3-s780179313c7571075.ukp</text:p>
          </table:table-cell>
          <table:table-cell office:value-type="float" office:value="0.0184921" calcext:value-type="float">
            <text:p>0.0184921</text:p>
          </table:table-cell>
          <table:table-cell office:value-type="float" office:value="0.26" calcext:value-type="float">
            <text:p>0.26</text:p>
          </table:table-cell>
          <table:table-cell office:value-type="float" office:value="189232" calcext:value-type="float">
            <text:p>189232</text:p>
          </table:table-cell>
          <table:table-cell office:value-type="float" office:value="7571075" calcext:value-type="float">
            <text:p>7571075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1056" calcext:value-type="float">
            <text:p>21056</text:p>
          </table:table-cell>
          <table:table-cell office:value-type="float" office:value="7571075" calcext:value-type="float">
            <text:p>7571075</text:p>
          </table:table-cell>
          <table:table-cell/>
          <table:table-cell table:formula="of:=([.E149]=[.I1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6-s227708629c6737676.ukp</text:p>
          </table:table-cell>
          <table:table-cell office:value-type="float" office:value="0.0174539" calcext:value-type="float">
            <text:p>0.0174539</text:p>
          </table:table-cell>
          <table:table-cell office:value-type="float" office:value="0.26" calcext:value-type="float">
            <text:p>0.26</text:p>
          </table:table-cell>
          <table:table-cell office:value-type="float" office:value="169096" calcext:value-type="float">
            <text:p>169096</text:p>
          </table:table-cell>
          <table:table-cell office:value-type="float" office:value="6737676" calcext:value-type="float">
            <text:p>673767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1560" calcext:value-type="float">
            <text:p>21560</text:p>
          </table:table-cell>
          <table:table-cell office:value-type="float" office:value="6737676" calcext:value-type="float">
            <text:p>6737676</text:p>
          </table:table-cell>
          <table:table-cell/>
          <table:table-cell table:formula="of:=([.E150]=[.I1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1-s843367405c8017460.ukp</text:p>
          </table:table-cell>
          <table:table-cell office:value-type="float" office:value="0.0757467" calcext:value-type="float">
            <text:p>0.0757467</text:p>
          </table:table-cell>
          <table:table-cell office:value-type="float" office:value="0.21" calcext:value-type="float">
            <text:p>0.21</text:p>
          </table:table-cell>
          <table:table-cell office:value-type="float" office:value="197940" calcext:value-type="float">
            <text:p>197940</text:p>
          </table:table-cell>
          <table:table-cell office:value-type="float" office:value="8017460" calcext:value-type="float">
            <text:p>8017460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6" calcext:value-type="float">
            <text:p>0.06</text:p>
          </table:table-cell>
          <table:table-cell office:value-type="float" office:value="12176" calcext:value-type="float">
            <text:p>12176</text:p>
          </table:table-cell>
          <table:table-cell office:value-type="float" office:value="8017460" calcext:value-type="float">
            <text:p>8017460</text:p>
          </table:table-cell>
          <table:table-cell/>
          <table:table-cell table:formula="of:=([.E151]=[.I1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9-s126456688c5817019.ukp</text:p>
          </table:table-cell>
          <table:table-cell office:value-type="float" office:value="0.298354" calcext:value-type="float">
            <text:p>0.298354</text:p>
          </table:table-cell>
          <table:table-cell office:value-type="float" office:value="0.43" calcext:value-type="float">
            <text:p>0.43</text:p>
          </table:table-cell>
          <table:table-cell office:value-type="float" office:value="145444" calcext:value-type="float">
            <text:p>145444</text:p>
          </table:table-cell>
          <table:table-cell office:value-type="float" office:value="5817019" calcext:value-type="float">
            <text:p>5817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624" calcext:value-type="float">
            <text:p>12624</text:p>
          </table:table-cell>
          <table:table-cell office:value-type="float" office:value="5817019" calcext:value-type="float">
            <text:p>5817019</text:p>
          </table:table-cell>
          <table:table-cell/>
          <table:table-cell table:formula="of:=([.E152]=[.I1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1-s843367405c6537152.ukp</text:p>
          </table:table-cell>
          <table:table-cell office:value-type="float" office:value="0.0881636" calcext:value-type="float">
            <text:p>0.0881636</text:p>
          </table:table-cell>
          <table:table-cell office:value-type="float" office:value="0.22" calcext:value-type="float">
            <text:p>0.22</text:p>
          </table:table-cell>
          <table:table-cell office:value-type="float" office:value="169844" calcext:value-type="float">
            <text:p>169844</text:p>
          </table:table-cell>
          <table:table-cell office:value-type="float" office:value="6537152" calcext:value-type="float">
            <text:p>6537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88" calcext:value-type="float">
            <text:p>12788</text:p>
          </table:table-cell>
          <table:table-cell office:value-type="float" office:value="6537152" calcext:value-type="float">
            <text:p>6537152</text:p>
          </table:table-cell>
          <table:table-cell/>
          <table:table-cell table:formula="of:=([.E153]=[.I1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6-s227708629c6359014.ukp</text:p>
          </table:table-cell>
          <table:table-cell office:value-type="float" office:value="0.0191757" calcext:value-type="float">
            <text:p>0.0191757</text:p>
          </table:table-cell>
          <table:table-cell office:value-type="float" office:value="0.15" calcext:value-type="float">
            <text:p>0.15</text:p>
          </table:table-cell>
          <table:table-cell office:value-type="float" office:value="167872" calcext:value-type="float">
            <text:p>167872</text:p>
          </table:table-cell>
          <table:table-cell office:value-type="float" office:value="6359014" calcext:value-type="float">
            <text:p>635901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08" calcext:value-type="float">
            <text:p>12708</text:p>
          </table:table-cell>
          <table:table-cell office:value-type="float" office:value="6359014" calcext:value-type="float">
            <text:p>6359014</text:p>
          </table:table-cell>
          <table:table-cell/>
          <table:table-cell table:formula="of:=([.E154]=[.I1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8-s991580855c5508152.ukp</text:p>
          </table:table-cell>
          <table:table-cell office:value-type="float" office:value="0.0128705" calcext:value-type="float">
            <text:p>0.0128705</text:p>
          </table:table-cell>
          <table:table-cell office:value-type="float" office:value="0.05" calcext:value-type="float">
            <text:p>0.05</text:p>
          </table:table-cell>
          <table:table-cell office:value-type="float" office:value="139916" calcext:value-type="float">
            <text:p>139916</text:p>
          </table:table-cell>
          <table:table-cell office:value-type="float" office:value="5508152" calcext:value-type="float">
            <text:p>5508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4" calcext:value-type="float">
            <text:p>0.04</text:p>
          </table:table-cell>
          <table:table-cell office:value-type="float" office:value="7328" calcext:value-type="float">
            <text:p>7328</text:p>
          </table:table-cell>
          <table:table-cell office:value-type="float" office:value="5508152" calcext:value-type="float">
            <text:p>5508152</text:p>
          </table:table-cell>
          <table:table-cell/>
          <table:table-cell table:formula="of:=([.E155]=[.I1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8-s991580855c6886377.ukp</text:p>
          </table:table-cell>
          <table:table-cell office:value-type="float" office:value="0.0349779" calcext:value-type="float">
            <text:p>0.0349779</text:p>
          </table:table-cell>
          <table:table-cell office:value-type="float" office:value="0.17" calcext:value-type="float">
            <text:p>0.17</text:p>
          </table:table-cell>
          <table:table-cell office:value-type="float" office:value="179320" calcext:value-type="float">
            <text:p>179320</text:p>
          </table:table-cell>
          <table:table-cell office:value-type="float" office:value="6886377" calcext:value-type="float">
            <text:p>688637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52" calcext:value-type="float">
            <text:p>12152</text:p>
          </table:table-cell>
          <table:table-cell office:value-type="float" office:value="6886377" calcext:value-type="float">
            <text:p>6886377</text:p>
          </table:table-cell>
          <table:table-cell/>
          <table:table-cell table:formula="of:=([.E156]=[.I1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5-s110877071c8730975.ukp</text:p>
          </table:table-cell>
          <table:table-cell office:value-type="float" office:value="0.0747266" calcext:value-type="float">
            <text:p>0.0747266</text:p>
          </table:table-cell>
          <table:table-cell office:value-type="float" office:value="0.21" calcext:value-type="float">
            <text:p>0.21</text:p>
          </table:table-cell>
          <table:table-cell office:value-type="float" office:value="214672" calcext:value-type="float">
            <text:p>214672</text:p>
          </table:table-cell>
          <table:table-cell office:value-type="float" office:value="8730975" calcext:value-type="float">
            <text:p>87309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12896" calcext:value-type="float">
            <text:p>12896</text:p>
          </table:table-cell>
          <table:table-cell office:value-type="float" office:value="8730975" calcext:value-type="float">
            <text:p>8730975</text:p>
          </table:table-cell>
          <table:table-cell/>
          <table:table-cell table:formula="of:=([.E157]=[.I1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6-s227708629c5604087.ukp</text:p>
          </table:table-cell>
          <table:table-cell office:value-type="float" office:value="0.0710177" calcext:value-type="float">
            <text:p>0.0710177</text:p>
          </table:table-cell>
          <table:table-cell office:value-type="float" office:value="0.24" calcext:value-type="float">
            <text:p>0.24</text:p>
          </table:table-cell>
          <table:table-cell office:value-type="float" office:value="141548" calcext:value-type="float">
            <text:p>141548</text:p>
          </table:table-cell>
          <table:table-cell office:value-type="float" office:value="5604087" calcext:value-type="float">
            <text:p>560408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288" calcext:value-type="float">
            <text:p>12288</text:p>
          </table:table-cell>
          <table:table-cell office:value-type="float" office:value="5604087" calcext:value-type="float">
            <text:p>5604087</text:p>
          </table:table-cell>
          <table:table-cell/>
          <table:table-cell table:formula="of:=([.E158]=[.I1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7-s177710744c8212590.ukp</text:p>
          </table:table-cell>
          <table:table-cell office:value-type="float" office:value="0.0733743" calcext:value-type="float">
            <text:p>0.0733743</text:p>
          </table:table-cell>
          <table:table-cell office:value-type="float" office:value="0.21" calcext:value-type="float">
            <text:p>0.21</text:p>
          </table:table-cell>
          <table:table-cell office:value-type="float" office:value="202680" calcext:value-type="float">
            <text:p>202680</text:p>
          </table:table-cell>
          <table:table-cell office:value-type="float" office:value="8212590" calcext:value-type="float">
            <text:p>821259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08" calcext:value-type="float">
            <text:p>12108</text:p>
          </table:table-cell>
          <table:table-cell office:value-type="float" office:value="8212590" calcext:value-type="float">
            <text:p>8212590</text:p>
          </table:table-cell>
          <table:table-cell/>
          <table:table-cell table:formula="of:=([.E159]=[.I1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8-s991580855c9363674.ukp</text:p>
          </table:table-cell>
          <table:table-cell office:value-type="float" office:value="0.0762509" calcext:value-type="float">
            <text:p>0.0762509</text:p>
          </table:table-cell>
          <table:table-cell office:value-type="float" office:value="0.21" calcext:value-type="float">
            <text:p>0.21</text:p>
          </table:table-cell>
          <table:table-cell office:value-type="float" office:value="229760" calcext:value-type="float">
            <text:p>229760</text:p>
          </table:table-cell>
          <table:table-cell office:value-type="float" office:value="9363674" calcext:value-type="float">
            <text:p>936367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12132" calcext:value-type="float">
            <text:p>12132</text:p>
          </table:table-cell>
          <table:table-cell office:value-type="float" office:value="9363674" calcext:value-type="float">
            <text:p>9363674</text:p>
          </table:table-cell>
          <table:table-cell/>
          <table:table-cell table:formula="of:=([.E160]=[.I1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0-s827183242c8631812.ukp</text:p>
          </table:table-cell>
          <table:table-cell office:value-type="float" office:value="0.090912" calcext:value-type="float">
            <text:p>0.090912</text:p>
          </table:table-cell>
          <table:table-cell office:value-type="float" office:value="0.23" calcext:value-type="float">
            <text:p>0.23</text:p>
          </table:table-cell>
          <table:table-cell office:value-type="float" office:value="219280" calcext:value-type="float">
            <text:p>219280</text:p>
          </table:table-cell>
          <table:table-cell office:value-type="float" office:value="8631812" calcext:value-type="float">
            <text:p>863181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840" calcext:value-type="float">
            <text:p>12840</text:p>
          </table:table-cell>
          <table:table-cell office:value-type="float" office:value="8631812" calcext:value-type="float">
            <text:p>8631812</text:p>
          </table:table-cell>
          <table:table-cell/>
          <table:table-cell table:formula="of:=([.E161]=[.I1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6-s227708629c6095921.ukp</text:p>
          </table:table-cell>
          <table:table-cell office:value-type="float" office:value="0.0842605" calcext:value-type="float">
            <text:p>0.0842605</text:p>
          </table:table-cell>
          <table:table-cell office:value-type="float" office:value="0.21" calcext:value-type="float">
            <text:p>0.21</text:p>
          </table:table-cell>
          <table:table-cell office:value-type="float" office:value="159820" calcext:value-type="float">
            <text:p>159820</text:p>
          </table:table-cell>
          <table:table-cell office:value-type="float" office:value="6095921" calcext:value-type="float">
            <text:p>609592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080" calcext:value-type="float">
            <text:p>12080</text:p>
          </table:table-cell>
          <table:table-cell office:value-type="float" office:value="6095921" calcext:value-type="float">
            <text:p>6095921</text:p>
          </table:table-cell>
          <table:table-cell/>
          <table:table-cell table:formula="of:=([.E162]=[.I1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1-s843367405c9114174.ukp</text:p>
          </table:table-cell>
          <table:table-cell office:value-type="float" office:value="0.296556" calcext:value-type="float">
            <text:p>0.296556</text:p>
          </table:table-cell>
          <table:table-cell office:value-type="float" office:value="0.43" calcext:value-type="float">
            <text:p>0.43</text:p>
          </table:table-cell>
          <table:table-cell office:value-type="float" office:value="222308" calcext:value-type="float">
            <text:p>222308</text:p>
          </table:table-cell>
          <table:table-cell office:value-type="float" office:value="9114174" calcext:value-type="float">
            <text:p>911417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912" calcext:value-type="float">
            <text:p>12912</text:p>
          </table:table-cell>
          <table:table-cell office:value-type="float" office:value="9114174" calcext:value-type="float">
            <text:p>9114174</text:p>
          </table:table-cell>
          <table:table-cell/>
          <table:table-cell table:formula="of:=([.E163]=[.I1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0-s827183242c6373385.ukp</text:p>
          </table:table-cell>
          <table:table-cell office:value-type="float" office:value="0.0189404" calcext:value-type="float">
            <text:p>0.0189404</text:p>
          </table:table-cell>
          <table:table-cell office:value-type="float" office:value="0.15" calcext:value-type="float">
            <text:p>0.15</text:p>
          </table:table-cell>
          <table:table-cell office:value-type="float" office:value="168088" calcext:value-type="float">
            <text:p>168088</text:p>
          </table:table-cell>
          <table:table-cell office:value-type="float" office:value="6373385" calcext:value-type="float">
            <text:p>637338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124" calcext:value-type="float">
            <text:p>12124</text:p>
          </table:table-cell>
          <table:table-cell office:value-type="float" office:value="6373385" calcext:value-type="float">
            <text:p>6373385</text:p>
          </table:table-cell>
          <table:table-cell/>
          <table:table-cell table:formula="of:=([.E164]=[.I1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2-s528806317c6107266.ukp</text:p>
          </table:table-cell>
          <table:table-cell office:value-type="float" office:value="0.0326737" calcext:value-type="float">
            <text:p>0.0326737</text:p>
          </table:table-cell>
          <table:table-cell office:value-type="float" office:value="0.16" calcext:value-type="float">
            <text:p>0.16</text:p>
          </table:table-cell>
          <table:table-cell office:value-type="float" office:value="160924" calcext:value-type="float">
            <text:p>160924</text:p>
          </table:table-cell>
          <table:table-cell office:value-type="float" office:value="6107266" calcext:value-type="float">
            <text:p>610726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6107266" calcext:value-type="float">
            <text:p>6107266</text:p>
          </table:table-cell>
          <table:table-cell/>
          <table:table-cell table:formula="of:=([.E165]=[.I1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4-s721215008c5098265.ukp</text:p>
          </table:table-cell>
          <table:table-cell office:value-type="float" office:value="0.0317822" calcext:value-type="float">
            <text:p>0.0317822</text:p>
          </table:table-cell>
          <table:table-cell office:value-type="float" office:value="0.16" calcext:value-type="float">
            <text:p>0.16</text:p>
          </table:table-cell>
          <table:table-cell office:value-type="float" office:value="137420" calcext:value-type="float">
            <text:p>137420</text:p>
          </table:table-cell>
          <table:table-cell office:value-type="float" office:value="5098265" calcext:value-type="float">
            <text:p>509826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184" calcext:value-type="float">
            <text:p>12184</text:p>
          </table:table-cell>
          <table:table-cell office:value-type="float" office:value="5098265" calcext:value-type="float">
            <text:p>5098265</text:p>
          </table:table-cell>
          <table:table-cell/>
          <table:table-cell table:formula="of:=([.E166]=[.I1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5-s110877071c8048833.ukp</text:p>
          </table:table-cell>
          <table:table-cell office:value-type="float" office:value="0.0351676" calcext:value-type="float">
            <text:p>0.0351676</text:p>
          </table:table-cell>
          <table:table-cell office:value-type="float" office:value="0.17" calcext:value-type="float">
            <text:p>0.17</text:p>
          </table:table-cell>
          <table:table-cell office:value-type="float" office:value="206412" calcext:value-type="float">
            <text:p>206412</text:p>
          </table:table-cell>
          <table:table-cell office:value-type="float" office:value="8048833" calcext:value-type="float">
            <text:p>804883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096" calcext:value-type="float">
            <text:p>12096</text:p>
          </table:table-cell>
          <table:table-cell office:value-type="float" office:value="8048833" calcext:value-type="float">
            <text:p>8048833</text:p>
          </table:table-cell>
          <table:table-cell/>
          <table:table-cell table:formula="of:=([.E167]=[.I1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9-s126456688c8041112.ukp</text:p>
          </table:table-cell>
          <table:table-cell office:value-type="float" office:value="0.0725079" calcext:value-type="float">
            <text:p>0.0725079</text:p>
          </table:table-cell>
          <table:table-cell office:value-type="float" office:value="0.21" calcext:value-type="float">
            <text:p>0.21</text:p>
          </table:table-cell>
          <table:table-cell office:value-type="float" office:value="198688" calcext:value-type="float">
            <text:p>198688</text:p>
          </table:table-cell>
          <table:table-cell office:value-type="float" office:value="8041112" calcext:value-type="float">
            <text:p>804111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184" calcext:value-type="float">
            <text:p>12184</text:p>
          </table:table-cell>
          <table:table-cell office:value-type="float" office:value="8041112" calcext:value-type="float">
            <text:p>8041112</text:p>
          </table:table-cell>
          <table:table-cell/>
          <table:table-cell table:formula="of:=([.E168]=[.I1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2-s528806317c6020154.ukp</text:p>
          </table:table-cell>
          <table:table-cell office:value-type="float" office:value="0.0860117" calcext:value-type="float">
            <text:p>0.0860117</text:p>
          </table:table-cell>
          <table:table-cell office:value-type="float" office:value="0.22" calcext:value-type="float">
            <text:p>0.22</text:p>
          </table:table-cell>
          <table:table-cell office:value-type="float" office:value="157820" calcext:value-type="float">
            <text:p>157820</text:p>
          </table:table-cell>
          <table:table-cell office:value-type="float" office:value="6020154" calcext:value-type="float">
            <text:p>602015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84" calcext:value-type="float">
            <text:p>12184</text:p>
          </table:table-cell>
          <table:table-cell office:value-type="float" office:value="6020154" calcext:value-type="float">
            <text:p>6020154</text:p>
          </table:table-cell>
          <table:table-cell/>
          <table:table-cell table:formula="of:=([.E169]=[.I1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3-s780179313c7801078.ukp</text:p>
          </table:table-cell>
          <table:table-cell office:value-type="float" office:value="0.0860358" calcext:value-type="float">
            <text:p>0.0860358</text:p>
          </table:table-cell>
          <table:table-cell office:value-type="float" office:value="0.22" calcext:value-type="float">
            <text:p>0.22</text:p>
          </table:table-cell>
          <table:table-cell office:value-type="float" office:value="199488" calcext:value-type="float">
            <text:p>199488</text:p>
          </table:table-cell>
          <table:table-cell office:value-type="float" office:value="7801078" calcext:value-type="float">
            <text:p>780107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7801078" calcext:value-type="float">
            <text:p>7801078</text:p>
          </table:table-cell>
          <table:table-cell/>
          <table:table-cell table:formula="of:=([.E170]=[.I1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4-s721215008c9739684.ukp</text:p>
          </table:table-cell>
          <table:table-cell office:value-type="float" office:value="0.0926818" calcext:value-type="float">
            <text:p>0.0926818</text:p>
          </table:table-cell>
          <table:table-cell office:value-type="float" office:value="0.23" calcext:value-type="float">
            <text:p>0.23</text:p>
          </table:table-cell>
          <table:table-cell office:value-type="float" office:value="245236" calcext:value-type="float">
            <text:p>245236</text:p>
          </table:table-cell>
          <table:table-cell office:value-type="float" office:value="9739684" calcext:value-type="float">
            <text:p>973968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52" calcext:value-type="float">
            <text:p>12052</text:p>
          </table:table-cell>
          <table:table-cell office:value-type="float" office:value="9739684" calcext:value-type="float">
            <text:p>9739684</text:p>
          </table:table-cell>
          <table:table-cell/>
          <table:table-cell table:formula="of:=([.E171]=[.I1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8-s991580855c7632172.ukp</text:p>
          </table:table-cell>
          <table:table-cell office:value-type="float" office:value="0.0880141" calcext:value-type="float">
            <text:p>0.0880141</text:p>
          </table:table-cell>
          <table:table-cell office:value-type="float" office:value="0.22" calcext:value-type="float">
            <text:p>0.22</text:p>
          </table:table-cell>
          <table:table-cell office:value-type="float" office:value="195452" calcext:value-type="float">
            <text:p>195452</text:p>
          </table:table-cell>
          <table:table-cell office:value-type="float" office:value="7632172" calcext:value-type="float">
            <text:p>763217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784" calcext:value-type="float">
            <text:p>12784</text:p>
          </table:table-cell>
          <table:table-cell office:value-type="float" office:value="7632172" calcext:value-type="float">
            <text:p>7632172</text:p>
          </table:table-cell>
          <table:table-cell/>
          <table:table-cell table:formula="of:=([.E172]=[.I1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2-s528806317c5171078.ukp</text:p>
          </table:table-cell>
          <table:table-cell office:value-type="float" office:value="0.296126" calcext:value-type="float">
            <text:p>0.296126</text:p>
          </table:table-cell>
          <table:table-cell office:value-type="float" office:value="0.42" calcext:value-type="float">
            <text:p>0.42</text:p>
          </table:table-cell>
          <table:table-cell office:value-type="float" office:value="130608" calcext:value-type="float">
            <text:p>130608</text:p>
          </table:table-cell>
          <table:table-cell office:value-type="float" office:value="5171078" calcext:value-type="float">
            <text:p>517107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5171078" calcext:value-type="float">
            <text:p>5171078</text:p>
          </table:table-cell>
          <table:table-cell/>
          <table:table-cell table:formula="of:=([.E173]=[.I1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3-s780179313c8865909.ukp</text:p>
          </table:table-cell>
          <table:table-cell office:value-type="float" office:value="0.295137" calcext:value-type="float">
            <text:p>0.295137</text:p>
          </table:table-cell>
          <table:table-cell office:value-type="float" office:value="0.43" calcext:value-type="float">
            <text:p>0.43</text:p>
          </table:table-cell>
          <table:table-cell office:value-type="float" office:value="216672" calcext:value-type="float">
            <text:p>216672</text:p>
          </table:table-cell>
          <table:table-cell office:value-type="float" office:value="8865909" calcext:value-type="float">
            <text:p>886590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8865909" calcext:value-type="float">
            <text:p>8865909</text:p>
          </table:table-cell>
          <table:table-cell/>
          <table:table-cell table:formula="of:=([.E174]=[.I1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6-s227708629c5383536.ukp</text:p>
          </table:table-cell>
          <table:table-cell office:value-type="float" office:value="0.297275" calcext:value-type="float">
            <text:p>0.297275</text:p>
          </table:table-cell>
          <table:table-cell office:value-type="float" office:value="0.42" calcext:value-type="float">
            <text:p>0.42</text:p>
          </table:table-cell>
          <table:table-cell office:value-type="float" office:value="135192" calcext:value-type="float">
            <text:p>135192</text:p>
          </table:table-cell>
          <table:table-cell office:value-type="float" office:value="5383536" calcext:value-type="float">
            <text:p>5383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592" calcext:value-type="float">
            <text:p>12592</text:p>
          </table:table-cell>
          <table:table-cell office:value-type="float" office:value="5383536" calcext:value-type="float">
            <text:p>5383536</text:p>
          </table:table-cell>
          <table:table-cell/>
          <table:table-cell table:formula="of:=([.E175]=[.I1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8-s991580855c6988739.ukp</text:p>
          </table:table-cell>
          <table:table-cell office:value-type="float" office:value="0.297821" calcext:value-type="float">
            <text:p>0.297821</text:p>
          </table:table-cell>
          <table:table-cell office:value-type="float" office:value="0.43" calcext:value-type="float">
            <text:p>0.43</text:p>
          </table:table-cell>
          <table:table-cell office:value-type="float" office:value="172516" calcext:value-type="float">
            <text:p>172516</text:p>
          </table:table-cell>
          <table:table-cell office:value-type="float" office:value="6988739" calcext:value-type="float">
            <text:p>698873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68" calcext:value-type="float">
            <text:p>12168</text:p>
          </table:table-cell>
          <table:table-cell office:value-type="float" office:value="6988739" calcext:value-type="float">
            <text:p>6988739</text:p>
          </table:table-cell>
          <table:table-cell/>
          <table:table-cell table:formula="of:=([.E176]=[.I1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7-s177710744c9223861.ukp</text:p>
          </table:table-cell>
          <table:table-cell office:value-type="float" office:value="0.0231809" calcext:value-type="float">
            <text:p>0.0231809</text:p>
          </table:table-cell>
          <table:table-cell office:value-type="float" office:value="0.16" calcext:value-type="float">
            <text:p>0.16</text:p>
          </table:table-cell>
          <table:table-cell office:value-type="float" office:value="234800" calcext:value-type="float">
            <text:p>234800</text:p>
          </table:table-cell>
          <table:table-cell office:value-type="float" office:value="9223861" calcext:value-type="float">
            <text:p>922386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1976" calcext:value-type="float">
            <text:p>11976</text:p>
          </table:table-cell>
          <table:table-cell office:value-type="float" office:value="9223861" calcext:value-type="float">
            <text:p>9223861</text:p>
          </table:table-cell>
          <table:table-cell/>
          <table:table-cell table:formula="of:=([.E177]=[.I1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9-s126456688c6303775.ukp</text:p>
          </table:table-cell>
          <table:table-cell office:value-type="float" office:value="0.0185892" calcext:value-type="float">
            <text:p>0.0185892</text:p>
          </table:table-cell>
          <table:table-cell office:value-type="float" office:value="0.15" calcext:value-type="float">
            <text:p>0.15</text:p>
          </table:table-cell>
          <table:table-cell office:value-type="float" office:value="166548" calcext:value-type="float">
            <text:p>166548</text:p>
          </table:table-cell>
          <table:table-cell office:value-type="float" office:value="6303775" calcext:value-type="float">
            <text:p>630377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6303775" calcext:value-type="float">
            <text:p>6303775</text:p>
          </table:table-cell>
          <table:table-cell/>
          <table:table-cell table:formula="of:=([.E178]=[.I1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5-s110877071c5459305.ukp</text:p>
          </table:table-cell>
          <table:table-cell office:value-type="float" office:value="0.0149519" calcext:value-type="float">
            <text:p>0.0149519</text:p>
          </table:table-cell>
          <table:table-cell office:value-type="float" office:value="0.14" calcext:value-type="float">
            <text:p>0.14</text:p>
          </table:table-cell>
          <table:table-cell office:value-type="float" office:value="138912" calcext:value-type="float">
            <text:p>138912</text:p>
          </table:table-cell>
          <table:table-cell office:value-type="float" office:value="5459305" calcext:value-type="float">
            <text:p>54593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240" calcext:value-type="float">
            <text:p>12240</text:p>
          </table:table-cell>
          <table:table-cell office:value-type="float" office:value="5459305" calcext:value-type="float">
            <text:p>5459305</text:p>
          </table:table-cell>
          <table:table-cell/>
          <table:table-cell table:formula="of:=([.E179]=[.I1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8-s991580855c9658204.ukp</text:p>
          </table:table-cell>
          <table:table-cell office:value-type="float" office:value="0.0213593" calcext:value-type="float">
            <text:p>0.0213593</text:p>
          </table:table-cell>
          <table:table-cell office:value-type="float" office:value="0.16" calcext:value-type="float">
            <text:p>0.16</text:p>
          </table:table-cell>
          <table:table-cell office:value-type="float" office:value="237620" calcext:value-type="float">
            <text:p>237620</text:p>
          </table:table-cell>
          <table:table-cell office:value-type="float" office:value="9658204" calcext:value-type="float">
            <text:p>965820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9658204" calcext:value-type="float">
            <text:p>9658204</text:p>
          </table:table-cell>
          <table:table-cell/>
          <table:table-cell table:formula="of:=([.E180]=[.I1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7-s177710744c9919602.ukp</text:p>
          </table:table-cell>
          <table:table-cell office:value-type="float" office:value="0.0239557" calcext:value-type="float">
            <text:p>0.0239557</text:p>
          </table:table-cell>
          <table:table-cell office:value-type="float" office:value="0.16" calcext:value-type="float">
            <text:p>0.16</text:p>
          </table:table-cell>
          <table:table-cell office:value-type="float" office:value="251496" calcext:value-type="float">
            <text:p>251496</text:p>
          </table:table-cell>
          <table:table-cell office:value-type="float" office:value="9919602" calcext:value-type="float">
            <text:p>99196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20" calcext:value-type="float">
            <text:p>12120</text:p>
          </table:table-cell>
          <table:table-cell office:value-type="float" office:value="9919602" calcext:value-type="float">
            <text:p>9919602</text:p>
          </table:table-cell>
          <table:table-cell/>
          <table:table-cell table:formula="of:=([.E181]=[.I1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0-s827183242c5970156.ukp</text:p>
          </table:table-cell>
          <table:table-cell office:value-type="float" office:value="0.014597" calcext:value-type="float">
            <text:p>0.014597</text:p>
          </table:table-cell>
          <table:table-cell office:value-type="float" office:value="0.14" calcext:value-type="float">
            <text:p>0.14</text:p>
          </table:table-cell>
          <table:table-cell office:value-type="float" office:value="150940" calcext:value-type="float">
            <text:p>150940</text:p>
          </table:table-cell>
          <table:table-cell office:value-type="float" office:value="5970156" calcext:value-type="float">
            <text:p>597015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92" calcext:value-type="float">
            <text:p>12192</text:p>
          </table:table-cell>
          <table:table-cell office:value-type="float" office:value="5970156" calcext:value-type="float">
            <text:p>5970156</text:p>
          </table:table-cell>
          <table:table-cell/>
          <table:table-cell table:formula="of:=([.E182]=[.I1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3-s780179313c5573008.ukp</text:p>
          </table:table-cell>
          <table:table-cell office:value-type="float" office:value="0.014016" calcext:value-type="float">
            <text:p>0.014016</text:p>
          </table:table-cell>
          <table:table-cell office:value-type="float" office:value="0.14" calcext:value-type="float">
            <text:p>0.14</text:p>
          </table:table-cell>
          <table:table-cell office:value-type="float" office:value="141972" calcext:value-type="float">
            <text:p>141972</text:p>
          </table:table-cell>
          <table:table-cell office:value-type="float" office:value="5573008" calcext:value-type="float">
            <text:p>557300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20" calcext:value-type="float">
            <text:p>12120</text:p>
          </table:table-cell>
          <table:table-cell office:value-type="float" office:value="5573008" calcext:value-type="float">
            <text:p>5573008</text:p>
          </table:table-cell>
          <table:table-cell/>
          <table:table-cell table:formula="of:=([.E183]=[.I1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8-s991580855c5126669.ukp</text:p>
          </table:table-cell>
          <table:table-cell office:value-type="float" office:value="0.0131783" calcext:value-type="float">
            <text:p>0.0131783</text:p>
          </table:table-cell>
          <table:table-cell office:value-type="float" office:value="0.14" calcext:value-type="float">
            <text:p>0.14</text:p>
          </table:table-cell>
          <table:table-cell office:value-type="float" office:value="131316" calcext:value-type="float">
            <text:p>131316</text:p>
          </table:table-cell>
          <table:table-cell office:value-type="float" office:value="5126669" calcext:value-type="float">
            <text:p>512666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44" calcext:value-type="float">
            <text:p>12144</text:p>
          </table:table-cell>
          <table:table-cell office:value-type="float" office:value="5126669" calcext:value-type="float">
            <text:p>5126669</text:p>
          </table:table-cell>
          <table:table-cell/>
          <table:table-cell table:formula="of:=([.E184]=[.I1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0-s827183242c9635014.ukp</text:p>
          </table:table-cell>
          <table:table-cell office:value-type="float" office:value="0.038708" calcext:value-type="float">
            <text:p>0.038708</text:p>
          </table:table-cell>
          <table:table-cell office:value-type="float" office:value="0.21" calcext:value-type="float">
            <text:p>0.21</text:p>
          </table:table-cell>
          <table:table-cell office:value-type="float" office:value="243732" calcext:value-type="float">
            <text:p>243732</text:p>
          </table:table-cell>
          <table:table-cell office:value-type="float" office:value="9635014" calcext:value-type="float">
            <text:p>963501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16" calcext:value-type="float">
            <text:p>12116</text:p>
          </table:table-cell>
          <table:table-cell office:value-type="float" office:value="9635014" calcext:value-type="float">
            <text:p>9635014</text:p>
          </table:table-cell>
          <table:table-cell/>
          <table:table-cell table:formula="of:=([.E185]=[.I1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2-s528806317c8294420.ukp</text:p>
          </table:table-cell>
          <table:table-cell office:value-type="float" office:value="0.0723269" calcext:value-type="float">
            <text:p>0.0723269</text:p>
          </table:table-cell>
          <table:table-cell office:value-type="float" office:value="0.21" calcext:value-type="float">
            <text:p>0.21</text:p>
          </table:table-cell>
          <table:table-cell office:value-type="float" office:value="204616" calcext:value-type="float">
            <text:p>204616</text:p>
          </table:table-cell>
          <table:table-cell office:value-type="float" office:value="8294420" calcext:value-type="float">
            <text:p>829442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8294420" calcext:value-type="float">
            <text:p>8294420</text:p>
          </table:table-cell>
          <table:table-cell/>
          <table:table-cell table:formula="of:=([.E186]=[.I1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9-s126456688c8047222.ukp</text:p>
          </table:table-cell>
          <table:table-cell office:value-type="float" office:value="0.0210486" calcext:value-type="float">
            <text:p>0.0210486</text:p>
          </table:table-cell>
          <table:table-cell office:value-type="float" office:value="0.16" calcext:value-type="float">
            <text:p>0.16</text:p>
          </table:table-cell>
          <table:table-cell office:value-type="float" office:value="207688" calcext:value-type="float">
            <text:p>207688</text:p>
          </table:table-cell>
          <table:table-cell office:value-type="float" office:value="8047222" calcext:value-type="float">
            <text:p>804722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60" calcext:value-type="float">
            <text:p>12060</text:p>
          </table:table-cell>
          <table:table-cell office:value-type="float" office:value="8047222" calcext:value-type="float">
            <text:p>8047222</text:p>
          </table:table-cell>
          <table:table-cell/>
          <table:table-cell table:formula="of:=([.E187]=[.I1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4-s721215008c8346827.ukp</text:p>
          </table:table-cell>
          <table:table-cell office:value-type="float" office:value="0.0186928" calcext:value-type="float">
            <text:p>0.0186928</text:p>
          </table:table-cell>
          <table:table-cell office:value-type="float" office:value="0.15" calcext:value-type="float">
            <text:p>0.15</text:p>
          </table:table-cell>
          <table:table-cell office:value-type="float" office:value="206832" calcext:value-type="float">
            <text:p>206832</text:p>
          </table:table-cell>
          <table:table-cell office:value-type="float" office:value="8346827" calcext:value-type="float">
            <text:p>834682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88" calcext:value-type="float">
            <text:p>12188</text:p>
          </table:table-cell>
          <table:table-cell office:value-type="float" office:value="8346827" calcext:value-type="float">
            <text:p>8346827</text:p>
          </table:table-cell>
          <table:table-cell/>
          <table:table-cell table:formula="of:=([.E188]=[.I1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8-s991580855c9264524.ukp</text:p>
          </table:table-cell>
          <table:table-cell office:value-type="float" office:value="0.0197802" calcext:value-type="float">
            <text:p>0.0197802</text:p>
          </table:table-cell>
          <table:table-cell office:value-type="float" office:value="0.16" calcext:value-type="float">
            <text:p>0.16</text:p>
          </table:table-cell>
          <table:table-cell office:value-type="float" office:value="228288" calcext:value-type="float">
            <text:p>228288</text:p>
          </table:table-cell>
          <table:table-cell office:value-type="float" office:value="9264524" calcext:value-type="float">
            <text:p>926452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16" calcext:value-type="float">
            <text:p>12116</text:p>
          </table:table-cell>
          <table:table-cell office:value-type="float" office:value="9264524" calcext:value-type="float">
            <text:p>9264524</text:p>
          </table:table-cell>
          <table:table-cell/>
          <table:table-cell table:formula="of:=([.E189]=[.I1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4-s721215008c6840825.ukp</text:p>
          </table:table-cell>
          <table:table-cell office:value-type="float" office:value="0.299826" calcext:value-type="float">
            <text:p>0.299826</text:p>
          </table:table-cell>
          <table:table-cell office:value-type="float" office:value="0.43" calcext:value-type="float">
            <text:p>0.43</text:p>
          </table:table-cell>
          <table:table-cell office:value-type="float" office:value="169284" calcext:value-type="float">
            <text:p>169284</text:p>
          </table:table-cell>
          <table:table-cell office:value-type="float" office:value="6840825" calcext:value-type="float">
            <text:p>684082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92" calcext:value-type="float">
            <text:p>12092</text:p>
          </table:table-cell>
          <table:table-cell office:value-type="float" office:value="6840825" calcext:value-type="float">
            <text:p>6840825</text:p>
          </table:table-cell>
          <table:table-cell/>
          <table:table-cell table:formula="of:=([.E190]=[.I1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5-s110877071c6291545.ukp</text:p>
          </table:table-cell>
          <table:table-cell office:value-type="float" office:value="0.305231" calcext:value-type="float">
            <text:p>0.305231</text:p>
          </table:table-cell>
          <table:table-cell office:value-type="float" office:value="0.44" calcext:value-type="float">
            <text:p>0.44</text:p>
          </table:table-cell>
          <table:table-cell office:value-type="float" office:value="156476" calcext:value-type="float">
            <text:p>156476</text:p>
          </table:table-cell>
          <table:table-cell office:value-type="float" office:value="6291545" calcext:value-type="float">
            <text:p>629154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6291545" calcext:value-type="float">
            <text:p>6291545</text:p>
          </table:table-cell>
          <table:table-cell/>
          <table:table-cell table:formula="of:=([.E191]=[.I1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1-s843367405c6690241.ukp</text:p>
          </table:table-cell>
          <table:table-cell office:value-type="float" office:value="0.0194992" calcext:value-type="float">
            <text:p>0.0194992</text:p>
          </table:table-cell>
          <table:table-cell office:value-type="float" office:value="0.15" calcext:value-type="float">
            <text:p>0.15</text:p>
          </table:table-cell>
          <table:table-cell office:value-type="float" office:value="175672" calcext:value-type="float">
            <text:p>175672</text:p>
          </table:table-cell>
          <table:table-cell office:value-type="float" office:value="6690241" calcext:value-type="float">
            <text:p>669024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16" calcext:value-type="float">
            <text:p>12116</text:p>
          </table:table-cell>
          <table:table-cell office:value-type="float" office:value="6690241" calcext:value-type="float">
            <text:p>6690241</text:p>
          </table:table-cell>
          <table:table-cell/>
          <table:table-cell table:formula="of:=([.E192]=[.I1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3-s780179313c8835643.ukp</text:p>
          </table:table-cell>
          <table:table-cell office:value-type="float" office:value="0.0224696" calcext:value-type="float">
            <text:p>0.0224696</text:p>
          </table:table-cell>
          <table:table-cell office:value-type="float" office:value="0.16" calcext:value-type="float">
            <text:p>0.16</text:p>
          </table:table-cell>
          <table:table-cell office:value-type="float" office:value="225956" calcext:value-type="float">
            <text:p>225956</text:p>
          </table:table-cell>
          <table:table-cell office:value-type="float" office:value="8835643" calcext:value-type="float">
            <text:p>8835643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24" calcext:value-type="float">
            <text:p>12124</text:p>
          </table:table-cell>
          <table:table-cell office:value-type="float" office:value="8835643" calcext:value-type="float">
            <text:p>8835643</text:p>
          </table:table-cell>
          <table:table-cell/>
          <table:table-cell table:formula="of:=([.E193]=[.I1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4-s721215008c5488950.ukp</text:p>
          </table:table-cell>
          <table:table-cell office:value-type="float" office:value="0.0174133" calcext:value-type="float">
            <text:p>0.0174133</text:p>
          </table:table-cell>
          <table:table-cell office:value-type="float" office:value="0.14" calcext:value-type="float">
            <text:p>0.14</text:p>
          </table:table-cell>
          <table:table-cell office:value-type="float" office:value="147436" calcext:value-type="float">
            <text:p>147436</text:p>
          </table:table-cell>
          <table:table-cell office:value-type="float" office:value="5488950" calcext:value-type="float">
            <text:p>5488950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5488950" calcext:value-type="float">
            <text:p>5488950</text:p>
          </table:table-cell>
          <table:table-cell/>
          <table:table-cell table:formula="of:=([.E194]=[.I1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5-s110877071c7632255.ukp</text:p>
          </table:table-cell>
          <table:table-cell office:value-type="float" office:value="0.020594" calcext:value-type="float">
            <text:p>0.020594</text:p>
          </table:table-cell>
          <table:table-cell office:value-type="float" office:value="0.16" calcext:value-type="float">
            <text:p>0.16</text:p>
          </table:table-cell>
          <table:table-cell office:value-type="float" office:value="197628" calcext:value-type="float">
            <text:p>197628</text:p>
          </table:table-cell>
          <table:table-cell office:value-type="float" office:value="7632255" calcext:value-type="float">
            <text:p>763225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24" calcext:value-type="float">
            <text:p>12124</text:p>
          </table:table-cell>
          <table:table-cell office:value-type="float" office:value="7632255" calcext:value-type="float">
            <text:p>7632255</text:p>
          </table:table-cell>
          <table:table-cell/>
          <table:table-cell table:formula="of:=([.E195]=[.I1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8-s991580855c5741932.ukp</text:p>
          </table:table-cell>
          <table:table-cell office:value-type="float" office:value="0.0178928" calcext:value-type="float">
            <text:p>0.0178928</text:p>
          </table:table-cell>
          <table:table-cell office:value-type="float" office:value="0.15" calcext:value-type="float">
            <text:p>0.15</text:p>
          </table:table-cell>
          <table:table-cell office:value-type="float" office:value="153272" calcext:value-type="float">
            <text:p>153272</text:p>
          </table:table-cell>
          <table:table-cell office:value-type="float" office:value="5741932" calcext:value-type="float">
            <text:p>574193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1976" calcext:value-type="float">
            <text:p>11976</text:p>
          </table:table-cell>
          <table:table-cell office:value-type="float" office:value="5741932" calcext:value-type="float">
            <text:p>5741932</text:p>
          </table:table-cell>
          <table:table-cell/>
          <table:table-cell table:formula="of:=([.E196]=[.I1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0-s827183242c6712851.ukp</text:p>
          </table:table-cell>
          <table:table-cell office:value-type="float" office:value="0.0168243" calcext:value-type="float">
            <text:p>0.0168243</text:p>
          </table:table-cell>
          <table:table-cell office:value-type="float" office:value="0.15" calcext:value-type="float">
            <text:p>0.15</text:p>
          </table:table-cell>
          <table:table-cell office:value-type="float" office:value="168452" calcext:value-type="float">
            <text:p>168452</text:p>
          </table:table-cell>
          <table:table-cell office:value-type="float" office:value="6712851" calcext:value-type="float">
            <text:p>671285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48" calcext:value-type="float">
            <text:p>12048</text:p>
          </table:table-cell>
          <table:table-cell office:value-type="float" office:value="6712851" calcext:value-type="float">
            <text:p>6712851</text:p>
          </table:table-cell>
          <table:table-cell/>
          <table:table-cell table:formula="of:=([.E197]=[.I1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1-s843367405c8291694.ukp</text:p>
          </table:table-cell>
          <table:table-cell office:value-type="float" office:value="0.0196779" calcext:value-type="float">
            <text:p>0.0196779</text:p>
          </table:table-cell>
          <table:table-cell office:value-type="float" office:value="0.16" calcext:value-type="float">
            <text:p>0.16</text:p>
          </table:table-cell>
          <table:table-cell office:value-type="float" office:value="205336" calcext:value-type="float">
            <text:p>205336</text:p>
          </table:table-cell>
          <table:table-cell office:value-type="float" office:value="8291694" calcext:value-type="float">
            <text:p>829169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84" calcext:value-type="float">
            <text:p>12184</text:p>
          </table:table-cell>
          <table:table-cell office:value-type="float" office:value="8291694" calcext:value-type="float">
            <text:p>8291694</text:p>
          </table:table-cell>
          <table:table-cell/>
          <table:table-cell table:formula="of:=([.E198]=[.I1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2-s528806317c8398362.ukp</text:p>
          </table:table-cell>
          <table:table-cell office:value-type="float" office:value="0.0196524" calcext:value-type="float">
            <text:p>0.0196524</text:p>
          </table:table-cell>
          <table:table-cell office:value-type="float" office:value="0.16" calcext:value-type="float">
            <text:p>0.16</text:p>
          </table:table-cell>
          <table:table-cell office:value-type="float" office:value="207656" calcext:value-type="float">
            <text:p>207656</text:p>
          </table:table-cell>
          <table:table-cell office:value-type="float" office:value="8398362" calcext:value-type="float">
            <text:p>839836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0" calcext:value-type="float">
            <text:p>12100</text:p>
          </table:table-cell>
          <table:table-cell office:value-type="float" office:value="8398362" calcext:value-type="float">
            <text:p>8398362</text:p>
          </table:table-cell>
          <table:table-cell/>
          <table:table-cell table:formula="of:=([.E199]=[.I1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7-s177710744c7849345.ukp</text:p>
          </table:table-cell>
          <table:table-cell office:value-type="float" office:value="0.018605" calcext:value-type="float">
            <text:p>0.018605</text:p>
          </table:table-cell>
          <table:table-cell office:value-type="float" office:value="0.15" calcext:value-type="float">
            <text:p>0.15</text:p>
          </table:table-cell>
          <table:table-cell office:value-type="float" office:value="195048" calcext:value-type="float">
            <text:p>195048</text:p>
          </table:table-cell>
          <table:table-cell office:value-type="float" office:value="7849345" calcext:value-type="float">
            <text:p>784934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96" calcext:value-type="float">
            <text:p>12196</text:p>
          </table:table-cell>
          <table:table-cell office:value-type="float" office:value="7849345" calcext:value-type="float">
            <text:p>7849345</text:p>
          </table:table-cell>
          <table:table-cell/>
          <table:table-cell table:formula="of:=([.E200]=[.I2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9-s126456688c7790082.ukp</text:p>
          </table:table-cell>
          <table:table-cell office:value-type="float" office:value="0.0188599" calcext:value-type="float">
            <text:p>0.0188599</text:p>
          </table:table-cell>
          <table:table-cell office:value-type="float" office:value="0.15" calcext:value-type="float">
            <text:p>0.15</text:p>
          </table:table-cell>
          <table:table-cell office:value-type="float" office:value="193364" calcext:value-type="float">
            <text:p>193364</text:p>
          </table:table-cell>
          <table:table-cell office:value-type="float" office:value="7790082" calcext:value-type="float">
            <text:p>779008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20" calcext:value-type="float">
            <text:p>12020</text:p>
          </table:table-cell>
          <table:table-cell office:value-type="float" office:value="7790082" calcext:value-type="float">
            <text:p>7790082</text:p>
          </table:table-cell>
          <table:table-cell/>
          <table:table-cell table:formula="of:=([.E201]=[.I2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0-s827183242c7944993.ukp</text:p>
          </table:table-cell>
          <table:table-cell office:value-type="float" office:value="0.0214217" calcext:value-type="float">
            <text:p>0.0214217</text:p>
          </table:table-cell>
          <table:table-cell office:value-type="float" office:value="0.16" calcext:value-type="float">
            <text:p>0.16</text:p>
          </table:table-cell>
          <table:table-cell office:value-type="float" office:value="205520" calcext:value-type="float">
            <text:p>205520</text:p>
          </table:table-cell>
          <table:table-cell office:value-type="float" office:value="7944993" calcext:value-type="float">
            <text:p>7944993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7944993" calcext:value-type="float">
            <text:p>7944993</text:p>
          </table:table-cell>
          <table:table-cell/>
          <table:table-cell table:formula="of:=([.E202]=[.I2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3-s780179313c9711715.ukp</text:p>
          </table:table-cell>
          <table:table-cell office:value-type="float" office:value="0.0234217" calcext:value-type="float">
            <text:p>0.0234217</text:p>
          </table:table-cell>
          <table:table-cell office:value-type="float" office:value="0.17" calcext:value-type="float">
            <text:p>0.17</text:p>
          </table:table-cell>
          <table:table-cell office:value-type="float" office:value="246992" calcext:value-type="float">
            <text:p>246992</text:p>
          </table:table-cell>
          <table:table-cell office:value-type="float" office:value="9711715" calcext:value-type="float">
            <text:p>971171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0" calcext:value-type="float">
            <text:p>12100</text:p>
          </table:table-cell>
          <table:table-cell office:value-type="float" office:value="9711715" calcext:value-type="float">
            <text:p>9711715</text:p>
          </table:table-cell>
          <table:table-cell/>
          <table:table-cell table:formula="of:=([.E203]=[.I2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4-s721215008c8547122.ukp</text:p>
          </table:table-cell>
          <table:table-cell office:value-type="float" office:value="0.0219213" calcext:value-type="float">
            <text:p>0.0219213</text:p>
          </table:table-cell>
          <table:table-cell office:value-type="float" office:value="0.16" calcext:value-type="float">
            <text:p>0.16</text:p>
          </table:table-cell>
          <table:table-cell office:value-type="float" office:value="219300" calcext:value-type="float">
            <text:p>219300</text:p>
          </table:table-cell>
          <table:table-cell office:value-type="float" office:value="8547122" calcext:value-type="float">
            <text:p>854712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40" calcext:value-type="float">
            <text:p>12140</text:p>
          </table:table-cell>
          <table:table-cell office:value-type="float" office:value="8547122" calcext:value-type="float">
            <text:p>8547122</text:p>
          </table:table-cell>
          <table:table-cell/>
          <table:table-cell table:formula="of:=([.E204]=[.I2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5-s110877071c6644325.ukp</text:p>
          </table:table-cell>
          <table:table-cell office:value-type="float" office:value="0.0183223" calcext:value-type="float">
            <text:p>0.0183223</text:p>
          </table:table-cell>
          <table:table-cell office:value-type="float" office:value="0.15" calcext:value-type="float">
            <text:p>0.15</text:p>
          </table:table-cell>
          <table:table-cell office:value-type="float" office:value="175140" calcext:value-type="float">
            <text:p>175140</text:p>
          </table:table-cell>
          <table:table-cell office:value-type="float" office:value="6644325" calcext:value-type="float">
            <text:p>664432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12" calcext:value-type="float">
            <text:p>12012</text:p>
          </table:table-cell>
          <table:table-cell office:value-type="float" office:value="6644325" calcext:value-type="float">
            <text:p>6644325</text:p>
          </table:table-cell>
          <table:table-cell/>
          <table:table-cell table:formula="of:=([.E205]=[.I2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1-s843367405c9594852.ukp</text:p>
          </table:table-cell>
          <table:table-cell office:value-type="float" office:value="0.0199718" calcext:value-type="float">
            <text:p>0.0199718</text:p>
          </table:table-cell>
          <table:table-cell office:value-type="float" office:value="0.17" calcext:value-type="float">
            <text:p>0.17</text:p>
          </table:table-cell>
          <table:table-cell office:value-type="float" office:value="236232" calcext:value-type="float">
            <text:p>236232</text:p>
          </table:table-cell>
          <table:table-cell office:value-type="float" office:value="9594852" calcext:value-type="float">
            <text:p>959485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72" calcext:value-type="float">
            <text:p>12072</text:p>
          </table:table-cell>
          <table:table-cell office:value-type="float" office:value="9594852" calcext:value-type="float">
            <text:p>9594852</text:p>
          </table:table-cell>
          <table:table-cell/>
          <table:table-cell table:formula="of:=([.E206]=[.I2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2-s528806317c6793898.ukp</text:p>
          </table:table-cell>
          <table:table-cell office:value-type="float" office:value="0.0161025" calcext:value-type="float">
            <text:p>0.0161025</text:p>
          </table:table-cell>
          <table:table-cell office:value-type="float" office:value="0.16" calcext:value-type="float">
            <text:p>0.16</text:p>
          </table:table-cell>
          <table:table-cell office:value-type="float" office:value="170692" calcext:value-type="float">
            <text:p>170692</text:p>
          </table:table-cell>
          <table:table-cell office:value-type="float" office:value="6793898" calcext:value-type="float">
            <text:p>679389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52" calcext:value-type="float">
            <text:p>12052</text:p>
          </table:table-cell>
          <table:table-cell office:value-type="float" office:value="6793898" calcext:value-type="float">
            <text:p>6793898</text:p>
          </table:table-cell>
          <table:table-cell/>
          <table:table-cell table:formula="of:=([.E207]=[.I2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5-s110877071c6987881.ukp</text:p>
          </table:table-cell>
          <table:table-cell office:value-type="float" office:value="0.0162369" calcext:value-type="float">
            <text:p>0.0162369</text:p>
          </table:table-cell>
          <table:table-cell office:value-type="float" office:value="0.15" calcext:value-type="float">
            <text:p>0.15</text:p>
          </table:table-cell>
          <table:table-cell office:value-type="float" office:value="175144" calcext:value-type="float">
            <text:p>175144</text:p>
          </table:table-cell>
          <table:table-cell office:value-type="float" office:value="6987881" calcext:value-type="float">
            <text:p>698788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40" calcext:value-type="float">
            <text:p>12140</text:p>
          </table:table-cell>
          <table:table-cell office:value-type="float" office:value="6987881" calcext:value-type="float">
            <text:p>6987881</text:p>
          </table:table-cell>
          <table:table-cell/>
          <table:table-cell table:formula="of:=([.E208]=[.I2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7-s177710744c8533799.ukp</text:p>
          </table:table-cell>
          <table:table-cell office:value-type="float" office:value="0.0367409" calcext:value-type="float">
            <text:p>0.0367409</text:p>
          </table:table-cell>
          <table:table-cell office:value-type="float" office:value="0.17" calcext:value-type="float">
            <text:p>0.17</text:p>
          </table:table-cell>
          <table:table-cell office:value-type="float" office:value="217808" calcext:value-type="float">
            <text:p>217808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12" calcext:value-type="float">
            <text:p>12112</text:p>
          </table:table-cell>
          <table:table-cell office:value-type="float" office:value="8533799" calcext:value-type="float">
            <text:p>8533799</text:p>
          </table:table-cell>
          <table:table-cell/>
          <table:table-cell table:formula="of:=([.E209]=[.I2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0-s827183242c8208267.ukp</text:p>
          </table:table-cell>
          <table:table-cell office:value-type="float" office:value="0.0738346" calcext:value-type="float">
            <text:p>0.0738346</text:p>
          </table:table-cell>
          <table:table-cell office:value-type="float" office:value="0.21" calcext:value-type="float">
            <text:p>0.21</text:p>
          </table:table-cell>
          <table:table-cell office:value-type="float" office:value="202400" calcext:value-type="float">
            <text:p>202400</text:p>
          </table:table-cell>
          <table:table-cell office:value-type="float" office:value="8208267" calcext:value-type="float">
            <text:p>8208267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76" calcext:value-type="float">
            <text:p>12076</text:p>
          </table:table-cell>
          <table:table-cell office:value-type="float" office:value="8208267" calcext:value-type="float">
            <text:p>8208267</text:p>
          </table:table-cell>
          <table:table-cell/>
          <table:table-cell table:formula="of:=([.E210]=[.I2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3-s780179313c9601161.ukp</text:p>
          </table:table-cell>
          <table:table-cell office:value-type="float" office:value="0.0768061" calcext:value-type="float">
            <text:p>0.0768061</text:p>
          </table:table-cell>
          <table:table-cell office:value-type="float" office:value="0.21" calcext:value-type="float">
            <text:p>0.21</text:p>
          </table:table-cell>
          <table:table-cell office:value-type="float" office:value="235124" calcext:value-type="float">
            <text:p>235124</text:p>
          </table:table-cell>
          <table:table-cell office:value-type="float" office:value="9601161" calcext:value-type="float">
            <text:p>960116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9601161" calcext:value-type="float">
            <text:p>9601161</text:p>
          </table:table-cell>
          <table:table-cell/>
          <table:table-cell table:formula="of:=([.E211]=[.I2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1-s843367405c8049384.ukp</text:p>
          </table:table-cell>
          <table:table-cell office:value-type="float" office:value="0.0216508" calcext:value-type="float">
            <text:p>0.0216508</text:p>
          </table:table-cell>
          <table:table-cell office:value-type="float" office:value="0.16" calcext:value-type="float">
            <text:p>0.16</text:p>
          </table:table-cell>
          <table:table-cell office:value-type="float" office:value="207768" calcext:value-type="float">
            <text:p>207768</text:p>
          </table:table-cell>
          <table:table-cell office:value-type="float" office:value="8049384" calcext:value-type="float">
            <text:p>804938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72" calcext:value-type="float">
            <text:p>12072</text:p>
          </table:table-cell>
          <table:table-cell office:value-type="float" office:value="8049384" calcext:value-type="float">
            <text:p>8049384</text:p>
          </table:table-cell>
          <table:table-cell/>
          <table:table-cell table:formula="of:=([.E212]=[.I2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3-s780179313c8811971.ukp</text:p>
          </table:table-cell>
          <table:table-cell office:value-type="float" office:value="0.0222185" calcext:value-type="float">
            <text:p>0.0222185</text:p>
          </table:table-cell>
          <table:table-cell office:value-type="float" office:value="0.16" calcext:value-type="float">
            <text:p>0.16</text:p>
          </table:table-cell>
          <table:table-cell office:value-type="float" office:value="225328" calcext:value-type="float">
            <text:p>225328</text:p>
          </table:table-cell>
          <table:table-cell office:value-type="float" office:value="8811971" calcext:value-type="float">
            <text:p>881197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12" calcext:value-type="float">
            <text:p>12112</text:p>
          </table:table-cell>
          <table:table-cell office:value-type="float" office:value="8811971" calcext:value-type="float">
            <text:p>8811971</text:p>
          </table:table-cell>
          <table:table-cell/>
          <table:table-cell table:formula="of:=([.E213]=[.I2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6-s227708629c5764098.ukp</text:p>
          </table:table-cell>
          <table:table-cell office:value-type="float" office:value="0.0176708" calcext:value-type="float">
            <text:p>0.0176708</text:p>
          </table:table-cell>
          <table:table-cell office:value-type="float" office:value="0.15" calcext:value-type="float">
            <text:p>0.15</text:p>
          </table:table-cell>
          <table:table-cell office:value-type="float" office:value="154256" calcext:value-type="float">
            <text:p>154256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36" calcext:value-type="float">
            <text:p>12136</text:p>
          </table:table-cell>
          <table:table-cell office:value-type="float" office:value="5764098" calcext:value-type="float">
            <text:p>5764098</text:p>
          </table:table-cell>
          <table:table-cell/>
          <table:table-cell table:formula="of:=([.E214]=[.I2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7-s177710744c8178070.ukp</text:p>
          </table:table-cell>
          <table:table-cell office:value-type="float" office:value="0.0183352" calcext:value-type="float">
            <text:p>0.0183352</text:p>
          </table:table-cell>
          <table:table-cell office:value-type="float" office:value="0.15" calcext:value-type="float">
            <text:p>0.15</text:p>
          </table:table-cell>
          <table:table-cell office:value-type="float" office:value="203300" calcext:value-type="float">
            <text:p>203300</text:p>
          </table:table-cell>
          <table:table-cell office:value-type="float" office:value="8178070" calcext:value-type="float">
            <text:p>8178070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04" calcext:value-type="float">
            <text:p>12104</text:p>
          </table:table-cell>
          <table:table-cell office:value-type="float" office:value="8178070" calcext:value-type="float">
            <text:p>8178070</text:p>
          </table:table-cell>
          <table:table-cell/>
          <table:table-cell table:formula="of:=([.E215]=[.I2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2-s528806317c6274012.ukp</text:p>
          </table:table-cell>
          <table:table-cell office:value-type="float" office:value="0.0188618" calcext:value-type="float">
            <text:p>0.0188618</text:p>
          </table:table-cell>
          <table:table-cell office:value-type="float" office:value="0.18" calcext:value-type="float">
            <text:p>0.18</text:p>
          </table:table-cell>
          <table:table-cell office:value-type="float" office:value="165980" calcext:value-type="float">
            <text:p>165980</text:p>
          </table:table-cell>
          <table:table-cell office:value-type="float" office:value="6274012" calcext:value-type="float">
            <text:p>6274012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6274012" calcext:value-type="float">
            <text:p>6274012</text:p>
          </table:table-cell>
          <table:table-cell/>
          <table:table-cell table:formula="of:=([.E216]=[.I2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3-s780179313c8190313.ukp</text:p>
          </table:table-cell>
          <table:table-cell office:value-type="float" office:value="0.0194321" calcext:value-type="float">
            <text:p>0.0194321</text:p>
          </table:table-cell>
          <table:table-cell office:value-type="float" office:value="0.16" calcext:value-type="float">
            <text:p>0.16</text:p>
          </table:table-cell>
          <table:table-cell office:value-type="float" office:value="203336" calcext:value-type="float">
            <text:p>203336</text:p>
          </table:table-cell>
          <table:table-cell office:value-type="float" office:value="8190313" calcext:value-type="float">
            <text:p>819031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96" calcext:value-type="float">
            <text:p>12196</text:p>
          </table:table-cell>
          <table:table-cell office:value-type="float" office:value="8190313" calcext:value-type="float">
            <text:p>8190313</text:p>
          </table:table-cell>
          <table:table-cell/>
          <table:table-cell table:formula="of:=([.E217]=[.I2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4-s721215008c7445609.ukp</text:p>
          </table:table-cell>
          <table:table-cell office:value-type="float" office:value="0.0181681" calcext:value-type="float">
            <text:p>0.0181681</text:p>
          </table:table-cell>
          <table:table-cell office:value-type="float" office:value="0.15" calcext:value-type="float">
            <text:p>0.15</text:p>
          </table:table-cell>
          <table:table-cell office:value-type="float" office:value="185784" calcext:value-type="float">
            <text:p>185784</text:p>
          </table:table-cell>
          <table:table-cell office:value-type="float" office:value="7445609" calcext:value-type="float">
            <text:p>744560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28" calcext:value-type="float">
            <text:p>12028</text:p>
          </table:table-cell>
          <table:table-cell office:value-type="float" office:value="7445609" calcext:value-type="float">
            <text:p>7445609</text:p>
          </table:table-cell>
          <table:table-cell/>
          <table:table-cell table:formula="of:=([.E218]=[.I2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6-s227708629c8467548.ukp</text:p>
          </table:table-cell>
          <table:table-cell office:value-type="float" office:value="0.019729" calcext:value-type="float">
            <text:p>0.019729</text:p>
          </table:table-cell>
          <table:table-cell office:value-type="float" office:value="0.16" calcext:value-type="float">
            <text:p>0.16</text:p>
          </table:table-cell>
          <table:table-cell office:value-type="float" office:value="209360" calcext:value-type="float">
            <text:p>209360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84" calcext:value-type="float">
            <text:p>11984</text:p>
          </table:table-cell>
          <table:table-cell office:value-type="float" office:value="8467548" calcext:value-type="float">
            <text:p>8467548</text:p>
          </table:table-cell>
          <table:table-cell/>
          <table:table-cell table:formula="of:=([.E219]=[.I2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2-s528806317c9933736.ukp</text:p>
          </table:table-cell>
          <table:table-cell office:value-type="float" office:value="0.0241161" calcext:value-type="float">
            <text:p>0.0241161</text:p>
          </table:table-cell>
          <table:table-cell office:value-type="float" office:value="0.16" calcext:value-type="float">
            <text:p>0.16</text:p>
          </table:table-cell>
          <table:table-cell office:value-type="float" office:value="251736" calcext:value-type="float">
            <text:p>251736</text:p>
          </table:table-cell>
          <table:table-cell office:value-type="float" office:value="9933736" calcext:value-type="float">
            <text:p>993373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64" calcext:value-type="float">
            <text:p>11964</text:p>
          </table:table-cell>
          <table:table-cell office:value-type="float" office:value="9933736" calcext:value-type="float">
            <text:p>9933736</text:p>
          </table:table-cell>
          <table:table-cell/>
          <table:table-cell table:formula="of:=([.E220]=[.I2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6-s227708629c6992465.ukp</text:p>
          </table:table-cell>
          <table:table-cell office:value-type="float" office:value="0.019273" calcext:value-type="float">
            <text:p>0.019273</text:p>
          </table:table-cell>
          <table:table-cell office:value-type="float" office:value="0.15" calcext:value-type="float">
            <text:p>0.15</text:p>
          </table:table-cell>
          <table:table-cell office:value-type="float" office:value="182992" calcext:value-type="float">
            <text:p>182992</text:p>
          </table:table-cell>
          <table:table-cell office:value-type="float" office:value="6992465" calcext:value-type="float">
            <text:p>6992465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64" calcext:value-type="float">
            <text:p>12064</text:p>
          </table:table-cell>
          <table:table-cell office:value-type="float" office:value="6992465" calcext:value-type="float">
            <text:p>6992465</text:p>
          </table:table-cell>
          <table:table-cell/>
          <table:table-cell table:formula="of:=([.E221]=[.I2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8-s991580855c8904413.ukp</text:p>
          </table:table-cell>
          <table:table-cell office:value-type="float" office:value="0.0227474" calcext:value-type="float">
            <text:p>0.0227474</text:p>
          </table:table-cell>
          <table:table-cell office:value-type="float" office:value="0.16" calcext:value-type="float">
            <text:p>0.16</text:p>
          </table:table-cell>
          <table:table-cell office:value-type="float" office:value="227640" calcext:value-type="float">
            <text:p>227640</text:p>
          </table:table-cell>
          <table:table-cell office:value-type="float" office:value="8904413" calcext:value-type="float">
            <text:p>890441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88" calcext:value-type="float">
            <text:p>12088</text:p>
          </table:table-cell>
          <table:table-cell office:value-type="float" office:value="8904413" calcext:value-type="float">
            <text:p>8904413</text:p>
          </table:table-cell>
          <table:table-cell/>
          <table:table-cell table:formula="of:=([.E222]=[.I2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7-s177710744c5763836.ukp</text:p>
          </table:table-cell>
          <table:table-cell office:value-type="float" office:value="0.0142762" calcext:value-type="float">
            <text:p>0.0142762</text:p>
          </table:table-cell>
          <table:table-cell office:value-type="float" office:value="0.15" calcext:value-type="float">
            <text:p>0.15</text:p>
          </table:table-cell>
          <table:table-cell office:value-type="float" office:value="146336" calcext:value-type="float">
            <text:p>146336</text:p>
          </table:table-cell>
          <table:table-cell office:value-type="float" office:value="5763836" calcext:value-type="float">
            <text:p>576383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68" calcext:value-type="float">
            <text:p>11968</text:p>
          </table:table-cell>
          <table:table-cell office:value-type="float" office:value="5763836" calcext:value-type="float">
            <text:p>5763836</text:p>
          </table:table-cell>
          <table:table-cell/>
          <table:table-cell table:formula="of:=([.E223]=[.I2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0-s827183242c8321795.ukp</text:p>
          </table:table-cell>
          <table:table-cell office:value-type="float" office:value="0.0214551" calcext:value-type="float">
            <text:p>0.0214551</text:p>
          </table:table-cell>
          <table:table-cell office:value-type="float" office:value="0.17" calcext:value-type="float">
            <text:p>0.17</text:p>
          </table:table-cell>
          <table:table-cell office:value-type="float" office:value="213924" calcext:value-type="float">
            <text:p>213924</text:p>
          </table:table-cell>
          <table:table-cell office:value-type="float" office:value="8321795" calcext:value-type="float">
            <text:p>8321795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92" calcext:value-type="float">
            <text:p>12092</text:p>
          </table:table-cell>
          <table:table-cell office:value-type="float" office:value="8321795" calcext:value-type="float">
            <text:p>8321795</text:p>
          </table:table-cell>
          <table:table-cell/>
          <table:table-cell table:formula="of:=([.E224]=[.I2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2-s528806317c9984576.ukp</text:p>
          </table:table-cell>
          <table:table-cell office:value-type="float" office:value="0.0241541" calcext:value-type="float">
            <text:p>0.0241541</text:p>
          </table:table-cell>
          <table:table-cell office:value-type="float" office:value="0.16" calcext:value-type="float">
            <text:p>0.16</text:p>
          </table:table-cell>
          <table:table-cell office:value-type="float" office:value="252936" calcext:value-type="float">
            <text:p>252936</text:p>
          </table:table-cell>
          <table:table-cell office:value-type="float" office:value="9984576" calcext:value-type="float">
            <text:p>998457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76" calcext:value-type="float">
            <text:p>12076</text:p>
          </table:table-cell>
          <table:table-cell office:value-type="float" office:value="9984576" calcext:value-type="float">
            <text:p>9984576</text:p>
          </table:table-cell>
          <table:table-cell/>
          <table:table-cell table:formula="of:=([.E225]=[.I2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4-s721215008c5146959.ukp</text:p>
          </table:table-cell>
          <table:table-cell office:value-type="float" office:value="0.0165212" calcext:value-type="float">
            <text:p>0.0165212</text:p>
          </table:table-cell>
          <table:table-cell office:value-type="float" office:value="0.14" calcext:value-type="float">
            <text:p>0.14</text:p>
          </table:table-cell>
          <table:table-cell office:value-type="float" office:value="139500" calcext:value-type="float">
            <text:p>139500</text:p>
          </table:table-cell>
          <table:table-cell office:value-type="float" office:value="5146959" calcext:value-type="float">
            <text:p>514695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80" calcext:value-type="float">
            <text:p>11980</text:p>
          </table:table-cell>
          <table:table-cell office:value-type="float" office:value="5146959" calcext:value-type="float">
            <text:p>5146959</text:p>
          </table:table-cell>
          <table:table-cell/>
          <table:table-cell table:formula="of:=([.E226]=[.I2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5-s110877071c5823883.ukp</text:p>
          </table:table-cell>
          <table:table-cell office:value-type="float" office:value="0.0180952" calcext:value-type="float">
            <text:p>0.0180952</text:p>
          </table:table-cell>
          <table:table-cell office:value-type="float" office:value="0.15" calcext:value-type="float">
            <text:p>0.15</text:p>
          </table:table-cell>
          <table:table-cell office:value-type="float" office:value="155672" calcext:value-type="float">
            <text:p>155672</text:p>
          </table:table-cell>
          <table:table-cell office:value-type="float" office:value="5823883" calcext:value-type="float">
            <text:p>582388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80" calcext:value-type="float">
            <text:p>12180</text:p>
          </table:table-cell>
          <table:table-cell office:value-type="float" office:value="5823883" calcext:value-type="float">
            <text:p>5823883</text:p>
          </table:table-cell>
          <table:table-cell/>
          <table:table-cell table:formula="of:=([.E227]=[.I2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7-s177710744c8913879.ukp</text:p>
          </table:table-cell>
          <table:table-cell office:value-type="float" office:value="0.0230421" calcext:value-type="float">
            <text:p>0.0230421</text:p>
          </table:table-cell>
          <table:table-cell office:value-type="float" office:value="0.16" calcext:value-type="float">
            <text:p>0.16</text:p>
          </table:table-cell>
          <table:table-cell office:value-type="float" office:value="228132" calcext:value-type="float">
            <text:p>228132</text:p>
          </table:table-cell>
          <table:table-cell office:value-type="float" office:value="8913879" calcext:value-type="float">
            <text:p>891387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72" calcext:value-type="float">
            <text:p>12072</text:p>
          </table:table-cell>
          <table:table-cell office:value-type="float" office:value="8913879" calcext:value-type="float">
            <text:p>8913879</text:p>
          </table:table-cell>
          <table:table-cell/>
          <table:table-cell table:formula="of:=([.E228]=[.I2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0-s827183242c8053326.ukp</text:p>
          </table:table-cell>
          <table:table-cell office:value-type="float" office:value="0.0180427" calcext:value-type="float">
            <text:p>0.0180427</text:p>
          </table:table-cell>
          <table:table-cell office:value-type="float" office:value="0.16" calcext:value-type="float">
            <text:p>0.16</text:p>
          </table:table-cell>
          <table:table-cell office:value-type="float" office:value="200128" calcext:value-type="float">
            <text:p>200128</text:p>
          </table:table-cell>
          <table:table-cell office:value-type="float" office:value="8053326" calcext:value-type="float">
            <text:p>805332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60" calcext:value-type="float">
            <text:p>12060</text:p>
          </table:table-cell>
          <table:table-cell office:value-type="float" office:value="8053326" calcext:value-type="float">
            <text:p>8053326</text:p>
          </table:table-cell>
          <table:table-cell/>
          <table:table-cell table:formula="of:=([.E229]=[.I2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2-s528806317c5804085.ukp</text:p>
          </table:table-cell>
          <table:table-cell office:value-type="float" office:value="0.0147694" calcext:value-type="float">
            <text:p>0.0147694</text:p>
          </table:table-cell>
          <table:table-cell office:value-type="float" office:value="0.14" calcext:value-type="float">
            <text:p>0.14</text:p>
          </table:table-cell>
          <table:table-cell office:value-type="float" office:value="147136" calcext:value-type="float">
            <text:p>147136</text:p>
          </table:table-cell>
          <table:table-cell office:value-type="float" office:value="5804085" calcext:value-type="float">
            <text:p>5804085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76" calcext:value-type="float">
            <text:p>12076</text:p>
          </table:table-cell>
          <table:table-cell office:value-type="float" office:value="5804085" calcext:value-type="float">
            <text:p>5804085</text:p>
          </table:table-cell>
          <table:table-cell/>
          <table:table-cell table:formula="of:=([.E230]=[.I2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3-s780179313c6913914.ukp</text:p>
          </table:table-cell>
          <table:table-cell office:value-type="float" office:value="0.0164631" calcext:value-type="float">
            <text:p>0.0164631</text:p>
          </table:table-cell>
          <table:table-cell office:value-type="float" office:value="0.15" calcext:value-type="float">
            <text:p>0.15</text:p>
          </table:table-cell>
          <table:table-cell office:value-type="float" office:value="173300" calcext:value-type="float">
            <text:p>173300</text:p>
          </table:table-cell>
          <table:table-cell office:value-type="float" office:value="6913914" calcext:value-type="float">
            <text:p>6913914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20" calcext:value-type="float">
            <text:p>12020</text:p>
          </table:table-cell>
          <table:table-cell office:value-type="float" office:value="6913914" calcext:value-type="float">
            <text:p>6913914</text:p>
          </table:table-cell>
          <table:table-cell/>
          <table:table-cell table:formula="of:=([.E231]=[.I2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5-s110877071c6806088.ukp</text:p>
          </table:table-cell>
          <table:table-cell office:value-type="float" office:value="0.015992" calcext:value-type="float">
            <text:p>0.015992</text:p>
          </table:table-cell>
          <table:table-cell office:value-type="float" office:value="0.15" calcext:value-type="float">
            <text:p>0.15</text:p>
          </table:table-cell>
          <table:table-cell office:value-type="float" office:value="170804" calcext:value-type="float">
            <text:p>170804</text:p>
          </table:table-cell>
          <table:table-cell office:value-type="float" office:value="6806088" calcext:value-type="float">
            <text:p>680608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6806088" calcext:value-type="float">
            <text:p>6806088</text:p>
          </table:table-cell>
          <table:table-cell/>
          <table:table-cell table:formula="of:=([.E232]=[.I2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6-s227708629c9241273.ukp</text:p>
          </table:table-cell>
          <table:table-cell office:value-type="float" office:value="0.0200207" calcext:value-type="float">
            <text:p>0.0200207</text:p>
          </table:table-cell>
          <table:table-cell office:value-type="float" office:value="0.16" calcext:value-type="float">
            <text:p>0.16</text:p>
          </table:table-cell>
          <table:table-cell office:value-type="float" office:value="227748" calcext:value-type="float">
            <text:p>227748</text:p>
          </table:table-cell>
          <table:table-cell office:value-type="float" office:value="9241273" calcext:value-type="float">
            <text:p>924127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9241273" calcext:value-type="float">
            <text:p>9241273</text:p>
          </table:table-cell>
          <table:table-cell/>
          <table:table-cell table:formula="of:=([.E233]=[.I2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9-s126456688c7959750.ukp</text:p>
          </table:table-cell>
          <table:table-cell office:value-type="float" office:value="0.017713" calcext:value-type="float">
            <text:p>0.017713</text:p>
          </table:table-cell>
          <table:table-cell office:value-type="float" office:value="0.15" calcext:value-type="float">
            <text:p>0.15</text:p>
          </table:table-cell>
          <table:table-cell office:value-type="float" office:value="197824" calcext:value-type="float">
            <text:p>197824</text:p>
          </table:table-cell>
          <table:table-cell office:value-type="float" office:value="7959750" calcext:value-type="float">
            <text:p>795975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48" calcext:value-type="float">
            <text:p>12148</text:p>
          </table:table-cell>
          <table:table-cell office:value-type="float" office:value="7959750" calcext:value-type="float">
            <text:p>7959750</text:p>
          </table:table-cell>
          <table:table-cell/>
          <table:table-cell table:formula="of:=([.E234]=[.I2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9-s126456688c7725611.ukp</text:p>
          </table:table-cell>
          <table:table-cell office:value-type="float" office:value="0.0199507" calcext:value-type="float">
            <text:p>0.0199507</text:p>
          </table:table-cell>
          <table:table-cell office:value-type="float" office:value="0.16" calcext:value-type="float">
            <text:p>0.16</text:p>
          </table:table-cell>
          <table:table-cell office:value-type="float" office:value="200240" calcext:value-type="float">
            <text:p>200240</text:p>
          </table:table-cell>
          <table:table-cell office:value-type="float" office:value="7725611" calcext:value-type="float">
            <text:p>772561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092" calcext:value-type="float">
            <text:p>12092</text:p>
          </table:table-cell>
          <table:table-cell office:value-type="float" office:value="7725611" calcext:value-type="float">
            <text:p>7725611</text:p>
          </table:table-cell>
          <table:table-cell/>
          <table:table-cell table:formula="of:=([.E235]=[.I2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4-s721215008c9143057.ukp</text:p>
          </table:table-cell>
          <table:table-cell office:value-type="float" office:value="0.0197313" calcext:value-type="float">
            <text:p>0.0197313</text:p>
          </table:table-cell>
          <table:table-cell office:value-type="float" office:value="0.16" calcext:value-type="float">
            <text:p>0.16</text:p>
          </table:table-cell>
          <table:table-cell office:value-type="float" office:value="225304" calcext:value-type="float">
            <text:p>225304</text:p>
          </table:table-cell>
          <table:table-cell office:value-type="float" office:value="9143057" calcext:value-type="float">
            <text:p>914305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9143057" calcext:value-type="float">
            <text:p>9143057</text:p>
          </table:table-cell>
          <table:table-cell/>
          <table:table-cell table:formula="of:=([.E236]=[.I2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6-s227708629c7098209.ukp</text:p>
          </table:table-cell>
          <table:table-cell office:value-type="float" office:value="0.0169592" calcext:value-type="float">
            <text:p>0.0169592</text:p>
          </table:table-cell>
          <table:table-cell office:value-type="float" office:value="0.15" calcext:value-type="float">
            <text:p>0.15</text:p>
          </table:table-cell>
          <table:table-cell office:value-type="float" office:value="177540" calcext:value-type="float">
            <text:p>177540</text:p>
          </table:table-cell>
          <table:table-cell office:value-type="float" office:value="7098209" calcext:value-type="float">
            <text:p>709820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4" calcext:value-type="float">
            <text:p>12104</text:p>
          </table:table-cell>
          <table:table-cell office:value-type="float" office:value="7098209" calcext:value-type="float">
            <text:p>7098209</text:p>
          </table:table-cell>
          <table:table-cell/>
          <table:table-cell table:formula="of:=([.E237]=[.I2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9-s126456688c5491694.ukp</text:p>
          </table:table-cell>
          <table:table-cell office:value-type="float" office:value="0.0142954" calcext:value-type="float">
            <text:p>0.0142954</text:p>
          </table:table-cell>
          <table:table-cell office:value-type="float" office:value="0.14" calcext:value-type="float">
            <text:p>0.14</text:p>
          </table:table-cell>
          <table:table-cell office:value-type="float" office:value="139924" calcext:value-type="float">
            <text:p>139924</text:p>
          </table:table-cell>
          <table:table-cell office:value-type="float" office:value="5491694" calcext:value-type="float">
            <text:p>549169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088" calcext:value-type="float">
            <text:p>12088</text:p>
          </table:table-cell>
          <table:table-cell office:value-type="float" office:value="5491694" calcext:value-type="float">
            <text:p>5491694</text:p>
          </table:table-cell>
          <table:table-cell/>
          <table:table-cell table:formula="of:=([.E238]=[.I2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8-s991580855c8787320.ukp</text:p>
          </table:table-cell>
          <table:table-cell office:value-type="float" office:value="0.0221479" calcext:value-type="float">
            <text:p>0.0221479</text:p>
          </table:table-cell>
          <table:table-cell office:value-type="float" office:value="0.16" calcext:value-type="float">
            <text:p>0.16</text:p>
          </table:table-cell>
          <table:table-cell office:value-type="float" office:value="225032" calcext:value-type="float">
            <text:p>225032</text:p>
          </table:table-cell>
          <table:table-cell office:value-type="float" office:value="8787320" calcext:value-type="float">
            <text:p>878732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8787320" calcext:value-type="float">
            <text:p>8787320</text:p>
          </table:table-cell>
          <table:table-cell/>
          <table:table-cell table:formula="of:=([.E239]=[.I2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1-s843367405c5119452.ukp</text:p>
          </table:table-cell>
          <table:table-cell office:value-type="float" office:value="0.0140282" calcext:value-type="float">
            <text:p>0.0140282</text:p>
          </table:table-cell>
          <table:table-cell office:value-type="float" office:value="0.14" calcext:value-type="float">
            <text:p>0.14</text:p>
          </table:table-cell>
          <table:table-cell office:value-type="float" office:value="131224" calcext:value-type="float">
            <text:p>131224</text:p>
          </table:table-cell>
          <table:table-cell office:value-type="float" office:value="5119452" calcext:value-type="float">
            <text:p>511945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4" calcext:value-type="float">
            <text:p>12104</text:p>
          </table:table-cell>
          <table:table-cell office:value-type="float" office:value="5119452" calcext:value-type="float">
            <text:p>5119452</text:p>
          </table:table-cell>
          <table:table-cell/>
          <table:table-cell table:formula="of:=([.E240]=[.I2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1-s843367405c8352496.ukp</text:p>
          </table:table-cell>
          <table:table-cell office:value-type="float" office:value="0.0289451" calcext:value-type="float">
            <text:p>0.0289451</text:p>
          </table:table-cell>
          <table:table-cell office:value-type="float" office:value="0.1" calcext:value-type="float">
            <text:p>0.1</text:p>
          </table:table-cell>
          <table:table-cell office:value-type="float" office:value="206032" calcext:value-type="float">
            <text:p>206032</text:p>
          </table:table-cell>
          <table:table-cell office:value-type="float" office:value="8352496" calcext:value-type="float">
            <text:p>835249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488" calcext:value-type="float">
            <text:p>8488</text:p>
          </table:table-cell>
          <table:table-cell office:value-type="float" office:value="8352496" calcext:value-type="float">
            <text:p>8352496</text:p>
          </table:table-cell>
          <table:table-cell/>
          <table:table-cell table:formula="of:=([.E241]=[.I2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0-s827183242c5977860.ukp</text:p>
          </table:table-cell>
          <table:table-cell office:value-type="float" office:value="0.0339093" calcext:value-type="float">
            <text:p>0.0339093</text:p>
          </table:table-cell>
          <table:table-cell office:value-type="float" office:value="0.09" calcext:value-type="float">
            <text:p>0.09</text:p>
          </table:table-cell>
          <table:table-cell office:value-type="float" office:value="156836" calcext:value-type="float">
            <text:p>156836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028" calcext:value-type="float">
            <text:p>8028</text:p>
          </table:table-cell>
          <table:table-cell office:value-type="float" office:value="5977860" calcext:value-type="float">
            <text:p>5977860</text:p>
          </table:table-cell>
          <table:table-cell/>
          <table:table-cell table:formula="of:=([.E242]=[.I2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1-s843367405c6535045.ukp</text:p>
          </table:table-cell>
          <table:table-cell office:value-type="float" office:value="0.0693756" calcext:value-type="float">
            <text:p>0.0693756</text:p>
          </table:table-cell>
          <table:table-cell office:value-type="float" office:value="0.13" calcext:value-type="float">
            <text:p>0.13</text:p>
          </table:table-cell>
          <table:table-cell office:value-type="float" office:value="162228" calcext:value-type="float">
            <text:p>162228</text:p>
          </table:table-cell>
          <table:table-cell office:value-type="float" office:value="6535045" calcext:value-type="float">
            <text:p>653504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320" calcext:value-type="float">
            <text:p>8320</text:p>
          </table:table-cell>
          <table:table-cell office:value-type="float" office:value="6535045" calcext:value-type="float">
            <text:p>6535045</text:p>
          </table:table-cell>
          <table:table-cell/>
          <table:table-cell table:formula="of:=([.E243]=[.I2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9-s126456688c9711964.ukp</text:p>
          </table:table-cell>
          <table:table-cell office:value-type="float" office:value="0.0743327" calcext:value-type="float">
            <text:p>0.0743327</text:p>
          </table:table-cell>
          <table:table-cell office:value-type="float" office:value="0.15" calcext:value-type="float">
            <text:p>0.15</text:p>
          </table:table-cell>
          <table:table-cell office:value-type="float" office:value="236668" calcext:value-type="float">
            <text:p>236668</text:p>
          </table:table-cell>
          <table:table-cell office:value-type="float" office:value="9711964" calcext:value-type="float">
            <text:p>971196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840" calcext:value-type="float">
            <text:p>8840</text:p>
          </table:table-cell>
          <table:table-cell office:value-type="float" office:value="9711964" calcext:value-type="float">
            <text:p>9711964</text:p>
          </table:table-cell>
          <table:table-cell/>
          <table:table-cell table:formula="of:=([.E244]=[.I2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2-s528806317c6527891.ukp</text:p>
          </table:table-cell>
          <table:table-cell office:value-type="float" office:value="0.0147294" calcext:value-type="float">
            <text:p>0.0147294</text:p>
          </table:table-cell>
          <table:table-cell office:value-type="float" office:value="0.08" calcext:value-type="float">
            <text:p>0.08</text:p>
          </table:table-cell>
          <table:table-cell office:value-type="float" office:value="164036" calcext:value-type="float">
            <text:p>164036</text:p>
          </table:table-cell>
          <table:table-cell office:value-type="float" office:value="6527891" calcext:value-type="float">
            <text:p>652789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636" calcext:value-type="float">
            <text:p>7636</text:p>
          </table:table-cell>
          <table:table-cell office:value-type="float" office:value="6527891" calcext:value-type="float">
            <text:p>6527891</text:p>
          </table:table-cell>
          <table:table-cell/>
          <table:table-cell table:formula="of:=([.E245]=[.I2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1-s843367405c7064870.ukp</text:p>
          </table:table-cell>
          <table:table-cell office:value-type="float" office:value="0.0201244" calcext:value-type="float">
            <text:p>0.0201244</text:p>
          </table:table-cell>
          <table:table-cell office:value-type="float" office:value="0.18" calcext:value-type="float">
            <text:p>0.18</text:p>
          </table:table-cell>
          <table:table-cell office:value-type="float" office:value="184592" calcext:value-type="float">
            <text:p>184592</text:p>
          </table:table-cell>
          <table:table-cell office:value-type="float" office:value="7064870" calcext:value-type="float">
            <text:p>706487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7064870" calcext:value-type="float">
            <text:p>7064870</text:p>
          </table:table-cell>
          <table:table-cell/>
          <table:table-cell table:formula="of:=([.E246]=[.I2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3-s780179313c8969373.ukp</text:p>
          </table:table-cell>
          <table:table-cell office:value-type="float" office:value="0.0181113" calcext:value-type="float">
            <text:p>0.0181113</text:p>
          </table:table-cell>
          <table:table-cell office:value-type="float" office:value="0.09" calcext:value-type="float">
            <text:p>0.09</text:p>
          </table:table-cell>
          <table:table-cell office:value-type="float" office:value="221348" calcext:value-type="float">
            <text:p>221348</text:p>
          </table:table-cell>
          <table:table-cell office:value-type="float" office:value="8969373" calcext:value-type="float">
            <text:p>896937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592" calcext:value-type="float">
            <text:p>7592</text:p>
          </table:table-cell>
          <table:table-cell office:value-type="float" office:value="8969373" calcext:value-type="float">
            <text:p>8969373</text:p>
          </table:table-cell>
          <table:table-cell/>
          <table:table-cell table:formula="of:=([.E247]=[.I2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0-s827183242c7587102.ukp</text:p>
          </table:table-cell>
          <table:table-cell office:value-type="float" office:value="0.0247757" calcext:value-type="float">
            <text:p>0.0247757</text:p>
          </table:table-cell>
          <table:table-cell office:value-type="float" office:value="0.09" calcext:value-type="float">
            <text:p>0.09</text:p>
          </table:table-cell>
          <table:table-cell office:value-type="float" office:value="195644" calcext:value-type="float">
            <text:p>195644</text:p>
          </table:table-cell>
          <table:table-cell office:value-type="float" office:value="7587102" calcext:value-type="float">
            <text:p>75871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380" calcext:value-type="float">
            <text:p>8380</text:p>
          </table:table-cell>
          <table:table-cell office:value-type="float" office:value="7587102" calcext:value-type="float">
            <text:p>7587102</text:p>
          </table:table-cell>
          <table:table-cell/>
          <table:table-cell table:formula="of:=([.E248]=[.I2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2-s528806317c5257943.ukp</text:p>
          </table:table-cell>
          <table:table-cell office:value-type="float" office:value="0.0206478" calcext:value-type="float">
            <text:p>0.0206478</text:p>
          </table:table-cell>
          <table:table-cell office:value-type="float" office:value="0.08" calcext:value-type="float">
            <text:p>0.08</text:p>
          </table:table-cell>
          <table:table-cell office:value-type="float" office:value="141196" calcext:value-type="float">
            <text:p>141196</text:p>
          </table:table-cell>
          <table:table-cell office:value-type="float" office:value="5257943" calcext:value-type="float">
            <text:p>52579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220" calcext:value-type="float">
            <text:p>8220</text:p>
          </table:table-cell>
          <table:table-cell office:value-type="float" office:value="5257943" calcext:value-type="float">
            <text:p>5257943</text:p>
          </table:table-cell>
          <table:table-cell/>
          <table:table-cell table:formula="of:=([.E249]=[.I2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3-s780179313c9646607.ukp</text:p>
          </table:table-cell>
          <table:table-cell office:value-type="float" office:value="0.0301859" calcext:value-type="float">
            <text:p>0.0301859</text:p>
          </table:table-cell>
          <table:table-cell office:value-type="float" office:value="0.1" calcext:value-type="float">
            <text:p>0.1</text:p>
          </table:table-cell>
          <table:table-cell office:value-type="float" office:value="236112" calcext:value-type="float">
            <text:p>236112</text:p>
          </table:table-cell>
          <table:table-cell office:value-type="float" office:value="9646607" calcext:value-type="float">
            <text:p>964660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244" calcext:value-type="float">
            <text:p>8244</text:p>
          </table:table-cell>
          <table:table-cell office:value-type="float" office:value="9646607" calcext:value-type="float">
            <text:p>9646607</text:p>
          </table:table-cell>
          <table:table-cell/>
          <table:table-cell table:formula="of:=([.E250]=[.I2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8-s991580855c6449790.ukp</text:p>
          </table:table-cell>
          <table:table-cell office:value-type="float" office:value="0.0261113" calcext:value-type="float">
            <text:p>0.0261113</text:p>
          </table:table-cell>
          <table:table-cell office:value-type="float" office:value="0.09" calcext:value-type="float">
            <text:p>0.09</text:p>
          </table:table-cell>
          <table:table-cell office:value-type="float" office:value="161188" calcext:value-type="float">
            <text:p>161188</text:p>
          </table:table-cell>
          <table:table-cell office:value-type="float" office:value="6449790" calcext:value-type="float">
            <text:p>64497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8068" calcext:value-type="float">
            <text:p>8068</text:p>
          </table:table-cell>
          <table:table-cell office:value-type="float" office:value="6449790" calcext:value-type="float">
            <text:p>6449790</text:p>
          </table:table-cell>
          <table:table-cell/>
          <table:table-cell table:formula="of:=([.E251]=[.I2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6-s227708629c9211375.ukp</text:p>
          </table:table-cell>
          <table:table-cell office:value-type="float" office:value="0.0373378" calcext:value-type="float">
            <text:p>0.0373378</text:p>
          </table:table-cell>
          <table:table-cell office:value-type="float" office:value="0.09" calcext:value-type="float">
            <text:p>0.09</text:p>
          </table:table-cell>
          <table:table-cell office:value-type="float" office:value="232652" calcext:value-type="float">
            <text:p>232652</text:p>
          </table:table-cell>
          <table:table-cell office:value-type="float" office:value="9211375" calcext:value-type="float">
            <text:p>92113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48" calcext:value-type="float">
            <text:p>7448</text:p>
          </table:table-cell>
          <table:table-cell office:value-type="float" office:value="9211375" calcext:value-type="float">
            <text:p>9211375</text:p>
          </table:table-cell>
          <table:table-cell/>
          <table:table-cell table:formula="of:=([.E252]=[.I2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8-s991580855c8487765.ukp</text:p>
          </table:table-cell>
          <table:table-cell office:value-type="float" office:value="0.0355145" calcext:value-type="float">
            <text:p>0.0355145</text:p>
          </table:table-cell>
          <table:table-cell office:value-type="float" office:value="0.08" calcext:value-type="float">
            <text:p>0.08</text:p>
          </table:table-cell>
          <table:table-cell office:value-type="float" office:value="215708" calcext:value-type="float">
            <text:p>215708</text:p>
          </table:table-cell>
          <table:table-cell office:value-type="float" office:value="8487765" calcext:value-type="float">
            <text:p>84877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68" calcext:value-type="float">
            <text:p>7468</text:p>
          </table:table-cell>
          <table:table-cell office:value-type="float" office:value="8487765" calcext:value-type="float">
            <text:p>8487765</text:p>
          </table:table-cell>
          <table:table-cell/>
          <table:table-cell table:formula="of:=([.E253]=[.I2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6-s227708629c6166782.ukp</text:p>
          </table:table-cell>
          <table:table-cell office:value-type="float" office:value="0.0339114" calcext:value-type="float">
            <text:p>0.0339114</text:p>
          </table:table-cell>
          <table:table-cell office:value-type="float" office:value="0.07" calcext:value-type="float">
            <text:p>0.07</text:p>
          </table:table-cell>
          <table:table-cell office:value-type="float" office:value="153548" calcext:value-type="float">
            <text:p>153548</text:p>
          </table:table-cell>
          <table:table-cell office:value-type="float" office:value="6166782" calcext:value-type="float">
            <text:p>616678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536" calcext:value-type="float">
            <text:p>7536</text:p>
          </table:table-cell>
          <table:table-cell office:value-type="float" office:value="6166782" calcext:value-type="float">
            <text:p>6166782</text:p>
          </table:table-cell>
          <table:table-cell/>
          <table:table-cell table:formula="of:=([.E254]=[.I2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7-s177710744c7866734.ukp</text:p>
          </table:table-cell>
          <table:table-cell office:value-type="float" office:value="0.036641" calcext:value-type="float">
            <text:p>0.036641</text:p>
          </table:table-cell>
          <table:table-cell office:value-type="float" office:value="0.08" calcext:value-type="float">
            <text:p>0.08</text:p>
          </table:table-cell>
          <table:table-cell office:value-type="float" office:value="193396" calcext:value-type="float">
            <text:p>193396</text:p>
          </table:table-cell>
          <table:table-cell office:value-type="float" office:value="7866734" calcext:value-type="float">
            <text:p>786673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96" calcext:value-type="float">
            <text:p>8396</text:p>
          </table:table-cell>
          <table:table-cell office:value-type="float" office:value="7866734" calcext:value-type="float">
            <text:p>7866734</text:p>
          </table:table-cell>
          <table:table-cell/>
          <table:table-cell table:formula="of:=([.E255]=[.I2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8-s991580855c6827358.ukp</text:p>
          </table:table-cell>
          <table:table-cell office:value-type="float" office:value="0.0350828" calcext:value-type="float">
            <text:p>0.0350828</text:p>
          </table:table-cell>
          <table:table-cell office:value-type="float" office:value="0.08" calcext:value-type="float">
            <text:p>0.08</text:p>
          </table:table-cell>
          <table:table-cell office:value-type="float" office:value="168896" calcext:value-type="float">
            <text:p>168896</text:p>
          </table:table-cell>
          <table:table-cell office:value-type="float" office:value="6827358" calcext:value-type="float">
            <text:p>682735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728" calcext:value-type="float">
            <text:p>8728</text:p>
          </table:table-cell>
          <table:table-cell office:value-type="float" office:value="6827358" calcext:value-type="float">
            <text:p>6827358</text:p>
          </table:table-cell>
          <table:table-cell/>
          <table:table-cell table:formula="of:=([.E256]=[.I2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3-s780179313c8289057.ukp</text:p>
          </table:table-cell>
          <table:table-cell office:value-type="float" office:value="0.0718872" calcext:value-type="float">
            <text:p>0.0718872</text:p>
          </table:table-cell>
          <table:table-cell office:value-type="float" office:value="0.14" calcext:value-type="float">
            <text:p>0.14</text:p>
          </table:table-cell>
          <table:table-cell office:value-type="float" office:value="202956" calcext:value-type="float">
            <text:p>202956</text:p>
          </table:table-cell>
          <table:table-cell office:value-type="float" office:value="8289057" calcext:value-type="float">
            <text:p>828905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704" calcext:value-type="float">
            <text:p>7704</text:p>
          </table:table-cell>
          <table:table-cell office:value-type="float" office:value="8289057" calcext:value-type="float">
            <text:p>8289057</text:p>
          </table:table-cell>
          <table:table-cell/>
          <table:table-cell table:formula="of:=([.E257]=[.I2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7-s177710744c6507449.ukp</text:p>
          </table:table-cell>
          <table:table-cell office:value-type="float" office:value="0.0724401" calcext:value-type="float">
            <text:p>0.0724401</text:p>
          </table:table-cell>
          <table:table-cell office:value-type="float" office:value="0.13" calcext:value-type="float">
            <text:p>0.13</text:p>
          </table:table-cell>
          <table:table-cell office:value-type="float" office:value="161452" calcext:value-type="float">
            <text:p>161452</text:p>
          </table:table-cell>
          <table:table-cell office:value-type="float" office:value="6507449" calcext:value-type="float">
            <text:p>650744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00" calcext:value-type="float">
            <text:p>8100</text:p>
          </table:table-cell>
          <table:table-cell office:value-type="float" office:value="6507449" calcext:value-type="float">
            <text:p>6507449</text:p>
          </table:table-cell>
          <table:table-cell/>
          <table:table-cell table:formula="of:=([.E258]=[.I2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2-s528806317c5616210.ukp</text:p>
          </table:table-cell>
          <table:table-cell office:value-type="float" office:value="0.0154525" calcext:value-type="float">
            <text:p>0.0154525</text:p>
          </table:table-cell>
          <table:table-cell office:value-type="float" office:value="0.05" calcext:value-type="float">
            <text:p>0.05</text:p>
          </table:table-cell>
          <table:table-cell office:value-type="float" office:value="150596" calcext:value-type="float">
            <text:p>150596</text:p>
          </table:table-cell>
          <table:table-cell office:value-type="float" office:value="5616210" calcext:value-type="float">
            <text:p>561621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16" calcext:value-type="float">
            <text:p>8316</text:p>
          </table:table-cell>
          <table:table-cell office:value-type="float" office:value="5616210" calcext:value-type="float">
            <text:p>5616210</text:p>
          </table:table-cell>
          <table:table-cell/>
          <table:table-cell table:formula="of:=([.E259]=[.I2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1-s843367405c5404203.ukp</text:p>
          </table:table-cell>
          <table:table-cell office:value-type="float" office:value="0.0154891" calcext:value-type="float">
            <text:p>0.0154891</text:p>
          </table:table-cell>
          <table:table-cell office:value-type="float" office:value="0.08" calcext:value-type="float">
            <text:p>0.08</text:p>
          </table:table-cell>
          <table:table-cell office:value-type="float" office:value="145500" calcext:value-type="float">
            <text:p>145500</text:p>
          </table:table-cell>
          <table:table-cell office:value-type="float" office:value="5404203" calcext:value-type="float">
            <text:p>54042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84" calcext:value-type="float">
            <text:p>8184</text:p>
          </table:table-cell>
          <table:table-cell office:value-type="float" office:value="5404203" calcext:value-type="float">
            <text:p>5404203</text:p>
          </table:table-cell>
          <table:table-cell/>
          <table:table-cell table:formula="of:=([.E260]=[.I2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7-s177710744c6349166.ukp</text:p>
          </table:table-cell>
          <table:table-cell office:value-type="float" office:value="0.0171059" calcext:value-type="float">
            <text:p>0.0171059</text:p>
          </table:table-cell>
          <table:table-cell office:value-type="float" office:value="0.08" calcext:value-type="float">
            <text:p>0.08</text:p>
          </table:table-cell>
          <table:table-cell office:value-type="float" office:value="167892" calcext:value-type="float">
            <text:p>167892</text:p>
          </table:table-cell>
          <table:table-cell office:value-type="float" office:value="6349166" calcext:value-type="float">
            <text:p>634916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056" calcext:value-type="float">
            <text:p>8056</text:p>
          </table:table-cell>
          <table:table-cell office:value-type="float" office:value="6349166" calcext:value-type="float">
            <text:p>6349166</text:p>
          </table:table-cell>
          <table:table-cell/>
          <table:table-cell table:formula="of:=([.E261]=[.I2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8-s991580855c5663171.ukp</text:p>
          </table:table-cell>
          <table:table-cell office:value-type="float" office:value="0.0158792" calcext:value-type="float">
            <text:p>0.0158792</text:p>
          </table:table-cell>
          <table:table-cell office:value-type="float" office:value="0.08" calcext:value-type="float">
            <text:p>0.08</text:p>
          </table:table-cell>
          <table:table-cell office:value-type="float" office:value="151828" calcext:value-type="float">
            <text:p>151828</text:p>
          </table:table-cell>
          <table:table-cell office:value-type="float" office:value="5663171" calcext:value-type="float">
            <text:p>5663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56" calcext:value-type="float">
            <text:p>8156</text:p>
          </table:table-cell>
          <table:table-cell office:value-type="float" office:value="5663171" calcext:value-type="float">
            <text:p>5663171</text:p>
          </table:table-cell>
          <table:table-cell/>
          <table:table-cell table:formula="of:=([.E262]=[.I2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5-s110877071c8774819.ukp</text:p>
          </table:table-cell>
          <table:table-cell office:value-type="float" office:value="0.0184411" calcext:value-type="float">
            <text:p>0.0184411</text:p>
          </table:table-cell>
          <table:table-cell office:value-type="float" office:value="0.09" calcext:value-type="float">
            <text:p>0.09</text:p>
          </table:table-cell>
          <table:table-cell office:value-type="float" office:value="216608" calcext:value-type="float">
            <text:p>216608</text:p>
          </table:table-cell>
          <table:table-cell office:value-type="float" office:value="8774819" calcext:value-type="float">
            <text:p>877481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820" calcext:value-type="float">
            <text:p>8820</text:p>
          </table:table-cell>
          <table:table-cell office:value-type="float" office:value="8774819" calcext:value-type="float">
            <text:p>8774819</text:p>
          </table:table-cell>
          <table:table-cell/>
          <table:table-cell table:formula="of:=([.E263]=[.I2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9-s126456688c5940304.ukp</text:p>
          </table:table-cell>
          <table:table-cell office:value-type="float" office:value="0.0139151" calcext:value-type="float">
            <text:p>0.0139151</text:p>
          </table:table-cell>
          <table:table-cell office:value-type="float" office:value="0.07" calcext:value-type="float">
            <text:p>0.07</text:p>
          </table:table-cell>
          <table:table-cell office:value-type="float" office:value="150052" calcext:value-type="float">
            <text:p>150052</text:p>
          </table:table-cell>
          <table:table-cell office:value-type="float" office:value="5940304" calcext:value-type="float">
            <text:p>59403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48" calcext:value-type="float">
            <text:p>8148</text:p>
          </table:table-cell>
          <table:table-cell office:value-type="float" office:value="5940304" calcext:value-type="float">
            <text:p>5940304</text:p>
          </table:table-cell>
          <table:table-cell/>
          <table:table-cell table:formula="of:=([.E264]=[.I2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1-s843367405c9734370.ukp</text:p>
          </table:table-cell>
          <table:table-cell office:value-type="float" office:value="0.0191678" calcext:value-type="float">
            <text:p>0.0191678</text:p>
          </table:table-cell>
          <table:table-cell office:value-type="float" office:value="0.09" calcext:value-type="float">
            <text:p>0.09</text:p>
          </table:table-cell>
          <table:table-cell office:value-type="float" office:value="239372" calcext:value-type="float">
            <text:p>239372</text:p>
          </table:table-cell>
          <table:table-cell office:value-type="float" office:value="9734370" calcext:value-type="float">
            <text:p>973437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9734370" calcext:value-type="float">
            <text:p>9734370</text:p>
          </table:table-cell>
          <table:table-cell/>
          <table:table-cell table:formula="of:=([.E265]=[.I2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5-s110877071c5748492.ukp</text:p>
          </table:table-cell>
          <table:table-cell office:value-type="float" office:value="0.0134476" calcext:value-type="float">
            <text:p>0.0134476</text:p>
          </table:table-cell>
          <table:table-cell office:value-type="float" office:value="0.07" calcext:value-type="float">
            <text:p>0.07</text:p>
          </table:table-cell>
          <table:table-cell office:value-type="float" office:value="146008" calcext:value-type="float">
            <text:p>146008</text:p>
          </table:table-cell>
          <table:table-cell office:value-type="float" office:value="5748492" calcext:value-type="float">
            <text:p>574849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708" calcext:value-type="float">
            <text:p>7708</text:p>
          </table:table-cell>
          <table:table-cell office:value-type="float" office:value="5748492" calcext:value-type="float">
            <text:p>5748492</text:p>
          </table:table-cell>
          <table:table-cell/>
          <table:table-cell table:formula="of:=([.E266]=[.I2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1-s843367405c7990166.ukp</text:p>
          </table:table-cell>
          <table:table-cell office:value-type="float" office:value="0.0239878" calcext:value-type="float">
            <text:p>0.0239878</text:p>
          </table:table-cell>
          <table:table-cell office:value-type="float" office:value="0.07" calcext:value-type="float">
            <text:p>0.07</text:p>
          </table:table-cell>
          <table:table-cell office:value-type="float" office:value="205044" calcext:value-type="float">
            <text:p>205044</text:p>
          </table:table-cell>
          <table:table-cell office:value-type="float" office:value="7990166" calcext:value-type="float">
            <text:p>799016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500" calcext:value-type="float">
            <text:p>8500</text:p>
          </table:table-cell>
          <table:table-cell office:value-type="float" office:value="7990166" calcext:value-type="float">
            <text:p>7990166</text:p>
          </table:table-cell>
          <table:table-cell/>
          <table:table-cell table:formula="of:=([.E267]=[.I2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2-s528806317c9584409.ukp</text:p>
          </table:table-cell>
          <table:table-cell office:value-type="float" office:value="0.0265259" calcext:value-type="float">
            <text:p>0.0265259</text:p>
          </table:table-cell>
          <table:table-cell office:value-type="float" office:value="0.09" calcext:value-type="float">
            <text:p>0.09</text:p>
          </table:table-cell>
          <table:table-cell office:value-type="float" office:value="242656" calcext:value-type="float">
            <text:p>242656</text:p>
          </table:table-cell>
          <table:table-cell office:value-type="float" office:value="9584409" calcext:value-type="float">
            <text:p>95844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020" calcext:value-type="float">
            <text:p>8020</text:p>
          </table:table-cell>
          <table:table-cell office:value-type="float" office:value="9584409" calcext:value-type="float">
            <text:p>9584409</text:p>
          </table:table-cell>
          <table:table-cell/>
          <table:table-cell table:formula="of:=([.E268]=[.I2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9-s126456688c9298006.ukp</text:p>
          </table:table-cell>
          <table:table-cell office:value-type="float" office:value="0.0257136" calcext:value-type="float">
            <text:p>0.0257136</text:p>
          </table:table-cell>
          <table:table-cell office:value-type="float" office:value="0.12" calcext:value-type="float">
            <text:p>0.12</text:p>
          </table:table-cell>
          <table:table-cell office:value-type="float" office:value="235892" calcext:value-type="float">
            <text:p>235892</text:p>
          </table:table-cell>
          <table:table-cell office:value-type="float" office:value="9298006" calcext:value-type="float">
            <text:p>92980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4" calcext:value-type="float">
            <text:p>8164</text:p>
          </table:table-cell>
          <table:table-cell office:value-type="float" office:value="9298006" calcext:value-type="float">
            <text:p>9298006</text:p>
          </table:table-cell>
          <table:table-cell/>
          <table:table-cell table:formula="of:=([.E269]=[.I2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5-s110877071c9521211.ukp</text:p>
          </table:table-cell>
          <table:table-cell office:value-type="float" office:value="0.0274848" calcext:value-type="float">
            <text:p>0.0274848</text:p>
          </table:table-cell>
          <table:table-cell office:value-type="float" office:value="0.1" calcext:value-type="float">
            <text:p>0.1</text:p>
          </table:table-cell>
          <table:table-cell office:value-type="float" office:value="240832" calcext:value-type="float">
            <text:p>240832</text:p>
          </table:table-cell>
          <table:table-cell office:value-type="float" office:value="9521211" calcext:value-type="float">
            <text:p>952121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952" calcext:value-type="float">
            <text:p>7952</text:p>
          </table:table-cell>
          <table:table-cell office:value-type="float" office:value="9521211" calcext:value-type="float">
            <text:p>9521211</text:p>
          </table:table-cell>
          <table:table-cell/>
          <table:table-cell table:formula="of:=([.E270]=[.I2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8-s991580855c8677790.ukp</text:p>
          </table:table-cell>
          <table:table-cell office:value-type="float" office:value="0.0259608" calcext:value-type="float">
            <text:p>0.0259608</text:p>
          </table:table-cell>
          <table:table-cell office:value-type="float" office:value="0.09" calcext:value-type="float">
            <text:p>0.09</text:p>
          </table:table-cell>
          <table:table-cell office:value-type="float" office:value="221396" calcext:value-type="float">
            <text:p>221396</text:p>
          </table:table-cell>
          <table:table-cell office:value-type="float" office:value="8677790" calcext:value-type="float">
            <text:p>867779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52" calcext:value-type="float">
            <text:p>8152</text:p>
          </table:table-cell>
          <table:table-cell office:value-type="float" office:value="8677790" calcext:value-type="float">
            <text:p>8677790</text:p>
          </table:table-cell>
          <table:table-cell/>
          <table:table-cell table:formula="of:=([.E271]=[.I2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9-s126456688c5062577.ukp</text:p>
          </table:table-cell>
          <table:table-cell office:value-type="float" office:value="0.0208094" calcext:value-type="float">
            <text:p>0.0208094</text:p>
          </table:table-cell>
          <table:table-cell office:value-type="float" office:value="0.08" calcext:value-type="float">
            <text:p>0.08</text:p>
          </table:table-cell>
          <table:table-cell office:value-type="float" office:value="136432" calcext:value-type="float">
            <text:p>136432</text:p>
          </table:table-cell>
          <table:table-cell office:value-type="float" office:value="5062577" calcext:value-type="float">
            <text:p>506257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984" calcext:value-type="float">
            <text:p>7984</text:p>
          </table:table-cell>
          <table:table-cell office:value-type="float" office:value="5062577" calcext:value-type="float">
            <text:p>5062577</text:p>
          </table:table-cell>
          <table:table-cell/>
          <table:table-cell table:formula="of:=([.E272]=[.I2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0-s827183242c5448462.ukp</text:p>
          </table:table-cell>
          <table:table-cell office:value-type="float" office:value="0.0185605" calcext:value-type="float">
            <text:p>0.0185605</text:p>
          </table:table-cell>
          <table:table-cell office:value-type="float" office:value="0.07" calcext:value-type="float">
            <text:p>0.07</text:p>
          </table:table-cell>
          <table:table-cell office:value-type="float" office:value="137724" calcext:value-type="float">
            <text:p>137724</text:p>
          </table:table-cell>
          <table:table-cell office:value-type="float" office:value="5448462" calcext:value-type="float">
            <text:p>544846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596" calcext:value-type="float">
            <text:p>6596</text:p>
          </table:table-cell>
          <table:table-cell office:value-type="float" office:value="5448462" calcext:value-type="float">
            <text:p>5448462</text:p>
          </table:table-cell>
          <table:table-cell/>
          <table:table-cell table:formula="of:=([.E273]=[.I2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7-s177710744c6811444.ukp</text:p>
          </table:table-cell>
          <table:table-cell office:value-type="float" office:value="0.0203103" calcext:value-type="float">
            <text:p>0.0203103</text:p>
          </table:table-cell>
          <table:table-cell office:value-type="float" office:value="0.06" calcext:value-type="float">
            <text:p>0.06</text:p>
          </table:table-cell>
          <table:table-cell office:value-type="float" office:value="169716" calcext:value-type="float">
            <text:p>169716</text:p>
          </table:table-cell>
          <table:table-cell office:value-type="float" office:value="6811444" calcext:value-type="float">
            <text:p>681144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696" calcext:value-type="float">
            <text:p>6696</text:p>
          </table:table-cell>
          <table:table-cell office:value-type="float" office:value="6811444" calcext:value-type="float">
            <text:p>6811444</text:p>
          </table:table-cell>
          <table:table-cell/>
          <table:table-cell table:formula="of:=([.E274]=[.I2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0-s827183242c9608074.ukp</text:p>
          </table:table-cell>
          <table:table-cell office:value-type="float" office:value="0.0305424" calcext:value-type="float">
            <text:p>0.0305424</text:p>
          </table:table-cell>
          <table:table-cell office:value-type="float" office:value="0.1" calcext:value-type="float">
            <text:p>0.1</text:p>
          </table:table-cell>
          <table:table-cell office:value-type="float" office:value="235328" calcext:value-type="float">
            <text:p>235328</text:p>
          </table:table-cell>
          <table:table-cell office:value-type="float" office:value="9608074" calcext:value-type="float">
            <text:p>960807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440" calcext:value-type="float">
            <text:p>8440</text:p>
          </table:table-cell>
          <table:table-cell office:value-type="float" office:value="9608074" calcext:value-type="float">
            <text:p>9608074</text:p>
          </table:table-cell>
          <table:table-cell/>
          <table:table-cell table:formula="of:=([.E275]=[.I2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9-s126456688c8722171.ukp</text:p>
          </table:table-cell>
          <table:table-cell office:value-type="float" office:value="0.0295587" calcext:value-type="float">
            <text:p>0.0295587</text:p>
          </table:table-cell>
          <table:table-cell office:value-type="float" office:value="0.1" calcext:value-type="float">
            <text:p>0.1</text:p>
          </table:table-cell>
          <table:table-cell office:value-type="float" office:value="214472" calcext:value-type="float">
            <text:p>214472</text:p>
          </table:table-cell>
          <table:table-cell office:value-type="float" office:value="8722171" calcext:value-type="float">
            <text:p>8722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784" calcext:value-type="float">
            <text:p>8784</text:p>
          </table:table-cell>
          <table:table-cell office:value-type="float" office:value="8722171" calcext:value-type="float">
            <text:p>8722171</text:p>
          </table:table-cell>
          <table:table-cell/>
          <table:table-cell table:formula="of:=([.E276]=[.I2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3-s780179313c5534208.ukp</text:p>
          </table:table-cell>
          <table:table-cell office:value-type="float" office:value="0.0151217" calcext:value-type="float">
            <text:p>0.0151217</text:p>
          </table:table-cell>
          <table:table-cell office:value-type="float" office:value="0.05" calcext:value-type="float">
            <text:p>0.05</text:p>
          </table:table-cell>
          <table:table-cell office:value-type="float" office:value="148796" calcext:value-type="float">
            <text:p>148796</text:p>
          </table:table-cell>
          <table:table-cell office:value-type="float" office:value="5534208" calcext:value-type="float">
            <text:p>55342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276" calcext:value-type="float">
            <text:p>7276</text:p>
          </table:table-cell>
          <table:table-cell office:value-type="float" office:value="5534208" calcext:value-type="float">
            <text:p>5534208</text:p>
          </table:table-cell>
          <table:table-cell/>
          <table:table-cell table:formula="of:=([.E277]=[.I2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1-s843367405c7998653.ukp</text:p>
          </table:table-cell>
          <table:table-cell office:value-type="float" office:value="0.0191143" calcext:value-type="float">
            <text:p>0.0191143</text:p>
          </table:table-cell>
          <table:table-cell office:value-type="float" office:value="0.09" calcext:value-type="float">
            <text:p>0.09</text:p>
          </table:table-cell>
          <table:table-cell office:value-type="float" office:value="206440" calcext:value-type="float">
            <text:p>206440</text:p>
          </table:table-cell>
          <table:table-cell office:value-type="float" office:value="7998653" calcext:value-type="float">
            <text:p>799865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532" calcext:value-type="float">
            <text:p>7532</text:p>
          </table:table-cell>
          <table:table-cell office:value-type="float" office:value="7998653" calcext:value-type="float">
            <text:p>7998653</text:p>
          </table:table-cell>
          <table:table-cell/>
          <table:table-cell table:formula="of:=([.E278]=[.I2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2-s528806317c7151047.ukp</text:p>
          </table:table-cell>
          <table:table-cell office:value-type="float" office:value="0.0179497" calcext:value-type="float">
            <text:p>0.0179497</text:p>
          </table:table-cell>
          <table:table-cell office:value-type="float" office:value="0.08" calcext:value-type="float">
            <text:p>0.08</text:p>
          </table:table-cell>
          <table:table-cell office:value-type="float" office:value="186556" calcext:value-type="float">
            <text:p>186556</text:p>
          </table:table-cell>
          <table:table-cell office:value-type="float" office:value="7151047" calcext:value-type="float">
            <text:p>715104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84" calcext:value-type="float">
            <text:p>7484</text:p>
          </table:table-cell>
          <table:table-cell office:value-type="float" office:value="7151047" calcext:value-type="float">
            <text:p>7151047</text:p>
          </table:table-cell>
          <table:table-cell/>
          <table:table-cell table:formula="of:=([.E279]=[.I2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3-s780179313c7975198.ukp</text:p>
          </table:table-cell>
          <table:table-cell office:value-type="float" office:value="0.0191041" calcext:value-type="float">
            <text:p>0.0191041</text:p>
          </table:table-cell>
          <table:table-cell office:value-type="float" office:value="0.09" calcext:value-type="float">
            <text:p>0.09</text:p>
          </table:table-cell>
          <table:table-cell office:value-type="float" office:value="205936" calcext:value-type="float">
            <text:p>205936</text:p>
          </table:table-cell>
          <table:table-cell office:value-type="float" office:value="7975198" calcext:value-type="float">
            <text:p>797519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652" calcext:value-type="float">
            <text:p>7652</text:p>
          </table:table-cell>
          <table:table-cell office:value-type="float" office:value="7975198" calcext:value-type="float">
            <text:p>7975198</text:p>
          </table:table-cell>
          <table:table-cell/>
          <table:table-cell table:formula="of:=([.E280]=[.I2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4-s721215008c6549045.ukp</text:p>
          </table:table-cell>
          <table:table-cell office:value-type="float" office:value="0.017118" calcext:value-type="float">
            <text:p>0.017118</text:p>
          </table:table-cell>
          <table:table-cell office:value-type="float" office:value="0.08" calcext:value-type="float">
            <text:p>0.08</text:p>
          </table:table-cell>
          <table:table-cell office:value-type="float" office:value="172492" calcext:value-type="float">
            <text:p>172492</text:p>
          </table:table-cell>
          <table:table-cell office:value-type="float" office:value="6549045" calcext:value-type="float">
            <text:p>654904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616" calcext:value-type="float">
            <text:p>8616</text:p>
          </table:table-cell>
          <table:table-cell office:value-type="float" office:value="6549045" calcext:value-type="float">
            <text:p>6549045</text:p>
          </table:table-cell>
          <table:table-cell/>
          <table:table-cell table:formula="of:=([.E281]=[.I2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8-s991580855c8064086.ukp</text:p>
          </table:table-cell>
          <table:table-cell office:value-type="float" office:value="0.0192176" calcext:value-type="float">
            <text:p>0.0192176</text:p>
          </table:table-cell>
          <table:table-cell office:value-type="float" office:value="0.09" calcext:value-type="float">
            <text:p>0.09</text:p>
          </table:table-cell>
          <table:table-cell office:value-type="float" office:value="207828" calcext:value-type="float">
            <text:p>207828</text:p>
          </table:table-cell>
          <table:table-cell office:value-type="float" office:value="8064086" calcext:value-type="float">
            <text:p>806408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96" calcext:value-type="float">
            <text:p>8396</text:p>
          </table:table-cell>
          <table:table-cell office:value-type="float" office:value="8064086" calcext:value-type="float">
            <text:p>8064086</text:p>
          </table:table-cell>
          <table:table-cell/>
          <table:table-cell table:formula="of:=([.E282]=[.I2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4-s721215008c8466040.ukp</text:p>
          </table:table-cell>
          <table:table-cell office:value-type="float" office:value="0.0172005" calcext:value-type="float">
            <text:p>0.0172005</text:p>
          </table:table-cell>
          <table:table-cell office:value-type="float" office:value="0.09" calcext:value-type="float">
            <text:p>0.09</text:p>
          </table:table-cell>
          <table:table-cell office:value-type="float" office:value="209456" calcext:value-type="float">
            <text:p>209456</text:p>
          </table:table-cell>
          <table:table-cell office:value-type="float" office:value="8466040" calcext:value-type="float">
            <text:p>846604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760" calcext:value-type="float">
            <text:p>7760</text:p>
          </table:table-cell>
          <table:table-cell office:value-type="float" office:value="8466040" calcext:value-type="float">
            <text:p>8466040</text:p>
          </table:table-cell>
          <table:table-cell/>
          <table:table-cell table:formula="of:=([.E283]=[.I2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5-s110877071c8773767.ukp</text:p>
          </table:table-cell>
          <table:table-cell office:value-type="float" office:value="0.0178118" calcext:value-type="float">
            <text:p>0.0178118</text:p>
          </table:table-cell>
          <table:table-cell office:value-type="float" office:value="0.09" calcext:value-type="float">
            <text:p>0.09</text:p>
          </table:table-cell>
          <table:table-cell office:value-type="float" office:value="216788" calcext:value-type="float">
            <text:p>216788</text:p>
          </table:table-cell>
          <table:table-cell office:value-type="float" office:value="8773767" calcext:value-type="float">
            <text:p>877376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88" calcext:value-type="float">
            <text:p>8188</text:p>
          </table:table-cell>
          <table:table-cell office:value-type="float" office:value="8773767" calcext:value-type="float">
            <text:p>8773767</text:p>
          </table:table-cell>
          <table:table-cell/>
          <table:table-cell table:formula="of:=([.E284]=[.I2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7-s177710744c6374152.ukp</text:p>
          </table:table-cell>
          <table:table-cell office:value-type="float" office:value="0.0140683" calcext:value-type="float">
            <text:p>0.0140683</text:p>
          </table:table-cell>
          <table:table-cell office:value-type="float" office:value="0.08" calcext:value-type="float">
            <text:p>0.08</text:p>
          </table:table-cell>
          <table:table-cell office:value-type="float" office:value="160700" calcext:value-type="float">
            <text:p>160700</text:p>
          </table:table-cell>
          <table:table-cell office:value-type="float" office:value="6374152" calcext:value-type="float">
            <text:p>637415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80" calcext:value-type="float">
            <text:p>7480</text:p>
          </table:table-cell>
          <table:table-cell office:value-type="float" office:value="6374152" calcext:value-type="float">
            <text:p>6374152</text:p>
          </table:table-cell>
          <table:table-cell/>
          <table:table-cell table:formula="of:=([.E285]=[.I2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9-s126456688c5750768.ukp</text:p>
          </table:table-cell>
          <table:table-cell office:value-type="float" office:value="0.0132606" calcext:value-type="float">
            <text:p>0.0132606</text:p>
          </table:table-cell>
          <table:table-cell office:value-type="float" office:value="0.07" calcext:value-type="float">
            <text:p>0.07</text:p>
          </table:table-cell>
          <table:table-cell office:value-type="float" office:value="146200" calcext:value-type="float">
            <text:p>146200</text:p>
          </table:table-cell>
          <table:table-cell office:value-type="float" office:value="5750768" calcext:value-type="float">
            <text:p>575076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676" calcext:value-type="float">
            <text:p>7676</text:p>
          </table:table-cell>
          <table:table-cell office:value-type="float" office:value="5750768" calcext:value-type="float">
            <text:p>5750768</text:p>
          </table:table-cell>
          <table:table-cell/>
          <table:table-cell table:formula="of:=([.E286]=[.I2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9-s126456688c9319115.ukp</text:p>
          </table:table-cell>
          <table:table-cell office:value-type="float" office:value="0.0391186" calcext:value-type="float">
            <text:p>0.0391186</text:p>
          </table:table-cell>
          <table:table-cell office:value-type="float" office:value="0.11" calcext:value-type="float">
            <text:p>0.11</text:p>
          </table:table-cell>
          <table:table-cell office:value-type="float" office:value="235284" calcext:value-type="float">
            <text:p>235284</text:p>
          </table:table-cell>
          <table:table-cell office:value-type="float" office:value="9319115" calcext:value-type="float">
            <text:p>931911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304" calcext:value-type="float">
            <text:p>8304</text:p>
          </table:table-cell>
          <table:table-cell office:value-type="float" office:value="9319115" calcext:value-type="float">
            <text:p>9319115</text:p>
          </table:table-cell>
          <table:table-cell/>
          <table:table-cell table:formula="of:=([.E287]=[.I2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5-s110877071c8081024.ukp</text:p>
          </table:table-cell>
          <table:table-cell office:value-type="float" office:value="0.0191082" calcext:value-type="float">
            <text:p>0.0191082</text:p>
          </table:table-cell>
          <table:table-cell office:value-type="float" office:value="0.06" calcext:value-type="float">
            <text:p>0.06</text:p>
          </table:table-cell>
          <table:table-cell office:value-type="float" office:value="208232" calcext:value-type="float">
            <text:p>208232</text:p>
          </table:table-cell>
          <table:table-cell office:value-type="float" office:value="8081024" calcext:value-type="float">
            <text:p>808102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536" calcext:value-type="float">
            <text:p>8536</text:p>
          </table:table-cell>
          <table:table-cell office:value-type="float" office:value="8081024" calcext:value-type="float">
            <text:p>8081024</text:p>
          </table:table-cell>
          <table:table-cell/>
          <table:table-cell table:formula="of:=([.E288]=[.I2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8-s991580855c9910764.ukp</text:p>
          </table:table-cell>
          <table:table-cell office:value-type="float" office:value="0.0218038" calcext:value-type="float">
            <text:p>0.0218038</text:p>
          </table:table-cell>
          <table:table-cell office:value-type="float" office:value="0.07" calcext:value-type="float">
            <text:p>0.07</text:p>
          </table:table-cell>
          <table:table-cell office:value-type="float" office:value="251148" calcext:value-type="float">
            <text:p>251148</text:p>
          </table:table-cell>
          <table:table-cell office:value-type="float" office:value="9910764" calcext:value-type="float">
            <text:p>991076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220" calcext:value-type="float">
            <text:p>6220</text:p>
          </table:table-cell>
          <table:table-cell office:value-type="float" office:value="9910764" calcext:value-type="float">
            <text:p>9910764</text:p>
          </table:table-cell>
          <table:table-cell/>
          <table:table-cell table:formula="of:=([.E289]=[.I2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9-s126456688c8751564.ukp</text:p>
          </table:table-cell>
          <table:table-cell office:value-type="float" office:value="0.0216614" calcext:value-type="float">
            <text:p>0.0216614</text:p>
          </table:table-cell>
          <table:table-cell office:value-type="float" office:value="0.07" calcext:value-type="float">
            <text:p>0.07</text:p>
          </table:table-cell>
          <table:table-cell office:value-type="float" office:value="223820" calcext:value-type="float">
            <text:p>223820</text:p>
          </table:table-cell>
          <table:table-cell office:value-type="float" office:value="8751564" calcext:value-type="float">
            <text:p>875156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244" calcext:value-type="float">
            <text:p>7244</text:p>
          </table:table-cell>
          <table:table-cell office:value-type="float" office:value="8751564" calcext:value-type="float">
            <text:p>8751564</text:p>
          </table:table-cell>
          <table:table-cell/>
          <table:table-cell table:formula="of:=([.E290]=[.I2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0-s827183242c8417603.ukp</text:p>
          </table:table-cell>
          <table:table-cell office:value-type="float" office:value="0.0204831" calcext:value-type="float">
            <text:p>0.0204831</text:p>
          </table:table-cell>
          <table:table-cell office:value-type="float" office:value="0.1" calcext:value-type="float">
            <text:p>0.1</text:p>
          </table:table-cell>
          <table:table-cell office:value-type="float" office:value="216168" calcext:value-type="float">
            <text:p>216168</text:p>
          </table:table-cell>
          <table:table-cell office:value-type="float" office:value="8417603" calcext:value-type="float">
            <text:p>841760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20" calcext:value-type="float">
            <text:p>8220</text:p>
          </table:table-cell>
          <table:table-cell office:value-type="float" office:value="8417603" calcext:value-type="float">
            <text:p>8417603</text:p>
          </table:table-cell>
          <table:table-cell/>
          <table:table-cell table:formula="of:=([.E291]=[.I2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2-s528806317c7719762.ukp</text:p>
          </table:table-cell>
          <table:table-cell office:value-type="float" office:value="0.0192778" calcext:value-type="float">
            <text:p>0.0192778</text:p>
          </table:table-cell>
          <table:table-cell office:value-type="float" office:value="0.09" calcext:value-type="float">
            <text:p>0.09</text:p>
          </table:table-cell>
          <table:table-cell office:value-type="float" office:value="199828" calcext:value-type="float">
            <text:p>199828</text:p>
          </table:table-cell>
          <table:table-cell office:value-type="float" office:value="7719762" calcext:value-type="float">
            <text:p>77197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744" calcext:value-type="float">
            <text:p>8744</text:p>
          </table:table-cell>
          <table:table-cell office:value-type="float" office:value="7719762" calcext:value-type="float">
            <text:p>7719762</text:p>
          </table:table-cell>
          <table:table-cell/>
          <table:table-cell table:formula="of:=([.E292]=[.I2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3-s780179313c6114560.ukp</text:p>
          </table:table-cell>
          <table:table-cell office:value-type="float" office:value="0.0163256" calcext:value-type="float">
            <text:p>0.0163256</text:p>
          </table:table-cell>
          <table:table-cell office:value-type="float" office:value="0.08" calcext:value-type="float">
            <text:p>0.08</text:p>
          </table:table-cell>
          <table:table-cell office:value-type="float" office:value="162148" calcext:value-type="float">
            <text:p>162148</text:p>
          </table:table-cell>
          <table:table-cell office:value-type="float" office:value="6114560" calcext:value-type="float">
            <text:p>611456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516" calcext:value-type="float">
            <text:p>8516</text:p>
          </table:table-cell>
          <table:table-cell office:value-type="float" office:value="6114560" calcext:value-type="float">
            <text:p>6114560</text:p>
          </table:table-cell>
          <table:table-cell/>
          <table:table-cell table:formula="of:=([.E293]=[.I2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4-s721215008c6235406.ukp</text:p>
          </table:table-cell>
          <table:table-cell office:value-type="float" office:value="0.0168177" calcext:value-type="float">
            <text:p>0.0168177</text:p>
          </table:table-cell>
          <table:table-cell office:value-type="float" office:value="0.08" calcext:value-type="float">
            <text:p>0.08</text:p>
          </table:table-cell>
          <table:table-cell office:value-type="float" office:value="164928" calcext:value-type="float">
            <text:p>164928</text:p>
          </table:table-cell>
          <table:table-cell office:value-type="float" office:value="6235406" calcext:value-type="float">
            <text:p>623540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96" calcext:value-type="float">
            <text:p>7896</text:p>
          </table:table-cell>
          <table:table-cell office:value-type="float" office:value="6235406" calcext:value-type="float">
            <text:p>6235406</text:p>
          </table:table-cell>
          <table:table-cell/>
          <table:table-cell table:formula="of:=([.E294]=[.I2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5-s110877071c6129130.ukp</text:p>
          </table:table-cell>
          <table:table-cell office:value-type="float" office:value="0.0164004" calcext:value-type="float">
            <text:p>0.0164004</text:p>
          </table:table-cell>
          <table:table-cell office:value-type="float" office:value="0.08" calcext:value-type="float">
            <text:p>0.08</text:p>
          </table:table-cell>
          <table:table-cell office:value-type="float" office:value="162516" calcext:value-type="float">
            <text:p>162516</text:p>
          </table:table-cell>
          <table:table-cell office:value-type="float" office:value="6129130" calcext:value-type="float">
            <text:p>612913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616" calcext:value-type="float">
            <text:p>7616</text:p>
          </table:table-cell>
          <table:table-cell office:value-type="float" office:value="6129130" calcext:value-type="float">
            <text:p>6129130</text:p>
          </table:table-cell>
          <table:table-cell/>
          <table:table-cell table:formula="of:=([.E295]=[.I2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6-s227708629c5795289.ukp</text:p>
          </table:table-cell>
          <table:table-cell office:value-type="float" office:value="0.0160104" calcext:value-type="float">
            <text:p>0.0160104</text:p>
          </table:table-cell>
          <table:table-cell office:value-type="float" office:value="0.08" calcext:value-type="float">
            <text:p>0.08</text:p>
          </table:table-cell>
          <table:table-cell office:value-type="float" office:value="154848" calcext:value-type="float">
            <text:p>154848</text:p>
          </table:table-cell>
          <table:table-cell office:value-type="float" office:value="5795289" calcext:value-type="float">
            <text:p>579528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940" calcext:value-type="float">
            <text:p>7940</text:p>
          </table:table-cell>
          <table:table-cell office:value-type="float" office:value="5795289" calcext:value-type="float">
            <text:p>5795289</text:p>
          </table:table-cell>
          <table:table-cell/>
          <table:table-cell table:formula="of:=([.E296]=[.I2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9-s126456688c6624986.ukp</text:p>
          </table:table-cell>
          <table:table-cell office:value-type="float" office:value="0.0175129" calcext:value-type="float">
            <text:p>0.0175129</text:p>
          </table:table-cell>
          <table:table-cell office:value-type="float" office:value="0.08" calcext:value-type="float">
            <text:p>0.08</text:p>
          </table:table-cell>
          <table:table-cell office:value-type="float" office:value="174108" calcext:value-type="float">
            <text:p>174108</text:p>
          </table:table-cell>
          <table:table-cell office:value-type="float" office:value="6624986" calcext:value-type="float">
            <text:p>662498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84" calcext:value-type="float">
            <text:p>7584</text:p>
          </table:table-cell>
          <table:table-cell office:value-type="float" office:value="6624986" calcext:value-type="float">
            <text:p>6624986</text:p>
          </table:table-cell>
          <table:table-cell/>
          <table:table-cell table:formula="of:=([.E297]=[.I2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1-s843367405c6385051.ukp</text:p>
          </table:table-cell>
          <table:table-cell office:value-type="float" office:value="0.013723" calcext:value-type="float">
            <text:p>0.013723</text:p>
          </table:table-cell>
          <table:table-cell office:value-type="float" office:value="0.05" calcext:value-type="float">
            <text:p>0.05</text:p>
          </table:table-cell>
          <table:table-cell office:value-type="float" office:value="160540" calcext:value-type="float">
            <text:p>160540</text:p>
          </table:table-cell>
          <table:table-cell office:value-type="float" office:value="6385051" calcext:value-type="float">
            <text:p>638505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596" calcext:value-type="float">
            <text:p>6596</text:p>
          </table:table-cell>
          <table:table-cell office:value-type="float" office:value="6385051" calcext:value-type="float">
            <text:p>6385051</text:p>
          </table:table-cell>
          <table:table-cell/>
          <table:table-cell table:formula="of:=([.E298]=[.I2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9-s126456688c7120687.ukp</text:p>
          </table:table-cell>
          <table:table-cell office:value-type="float" office:value="0.0157979" calcext:value-type="float">
            <text:p>0.0157979</text:p>
          </table:table-cell>
          <table:table-cell office:value-type="float" office:value="0.06" calcext:value-type="float">
            <text:p>0.06</text:p>
          </table:table-cell>
          <table:table-cell office:value-type="float" office:value="178000" calcext:value-type="float">
            <text:p>178000</text:p>
          </table:table-cell>
          <table:table-cell office:value-type="float" office:value="7120687" calcext:value-type="float">
            <text:p>712068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720" calcext:value-type="float">
            <text:p>6720</text:p>
          </table:table-cell>
          <table:table-cell office:value-type="float" office:value="7120687" calcext:value-type="float">
            <text:p>7120687</text:p>
          </table:table-cell>
          <table:table-cell/>
          <table:table-cell table:formula="of:=([.E299]=[.I2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0-s827183242c7923045.ukp</text:p>
          </table:table-cell>
          <table:table-cell office:value-type="float" office:value="0.0167919" calcext:value-type="float">
            <text:p>0.0167919</text:p>
          </table:table-cell>
          <table:table-cell office:value-type="float" office:value="0.09" calcext:value-type="float">
            <text:p>0.09</text:p>
          </table:table-cell>
          <table:table-cell office:value-type="float" office:value="196984" calcext:value-type="float">
            <text:p>196984</text:p>
          </table:table-cell>
          <table:table-cell office:value-type="float" office:value="7923045" calcext:value-type="float">
            <text:p>792304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60" calcext:value-type="float">
            <text:p>8160</text:p>
          </table:table-cell>
          <table:table-cell office:value-type="float" office:value="7923045" calcext:value-type="float">
            <text:p>7923045</text:p>
          </table:table-cell>
          <table:table-cell/>
          <table:table-cell table:formula="of:=([.E300]=[.I3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1-s843367405c9001600.ukp</text:p>
          </table:table-cell>
          <table:table-cell office:value-type="float" office:value="0.0186534" calcext:value-type="float">
            <text:p>0.0186534</text:p>
          </table:table-cell>
          <table:table-cell office:value-type="float" office:value="0.09" calcext:value-type="float">
            <text:p>0.09</text:p>
          </table:table-cell>
          <table:table-cell office:value-type="float" office:value="222104" calcext:value-type="float">
            <text:p>222104</text:p>
          </table:table-cell>
          <table:table-cell office:value-type="float" office:value="9001600" calcext:value-type="float">
            <text:p>900160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652" calcext:value-type="float">
            <text:p>7652</text:p>
          </table:table-cell>
          <table:table-cell office:value-type="float" office:value="9001600" calcext:value-type="float">
            <text:p>9001600</text:p>
          </table:table-cell>
          <table:table-cell/>
          <table:table-cell table:formula="of:=([.E301]=[.I3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3-s780179313c8090683.ukp</text:p>
          </table:table-cell>
          <table:table-cell office:value-type="float" office:value="0.0170953" calcext:value-type="float">
            <text:p>0.0170953</text:p>
          </table:table-cell>
          <table:table-cell office:value-type="float" office:value="0.08" calcext:value-type="float">
            <text:p>0.08</text:p>
          </table:table-cell>
          <table:table-cell office:value-type="float" office:value="200624" calcext:value-type="float">
            <text:p>200624</text:p>
          </table:table-cell>
          <table:table-cell office:value-type="float" office:value="8090683" calcext:value-type="float">
            <text:p>809068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52" calcext:value-type="float">
            <text:p>8252</text:p>
          </table:table-cell>
          <table:table-cell office:value-type="float" office:value="8090683" calcext:value-type="float">
            <text:p>8090683</text:p>
          </table:table-cell>
          <table:table-cell/>
          <table:table-cell table:formula="of:=([.E302]=[.I3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4-s721215008c6851985.ukp</text:p>
          </table:table-cell>
          <table:table-cell office:value-type="float" office:value="0.0154699" calcext:value-type="float">
            <text:p>0.0154699</text:p>
          </table:table-cell>
          <table:table-cell office:value-type="float" office:value="0.08" calcext:value-type="float">
            <text:p>0.08</text:p>
          </table:table-cell>
          <table:table-cell office:value-type="float" office:value="171744" calcext:value-type="float">
            <text:p>171744</text:p>
          </table:table-cell>
          <table:table-cell office:value-type="float" office:value="6851985" calcext:value-type="float">
            <text:p>685198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32" calcext:value-type="float">
            <text:p>7532</text:p>
          </table:table-cell>
          <table:table-cell office:value-type="float" office:value="6851985" calcext:value-type="float">
            <text:p>6851985</text:p>
          </table:table-cell>
          <table:table-cell/>
          <table:table-cell table:formula="of:=([.E303]=[.I3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6-s227708629c7805759.ukp</text:p>
          </table:table-cell>
          <table:table-cell office:value-type="float" office:value="0.0169857" calcext:value-type="float">
            <text:p>0.0169857</text:p>
          </table:table-cell>
          <table:table-cell office:value-type="float" office:value="0.08" calcext:value-type="float">
            <text:p>0.08</text:p>
          </table:table-cell>
          <table:table-cell office:value-type="float" office:value="193980" calcext:value-type="float">
            <text:p>193980</text:p>
          </table:table-cell>
          <table:table-cell office:value-type="float" office:value="7805759" calcext:value-type="float">
            <text:p>780575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08" calcext:value-type="float">
            <text:p>8108</text:p>
          </table:table-cell>
          <table:table-cell office:value-type="float" office:value="7805759" calcext:value-type="float">
            <text:p>7805759</text:p>
          </table:table-cell>
          <table:table-cell/>
          <table:table-cell table:formula="of:=([.E304]=[.I3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7-s177710744c9332308.ukp</text:p>
          </table:table-cell>
          <table:table-cell office:value-type="float" office:value="0.0191754" calcext:value-type="float">
            <text:p>0.0191754</text:p>
          </table:table-cell>
          <table:table-cell office:value-type="float" office:value="0.09" calcext:value-type="float">
            <text:p>0.09</text:p>
          </table:table-cell>
          <table:table-cell office:value-type="float" office:value="229744" calcext:value-type="float">
            <text:p>229744</text:p>
          </table:table-cell>
          <table:table-cell office:value-type="float" office:value="9332308" calcext:value-type="float">
            <text:p>933230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968" calcext:value-type="float">
            <text:p>7968</text:p>
          </table:table-cell>
          <table:table-cell office:value-type="float" office:value="9332308" calcext:value-type="float">
            <text:p>9332308</text:p>
          </table:table-cell>
          <table:table-cell/>
          <table:table-cell table:formula="of:=([.E305]=[.I3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8-s991580855c9728635.ukp</text:p>
          </table:table-cell>
          <table:table-cell office:value-type="float" office:value="0.0199511" calcext:value-type="float">
            <text:p>0.0199511</text:p>
          </table:table-cell>
          <table:table-cell office:value-type="float" office:value="0.09" calcext:value-type="float">
            <text:p>0.09</text:p>
          </table:table-cell>
          <table:table-cell office:value-type="float" office:value="239220" calcext:value-type="float">
            <text:p>239220</text:p>
          </table:table-cell>
          <table:table-cell office:value-type="float" office:value="9728635" calcext:value-type="float">
            <text:p>972863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700" calcext:value-type="float">
            <text:p>8700</text:p>
          </table:table-cell>
          <table:table-cell office:value-type="float" office:value="9728635" calcext:value-type="float">
            <text:p>9728635</text:p>
          </table:table-cell>
          <table:table-cell/>
          <table:table-cell table:formula="of:=([.E306]=[.I3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0-s827183242c7601647.ukp</text:p>
          </table:table-cell>
          <table:table-cell office:value-type="float" office:value="0.0185454" calcext:value-type="float">
            <text:p>0.0185454</text:p>
          </table:table-cell>
          <table:table-cell office:value-type="float" office:value="0.09" calcext:value-type="float">
            <text:p>0.09</text:p>
          </table:table-cell>
          <table:table-cell office:value-type="float" office:value="197032" calcext:value-type="float">
            <text:p>197032</text:p>
          </table:table-cell>
          <table:table-cell office:value-type="float" office:value="7601647" calcext:value-type="float">
            <text:p>760164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08" calcext:value-type="float">
            <text:p>7708</text:p>
          </table:table-cell>
          <table:table-cell office:value-type="float" office:value="7601647" calcext:value-type="float">
            <text:p>7601647</text:p>
          </table:table-cell>
          <table:table-cell/>
          <table:table-cell table:formula="of:=([.E307]=[.I3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1-s843367405c9867662.ukp</text:p>
          </table:table-cell>
          <table:table-cell office:value-type="float" office:value="0.0218254" calcext:value-type="float">
            <text:p>0.0218254</text:p>
          </table:table-cell>
          <table:table-cell office:value-type="float" office:value="0.09" calcext:value-type="float">
            <text:p>0.09</text:p>
          </table:table-cell>
          <table:table-cell office:value-type="float" office:value="250152" calcext:value-type="float">
            <text:p>250152</text:p>
          </table:table-cell>
          <table:table-cell office:value-type="float" office:value="9867662" calcext:value-type="float">
            <text:p>98676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0" calcext:value-type="float">
            <text:p>7840</text:p>
          </table:table-cell>
          <table:table-cell office:value-type="float" office:value="9867662" calcext:value-type="float">
            <text:p>9867662</text:p>
          </table:table-cell>
          <table:table-cell/>
          <table:table-cell table:formula="of:=([.E308]=[.I3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3-s780179313c6724480.ukp</text:p>
          </table:table-cell>
          <table:table-cell office:value-type="float" office:value="0.0170563" calcext:value-type="float">
            <text:p>0.0170563</text:p>
          </table:table-cell>
          <table:table-cell office:value-type="float" office:value="0.08" calcext:value-type="float">
            <text:p>0.08</text:p>
          </table:table-cell>
          <table:table-cell office:value-type="float" office:value="176772" calcext:value-type="float">
            <text:p>176772</text:p>
          </table:table-cell>
          <table:table-cell office:value-type="float" office:value="6724480" calcext:value-type="float">
            <text:p>672448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00" calcext:value-type="float">
            <text:p>8600</text:p>
          </table:table-cell>
          <table:table-cell office:value-type="float" office:value="6724480" calcext:value-type="float">
            <text:p>6724480</text:p>
          </table:table-cell>
          <table:table-cell/>
          <table:table-cell table:formula="of:=([.E309]=[.I3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4-s721215008c9803497.ukp</text:p>
          </table:table-cell>
          <table:table-cell office:value-type="float" office:value="0.0217785" calcext:value-type="float">
            <text:p>0.0217785</text:p>
          </table:table-cell>
          <table:table-cell office:value-type="float" office:value="0.09" calcext:value-type="float">
            <text:p>0.09</text:p>
          </table:table-cell>
          <table:table-cell office:value-type="float" office:value="248724" calcext:value-type="float">
            <text:p>248724</text:p>
          </table:table-cell>
          <table:table-cell office:value-type="float" office:value="9803497" calcext:value-type="float">
            <text:p>980349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556" calcext:value-type="float">
            <text:p>8556</text:p>
          </table:table-cell>
          <table:table-cell office:value-type="float" office:value="9803497" calcext:value-type="float">
            <text:p>9803497</text:p>
          </table:table-cell>
          <table:table-cell/>
          <table:table-cell table:formula="of:=([.E310]=[.I3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5-s110877071c5751961.ukp</text:p>
          </table:table-cell>
          <table:table-cell office:value-type="float" office:value="0.0153876" calcext:value-type="float">
            <text:p>0.0153876</text:p>
          </table:table-cell>
          <table:table-cell office:value-type="float" office:value="0.08" calcext:value-type="float">
            <text:p>0.08</text:p>
          </table:table-cell>
          <table:table-cell office:value-type="float" office:value="153824" calcext:value-type="float">
            <text:p>153824</text:p>
          </table:table-cell>
          <table:table-cell office:value-type="float" office:value="5751961" calcext:value-type="float">
            <text:p>575196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068" calcext:value-type="float">
            <text:p>8068</text:p>
          </table:table-cell>
          <table:table-cell office:value-type="float" office:value="5751961" calcext:value-type="float">
            <text:p>5751961</text:p>
          </table:table-cell>
          <table:table-cell/>
          <table:table-cell table:formula="of:=([.E311]=[.I3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8-s991580855c5371100.ukp</text:p>
          </table:table-cell>
          <table:table-cell office:value-type="float" office:value="0.0152686" calcext:value-type="float">
            <text:p>0.0152686</text:p>
          </table:table-cell>
          <table:table-cell office:value-type="float" office:value="0.07" calcext:value-type="float">
            <text:p>0.07</text:p>
          </table:table-cell>
          <table:table-cell office:value-type="float" office:value="144984" calcext:value-type="float">
            <text:p>144984</text:p>
          </table:table-cell>
          <table:table-cell office:value-type="float" office:value="5371100" calcext:value-type="float">
            <text:p>537110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04" calcext:value-type="float">
            <text:p>8204</text:p>
          </table:table-cell>
          <table:table-cell office:value-type="float" office:value="5371100" calcext:value-type="float">
            <text:p>5371100</text:p>
          </table:table-cell>
          <table:table-cell/>
          <table:table-cell table:formula="of:=([.E312]=[.I3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9-s126456688c6731213.ukp</text:p>
          </table:table-cell>
          <table:table-cell office:value-type="float" office:value="0.0171083" calcext:value-type="float">
            <text:p>0.0171083</text:p>
          </table:table-cell>
          <table:table-cell office:value-type="float" office:value="0.08" calcext:value-type="float">
            <text:p>0.08</text:p>
          </table:table-cell>
          <table:table-cell office:value-type="float" office:value="176832" calcext:value-type="float">
            <text:p>176832</text:p>
          </table:table-cell>
          <table:table-cell office:value-type="float" office:value="6731213" calcext:value-type="float">
            <text:p>673121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72" calcext:value-type="float">
            <text:p>8272</text:p>
          </table:table-cell>
          <table:table-cell office:value-type="float" office:value="6731213" calcext:value-type="float">
            <text:p>6731213</text:p>
          </table:table-cell>
          <table:table-cell/>
          <table:table-cell table:formula="of:=([.E313]=[.I3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0-s827183242c7166489.ukp</text:p>
          </table:table-cell>
          <table:table-cell office:value-type="float" office:value="0.0153988" calcext:value-type="float">
            <text:p>0.0153988</text:p>
          </table:table-cell>
          <table:table-cell office:value-type="float" office:value="0.08" calcext:value-type="float">
            <text:p>0.08</text:p>
          </table:table-cell>
          <table:table-cell office:value-type="float" office:value="179300" calcext:value-type="float">
            <text:p>179300</text:p>
          </table:table-cell>
          <table:table-cell office:value-type="float" office:value="7166489" calcext:value-type="float">
            <text:p>716648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852" calcext:value-type="float">
            <text:p>8852</text:p>
          </table:table-cell>
          <table:table-cell office:value-type="float" office:value="7166489" calcext:value-type="float">
            <text:p>7166489</text:p>
          </table:table-cell>
          <table:table-cell/>
          <table:table-cell table:formula="of:=([.E314]=[.I3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2-s528806317c6362627.ukp</text:p>
          </table:table-cell>
          <table:table-cell office:value-type="float" office:value="0.0142598" calcext:value-type="float">
            <text:p>0.0142598</text:p>
          </table:table-cell>
          <table:table-cell office:value-type="float" office:value="0.08" calcext:value-type="float">
            <text:p>0.08</text:p>
          </table:table-cell>
          <table:table-cell office:value-type="float" office:value="160376" calcext:value-type="float">
            <text:p>160376</text:p>
          </table:table-cell>
          <table:table-cell office:value-type="float" office:value="6362627" calcext:value-type="float">
            <text:p>636262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616" calcext:value-type="float">
            <text:p>7616</text:p>
          </table:table-cell>
          <table:table-cell office:value-type="float" office:value="6362627" calcext:value-type="float">
            <text:p>6362627</text:p>
          </table:table-cell>
          <table:table-cell/>
          <table:table-cell table:formula="of:=([.E315]=[.I3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4-s721215008c5426632.ukp</text:p>
          </table:table-cell>
          <table:table-cell office:value-type="float" office:value="0.0126219" calcext:value-type="float">
            <text:p>0.0126219</text:p>
          </table:table-cell>
          <table:table-cell office:value-type="float" office:value="0.07" calcext:value-type="float">
            <text:p>0.07</text:p>
          </table:table-cell>
          <table:table-cell office:value-type="float" office:value="138688" calcext:value-type="float">
            <text:p>138688</text:p>
          </table:table-cell>
          <table:table-cell office:value-type="float" office:value="5426632" calcext:value-type="float">
            <text:p>542663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16" calcext:value-type="float">
            <text:p>8616</text:p>
          </table:table-cell>
          <table:table-cell office:value-type="float" office:value="5426632" calcext:value-type="float">
            <text:p>5426632</text:p>
          </table:table-cell>
          <table:table-cell/>
          <table:table-cell table:formula="of:=([.E316]=[.I3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6-s227708629c8761664.ukp</text:p>
          </table:table-cell>
          <table:table-cell office:value-type="float" office:value="0.0198039" calcext:value-type="float">
            <text:p>0.0198039</text:p>
          </table:table-cell>
          <table:table-cell office:value-type="float" office:value="0.09" calcext:value-type="float">
            <text:p>0.09</text:p>
          </table:table-cell>
          <table:table-cell office:value-type="float" office:value="216704" calcext:value-type="float">
            <text:p>216704</text:p>
          </table:table-cell>
          <table:table-cell office:value-type="float" office:value="8761664" calcext:value-type="float">
            <text:p>876166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00" calcext:value-type="float">
            <text:p>8100</text:p>
          </table:table-cell>
          <table:table-cell office:value-type="float" office:value="8761664" calcext:value-type="float">
            <text:p>8761664</text:p>
          </table:table-cell>
          <table:table-cell/>
          <table:table-cell table:formula="of:=([.E317]=[.I3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7-s177710744c7661029.ukp</text:p>
          </table:table-cell>
          <table:table-cell office:value-type="float" office:value="0.016067" calcext:value-type="float">
            <text:p>0.016067</text:p>
          </table:table-cell>
          <table:table-cell office:value-type="float" office:value="0.08" calcext:value-type="float">
            <text:p>0.08</text:p>
          </table:table-cell>
          <table:table-cell office:value-type="float" office:value="190816" calcext:value-type="float">
            <text:p>190816</text:p>
          </table:table-cell>
          <table:table-cell office:value-type="float" office:value="7661029" calcext:value-type="float">
            <text:p>766102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2" calcext:value-type="float">
            <text:p>8472</text:p>
          </table:table-cell>
          <table:table-cell office:value-type="float" office:value="7661029" calcext:value-type="float">
            <text:p>7661029</text:p>
          </table:table-cell>
          <table:table-cell/>
          <table:table-cell table:formula="of:=([.E318]=[.I3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9-s126456688c6706086.ukp</text:p>
          </table:table-cell>
          <table:table-cell office:value-type="float" office:value="0.0145776" calcext:value-type="float">
            <text:p>0.0145776</text:p>
          </table:table-cell>
          <table:table-cell office:value-type="float" office:value="0.08" calcext:value-type="float">
            <text:p>0.08</text:p>
          </table:table-cell>
          <table:table-cell office:value-type="float" office:value="168408" calcext:value-type="float">
            <text:p>168408</text:p>
          </table:table-cell>
          <table:table-cell office:value-type="float" office:value="6706086" calcext:value-type="float">
            <text:p>670608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28" calcext:value-type="float">
            <text:p>7528</text:p>
          </table:table-cell>
          <table:table-cell office:value-type="float" office:value="6706086" calcext:value-type="float">
            <text:p>6706086</text:p>
          </table:table-cell>
          <table:table-cell/>
          <table:table-cell table:formula="of:=([.E319]=[.I3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4-s721215008c8409387.ukp</text:p>
          </table:table-cell>
          <table:table-cell office:value-type="float" office:value="0.0254396" calcext:value-type="float">
            <text:p>0.0254396</text:p>
          </table:table-cell>
          <table:table-cell office:value-type="float" office:value="0.07" calcext:value-type="float">
            <text:p>0.07</text:p>
          </table:table-cell>
          <table:table-cell office:value-type="float" office:value="215044" calcext:value-type="float">
            <text:p>215044</text:p>
          </table:table-cell>
          <table:table-cell office:value-type="float" office:value="8409387" calcext:value-type="float">
            <text:p>840938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172" calcext:value-type="float">
            <text:p>7172</text:p>
          </table:table-cell>
          <table:table-cell office:value-type="float" office:value="8409387" calcext:value-type="float">
            <text:p>8409387</text:p>
          </table:table-cell>
          <table:table-cell/>
          <table:table-cell table:formula="of:=([.E320]=[.I3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7-s177710744c8778552.ukp</text:p>
          </table:table-cell>
          <table:table-cell office:value-type="float" office:value="0.0249724" calcext:value-type="float">
            <text:p>0.0249724</text:p>
          </table:table-cell>
          <table:table-cell office:value-type="float" office:value="0.07" calcext:value-type="float">
            <text:p>0.07</text:p>
          </table:table-cell>
          <table:table-cell office:value-type="float" office:value="223668" calcext:value-type="float">
            <text:p>223668</text:p>
          </table:table-cell>
          <table:table-cell office:value-type="float" office:value="8778552" calcext:value-type="float">
            <text:p>877855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6" calcext:value-type="float">
            <text:p>8476</text:p>
          </table:table-cell>
          <table:table-cell office:value-type="float" office:value="8778552" calcext:value-type="float">
            <text:p>8778552</text:p>
          </table:table-cell>
          <table:table-cell/>
          <table:table-cell table:formula="of:=([.E321]=[.I3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4-s721215008c5185436.ukp</text:p>
          </table:table-cell>
          <table:table-cell office:value-type="float" office:value="0.0206368" calcext:value-type="float">
            <text:p>0.0206368</text:p>
          </table:table-cell>
          <table:table-cell office:value-type="float" office:value="0.08" calcext:value-type="float">
            <text:p>0.08</text:p>
          </table:table-cell>
          <table:table-cell office:value-type="float" office:value="139496" calcext:value-type="float">
            <text:p>139496</text:p>
          </table:table-cell>
          <table:table-cell office:value-type="float" office:value="5185436" calcext:value-type="float">
            <text:p>518543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9008" calcext:value-type="float">
            <text:p>9008</text:p>
          </table:table-cell>
          <table:table-cell office:value-type="float" office:value="5185436" calcext:value-type="float">
            <text:p>5185436</text:p>
          </table:table-cell>
          <table:table-cell/>
          <table:table-cell table:formula="of:=([.E322]=[.I3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4-s721215008c9658269.ukp</text:p>
          </table:table-cell>
          <table:table-cell office:value-type="float" office:value="0.0247626" calcext:value-type="float">
            <text:p>0.0247626</text:p>
          </table:table-cell>
          <table:table-cell office:value-type="float" office:value="0.07" calcext:value-type="float">
            <text:p>0.07</text:p>
          </table:table-cell>
          <table:table-cell office:value-type="float" office:value="236332" calcext:value-type="float">
            <text:p>236332</text:p>
          </table:table-cell>
          <table:table-cell office:value-type="float" office:value="9658269" calcext:value-type="float">
            <text:p>965826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252" calcext:value-type="float">
            <text:p>7252</text:p>
          </table:table-cell>
          <table:table-cell office:value-type="float" office:value="9658269" calcext:value-type="float">
            <text:p>9658269</text:p>
          </table:table-cell>
          <table:table-cell/>
          <table:table-cell table:formula="of:=([.E323]=[.I3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6-s227708629c9080551.ukp</text:p>
          </table:table-cell>
          <table:table-cell office:value-type="float" office:value="0.0235476" calcext:value-type="float">
            <text:p>0.0235476</text:p>
          </table:table-cell>
          <table:table-cell office:value-type="float" office:value="0.07" calcext:value-type="float">
            <text:p>0.07</text:p>
          </table:table-cell>
          <table:table-cell office:value-type="float" office:value="222692" calcext:value-type="float">
            <text:p>222692</text:p>
          </table:table-cell>
          <table:table-cell office:value-type="float" office:value="9080551" calcext:value-type="float">
            <text:p>908055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048" calcext:value-type="float">
            <text:p>7048</text:p>
          </table:table-cell>
          <table:table-cell office:value-type="float" office:value="9080551" calcext:value-type="float">
            <text:p>9080551</text:p>
          </table:table-cell>
          <table:table-cell/>
          <table:table-cell table:formula="of:=([.E324]=[.I3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8-s991580855c8640008.ukp</text:p>
          </table:table-cell>
          <table:table-cell office:value-type="float" office:value="0.0232674" calcext:value-type="float">
            <text:p>0.0232674</text:p>
          </table:table-cell>
          <table:table-cell office:value-type="float" office:value="0.07" calcext:value-type="float">
            <text:p>0.07</text:p>
          </table:table-cell>
          <table:table-cell office:value-type="float" office:value="212712" calcext:value-type="float">
            <text:p>212712</text:p>
          </table:table-cell>
          <table:table-cell office:value-type="float" office:value="8640008" calcext:value-type="float">
            <text:p>864000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0" calcext:value-type="float">
            <text:p>8500</text:p>
          </table:table-cell>
          <table:table-cell office:value-type="float" office:value="8640008" calcext:value-type="float">
            <text:p>8640008</text:p>
          </table:table-cell>
          <table:table-cell/>
          <table:table-cell table:formula="of:=([.E325]=[.I3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9-s126456688c8846072.ukp</text:p>
          </table:table-cell>
          <table:table-cell office:value-type="float" office:value="0.0233064" calcext:value-type="float">
            <text:p>0.0233064</text:p>
          </table:table-cell>
          <table:table-cell office:value-type="float" office:value="0.07" calcext:value-type="float">
            <text:p>0.07</text:p>
          </table:table-cell>
          <table:table-cell office:value-type="float" office:value="217380" calcext:value-type="float">
            <text:p>217380</text:p>
          </table:table-cell>
          <table:table-cell office:value-type="float" office:value="8846072" calcext:value-type="float">
            <text:p>884607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8016" calcext:value-type="float">
            <text:p>8016</text:p>
          </table:table-cell>
          <table:table-cell office:value-type="float" office:value="8846072" calcext:value-type="float">
            <text:p>8846072</text:p>
          </table:table-cell>
          <table:table-cell/>
          <table:table-cell table:formula="of:=([.E326]=[.I3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2-s528806317c5356067.ukp</text:p>
          </table:table-cell>
          <table:table-cell office:value-type="float" office:value="0.0238986" calcext:value-type="float">
            <text:p>0.0238986</text:p>
          </table:table-cell>
          <table:table-cell office:value-type="float" office:value="0.08" calcext:value-type="float">
            <text:p>0.08</text:p>
          </table:table-cell>
          <table:table-cell office:value-type="float" office:value="135520" calcext:value-type="float">
            <text:p>135520</text:p>
          </table:table-cell>
          <table:table-cell office:value-type="float" office:value="5356067" calcext:value-type="float">
            <text:p>535606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28" calcext:value-type="float">
            <text:p>7728</text:p>
          </table:table-cell>
          <table:table-cell office:value-type="float" office:value="5356067" calcext:value-type="float">
            <text:p>5356067</text:p>
          </table:table-cell>
          <table:table-cell/>
          <table:table-cell table:formula="of:=([.E327]=[.I3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6-s227708629c9580585.ukp</text:p>
          </table:table-cell>
          <table:table-cell office:value-type="float" office:value="0.0313577" calcext:value-type="float">
            <text:p>0.0313577</text:p>
          </table:table-cell>
          <table:table-cell office:value-type="float" office:value="0.1" calcext:value-type="float">
            <text:p>0.1</text:p>
          </table:table-cell>
          <table:table-cell office:value-type="float" office:value="234376" calcext:value-type="float">
            <text:p>234376</text:p>
          </table:table-cell>
          <table:table-cell office:value-type="float" office:value="9580585" calcext:value-type="float">
            <text:p>958058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80" calcext:value-type="float">
            <text:p>8180</text:p>
          </table:table-cell>
          <table:table-cell office:value-type="float" office:value="9580585" calcext:value-type="float">
            <text:p>9580585</text:p>
          </table:table-cell>
          <table:table-cell/>
          <table:table-cell table:formula="of:=([.E328]=[.I3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7-s177710744c8106583.ukp</text:p>
          </table:table-cell>
          <table:table-cell office:value-type="float" office:value="0.0289255" calcext:value-type="float">
            <text:p>0.0289255</text:p>
          </table:table-cell>
          <table:table-cell office:value-type="float" office:value="0.1" calcext:value-type="float">
            <text:p>0.1</text:p>
          </table:table-cell>
          <table:table-cell office:value-type="float" office:value="200036" calcext:value-type="float">
            <text:p>200036</text:p>
          </table:table-cell>
          <table:table-cell office:value-type="float" office:value="8106583" calcext:value-type="float">
            <text:p>810658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00" calcext:value-type="float">
            <text:p>7500</text:p>
          </table:table-cell>
          <table:table-cell office:value-type="float" office:value="8106583" calcext:value-type="float">
            <text:p>8106583</text:p>
          </table:table-cell>
          <table:table-cell/>
          <table:table-cell table:formula="of:=([.E329]=[.I3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0-s827183242c7454549.ukp</text:p>
          </table:table-cell>
          <table:table-cell office:value-type="float" office:value="0.0182515" calcext:value-type="float">
            <text:p>0.0182515</text:p>
          </table:table-cell>
          <table:table-cell office:value-type="float" office:value="0.09" calcext:value-type="float">
            <text:p>0.09</text:p>
          </table:table-cell>
          <table:table-cell office:value-type="float" office:value="193920" calcext:value-type="float">
            <text:p>193920</text:p>
          </table:table-cell>
          <table:table-cell office:value-type="float" office:value="7454549" calcext:value-type="float">
            <text:p>745454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932" calcext:value-type="float">
            <text:p>8932</text:p>
          </table:table-cell>
          <table:table-cell office:value-type="float" office:value="7454549" calcext:value-type="float">
            <text:p>7454549</text:p>
          </table:table-cell>
          <table:table-cell/>
          <table:table-cell table:formula="of:=([.E330]=[.I3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5-s110877071c9599783.ukp</text:p>
          </table:table-cell>
          <table:table-cell office:value-type="float" office:value="0.021542" calcext:value-type="float">
            <text:p>0.021542</text:p>
          </table:table-cell>
          <table:table-cell office:value-type="float" office:value="0.09" calcext:value-type="float">
            <text:p>0.09</text:p>
          </table:table-cell>
          <table:table-cell office:value-type="float" office:value="243816" calcext:value-type="float">
            <text:p>243816</text:p>
          </table:table-cell>
          <table:table-cell office:value-type="float" office:value="9599783" calcext:value-type="float">
            <text:p>959978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912" calcext:value-type="float">
            <text:p>8912</text:p>
          </table:table-cell>
          <table:table-cell office:value-type="float" office:value="9599783" calcext:value-type="float">
            <text:p>9599783</text:p>
          </table:table-cell>
          <table:table-cell/>
          <table:table-cell table:formula="of:=([.E331]=[.I3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6-s227708629c8115981.ukp</text:p>
          </table:table-cell>
          <table:table-cell office:value-type="float" office:value="0.0194833" calcext:value-type="float">
            <text:p>0.0194833</text:p>
          </table:table-cell>
          <table:table-cell office:value-type="float" office:value="0.09" calcext:value-type="float">
            <text:p>0.09</text:p>
          </table:table-cell>
          <table:table-cell office:value-type="float" office:value="209272" calcext:value-type="float">
            <text:p>209272</text:p>
          </table:table-cell>
          <table:table-cell office:value-type="float" office:value="8115981" calcext:value-type="float">
            <text:p>811598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760" calcext:value-type="float">
            <text:p>8760</text:p>
          </table:table-cell>
          <table:table-cell office:value-type="float" office:value="8115981" calcext:value-type="float">
            <text:p>8115981</text:p>
          </table:table-cell>
          <table:table-cell/>
          <table:table-cell table:formula="of:=([.E332]=[.I3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7-s177710744c8602115.ukp</text:p>
          </table:table-cell>
          <table:table-cell office:value-type="float" office:value="0.0204313" calcext:value-type="float">
            <text:p>0.0204313</text:p>
          </table:table-cell>
          <table:table-cell office:value-type="float" office:value="0.09" calcext:value-type="float">
            <text:p>0.09</text:p>
          </table:table-cell>
          <table:table-cell office:value-type="float" office:value="220624" calcext:value-type="float">
            <text:p>220624</text:p>
          </table:table-cell>
          <table:table-cell office:value-type="float" office:value="8602115" calcext:value-type="float">
            <text:p>860211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9048" calcext:value-type="float">
            <text:p>9048</text:p>
          </table:table-cell>
          <table:table-cell office:value-type="float" office:value="8602115" calcext:value-type="float">
            <text:p>8602115</text:p>
          </table:table-cell>
          <table:table-cell/>
          <table:table-cell table:formula="of:=([.E333]=[.I3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9-s126456688c7940477.ukp</text:p>
          </table:table-cell>
          <table:table-cell office:value-type="float" office:value="0.0190025" calcext:value-type="float">
            <text:p>0.0190025</text:p>
          </table:table-cell>
          <table:table-cell office:value-type="float" office:value="0.09" calcext:value-type="float">
            <text:p>0.09</text:p>
          </table:table-cell>
          <table:table-cell office:value-type="float" office:value="204976" calcext:value-type="float">
            <text:p>204976</text:p>
          </table:table-cell>
          <table:table-cell office:value-type="float" office:value="7940477" calcext:value-type="float">
            <text:p>794047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88" calcext:value-type="float">
            <text:p>8288</text:p>
          </table:table-cell>
          <table:table-cell office:value-type="float" office:value="7940477" calcext:value-type="float">
            <text:p>7940477</text:p>
          </table:table-cell>
          <table:table-cell/>
          <table:table-cell table:formula="of:=([.E334]=[.I3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0-s827183242c7213812.ukp</text:p>
          </table:table-cell>
          <table:table-cell office:value-type="float" office:value="0.0155556" calcext:value-type="float">
            <text:p>0.0155556</text:p>
          </table:table-cell>
          <table:table-cell office:value-type="float" office:value="0.08" calcext:value-type="float">
            <text:p>0.08</text:p>
          </table:table-cell>
          <table:table-cell office:value-type="float" office:value="180048" calcext:value-type="float">
            <text:p>180048</text:p>
          </table:table-cell>
          <table:table-cell office:value-type="float" office:value="7213812" calcext:value-type="float">
            <text:p>721381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64" calcext:value-type="float">
            <text:p>7764</text:p>
          </table:table-cell>
          <table:table-cell office:value-type="float" office:value="7213812" calcext:value-type="float">
            <text:p>7213812</text:p>
          </table:table-cell>
          <table:table-cell/>
          <table:table-cell table:formula="of:=([.E335]=[.I3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1-s843367405c9091579.ukp</text:p>
          </table:table-cell>
          <table:table-cell office:value-type="float" office:value="0.0183332" calcext:value-type="float">
            <text:p>0.0183332</text:p>
          </table:table-cell>
          <table:table-cell office:value-type="float" office:value="0.09" calcext:value-type="float">
            <text:p>0.09</text:p>
          </table:table-cell>
          <table:table-cell office:value-type="float" office:value="224320" calcext:value-type="float">
            <text:p>224320</text:p>
          </table:table-cell>
          <table:table-cell office:value-type="float" office:value="9091579" calcext:value-type="float">
            <text:p>909157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808" calcext:value-type="float">
            <text:p>8808</text:p>
          </table:table-cell>
          <table:table-cell office:value-type="float" office:value="9091579" calcext:value-type="float">
            <text:p>9091579</text:p>
          </table:table-cell>
          <table:table-cell/>
          <table:table-cell table:formula="of:=([.E336]=[.I3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2-s528806317c6511921.ukp</text:p>
          </table:table-cell>
          <table:table-cell office:value-type="float" office:value="0.0143186" calcext:value-type="float">
            <text:p>0.0143186</text:p>
          </table:table-cell>
          <table:table-cell office:value-type="float" office:value="0.08" calcext:value-type="float">
            <text:p>0.08</text:p>
          </table:table-cell>
          <table:table-cell office:value-type="float" office:value="163904" calcext:value-type="float">
            <text:p>163904</text:p>
          </table:table-cell>
          <table:table-cell office:value-type="float" office:value="6511921" calcext:value-type="float">
            <text:p>651192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036" calcext:value-type="float">
            <text:p>8036</text:p>
          </table:table-cell>
          <table:table-cell office:value-type="float" office:value="6511921" calcext:value-type="float">
            <text:p>6511921</text:p>
          </table:table-cell>
          <table:table-cell/>
          <table:table-cell table:formula="of:=([.E337]=[.I3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3-s780179313c6599432.ukp</text:p>
          </table:table-cell>
          <table:table-cell office:value-type="float" office:value="0.014524" calcext:value-type="float">
            <text:p>0.014524</text:p>
          </table:table-cell>
          <table:table-cell office:value-type="float" office:value="0.08" calcext:value-type="float">
            <text:p>0.08</text:p>
          </table:table-cell>
          <table:table-cell office:value-type="float" office:value="165660" calcext:value-type="float">
            <text:p>165660</text:p>
          </table:table-cell>
          <table:table-cell office:value-type="float" office:value="6599432" calcext:value-type="float">
            <text:p>659943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80" calcext:value-type="float">
            <text:p>8280</text:p>
          </table:table-cell>
          <table:table-cell office:value-type="float" office:value="6599432" calcext:value-type="float">
            <text:p>6599432</text:p>
          </table:table-cell>
          <table:table-cell/>
          <table:table-cell table:formula="of:=([.E338]=[.I3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6-s227708629c8759769.ukp</text:p>
          </table:table-cell>
          <table:table-cell office:value-type="float" office:value="0.0178956" calcext:value-type="float">
            <text:p>0.0178956</text:p>
          </table:table-cell>
          <table:table-cell office:value-type="float" office:value="0.09" calcext:value-type="float">
            <text:p>0.09</text:p>
          </table:table-cell>
          <table:table-cell office:value-type="float" office:value="216408" calcext:value-type="float">
            <text:p>216408</text:p>
          </table:table-cell>
          <table:table-cell office:value-type="float" office:value="8759769" calcext:value-type="float">
            <text:p>875976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72" calcext:value-type="float">
            <text:p>7772</text:p>
          </table:table-cell>
          <table:table-cell office:value-type="float" office:value="8759769" calcext:value-type="float">
            <text:p>8759769</text:p>
          </table:table-cell>
          <table:table-cell/>
          <table:table-cell table:formula="of:=([.E339]=[.I3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8-s991580855c6794358.ukp</text:p>
          </table:table-cell>
          <table:table-cell office:value-type="float" office:value="0.0147997" calcext:value-type="float">
            <text:p>0.0147997</text:p>
          </table:table-cell>
          <table:table-cell office:value-type="float" office:value="0.08" calcext:value-type="float">
            <text:p>0.08</text:p>
          </table:table-cell>
          <table:table-cell office:value-type="float" office:value="170280" calcext:value-type="float">
            <text:p>170280</text:p>
          </table:table-cell>
          <table:table-cell office:value-type="float" office:value="6794358" calcext:value-type="float">
            <text:p>679435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12" calcext:value-type="float">
            <text:p>8612</text:p>
          </table:table-cell>
          <table:table-cell office:value-type="float" office:value="6794358" calcext:value-type="float">
            <text:p>6794358</text:p>
          </table:table-cell>
          <table:table-cell/>
          <table:table-cell table:formula="of:=([.E340]=[.I3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2-s528806317c6664243.ukp</text:p>
          </table:table-cell>
          <table:table-cell office:value-type="float" office:value="0.0345386" calcext:value-type="float">
            <text:p>0.0345386</text:p>
          </table:table-cell>
          <table:table-cell office:value-type="float" office:value="0.07" calcext:value-type="float">
            <text:p>0.07</text:p>
          </table:table-cell>
          <table:table-cell office:value-type="float" office:value="165160" calcext:value-type="float">
            <text:p>165160</text:p>
          </table:table-cell>
          <table:table-cell office:value-type="float" office:value="6664243" calcext:value-type="float">
            <text:p>666424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52" calcext:value-type="float">
            <text:p>7552</text:p>
          </table:table-cell>
          <table:table-cell office:value-type="float" office:value="6664243" calcext:value-type="float">
            <text:p>6664243</text:p>
          </table:table-cell>
          <table:table-cell/>
          <table:table-cell table:formula="of:=([.E341]=[.I3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4-s721215008c7695402.ukp</text:p>
          </table:table-cell>
          <table:table-cell office:value-type="float" office:value="0.0358952" calcext:value-type="float">
            <text:p>0.0358952</text:p>
          </table:table-cell>
          <table:table-cell office:value-type="float" office:value="0.08" calcext:value-type="float">
            <text:p>0.08</text:p>
          </table:table-cell>
          <table:table-cell office:value-type="float" office:value="189408" calcext:value-type="float">
            <text:p>189408</text:p>
          </table:table-cell>
          <table:table-cell office:value-type="float" office:value="7695402" calcext:value-type="float">
            <text:p>769540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288" calcext:value-type="float">
            <text:p>7288</text:p>
          </table:table-cell>
          <table:table-cell office:value-type="float" office:value="7695402" calcext:value-type="float">
            <text:p>7695402</text:p>
          </table:table-cell>
          <table:table-cell/>
          <table:table-cell table:formula="of:=([.E342]=[.I3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9-s126456688c7699000.ukp</text:p>
          </table:table-cell>
          <table:table-cell office:value-type="float" office:value="0.0359735" calcext:value-type="float">
            <text:p>0.0359735</text:p>
          </table:table-cell>
          <table:table-cell office:value-type="float" office:value="0.08" calcext:value-type="float">
            <text:p>0.08</text:p>
          </table:table-cell>
          <table:table-cell office:value-type="float" office:value="189408" calcext:value-type="float">
            <text:p>189408</text:p>
          </table:table-cell>
          <table:table-cell office:value-type="float" office:value="7699000" calcext:value-type="float">
            <text:p>769900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648" calcext:value-type="float">
            <text:p>6648</text:p>
          </table:table-cell>
          <table:table-cell office:value-type="float" office:value="7699000" calcext:value-type="float">
            <text:p>7699000</text:p>
          </table:table-cell>
          <table:table-cell/>
          <table:table-cell table:formula="of:=([.E343]=[.I3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0-s827183242c6088006.ukp</text:p>
          </table:table-cell>
          <table:table-cell office:value-type="float" office:value="0.0161136" calcext:value-type="float">
            <text:p>0.0161136</text:p>
          </table:table-cell>
          <table:table-cell office:value-type="float" office:value="0.06" calcext:value-type="float">
            <text:p>0.06</text:p>
          </table:table-cell>
          <table:table-cell office:value-type="float" office:value="161560" calcext:value-type="float">
            <text:p>161560</text:p>
          </table:table-cell>
          <table:table-cell office:value-type="float" office:value="6088006" calcext:value-type="float">
            <text:p>608800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08" calcext:value-type="float">
            <text:p>6208</text:p>
          </table:table-cell>
          <table:table-cell office:value-type="float" office:value="6088006" calcext:value-type="float">
            <text:p>6088006</text:p>
          </table:table-cell>
          <table:table-cell/>
          <table:table-cell table:formula="of:=([.E344]=[.I3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3-s780179313c9414924.ukp</text:p>
          </table:table-cell>
          <table:table-cell office:value-type="float" office:value="0.0210953" calcext:value-type="float">
            <text:p>0.0210953</text:p>
          </table:table-cell>
          <table:table-cell office:value-type="float" office:value="0.07" calcext:value-type="float">
            <text:p>0.07</text:p>
          </table:table-cell>
          <table:table-cell office:value-type="float" office:value="239628" calcext:value-type="float">
            <text:p>239628</text:p>
          </table:table-cell>
          <table:table-cell office:value-type="float" office:value="9414924" calcext:value-type="float">
            <text:p>94149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9414924" calcext:value-type="float">
            <text:p>9414924</text:p>
          </table:table-cell>
          <table:table-cell/>
          <table:table-cell table:formula="of:=([.E345]=[.I3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4-s721215008c5934995.ukp</text:p>
          </table:table-cell>
          <table:table-cell office:value-type="float" office:value="0.0160408" calcext:value-type="float">
            <text:p>0.0160408</text:p>
          </table:table-cell>
          <table:table-cell office:value-type="float" office:value="0.06" calcext:value-type="float">
            <text:p>0.06</text:p>
          </table:table-cell>
          <table:table-cell office:value-type="float" office:value="158060" calcext:value-type="float">
            <text:p>158060</text:p>
          </table:table-cell>
          <table:table-cell office:value-type="float" office:value="5934995" calcext:value-type="float">
            <text:p>59349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48" calcext:value-type="float">
            <text:p>7348</text:p>
          </table:table-cell>
          <table:table-cell office:value-type="float" office:value="5934995" calcext:value-type="float">
            <text:p>5934995</text:p>
          </table:table-cell>
          <table:table-cell/>
          <table:table-cell table:formula="of:=([.E346]=[.I3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6-s227708629c8354146.ukp</text:p>
          </table:table-cell>
          <table:table-cell office:value-type="float" office:value="0.0192303" calcext:value-type="float">
            <text:p>0.0192303</text:p>
          </table:table-cell>
          <table:table-cell office:value-type="float" office:value="0.07" calcext:value-type="float">
            <text:p>0.07</text:p>
          </table:table-cell>
          <table:table-cell office:value-type="float" office:value="214648" calcext:value-type="float">
            <text:p>214648</text:p>
          </table:table-cell>
          <table:table-cell office:value-type="float" office:value="8354146" calcext:value-type="float">
            <text:p>835414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80" calcext:value-type="float">
            <text:p>7380</text:p>
          </table:table-cell>
          <table:table-cell office:value-type="float" office:value="8354146" calcext:value-type="float">
            <text:p>8354146</text:p>
          </table:table-cell>
          <table:table-cell/>
          <table:table-cell table:formula="of:=([.E347]=[.I3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7-s177710744c9761690.ukp</text:p>
          </table:table-cell>
          <table:table-cell office:value-type="float" office:value="0.0218433" calcext:value-type="float">
            <text:p>0.0218433</text:p>
          </table:table-cell>
          <table:table-cell office:value-type="float" office:value="0.07" calcext:value-type="float">
            <text:p>0.07</text:p>
          </table:table-cell>
          <table:table-cell office:value-type="float" office:value="247516" calcext:value-type="float">
            <text:p>247516</text:p>
          </table:table-cell>
          <table:table-cell office:value-type="float" office:value="9761690" calcext:value-type="float">
            <text:p>976169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456" calcext:value-type="float">
            <text:p>7456</text:p>
          </table:table-cell>
          <table:table-cell office:value-type="float" office:value="9761690" calcext:value-type="float">
            <text:p>9761690</text:p>
          </table:table-cell>
          <table:table-cell/>
          <table:table-cell table:formula="of:=([.E348]=[.I3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0-s827183242c8822301.ukp</text:p>
          </table:table-cell>
          <table:table-cell office:value-type="float" office:value="0.0176654" calcext:value-type="float">
            <text:p>0.0176654</text:p>
          </table:table-cell>
          <table:table-cell office:value-type="float" office:value="0.08" calcext:value-type="float">
            <text:p>0.08</text:p>
          </table:table-cell>
          <table:table-cell office:value-type="float" office:value="217900" calcext:value-type="float">
            <text:p>217900</text:p>
          </table:table-cell>
          <table:table-cell office:value-type="float" office:value="8822301" calcext:value-type="float">
            <text:p>882230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20" calcext:value-type="float">
            <text:p>7620</text:p>
          </table:table-cell>
          <table:table-cell office:value-type="float" office:value="8822301" calcext:value-type="float">
            <text:p>8822301</text:p>
          </table:table-cell>
          <table:table-cell/>
          <table:table-cell table:formula="of:=([.E349]=[.I3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2-s528806317c8591328.ukp</text:p>
          </table:table-cell>
          <table:table-cell office:value-type="float" office:value="0.0173128" calcext:value-type="float">
            <text:p>0.0173128</text:p>
          </table:table-cell>
          <table:table-cell office:value-type="float" office:value="0.06" calcext:value-type="float">
            <text:p>0.06</text:p>
          </table:table-cell>
          <table:table-cell office:value-type="float" office:value="212236" calcext:value-type="float">
            <text:p>212236</text:p>
          </table:table-cell>
          <table:table-cell office:value-type="float" office:value="8591328" calcext:value-type="float">
            <text:p>859132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68" calcext:value-type="float">
            <text:p>7968</text:p>
          </table:table-cell>
          <table:table-cell office:value-type="float" office:value="8591328" calcext:value-type="float">
            <text:p>8591328</text:p>
          </table:table-cell>
          <table:table-cell/>
          <table:table-cell table:formula="of:=([.E350]=[.I3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3-s780179313c6302070.ukp</text:p>
          </table:table-cell>
          <table:table-cell office:value-type="float" office:value="0.0137757" calcext:value-type="float">
            <text:p>0.0137757</text:p>
          </table:table-cell>
          <table:table-cell office:value-type="float" office:value="0.05" calcext:value-type="float">
            <text:p>0.05</text:p>
          </table:table-cell>
          <table:table-cell office:value-type="float" office:value="158808" calcext:value-type="float">
            <text:p>158808</text:p>
          </table:table-cell>
          <table:table-cell office:value-type="float" office:value="6302070" calcext:value-type="float">
            <text:p>630207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40" calcext:value-type="float">
            <text:p>6040</text:p>
          </table:table-cell>
          <table:table-cell office:value-type="float" office:value="6302070" calcext:value-type="float">
            <text:p>6302070</text:p>
          </table:table-cell>
          <table:table-cell/>
          <table:table-cell table:formula="of:=([.E351]=[.I3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4-s721215008c7850767.ukp</text:p>
          </table:table-cell>
          <table:table-cell office:value-type="float" office:value="0.0160396" calcext:value-type="float">
            <text:p>0.0160396</text:p>
          </table:table-cell>
          <table:table-cell office:value-type="float" office:value="0.06" calcext:value-type="float">
            <text:p>0.06</text:p>
          </table:table-cell>
          <table:table-cell office:value-type="float" office:value="194892" calcext:value-type="float">
            <text:p>194892</text:p>
          </table:table-cell>
          <table:table-cell office:value-type="float" office:value="7850767" calcext:value-type="float">
            <text:p>785076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64" calcext:value-type="float">
            <text:p>6264</text:p>
          </table:table-cell>
          <table:table-cell office:value-type="float" office:value="7850767" calcext:value-type="float">
            <text:p>7850767</text:p>
          </table:table-cell>
          <table:table-cell/>
          <table:table-cell table:formula="of:=([.E352]=[.I3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5-s110877071c9821245.ukp</text:p>
          </table:table-cell>
          <table:table-cell office:value-type="float" office:value="0.0193434" calcext:value-type="float">
            <text:p>0.0193434</text:p>
          </table:table-cell>
          <table:table-cell office:value-type="float" office:value="0.07" calcext:value-type="float">
            <text:p>0.07</text:p>
          </table:table-cell>
          <table:table-cell office:value-type="float" office:value="241072" calcext:value-type="float">
            <text:p>241072</text:p>
          </table:table-cell>
          <table:table-cell office:value-type="float" office:value="9821245" calcext:value-type="float">
            <text:p>982124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44" calcext:value-type="float">
            <text:p>7944</text:p>
          </table:table-cell>
          <table:table-cell office:value-type="float" office:value="9821245" calcext:value-type="float">
            <text:p>9821245</text:p>
          </table:table-cell>
          <table:table-cell/>
          <table:table-cell table:formula="of:=([.E353]=[.I3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6-s227708629c8699695.ukp</text:p>
          </table:table-cell>
          <table:table-cell office:value-type="float" office:value="0.0175986" calcext:value-type="float">
            <text:p>0.0175986</text:p>
          </table:table-cell>
          <table:table-cell office:value-type="float" office:value="0.06" calcext:value-type="float">
            <text:p>0.06</text:p>
          </table:table-cell>
          <table:table-cell office:value-type="float" office:value="214824" calcext:value-type="float">
            <text:p>214824</text:p>
          </table:table-cell>
          <table:table-cell office:value-type="float" office:value="8699695" calcext:value-type="float">
            <text:p>86996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20" calcext:value-type="float">
            <text:p>7320</text:p>
          </table:table-cell>
          <table:table-cell office:value-type="float" office:value="8699695" calcext:value-type="float">
            <text:p>8699695</text:p>
          </table:table-cell>
          <table:table-cell/>
          <table:table-cell table:formula="of:=([.E354]=[.I3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7-s177710744c8673946.ukp</text:p>
          </table:table-cell>
          <table:table-cell office:value-type="float" office:value="0.0174205" calcext:value-type="float">
            <text:p>0.0174205</text:p>
          </table:table-cell>
          <table:table-cell office:value-type="float" office:value="0.06" calcext:value-type="float">
            <text:p>0.06</text:p>
          </table:table-cell>
          <table:table-cell office:value-type="float" office:value="214184" calcext:value-type="float">
            <text:p>214184</text:p>
          </table:table-cell>
          <table:table-cell office:value-type="float" office:value="8673946" calcext:value-type="float">
            <text:p>867394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8673946" calcext:value-type="float">
            <text:p>8673946</text:p>
          </table:table-cell>
          <table:table-cell/>
          <table:table-cell table:formula="of:=([.E355]=[.I3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0-s827183242c7523725.ukp</text:p>
          </table:table-cell>
          <table:table-cell office:value-type="float" office:value="0.017637" calcext:value-type="float">
            <text:p>0.017637</text:p>
          </table:table-cell>
          <table:table-cell office:value-type="float" office:value="0.07" calcext:value-type="float">
            <text:p>0.07</text:p>
          </table:table-cell>
          <table:table-cell office:value-type="float" office:value="195256" calcext:value-type="float">
            <text:p>195256</text:p>
          </table:table-cell>
          <table:table-cell office:value-type="float" office:value="7523725" calcext:value-type="float">
            <text:p>752372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36" calcext:value-type="float">
            <text:p>6136</text:p>
          </table:table-cell>
          <table:table-cell office:value-type="float" office:value="7523725" calcext:value-type="float">
            <text:p>7523725</text:p>
          </table:table-cell>
          <table:table-cell/>
          <table:table-cell table:formula="of:=([.E356]=[.I3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2-s528806317c7919747.ukp</text:p>
          </table:table-cell>
          <table:table-cell office:value-type="float" office:value="0.0184996" calcext:value-type="float">
            <text:p>0.0184996</text:p>
          </table:table-cell>
          <table:table-cell office:value-type="float" office:value="0.07" calcext:value-type="float">
            <text:p>0.07</text:p>
          </table:table-cell>
          <table:table-cell office:value-type="float" office:value="204440" calcext:value-type="float">
            <text:p>204440</text:p>
          </table:table-cell>
          <table:table-cell office:value-type="float" office:value="7919747" calcext:value-type="float">
            <text:p>791974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80" calcext:value-type="float">
            <text:p>7580</text:p>
          </table:table-cell>
          <table:table-cell office:value-type="float" office:value="7919747" calcext:value-type="float">
            <text:p>7919747</text:p>
          </table:table-cell>
          <table:table-cell/>
          <table:table-cell table:formula="of:=([.E357]=[.I3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3-s780179313c9798340.ukp</text:p>
          </table:table-cell>
          <table:table-cell office:value-type="float" office:value="0.0209876" calcext:value-type="float">
            <text:p>0.0209876</text:p>
          </table:table-cell>
          <table:table-cell office:value-type="float" office:value="0.07" calcext:value-type="float">
            <text:p>0.07</text:p>
          </table:table-cell>
          <table:table-cell office:value-type="float" office:value="248768" calcext:value-type="float">
            <text:p>248768</text:p>
          </table:table-cell>
          <table:table-cell office:value-type="float" office:value="9798340" calcext:value-type="float">
            <text:p>979834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44" calcext:value-type="float">
            <text:p>6044</text:p>
          </table:table-cell>
          <table:table-cell office:value-type="float" office:value="9798340" calcext:value-type="float">
            <text:p>9798340</text:p>
          </table:table-cell>
          <table:table-cell/>
          <table:table-cell table:formula="of:=([.E358]=[.I3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4-s721215008c7652591.ukp</text:p>
          </table:table-cell>
          <table:table-cell office:value-type="float" office:value="0.0180185" calcext:value-type="float">
            <text:p>0.0180185</text:p>
          </table:table-cell>
          <table:table-cell office:value-type="float" office:value="0.07" calcext:value-type="float">
            <text:p>0.07</text:p>
          </table:table-cell>
          <table:table-cell office:value-type="float" office:value="198248" calcext:value-type="float">
            <text:p>198248</text:p>
          </table:table-cell>
          <table:table-cell office:value-type="float" office:value="7652591" calcext:value-type="float">
            <text:p>765259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440" calcext:value-type="float">
            <text:p>7440</text:p>
          </table:table-cell>
          <table:table-cell office:value-type="float" office:value="7652591" calcext:value-type="float">
            <text:p>7652591</text:p>
          </table:table-cell>
          <table:table-cell/>
          <table:table-cell table:formula="of:=([.E359]=[.I3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6-s227708629c6668094.ukp</text:p>
          </table:table-cell>
          <table:table-cell office:value-type="float" office:value="0.0163801" calcext:value-type="float">
            <text:p>0.0163801</text:p>
          </table:table-cell>
          <table:table-cell office:value-type="float" office:value="0.06" calcext:value-type="float">
            <text:p>0.06</text:p>
          </table:table-cell>
          <table:table-cell office:value-type="float" office:value="175224" calcext:value-type="float">
            <text:p>175224</text:p>
          </table:table-cell>
          <table:table-cell office:value-type="float" office:value="6668094" calcext:value-type="float">
            <text:p>666809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868" calcext:value-type="float">
            <text:p>7868</text:p>
          </table:table-cell>
          <table:table-cell office:value-type="float" office:value="6668094" calcext:value-type="float">
            <text:p>6668094</text:p>
          </table:table-cell>
          <table:table-cell/>
          <table:table-cell table:formula="of:=([.E360]=[.I3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7-s177710744c6436205.ukp</text:p>
          </table:table-cell>
          <table:table-cell office:value-type="float" office:value="0.0163618" calcext:value-type="float">
            <text:p>0.0163618</text:p>
          </table:table-cell>
          <table:table-cell office:value-type="float" office:value="0.06" calcext:value-type="float">
            <text:p>0.06</text:p>
          </table:table-cell>
          <table:table-cell office:value-type="float" office:value="169864" calcext:value-type="float">
            <text:p>169864</text:p>
          </table:table-cell>
          <table:table-cell office:value-type="float" office:value="6436205" calcext:value-type="float">
            <text:p>643620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64" calcext:value-type="float">
            <text:p>8164</text:p>
          </table:table-cell>
          <table:table-cell office:value-type="float" office:value="6436205" calcext:value-type="float">
            <text:p>6436205</text:p>
          </table:table-cell>
          <table:table-cell/>
          <table:table-cell table:formula="of:=([.E361]=[.I3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8-s991580855c7280148.ukp</text:p>
          </table:table-cell>
          <table:table-cell office:value-type="float" office:value="0.0174059" calcext:value-type="float">
            <text:p>0.0174059</text:p>
          </table:table-cell>
          <table:table-cell office:value-type="float" office:value="0.06" calcext:value-type="float">
            <text:p>0.06</text:p>
          </table:table-cell>
          <table:table-cell office:value-type="float" office:value="189772" calcext:value-type="float">
            <text:p>189772</text:p>
          </table:table-cell>
          <table:table-cell office:value-type="float" office:value="7280148" calcext:value-type="float">
            <text:p>728014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716" calcext:value-type="float">
            <text:p>7716</text:p>
          </table:table-cell>
          <table:table-cell office:value-type="float" office:value="7280148" calcext:value-type="float">
            <text:p>7280148</text:p>
          </table:table-cell>
          <table:table-cell/>
          <table:table-cell table:formula="of:=([.E362]=[.I3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9-s126456688c9059572.ukp</text:p>
          </table:table-cell>
          <table:table-cell office:value-type="float" office:value="0.0203203" calcext:value-type="float">
            <text:p>0.0203203</text:p>
          </table:table-cell>
          <table:table-cell office:value-type="float" office:value="0.07" calcext:value-type="float">
            <text:p>0.07</text:p>
          </table:table-cell>
          <table:table-cell office:value-type="float" office:value="231452" calcext:value-type="float">
            <text:p>231452</text:p>
          </table:table-cell>
          <table:table-cell office:value-type="float" office:value="9059572" calcext:value-type="float">
            <text:p>905957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44" calcext:value-type="float">
            <text:p>6244</text:p>
          </table:table-cell>
          <table:table-cell office:value-type="float" office:value="9059572" calcext:value-type="float">
            <text:p>9059572</text:p>
          </table:table-cell>
          <table:table-cell/>
          <table:table-cell table:formula="of:=([.E363]=[.I3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2-s528806317c7265134.ukp</text:p>
          </table:table-cell>
          <table:table-cell office:value-type="float" office:value="0.0182488" calcext:value-type="float">
            <text:p>0.0182488</text:p>
          </table:table-cell>
          <table:table-cell office:value-type="float" office:value="0.08" calcext:value-type="float">
            <text:p>0.08</text:p>
          </table:table-cell>
          <table:table-cell office:value-type="float" office:value="189376" calcext:value-type="float">
            <text:p>189376</text:p>
          </table:table-cell>
          <table:table-cell office:value-type="float" office:value="7265134" calcext:value-type="float">
            <text:p>726513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7265134" calcext:value-type="float">
            <text:p>7265134</text:p>
          </table:table-cell>
          <table:table-cell/>
          <table:table-cell table:formula="of:=([.E364]=[.I3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6-s227708629c9226178.ukp</text:p>
          </table:table-cell>
          <table:table-cell office:value-type="float" office:value="0.0209401" calcext:value-type="float">
            <text:p>0.0209401</text:p>
          </table:table-cell>
          <table:table-cell office:value-type="float" office:value="0.09" calcext:value-type="float">
            <text:p>0.09</text:p>
          </table:table-cell>
          <table:table-cell office:value-type="float" office:value="235376" calcext:value-type="float">
            <text:p>235376</text:p>
          </table:table-cell>
          <table:table-cell office:value-type="float" office:value="9226178" calcext:value-type="float">
            <text:p>922617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208" calcext:value-type="float">
            <text:p>8208</text:p>
          </table:table-cell>
          <table:table-cell office:value-type="float" office:value="9226178" calcext:value-type="float">
            <text:p>9226178</text:p>
          </table:table-cell>
          <table:table-cell/>
          <table:table-cell table:formula="of:=([.E365]=[.I3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7-s177710744c9213556.ukp</text:p>
          </table:table-cell>
          <table:table-cell office:value-type="float" office:value="0.0208549" calcext:value-type="float">
            <text:p>0.0208549</text:p>
          </table:table-cell>
          <table:table-cell office:value-type="float" office:value="0.09" calcext:value-type="float">
            <text:p>0.09</text:p>
          </table:table-cell>
          <table:table-cell office:value-type="float" office:value="234892" calcext:value-type="float">
            <text:p>234892</text:p>
          </table:table-cell>
          <table:table-cell office:value-type="float" office:value="9213556" calcext:value-type="float">
            <text:p>921355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620" calcext:value-type="float">
            <text:p>7620</text:p>
          </table:table-cell>
          <table:table-cell office:value-type="float" office:value="9213556" calcext:value-type="float">
            <text:p>9213556</text:p>
          </table:table-cell>
          <table:table-cell/>
          <table:table-cell table:formula="of:=([.E366]=[.I3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0-s827183242c7053974.ukp</text:p>
          </table:table-cell>
          <table:table-cell office:value-type="float" office:value="0.015952" calcext:value-type="float">
            <text:p>0.015952</text:p>
          </table:table-cell>
          <table:table-cell office:value-type="float" office:value="0.07" calcext:value-type="float">
            <text:p>0.07</text:p>
          </table:table-cell>
          <table:table-cell office:value-type="float" office:value="176460" calcext:value-type="float">
            <text:p>176460</text:p>
          </table:table-cell>
          <table:table-cell office:value-type="float" office:value="7053974" calcext:value-type="float">
            <text:p>705397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04" calcext:value-type="float">
            <text:p>6204</text:p>
          </table:table-cell>
          <table:table-cell office:value-type="float" office:value="7053974" calcext:value-type="float">
            <text:p>7053974</text:p>
          </table:table-cell>
          <table:table-cell/>
          <table:table-cell table:formula="of:=([.E367]=[.I3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2-s528806317c6582099.ukp</text:p>
          </table:table-cell>
          <table:table-cell office:value-type="float" office:value="0.0138013" calcext:value-type="float">
            <text:p>0.0138013</text:p>
          </table:table-cell>
          <table:table-cell office:value-type="float" office:value="0.05" calcext:value-type="float">
            <text:p>0.05</text:p>
          </table:table-cell>
          <table:table-cell office:value-type="float" office:value="165312" calcext:value-type="float">
            <text:p>165312</text:p>
          </table:table-cell>
          <table:table-cell office:value-type="float" office:value="6582099" calcext:value-type="float">
            <text:p>658209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52" calcext:value-type="float">
            <text:p>6152</text:p>
          </table:table-cell>
          <table:table-cell office:value-type="float" office:value="6582099" calcext:value-type="float">
            <text:p>6582099</text:p>
          </table:table-cell>
          <table:table-cell/>
          <table:table-cell table:formula="of:=([.E368]=[.I3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3-s780179313c6374688.ukp</text:p>
          </table:table-cell>
          <table:table-cell office:value-type="float" office:value="0.0135592" calcext:value-type="float">
            <text:p>0.0135592</text:p>
          </table:table-cell>
          <table:table-cell office:value-type="float" office:value="0.07" calcext:value-type="float">
            <text:p>0.07</text:p>
          </table:table-cell>
          <table:table-cell office:value-type="float" office:value="160664" calcext:value-type="float">
            <text:p>160664</text:p>
          </table:table-cell>
          <table:table-cell office:value-type="float" office:value="6374688" calcext:value-type="float">
            <text:p>637468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92" calcext:value-type="float">
            <text:p>6092</text:p>
          </table:table-cell>
          <table:table-cell office:value-type="float" office:value="6374688" calcext:value-type="float">
            <text:p>6374688</text:p>
          </table:table-cell>
          <table:table-cell/>
          <table:table-cell table:formula="of:=([.E369]=[.I3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4-s721215008c8581351.ukp</text:p>
          </table:table-cell>
          <table:table-cell office:value-type="float" office:value="0.0168304" calcext:value-type="float">
            <text:p>0.0168304</text:p>
          </table:table-cell>
          <table:table-cell office:value-type="float" office:value="0.06" calcext:value-type="float">
            <text:p>0.06</text:p>
          </table:table-cell>
          <table:table-cell office:value-type="float" office:value="212368" calcext:value-type="float">
            <text:p>212368</text:p>
          </table:table-cell>
          <table:table-cell office:value-type="float" office:value="8581351" calcext:value-type="float">
            <text:p>85813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6" calcext:value-type="float">
            <text:p>6176</text:p>
          </table:table-cell>
          <table:table-cell office:value-type="float" office:value="8581351" calcext:value-type="float">
            <text:p>8581351</text:p>
          </table:table-cell>
          <table:table-cell/>
          <table:table-cell table:formula="of:=([.E370]=[.I3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5-s110877071c8239505.ukp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6" calcext:value-type="float">
            <text:p>0.06</text:p>
          </table:table-cell>
          <table:table-cell office:value-type="float" office:value="204340" calcext:value-type="float">
            <text:p>204340</text:p>
          </table:table-cell>
          <table:table-cell office:value-type="float" office:value="8239505" calcext:value-type="float">
            <text:p>823950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56" calcext:value-type="float">
            <text:p>6156</text:p>
          </table:table-cell>
          <table:table-cell office:value-type="float" office:value="8239505" calcext:value-type="float">
            <text:p>8239505</text:p>
          </table:table-cell>
          <table:table-cell/>
          <table:table-cell table:formula="of:=([.E371]=[.I3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6-s227708629c9521889.ukp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7" calcext:value-type="float">
            <text:p>0.07</text:p>
          </table:table-cell>
          <table:table-cell office:value-type="float" office:value="234272" calcext:value-type="float">
            <text:p>234272</text:p>
          </table:table-cell>
          <table:table-cell office:value-type="float" office:value="9521889" calcext:value-type="float">
            <text:p>952188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2" calcext:value-type="float">
            <text:p>6172</text:p>
          </table:table-cell>
          <table:table-cell office:value-type="float" office:value="9521889" calcext:value-type="float">
            <text:p>9521889</text:p>
          </table:table-cell>
          <table:table-cell/>
          <table:table-cell table:formula="of:=([.E372]=[.I3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8-s991580855c8888252.ukp</text:p>
          </table:table-cell>
          <table:table-cell office:value-type="float" office:value="0.0177205" calcext:value-type="float">
            <text:p>0.0177205</text:p>
          </table:table-cell>
          <table:table-cell office:value-type="float" office:value="0.09" calcext:value-type="float">
            <text:p>0.09</text:p>
          </table:table-cell>
          <table:table-cell office:value-type="float" office:value="219576" calcext:value-type="float">
            <text:p>219576</text:p>
          </table:table-cell>
          <table:table-cell office:value-type="float" office:value="8888252" calcext:value-type="float">
            <text:p>88882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704" calcext:value-type="float">
            <text:p>7704</text:p>
          </table:table-cell>
          <table:table-cell office:value-type="float" office:value="8888252" calcext:value-type="float">
            <text:p>8888252</text:p>
          </table:table-cell>
          <table:table-cell/>
          <table:table-cell table:formula="of:=([.E373]=[.I3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0-s827183242c8790453.ukp</text:p>
          </table:table-cell>
          <table:table-cell office:value-type="float" office:value="0.0202479" calcext:value-type="float">
            <text:p>0.0202479</text:p>
          </table:table-cell>
          <table:table-cell office:value-type="float" office:value="0.08" calcext:value-type="float">
            <text:p>0.08</text:p>
          </table:table-cell>
          <table:table-cell office:value-type="float" office:value="225132" calcext:value-type="float">
            <text:p>225132</text:p>
          </table:table-cell>
          <table:table-cell office:value-type="float" office:value="8790453" calcext:value-type="float">
            <text:p>879045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64" calcext:value-type="float">
            <text:p>8464</text:p>
          </table:table-cell>
          <table:table-cell office:value-type="float" office:value="8790453" calcext:value-type="float">
            <text:p>8790453</text:p>
          </table:table-cell>
          <table:table-cell/>
          <table:table-cell table:formula="of:=([.E374]=[.I3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1-s843367405c9977503.ukp</text:p>
          </table:table-cell>
          <table:table-cell office:value-type="float" office:value="0.0219968" calcext:value-type="float">
            <text:p>0.0219968</text:p>
          </table:table-cell>
          <table:table-cell office:value-type="float" office:value="0.07" calcext:value-type="float">
            <text:p>0.07</text:p>
          </table:table-cell>
          <table:table-cell office:value-type="float" office:value="252704" calcext:value-type="float">
            <text:p>252704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76" calcext:value-type="float">
            <text:p>7176</text:p>
          </table:table-cell>
          <table:table-cell office:value-type="float" office:value="9977503" calcext:value-type="float">
            <text:p>9977503</text:p>
          </table:table-cell>
          <table:table-cell/>
          <table:table-cell table:formula="of:=([.E375]=[.I3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2-s528806317c6703936.ukp</text:p>
          </table:table-cell>
          <table:table-cell office:value-type="float" office:value="0.0168787" calcext:value-type="float">
            <text:p>0.0168787</text:p>
          </table:table-cell>
          <table:table-cell office:value-type="float" office:value="0.06" calcext:value-type="float">
            <text:p>0.06</text:p>
          </table:table-cell>
          <table:table-cell office:value-type="float" office:value="175996" calcext:value-type="float">
            <text:p>175996</text:p>
          </table:table-cell>
          <table:table-cell office:value-type="float" office:value="6703936" calcext:value-type="float">
            <text:p>670393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84" calcext:value-type="float">
            <text:p>6084</text:p>
          </table:table-cell>
          <table:table-cell office:value-type="float" office:value="6703936" calcext:value-type="float">
            <text:p>6703936</text:p>
          </table:table-cell>
          <table:table-cell/>
          <table:table-cell table:formula="of:=([.E376]=[.I3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4-s721215008c9330585.ukp</text:p>
          </table:table-cell>
          <table:table-cell office:value-type="float" office:value="0.0208116" calcext:value-type="float">
            <text:p>0.0208116</text:p>
          </table:table-cell>
          <table:table-cell office:value-type="float" office:value="0.07" calcext:value-type="float">
            <text:p>0.07</text:p>
          </table:table-cell>
          <table:table-cell office:value-type="float" office:value="237836" calcext:value-type="float">
            <text:p>237836</text:p>
          </table:table-cell>
          <table:table-cell office:value-type="float" office:value="9330585" calcext:value-type="float">
            <text:p>933058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48" calcext:value-type="float">
            <text:p>6048</text:p>
          </table:table-cell>
          <table:table-cell office:value-type="float" office:value="9330585" calcext:value-type="float">
            <text:p>9330585</text:p>
          </table:table-cell>
          <table:table-cell/>
          <table:table-cell table:formula="of:=([.E377]=[.I3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5-s110877071c9613324.ukp</text:p>
          </table:table-cell>
          <table:table-cell office:value-type="float" office:value="0.021091" calcext:value-type="float">
            <text:p>0.021091</text:p>
          </table:table-cell>
          <table:table-cell office:value-type="float" office:value="0.07" calcext:value-type="float">
            <text:p>0.07</text:p>
          </table:table-cell>
          <table:table-cell office:value-type="float" office:value="244228" calcext:value-type="float">
            <text:p>244228</text:p>
          </table:table-cell>
          <table:table-cell office:value-type="float" office:value="9613324" calcext:value-type="float">
            <text:p>96133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36" calcext:value-type="float">
            <text:p>7136</text:p>
          </table:table-cell>
          <table:table-cell office:value-type="float" office:value="9613324" calcext:value-type="float">
            <text:p>9613324</text:p>
          </table:table-cell>
          <table:table-cell/>
          <table:table-cell table:formula="of:=([.E378]=[.I3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6-s227708629c5186264.ukp</text:p>
          </table:table-cell>
          <table:table-cell office:value-type="float" office:value="0.0147697" calcext:value-type="float">
            <text:p>0.0147697</text:p>
          </table:table-cell>
          <table:table-cell office:value-type="float" office:value="0.05" calcext:value-type="float">
            <text:p>0.05</text:p>
          </table:table-cell>
          <table:table-cell office:value-type="float" office:value="140580" calcext:value-type="float">
            <text:p>140580</text:p>
          </table:table-cell>
          <table:table-cell office:value-type="float" office:value="5186264" calcext:value-type="float">
            <text:p>51862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84" calcext:value-type="float">
            <text:p>7684</text:p>
          </table:table-cell>
          <table:table-cell office:value-type="float" office:value="5186264" calcext:value-type="float">
            <text:p>5186264</text:p>
          </table:table-cell>
          <table:table-cell/>
          <table:table-cell table:formula="of:=([.E379]=[.I3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8-s991580855c9304111.ukp</text:p>
          </table:table-cell>
          <table:table-cell office:value-type="float" office:value="0.020575" calcext:value-type="float">
            <text:p>0.020575</text:p>
          </table:table-cell>
          <table:table-cell office:value-type="float" office:value="0.07" calcext:value-type="float">
            <text:p>0.07</text:p>
          </table:table-cell>
          <table:table-cell office:value-type="float" office:value="236872" calcext:value-type="float">
            <text:p>236872</text:p>
          </table:table-cell>
          <table:table-cell office:value-type="float" office:value="9304111" calcext:value-type="float">
            <text:p>930411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08" calcext:value-type="float">
            <text:p>7308</text:p>
          </table:table-cell>
          <table:table-cell office:value-type="float" office:value="9304111" calcext:value-type="float">
            <text:p>9304111</text:p>
          </table:table-cell>
          <table:table-cell/>
          <table:table-cell table:formula="of:=([.E380]=[.I3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0-s827183242c5167895.ukp</text:p>
          </table:table-cell>
          <table:table-cell office:value-type="float" office:value="0.0121736" calcext:value-type="float">
            <text:p>0.0121736</text:p>
          </table:table-cell>
          <table:table-cell office:value-type="float" office:value="0.06" calcext:value-type="float">
            <text:p>0.06</text:p>
          </table:table-cell>
          <table:table-cell office:value-type="float" office:value="132308" calcext:value-type="float">
            <text:p>132308</text:p>
          </table:table-cell>
          <table:table-cell office:value-type="float" office:value="5167895" calcext:value-type="float">
            <text:p>51678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32" calcext:value-type="float">
            <text:p>6032</text:p>
          </table:table-cell>
          <table:table-cell office:value-type="float" office:value="5167895" calcext:value-type="float">
            <text:p>5167895</text:p>
          </table:table-cell>
          <table:table-cell/>
          <table:table-cell table:formula="of:=([.E381]=[.I3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1-s843367405c8026498.ukp</text:p>
          </table:table-cell>
          <table:table-cell office:value-type="float" office:value="0.0161484" calcext:value-type="float">
            <text:p>0.0161484</text:p>
          </table:table-cell>
          <table:table-cell office:value-type="float" office:value="0.06" calcext:value-type="float">
            <text:p>0.06</text:p>
          </table:table-cell>
          <table:table-cell office:value-type="float" office:value="199372" calcext:value-type="float">
            <text:p>199372</text:p>
          </table:table-cell>
          <table:table-cell office:value-type="float" office:value="8026498" calcext:value-type="float">
            <text:p>802649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24" calcext:value-type="float">
            <text:p>7024</text:p>
          </table:table-cell>
          <table:table-cell office:value-type="float" office:value="8026498" calcext:value-type="float">
            <text:p>8026498</text:p>
          </table:table-cell>
          <table:table-cell/>
          <table:table-cell table:formula="of:=([.E382]=[.I3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2-s528806317c6049764.ukp</text:p>
          </table:table-cell>
          <table:table-cell office:value-type="float" office:value="0.0140345" calcext:value-type="float">
            <text:p>0.0140345</text:p>
          </table:table-cell>
          <table:table-cell office:value-type="float" office:value="0.05" calcext:value-type="float">
            <text:p>0.05</text:p>
          </table:table-cell>
          <table:table-cell office:value-type="float" office:value="152980" calcext:value-type="float">
            <text:p>152980</text:p>
          </table:table-cell>
          <table:table-cell office:value-type="float" office:value="6049764" calcext:value-type="float">
            <text:p>60497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28" calcext:value-type="float">
            <text:p>7028</text:p>
          </table:table-cell>
          <table:table-cell office:value-type="float" office:value="6049764" calcext:value-type="float">
            <text:p>6049764</text:p>
          </table:table-cell>
          <table:table-cell/>
          <table:table-cell table:formula="of:=([.E383]=[.I3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3-s780179313c8145215.ukp</text:p>
          </table:table-cell>
          <table:table-cell office:value-type="float" office:value="0.0174534" calcext:value-type="float">
            <text:p>0.0174534</text:p>
          </table:table-cell>
          <table:table-cell office:value-type="float" office:value="0.07" calcext:value-type="float">
            <text:p>0.07</text:p>
          </table:table-cell>
          <table:table-cell office:value-type="float" office:value="202012" calcext:value-type="float">
            <text:p>202012</text:p>
          </table:table-cell>
          <table:table-cell office:value-type="float" office:value="8145215" calcext:value-type="float">
            <text:p>814521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8145215" calcext:value-type="float">
            <text:p>8145215</text:p>
          </table:table-cell>
          <table:table-cell/>
          <table:table-cell table:formula="of:=([.E384]=[.I3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4-s721215008c6521493.ukp</text:p>
          </table:table-cell>
          <table:table-cell office:value-type="float" office:value="0.0139226" calcext:value-type="float">
            <text:p>0.0139226</text:p>
          </table:table-cell>
          <table:table-cell office:value-type="float" office:value="0.05" calcext:value-type="float">
            <text:p>0.05</text:p>
          </table:table-cell>
          <table:table-cell office:value-type="float" office:value="164216" calcext:value-type="float">
            <text:p>164216</text:p>
          </table:table-cell>
          <table:table-cell office:value-type="float" office:value="6521493" calcext:value-type="float">
            <text:p>652149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20" calcext:value-type="float">
            <text:p>6120</text:p>
          </table:table-cell>
          <table:table-cell office:value-type="float" office:value="6521493" calcext:value-type="float">
            <text:p>6521493</text:p>
          </table:table-cell>
          <table:table-cell/>
          <table:table-cell table:formula="of:=([.E385]=[.I3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5-s110877071c9544190.ukp</text:p>
          </table:table-cell>
          <table:table-cell office:value-type="float" office:value="0.0182567" calcext:value-type="float">
            <text:p>0.0182567</text:p>
          </table:table-cell>
          <table:table-cell office:value-type="float" office:value="0.07" calcext:value-type="float">
            <text:p>0.07</text:p>
          </table:table-cell>
          <table:table-cell office:value-type="float" office:value="234852" calcext:value-type="float">
            <text:p>234852</text:p>
          </table:table-cell>
          <table:table-cell office:value-type="float" office:value="9544190" calcext:value-type="float">
            <text:p>954419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88" calcext:value-type="float">
            <text:p>7188</text:p>
          </table:table-cell>
          <table:table-cell office:value-type="float" office:value="9544190" calcext:value-type="float">
            <text:p>9544190</text:p>
          </table:table-cell>
          <table:table-cell/>
          <table:table-cell table:formula="of:=([.E386]=[.I3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6-s227708629c9399032.ukp</text:p>
          </table:table-cell>
          <table:table-cell office:value-type="float" office:value="0.0180175" calcext:value-type="float">
            <text:p>0.0180175</text:p>
          </table:table-cell>
          <table:table-cell office:value-type="float" office:value="0.07" calcext:value-type="float">
            <text:p>0.07</text:p>
          </table:table-cell>
          <table:table-cell office:value-type="float" office:value="231476" calcext:value-type="float">
            <text:p>231476</text:p>
          </table:table-cell>
          <table:table-cell office:value-type="float" office:value="9399032" calcext:value-type="float">
            <text:p>939903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9399032" calcext:value-type="float">
            <text:p>9399032</text:p>
          </table:table-cell>
          <table:table-cell/>
          <table:table-cell table:formula="of:=([.E387]=[.I3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7-s177710744c6303581.ukp</text:p>
          </table:table-cell>
          <table:table-cell office:value-type="float" office:value="0.0142219" calcext:value-type="float">
            <text:p>0.0142219</text:p>
          </table:table-cell>
          <table:table-cell office:value-type="float" office:value="0.05" calcext:value-type="float">
            <text:p>0.05</text:p>
          </table:table-cell>
          <table:table-cell office:value-type="float" office:value="158892" calcext:value-type="float">
            <text:p>158892</text:p>
          </table:table-cell>
          <table:table-cell office:value-type="float" office:value="6303581" calcext:value-type="float">
            <text:p>630358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00" calcext:value-type="float">
            <text:p>7600</text:p>
          </table:table-cell>
          <table:table-cell office:value-type="float" office:value="6303581" calcext:value-type="float">
            <text:p>6303581</text:p>
          </table:table-cell>
          <table:table-cell/>
          <table:table-cell table:formula="of:=([.E388]=[.I3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8-s991580855c7476595.ukp</text:p>
          </table:table-cell>
          <table:table-cell office:value-type="float" office:value="0.0162678" calcext:value-type="float">
            <text:p>0.0162678</text:p>
          </table:table-cell>
          <table:table-cell office:value-type="float" office:value="0.06" calcext:value-type="float">
            <text:p>0.06</text:p>
          </table:table-cell>
          <table:table-cell office:value-type="float" office:value="186476" calcext:value-type="float">
            <text:p>186476</text:p>
          </table:table-cell>
          <table:table-cell office:value-type="float" office:value="7476595" calcext:value-type="float">
            <text:p>74765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72" calcext:value-type="float">
            <text:p>7972</text:p>
          </table:table-cell>
          <table:table-cell office:value-type="float" office:value="7476595" calcext:value-type="float">
            <text:p>7476595</text:p>
          </table:table-cell>
          <table:table-cell/>
          <table:table-cell table:formula="of:=([.E389]=[.I3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9-s126456688c5967640.ukp</text:p>
          </table:table-cell>
          <table:table-cell office:value-type="float" office:value="0.0137595" calcext:value-type="float">
            <text:p>0.0137595</text:p>
          </table:table-cell>
          <table:table-cell office:value-type="float" office:value="0.05" calcext:value-type="float">
            <text:p>0.05</text:p>
          </table:table-cell>
          <table:table-cell office:value-type="float" office:value="151100" calcext:value-type="float">
            <text:p>151100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0" calcext:value-type="float">
            <text:p>6140</text:p>
          </table:table-cell>
          <table:table-cell office:value-type="float" office:value="5967640" calcext:value-type="float">
            <text:p>5967640</text:p>
          </table:table-cell>
          <table:table-cell/>
          <table:table-cell table:formula="of:=([.E390]=[.I3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1-s843367405c5143215.ukp</text:p>
          </table:table-cell>
          <table:table-cell office:value-type="float" office:value="0.0148174" calcext:value-type="float">
            <text:p>0.0148174</text:p>
          </table:table-cell>
          <table:table-cell office:value-type="float" office:value="0.05" calcext:value-type="float">
            <text:p>0.05</text:p>
          </table:table-cell>
          <table:table-cell office:value-type="float" office:value="139340" calcext:value-type="float">
            <text:p>139340</text:p>
          </table:table-cell>
          <table:table-cell office:value-type="float" office:value="5143215" calcext:value-type="float">
            <text:p>514321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40" calcext:value-type="float">
            <text:p>6040</text:p>
          </table:table-cell>
          <table:table-cell office:value-type="float" office:value="5143215" calcext:value-type="float">
            <text:p>5143215</text:p>
          </table:table-cell>
          <table:table-cell/>
          <table:table-cell table:formula="of:=([.E391]=[.I3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1-s843367405c9532908.ukp</text:p>
          </table:table-cell>
          <table:table-cell office:value-type="float" office:value="0.0209151" calcext:value-type="float">
            <text:p>0.0209151</text:p>
          </table:table-cell>
          <table:table-cell office:value-type="float" office:value="0.07" calcext:value-type="float">
            <text:p>0.07</text:p>
          </table:table-cell>
          <table:table-cell office:value-type="float" office:value="242500" calcext:value-type="float">
            <text:p>242500</text:p>
          </table:table-cell>
          <table:table-cell office:value-type="float" office:value="9532908" calcext:value-type="float">
            <text:p>95329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9532908" calcext:value-type="float">
            <text:p>9532908</text:p>
          </table:table-cell>
          <table:table-cell/>
          <table:table-cell table:formula="of:=([.E392]=[.I3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5-s110877071c8668525.ukp</text:p>
          </table:table-cell>
          <table:table-cell office:value-type="float" office:value="0.0197255" calcext:value-type="float">
            <text:p>0.0197255</text:p>
          </table:table-cell>
          <table:table-cell office:value-type="float" office:value="0.07" calcext:value-type="float">
            <text:p>0.07</text:p>
          </table:table-cell>
          <table:table-cell office:value-type="float" office:value="222204" calcext:value-type="float">
            <text:p>222204</text:p>
          </table:table-cell>
          <table:table-cell office:value-type="float" office:value="8668525" calcext:value-type="float">
            <text:p>86685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184" calcext:value-type="float">
            <text:p>7184</text:p>
          </table:table-cell>
          <table:table-cell office:value-type="float" office:value="8668525" calcext:value-type="float">
            <text:p>8668525</text:p>
          </table:table-cell>
          <table:table-cell/>
          <table:table-cell table:formula="of:=([.E393]=[.I3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1-s843367405c7086967.ukp</text:p>
          </table:table-cell>
          <table:table-cell office:value-type="float" office:value="0.0144713" calcext:value-type="float">
            <text:p>0.0144713</text:p>
          </table:table-cell>
          <table:table-cell office:value-type="float" office:value="0.06" calcext:value-type="float">
            <text:p>0.06</text:p>
          </table:table-cell>
          <table:table-cell office:value-type="float" office:value="177360" calcext:value-type="float">
            <text:p>177360</text:p>
          </table:table-cell>
          <table:table-cell office:value-type="float" office:value="7086967" calcext:value-type="float">
            <text:p>70869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44" calcext:value-type="float">
            <text:p>7244</text:p>
          </table:table-cell>
          <table:table-cell office:value-type="float" office:value="7086967" calcext:value-type="float">
            <text:p>7086967</text:p>
          </table:table-cell>
          <table:table-cell/>
          <table:table-cell table:formula="of:=([.E394]=[.I3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7-s177710744c5484900.ukp</text:p>
          </table:table-cell>
          <table:table-cell office:value-type="float" office:value="0.0122557" calcext:value-type="float">
            <text:p>0.0122557</text:p>
          </table:table-cell>
          <table:table-cell office:value-type="float" office:value="0.05" calcext:value-type="float">
            <text:p>0.05</text:p>
          </table:table-cell>
          <table:table-cell office:value-type="float" office:value="139804" calcext:value-type="float">
            <text:p>139804</text:p>
          </table:table-cell>
          <table:table-cell office:value-type="float" office:value="5484900" calcext:value-type="float">
            <text:p>54849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36" calcext:value-type="float">
            <text:p>8036</text:p>
          </table:table-cell>
          <table:table-cell office:value-type="float" office:value="5484900" calcext:value-type="float">
            <text:p>5484900</text:p>
          </table:table-cell>
          <table:table-cell/>
          <table:table-cell table:formula="of:=([.E395]=[.I3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8-s991580855c9017093.ukp</text:p>
          </table:table-cell>
          <table:table-cell office:value-type="float" office:value="0.0177372" calcext:value-type="float">
            <text:p>0.0177372</text:p>
          </table:table-cell>
          <table:table-cell office:value-type="float" office:value="0.06" calcext:value-type="float">
            <text:p>0.06</text:p>
          </table:table-cell>
          <table:table-cell office:value-type="float" office:value="222420" calcext:value-type="float">
            <text:p>222420</text:p>
          </table:table-cell>
          <table:table-cell office:value-type="float" office:value="9017093" calcext:value-type="float">
            <text:p>9017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56" calcext:value-type="float">
            <text:p>7256</text:p>
          </table:table-cell>
          <table:table-cell office:value-type="float" office:value="9017093" calcext:value-type="float">
            <text:p>9017093</text:p>
          </table:table-cell>
          <table:table-cell/>
          <table:table-cell table:formula="of:=([.E396]=[.I3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9-s126456688c8432099.ukp</text:p>
          </table:table-cell>
          <table:table-cell office:value-type="float" office:value="0.016978" calcext:value-type="float">
            <text:p>0.016978</text:p>
          </table:table-cell>
          <table:table-cell office:value-type="float" office:value="0.06" calcext:value-type="float">
            <text:p>0.06</text:p>
          </table:table-cell>
          <table:table-cell office:value-type="float" office:value="208828" calcext:value-type="float">
            <text:p>208828</text:p>
          </table:table-cell>
          <table:table-cell office:value-type="float" office:value="8432099" calcext:value-type="float">
            <text:p>84320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8432099" calcext:value-type="float">
            <text:p>8432099</text:p>
          </table:table-cell>
          <table:table-cell/>
          <table:table-cell table:formula="of:=([.E397]=[.I3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5-s110877071c8407768.ukp</text:p>
          </table:table-cell>
          <table:table-cell office:value-type="float" office:value="0.0252994" calcext:value-type="float">
            <text:p>0.0252994</text:p>
          </table:table-cell>
          <table:table-cell office:value-type="float" office:value="0.07" calcext:value-type="float">
            <text:p>0.07</text:p>
          </table:table-cell>
          <table:table-cell office:value-type="float" office:value="214992" calcext:value-type="float">
            <text:p>214992</text:p>
          </table:table-cell>
          <table:table-cell office:value-type="float" office:value="8407768" calcext:value-type="float">
            <text:p>840776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52" calcext:value-type="float">
            <text:p>6052</text:p>
          </table:table-cell>
          <table:table-cell office:value-type="float" office:value="8407768" calcext:value-type="float">
            <text:p>8407768</text:p>
          </table:table-cell>
          <table:table-cell/>
          <table:table-cell table:formula="of:=([.E398]=[.I3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7-s177710744c9001705.ukp</text:p>
          </table:table-cell>
          <table:table-cell office:value-type="float" office:value="0.020153" calcext:value-type="float">
            <text:p>0.020153</text:p>
          </table:table-cell>
          <table:table-cell office:value-type="float" office:value="0.07" calcext:value-type="float">
            <text:p>0.07</text:p>
          </table:table-cell>
          <table:table-cell office:value-type="float" office:value="230088" calcext:value-type="float">
            <text:p>230088</text:p>
          </table:table-cell>
          <table:table-cell office:value-type="float" office:value="9001705" calcext:value-type="float">
            <text:p>90017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04" calcext:value-type="float">
            <text:p>7504</text:p>
          </table:table-cell>
          <table:table-cell office:value-type="float" office:value="9001705" calcext:value-type="float">
            <text:p>9001705</text:p>
          </table:table-cell>
          <table:table-cell/>
          <table:table-cell table:formula="of:=([.E399]=[.I3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9-s126456688c5145104.ukp</text:p>
          </table:table-cell>
          <table:table-cell office:value-type="float" office:value="0.0145595" calcext:value-type="float">
            <text:p>0.0145595</text:p>
          </table:table-cell>
          <table:table-cell office:value-type="float" office:value="0.05" calcext:value-type="float">
            <text:p>0.05</text:p>
          </table:table-cell>
          <table:table-cell office:value-type="float" office:value="139732" calcext:value-type="float">
            <text:p>139732</text:p>
          </table:table-cell>
          <table:table-cell office:value-type="float" office:value="5145104" calcext:value-type="float">
            <text:p>51451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52" calcext:value-type="float">
            <text:p>6052</text:p>
          </table:table-cell>
          <table:table-cell office:value-type="float" office:value="5145104" calcext:value-type="float">
            <text:p>5145104</text:p>
          </table:table-cell>
          <table:table-cell/>
          <table:table-cell table:formula="of:=([.E400]=[.I4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2-s528806317c9869067.ukp</text:p>
          </table:table-cell>
          <table:table-cell office:value-type="float" office:value="0.0391648" calcext:value-type="float">
            <text:p>0.0391648</text:p>
          </table:table-cell>
          <table:table-cell office:value-type="float" office:value="0.09" calcext:value-type="float">
            <text:p>0.09</text:p>
          </table:table-cell>
          <table:table-cell office:value-type="float" office:value="248048" calcext:value-type="float">
            <text:p>248048</text:p>
          </table:table-cell>
          <table:table-cell office:value-type="float" office:value="9869067" calcext:value-type="float">
            <text:p>9869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04" calcext:value-type="float">
            <text:p>7604</text:p>
          </table:table-cell>
          <table:table-cell office:value-type="float" office:value="9869067" calcext:value-type="float">
            <text:p>9869067</text:p>
          </table:table-cell>
          <table:table-cell/>
          <table:table-cell table:formula="of:=([.E401]=[.I4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formula="of:=SUM([.C2:.C401])" office:value-type="float" office:value="76.2699999999997" calcext:value-type="float">
            <text:p>76.27</text:p>
          </table:table-cell>
          <table:table-cell table:number-columns-repeated="2"/>
          <table:table-cell table:formula="of:=SUM([.F2:.F401])" office:value-type="float" office:value="1642.76320999999" calcext:value-type="float">
            <text:p>1642.76321</text:p>
          </table:table-cell>
          <table:table-cell table:number-columns-repeated="4"/>
          <table:table-cell table:style-name="Default" table:formula="of:=SUM([.K2:.K401]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Horas:</text:p>
          </table:table-cell>
          <table:table-cell table:number-columns-repeated="4"/>
          <table:table-cell table:formula="of:=[.F402]/(60^2)" office:value-type="float" office:value="0.456323113888886" calcext:value-type="float">
            <text:p>0.4563231139</text:p>
          </table:table-cell>
          <table:table-cell table:number-columns-repeated="4"/>
          <table:table-cell table:style-name="Default"/>
        </table:table-row>
      </table:table>
      <table:table table:name="NO EXTREME CASES 2" table:style-name="ta1">
        <table:shapes>
          <draw:frame draw:z-index="0" draw:style-name="gr1" draw:text-style-name="P1" svg:width="159.99mm" svg:height="89.99mm" svg:x="264.95mm" svg:y="2.01mm">
            <draw:object draw:notify-on-update-of-ranges="'NO EXTREME CASES 2'.B1:'NO EXTREME CASES 2'.B1 'NO EXTREME CASES 2'.B2:'NO EXTREME CASES 2'.B362 'NO EXTREME CASES 2'.F1:'NO EXTREME CASES 2'.F1 'NO EXTREME CASES 2'.F2:'NO EXTREME CASES 2'.F36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/>
          <table:table-cell table:style-name="Default" office:value-type="string" calcext:value-type="string">
            <text:p>Solutions Agree?</text:p>
          </table:table-cell>
        </table:table-row>
        <table:table-row table:style-name="ro1">
          <table:table-cell office:value-type="string" calcext:value-type="string">
            <text:p>wmin100000wmax500000n100000-5-s110877071c6028911.ukp</text:p>
          </table:table-cell>
          <table:table-cell office:value-type="float" office:value="0.915744" calcext:value-type="float">
            <text:p>0.915744</text:p>
          </table:table-cell>
          <table:table-cell office:value-type="float" office:value="1.16" calcext:value-type="float">
            <text:p>1.16</text:p>
          </table:table-cell>
          <table:table-cell office:value-type="float" office:value="150272" calcext:value-type="float">
            <text:p>150272</text:p>
          </table:table-cell>
          <table:table-cell office:value-type="float" office:value="6028911" calcext:value-type="float">
            <text:p>6028911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20924" calcext:value-type="float">
            <text:p>20924</text:p>
          </table:table-cell>
          <table:table-cell office:value-type="float" office:value="6028911" calcext:value-type="float">
            <text:p>6028911</text:p>
          </table:table-cell>
          <table:table-cell/>
          <table:table-cell table:formula="of:=([.E2]=[.I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7-s177710744c8178471.ukp</text:p>
          </table:table-cell>
          <table:table-cell office:value-type="float" office:value="0.90977" calcext:value-type="float">
            <text:p>0.90977</text:p>
          </table:table-cell>
          <table:table-cell office:value-type="float" office:value="1.16" calcext:value-type="float">
            <text:p>1.16</text:p>
          </table:table-cell>
          <table:table-cell office:value-type="float" office:value="201200" calcext:value-type="float">
            <text:p>201200</text:p>
          </table:table-cell>
          <table:table-cell office:value-type="float" office:value="8178471" calcext:value-type="float">
            <text:p>8178471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8178471" calcext:value-type="float">
            <text:p>8178471</text:p>
          </table:table-cell>
          <table:table-cell/>
          <table:table-cell table:formula="of:=([.E3]=[.I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8-s991580855c6717334.ukp</text:p>
          </table:table-cell>
          <table:table-cell office:value-type="float" office:value="0.904608" calcext:value-type="float">
            <text:p>0.904608</text:p>
          </table:table-cell>
          <table:table-cell office:value-type="float" office:value="1.15" calcext:value-type="float">
            <text:p>1.15</text:p>
          </table:table-cell>
          <table:table-cell office:value-type="float" office:value="166448" calcext:value-type="float">
            <text:p>166448</text:p>
          </table:table-cell>
          <table:table-cell office:value-type="float" office:value="6717334" calcext:value-type="float">
            <text:p>6717334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2" calcext:value-type="float">
            <text:p>20932</text:p>
          </table:table-cell>
          <table:table-cell office:value-type="float" office:value="6717334" calcext:value-type="float">
            <text:p>6717334</text:p>
          </table:table-cell>
          <table:table-cell/>
          <table:table-cell table:formula="of:=([.E4]=[.I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4-s721215008c5392939.ukp</text:p>
          </table:table-cell>
          <table:table-cell office:value-type="float" office:value="0.90238" calcext:value-type="float">
            <text:p>0.90238</text:p>
          </table:table-cell>
          <table:table-cell office:value-type="float" office:value="1.14" calcext:value-type="float">
            <text:p>1.14</text:p>
          </table:table-cell>
          <table:table-cell office:value-type="float" office:value="135684" calcext:value-type="float">
            <text:p>135684</text:p>
          </table:table-cell>
          <table:table-cell office:value-type="float" office:value="5392939" calcext:value-type="float">
            <text:p>5392939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1588" calcext:value-type="float">
            <text:p>21588</text:p>
          </table:table-cell>
          <table:table-cell office:value-type="float" office:value="5392939" calcext:value-type="float">
            <text:p>5392939</text:p>
          </table:table-cell>
          <table:table-cell/>
          <table:table-cell table:formula="of:=([.E5]=[.I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0-s827183242c6445610.ukp</text:p>
          </table:table-cell>
          <table:table-cell office:value-type="float" office:value="0.89708" calcext:value-type="float">
            <text:p>0.89708</text:p>
          </table:table-cell>
          <table:table-cell office:value-type="float" office:value="1.14" calcext:value-type="float">
            <text:p>1.14</text:p>
          </table:table-cell>
          <table:table-cell office:value-type="float" office:value="160400" calcext:value-type="float">
            <text:p>160400</text:p>
          </table:table-cell>
          <table:table-cell office:value-type="float" office:value="6445610" calcext:value-type="float">
            <text:p>6445610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1" calcext:value-type="float">
            <text:p>0.11</text:p>
          </table:table-cell>
          <table:table-cell office:value-type="float" office:value="21056" calcext:value-type="float">
            <text:p>21056</text:p>
          </table:table-cell>
          <table:table-cell office:value-type="float" office:value="6445610" calcext:value-type="float">
            <text:p>6445610</text:p>
          </table:table-cell>
          <table:table-cell/>
          <table:table-cell table:formula="of:=([.E6]=[.I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2-s528806317c5026805.ukp</text:p>
          </table:table-cell>
          <table:table-cell office:value-type="float" office:value="0.893757" calcext:value-type="float">
            <text:p>0.893757</text:p>
          </table:table-cell>
          <table:table-cell office:value-type="float" office:value="1.13" calcext:value-type="float">
            <text:p>1.13</text:p>
          </table:table-cell>
          <table:table-cell office:value-type="float" office:value="126780" calcext:value-type="float">
            <text:p>126780</text:p>
          </table:table-cell>
          <table:table-cell office:value-type="float" office:value="5026805" calcext:value-type="float">
            <text:p>5026805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012" calcext:value-type="float">
            <text:p>21012</text:p>
          </table:table-cell>
          <table:table-cell office:value-type="float" office:value="5026805" calcext:value-type="float">
            <text:p>5026805</text:p>
          </table:table-cell>
          <table:table-cell/>
          <table:table-cell table:formula="of:=([.E7]=[.I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0-3-s780179313c5957947.ukp</text:p>
          </table:table-cell>
          <table:table-cell office:value-type="float" office:value="0.893535" calcext:value-type="float">
            <text:p>0.893535</text:p>
          </table:table-cell>
          <table:table-cell office:value-type="float" office:value="1.14" calcext:value-type="float">
            <text:p>1.14</text:p>
          </table:table-cell>
          <table:table-cell office:value-type="float" office:value="149128" calcext:value-type="float">
            <text:p>149128</text:p>
          </table:table-cell>
          <table:table-cell office:value-type="float" office:value="5957947" calcext:value-type="float">
            <text:p>5957947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72" calcext:value-type="float">
            <text:p>20972</text:p>
          </table:table-cell>
          <table:table-cell office:value-type="float" office:value="5957947" calcext:value-type="float">
            <text:p>5957947</text:p>
          </table:table-cell>
          <table:table-cell/>
          <table:table-cell table:formula="of:=([.E8]=[.I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5-s110877071c6291545.ukp</text:p>
          </table:table-cell>
          <table:table-cell office:value-type="float" office:value="0.305231" calcext:value-type="float">
            <text:p>0.305231</text:p>
          </table:table-cell>
          <table:table-cell office:value-type="float" office:value="0.44" calcext:value-type="float">
            <text:p>0.44</text:p>
          </table:table-cell>
          <table:table-cell office:value-type="float" office:value="156476" calcext:value-type="float">
            <text:p>156476</text:p>
          </table:table-cell>
          <table:table-cell office:value-type="float" office:value="6291545" calcext:value-type="float">
            <text:p>629154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6291545" calcext:value-type="float">
            <text:p>6291545</text:p>
          </table:table-cell>
          <table:table-cell/>
          <table:table-cell table:formula="of:=([.E9]=[.I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4-s721215008c6840825.ukp</text:p>
          </table:table-cell>
          <table:table-cell office:value-type="float" office:value="0.299826" calcext:value-type="float">
            <text:p>0.299826</text:p>
          </table:table-cell>
          <table:table-cell office:value-type="float" office:value="0.43" calcext:value-type="float">
            <text:p>0.43</text:p>
          </table:table-cell>
          <table:table-cell office:value-type="float" office:value="169284" calcext:value-type="float">
            <text:p>169284</text:p>
          </table:table-cell>
          <table:table-cell office:value-type="float" office:value="6840825" calcext:value-type="float">
            <text:p>684082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92" calcext:value-type="float">
            <text:p>12092</text:p>
          </table:table-cell>
          <table:table-cell office:value-type="float" office:value="6840825" calcext:value-type="float">
            <text:p>6840825</text:p>
          </table:table-cell>
          <table:table-cell/>
          <table:table-cell table:formula="of:=([.E10]=[.I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9-s126456688c5817019.ukp</text:p>
          </table:table-cell>
          <table:table-cell office:value-type="float" office:value="0.298354" calcext:value-type="float">
            <text:p>0.298354</text:p>
          </table:table-cell>
          <table:table-cell office:value-type="float" office:value="0.43" calcext:value-type="float">
            <text:p>0.43</text:p>
          </table:table-cell>
          <table:table-cell office:value-type="float" office:value="145444" calcext:value-type="float">
            <text:p>145444</text:p>
          </table:table-cell>
          <table:table-cell office:value-type="float" office:value="5817019" calcext:value-type="float">
            <text:p>5817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624" calcext:value-type="float">
            <text:p>12624</text:p>
          </table:table-cell>
          <table:table-cell office:value-type="float" office:value="5817019" calcext:value-type="float">
            <text:p>5817019</text:p>
          </table:table-cell>
          <table:table-cell/>
          <table:table-cell table:formula="of:=([.E11]=[.I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8-s991580855c6988739.ukp</text:p>
          </table:table-cell>
          <table:table-cell office:value-type="float" office:value="0.297821" calcext:value-type="float">
            <text:p>0.297821</text:p>
          </table:table-cell>
          <table:table-cell office:value-type="float" office:value="0.43" calcext:value-type="float">
            <text:p>0.43</text:p>
          </table:table-cell>
          <table:table-cell office:value-type="float" office:value="172516" calcext:value-type="float">
            <text:p>172516</text:p>
          </table:table-cell>
          <table:table-cell office:value-type="float" office:value="6988739" calcext:value-type="float">
            <text:p>698873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68" calcext:value-type="float">
            <text:p>12168</text:p>
          </table:table-cell>
          <table:table-cell office:value-type="float" office:value="6988739" calcext:value-type="float">
            <text:p>6988739</text:p>
          </table:table-cell>
          <table:table-cell/>
          <table:table-cell table:formula="of:=([.E12]=[.I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6-s227708629c5383536.ukp</text:p>
          </table:table-cell>
          <table:table-cell office:value-type="float" office:value="0.297275" calcext:value-type="float">
            <text:p>0.297275</text:p>
          </table:table-cell>
          <table:table-cell office:value-type="float" office:value="0.42" calcext:value-type="float">
            <text:p>0.42</text:p>
          </table:table-cell>
          <table:table-cell office:value-type="float" office:value="135192" calcext:value-type="float">
            <text:p>135192</text:p>
          </table:table-cell>
          <table:table-cell office:value-type="float" office:value="5383536" calcext:value-type="float">
            <text:p>5383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592" calcext:value-type="float">
            <text:p>12592</text:p>
          </table:table-cell>
          <table:table-cell office:value-type="float" office:value="5383536" calcext:value-type="float">
            <text:p>5383536</text:p>
          </table:table-cell>
          <table:table-cell/>
          <table:table-cell table:formula="of:=([.E13]=[.I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1-s843367405c9114174.ukp</text:p>
          </table:table-cell>
          <table:table-cell office:value-type="float" office:value="0.296556" calcext:value-type="float">
            <text:p>0.296556</text:p>
          </table:table-cell>
          <table:table-cell office:value-type="float" office:value="0.43" calcext:value-type="float">
            <text:p>0.43</text:p>
          </table:table-cell>
          <table:table-cell office:value-type="float" office:value="222308" calcext:value-type="float">
            <text:p>222308</text:p>
          </table:table-cell>
          <table:table-cell office:value-type="float" office:value="9114174" calcext:value-type="float">
            <text:p>9114174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912" calcext:value-type="float">
            <text:p>12912</text:p>
          </table:table-cell>
          <table:table-cell office:value-type="float" office:value="9114174" calcext:value-type="float">
            <text:p>9114174</text:p>
          </table:table-cell>
          <table:table-cell/>
          <table:table-cell table:formula="of:=([.E14]=[.I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2-s528806317c5171078.ukp</text:p>
          </table:table-cell>
          <table:table-cell office:value-type="float" office:value="0.296126" calcext:value-type="float">
            <text:p>0.296126</text:p>
          </table:table-cell>
          <table:table-cell office:value-type="float" office:value="0.42" calcext:value-type="float">
            <text:p>0.42</text:p>
          </table:table-cell>
          <table:table-cell office:value-type="float" office:value="130608" calcext:value-type="float">
            <text:p>130608</text:p>
          </table:table-cell>
          <table:table-cell office:value-type="float" office:value="5171078" calcext:value-type="float">
            <text:p>517107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5171078" calcext:value-type="float">
            <text:p>5171078</text:p>
          </table:table-cell>
          <table:table-cell/>
          <table:table-cell table:formula="of:=([.E15]=[.I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50000-3-s780179313c8865909.ukp</text:p>
          </table:table-cell>
          <table:table-cell office:value-type="float" office:value="0.295137" calcext:value-type="float">
            <text:p>0.295137</text:p>
          </table:table-cell>
          <table:table-cell office:value-type="float" office:value="0.43" calcext:value-type="float">
            <text:p>0.43</text:p>
          </table:table-cell>
          <table:table-cell office:value-type="float" office:value="216672" calcext:value-type="float">
            <text:p>216672</text:p>
          </table:table-cell>
          <table:table-cell office:value-type="float" office:value="8865909" calcext:value-type="float">
            <text:p>886590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8865909" calcext:value-type="float">
            <text:p>8865909</text:p>
          </table:table-cell>
          <table:table-cell/>
          <table:table-cell table:formula="of:=([.E16]=[.I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7-s177710744c9575550.ukp</text:p>
          </table:table-cell>
          <table:table-cell office:value-type="float" office:value="0.252844" calcext:value-type="float">
            <text:p>0.252844</text:p>
          </table:table-cell>
          <table:table-cell office:value-type="float" office:value="0.51" calcext:value-type="float">
            <text:p>0.51</text:p>
          </table:table-cell>
          <table:table-cell office:value-type="float" office:value="241620" calcext:value-type="float">
            <text:p>241620</text:p>
          </table:table-cell>
          <table:table-cell office:value-type="float" office:value="9575550" calcext:value-type="float">
            <text:p>9575550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1748" calcext:value-type="float">
            <text:p>21748</text:p>
          </table:table-cell>
          <table:table-cell office:value-type="float" office:value="9575550" calcext:value-type="float">
            <text:p>9575550</text:p>
          </table:table-cell>
          <table:table-cell/>
          <table:table-cell table:formula="of:=([.E17]=[.I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8-s991580855c5891284.ukp</text:p>
          </table:table-cell>
          <table:table-cell office:value-type="float" office:value="0.252393" calcext:value-type="float">
            <text:p>0.252393</text:p>
          </table:table-cell>
          <table:table-cell office:value-type="float" office:value="0.5" calcext:value-type="float">
            <text:p>0.5</text:p>
          </table:table-cell>
          <table:table-cell office:value-type="float" office:value="154784" calcext:value-type="float">
            <text:p>154784</text:p>
          </table:table-cell>
          <table:table-cell office:value-type="float" office:value="5891284" calcext:value-type="float">
            <text:p>589128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5891284" calcext:value-type="float">
            <text:p>5891284</text:p>
          </table:table-cell>
          <table:table-cell/>
          <table:table-cell table:formula="of:=([.E18]=[.I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6-s227708629c8504831.ukp</text:p>
          </table:table-cell>
          <table:table-cell office:value-type="float" office:value="0.251668" calcext:value-type="float">
            <text:p>0.251668</text:p>
          </table:table-cell>
          <table:table-cell office:value-type="float" office:value="0.5" calcext:value-type="float">
            <text:p>0.5</text:p>
          </table:table-cell>
          <table:table-cell office:value-type="float" office:value="216000" calcext:value-type="float">
            <text:p>216000</text:p>
          </table:table-cell>
          <table:table-cell office:value-type="float" office:value="8504831" calcext:value-type="float">
            <text:p>8504831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2" calcext:value-type="float">
            <text:p>0.12</text:p>
          </table:table-cell>
          <table:table-cell office:value-type="float" office:value="20960" calcext:value-type="float">
            <text:p>20960</text:p>
          </table:table-cell>
          <table:table-cell office:value-type="float" office:value="8504831" calcext:value-type="float">
            <text:p>8504831</text:p>
          </table:table-cell>
          <table:table-cell/>
          <table:table-cell table:formula="of:=([.E19]=[.I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1-s843367405c5761519.ukp</text:p>
          </table:table-cell>
          <table:table-cell office:value-type="float" office:value="0.250011" calcext:value-type="float">
            <text:p>0.250011</text:p>
          </table:table-cell>
          <table:table-cell office:value-type="float" office:value="0.49" calcext:value-type="float">
            <text:p>0.49</text:p>
          </table:table-cell>
          <table:table-cell office:value-type="float" office:value="151652" calcext:value-type="float">
            <text:p>151652</text:p>
          </table:table-cell>
          <table:table-cell office:value-type="float" office:value="5761519" calcext:value-type="float">
            <text:p>5761519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24" calcext:value-type="float">
            <text:p>20924</text:p>
          </table:table-cell>
          <table:table-cell office:value-type="float" office:value="5761519" calcext:value-type="float">
            <text:p>5761519</text:p>
          </table:table-cell>
          <table:table-cell/>
          <table:table-cell table:formula="of:=([.E20]=[.I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4-s721215008c5743225.ukp</text:p>
          </table:table-cell>
          <table:table-cell office:value-type="float" office:value="0.249012" calcext:value-type="float">
            <text:p>0.249012</text:p>
          </table:table-cell>
          <table:table-cell office:value-type="float" office:value="0.49" calcext:value-type="float">
            <text:p>0.49</text:p>
          </table:table-cell>
          <table:table-cell office:value-type="float" office:value="151512" calcext:value-type="float">
            <text:p>151512</text:p>
          </table:table-cell>
          <table:table-cell office:value-type="float" office:value="5743225" calcext:value-type="float">
            <text:p>5743225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1" calcext:value-type="float">
            <text:p>0.11</text:p>
          </table:table-cell>
          <table:table-cell office:value-type="float" office:value="20896" calcext:value-type="float">
            <text:p>20896</text:p>
          </table:table-cell>
          <table:table-cell office:value-type="float" office:value="5743225" calcext:value-type="float">
            <text:p>5743225</text:p>
          </table:table-cell>
          <table:table-cell/>
          <table:table-cell table:formula="of:=([.E21]=[.I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0-9-s126456688c5484996.ukp</text:p>
          </table:table-cell>
          <table:table-cell office:value-type="float" office:value="0.243072" calcext:value-type="float">
            <text:p>0.243072</text:p>
          </table:table-cell>
          <table:table-cell office:value-type="float" office:value="0.49" calcext:value-type="float">
            <text:p>0.49</text:p>
          </table:table-cell>
          <table:table-cell office:value-type="float" office:value="145332" calcext:value-type="float">
            <text:p>145332</text:p>
          </table:table-cell>
          <table:table-cell office:value-type="float" office:value="5484996" calcext:value-type="float">
            <text:p>5484996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1" calcext:value-type="float">
            <text:p>0.11</text:p>
          </table:table-cell>
          <table:table-cell office:value-type="float" office:value="21484" calcext:value-type="float">
            <text:p>21484</text:p>
          </table:table-cell>
          <table:table-cell office:value-type="float" office:value="5484996" calcext:value-type="float">
            <text:p>5484996</text:p>
          </table:table-cell>
          <table:table-cell/>
          <table:table-cell table:formula="of:=([.E22]=[.I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5-s110877071c9264056.ukp</text:p>
          </table:table-cell>
          <table:table-cell office:value-type="float" office:value="0.200057" calcext:value-type="float">
            <text:p>0.200057</text:p>
          </table:table-cell>
          <table:table-cell office:value-type="float" office:value="0.45" calcext:value-type="float">
            <text:p>0.45</text:p>
          </table:table-cell>
          <table:table-cell office:value-type="float" office:value="227688" calcext:value-type="float">
            <text:p>227688</text:p>
          </table:table-cell>
          <table:table-cell office:value-type="float" office:value="9264056" calcext:value-type="float">
            <text:p>926405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1072" calcext:value-type="float">
            <text:p>21072</text:p>
          </table:table-cell>
          <table:table-cell office:value-type="float" office:value="9264056" calcext:value-type="float">
            <text:p>9264056</text:p>
          </table:table-cell>
          <table:table-cell/>
          <table:table-cell table:formula="of:=([.E23]=[.I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0-s827183242c8206021.ukp</text:p>
          </table:table-cell>
          <table:table-cell office:value-type="float" office:value="0.19949" calcext:value-type="float">
            <text:p>0.19949</text:p>
          </table:table-cell>
          <table:table-cell office:value-type="float" office:value="0.45" calcext:value-type="float">
            <text:p>0.45</text:p>
          </table:table-cell>
          <table:table-cell office:value-type="float" office:value="202484" calcext:value-type="float">
            <text:p>202484</text:p>
          </table:table-cell>
          <table:table-cell office:value-type="float" office:value="8206021" calcext:value-type="float">
            <text:p>820602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56" calcext:value-type="float">
            <text:p>20956</text:p>
          </table:table-cell>
          <table:table-cell office:value-type="float" office:value="8206021" calcext:value-type="float">
            <text:p>8206021</text:p>
          </table:table-cell>
          <table:table-cell/>
          <table:table-cell table:formula="of:=([.E24]=[.I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7-s177710744c8735124.ukp</text:p>
          </table:table-cell>
          <table:table-cell office:value-type="float" office:value="0.198742" calcext:value-type="float">
            <text:p>0.198742</text:p>
          </table:table-cell>
          <table:table-cell office:value-type="float" office:value="0.45" calcext:value-type="float">
            <text:p>0.45</text:p>
          </table:table-cell>
          <table:table-cell office:value-type="float" office:value="214728" calcext:value-type="float">
            <text:p>214728</text:p>
          </table:table-cell>
          <table:table-cell office:value-type="float" office:value="8735124" calcext:value-type="float">
            <text:p>8735124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21692" calcext:value-type="float">
            <text:p>21692</text:p>
          </table:table-cell>
          <table:table-cell office:value-type="float" office:value="8735124" calcext:value-type="float">
            <text:p>8735124</text:p>
          </table:table-cell>
          <table:table-cell/>
          <table:table-cell table:formula="of:=([.E25]=[.I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6-s227708629c8731096.ukp</text:p>
          </table:table-cell>
          <table:table-cell office:value-type="float" office:value="0.198088" calcext:value-type="float">
            <text:p>0.198088</text:p>
          </table:table-cell>
          <table:table-cell office:value-type="float" office:value="0.46" calcext:value-type="float">
            <text:p>0.46</text:p>
          </table:table-cell>
          <table:table-cell office:value-type="float" office:value="215196" calcext:value-type="float">
            <text:p>215196</text:p>
          </table:table-cell>
          <table:table-cell office:value-type="float" office:value="8731096" calcext:value-type="float">
            <text:p>873109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1680" calcext:value-type="float">
            <text:p>21680</text:p>
          </table:table-cell>
          <table:table-cell office:value-type="float" office:value="8731096" calcext:value-type="float">
            <text:p>8731096</text:p>
          </table:table-cell>
          <table:table-cell/>
          <table:table-cell table:formula="of:=([.E26]=[.I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3-s780179313c7299273.ukp</text:p>
          </table:table-cell>
          <table:table-cell office:value-type="float" office:value="0.197902" calcext:value-type="float">
            <text:p>0.197902</text:p>
          </table:table-cell>
          <table:table-cell office:value-type="float" office:value="0.46" calcext:value-type="float">
            <text:p>0.46</text:p>
          </table:table-cell>
          <table:table-cell office:value-type="float" office:value="181908" calcext:value-type="float">
            <text:p>181908</text:p>
          </table:table-cell>
          <table:table-cell office:value-type="float" office:value="7299273" calcext:value-type="float">
            <text:p>7299273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48" calcext:value-type="float">
            <text:p>20948</text:p>
          </table:table-cell>
          <table:table-cell office:value-type="float" office:value="7299273" calcext:value-type="float">
            <text:p>7299273</text:p>
          </table:table-cell>
          <table:table-cell/>
          <table:table-cell table:formula="of:=([.E27]=[.I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8-s991580855c5019366.ukp</text:p>
          </table:table-cell>
          <table:table-cell office:value-type="float" office:value="0.197568" calcext:value-type="float">
            <text:p>0.197568</text:p>
          </table:table-cell>
          <table:table-cell office:value-type="float" office:value="0.44" calcext:value-type="float">
            <text:p>0.44</text:p>
          </table:table-cell>
          <table:table-cell office:value-type="float" office:value="128088" calcext:value-type="float">
            <text:p>128088</text:p>
          </table:table-cell>
          <table:table-cell office:value-type="float" office:value="5019366" calcext:value-type="float">
            <text:p>5019366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1612" calcext:value-type="float">
            <text:p>21612</text:p>
          </table:table-cell>
          <table:table-cell office:value-type="float" office:value="5019366" calcext:value-type="float">
            <text:p>5019366</text:p>
          </table:table-cell>
          <table:table-cell/>
          <table:table-cell table:formula="of:=([.E28]=[.I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1-s843367405c6552822.ukp</text:p>
          </table:table-cell>
          <table:table-cell office:value-type="float" office:value="0.197145" calcext:value-type="float">
            <text:p>0.197145</text:p>
          </table:table-cell>
          <table:table-cell office:value-type="float" office:value="0.44" calcext:value-type="float">
            <text:p>0.44</text:p>
          </table:table-cell>
          <table:table-cell office:value-type="float" office:value="163692" calcext:value-type="float">
            <text:p>163692</text:p>
          </table:table-cell>
          <table:table-cell office:value-type="float" office:value="6552822" calcext:value-type="float">
            <text:p>655282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0924" calcext:value-type="float">
            <text:p>20924</text:p>
          </table:table-cell>
          <table:table-cell office:value-type="float" office:value="6552822" calcext:value-type="float">
            <text:p>6552822</text:p>
          </table:table-cell>
          <table:table-cell/>
          <table:table-cell table:formula="of:=([.E29]=[.I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4-s721215008c7749816.ukp</text:p>
          </table:table-cell>
          <table:table-cell office:value-type="float" office:value="0.197137" calcext:value-type="float">
            <text:p>0.197137</text:p>
          </table:table-cell>
          <table:table-cell office:value-type="float" office:value="0.44" calcext:value-type="float">
            <text:p>0.44</text:p>
          </table:table-cell>
          <table:table-cell office:value-type="float" office:value="192332" calcext:value-type="float">
            <text:p>192332</text:p>
          </table:table-cell>
          <table:table-cell office:value-type="float" office:value="7749816" calcext:value-type="float">
            <text:p>774981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1692" calcext:value-type="float">
            <text:p>21692</text:p>
          </table:table-cell>
          <table:table-cell office:value-type="float" office:value="7749816" calcext:value-type="float">
            <text:p>7749816</text:p>
          </table:table-cell>
          <table:table-cell/>
          <table:table-cell table:formula="of:=([.E30]=[.I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2-s528806317c7006308.ukp</text:p>
          </table:table-cell>
          <table:table-cell office:value-type="float" office:value="0.195447" calcext:value-type="float">
            <text:p>0.195447</text:p>
          </table:table-cell>
          <table:table-cell office:value-type="float" office:value="0.44" calcext:value-type="float">
            <text:p>0.44</text:p>
          </table:table-cell>
          <table:table-cell office:value-type="float" office:value="174152" calcext:value-type="float">
            <text:p>174152</text:p>
          </table:table-cell>
          <table:table-cell office:value-type="float" office:value="7006308" calcext:value-type="float">
            <text:p>700630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7006308" calcext:value-type="float">
            <text:p>7006308</text:p>
          </table:table-cell>
          <table:table-cell/>
          <table:table-cell table:formula="of:=([.E31]=[.I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0-9-s126456688c6144577.ukp</text:p>
          </table:table-cell>
          <table:table-cell office:value-type="float" office:value="0.193494" calcext:value-type="float">
            <text:p>0.193494</text:p>
          </table:table-cell>
          <table:table-cell office:value-type="float" office:value="0.44" calcext:value-type="float">
            <text:p>0.44</text:p>
          </table:table-cell>
          <table:table-cell office:value-type="float" office:value="154436" calcext:value-type="float">
            <text:p>154436</text:p>
          </table:table-cell>
          <table:table-cell office:value-type="float" office:value="6144577" calcext:value-type="float">
            <text:p>6144577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840" calcext:value-type="float">
            <text:p>20840</text:p>
          </table:table-cell>
          <table:table-cell office:value-type="float" office:value="6144577" calcext:value-type="float">
            <text:p>6144577</text:p>
          </table:table-cell>
          <table:table-cell/>
          <table:table-cell table:formula="of:=([.E32]=[.I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4-s721215008c9739684.ukp</text:p>
          </table:table-cell>
          <table:table-cell office:value-type="float" office:value="0.0926818" calcext:value-type="float">
            <text:p>0.0926818</text:p>
          </table:table-cell>
          <table:table-cell office:value-type="float" office:value="0.23" calcext:value-type="float">
            <text:p>0.23</text:p>
          </table:table-cell>
          <table:table-cell office:value-type="float" office:value="245236" calcext:value-type="float">
            <text:p>245236</text:p>
          </table:table-cell>
          <table:table-cell office:value-type="float" office:value="9739684" calcext:value-type="float">
            <text:p>973968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52" calcext:value-type="float">
            <text:p>12052</text:p>
          </table:table-cell>
          <table:table-cell office:value-type="float" office:value="9739684" calcext:value-type="float">
            <text:p>9739684</text:p>
          </table:table-cell>
          <table:table-cell/>
          <table:table-cell table:formula="of:=([.E33]=[.I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0-s827183242c8631812.ukp</text:p>
          </table:table-cell>
          <table:table-cell office:value-type="float" office:value="0.090912" calcext:value-type="float">
            <text:p>0.090912</text:p>
          </table:table-cell>
          <table:table-cell office:value-type="float" office:value="0.23" calcext:value-type="float">
            <text:p>0.23</text:p>
          </table:table-cell>
          <table:table-cell office:value-type="float" office:value="219280" calcext:value-type="float">
            <text:p>219280</text:p>
          </table:table-cell>
          <table:table-cell office:value-type="float" office:value="8631812" calcext:value-type="float">
            <text:p>863181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840" calcext:value-type="float">
            <text:p>12840</text:p>
          </table:table-cell>
          <table:table-cell office:value-type="float" office:value="8631812" calcext:value-type="float">
            <text:p>8631812</text:p>
          </table:table-cell>
          <table:table-cell/>
          <table:table-cell table:formula="of:=([.E34]=[.I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1-s843367405c6537152.ukp</text:p>
          </table:table-cell>
          <table:table-cell office:value-type="float" office:value="0.0881636" calcext:value-type="float">
            <text:p>0.0881636</text:p>
          </table:table-cell>
          <table:table-cell office:value-type="float" office:value="0.22" calcext:value-type="float">
            <text:p>0.22</text:p>
          </table:table-cell>
          <table:table-cell office:value-type="float" office:value="169844" calcext:value-type="float">
            <text:p>169844</text:p>
          </table:table-cell>
          <table:table-cell office:value-type="float" office:value="6537152" calcext:value-type="float">
            <text:p>6537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88" calcext:value-type="float">
            <text:p>12788</text:p>
          </table:table-cell>
          <table:table-cell office:value-type="float" office:value="6537152" calcext:value-type="float">
            <text:p>6537152</text:p>
          </table:table-cell>
          <table:table-cell/>
          <table:table-cell table:formula="of:=([.E35]=[.I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8-s991580855c7632172.ukp</text:p>
          </table:table-cell>
          <table:table-cell office:value-type="float" office:value="0.0880141" calcext:value-type="float">
            <text:p>0.0880141</text:p>
          </table:table-cell>
          <table:table-cell office:value-type="float" office:value="0.22" calcext:value-type="float">
            <text:p>0.22</text:p>
          </table:table-cell>
          <table:table-cell office:value-type="float" office:value="195452" calcext:value-type="float">
            <text:p>195452</text:p>
          </table:table-cell>
          <table:table-cell office:value-type="float" office:value="7632172" calcext:value-type="float">
            <text:p>763217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784" calcext:value-type="float">
            <text:p>12784</text:p>
          </table:table-cell>
          <table:table-cell office:value-type="float" office:value="7632172" calcext:value-type="float">
            <text:p>7632172</text:p>
          </table:table-cell>
          <table:table-cell/>
          <table:table-cell table:formula="of:=([.E36]=[.I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3-s780179313c7801078.ukp</text:p>
          </table:table-cell>
          <table:table-cell office:value-type="float" office:value="0.0860358" calcext:value-type="float">
            <text:p>0.0860358</text:p>
          </table:table-cell>
          <table:table-cell office:value-type="float" office:value="0.22" calcext:value-type="float">
            <text:p>0.22</text:p>
          </table:table-cell>
          <table:table-cell office:value-type="float" office:value="199488" calcext:value-type="float">
            <text:p>199488</text:p>
          </table:table-cell>
          <table:table-cell office:value-type="float" office:value="7801078" calcext:value-type="float">
            <text:p>780107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7801078" calcext:value-type="float">
            <text:p>7801078</text:p>
          </table:table-cell>
          <table:table-cell/>
          <table:table-cell table:formula="of:=([.E37]=[.I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2-s528806317c6020154.ukp</text:p>
          </table:table-cell>
          <table:table-cell office:value-type="float" office:value="0.0860117" calcext:value-type="float">
            <text:p>0.0860117</text:p>
          </table:table-cell>
          <table:table-cell office:value-type="float" office:value="0.22" calcext:value-type="float">
            <text:p>0.22</text:p>
          </table:table-cell>
          <table:table-cell office:value-type="float" office:value="157820" calcext:value-type="float">
            <text:p>157820</text:p>
          </table:table-cell>
          <table:table-cell office:value-type="float" office:value="6020154" calcext:value-type="float">
            <text:p>602015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84" calcext:value-type="float">
            <text:p>12184</text:p>
          </table:table-cell>
          <table:table-cell office:value-type="float" office:value="6020154" calcext:value-type="float">
            <text:p>6020154</text:p>
          </table:table-cell>
          <table:table-cell/>
          <table:table-cell table:formula="of:=([.E38]=[.I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50000-6-s227708629c6095921.ukp</text:p>
          </table:table-cell>
          <table:table-cell office:value-type="float" office:value="0.0842605" calcext:value-type="float">
            <text:p>0.0842605</text:p>
          </table:table-cell>
          <table:table-cell office:value-type="float" office:value="0.21" calcext:value-type="float">
            <text:p>0.21</text:p>
          </table:table-cell>
          <table:table-cell office:value-type="float" office:value="159820" calcext:value-type="float">
            <text:p>159820</text:p>
          </table:table-cell>
          <table:table-cell office:value-type="float" office:value="6095921" calcext:value-type="float">
            <text:p>6095921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080" calcext:value-type="float">
            <text:p>12080</text:p>
          </table:table-cell>
          <table:table-cell office:value-type="float" office:value="6095921" calcext:value-type="float">
            <text:p>6095921</text:p>
          </table:table-cell>
          <table:table-cell/>
          <table:table-cell table:formula="of:=([.E39]=[.I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3-s780179313c9601161.ukp</text:p>
          </table:table-cell>
          <table:table-cell office:value-type="float" office:value="0.0768061" calcext:value-type="float">
            <text:p>0.0768061</text:p>
          </table:table-cell>
          <table:table-cell office:value-type="float" office:value="0.21" calcext:value-type="float">
            <text:p>0.21</text:p>
          </table:table-cell>
          <table:table-cell office:value-type="float" office:value="235124" calcext:value-type="float">
            <text:p>235124</text:p>
          </table:table-cell>
          <table:table-cell office:value-type="float" office:value="9601161" calcext:value-type="float">
            <text:p>960116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9601161" calcext:value-type="float">
            <text:p>9601161</text:p>
          </table:table-cell>
          <table:table-cell/>
          <table:table-cell table:formula="of:=([.E40]=[.I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7-s177710744c9140478.ukp</text:p>
          </table:table-cell>
          <table:table-cell office:value-type="float" office:value="0.0764261" calcext:value-type="float">
            <text:p>0.0764261</text:p>
          </table:table-cell>
          <table:table-cell office:value-type="float" office:value="0.34" calcext:value-type="float">
            <text:p>0.34</text:p>
          </table:table-cell>
          <table:table-cell office:value-type="float" office:value="231980" calcext:value-type="float">
            <text:p>231980</text:p>
          </table:table-cell>
          <table:table-cell office:value-type="float" office:value="9140478" calcext:value-type="float">
            <text:p>9140478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1" calcext:value-type="float">
            <text:p>0.11</text:p>
          </table:table-cell>
          <table:table-cell office:value-type="float" office:value="20992" calcext:value-type="float">
            <text:p>20992</text:p>
          </table:table-cell>
          <table:table-cell office:value-type="float" office:value="9140478" calcext:value-type="float">
            <text:p>9140478</text:p>
          </table:table-cell>
          <table:table-cell/>
          <table:table-cell table:formula="of:=([.E41]=[.I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8-s991580855c9363674.ukp</text:p>
          </table:table-cell>
          <table:table-cell office:value-type="float" office:value="0.0762509" calcext:value-type="float">
            <text:p>0.0762509</text:p>
          </table:table-cell>
          <table:table-cell office:value-type="float" office:value="0.21" calcext:value-type="float">
            <text:p>0.21</text:p>
          </table:table-cell>
          <table:table-cell office:value-type="float" office:value="229760" calcext:value-type="float">
            <text:p>229760</text:p>
          </table:table-cell>
          <table:table-cell office:value-type="float" office:value="9363674" calcext:value-type="float">
            <text:p>936367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12132" calcext:value-type="float">
            <text:p>12132</text:p>
          </table:table-cell>
          <table:table-cell office:value-type="float" office:value="9363674" calcext:value-type="float">
            <text:p>9363674</text:p>
          </table:table-cell>
          <table:table-cell/>
          <table:table-cell table:formula="of:=([.E42]=[.I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1-s843367405c8017460.ukp</text:p>
          </table:table-cell>
          <table:table-cell office:value-type="float" office:value="0.0757467" calcext:value-type="float">
            <text:p>0.0757467</text:p>
          </table:table-cell>
          <table:table-cell office:value-type="float" office:value="0.21" calcext:value-type="float">
            <text:p>0.21</text:p>
          </table:table-cell>
          <table:table-cell office:value-type="float" office:value="197940" calcext:value-type="float">
            <text:p>197940</text:p>
          </table:table-cell>
          <table:table-cell office:value-type="float" office:value="8017460" calcext:value-type="float">
            <text:p>8017460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6" calcext:value-type="float">
            <text:p>0.06</text:p>
          </table:table-cell>
          <table:table-cell office:value-type="float" office:value="12176" calcext:value-type="float">
            <text:p>12176</text:p>
          </table:table-cell>
          <table:table-cell office:value-type="float" office:value="8017460" calcext:value-type="float">
            <text:p>8017460</text:p>
          </table:table-cell>
          <table:table-cell/>
          <table:table-cell table:formula="of:=([.E43]=[.I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5-s110877071c8730975.ukp</text:p>
          </table:table-cell>
          <table:table-cell office:value-type="float" office:value="0.0747266" calcext:value-type="float">
            <text:p>0.0747266</text:p>
          </table:table-cell>
          <table:table-cell office:value-type="float" office:value="0.21" calcext:value-type="float">
            <text:p>0.21</text:p>
          </table:table-cell>
          <table:table-cell office:value-type="float" office:value="214672" calcext:value-type="float">
            <text:p>214672</text:p>
          </table:table-cell>
          <table:table-cell office:value-type="float" office:value="8730975" calcext:value-type="float">
            <text:p>8730975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12896" calcext:value-type="float">
            <text:p>12896</text:p>
          </table:table-cell>
          <table:table-cell office:value-type="float" office:value="8730975" calcext:value-type="float">
            <text:p>8730975</text:p>
          </table:table-cell>
          <table:table-cell/>
          <table:table-cell table:formula="of:=([.E44]=[.I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9-s126456688c9200490.ukp</text:p>
          </table:table-cell>
          <table:table-cell office:value-type="float" office:value="0.0744622" calcext:value-type="float">
            <text:p>0.0744622</text:p>
          </table:table-cell>
          <table:table-cell office:value-type="float" office:value="0.33" calcext:value-type="float">
            <text:p>0.33</text:p>
          </table:table-cell>
          <table:table-cell office:value-type="float" office:value="233572" calcext:value-type="float">
            <text:p>233572</text:p>
          </table:table-cell>
          <table:table-cell office:value-type="float" office:value="9200490" calcext:value-type="float">
            <text:p>9200490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936" calcext:value-type="float">
            <text:p>20936</text:p>
          </table:table-cell>
          <table:table-cell office:value-type="float" office:value="9200490" calcext:value-type="float">
            <text:p>9200490</text:p>
          </table:table-cell>
          <table:table-cell/>
          <table:table-cell table:formula="of:=([.E45]=[.I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9-s126456688c9711964.ukp</text:p>
          </table:table-cell>
          <table:table-cell office:value-type="float" office:value="0.0743327" calcext:value-type="float">
            <text:p>0.0743327</text:p>
          </table:table-cell>
          <table:table-cell office:value-type="float" office:value="0.15" calcext:value-type="float">
            <text:p>0.15</text:p>
          </table:table-cell>
          <table:table-cell office:value-type="float" office:value="236668" calcext:value-type="float">
            <text:p>236668</text:p>
          </table:table-cell>
          <table:table-cell office:value-type="float" office:value="9711964" calcext:value-type="float">
            <text:p>9711964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840" calcext:value-type="float">
            <text:p>8840</text:p>
          </table:table-cell>
          <table:table-cell office:value-type="float" office:value="9711964" calcext:value-type="float">
            <text:p>9711964</text:p>
          </table:table-cell>
          <table:table-cell/>
          <table:table-cell table:formula="of:=([.E46]=[.I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1-s843367405c8035184.ukp</text:p>
          </table:table-cell>
          <table:table-cell office:value-type="float" office:value="0.0742052" calcext:value-type="float">
            <text:p>0.0742052</text:p>
          </table:table-cell>
          <table:table-cell office:value-type="float" office:value="0.33" calcext:value-type="float">
            <text:p>0.33</text:p>
          </table:table-cell>
          <table:table-cell office:value-type="float" office:value="206932" calcext:value-type="float">
            <text:p>206932</text:p>
          </table:table-cell>
          <table:table-cell office:value-type="float" office:value="8035184" calcext:value-type="float">
            <text:p>8035184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844" calcext:value-type="float">
            <text:p>20844</text:p>
          </table:table-cell>
          <table:table-cell office:value-type="float" office:value="8035184" calcext:value-type="float">
            <text:p>8035184</text:p>
          </table:table-cell>
          <table:table-cell/>
          <table:table-cell table:formula="of:=([.E47]=[.I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0-s827183242c9151889.ukp</text:p>
          </table:table-cell>
          <table:table-cell office:value-type="float" office:value="0.0740458" calcext:value-type="float">
            <text:p>0.0740458</text:p>
          </table:table-cell>
          <table:table-cell office:value-type="float" office:value="0.33" calcext:value-type="float">
            <text:p>0.33</text:p>
          </table:table-cell>
          <table:table-cell office:value-type="float" office:value="232400" calcext:value-type="float">
            <text:p>232400</text:p>
          </table:table-cell>
          <table:table-cell office:value-type="float" office:value="9151889" calcext:value-type="float">
            <text:p>9151889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1" calcext:value-type="float">
            <text:p>0.1</text:p>
          </table:table-cell>
          <table:table-cell office:value-type="float" office:value="21052" calcext:value-type="float">
            <text:p>21052</text:p>
          </table:table-cell>
          <table:table-cell office:value-type="float" office:value="9151889" calcext:value-type="float">
            <text:p>9151889</text:p>
          </table:table-cell>
          <table:table-cell/>
          <table:table-cell table:formula="of:=([.E48]=[.I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0-s827183242c8208267.ukp</text:p>
          </table:table-cell>
          <table:table-cell office:value-type="float" office:value="0.0738346" calcext:value-type="float">
            <text:p>0.0738346</text:p>
          </table:table-cell>
          <table:table-cell office:value-type="float" office:value="0.21" calcext:value-type="float">
            <text:p>0.21</text:p>
          </table:table-cell>
          <table:table-cell office:value-type="float" office:value="202400" calcext:value-type="float">
            <text:p>202400</text:p>
          </table:table-cell>
          <table:table-cell office:value-type="float" office:value="8208267" calcext:value-type="float">
            <text:p>8208267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76" calcext:value-type="float">
            <text:p>12076</text:p>
          </table:table-cell>
          <table:table-cell office:value-type="float" office:value="8208267" calcext:value-type="float">
            <text:p>8208267</text:p>
          </table:table-cell>
          <table:table-cell/>
          <table:table-cell table:formula="of:=([.E49]=[.I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7-s177710744c8212590.ukp</text:p>
          </table:table-cell>
          <table:table-cell office:value-type="float" office:value="0.0733743" calcext:value-type="float">
            <text:p>0.0733743</text:p>
          </table:table-cell>
          <table:table-cell office:value-type="float" office:value="0.21" calcext:value-type="float">
            <text:p>0.21</text:p>
          </table:table-cell>
          <table:table-cell office:value-type="float" office:value="202680" calcext:value-type="float">
            <text:p>202680</text:p>
          </table:table-cell>
          <table:table-cell office:value-type="float" office:value="8212590" calcext:value-type="float">
            <text:p>8212590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08" calcext:value-type="float">
            <text:p>12108</text:p>
          </table:table-cell>
          <table:table-cell office:value-type="float" office:value="8212590" calcext:value-type="float">
            <text:p>8212590</text:p>
          </table:table-cell>
          <table:table-cell/>
          <table:table-cell table:formula="of:=([.E50]=[.I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8-s991580855c7221334.ukp</text:p>
          </table:table-cell>
          <table:table-cell office:value-type="float" office:value="0.0730062" calcext:value-type="float">
            <text:p>0.0730062</text:p>
          </table:table-cell>
          <table:table-cell office:value-type="float" office:value="0.35" calcext:value-type="float">
            <text:p>0.35</text:p>
          </table:table-cell>
          <table:table-cell office:value-type="float" office:value="187016" calcext:value-type="float">
            <text:p>187016</text:p>
          </table:table-cell>
          <table:table-cell office:value-type="float" office:value="7221334" calcext:value-type="float">
            <text:p>722133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80" calcext:value-type="float">
            <text:p>20980</text:p>
          </table:table-cell>
          <table:table-cell office:value-type="float" office:value="7221334" calcext:value-type="float">
            <text:p>7221334</text:p>
          </table:table-cell>
          <table:table-cell/>
          <table:table-cell table:formula="of:=([.E51]=[.I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4-s721215008c6687096.ukp</text:p>
          </table:table-cell>
          <table:table-cell office:value-type="float" office:value="0.0725879" calcext:value-type="float">
            <text:p>0.0725879</text:p>
          </table:table-cell>
          <table:table-cell office:value-type="float" office:value="0.32" calcext:value-type="float">
            <text:p>0.32</text:p>
          </table:table-cell>
          <table:table-cell office:value-type="float" office:value="174472" calcext:value-type="float">
            <text:p>174472</text:p>
          </table:table-cell>
          <table:table-cell office:value-type="float" office:value="6687096" calcext:value-type="float">
            <text:p>6687096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20952" calcext:value-type="float">
            <text:p>20952</text:p>
          </table:table-cell>
          <table:table-cell office:value-type="float" office:value="6687096" calcext:value-type="float">
            <text:p>6687096</text:p>
          </table:table-cell>
          <table:table-cell/>
          <table:table-cell table:formula="of:=([.E52]=[.I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9-s126456688c8041112.ukp</text:p>
          </table:table-cell>
          <table:table-cell office:value-type="float" office:value="0.0725079" calcext:value-type="float">
            <text:p>0.0725079</text:p>
          </table:table-cell>
          <table:table-cell office:value-type="float" office:value="0.21" calcext:value-type="float">
            <text:p>0.21</text:p>
          </table:table-cell>
          <table:table-cell office:value-type="float" office:value="198688" calcext:value-type="float">
            <text:p>198688</text:p>
          </table:table-cell>
          <table:table-cell office:value-type="float" office:value="8041112" calcext:value-type="float">
            <text:p>8041112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184" calcext:value-type="float">
            <text:p>12184</text:p>
          </table:table-cell>
          <table:table-cell office:value-type="float" office:value="8041112" calcext:value-type="float">
            <text:p>8041112</text:p>
          </table:table-cell>
          <table:table-cell/>
          <table:table-cell table:formula="of:=([.E53]=[.I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7-s177710744c6507449.ukp</text:p>
          </table:table-cell>
          <table:table-cell office:value-type="float" office:value="0.0724401" calcext:value-type="float">
            <text:p>0.0724401</text:p>
          </table:table-cell>
          <table:table-cell office:value-type="float" office:value="0.13" calcext:value-type="float">
            <text:p>0.13</text:p>
          </table:table-cell>
          <table:table-cell office:value-type="float" office:value="161452" calcext:value-type="float">
            <text:p>161452</text:p>
          </table:table-cell>
          <table:table-cell office:value-type="float" office:value="6507449" calcext:value-type="float">
            <text:p>650744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00" calcext:value-type="float">
            <text:p>8100</text:p>
          </table:table-cell>
          <table:table-cell office:value-type="float" office:value="6507449" calcext:value-type="float">
            <text:p>6507449</text:p>
          </table:table-cell>
          <table:table-cell/>
          <table:table-cell table:formula="of:=([.E54]=[.I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2-s528806317c8294420.ukp</text:p>
          </table:table-cell>
          <table:table-cell office:value-type="float" office:value="0.0723269" calcext:value-type="float">
            <text:p>0.0723269</text:p>
          </table:table-cell>
          <table:table-cell office:value-type="float" office:value="0.21" calcext:value-type="float">
            <text:p>0.21</text:p>
          </table:table-cell>
          <table:table-cell office:value-type="float" office:value="204616" calcext:value-type="float">
            <text:p>204616</text:p>
          </table:table-cell>
          <table:table-cell office:value-type="float" office:value="8294420" calcext:value-type="float">
            <text:p>829442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8294420" calcext:value-type="float">
            <text:p>8294420</text:p>
          </table:table-cell>
          <table:table-cell/>
          <table:table-cell table:formula="of:=([.E55]=[.I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2-s528806317c8085387.ukp</text:p>
          </table:table-cell>
          <table:table-cell office:value-type="float" office:value="0.0722294" calcext:value-type="float">
            <text:p>0.0722294</text:p>
          </table:table-cell>
          <table:table-cell office:value-type="float" office:value="0.33" calcext:value-type="float">
            <text:p>0.33</text:p>
          </table:table-cell>
          <table:table-cell office:value-type="float" office:value="207456" calcext:value-type="float">
            <text:p>207456</text:p>
          </table:table-cell>
          <table:table-cell office:value-type="float" office:value="8085387" calcext:value-type="float">
            <text:p>8085387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1616" calcext:value-type="float">
            <text:p>21616</text:p>
          </table:table-cell>
          <table:table-cell office:value-type="float" office:value="8085387" calcext:value-type="float">
            <text:p>8085387</text:p>
          </table:table-cell>
          <table:table-cell/>
          <table:table-cell table:formula="of:=([.E56]=[.I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3-s780179313c8289057.ukp</text:p>
          </table:table-cell>
          <table:table-cell office:value-type="float" office:value="0.0718872" calcext:value-type="float">
            <text:p>0.0718872</text:p>
          </table:table-cell>
          <table:table-cell office:value-type="float" office:value="0.14" calcext:value-type="float">
            <text:p>0.14</text:p>
          </table:table-cell>
          <table:table-cell office:value-type="float" office:value="202956" calcext:value-type="float">
            <text:p>202956</text:p>
          </table:table-cell>
          <table:table-cell office:value-type="float" office:value="8289057" calcext:value-type="float">
            <text:p>828905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704" calcext:value-type="float">
            <text:p>7704</text:p>
          </table:table-cell>
          <table:table-cell office:value-type="float" office:value="8289057" calcext:value-type="float">
            <text:p>8289057</text:p>
          </table:table-cell>
          <table:table-cell/>
          <table:table-cell table:formula="of:=([.E57]=[.I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50000-6-s227708629c5604087.ukp</text:p>
          </table:table-cell>
          <table:table-cell office:value-type="float" office:value="0.0710177" calcext:value-type="float">
            <text:p>0.0710177</text:p>
          </table:table-cell>
          <table:table-cell office:value-type="float" office:value="0.24" calcext:value-type="float">
            <text:p>0.24</text:p>
          </table:table-cell>
          <table:table-cell office:value-type="float" office:value="141548" calcext:value-type="float">
            <text:p>141548</text:p>
          </table:table-cell>
          <table:table-cell office:value-type="float" office:value="5604087" calcext:value-type="float">
            <text:p>560408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288" calcext:value-type="float">
            <text:p>12288</text:p>
          </table:table-cell>
          <table:table-cell office:value-type="float" office:value="5604087" calcext:value-type="float">
            <text:p>5604087</text:p>
          </table:table-cell>
          <table:table-cell/>
          <table:table-cell table:formula="of:=([.E58]=[.I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5-s110877071c6689288.ukp</text:p>
          </table:table-cell>
          <table:table-cell office:value-type="float" office:value="0.0706943" calcext:value-type="float">
            <text:p>0.0706943</text:p>
          </table:table-cell>
          <table:table-cell office:value-type="float" office:value="0.32" calcext:value-type="float">
            <text:p>0.32</text:p>
          </table:table-cell>
          <table:table-cell office:value-type="float" office:value="175308" calcext:value-type="float">
            <text:p>175308</text:p>
          </table:table-cell>
          <table:table-cell office:value-type="float" office:value="6689288" calcext:value-type="float">
            <text:p>668928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0" calcext:value-type="float">
            <text:p>20980</text:p>
          </table:table-cell>
          <table:table-cell office:value-type="float" office:value="6689288" calcext:value-type="float">
            <text:p>6689288</text:p>
          </table:table-cell>
          <table:table-cell/>
          <table:table-cell table:formula="of:=([.E59]=[.I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3-s780179313c6000935.ukp</text:p>
          </table:table-cell>
          <table:table-cell office:value-type="float" office:value="0.0700312" calcext:value-type="float">
            <text:p>0.0700312</text:p>
          </table:table-cell>
          <table:table-cell office:value-type="float" office:value="0.31" calcext:value-type="float">
            <text:p>0.31</text:p>
          </table:table-cell>
          <table:table-cell office:value-type="float" office:value="158564" calcext:value-type="float">
            <text:p>158564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60" calcext:value-type="float">
            <text:p>20960</text:p>
          </table:table-cell>
          <table:table-cell office:value-type="float" office:value="6000935" calcext:value-type="float">
            <text:p>6000935</text:p>
          </table:table-cell>
          <table:table-cell/>
          <table:table-cell table:formula="of:=([.E60]=[.I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0-6-s227708629c5293440.ukp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31" calcext:value-type="float">
            <text:p>0.31</text:p>
          </table:table-cell>
          <table:table-cell office:value-type="float" office:value="142044" calcext:value-type="float">
            <text:p>142044</text:p>
          </table:table-cell>
          <table:table-cell office:value-type="float" office:value="5293440" calcext:value-type="float">
            <text:p>5293440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68" calcext:value-type="float">
            <text:p>20968</text:p>
          </table:table-cell>
          <table:table-cell office:value-type="float" office:value="5293440" calcext:value-type="float">
            <text:p>5293440</text:p>
          </table:table-cell>
          <table:table-cell/>
          <table:table-cell table:formula="of:=([.E61]=[.I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20000-1-s843367405c6535045.ukp</text:p>
          </table:table-cell>
          <table:table-cell office:value-type="float" office:value="0.0693756" calcext:value-type="float">
            <text:p>0.0693756</text:p>
          </table:table-cell>
          <table:table-cell office:value-type="float" office:value="0.13" calcext:value-type="float">
            <text:p>0.13</text:p>
          </table:table-cell>
          <table:table-cell office:value-type="float" office:value="162228" calcext:value-type="float">
            <text:p>162228</text:p>
          </table:table-cell>
          <table:table-cell office:value-type="float" office:value="6535045" calcext:value-type="float">
            <text:p>6535045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320" calcext:value-type="float">
            <text:p>8320</text:p>
          </table:table-cell>
          <table:table-cell office:value-type="float" office:value="6535045" calcext:value-type="float">
            <text:p>6535045</text:p>
          </table:table-cell>
          <table:table-cell/>
          <table:table-cell table:formula="of:=([.E62]=[.I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2-s528806317c9869067.ukp</text:p>
          </table:table-cell>
          <table:table-cell office:value-type="float" office:value="0.0391648" calcext:value-type="float">
            <text:p>0.0391648</text:p>
          </table:table-cell>
          <table:table-cell office:value-type="float" office:value="0.09" calcext:value-type="float">
            <text:p>0.09</text:p>
          </table:table-cell>
          <table:table-cell office:value-type="float" office:value="248048" calcext:value-type="float">
            <text:p>248048</text:p>
          </table:table-cell>
          <table:table-cell office:value-type="float" office:value="9869067" calcext:value-type="float">
            <text:p>9869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04" calcext:value-type="float">
            <text:p>7604</text:p>
          </table:table-cell>
          <table:table-cell office:value-type="float" office:value="9869067" calcext:value-type="float">
            <text:p>9869067</text:p>
          </table:table-cell>
          <table:table-cell/>
          <table:table-cell table:formula="of:=([.E63]=[.I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9-s126456688c9319115.ukp</text:p>
          </table:table-cell>
          <table:table-cell office:value-type="float" office:value="0.0391186" calcext:value-type="float">
            <text:p>0.0391186</text:p>
          </table:table-cell>
          <table:table-cell office:value-type="float" office:value="0.11" calcext:value-type="float">
            <text:p>0.11</text:p>
          </table:table-cell>
          <table:table-cell office:value-type="float" office:value="235284" calcext:value-type="float">
            <text:p>235284</text:p>
          </table:table-cell>
          <table:table-cell office:value-type="float" office:value="9319115" calcext:value-type="float">
            <text:p>931911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304" calcext:value-type="float">
            <text:p>8304</text:p>
          </table:table-cell>
          <table:table-cell office:value-type="float" office:value="9319115" calcext:value-type="float">
            <text:p>9319115</text:p>
          </table:table-cell>
          <table:table-cell/>
          <table:table-cell table:formula="of:=([.E64]=[.I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9-s126456688c9703050.ukp</text:p>
          </table:table-cell>
          <table:table-cell office:value-type="float" office:value="0.0388652" calcext:value-type="float">
            <text:p>0.0388652</text:p>
          </table:table-cell>
          <table:table-cell office:value-type="float" office:value="0.18" calcext:value-type="float">
            <text:p>0.18</text:p>
          </table:table-cell>
          <table:table-cell office:value-type="float" office:value="245552" calcext:value-type="float">
            <text:p>245552</text:p>
          </table:table-cell>
          <table:table-cell office:value-type="float" office:value="9703050" calcext:value-type="float">
            <text:p>9703050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17500" calcext:value-type="float">
            <text:p>17500</text:p>
          </table:table-cell>
          <table:table-cell office:value-type="float" office:value="9703050" calcext:value-type="float">
            <text:p>9703050</text:p>
          </table:table-cell>
          <table:table-cell/>
          <table:table-cell table:formula="of:=([.E65]=[.I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0-s827183242c9635014.ukp</text:p>
          </table:table-cell>
          <table:table-cell office:value-type="float" office:value="0.038708" calcext:value-type="float">
            <text:p>0.038708</text:p>
          </table:table-cell>
          <table:table-cell office:value-type="float" office:value="0.21" calcext:value-type="float">
            <text:p>0.21</text:p>
          </table:table-cell>
          <table:table-cell office:value-type="float" office:value="243732" calcext:value-type="float">
            <text:p>243732</text:p>
          </table:table-cell>
          <table:table-cell office:value-type="float" office:value="9635014" calcext:value-type="float">
            <text:p>963501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16" calcext:value-type="float">
            <text:p>12116</text:p>
          </table:table-cell>
          <table:table-cell office:value-type="float" office:value="9635014" calcext:value-type="float">
            <text:p>9635014</text:p>
          </table:table-cell>
          <table:table-cell/>
          <table:table-cell table:formula="of:=([.E66]=[.I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1-s843367405c9823590.ukp</text:p>
          </table:table-cell>
          <table:table-cell office:value-type="float" office:value="0.0381863" calcext:value-type="float">
            <text:p>0.0381863</text:p>
          </table:table-cell>
          <table:table-cell office:value-type="float" office:value="0.09" calcext:value-type="float">
            <text:p>0.09</text:p>
          </table:table-cell>
          <table:table-cell office:value-type="float" office:value="246948" calcext:value-type="float">
            <text:p>246948</text:p>
          </table:table-cell>
          <table:table-cell office:value-type="float" office:value="9823590" calcext:value-type="float">
            <text:p>9823590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8980" calcext:value-type="float">
            <text:p>8980</text:p>
          </table:table-cell>
          <table:table-cell office:value-type="float" office:value="9823590" calcext:value-type="float">
            <text:p>9823590</text:p>
          </table:table-cell>
          <table:table-cell/>
          <table:table-cell table:formula="of:=([.E67]=[.I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6-s227708629c9211375.ukp</text:p>
          </table:table-cell>
          <table:table-cell office:value-type="float" office:value="0.0373378" calcext:value-type="float">
            <text:p>0.0373378</text:p>
          </table:table-cell>
          <table:table-cell office:value-type="float" office:value="0.09" calcext:value-type="float">
            <text:p>0.09</text:p>
          </table:table-cell>
          <table:table-cell office:value-type="float" office:value="232652" calcext:value-type="float">
            <text:p>232652</text:p>
          </table:table-cell>
          <table:table-cell office:value-type="float" office:value="9211375" calcext:value-type="float">
            <text:p>921137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48" calcext:value-type="float">
            <text:p>7448</text:p>
          </table:table-cell>
          <table:table-cell office:value-type="float" office:value="9211375" calcext:value-type="float">
            <text:p>9211375</text:p>
          </table:table-cell>
          <table:table-cell/>
          <table:table-cell table:formula="of:=([.E68]=[.I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3-s780179313c8629250.ukp</text:p>
          </table:table-cell>
          <table:table-cell office:value-type="float" office:value="0.0367584" calcext:value-type="float">
            <text:p>0.0367584</text:p>
          </table:table-cell>
          <table:table-cell office:value-type="float" office:value="0.08" calcext:value-type="float">
            <text:p>0.08</text:p>
          </table:table-cell>
          <table:table-cell office:value-type="float" office:value="218960" calcext:value-type="float">
            <text:p>218960</text:p>
          </table:table-cell>
          <table:table-cell office:value-type="float" office:value="8629250" calcext:value-type="float">
            <text:p>8629250</text:p>
          </table:table-cell>
          <table:table-cell office:value-type="float" office:value="0.49667" calcext:value-type="float">
            <text:p>0.49667</text:p>
          </table:table-cell>
          <table:table-cell office:value-type="float" office:value="0.49" calcext:value-type="float">
            <text:p>0.49</text:p>
          </table:table-cell>
          <table:table-cell office:value-type="float" office:value="8948" calcext:value-type="float">
            <text:p>8948</text:p>
          </table:table-cell>
          <table:table-cell office:value-type="float" office:value="8629250" calcext:value-type="float">
            <text:p>8629250</text:p>
          </table:table-cell>
          <table:table-cell/>
          <table:table-cell table:formula="of:=([.E69]=[.I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3-s780179313c8602993.ukp</text:p>
          </table:table-cell>
          <table:table-cell office:value-type="float" office:value="0.0367474" calcext:value-type="float">
            <text:p>0.0367474</text:p>
          </table:table-cell>
          <table:table-cell office:value-type="float" office:value="0.2" calcext:value-type="float">
            <text:p>0.2</text:p>
          </table:table-cell>
          <table:table-cell office:value-type="float" office:value="219440" calcext:value-type="float">
            <text:p>219440</text:p>
          </table:table-cell>
          <table:table-cell office:value-type="float" office:value="8602993" calcext:value-type="float">
            <text:p>8602993</text:p>
          </table:table-cell>
          <table:table-cell office:value-type="float" office:value="0.78667" calcext:value-type="float">
            <text:p>0.78667</text:p>
          </table:table-cell>
          <table:table-cell office:value-type="float" office:value="0.79" calcext:value-type="float">
            <text:p>0.79</text:p>
          </table:table-cell>
          <table:table-cell office:value-type="float" office:value="17088" calcext:value-type="float">
            <text:p>17088</text:p>
          </table:table-cell>
          <table:table-cell office:value-type="float" office:value="8602993" calcext:value-type="float">
            <text:p>8602993</text:p>
          </table:table-cell>
          <table:table-cell/>
          <table:table-cell table:formula="of:=([.E70]=[.I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7-s177710744c8533799.ukp</text:p>
          </table:table-cell>
          <table:table-cell office:value-type="float" office:value="0.0367409" calcext:value-type="float">
            <text:p>0.0367409</text:p>
          </table:table-cell>
          <table:table-cell office:value-type="float" office:value="0.17" calcext:value-type="float">
            <text:p>0.17</text:p>
          </table:table-cell>
          <table:table-cell office:value-type="float" office:value="217808" calcext:value-type="float">
            <text:p>217808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12" calcext:value-type="float">
            <text:p>12112</text:p>
          </table:table-cell>
          <table:table-cell office:value-type="float" office:value="8533799" calcext:value-type="float">
            <text:p>8533799</text:p>
          </table:table-cell>
          <table:table-cell/>
          <table:table-cell table:formula="of:=([.E71]=[.I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7-s177710744c7866734.ukp</text:p>
          </table:table-cell>
          <table:table-cell office:value-type="float" office:value="0.036641" calcext:value-type="float">
            <text:p>0.036641</text:p>
          </table:table-cell>
          <table:table-cell office:value-type="float" office:value="0.08" calcext:value-type="float">
            <text:p>0.08</text:p>
          </table:table-cell>
          <table:table-cell office:value-type="float" office:value="193396" calcext:value-type="float">
            <text:p>193396</text:p>
          </table:table-cell>
          <table:table-cell office:value-type="float" office:value="7866734" calcext:value-type="float">
            <text:p>786673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96" calcext:value-type="float">
            <text:p>8396</text:p>
          </table:table-cell>
          <table:table-cell office:value-type="float" office:value="7866734" calcext:value-type="float">
            <text:p>7866734</text:p>
          </table:table-cell>
          <table:table-cell/>
          <table:table-cell table:formula="of:=([.E72]=[.I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9-s126456688c8117372.ukp</text:p>
          </table:table-cell>
          <table:table-cell office:value-type="float" office:value="0.035985" calcext:value-type="float">
            <text:p>0.035985</text:p>
          </table:table-cell>
          <table:table-cell office:value-type="float" office:value="0.08" calcext:value-type="float">
            <text:p>0.08</text:p>
          </table:table-cell>
          <table:table-cell office:value-type="float" office:value="207184" calcext:value-type="float">
            <text:p>207184</text:p>
          </table:table-cell>
          <table:table-cell office:value-type="float" office:value="8117372" calcext:value-type="float">
            <text:p>811737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9012" calcext:value-type="float">
            <text:p>9012</text:p>
          </table:table-cell>
          <table:table-cell office:value-type="float" office:value="8117372" calcext:value-type="float">
            <text:p>8117372</text:p>
          </table:table-cell>
          <table:table-cell/>
          <table:table-cell table:formula="of:=([.E73]=[.I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9-s126456688c7699000.ukp</text:p>
          </table:table-cell>
          <table:table-cell office:value-type="float" office:value="0.0359735" calcext:value-type="float">
            <text:p>0.0359735</text:p>
          </table:table-cell>
          <table:table-cell office:value-type="float" office:value="0.08" calcext:value-type="float">
            <text:p>0.08</text:p>
          </table:table-cell>
          <table:table-cell office:value-type="float" office:value="189408" calcext:value-type="float">
            <text:p>189408</text:p>
          </table:table-cell>
          <table:table-cell office:value-type="float" office:value="7699000" calcext:value-type="float">
            <text:p>769900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648" calcext:value-type="float">
            <text:p>6648</text:p>
          </table:table-cell>
          <table:table-cell office:value-type="float" office:value="7699000" calcext:value-type="float">
            <text:p>7699000</text:p>
          </table:table-cell>
          <table:table-cell/>
          <table:table-cell table:formula="of:=([.E74]=[.I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4-s721215008c7695402.ukp</text:p>
          </table:table-cell>
          <table:table-cell office:value-type="float" office:value="0.0358952" calcext:value-type="float">
            <text:p>0.0358952</text:p>
          </table:table-cell>
          <table:table-cell office:value-type="float" office:value="0.08" calcext:value-type="float">
            <text:p>0.08</text:p>
          </table:table-cell>
          <table:table-cell office:value-type="float" office:value="189408" calcext:value-type="float">
            <text:p>189408</text:p>
          </table:table-cell>
          <table:table-cell office:value-type="float" office:value="7695402" calcext:value-type="float">
            <text:p>769540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288" calcext:value-type="float">
            <text:p>7288</text:p>
          </table:table-cell>
          <table:table-cell office:value-type="float" office:value="7695402" calcext:value-type="float">
            <text:p>7695402</text:p>
          </table:table-cell>
          <table:table-cell/>
          <table:table-cell table:formula="of:=([.E75]=[.I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8-s991580855c8487765.ukp</text:p>
          </table:table-cell>
          <table:table-cell office:value-type="float" office:value="0.0355145" calcext:value-type="float">
            <text:p>0.0355145</text:p>
          </table:table-cell>
          <table:table-cell office:value-type="float" office:value="0.08" calcext:value-type="float">
            <text:p>0.08</text:p>
          </table:table-cell>
          <table:table-cell office:value-type="float" office:value="215708" calcext:value-type="float">
            <text:p>215708</text:p>
          </table:table-cell>
          <table:table-cell office:value-type="float" office:value="8487765" calcext:value-type="float">
            <text:p>84877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68" calcext:value-type="float">
            <text:p>7468</text:p>
          </table:table-cell>
          <table:table-cell office:value-type="float" office:value="8487765" calcext:value-type="float">
            <text:p>8487765</text:p>
          </table:table-cell>
          <table:table-cell/>
          <table:table-cell table:formula="of:=([.E76]=[.I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5-s110877071c8048833.ukp</text:p>
          </table:table-cell>
          <table:table-cell office:value-type="float" office:value="0.0351676" calcext:value-type="float">
            <text:p>0.0351676</text:p>
          </table:table-cell>
          <table:table-cell office:value-type="float" office:value="0.17" calcext:value-type="float">
            <text:p>0.17</text:p>
          </table:table-cell>
          <table:table-cell office:value-type="float" office:value="206412" calcext:value-type="float">
            <text:p>206412</text:p>
          </table:table-cell>
          <table:table-cell office:value-type="float" office:value="8048833" calcext:value-type="float">
            <text:p>8048833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096" calcext:value-type="float">
            <text:p>12096</text:p>
          </table:table-cell>
          <table:table-cell office:value-type="float" office:value="8048833" calcext:value-type="float">
            <text:p>8048833</text:p>
          </table:table-cell>
          <table:table-cell/>
          <table:table-cell table:formula="of:=([.E77]=[.I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8-s991580855c6827358.ukp</text:p>
          </table:table-cell>
          <table:table-cell office:value-type="float" office:value="0.0350828" calcext:value-type="float">
            <text:p>0.0350828</text:p>
          </table:table-cell>
          <table:table-cell office:value-type="float" office:value="0.08" calcext:value-type="float">
            <text:p>0.08</text:p>
          </table:table-cell>
          <table:table-cell office:value-type="float" office:value="168896" calcext:value-type="float">
            <text:p>168896</text:p>
          </table:table-cell>
          <table:table-cell office:value-type="float" office:value="6827358" calcext:value-type="float">
            <text:p>682735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728" calcext:value-type="float">
            <text:p>8728</text:p>
          </table:table-cell>
          <table:table-cell office:value-type="float" office:value="6827358" calcext:value-type="float">
            <text:p>6827358</text:p>
          </table:table-cell>
          <table:table-cell/>
          <table:table-cell table:formula="of:=([.E78]=[.I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8-s991580855c6886377.ukp</text:p>
          </table:table-cell>
          <table:table-cell office:value-type="float" office:value="0.0349779" calcext:value-type="float">
            <text:p>0.0349779</text:p>
          </table:table-cell>
          <table:table-cell office:value-type="float" office:value="0.17" calcext:value-type="float">
            <text:p>0.17</text:p>
          </table:table-cell>
          <table:table-cell office:value-type="float" office:value="179320" calcext:value-type="float">
            <text:p>179320</text:p>
          </table:table-cell>
          <table:table-cell office:value-type="float" office:value="6886377" calcext:value-type="float">
            <text:p>6886377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52" calcext:value-type="float">
            <text:p>12152</text:p>
          </table:table-cell>
          <table:table-cell office:value-type="float" office:value="6886377" calcext:value-type="float">
            <text:p>6886377</text:p>
          </table:table-cell>
          <table:table-cell/>
          <table:table-cell table:formula="of:=([.E79]=[.I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2-s528806317c6664243.ukp</text:p>
          </table:table-cell>
          <table:table-cell office:value-type="float" office:value="0.0345386" calcext:value-type="float">
            <text:p>0.0345386</text:p>
          </table:table-cell>
          <table:table-cell office:value-type="float" office:value="0.07" calcext:value-type="float">
            <text:p>0.07</text:p>
          </table:table-cell>
          <table:table-cell office:value-type="float" office:value="165160" calcext:value-type="float">
            <text:p>165160</text:p>
          </table:table-cell>
          <table:table-cell office:value-type="float" office:value="6664243" calcext:value-type="float">
            <text:p>666424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52" calcext:value-type="float">
            <text:p>7552</text:p>
          </table:table-cell>
          <table:table-cell office:value-type="float" office:value="6664243" calcext:value-type="float">
            <text:p>6664243</text:p>
          </table:table-cell>
          <table:table-cell/>
          <table:table-cell table:formula="of:=([.E80]=[.I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6-s227708629c6166782.ukp</text:p>
          </table:table-cell>
          <table:table-cell office:value-type="float" office:value="0.0339114" calcext:value-type="float">
            <text:p>0.0339114</text:p>
          </table:table-cell>
          <table:table-cell office:value-type="float" office:value="0.07" calcext:value-type="float">
            <text:p>0.07</text:p>
          </table:table-cell>
          <table:table-cell office:value-type="float" office:value="153548" calcext:value-type="float">
            <text:p>153548</text:p>
          </table:table-cell>
          <table:table-cell office:value-type="float" office:value="6166782" calcext:value-type="float">
            <text:p>616678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536" calcext:value-type="float">
            <text:p>7536</text:p>
          </table:table-cell>
          <table:table-cell office:value-type="float" office:value="6166782" calcext:value-type="float">
            <text:p>6166782</text:p>
          </table:table-cell>
          <table:table-cell/>
          <table:table-cell table:formula="of:=([.E81]=[.I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20000-0-s827183242c5977860.ukp</text:p>
          </table:table-cell>
          <table:table-cell office:value-type="float" office:value="0.0339093" calcext:value-type="float">
            <text:p>0.0339093</text:p>
          </table:table-cell>
          <table:table-cell office:value-type="float" office:value="0.09" calcext:value-type="float">
            <text:p>0.09</text:p>
          </table:table-cell>
          <table:table-cell office:value-type="float" office:value="156836" calcext:value-type="float">
            <text:p>156836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028" calcext:value-type="float">
            <text:p>8028</text:p>
          </table:table-cell>
          <table:table-cell office:value-type="float" office:value="5977860" calcext:value-type="float">
            <text:p>5977860</text:p>
          </table:table-cell>
          <table:table-cell/>
          <table:table-cell table:formula="of:=([.E82]=[.I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1000000n10000-4-s721215008c7136910.ukp</text:p>
          </table:table-cell>
          <table:table-cell office:value-type="float" office:value="0.0338652" calcext:value-type="float">
            <text:p>0.0338652</text:p>
          </table:table-cell>
          <table:table-cell office:value-type="float" office:value="0.08" calcext:value-type="float">
            <text:p>0.08</text:p>
          </table:table-cell>
          <table:table-cell office:value-type="float" office:value="183800" calcext:value-type="float">
            <text:p>183800</text:p>
          </table:table-cell>
          <table:table-cell office:value-type="float" office:value="7136910" calcext:value-type="float">
            <text:p>7136910</text:p>
          </table:table-cell>
          <table:table-cell office:value-type="float" office:value="0.69667" calcext:value-type="float">
            <text:p>0.69667</text:p>
          </table:table-cell>
          <table:table-cell office:value-type="float" office:value="0.69" calcext:value-type="float">
            <text:p>0.69</text:p>
          </table:table-cell>
          <table:table-cell office:value-type="float" office:value="9080" calcext:value-type="float">
            <text:p>9080</text:p>
          </table:table-cell>
          <table:table-cell office:value-type="float" office:value="7136910" calcext:value-type="float">
            <text:p>7136910</text:p>
          </table:table-cell>
          <table:table-cell/>
          <table:table-cell table:formula="of:=([.E83]=[.I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0wmax500000n10000-5-s110877071c5607406.ukp</text:p>
          </table:table-cell>
          <table:table-cell office:value-type="float" office:value="0.0331557" calcext:value-type="float">
            <text:p>0.0331557</text:p>
          </table:table-cell>
          <table:table-cell office:value-type="float" office:value="0.07" calcext:value-type="float">
            <text:p>0.07</text:p>
          </table:table-cell>
          <table:table-cell office:value-type="float" office:value="140344" calcext:value-type="float">
            <text:p>140344</text:p>
          </table:table-cell>
          <table:table-cell office:value-type="float" office:value="5607406" calcext:value-type="float">
            <text:p>5607406</text:p>
          </table:table-cell>
          <table:table-cell office:value-type="float" office:value="0.89333" calcext:value-type="float">
            <text:p>0.89333</text:p>
          </table:table-cell>
          <table:table-cell office:value-type="float" office:value="0.89" calcext:value-type="float">
            <text:p>0.89</text:p>
          </table:table-cell>
          <table:table-cell office:value-type="float" office:value="9136" calcext:value-type="float">
            <text:p>9136</text:p>
          </table:table-cell>
          <table:table-cell office:value-type="float" office:value="5607406" calcext:value-type="float">
            <text:p>5607406</text:p>
          </table:table-cell>
          <table:table-cell/>
          <table:table-cell table:formula="of:=([.E84]=[.I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2-s528806317c6107266.ukp</text:p>
          </table:table-cell>
          <table:table-cell office:value-type="float" office:value="0.0326737" calcext:value-type="float">
            <text:p>0.0326737</text:p>
          </table:table-cell>
          <table:table-cell office:value-type="float" office:value="0.16" calcext:value-type="float">
            <text:p>0.16</text:p>
          </table:table-cell>
          <table:table-cell office:value-type="float" office:value="160924" calcext:value-type="float">
            <text:p>160924</text:p>
          </table:table-cell>
          <table:table-cell office:value-type="float" office:value="6107266" calcext:value-type="float">
            <text:p>6107266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056" calcext:value-type="float">
            <text:p>12056</text:p>
          </table:table-cell>
          <table:table-cell office:value-type="float" office:value="6107266" calcext:value-type="float">
            <text:p>6107266</text:p>
          </table:table-cell>
          <table:table-cell/>
          <table:table-cell table:formula="of:=([.E85]=[.I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50000-4-s721215008c5098265.ukp</text:p>
          </table:table-cell>
          <table:table-cell office:value-type="float" office:value="0.0317822" calcext:value-type="float">
            <text:p>0.0317822</text:p>
          </table:table-cell>
          <table:table-cell office:value-type="float" office:value="0.16" calcext:value-type="float">
            <text:p>0.16</text:p>
          </table:table-cell>
          <table:table-cell office:value-type="float" office:value="137420" calcext:value-type="float">
            <text:p>137420</text:p>
          </table:table-cell>
          <table:table-cell office:value-type="float" office:value="5098265" calcext:value-type="float">
            <text:p>509826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184" calcext:value-type="float">
            <text:p>12184</text:p>
          </table:table-cell>
          <table:table-cell office:value-type="float" office:value="5098265" calcext:value-type="float">
            <text:p>5098265</text:p>
          </table:table-cell>
          <table:table-cell/>
          <table:table-cell table:formula="of:=([.E86]=[.I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6-s227708629c9580585.ukp</text:p>
          </table:table-cell>
          <table:table-cell office:value-type="float" office:value="0.0313577" calcext:value-type="float">
            <text:p>0.0313577</text:p>
          </table:table-cell>
          <table:table-cell office:value-type="float" office:value="0.1" calcext:value-type="float">
            <text:p>0.1</text:p>
          </table:table-cell>
          <table:table-cell office:value-type="float" office:value="234376" calcext:value-type="float">
            <text:p>234376</text:p>
          </table:table-cell>
          <table:table-cell office:value-type="float" office:value="9580585" calcext:value-type="float">
            <text:p>958058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80" calcext:value-type="float">
            <text:p>8180</text:p>
          </table:table-cell>
          <table:table-cell office:value-type="float" office:value="9580585" calcext:value-type="float">
            <text:p>9580585</text:p>
          </table:table-cell>
          <table:table-cell/>
          <table:table-cell table:formula="of:=([.E87]=[.I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0-s827183242c9608074.ukp</text:p>
          </table:table-cell>
          <table:table-cell office:value-type="float" office:value="0.0305424" calcext:value-type="float">
            <text:p>0.0305424</text:p>
          </table:table-cell>
          <table:table-cell office:value-type="float" office:value="0.1" calcext:value-type="float">
            <text:p>0.1</text:p>
          </table:table-cell>
          <table:table-cell office:value-type="float" office:value="235328" calcext:value-type="float">
            <text:p>235328</text:p>
          </table:table-cell>
          <table:table-cell office:value-type="float" office:value="9608074" calcext:value-type="float">
            <text:p>960807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440" calcext:value-type="float">
            <text:p>8440</text:p>
          </table:table-cell>
          <table:table-cell office:value-type="float" office:value="9608074" calcext:value-type="float">
            <text:p>9608074</text:p>
          </table:table-cell>
          <table:table-cell/>
          <table:table-cell table:formula="of:=([.E88]=[.I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3-s780179313c9646607.ukp</text:p>
          </table:table-cell>
          <table:table-cell office:value-type="float" office:value="0.0301859" calcext:value-type="float">
            <text:p>0.0301859</text:p>
          </table:table-cell>
          <table:table-cell office:value-type="float" office:value="0.1" calcext:value-type="float">
            <text:p>0.1</text:p>
          </table:table-cell>
          <table:table-cell office:value-type="float" office:value="236112" calcext:value-type="float">
            <text:p>236112</text:p>
          </table:table-cell>
          <table:table-cell office:value-type="float" office:value="9646607" calcext:value-type="float">
            <text:p>9646607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244" calcext:value-type="float">
            <text:p>8244</text:p>
          </table:table-cell>
          <table:table-cell office:value-type="float" office:value="9646607" calcext:value-type="float">
            <text:p>9646607</text:p>
          </table:table-cell>
          <table:table-cell/>
          <table:table-cell table:formula="of:=([.E89]=[.I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9-s126456688c8722171.ukp</text:p>
          </table:table-cell>
          <table:table-cell office:value-type="float" office:value="0.0295587" calcext:value-type="float">
            <text:p>0.0295587</text:p>
          </table:table-cell>
          <table:table-cell office:value-type="float" office:value="0.1" calcext:value-type="float">
            <text:p>0.1</text:p>
          </table:table-cell>
          <table:table-cell office:value-type="float" office:value="214472" calcext:value-type="float">
            <text:p>214472</text:p>
          </table:table-cell>
          <table:table-cell office:value-type="float" office:value="8722171" calcext:value-type="float">
            <text:p>8722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784" calcext:value-type="float">
            <text:p>8784</text:p>
          </table:table-cell>
          <table:table-cell office:value-type="float" office:value="8722171" calcext:value-type="float">
            <text:p>8722171</text:p>
          </table:table-cell>
          <table:table-cell/>
          <table:table-cell table:formula="of:=([.E90]=[.I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1-s843367405c8352496.ukp</text:p>
          </table:table-cell>
          <table:table-cell office:value-type="float" office:value="0.0289451" calcext:value-type="float">
            <text:p>0.0289451</text:p>
          </table:table-cell>
          <table:table-cell office:value-type="float" office:value="0.1" calcext:value-type="float">
            <text:p>0.1</text:p>
          </table:table-cell>
          <table:table-cell office:value-type="float" office:value="206032" calcext:value-type="float">
            <text:p>206032</text:p>
          </table:table-cell>
          <table:table-cell office:value-type="float" office:value="8352496" calcext:value-type="float">
            <text:p>8352496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488" calcext:value-type="float">
            <text:p>8488</text:p>
          </table:table-cell>
          <table:table-cell office:value-type="float" office:value="8352496" calcext:value-type="float">
            <text:p>8352496</text:p>
          </table:table-cell>
          <table:table-cell/>
          <table:table-cell table:formula="of:=([.E91]=[.I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7-s177710744c8106583.ukp</text:p>
          </table:table-cell>
          <table:table-cell office:value-type="float" office:value="0.0289255" calcext:value-type="float">
            <text:p>0.0289255</text:p>
          </table:table-cell>
          <table:table-cell office:value-type="float" office:value="0.1" calcext:value-type="float">
            <text:p>0.1</text:p>
          </table:table-cell>
          <table:table-cell office:value-type="float" office:value="200036" calcext:value-type="float">
            <text:p>200036</text:p>
          </table:table-cell>
          <table:table-cell office:value-type="float" office:value="8106583" calcext:value-type="float">
            <text:p>810658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00" calcext:value-type="float">
            <text:p>7500</text:p>
          </table:table-cell>
          <table:table-cell office:value-type="float" office:value="8106583" calcext:value-type="float">
            <text:p>8106583</text:p>
          </table:table-cell>
          <table:table-cell/>
          <table:table-cell table:formula="of:=([.E92]=[.I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5-s110877071c9521211.ukp</text:p>
          </table:table-cell>
          <table:table-cell office:value-type="float" office:value="0.0274848" calcext:value-type="float">
            <text:p>0.0274848</text:p>
          </table:table-cell>
          <table:table-cell office:value-type="float" office:value="0.1" calcext:value-type="float">
            <text:p>0.1</text:p>
          </table:table-cell>
          <table:table-cell office:value-type="float" office:value="240832" calcext:value-type="float">
            <text:p>240832</text:p>
          </table:table-cell>
          <table:table-cell office:value-type="float" office:value="9521211" calcext:value-type="float">
            <text:p>952121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952" calcext:value-type="float">
            <text:p>7952</text:p>
          </table:table-cell>
          <table:table-cell office:value-type="float" office:value="9521211" calcext:value-type="float">
            <text:p>9521211</text:p>
          </table:table-cell>
          <table:table-cell/>
          <table:table-cell table:formula="of:=([.E93]=[.I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0-s827183242c9661788.ukp</text:p>
          </table:table-cell>
          <table:table-cell office:value-type="float" office:value="0.0274065" calcext:value-type="float">
            <text:p>0.0274065</text:p>
          </table:table-cell>
          <table:table-cell office:value-type="float" office:value="0.28" calcext:value-type="float">
            <text:p>0.28</text:p>
          </table:table-cell>
          <table:table-cell office:value-type="float" office:value="245172" calcext:value-type="float">
            <text:p>245172</text:p>
          </table:table-cell>
          <table:table-cell office:value-type="float" office:value="9661788" calcext:value-type="float">
            <text:p>966178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1560" calcext:value-type="float">
            <text:p>21560</text:p>
          </table:table-cell>
          <table:table-cell office:value-type="float" office:value="9661788" calcext:value-type="float">
            <text:p>9661788</text:p>
          </table:table-cell>
          <table:table-cell/>
          <table:table-cell table:formula="of:=([.E94]=[.I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1-s843367405c9276533.ukp</text:p>
          </table:table-cell>
          <table:table-cell office:value-type="float" office:value="0.0273282" calcext:value-type="float">
            <text:p>0.0273282</text:p>
          </table:table-cell>
          <table:table-cell office:value-type="float" office:value="0.1" calcext:value-type="float">
            <text:p>0.1</text:p>
          </table:table-cell>
          <table:table-cell office:value-type="float" office:value="235324" calcext:value-type="float">
            <text:p>235324</text:p>
          </table:table-cell>
          <table:table-cell office:value-type="float" office:value="9276533" calcext:value-type="float">
            <text:p>927653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1152" calcext:value-type="float">
            <text:p>11152</text:p>
          </table:table-cell>
          <table:table-cell office:value-type="float" office:value="9276533" calcext:value-type="float">
            <text:p>9276533</text:p>
          </table:table-cell>
          <table:table-cell/>
          <table:table-cell table:formula="of:=([.E95]=[.I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1-s843367405c9941261.ukp</text:p>
          </table:table-cell>
          <table:table-cell office:value-type="float" office:value="0.0267613" calcext:value-type="float">
            <text:p>0.0267613</text:p>
          </table:table-cell>
          <table:table-cell office:value-type="float" office:value="0.28" calcext:value-type="float">
            <text:p>0.28</text:p>
          </table:table-cell>
          <table:table-cell office:value-type="float" office:value="251800" calcext:value-type="float">
            <text:p>251800</text:p>
          </table:table-cell>
          <table:table-cell office:value-type="float" office:value="9941261" calcext:value-type="float">
            <text:p>9941261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72" calcext:value-type="float">
            <text:p>20972</text:p>
          </table:table-cell>
          <table:table-cell office:value-type="float" office:value="9941261" calcext:value-type="float">
            <text:p>9941261</text:p>
          </table:table-cell>
          <table:table-cell/>
          <table:table-cell table:formula="of:=([.E96]=[.I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6-s227708629c9014326.ukp</text:p>
          </table:table-cell>
          <table:table-cell office:value-type="float" office:value="0.026746" calcext:value-type="float">
            <text:p>0.026746</text:p>
          </table:table-cell>
          <table:table-cell office:value-type="float" office:value="0.1" calcext:value-type="float">
            <text:p>0.1</text:p>
          </table:table-cell>
          <table:table-cell office:value-type="float" office:value="229052" calcext:value-type="float">
            <text:p>229052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9333" calcext:value-type="float">
            <text:p>0.39333</text:p>
          </table:table-cell>
          <table:table-cell office:value-type="float" office:value="0.39" calcext:value-type="float">
            <text:p>0.39</text:p>
          </table:table-cell>
          <table:table-cell office:value-type="float" office:value="10444" calcext:value-type="float">
            <text:p>10444</text:p>
          </table:table-cell>
          <table:table-cell office:value-type="float" office:value="9014326" calcext:value-type="float">
            <text:p>9014326</text:p>
          </table:table-cell>
          <table:table-cell/>
          <table:table-cell table:formula="of:=([.E97]=[.I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2-s528806317c9584409.ukp</text:p>
          </table:table-cell>
          <table:table-cell office:value-type="float" office:value="0.0265259" calcext:value-type="float">
            <text:p>0.0265259</text:p>
          </table:table-cell>
          <table:table-cell office:value-type="float" office:value="0.09" calcext:value-type="float">
            <text:p>0.09</text:p>
          </table:table-cell>
          <table:table-cell office:value-type="float" office:value="242656" calcext:value-type="float">
            <text:p>242656</text:p>
          </table:table-cell>
          <table:table-cell office:value-type="float" office:value="9584409" calcext:value-type="float">
            <text:p>95844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020" calcext:value-type="float">
            <text:p>8020</text:p>
          </table:table-cell>
          <table:table-cell office:value-type="float" office:value="9584409" calcext:value-type="float">
            <text:p>9584409</text:p>
          </table:table-cell>
          <table:table-cell/>
          <table:table-cell table:formula="of:=([.E98]=[.I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6-s227708629c9447477.ukp</text:p>
          </table:table-cell>
          <table:table-cell office:value-type="float" office:value="0.0264812" calcext:value-type="float">
            <text:p>0.0264812</text:p>
          </table:table-cell>
          <table:table-cell office:value-type="float" office:value="0.08" calcext:value-type="float">
            <text:p>0.08</text:p>
          </table:table-cell>
          <table:table-cell office:value-type="float" office:value="239448" calcext:value-type="float">
            <text:p>239448</text:p>
          </table:table-cell>
          <table:table-cell office:value-type="float" office:value="9447477" calcext:value-type="float">
            <text:p>9447477</text:p>
          </table:table-cell>
          <table:table-cell office:value-type="float" office:value="0.55333" calcext:value-type="float">
            <text:p>0.55333</text:p>
          </table:table-cell>
          <table:table-cell office:value-type="float" office:value="0.55" calcext:value-type="float">
            <text:p>0.55</text:p>
          </table:table-cell>
          <table:table-cell office:value-type="float" office:value="9528" calcext:value-type="float">
            <text:p>9528</text:p>
          </table:table-cell>
          <table:table-cell office:value-type="float" office:value="9447477" calcext:value-type="float">
            <text:p>9447477</text:p>
          </table:table-cell>
          <table:table-cell/>
          <table:table-cell table:formula="of:=([.E99]=[.I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6-s227708629c9541389.ukp</text:p>
          </table:table-cell>
          <table:table-cell office:value-type="float" office:value="0.0264468" calcext:value-type="float">
            <text:p>0.0264468</text:p>
          </table:table-cell>
          <table:table-cell office:value-type="float" office:value="0.28" calcext:value-type="float">
            <text:p>0.28</text:p>
          </table:table-cell>
          <table:table-cell office:value-type="float" office:value="242532" calcext:value-type="float">
            <text:p>242532</text:p>
          </table:table-cell>
          <table:table-cell office:value-type="float" office:value="9541389" calcext:value-type="float">
            <text:p>9541389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20" calcext:value-type="float">
            <text:p>20920</text:p>
          </table:table-cell>
          <table:table-cell office:value-type="float" office:value="9541389" calcext:value-type="float">
            <text:p>9541389</text:p>
          </table:table-cell>
          <table:table-cell/>
          <table:table-cell table:formula="of:=([.E100]=[.I1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8-s991580855c6449790.ukp</text:p>
          </table:table-cell>
          <table:table-cell office:value-type="float" office:value="0.0261113" calcext:value-type="float">
            <text:p>0.0261113</text:p>
          </table:table-cell>
          <table:table-cell office:value-type="float" office:value="0.09" calcext:value-type="float">
            <text:p>0.09</text:p>
          </table:table-cell>
          <table:table-cell office:value-type="float" office:value="161188" calcext:value-type="float">
            <text:p>161188</text:p>
          </table:table-cell>
          <table:table-cell office:value-type="float" office:value="6449790" calcext:value-type="float">
            <text:p>644979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8068" calcext:value-type="float">
            <text:p>8068</text:p>
          </table:table-cell>
          <table:table-cell office:value-type="float" office:value="6449790" calcext:value-type="float">
            <text:p>6449790</text:p>
          </table:table-cell>
          <table:table-cell/>
          <table:table-cell table:formula="of:=([.E101]=[.I1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8-s991580855c8677790.ukp</text:p>
          </table:table-cell>
          <table:table-cell office:value-type="float" office:value="0.0259608" calcext:value-type="float">
            <text:p>0.0259608</text:p>
          </table:table-cell>
          <table:table-cell office:value-type="float" office:value="0.09" calcext:value-type="float">
            <text:p>0.09</text:p>
          </table:table-cell>
          <table:table-cell office:value-type="float" office:value="221396" calcext:value-type="float">
            <text:p>221396</text:p>
          </table:table-cell>
          <table:table-cell office:value-type="float" office:value="8677790" calcext:value-type="float">
            <text:p>867779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52" calcext:value-type="float">
            <text:p>8152</text:p>
          </table:table-cell>
          <table:table-cell office:value-type="float" office:value="8677790" calcext:value-type="float">
            <text:p>8677790</text:p>
          </table:table-cell>
          <table:table-cell/>
          <table:table-cell table:formula="of:=([.E102]=[.I1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7-s177710744c8534173.ukp</text:p>
          </table:table-cell>
          <table:table-cell office:value-type="float" office:value="0.0258245" calcext:value-type="float">
            <text:p>0.0258245</text:p>
          </table:table-cell>
          <table:table-cell office:value-type="float" office:value="0.09" calcext:value-type="float">
            <text:p>0.09</text:p>
          </table:table-cell>
          <table:table-cell office:value-type="float" office:value="217920" calcext:value-type="float">
            <text:p>217920</text:p>
          </table:table-cell>
          <table:table-cell office:value-type="float" office:value="8534173" calcext:value-type="float">
            <text:p>8534173</text:p>
          </table:table-cell>
          <table:table-cell office:value-type="float" office:value="0.84667" calcext:value-type="float">
            <text:p>0.84667</text:p>
          </table:table-cell>
          <table:table-cell office:value-type="float" office:value="0.85" calcext:value-type="float">
            <text:p>0.85</text:p>
          </table:table-cell>
          <table:table-cell office:value-type="float" office:value="11896" calcext:value-type="float">
            <text:p>11896</text:p>
          </table:table-cell>
          <table:table-cell office:value-type="float" office:value="8534173" calcext:value-type="float">
            <text:p>8534173</text:p>
          </table:table-cell>
          <table:table-cell/>
          <table:table-cell table:formula="of:=([.E103]=[.I1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9-s126456688c9298006.ukp</text:p>
          </table:table-cell>
          <table:table-cell office:value-type="float" office:value="0.0257136" calcext:value-type="float">
            <text:p>0.0257136</text:p>
          </table:table-cell>
          <table:table-cell office:value-type="float" office:value="0.12" calcext:value-type="float">
            <text:p>0.12</text:p>
          </table:table-cell>
          <table:table-cell office:value-type="float" office:value="235892" calcext:value-type="float">
            <text:p>235892</text:p>
          </table:table-cell>
          <table:table-cell office:value-type="float" office:value="9298006" calcext:value-type="float">
            <text:p>92980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4" calcext:value-type="float">
            <text:p>8164</text:p>
          </table:table-cell>
          <table:table-cell office:value-type="float" office:value="9298006" calcext:value-type="float">
            <text:p>9298006</text:p>
          </table:table-cell>
          <table:table-cell/>
          <table:table-cell table:formula="of:=([.E104]=[.I1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8-s991580855c9927975.ukp</text:p>
          </table:table-cell>
          <table:table-cell office:value-type="float" office:value="0.0254908" calcext:value-type="float">
            <text:p>0.0254908</text:p>
          </table:table-cell>
          <table:table-cell office:value-type="float" office:value="0.28" calcext:value-type="float">
            <text:p>0.28</text:p>
          </table:table-cell>
          <table:table-cell office:value-type="float" office:value="251752" calcext:value-type="float">
            <text:p>251752</text:p>
          </table:table-cell>
          <table:table-cell office:value-type="float" office:value="9927975" calcext:value-type="float">
            <text:p>9927975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892" calcext:value-type="float">
            <text:p>20892</text:p>
          </table:table-cell>
          <table:table-cell office:value-type="float" office:value="9927975" calcext:value-type="float">
            <text:p>9927975</text:p>
          </table:table-cell>
          <table:table-cell/>
          <table:table-cell table:formula="of:=([.E105]=[.I1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2-s528806317c8449003.ukp</text:p>
          </table:table-cell>
          <table:table-cell office:value-type="float" office:value="0.0254436" calcext:value-type="float">
            <text:p>0.0254436</text:p>
          </table:table-cell>
          <table:table-cell office:value-type="float" office:value="0.27" calcext:value-type="float">
            <text:p>0.27</text:p>
          </table:table-cell>
          <table:table-cell office:value-type="float" office:value="209344" calcext:value-type="float">
            <text:p>209344</text:p>
          </table:table-cell>
          <table:table-cell office:value-type="float" office:value="8449003" calcext:value-type="float">
            <text:p>844900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24" calcext:value-type="float">
            <text:p>20924</text:p>
          </table:table-cell>
          <table:table-cell office:value-type="float" office:value="8449003" calcext:value-type="float">
            <text:p>8449003</text:p>
          </table:table-cell>
          <table:table-cell/>
          <table:table-cell table:formula="of:=([.E106]=[.I1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4-s721215008c8409387.ukp</text:p>
          </table:table-cell>
          <table:table-cell office:value-type="float" office:value="0.0254396" calcext:value-type="float">
            <text:p>0.0254396</text:p>
          </table:table-cell>
          <table:table-cell office:value-type="float" office:value="0.07" calcext:value-type="float">
            <text:p>0.07</text:p>
          </table:table-cell>
          <table:table-cell office:value-type="float" office:value="215044" calcext:value-type="float">
            <text:p>215044</text:p>
          </table:table-cell>
          <table:table-cell office:value-type="float" office:value="8409387" calcext:value-type="float">
            <text:p>840938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172" calcext:value-type="float">
            <text:p>7172</text:p>
          </table:table-cell>
          <table:table-cell office:value-type="float" office:value="8409387" calcext:value-type="float">
            <text:p>8409387</text:p>
          </table:table-cell>
          <table:table-cell/>
          <table:table-cell table:formula="of:=([.E107]=[.I1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5-s110877071c8407768.ukp</text:p>
          </table:table-cell>
          <table:table-cell office:value-type="float" office:value="0.0252994" calcext:value-type="float">
            <text:p>0.0252994</text:p>
          </table:table-cell>
          <table:table-cell office:value-type="float" office:value="0.07" calcext:value-type="float">
            <text:p>0.07</text:p>
          </table:table-cell>
          <table:table-cell office:value-type="float" office:value="214992" calcext:value-type="float">
            <text:p>214992</text:p>
          </table:table-cell>
          <table:table-cell office:value-type="float" office:value="8407768" calcext:value-type="float">
            <text:p>840776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52" calcext:value-type="float">
            <text:p>6052</text:p>
          </table:table-cell>
          <table:table-cell office:value-type="float" office:value="8407768" calcext:value-type="float">
            <text:p>8407768</text:p>
          </table:table-cell>
          <table:table-cell/>
          <table:table-cell table:formula="of:=([.E108]=[.I1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5-s110877071c9317578.ukp</text:p>
          </table:table-cell>
          <table:table-cell office:value-type="float" office:value="0.025292" calcext:value-type="float">
            <text:p>0.025292</text:p>
          </table:table-cell>
          <table:table-cell office:value-type="float" office:value="0.28" calcext:value-type="float">
            <text:p>0.28</text:p>
          </table:table-cell>
          <table:table-cell office:value-type="float" office:value="237728" calcext:value-type="float">
            <text:p>237728</text:p>
          </table:table-cell>
          <table:table-cell office:value-type="float" office:value="9317578" calcext:value-type="float">
            <text:p>9317578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96" calcext:value-type="float">
            <text:p>20996</text:p>
          </table:table-cell>
          <table:table-cell office:value-type="float" office:value="9317578" calcext:value-type="float">
            <text:p>9317578</text:p>
          </table:table-cell>
          <table:table-cell/>
          <table:table-cell table:formula="of:=([.E109]=[.I1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6-s227708629c9001498.ukp</text:p>
          </table:table-cell>
          <table:table-cell office:value-type="float" office:value="0.0252231" calcext:value-type="float">
            <text:p>0.0252231</text:p>
          </table:table-cell>
          <table:table-cell office:value-type="float" office:value="0.28" calcext:value-type="float">
            <text:p>0.28</text:p>
          </table:table-cell>
          <table:table-cell office:value-type="float" office:value="221972" calcext:value-type="float">
            <text:p>221972</text:p>
          </table:table-cell>
          <table:table-cell office:value-type="float" office:value="9001498" calcext:value-type="float">
            <text:p>9001498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1480" calcext:value-type="float">
            <text:p>21480</text:p>
          </table:table-cell>
          <table:table-cell office:value-type="float" office:value="9001498" calcext:value-type="float">
            <text:p>9001498</text:p>
          </table:table-cell>
          <table:table-cell/>
          <table:table-cell table:formula="of:=([.E110]=[.I1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3-s780179313c9635417.ukp</text:p>
          </table:table-cell>
          <table:table-cell office:value-type="float" office:value="0.0251313" calcext:value-type="float">
            <text:p>0.0251313</text:p>
          </table:table-cell>
          <table:table-cell office:value-type="float" office:value="0.29" calcext:value-type="float">
            <text:p>0.29</text:p>
          </table:table-cell>
          <table:table-cell office:value-type="float" office:value="245044" calcext:value-type="float">
            <text:p>245044</text:p>
          </table:table-cell>
          <table:table-cell office:value-type="float" office:value="9635417" calcext:value-type="float">
            <text:p>963541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68" calcext:value-type="float">
            <text:p>20968</text:p>
          </table:table-cell>
          <table:table-cell office:value-type="float" office:value="9635417" calcext:value-type="float">
            <text:p>9635417</text:p>
          </table:table-cell>
          <table:table-cell/>
          <table:table-cell table:formula="of:=([.E111]=[.I1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2-s528806317c9857431.ukp</text:p>
          </table:table-cell>
          <table:table-cell office:value-type="float" office:value="0.0251024" calcext:value-type="float">
            <text:p>0.0251024</text:p>
          </table:table-cell>
          <table:table-cell office:value-type="float" office:value="0.28" calcext:value-type="float">
            <text:p>0.28</text:p>
          </table:table-cell>
          <table:table-cell office:value-type="float" office:value="250016" calcext:value-type="float">
            <text:p>250016</text:p>
          </table:table-cell>
          <table:table-cell office:value-type="float" office:value="9857431" calcext:value-type="float">
            <text:p>985743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96" calcext:value-type="float">
            <text:p>20996</text:p>
          </table:table-cell>
          <table:table-cell office:value-type="float" office:value="9857431" calcext:value-type="float">
            <text:p>9857431</text:p>
          </table:table-cell>
          <table:table-cell/>
          <table:table-cell table:formula="of:=([.E112]=[.I1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4-s721215008c8591530.ukp</text:p>
          </table:table-cell>
          <table:table-cell office:value-type="float" office:value="0.0249763" calcext:value-type="float">
            <text:p>0.0249763</text:p>
          </table:table-cell>
          <table:table-cell office:value-type="float" office:value="0.28" calcext:value-type="float">
            <text:p>0.28</text:p>
          </table:table-cell>
          <table:table-cell office:value-type="float" office:value="220264" calcext:value-type="float">
            <text:p>220264</text:p>
          </table:table-cell>
          <table:table-cell office:value-type="float" office:value="8591530" calcext:value-type="float">
            <text:p>8591530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68" calcext:value-type="float">
            <text:p>20968</text:p>
          </table:table-cell>
          <table:table-cell office:value-type="float" office:value="8591530" calcext:value-type="float">
            <text:p>8591530</text:p>
          </table:table-cell>
          <table:table-cell/>
          <table:table-cell table:formula="of:=([.E113]=[.I1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7-s177710744c8778552.ukp</text:p>
          </table:table-cell>
          <table:table-cell office:value-type="float" office:value="0.0249724" calcext:value-type="float">
            <text:p>0.0249724</text:p>
          </table:table-cell>
          <table:table-cell office:value-type="float" office:value="0.07" calcext:value-type="float">
            <text:p>0.07</text:p>
          </table:table-cell>
          <table:table-cell office:value-type="float" office:value="223668" calcext:value-type="float">
            <text:p>223668</text:p>
          </table:table-cell>
          <table:table-cell office:value-type="float" office:value="8778552" calcext:value-type="float">
            <text:p>877855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6" calcext:value-type="float">
            <text:p>8476</text:p>
          </table:table-cell>
          <table:table-cell office:value-type="float" office:value="8778552" calcext:value-type="float">
            <text:p>8778552</text:p>
          </table:table-cell>
          <table:table-cell/>
          <table:table-cell table:formula="of:=([.E114]=[.I1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2-s528806317c9789819.ukp</text:p>
          </table:table-cell>
          <table:table-cell office:value-type="float" office:value="0.0248124" calcext:value-type="float">
            <text:p>0.0248124</text:p>
          </table:table-cell>
          <table:table-cell office:value-type="float" office:value="0.08" calcext:value-type="float">
            <text:p>0.08</text:p>
          </table:table-cell>
          <table:table-cell office:value-type="float" office:value="239568" calcext:value-type="float">
            <text:p>239568</text:p>
          </table:table-cell>
          <table:table-cell office:value-type="float" office:value="9789819" calcext:value-type="float">
            <text:p>9789819</text:p>
          </table:table-cell>
          <table:table-cell office:value-type="float" office:value="0.98667" calcext:value-type="float">
            <text:p>0.98667</text:p>
          </table:table-cell>
          <table:table-cell office:value-type="float" office:value="0.98" calcext:value-type="float">
            <text:p>0.98</text:p>
          </table:table-cell>
          <table:table-cell office:value-type="float" office:value="9504" calcext:value-type="float">
            <text:p>9504</text:p>
          </table:table-cell>
          <table:table-cell office:value-type="float" office:value="9789819" calcext:value-type="float">
            <text:p>9789819</text:p>
          </table:table-cell>
          <table:table-cell/>
          <table:table-cell table:formula="of:=([.E115]=[.I1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0-s827183242c7587102.ukp</text:p>
          </table:table-cell>
          <table:table-cell office:value-type="float" office:value="0.0247757" calcext:value-type="float">
            <text:p>0.0247757</text:p>
          </table:table-cell>
          <table:table-cell office:value-type="float" office:value="0.09" calcext:value-type="float">
            <text:p>0.09</text:p>
          </table:table-cell>
          <table:table-cell office:value-type="float" office:value="195644" calcext:value-type="float">
            <text:p>195644</text:p>
          </table:table-cell>
          <table:table-cell office:value-type="float" office:value="7587102" calcext:value-type="float">
            <text:p>7587102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380" calcext:value-type="float">
            <text:p>8380</text:p>
          </table:table-cell>
          <table:table-cell office:value-type="float" office:value="7587102" calcext:value-type="float">
            <text:p>7587102</text:p>
          </table:table-cell>
          <table:table-cell/>
          <table:table-cell table:formula="of:=([.E116]=[.I1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4-s721215008c9658269.ukp</text:p>
          </table:table-cell>
          <table:table-cell office:value-type="float" office:value="0.0247626" calcext:value-type="float">
            <text:p>0.0247626</text:p>
          </table:table-cell>
          <table:table-cell office:value-type="float" office:value="0.07" calcext:value-type="float">
            <text:p>0.07</text:p>
          </table:table-cell>
          <table:table-cell office:value-type="float" office:value="236332" calcext:value-type="float">
            <text:p>236332</text:p>
          </table:table-cell>
          <table:table-cell office:value-type="float" office:value="9658269" calcext:value-type="float">
            <text:p>965826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252" calcext:value-type="float">
            <text:p>7252</text:p>
          </table:table-cell>
          <table:table-cell office:value-type="float" office:value="9658269" calcext:value-type="float">
            <text:p>9658269</text:p>
          </table:table-cell>
          <table:table-cell/>
          <table:table-cell table:formula="of:=([.E117]=[.I1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3-s780179313c8935296.ukp</text:p>
          </table:table-cell>
          <table:table-cell office:value-type="float" office:value="0.024557" calcext:value-type="float">
            <text:p>0.024557</text:p>
          </table:table-cell>
          <table:table-cell office:value-type="float" office:value="0.28" calcext:value-type="float">
            <text:p>0.28</text:p>
          </table:table-cell>
          <table:table-cell office:value-type="float" office:value="228168" calcext:value-type="float">
            <text:p>228168</text:p>
          </table:table-cell>
          <table:table-cell office:value-type="float" office:value="8935296" calcext:value-type="float">
            <text:p>8935296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44" calcext:value-type="float">
            <text:p>20944</text:p>
          </table:table-cell>
          <table:table-cell office:value-type="float" office:value="8935296" calcext:value-type="float">
            <text:p>8935296</text:p>
          </table:table-cell>
          <table:table-cell/>
          <table:table-cell table:formula="of:=([.E118]=[.I1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0-s827183242c8628995.ukp</text:p>
          </table:table-cell>
          <table:table-cell office:value-type="float" office:value="0.0245141" calcext:value-type="float">
            <text:p>0.0245141</text:p>
          </table:table-cell>
          <table:table-cell office:value-type="float" office:value="0.29" calcext:value-type="float">
            <text:p>0.29</text:p>
          </table:table-cell>
          <table:table-cell office:value-type="float" office:value="213688" calcext:value-type="float">
            <text:p>213688</text:p>
          </table:table-cell>
          <table:table-cell office:value-type="float" office:value="8628995" calcext:value-type="float">
            <text:p>862899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892" calcext:value-type="float">
            <text:p>20892</text:p>
          </table:table-cell>
          <table:table-cell office:value-type="float" office:value="8628995" calcext:value-type="float">
            <text:p>8628995</text:p>
          </table:table-cell>
          <table:table-cell/>
          <table:table-cell table:formula="of:=([.E119]=[.I1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0-s827183242c8821306.ukp</text:p>
          </table:table-cell>
          <table:table-cell office:value-type="float" office:value="0.0243642" calcext:value-type="float">
            <text:p>0.0243642</text:p>
          </table:table-cell>
          <table:table-cell office:value-type="float" office:value="0.29" calcext:value-type="float">
            <text:p>0.29</text:p>
          </table:table-cell>
          <table:table-cell office:value-type="float" office:value="226388" calcext:value-type="float">
            <text:p>226388</text:p>
          </table:table-cell>
          <table:table-cell office:value-type="float" office:value="8821306" calcext:value-type="float">
            <text:p>8821306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92" calcext:value-type="float">
            <text:p>20992</text:p>
          </table:table-cell>
          <table:table-cell office:value-type="float" office:value="8821306" calcext:value-type="float">
            <text:p>8821306</text:p>
          </table:table-cell>
          <table:table-cell/>
          <table:table-cell table:formula="of:=([.E120]=[.I1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2-s528806317c9984576.ukp</text:p>
          </table:table-cell>
          <table:table-cell office:value-type="float" office:value="0.0241541" calcext:value-type="float">
            <text:p>0.0241541</text:p>
          </table:table-cell>
          <table:table-cell office:value-type="float" office:value="0.16" calcext:value-type="float">
            <text:p>0.16</text:p>
          </table:table-cell>
          <table:table-cell office:value-type="float" office:value="252936" calcext:value-type="float">
            <text:p>252936</text:p>
          </table:table-cell>
          <table:table-cell office:value-type="float" office:value="9984576" calcext:value-type="float">
            <text:p>998457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76" calcext:value-type="float">
            <text:p>12076</text:p>
          </table:table-cell>
          <table:table-cell office:value-type="float" office:value="9984576" calcext:value-type="float">
            <text:p>9984576</text:p>
          </table:table-cell>
          <table:table-cell/>
          <table:table-cell table:formula="of:=([.E121]=[.I1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2-s528806317c9933736.ukp</text:p>
          </table:table-cell>
          <table:table-cell office:value-type="float" office:value="0.0241161" calcext:value-type="float">
            <text:p>0.0241161</text:p>
          </table:table-cell>
          <table:table-cell office:value-type="float" office:value="0.16" calcext:value-type="float">
            <text:p>0.16</text:p>
          </table:table-cell>
          <table:table-cell office:value-type="float" office:value="251736" calcext:value-type="float">
            <text:p>251736</text:p>
          </table:table-cell>
          <table:table-cell office:value-type="float" office:value="9933736" calcext:value-type="float">
            <text:p>993373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64" calcext:value-type="float">
            <text:p>11964</text:p>
          </table:table-cell>
          <table:table-cell office:value-type="float" office:value="9933736" calcext:value-type="float">
            <text:p>9933736</text:p>
          </table:table-cell>
          <table:table-cell/>
          <table:table-cell table:formula="of:=([.E122]=[.I1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3-s780179313c7579982.ukp</text:p>
          </table:table-cell>
          <table:table-cell office:value-type="float" office:value="0.02411" calcext:value-type="float">
            <text:p>0.02411</text:p>
          </table:table-cell>
          <table:table-cell office:value-type="float" office:value="0.27" calcext:value-type="float">
            <text:p>0.27</text:p>
          </table:table-cell>
          <table:table-cell office:value-type="float" office:value="188736" calcext:value-type="float">
            <text:p>188736</text:p>
          </table:table-cell>
          <table:table-cell office:value-type="float" office:value="7579982" calcext:value-type="float">
            <text:p>757998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0992" calcext:value-type="float">
            <text:p>20992</text:p>
          </table:table-cell>
          <table:table-cell office:value-type="float" office:value="7579982" calcext:value-type="float">
            <text:p>7579982</text:p>
          </table:table-cell>
          <table:table-cell/>
          <table:table-cell table:formula="of:=([.E123]=[.I1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5-s110877071c7877976.ukp</text:p>
          </table:table-cell>
          <table:table-cell office:value-type="float" office:value="0.024069" calcext:value-type="float">
            <text:p>0.024069</text:p>
          </table:table-cell>
          <table:table-cell office:value-type="float" office:value="0.27" calcext:value-type="float">
            <text:p>0.27</text:p>
          </table:table-cell>
          <table:table-cell office:value-type="float" office:value="203444" calcext:value-type="float">
            <text:p>203444</text:p>
          </table:table-cell>
          <table:table-cell office:value-type="float" office:value="7877976" calcext:value-type="float">
            <text:p>7877976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7877976" calcext:value-type="float">
            <text:p>7877976</text:p>
          </table:table-cell>
          <table:table-cell/>
          <table:table-cell table:formula="of:=([.E124]=[.I1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1-s843367405c7990166.ukp</text:p>
          </table:table-cell>
          <table:table-cell office:value-type="float" office:value="0.0239878" calcext:value-type="float">
            <text:p>0.0239878</text:p>
          </table:table-cell>
          <table:table-cell office:value-type="float" office:value="0.07" calcext:value-type="float">
            <text:p>0.07</text:p>
          </table:table-cell>
          <table:table-cell office:value-type="float" office:value="205044" calcext:value-type="float">
            <text:p>205044</text:p>
          </table:table-cell>
          <table:table-cell office:value-type="float" office:value="7990166" calcext:value-type="float">
            <text:p>799016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500" calcext:value-type="float">
            <text:p>8500</text:p>
          </table:table-cell>
          <table:table-cell office:value-type="float" office:value="7990166" calcext:value-type="float">
            <text:p>7990166</text:p>
          </table:table-cell>
          <table:table-cell/>
          <table:table-cell table:formula="of:=([.E125]=[.I1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1-s843367405c8300531.ukp</text:p>
          </table:table-cell>
          <table:table-cell office:value-type="float" office:value="0.0239875" calcext:value-type="float">
            <text:p>0.0239875</text:p>
          </table:table-cell>
          <table:table-cell office:value-type="float" office:value="0.27" calcext:value-type="float">
            <text:p>0.27</text:p>
          </table:table-cell>
          <table:table-cell office:value-type="float" office:value="205612" calcext:value-type="float">
            <text:p>205612</text:p>
          </table:table-cell>
          <table:table-cell office:value-type="float" office:value="8300531" calcext:value-type="float">
            <text:p>8300531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1468" calcext:value-type="float">
            <text:p>21468</text:p>
          </table:table-cell>
          <table:table-cell office:value-type="float" office:value="8300531" calcext:value-type="float">
            <text:p>8300531</text:p>
          </table:table-cell>
          <table:table-cell/>
          <table:table-cell table:formula="of:=([.E126]=[.I1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7-s177710744c9919602.ukp</text:p>
          </table:table-cell>
          <table:table-cell office:value-type="float" office:value="0.0239557" calcext:value-type="float">
            <text:p>0.0239557</text:p>
          </table:table-cell>
          <table:table-cell office:value-type="float" office:value="0.16" calcext:value-type="float">
            <text:p>0.16</text:p>
          </table:table-cell>
          <table:table-cell office:value-type="float" office:value="251496" calcext:value-type="float">
            <text:p>251496</text:p>
          </table:table-cell>
          <table:table-cell office:value-type="float" office:value="9919602" calcext:value-type="float">
            <text:p>99196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20" calcext:value-type="float">
            <text:p>12120</text:p>
          </table:table-cell>
          <table:table-cell office:value-type="float" office:value="9919602" calcext:value-type="float">
            <text:p>9919602</text:p>
          </table:table-cell>
          <table:table-cell/>
          <table:table-cell table:formula="of:=([.E127]=[.I1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2-s528806317c5356067.ukp</text:p>
          </table:table-cell>
          <table:table-cell office:value-type="float" office:value="0.0238986" calcext:value-type="float">
            <text:p>0.0238986</text:p>
          </table:table-cell>
          <table:table-cell office:value-type="float" office:value="0.08" calcext:value-type="float">
            <text:p>0.08</text:p>
          </table:table-cell>
          <table:table-cell office:value-type="float" office:value="135520" calcext:value-type="float">
            <text:p>135520</text:p>
          </table:table-cell>
          <table:table-cell office:value-type="float" office:value="5356067" calcext:value-type="float">
            <text:p>535606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28" calcext:value-type="float">
            <text:p>7728</text:p>
          </table:table-cell>
          <table:table-cell office:value-type="float" office:value="5356067" calcext:value-type="float">
            <text:p>5356067</text:p>
          </table:table-cell>
          <table:table-cell/>
          <table:table-cell table:formula="of:=([.E128]=[.I1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9-s126456688c7780875.ukp</text:p>
          </table:table-cell>
          <table:table-cell office:value-type="float" office:value="0.0236477" calcext:value-type="float">
            <text:p>0.0236477</text:p>
          </table:table-cell>
          <table:table-cell office:value-type="float" office:value="0.27" calcext:value-type="float">
            <text:p>0.27</text:p>
          </table:table-cell>
          <table:table-cell office:value-type="float" office:value="193912" calcext:value-type="float">
            <text:p>193912</text:p>
          </table:table-cell>
          <table:table-cell office:value-type="float" office:value="7780875" calcext:value-type="float">
            <text:p>778087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896" calcext:value-type="float">
            <text:p>20896</text:p>
          </table:table-cell>
          <table:table-cell office:value-type="float" office:value="7780875" calcext:value-type="float">
            <text:p>7780875</text:p>
          </table:table-cell>
          <table:table-cell/>
          <table:table-cell table:formula="of:=([.E129]=[.I1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5-s110877071c7324523.ukp</text:p>
          </table:table-cell>
          <table:table-cell office:value-type="float" office:value="0.0235939" calcext:value-type="float">
            <text:p>0.0235939</text:p>
          </table:table-cell>
          <table:table-cell office:value-type="float" office:value="0.29" calcext:value-type="float">
            <text:p>0.29</text:p>
          </table:table-cell>
          <table:table-cell office:value-type="float" office:value="183076" calcext:value-type="float">
            <text:p>183076</text:p>
          </table:table-cell>
          <table:table-cell office:value-type="float" office:value="7324523" calcext:value-type="float">
            <text:p>732452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7324523" calcext:value-type="float">
            <text:p>7324523</text:p>
          </table:table-cell>
          <table:table-cell/>
          <table:table-cell table:formula="of:=([.E130]=[.I1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8-s991580855c7924401.ukp</text:p>
          </table:table-cell>
          <table:table-cell office:value-type="float" office:value="0.0235521" calcext:value-type="float">
            <text:p>0.0235521</text:p>
          </table:table-cell>
          <table:table-cell office:value-type="float" office:value="0.27" calcext:value-type="float">
            <text:p>0.27</text:p>
          </table:table-cell>
          <table:table-cell office:value-type="float" office:value="196720" calcext:value-type="float">
            <text:p>196720</text:p>
          </table:table-cell>
          <table:table-cell office:value-type="float" office:value="7924401" calcext:value-type="float">
            <text:p>7924401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48" calcext:value-type="float">
            <text:p>20948</text:p>
          </table:table-cell>
          <table:table-cell office:value-type="float" office:value="7924401" calcext:value-type="float">
            <text:p>7924401</text:p>
          </table:table-cell>
          <table:table-cell/>
          <table:table-cell table:formula="of:=([.E131]=[.I1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6-s227708629c9080551.ukp</text:p>
          </table:table-cell>
          <table:table-cell office:value-type="float" office:value="0.0235476" calcext:value-type="float">
            <text:p>0.0235476</text:p>
          </table:table-cell>
          <table:table-cell office:value-type="float" office:value="0.07" calcext:value-type="float">
            <text:p>0.07</text:p>
          </table:table-cell>
          <table:table-cell office:value-type="float" office:value="222692" calcext:value-type="float">
            <text:p>222692</text:p>
          </table:table-cell>
          <table:table-cell office:value-type="float" office:value="9080551" calcext:value-type="float">
            <text:p>908055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048" calcext:value-type="float">
            <text:p>7048</text:p>
          </table:table-cell>
          <table:table-cell office:value-type="float" office:value="9080551" calcext:value-type="float">
            <text:p>9080551</text:p>
          </table:table-cell>
          <table:table-cell/>
          <table:table-cell table:formula="of:=([.E132]=[.I1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2-s528806317c8104695.ukp</text:p>
          </table:table-cell>
          <table:table-cell office:value-type="float" office:value="0.0235443" calcext:value-type="float">
            <text:p>0.0235443</text:p>
          </table:table-cell>
          <table:table-cell office:value-type="float" office:value="0.27" calcext:value-type="float">
            <text:p>0.27</text:p>
          </table:table-cell>
          <table:table-cell office:value-type="float" office:value="209048" calcext:value-type="float">
            <text:p>209048</text:p>
          </table:table-cell>
          <table:table-cell office:value-type="float" office:value="8104695" calcext:value-type="float">
            <text:p>810469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1016" calcext:value-type="float">
            <text:p>21016</text:p>
          </table:table-cell>
          <table:table-cell office:value-type="float" office:value="8104695" calcext:value-type="float">
            <text:p>8104695</text:p>
          </table:table-cell>
          <table:table-cell/>
          <table:table-cell table:formula="of:=([.E133]=[.I1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20000-5-s110877071c5054794.ukp</text:p>
          </table:table-cell>
          <table:table-cell office:value-type="float" office:value="0.023524" calcext:value-type="float">
            <text:p>0.023524</text:p>
          </table:table-cell>
          <table:table-cell office:value-type="float" office:value="0.08" calcext:value-type="float">
            <text:p>0.08</text:p>
          </table:table-cell>
          <table:table-cell office:value-type="float" office:value="128736" calcext:value-type="float">
            <text:p>128736</text:p>
          </table:table-cell>
          <table:table-cell office:value-type="float" office:value="5054794" calcext:value-type="float">
            <text:p>5054794</text:p>
          </table:table-cell>
          <table:table-cell office:value-type="float" office:value="0.69333" calcext:value-type="float">
            <text:p>0.69333</text:p>
          </table:table-cell>
          <table:table-cell office:value-type="float" office:value="0.69" calcext:value-type="float">
            <text:p>0.69</text:p>
          </table:table-cell>
          <table:table-cell office:value-type="float" office:value="11304" calcext:value-type="float">
            <text:p>11304</text:p>
          </table:table-cell>
          <table:table-cell office:value-type="float" office:value="5054794" calcext:value-type="float">
            <text:p>5054794</text:p>
          </table:table-cell>
          <table:table-cell/>
          <table:table-cell table:formula="of:=([.E134]=[.I1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5-s110877071c8628574.ukp</text:p>
          </table:table-cell>
          <table:table-cell office:value-type="float" office:value="0.0234353" calcext:value-type="float">
            <text:p>0.0234353</text:p>
          </table:table-cell>
          <table:table-cell office:value-type="float" office:value="0.27" calcext:value-type="float">
            <text:p>0.27</text:p>
          </table:table-cell>
          <table:table-cell office:value-type="float" office:value="221468" calcext:value-type="float">
            <text:p>221468</text:p>
          </table:table-cell>
          <table:table-cell office:value-type="float" office:value="8628574" calcext:value-type="float">
            <text:p>862857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448" calcext:value-type="float">
            <text:p>21448</text:p>
          </table:table-cell>
          <table:table-cell office:value-type="float" office:value="8628574" calcext:value-type="float">
            <text:p>8628574</text:p>
          </table:table-cell>
          <table:table-cell/>
          <table:table-cell table:formula="of:=([.E135]=[.I1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3-s780179313c9711715.ukp</text:p>
          </table:table-cell>
          <table:table-cell office:value-type="float" office:value="0.0234217" calcext:value-type="float">
            <text:p>0.0234217</text:p>
          </table:table-cell>
          <table:table-cell office:value-type="float" office:value="0.17" calcext:value-type="float">
            <text:p>0.17</text:p>
          </table:table-cell>
          <table:table-cell office:value-type="float" office:value="246992" calcext:value-type="float">
            <text:p>246992</text:p>
          </table:table-cell>
          <table:table-cell office:value-type="float" office:value="9711715" calcext:value-type="float">
            <text:p>971171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0" calcext:value-type="float">
            <text:p>12100</text:p>
          </table:table-cell>
          <table:table-cell office:value-type="float" office:value="9711715" calcext:value-type="float">
            <text:p>9711715</text:p>
          </table:table-cell>
          <table:table-cell/>
          <table:table-cell table:formula="of:=([.E136]=[.I1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1-s843367405c7933442.ukp</text:p>
          </table:table-cell>
          <table:table-cell office:value-type="float" office:value="0.0233827" calcext:value-type="float">
            <text:p>0.0233827</text:p>
          </table:table-cell>
          <table:table-cell office:value-type="float" office:value="0.27" calcext:value-type="float">
            <text:p>0.27</text:p>
          </table:table-cell>
          <table:table-cell office:value-type="float" office:value="205300" calcext:value-type="float">
            <text:p>205300</text:p>
          </table:table-cell>
          <table:table-cell office:value-type="float" office:value="7933442" calcext:value-type="float">
            <text:p>7933442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1064" calcext:value-type="float">
            <text:p>21064</text:p>
          </table:table-cell>
          <table:table-cell office:value-type="float" office:value="7933442" calcext:value-type="float">
            <text:p>7933442</text:p>
          </table:table-cell>
          <table:table-cell/>
          <table:table-cell table:formula="of:=([.E137]=[.I1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9-s126456688c8846072.ukp</text:p>
          </table:table-cell>
          <table:table-cell office:value-type="float" office:value="0.0233064" calcext:value-type="float">
            <text:p>0.0233064</text:p>
          </table:table-cell>
          <table:table-cell office:value-type="float" office:value="0.07" calcext:value-type="float">
            <text:p>0.07</text:p>
          </table:table-cell>
          <table:table-cell office:value-type="float" office:value="217380" calcext:value-type="float">
            <text:p>217380</text:p>
          </table:table-cell>
          <table:table-cell office:value-type="float" office:value="8846072" calcext:value-type="float">
            <text:p>884607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8016" calcext:value-type="float">
            <text:p>8016</text:p>
          </table:table-cell>
          <table:table-cell office:value-type="float" office:value="8846072" calcext:value-type="float">
            <text:p>8846072</text:p>
          </table:table-cell>
          <table:table-cell/>
          <table:table-cell table:formula="of:=([.E138]=[.I1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8-s991580855c8640008.ukp</text:p>
          </table:table-cell>
          <table:table-cell office:value-type="float" office:value="0.0232674" calcext:value-type="float">
            <text:p>0.0232674</text:p>
          </table:table-cell>
          <table:table-cell office:value-type="float" office:value="0.07" calcext:value-type="float">
            <text:p>0.07</text:p>
          </table:table-cell>
          <table:table-cell office:value-type="float" office:value="212712" calcext:value-type="float">
            <text:p>212712</text:p>
          </table:table-cell>
          <table:table-cell office:value-type="float" office:value="8640008" calcext:value-type="float">
            <text:p>864000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0" calcext:value-type="float">
            <text:p>8500</text:p>
          </table:table-cell>
          <table:table-cell office:value-type="float" office:value="8640008" calcext:value-type="float">
            <text:p>8640008</text:p>
          </table:table-cell>
          <table:table-cell/>
          <table:table-cell table:formula="of:=([.E139]=[.I1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7-s177710744c9223861.ukp</text:p>
          </table:table-cell>
          <table:table-cell office:value-type="float" office:value="0.0231809" calcext:value-type="float">
            <text:p>0.0231809</text:p>
          </table:table-cell>
          <table:table-cell office:value-type="float" office:value="0.16" calcext:value-type="float">
            <text:p>0.16</text:p>
          </table:table-cell>
          <table:table-cell office:value-type="float" office:value="234800" calcext:value-type="float">
            <text:p>234800</text:p>
          </table:table-cell>
          <table:table-cell office:value-type="float" office:value="9223861" calcext:value-type="float">
            <text:p>922386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1976" calcext:value-type="float">
            <text:p>11976</text:p>
          </table:table-cell>
          <table:table-cell office:value-type="float" office:value="9223861" calcext:value-type="float">
            <text:p>9223861</text:p>
          </table:table-cell>
          <table:table-cell/>
          <table:table-cell table:formula="of:=([.E140]=[.I1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3-s780179313c7411770.ukp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27" calcext:value-type="float">
            <text:p>0.27</text:p>
          </table:table-cell>
          <table:table-cell office:value-type="float" office:value="192420" calcext:value-type="float">
            <text:p>192420</text:p>
          </table:table-cell>
          <table:table-cell office:value-type="float" office:value="7411770" calcext:value-type="float">
            <text:p>7411770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056" calcext:value-type="float">
            <text:p>21056</text:p>
          </table:table-cell>
          <table:table-cell office:value-type="float" office:value="7411770" calcext:value-type="float">
            <text:p>7411770</text:p>
          </table:table-cell>
          <table:table-cell/>
          <table:table-cell table:formula="of:=([.E141]=[.I1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0-s827183242c6721457.ukp</text:p>
          </table:table-cell>
          <table:table-cell office:value-type="float" office:value="0.0230636" calcext:value-type="float">
            <text:p>0.0230636</text:p>
          </table:table-cell>
          <table:table-cell office:value-type="float" office:value="0.08" calcext:value-type="float">
            <text:p>0.08</text:p>
          </table:table-cell>
          <table:table-cell office:value-type="float" office:value="175228" calcext:value-type="float">
            <text:p>175228</text:p>
          </table:table-cell>
          <table:table-cell office:value-type="float" office:value="6721457" calcext:value-type="float">
            <text:p>6721457</text:p>
          </table:table-cell>
          <table:table-cell office:value-type="float" office:value="0.96333" calcext:value-type="float">
            <text:p>0.96333</text:p>
          </table:table-cell>
          <table:table-cell office:value-type="float" office:value="0.96" calcext:value-type="float">
            <text:p>0.96</text:p>
          </table:table-cell>
          <table:table-cell office:value-type="float" office:value="10256" calcext:value-type="float">
            <text:p>10256</text:p>
          </table:table-cell>
          <table:table-cell office:value-type="float" office:value="6721457" calcext:value-type="float">
            <text:p>6721457</text:p>
          </table:table-cell>
          <table:table-cell/>
          <table:table-cell table:formula="of:=([.E142]=[.I1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7-s177710744c8913879.ukp</text:p>
          </table:table-cell>
          <table:table-cell office:value-type="float" office:value="0.0230421" calcext:value-type="float">
            <text:p>0.0230421</text:p>
          </table:table-cell>
          <table:table-cell office:value-type="float" office:value="0.16" calcext:value-type="float">
            <text:p>0.16</text:p>
          </table:table-cell>
          <table:table-cell office:value-type="float" office:value="228132" calcext:value-type="float">
            <text:p>228132</text:p>
          </table:table-cell>
          <table:table-cell office:value-type="float" office:value="8913879" calcext:value-type="float">
            <text:p>891387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72" calcext:value-type="float">
            <text:p>12072</text:p>
          </table:table-cell>
          <table:table-cell office:value-type="float" office:value="8913879" calcext:value-type="float">
            <text:p>8913879</text:p>
          </table:table-cell>
          <table:table-cell/>
          <table:table-cell table:formula="of:=([.E143]=[.I1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8-s991580855c8904413.ukp</text:p>
          </table:table-cell>
          <table:table-cell office:value-type="float" office:value="0.0227474" calcext:value-type="float">
            <text:p>0.0227474</text:p>
          </table:table-cell>
          <table:table-cell office:value-type="float" office:value="0.16" calcext:value-type="float">
            <text:p>0.16</text:p>
          </table:table-cell>
          <table:table-cell office:value-type="float" office:value="227640" calcext:value-type="float">
            <text:p>227640</text:p>
          </table:table-cell>
          <table:table-cell office:value-type="float" office:value="8904413" calcext:value-type="float">
            <text:p>890441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88" calcext:value-type="float">
            <text:p>12088</text:p>
          </table:table-cell>
          <table:table-cell office:value-type="float" office:value="8904413" calcext:value-type="float">
            <text:p>8904413</text:p>
          </table:table-cell>
          <table:table-cell/>
          <table:table-cell table:formula="of:=([.E144]=[.I1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3-s780179313c7306233.ukp</text:p>
          </table:table-cell>
          <table:table-cell office:value-type="float" office:value="0.0226724" calcext:value-type="float">
            <text:p>0.0226724</text:p>
          </table:table-cell>
          <table:table-cell office:value-type="float" office:value="0.07" calcext:value-type="float">
            <text:p>0.07</text:p>
          </table:table-cell>
          <table:table-cell office:value-type="float" office:value="189092" calcext:value-type="float">
            <text:p>189092</text:p>
          </table:table-cell>
          <table:table-cell office:value-type="float" office:value="7306233" calcext:value-type="float">
            <text:p>7306233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6" calcext:value-type="float">
            <text:p>0.46</text:p>
          </table:table-cell>
          <table:table-cell office:value-type="float" office:value="8992" calcext:value-type="float">
            <text:p>8992</text:p>
          </table:table-cell>
          <table:table-cell office:value-type="float" office:value="7306233" calcext:value-type="float">
            <text:p>7306233</text:p>
          </table:table-cell>
          <table:table-cell/>
          <table:table-cell table:formula="of:=([.E145]=[.I1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3-s780179313c8835643.ukp</text:p>
          </table:table-cell>
          <table:table-cell office:value-type="float" office:value="0.0224696" calcext:value-type="float">
            <text:p>0.0224696</text:p>
          </table:table-cell>
          <table:table-cell office:value-type="float" office:value="0.16" calcext:value-type="float">
            <text:p>0.16</text:p>
          </table:table-cell>
          <table:table-cell office:value-type="float" office:value="225956" calcext:value-type="float">
            <text:p>225956</text:p>
          </table:table-cell>
          <table:table-cell office:value-type="float" office:value="8835643" calcext:value-type="float">
            <text:p>8835643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24" calcext:value-type="float">
            <text:p>12124</text:p>
          </table:table-cell>
          <table:table-cell office:value-type="float" office:value="8835643" calcext:value-type="float">
            <text:p>8835643</text:p>
          </table:table-cell>
          <table:table-cell/>
          <table:table-cell table:formula="of:=([.E146]=[.I1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6-s227708629c7372757.ukp</text:p>
          </table:table-cell>
          <table:table-cell office:value-type="float" office:value="0.0224512" calcext:value-type="float">
            <text:p>0.0224512</text:p>
          </table:table-cell>
          <table:table-cell office:value-type="float" office:value="0.27" calcext:value-type="float">
            <text:p>0.27</text:p>
          </table:table-cell>
          <table:table-cell office:value-type="float" office:value="192264" calcext:value-type="float">
            <text:p>192264</text:p>
          </table:table-cell>
          <table:table-cell office:value-type="float" office:value="7372757" calcext:value-type="float">
            <text:p>7372757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1028" calcext:value-type="float">
            <text:p>21028</text:p>
          </table:table-cell>
          <table:table-cell office:value-type="float" office:value="7372757" calcext:value-type="float">
            <text:p>7372757</text:p>
          </table:table-cell>
          <table:table-cell/>
          <table:table-cell table:formula="of:=([.E147]=[.I1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0-s827183242c7949644.ukp</text:p>
          </table:table-cell>
          <table:table-cell office:value-type="float" office:value="0.0224375" calcext:value-type="float">
            <text:p>0.0224375</text:p>
          </table:table-cell>
          <table:table-cell office:value-type="float" office:value="0.28" calcext:value-type="float">
            <text:p>0.28</text:p>
          </table:table-cell>
          <table:table-cell office:value-type="float" office:value="205904" calcext:value-type="float">
            <text:p>205904</text:p>
          </table:table-cell>
          <table:table-cell office:value-type="float" office:value="7949644" calcext:value-type="float">
            <text:p>7949644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40" calcext:value-type="float">
            <text:p>20940</text:p>
          </table:table-cell>
          <table:table-cell office:value-type="float" office:value="7949644" calcext:value-type="float">
            <text:p>7949644</text:p>
          </table:table-cell>
          <table:table-cell/>
          <table:table-cell table:formula="of:=([.E148]=[.I1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3-s780179313c8811971.ukp</text:p>
          </table:table-cell>
          <table:table-cell office:value-type="float" office:value="0.0222185" calcext:value-type="float">
            <text:p>0.0222185</text:p>
          </table:table-cell>
          <table:table-cell office:value-type="float" office:value="0.16" calcext:value-type="float">
            <text:p>0.16</text:p>
          </table:table-cell>
          <table:table-cell office:value-type="float" office:value="225328" calcext:value-type="float">
            <text:p>225328</text:p>
          </table:table-cell>
          <table:table-cell office:value-type="float" office:value="8811971" calcext:value-type="float">
            <text:p>881197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12" calcext:value-type="float">
            <text:p>12112</text:p>
          </table:table-cell>
          <table:table-cell office:value-type="float" office:value="8811971" calcext:value-type="float">
            <text:p>8811971</text:p>
          </table:table-cell>
          <table:table-cell/>
          <table:table-cell table:formula="of:=([.E149]=[.I1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7-s177710744c6881787.ukp</text:p>
          </table:table-cell>
          <table:table-cell office:value-type="float" office:value="0.0221892" calcext:value-type="float">
            <text:p>0.0221892</text:p>
          </table:table-cell>
          <table:table-cell office:value-type="float" office:value="0.27" calcext:value-type="float">
            <text:p>0.27</text:p>
          </table:table-cell>
          <table:table-cell office:value-type="float" office:value="172244" calcext:value-type="float">
            <text:p>172244</text:p>
          </table:table-cell>
          <table:table-cell office:value-type="float" office:value="6881787" calcext:value-type="float">
            <text:p>6881787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4" calcext:value-type="float">
            <text:p>20984</text:p>
          </table:table-cell>
          <table:table-cell office:value-type="float" office:value="6881787" calcext:value-type="float">
            <text:p>6881787</text:p>
          </table:table-cell>
          <table:table-cell/>
          <table:table-cell table:formula="of:=([.E150]=[.I1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4-s721215008c7855415.ukp</text:p>
          </table:table-cell>
          <table:table-cell office:value-type="float" office:value="0.0221529" calcext:value-type="float">
            <text:p>0.0221529</text:p>
          </table:table-cell>
          <table:table-cell office:value-type="float" office:value="0.27" calcext:value-type="float">
            <text:p>0.27</text:p>
          </table:table-cell>
          <table:table-cell office:value-type="float" office:value="202960" calcext:value-type="float">
            <text:p>202960</text:p>
          </table:table-cell>
          <table:table-cell office:value-type="float" office:value="7855415" calcext:value-type="float">
            <text:p>785541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60" calcext:value-type="float">
            <text:p>20960</text:p>
          </table:table-cell>
          <table:table-cell office:value-type="float" office:value="7855415" calcext:value-type="float">
            <text:p>7855415</text:p>
          </table:table-cell>
          <table:table-cell/>
          <table:table-cell table:formula="of:=([.E151]=[.I1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8-s991580855c8787320.ukp</text:p>
          </table:table-cell>
          <table:table-cell office:value-type="float" office:value="0.0221479" calcext:value-type="float">
            <text:p>0.0221479</text:p>
          </table:table-cell>
          <table:table-cell office:value-type="float" office:value="0.16" calcext:value-type="float">
            <text:p>0.16</text:p>
          </table:table-cell>
          <table:table-cell office:value-type="float" office:value="225032" calcext:value-type="float">
            <text:p>225032</text:p>
          </table:table-cell>
          <table:table-cell office:value-type="float" office:value="8787320" calcext:value-type="float">
            <text:p>878732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8787320" calcext:value-type="float">
            <text:p>8787320</text:p>
          </table:table-cell>
          <table:table-cell/>
          <table:table-cell table:formula="of:=([.E152]=[.I1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7-s177710744c6639938.ukp</text:p>
          </table:table-cell>
          <table:table-cell office:value-type="float" office:value="0.0220538" calcext:value-type="float">
            <text:p>0.0220538</text:p>
          </table:table-cell>
          <table:table-cell office:value-type="float" office:value="0.26" calcext:value-type="float">
            <text:p>0.26</text:p>
          </table:table-cell>
          <table:table-cell office:value-type="float" office:value="174548" calcext:value-type="float">
            <text:p>174548</text:p>
          </table:table-cell>
          <table:table-cell office:value-type="float" office:value="6639938" calcext:value-type="float">
            <text:p>663993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6" calcext:value-type="float">
            <text:p>20936</text:p>
          </table:table-cell>
          <table:table-cell office:value-type="float" office:value="6639938" calcext:value-type="float">
            <text:p>6639938</text:p>
          </table:table-cell>
          <table:table-cell/>
          <table:table-cell table:formula="of:=([.E153]=[.I1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1-s843367405c9977503.ukp</text:p>
          </table:table-cell>
          <table:table-cell office:value-type="float" office:value="0.0219968" calcext:value-type="float">
            <text:p>0.0219968</text:p>
          </table:table-cell>
          <table:table-cell office:value-type="float" office:value="0.07" calcext:value-type="float">
            <text:p>0.07</text:p>
          </table:table-cell>
          <table:table-cell office:value-type="float" office:value="252704" calcext:value-type="float">
            <text:p>252704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76" calcext:value-type="float">
            <text:p>7176</text:p>
          </table:table-cell>
          <table:table-cell office:value-type="float" office:value="9977503" calcext:value-type="float">
            <text:p>9977503</text:p>
          </table:table-cell>
          <table:table-cell/>
          <table:table-cell table:formula="of:=([.E154]=[.I1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2-s528806317c6827352.ukp</text:p>
          </table:table-cell>
          <table:table-cell office:value-type="float" office:value="0.0219605" calcext:value-type="float">
            <text:p>0.0219605</text:p>
          </table:table-cell>
          <table:table-cell office:value-type="float" office:value="0.27" calcext:value-type="float">
            <text:p>0.27</text:p>
          </table:table-cell>
          <table:table-cell office:value-type="float" office:value="178956" calcext:value-type="float">
            <text:p>178956</text:p>
          </table:table-cell>
          <table:table-cell office:value-type="float" office:value="6827352" calcext:value-type="float">
            <text:p>682735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0956" calcext:value-type="float">
            <text:p>20956</text:p>
          </table:table-cell>
          <table:table-cell office:value-type="float" office:value="6827352" calcext:value-type="float">
            <text:p>6827352</text:p>
          </table:table-cell>
          <table:table-cell/>
          <table:table-cell table:formula="of:=([.E155]=[.I1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4-s721215008c8547122.ukp</text:p>
          </table:table-cell>
          <table:table-cell office:value-type="float" office:value="0.0219213" calcext:value-type="float">
            <text:p>0.0219213</text:p>
          </table:table-cell>
          <table:table-cell office:value-type="float" office:value="0.16" calcext:value-type="float">
            <text:p>0.16</text:p>
          </table:table-cell>
          <table:table-cell office:value-type="float" office:value="219300" calcext:value-type="float">
            <text:p>219300</text:p>
          </table:table-cell>
          <table:table-cell office:value-type="float" office:value="8547122" calcext:value-type="float">
            <text:p>854712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40" calcext:value-type="float">
            <text:p>12140</text:p>
          </table:table-cell>
          <table:table-cell office:value-type="float" office:value="8547122" calcext:value-type="float">
            <text:p>8547122</text:p>
          </table:table-cell>
          <table:table-cell/>
          <table:table-cell table:formula="of:=([.E156]=[.I1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7-s177710744c9761690.ukp</text:p>
          </table:table-cell>
          <table:table-cell office:value-type="float" office:value="0.0218433" calcext:value-type="float">
            <text:p>0.0218433</text:p>
          </table:table-cell>
          <table:table-cell office:value-type="float" office:value="0.07" calcext:value-type="float">
            <text:p>0.07</text:p>
          </table:table-cell>
          <table:table-cell office:value-type="float" office:value="247516" calcext:value-type="float">
            <text:p>247516</text:p>
          </table:table-cell>
          <table:table-cell office:value-type="float" office:value="9761690" calcext:value-type="float">
            <text:p>976169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456" calcext:value-type="float">
            <text:p>7456</text:p>
          </table:table-cell>
          <table:table-cell office:value-type="float" office:value="9761690" calcext:value-type="float">
            <text:p>9761690</text:p>
          </table:table-cell>
          <table:table-cell/>
          <table:table-cell table:formula="of:=([.E157]=[.I1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1-s843367405c9867662.ukp</text:p>
          </table:table-cell>
          <table:table-cell office:value-type="float" office:value="0.0218254" calcext:value-type="float">
            <text:p>0.0218254</text:p>
          </table:table-cell>
          <table:table-cell office:value-type="float" office:value="0.09" calcext:value-type="float">
            <text:p>0.09</text:p>
          </table:table-cell>
          <table:table-cell office:value-type="float" office:value="250152" calcext:value-type="float">
            <text:p>250152</text:p>
          </table:table-cell>
          <table:table-cell office:value-type="float" office:value="9867662" calcext:value-type="float">
            <text:p>98676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0" calcext:value-type="float">
            <text:p>7840</text:p>
          </table:table-cell>
          <table:table-cell office:value-type="float" office:value="9867662" calcext:value-type="float">
            <text:p>9867662</text:p>
          </table:table-cell>
          <table:table-cell/>
          <table:table-cell table:formula="of:=([.E158]=[.I1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8-s991580855c9910764.ukp</text:p>
          </table:table-cell>
          <table:table-cell office:value-type="float" office:value="0.0218038" calcext:value-type="float">
            <text:p>0.0218038</text:p>
          </table:table-cell>
          <table:table-cell office:value-type="float" office:value="0.07" calcext:value-type="float">
            <text:p>0.07</text:p>
          </table:table-cell>
          <table:table-cell office:value-type="float" office:value="251148" calcext:value-type="float">
            <text:p>251148</text:p>
          </table:table-cell>
          <table:table-cell office:value-type="float" office:value="9910764" calcext:value-type="float">
            <text:p>991076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220" calcext:value-type="float">
            <text:p>6220</text:p>
          </table:table-cell>
          <table:table-cell office:value-type="float" office:value="9910764" calcext:value-type="float">
            <text:p>9910764</text:p>
          </table:table-cell>
          <table:table-cell/>
          <table:table-cell table:formula="of:=([.E159]=[.I1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4-s721215008c9803497.ukp</text:p>
          </table:table-cell>
          <table:table-cell office:value-type="float" office:value="0.0217785" calcext:value-type="float">
            <text:p>0.0217785</text:p>
          </table:table-cell>
          <table:table-cell office:value-type="float" office:value="0.09" calcext:value-type="float">
            <text:p>0.09</text:p>
          </table:table-cell>
          <table:table-cell office:value-type="float" office:value="248724" calcext:value-type="float">
            <text:p>248724</text:p>
          </table:table-cell>
          <table:table-cell office:value-type="float" office:value="9803497" calcext:value-type="float">
            <text:p>980349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556" calcext:value-type="float">
            <text:p>8556</text:p>
          </table:table-cell>
          <table:table-cell office:value-type="float" office:value="9803497" calcext:value-type="float">
            <text:p>9803497</text:p>
          </table:table-cell>
          <table:table-cell/>
          <table:table-cell table:formula="of:=([.E160]=[.I1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9-s126456688c8751564.ukp</text:p>
          </table:table-cell>
          <table:table-cell office:value-type="float" office:value="0.0216614" calcext:value-type="float">
            <text:p>0.0216614</text:p>
          </table:table-cell>
          <table:table-cell office:value-type="float" office:value="0.07" calcext:value-type="float">
            <text:p>0.07</text:p>
          </table:table-cell>
          <table:table-cell office:value-type="float" office:value="223820" calcext:value-type="float">
            <text:p>223820</text:p>
          </table:table-cell>
          <table:table-cell office:value-type="float" office:value="8751564" calcext:value-type="float">
            <text:p>875156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244" calcext:value-type="float">
            <text:p>7244</text:p>
          </table:table-cell>
          <table:table-cell office:value-type="float" office:value="8751564" calcext:value-type="float">
            <text:p>8751564</text:p>
          </table:table-cell>
          <table:table-cell/>
          <table:table-cell table:formula="of:=([.E161]=[.I1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1-s843367405c8049384.ukp</text:p>
          </table:table-cell>
          <table:table-cell office:value-type="float" office:value="0.0216508" calcext:value-type="float">
            <text:p>0.0216508</text:p>
          </table:table-cell>
          <table:table-cell office:value-type="float" office:value="0.16" calcext:value-type="float">
            <text:p>0.16</text:p>
          </table:table-cell>
          <table:table-cell office:value-type="float" office:value="207768" calcext:value-type="float">
            <text:p>207768</text:p>
          </table:table-cell>
          <table:table-cell office:value-type="float" office:value="8049384" calcext:value-type="float">
            <text:p>804938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72" calcext:value-type="float">
            <text:p>12072</text:p>
          </table:table-cell>
          <table:table-cell office:value-type="float" office:value="8049384" calcext:value-type="float">
            <text:p>8049384</text:p>
          </table:table-cell>
          <table:table-cell/>
          <table:table-cell table:formula="of:=([.E162]=[.I1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8-s991580855c6376994.ukp</text:p>
          </table:table-cell>
          <table:table-cell office:value-type="float" office:value="0.0215599" calcext:value-type="float">
            <text:p>0.0215599</text:p>
          </table:table-cell>
          <table:table-cell office:value-type="float" office:value="0.26" calcext:value-type="float">
            <text:p>0.26</text:p>
          </table:table-cell>
          <table:table-cell office:value-type="float" office:value="169024" calcext:value-type="float">
            <text:p>169024</text:p>
          </table:table-cell>
          <table:table-cell office:value-type="float" office:value="6376994" calcext:value-type="float">
            <text:p>6376994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852" calcext:value-type="float">
            <text:p>20852</text:p>
          </table:table-cell>
          <table:table-cell office:value-type="float" office:value="6376994" calcext:value-type="float">
            <text:p>6376994</text:p>
          </table:table-cell>
          <table:table-cell/>
          <table:table-cell table:formula="of:=([.E163]=[.I1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5-s110877071c9599783.ukp</text:p>
          </table:table-cell>
          <table:table-cell office:value-type="float" office:value="0.021542" calcext:value-type="float">
            <text:p>0.021542</text:p>
          </table:table-cell>
          <table:table-cell office:value-type="float" office:value="0.09" calcext:value-type="float">
            <text:p>0.09</text:p>
          </table:table-cell>
          <table:table-cell office:value-type="float" office:value="243816" calcext:value-type="float">
            <text:p>243816</text:p>
          </table:table-cell>
          <table:table-cell office:value-type="float" office:value="9599783" calcext:value-type="float">
            <text:p>959978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912" calcext:value-type="float">
            <text:p>8912</text:p>
          </table:table-cell>
          <table:table-cell office:value-type="float" office:value="9599783" calcext:value-type="float">
            <text:p>9599783</text:p>
          </table:table-cell>
          <table:table-cell/>
          <table:table-cell table:formula="of:=([.E164]=[.I1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0-s827183242c8321795.ukp</text:p>
          </table:table-cell>
          <table:table-cell office:value-type="float" office:value="0.0214551" calcext:value-type="float">
            <text:p>0.0214551</text:p>
          </table:table-cell>
          <table:table-cell office:value-type="float" office:value="0.17" calcext:value-type="float">
            <text:p>0.17</text:p>
          </table:table-cell>
          <table:table-cell office:value-type="float" office:value="213924" calcext:value-type="float">
            <text:p>213924</text:p>
          </table:table-cell>
          <table:table-cell office:value-type="float" office:value="8321795" calcext:value-type="float">
            <text:p>8321795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92" calcext:value-type="float">
            <text:p>12092</text:p>
          </table:table-cell>
          <table:table-cell office:value-type="float" office:value="8321795" calcext:value-type="float">
            <text:p>8321795</text:p>
          </table:table-cell>
          <table:table-cell/>
          <table:table-cell table:formula="of:=([.E165]=[.I1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0-s827183242c7944993.ukp</text:p>
          </table:table-cell>
          <table:table-cell office:value-type="float" office:value="0.0214217" calcext:value-type="float">
            <text:p>0.0214217</text:p>
          </table:table-cell>
          <table:table-cell office:value-type="float" office:value="0.16" calcext:value-type="float">
            <text:p>0.16</text:p>
          </table:table-cell>
          <table:table-cell office:value-type="float" office:value="205520" calcext:value-type="float">
            <text:p>205520</text:p>
          </table:table-cell>
          <table:table-cell office:value-type="float" office:value="7944993" calcext:value-type="float">
            <text:p>7944993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7944993" calcext:value-type="float">
            <text:p>7944993</text:p>
          </table:table-cell>
          <table:table-cell/>
          <table:table-cell table:formula="of:=([.E166]=[.I1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4-s721215008c7051771.ukp</text:p>
          </table:table-cell>
          <table:table-cell office:value-type="float" office:value="0.0214181" calcext:value-type="float">
            <text:p>0.0214181</text:p>
          </table:table-cell>
          <table:table-cell office:value-type="float" office:value="0.27" calcext:value-type="float">
            <text:p>0.27</text:p>
          </table:table-cell>
          <table:table-cell office:value-type="float" office:value="184264" calcext:value-type="float">
            <text:p>184264</text:p>
          </table:table-cell>
          <table:table-cell office:value-type="float" office:value="7051771" calcext:value-type="float">
            <text:p>7051771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1" calcext:value-type="float">
            <text:p>0.11</text:p>
          </table:table-cell>
          <table:table-cell office:value-type="float" office:value="20900" calcext:value-type="float">
            <text:p>20900</text:p>
          </table:table-cell>
          <table:table-cell office:value-type="float" office:value="7051771" calcext:value-type="float">
            <text:p>7051771</text:p>
          </table:table-cell>
          <table:table-cell/>
          <table:table-cell table:formula="of:=([.E167]=[.I1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1-s843367405c7260154.ukp</text:p>
          </table:table-cell>
          <table:table-cell office:value-type="float" office:value="0.021394" calcext:value-type="float">
            <text:p>0.021394</text:p>
          </table:table-cell>
          <table:table-cell office:value-type="float" office:value="0.27" calcext:value-type="float">
            <text:p>0.27</text:p>
          </table:table-cell>
          <table:table-cell office:value-type="float" office:value="189836" calcext:value-type="float">
            <text:p>189836</text:p>
          </table:table-cell>
          <table:table-cell office:value-type="float" office:value="7260154" calcext:value-type="float">
            <text:p>7260154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88" calcext:value-type="float">
            <text:p>20988</text:p>
          </table:table-cell>
          <table:table-cell office:value-type="float" office:value="7260154" calcext:value-type="float">
            <text:p>7260154</text:p>
          </table:table-cell>
          <table:table-cell/>
          <table:table-cell table:formula="of:=([.E168]=[.I1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5-s110877071c8707973.ukp</text:p>
          </table:table-cell>
          <table:table-cell office:value-type="float" office:value="0.0213898" calcext:value-type="float">
            <text:p>0.0213898</text:p>
          </table:table-cell>
          <table:table-cell office:value-type="float" office:value="0.27" calcext:value-type="float">
            <text:p>0.27</text:p>
          </table:table-cell>
          <table:table-cell office:value-type="float" office:value="215876" calcext:value-type="float">
            <text:p>215876</text:p>
          </table:table-cell>
          <table:table-cell office:value-type="float" office:value="8707973" calcext:value-type="float">
            <text:p>8707973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1" calcext:value-type="float">
            <text:p>0.1</text:p>
          </table:table-cell>
          <table:table-cell office:value-type="float" office:value="20964" calcext:value-type="float">
            <text:p>20964</text:p>
          </table:table-cell>
          <table:table-cell office:value-type="float" office:value="8707973" calcext:value-type="float">
            <text:p>8707973</text:p>
          </table:table-cell>
          <table:table-cell/>
          <table:table-cell table:formula="of:=([.E169]=[.I1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8-s991580855c9658204.ukp</text:p>
          </table:table-cell>
          <table:table-cell office:value-type="float" office:value="0.0213593" calcext:value-type="float">
            <text:p>0.0213593</text:p>
          </table:table-cell>
          <table:table-cell office:value-type="float" office:value="0.16" calcext:value-type="float">
            <text:p>0.16</text:p>
          </table:table-cell>
          <table:table-cell office:value-type="float" office:value="237620" calcext:value-type="float">
            <text:p>237620</text:p>
          </table:table-cell>
          <table:table-cell office:value-type="float" office:value="9658204" calcext:value-type="float">
            <text:p>965820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9658204" calcext:value-type="float">
            <text:p>9658204</text:p>
          </table:table-cell>
          <table:table-cell/>
          <table:table-cell table:formula="of:=([.E170]=[.I1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8-s991580855c8490598.ukp</text:p>
          </table:table-cell>
          <table:table-cell office:value-type="float" office:value="0.0212088" calcext:value-type="float">
            <text:p>0.0212088</text:p>
          </table:table-cell>
          <table:table-cell office:value-type="float" office:value="0.27" calcext:value-type="float">
            <text:p>0.27</text:p>
          </table:table-cell>
          <table:table-cell office:value-type="float" office:value="210572" calcext:value-type="float">
            <text:p>210572</text:p>
          </table:table-cell>
          <table:table-cell office:value-type="float" office:value="8490598" calcext:value-type="float">
            <text:p>8490598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20972" calcext:value-type="float">
            <text:p>20972</text:p>
          </table:table-cell>
          <table:table-cell office:value-type="float" office:value="8490598" calcext:value-type="float">
            <text:p>8490598</text:p>
          </table:table-cell>
          <table:table-cell/>
          <table:table-cell table:formula="of:=([.E171]=[.I1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8-s991580855c6782529.ukp</text:p>
          </table:table-cell>
          <table:table-cell office:value-type="float" office:value="0.0211904" calcext:value-type="float">
            <text:p>0.0211904</text:p>
          </table:table-cell>
          <table:table-cell office:value-type="float" office:value="0.27" calcext:value-type="float">
            <text:p>0.27</text:p>
          </table:table-cell>
          <table:table-cell office:value-type="float" office:value="178152" calcext:value-type="float">
            <text:p>178152</text:p>
          </table:table-cell>
          <table:table-cell office:value-type="float" office:value="6782529" calcext:value-type="float">
            <text:p>6782529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20968" calcext:value-type="float">
            <text:p>20968</text:p>
          </table:table-cell>
          <table:table-cell office:value-type="float" office:value="6782529" calcext:value-type="float">
            <text:p>6782529</text:p>
          </table:table-cell>
          <table:table-cell/>
          <table:table-cell table:formula="of:=([.E172]=[.I1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3-s780179313c9414924.ukp</text:p>
          </table:table-cell>
          <table:table-cell office:value-type="float" office:value="0.0210953" calcext:value-type="float">
            <text:p>0.0210953</text:p>
          </table:table-cell>
          <table:table-cell office:value-type="float" office:value="0.07" calcext:value-type="float">
            <text:p>0.07</text:p>
          </table:table-cell>
          <table:table-cell office:value-type="float" office:value="239628" calcext:value-type="float">
            <text:p>239628</text:p>
          </table:table-cell>
          <table:table-cell office:value-type="float" office:value="9414924" calcext:value-type="float">
            <text:p>94149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9414924" calcext:value-type="float">
            <text:p>9414924</text:p>
          </table:table-cell>
          <table:table-cell/>
          <table:table-cell table:formula="of:=([.E173]=[.I1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5-s110877071c9613324.ukp</text:p>
          </table:table-cell>
          <table:table-cell office:value-type="float" office:value="0.021091" calcext:value-type="float">
            <text:p>0.021091</text:p>
          </table:table-cell>
          <table:table-cell office:value-type="float" office:value="0.07" calcext:value-type="float">
            <text:p>0.07</text:p>
          </table:table-cell>
          <table:table-cell office:value-type="float" office:value="244228" calcext:value-type="float">
            <text:p>244228</text:p>
          </table:table-cell>
          <table:table-cell office:value-type="float" office:value="9613324" calcext:value-type="float">
            <text:p>96133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36" calcext:value-type="float">
            <text:p>7136</text:p>
          </table:table-cell>
          <table:table-cell office:value-type="float" office:value="9613324" calcext:value-type="float">
            <text:p>9613324</text:p>
          </table:table-cell>
          <table:table-cell/>
          <table:table-cell table:formula="of:=([.E174]=[.I1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9-s126456688c8047222.ukp</text:p>
          </table:table-cell>
          <table:table-cell office:value-type="float" office:value="0.0210486" calcext:value-type="float">
            <text:p>0.0210486</text:p>
          </table:table-cell>
          <table:table-cell office:value-type="float" office:value="0.16" calcext:value-type="float">
            <text:p>0.16</text:p>
          </table:table-cell>
          <table:table-cell office:value-type="float" office:value="207688" calcext:value-type="float">
            <text:p>207688</text:p>
          </table:table-cell>
          <table:table-cell office:value-type="float" office:value="8047222" calcext:value-type="float">
            <text:p>804722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060" calcext:value-type="float">
            <text:p>12060</text:p>
          </table:table-cell>
          <table:table-cell office:value-type="float" office:value="8047222" calcext:value-type="float">
            <text:p>8047222</text:p>
          </table:table-cell>
          <table:table-cell/>
          <table:table-cell table:formula="of:=([.E175]=[.I1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3-s780179313c9798340.ukp</text:p>
          </table:table-cell>
          <table:table-cell office:value-type="float" office:value="0.0209876" calcext:value-type="float">
            <text:p>0.0209876</text:p>
          </table:table-cell>
          <table:table-cell office:value-type="float" office:value="0.07" calcext:value-type="float">
            <text:p>0.07</text:p>
          </table:table-cell>
          <table:table-cell office:value-type="float" office:value="248768" calcext:value-type="float">
            <text:p>248768</text:p>
          </table:table-cell>
          <table:table-cell office:value-type="float" office:value="9798340" calcext:value-type="float">
            <text:p>979834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44" calcext:value-type="float">
            <text:p>6044</text:p>
          </table:table-cell>
          <table:table-cell office:value-type="float" office:value="9798340" calcext:value-type="float">
            <text:p>9798340</text:p>
          </table:table-cell>
          <table:table-cell/>
          <table:table-cell table:formula="of:=([.E176]=[.I1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6-s227708629c9226178.ukp</text:p>
          </table:table-cell>
          <table:table-cell office:value-type="float" office:value="0.0209401" calcext:value-type="float">
            <text:p>0.0209401</text:p>
          </table:table-cell>
          <table:table-cell office:value-type="float" office:value="0.09" calcext:value-type="float">
            <text:p>0.09</text:p>
          </table:table-cell>
          <table:table-cell office:value-type="float" office:value="235376" calcext:value-type="float">
            <text:p>235376</text:p>
          </table:table-cell>
          <table:table-cell office:value-type="float" office:value="9226178" calcext:value-type="float">
            <text:p>922617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208" calcext:value-type="float">
            <text:p>8208</text:p>
          </table:table-cell>
          <table:table-cell office:value-type="float" office:value="9226178" calcext:value-type="float">
            <text:p>9226178</text:p>
          </table:table-cell>
          <table:table-cell/>
          <table:table-cell table:formula="of:=([.E177]=[.I1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1-s843367405c9532908.ukp</text:p>
          </table:table-cell>
          <table:table-cell office:value-type="float" office:value="0.0209151" calcext:value-type="float">
            <text:p>0.0209151</text:p>
          </table:table-cell>
          <table:table-cell office:value-type="float" office:value="0.07" calcext:value-type="float">
            <text:p>0.07</text:p>
          </table:table-cell>
          <table:table-cell office:value-type="float" office:value="242500" calcext:value-type="float">
            <text:p>242500</text:p>
          </table:table-cell>
          <table:table-cell office:value-type="float" office:value="9532908" calcext:value-type="float">
            <text:p>95329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9532908" calcext:value-type="float">
            <text:p>9532908</text:p>
          </table:table-cell>
          <table:table-cell/>
          <table:table-cell table:formula="of:=([.E178]=[.I1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4-s721215008c8428519.ukp</text:p>
          </table:table-cell>
          <table:table-cell office:value-type="float" office:value="0.0208972" calcext:value-type="float">
            <text:p>0.0208972</text:p>
          </table:table-cell>
          <table:table-cell office:value-type="float" office:value="0.27" calcext:value-type="float">
            <text:p>0.27</text:p>
          </table:table-cell>
          <table:table-cell office:value-type="float" office:value="208788" calcext:value-type="float">
            <text:p>208788</text:p>
          </table:table-cell>
          <table:table-cell office:value-type="float" office:value="8428519" calcext:value-type="float">
            <text:p>8428519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2" calcext:value-type="float">
            <text:p>20932</text:p>
          </table:table-cell>
          <table:table-cell office:value-type="float" office:value="8428519" calcext:value-type="float">
            <text:p>8428519</text:p>
          </table:table-cell>
          <table:table-cell/>
          <table:table-cell table:formula="of:=([.E179]=[.I1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7-s177710744c9213556.ukp</text:p>
          </table:table-cell>
          <table:table-cell office:value-type="float" office:value="0.0208549" calcext:value-type="float">
            <text:p>0.0208549</text:p>
          </table:table-cell>
          <table:table-cell office:value-type="float" office:value="0.09" calcext:value-type="float">
            <text:p>0.09</text:p>
          </table:table-cell>
          <table:table-cell office:value-type="float" office:value="234892" calcext:value-type="float">
            <text:p>234892</text:p>
          </table:table-cell>
          <table:table-cell office:value-type="float" office:value="9213556" calcext:value-type="float">
            <text:p>921355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620" calcext:value-type="float">
            <text:p>7620</text:p>
          </table:table-cell>
          <table:table-cell office:value-type="float" office:value="9213556" calcext:value-type="float">
            <text:p>9213556</text:p>
          </table:table-cell>
          <table:table-cell/>
          <table:table-cell table:formula="of:=([.E180]=[.I1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4-s721215008c9330585.ukp</text:p>
          </table:table-cell>
          <table:table-cell office:value-type="float" office:value="0.0208116" calcext:value-type="float">
            <text:p>0.0208116</text:p>
          </table:table-cell>
          <table:table-cell office:value-type="float" office:value="0.07" calcext:value-type="float">
            <text:p>0.07</text:p>
          </table:table-cell>
          <table:table-cell office:value-type="float" office:value="237836" calcext:value-type="float">
            <text:p>237836</text:p>
          </table:table-cell>
          <table:table-cell office:value-type="float" office:value="9330585" calcext:value-type="float">
            <text:p>933058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48" calcext:value-type="float">
            <text:p>6048</text:p>
          </table:table-cell>
          <table:table-cell office:value-type="float" office:value="9330585" calcext:value-type="float">
            <text:p>9330585</text:p>
          </table:table-cell>
          <table:table-cell/>
          <table:table-cell table:formula="of:=([.E181]=[.I1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9-s126456688c5062577.ukp</text:p>
          </table:table-cell>
          <table:table-cell office:value-type="float" office:value="0.0208094" calcext:value-type="float">
            <text:p>0.0208094</text:p>
          </table:table-cell>
          <table:table-cell office:value-type="float" office:value="0.08" calcext:value-type="float">
            <text:p>0.08</text:p>
          </table:table-cell>
          <table:table-cell office:value-type="float" office:value="136432" calcext:value-type="float">
            <text:p>136432</text:p>
          </table:table-cell>
          <table:table-cell office:value-type="float" office:value="5062577" calcext:value-type="float">
            <text:p>506257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984" calcext:value-type="float">
            <text:p>7984</text:p>
          </table:table-cell>
          <table:table-cell office:value-type="float" office:value="5062577" calcext:value-type="float">
            <text:p>5062577</text:p>
          </table:table-cell>
          <table:table-cell/>
          <table:table-cell table:formula="of:=([.E182]=[.I1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2-s528806317c5257943.ukp</text:p>
          </table:table-cell>
          <table:table-cell office:value-type="float" office:value="0.0206478" calcext:value-type="float">
            <text:p>0.0206478</text:p>
          </table:table-cell>
          <table:table-cell office:value-type="float" office:value="0.08" calcext:value-type="float">
            <text:p>0.08</text:p>
          </table:table-cell>
          <table:table-cell office:value-type="float" office:value="141196" calcext:value-type="float">
            <text:p>141196</text:p>
          </table:table-cell>
          <table:table-cell office:value-type="float" office:value="5257943" calcext:value-type="float">
            <text:p>525794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220" calcext:value-type="float">
            <text:p>8220</text:p>
          </table:table-cell>
          <table:table-cell office:value-type="float" office:value="5257943" calcext:value-type="float">
            <text:p>5257943</text:p>
          </table:table-cell>
          <table:table-cell/>
          <table:table-cell table:formula="of:=([.E183]=[.I1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20000-4-s721215008c5185436.ukp</text:p>
          </table:table-cell>
          <table:table-cell office:value-type="float" office:value="0.0206368" calcext:value-type="float">
            <text:p>0.0206368</text:p>
          </table:table-cell>
          <table:table-cell office:value-type="float" office:value="0.08" calcext:value-type="float">
            <text:p>0.08</text:p>
          </table:table-cell>
          <table:table-cell office:value-type="float" office:value="139496" calcext:value-type="float">
            <text:p>139496</text:p>
          </table:table-cell>
          <table:table-cell office:value-type="float" office:value="5185436" calcext:value-type="float">
            <text:p>518543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9008" calcext:value-type="float">
            <text:p>9008</text:p>
          </table:table-cell>
          <table:table-cell office:value-type="float" office:value="5185436" calcext:value-type="float">
            <text:p>5185436</text:p>
          </table:table-cell>
          <table:table-cell/>
          <table:table-cell table:formula="of:=([.E184]=[.I1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5-s110877071c7632255.ukp</text:p>
          </table:table-cell>
          <table:table-cell office:value-type="float" office:value="0.020594" calcext:value-type="float">
            <text:p>0.020594</text:p>
          </table:table-cell>
          <table:table-cell office:value-type="float" office:value="0.16" calcext:value-type="float">
            <text:p>0.16</text:p>
          </table:table-cell>
          <table:table-cell office:value-type="float" office:value="197628" calcext:value-type="float">
            <text:p>197628</text:p>
          </table:table-cell>
          <table:table-cell office:value-type="float" office:value="7632255" calcext:value-type="float">
            <text:p>763225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24" calcext:value-type="float">
            <text:p>12124</text:p>
          </table:table-cell>
          <table:table-cell office:value-type="float" office:value="7632255" calcext:value-type="float">
            <text:p>7632255</text:p>
          </table:table-cell>
          <table:table-cell/>
          <table:table-cell table:formula="of:=([.E185]=[.I1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8-s991580855c9304111.ukp</text:p>
          </table:table-cell>
          <table:table-cell office:value-type="float" office:value="0.020575" calcext:value-type="float">
            <text:p>0.020575</text:p>
          </table:table-cell>
          <table:table-cell office:value-type="float" office:value="0.07" calcext:value-type="float">
            <text:p>0.07</text:p>
          </table:table-cell>
          <table:table-cell office:value-type="float" office:value="236872" calcext:value-type="float">
            <text:p>236872</text:p>
          </table:table-cell>
          <table:table-cell office:value-type="float" office:value="9304111" calcext:value-type="float">
            <text:p>930411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08" calcext:value-type="float">
            <text:p>7308</text:p>
          </table:table-cell>
          <table:table-cell office:value-type="float" office:value="9304111" calcext:value-type="float">
            <text:p>9304111</text:p>
          </table:table-cell>
          <table:table-cell/>
          <table:table-cell table:formula="of:=([.E186]=[.I1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4-s721215008c8171746.ukp</text:p>
          </table:table-cell>
          <table:table-cell office:value-type="float" office:value="0.0205432" calcext:value-type="float">
            <text:p>0.0205432</text:p>
          </table:table-cell>
          <table:table-cell office:value-type="float" office:value="0.29" calcext:value-type="float">
            <text:p>0.29</text:p>
          </table:table-cell>
          <table:table-cell office:value-type="float" office:value="202636" calcext:value-type="float">
            <text:p>202636</text:p>
          </table:table-cell>
          <table:table-cell office:value-type="float" office:value="8171746" calcext:value-type="float">
            <text:p>8171746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0952" calcext:value-type="float">
            <text:p>20952</text:p>
          </table:table-cell>
          <table:table-cell office:value-type="float" office:value="8171746" calcext:value-type="float">
            <text:p>8171746</text:p>
          </table:table-cell>
          <table:table-cell/>
          <table:table-cell table:formula="of:=([.E187]=[.I1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8-s991580855c8976007.ukp</text:p>
          </table:table-cell>
          <table:table-cell office:value-type="float" office:value="0.0204853" calcext:value-type="float">
            <text:p>0.0204853</text:p>
          </table:table-cell>
          <table:table-cell office:value-type="float" office:value="0.27" calcext:value-type="float">
            <text:p>0.27</text:p>
          </table:table-cell>
          <table:table-cell office:value-type="float" office:value="221740" calcext:value-type="float">
            <text:p>221740</text:p>
          </table:table-cell>
          <table:table-cell office:value-type="float" office:value="8976007" calcext:value-type="float">
            <text:p>8976007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0904" calcext:value-type="float">
            <text:p>20904</text:p>
          </table:table-cell>
          <table:table-cell office:value-type="float" office:value="8976007" calcext:value-type="float">
            <text:p>8976007</text:p>
          </table:table-cell>
          <table:table-cell/>
          <table:table-cell table:formula="of:=([.E188]=[.I1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0-s827183242c8417603.ukp</text:p>
          </table:table-cell>
          <table:table-cell office:value-type="float" office:value="0.0204831" calcext:value-type="float">
            <text:p>0.0204831</text:p>
          </table:table-cell>
          <table:table-cell office:value-type="float" office:value="0.1" calcext:value-type="float">
            <text:p>0.1</text:p>
          </table:table-cell>
          <table:table-cell office:value-type="float" office:value="216168" calcext:value-type="float">
            <text:p>216168</text:p>
          </table:table-cell>
          <table:table-cell office:value-type="float" office:value="8417603" calcext:value-type="float">
            <text:p>841760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20" calcext:value-type="float">
            <text:p>8220</text:p>
          </table:table-cell>
          <table:table-cell office:value-type="float" office:value="8417603" calcext:value-type="float">
            <text:p>8417603</text:p>
          </table:table-cell>
          <table:table-cell/>
          <table:table-cell table:formula="of:=([.E189]=[.I1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0-4-s721215008c5527496.ukp</text:p>
          </table:table-cell>
          <table:table-cell office:value-type="float" office:value="0.020434" calcext:value-type="float">
            <text:p>0.020434</text:p>
          </table:table-cell>
          <table:table-cell office:value-type="float" office:value="0.26" calcext:value-type="float">
            <text:p>0.26</text:p>
          </table:table-cell>
          <table:table-cell office:value-type="float" office:value="140932" calcext:value-type="float">
            <text:p>140932</text:p>
          </table:table-cell>
          <table:table-cell office:value-type="float" office:value="5527496" calcext:value-type="float">
            <text:p>5527496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20988" calcext:value-type="float">
            <text:p>20988</text:p>
          </table:table-cell>
          <table:table-cell office:value-type="float" office:value="5527496" calcext:value-type="float">
            <text:p>5527496</text:p>
          </table:table-cell>
          <table:table-cell/>
          <table:table-cell table:formula="of:=([.E190]=[.I1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7-s177710744c8602115.ukp</text:p>
          </table:table-cell>
          <table:table-cell office:value-type="float" office:value="0.0204313" calcext:value-type="float">
            <text:p>0.0204313</text:p>
          </table:table-cell>
          <table:table-cell office:value-type="float" office:value="0.09" calcext:value-type="float">
            <text:p>0.09</text:p>
          </table:table-cell>
          <table:table-cell office:value-type="float" office:value="220624" calcext:value-type="float">
            <text:p>220624</text:p>
          </table:table-cell>
          <table:table-cell office:value-type="float" office:value="8602115" calcext:value-type="float">
            <text:p>860211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9048" calcext:value-type="float">
            <text:p>9048</text:p>
          </table:table-cell>
          <table:table-cell office:value-type="float" office:value="8602115" calcext:value-type="float">
            <text:p>8602115</text:p>
          </table:table-cell>
          <table:table-cell/>
          <table:table-cell table:formula="of:=([.E191]=[.I1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3-s780179313c6463990.ukp</text:p>
          </table:table-cell>
          <table:table-cell office:value-type="float" office:value="0.0204306" calcext:value-type="float">
            <text:p>0.0204306</text:p>
          </table:table-cell>
          <table:table-cell office:value-type="float" office:value="0.06" calcext:value-type="float">
            <text:p>0.06</text:p>
          </table:table-cell>
          <table:table-cell office:value-type="float" office:value="161580" calcext:value-type="float">
            <text:p>161580</text:p>
          </table:table-cell>
          <table:table-cell office:value-type="float" office:value="6463990" calcext:value-type="float">
            <text:p>6463990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8980" calcext:value-type="float">
            <text:p>8980</text:p>
          </table:table-cell>
          <table:table-cell office:value-type="float" office:value="6463990" calcext:value-type="float">
            <text:p>6463990</text:p>
          </table:table-cell>
          <table:table-cell/>
          <table:table-cell table:formula="of:=([.E192]=[.I1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9-s126456688c9059572.ukp</text:p>
          </table:table-cell>
          <table:table-cell office:value-type="float" office:value="0.0203203" calcext:value-type="float">
            <text:p>0.0203203</text:p>
          </table:table-cell>
          <table:table-cell office:value-type="float" office:value="0.07" calcext:value-type="float">
            <text:p>0.07</text:p>
          </table:table-cell>
          <table:table-cell office:value-type="float" office:value="231452" calcext:value-type="float">
            <text:p>231452</text:p>
          </table:table-cell>
          <table:table-cell office:value-type="float" office:value="9059572" calcext:value-type="float">
            <text:p>905957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44" calcext:value-type="float">
            <text:p>6244</text:p>
          </table:table-cell>
          <table:table-cell office:value-type="float" office:value="9059572" calcext:value-type="float">
            <text:p>9059572</text:p>
          </table:table-cell>
          <table:table-cell/>
          <table:table-cell table:formula="of:=([.E193]=[.I1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7-s177710744c6811444.ukp</text:p>
          </table:table-cell>
          <table:table-cell office:value-type="float" office:value="0.0203103" calcext:value-type="float">
            <text:p>0.0203103</text:p>
          </table:table-cell>
          <table:table-cell office:value-type="float" office:value="0.06" calcext:value-type="float">
            <text:p>0.06</text:p>
          </table:table-cell>
          <table:table-cell office:value-type="float" office:value="169716" calcext:value-type="float">
            <text:p>169716</text:p>
          </table:table-cell>
          <table:table-cell office:value-type="float" office:value="6811444" calcext:value-type="float">
            <text:p>681144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696" calcext:value-type="float">
            <text:p>6696</text:p>
          </table:table-cell>
          <table:table-cell office:value-type="float" office:value="6811444" calcext:value-type="float">
            <text:p>6811444</text:p>
          </table:table-cell>
          <table:table-cell/>
          <table:table-cell table:formula="of:=([.E194]=[.I1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0-s827183242c8790453.ukp</text:p>
          </table:table-cell>
          <table:table-cell office:value-type="float" office:value="0.0202479" calcext:value-type="float">
            <text:p>0.0202479</text:p>
          </table:table-cell>
          <table:table-cell office:value-type="float" office:value="0.08" calcext:value-type="float">
            <text:p>0.08</text:p>
          </table:table-cell>
          <table:table-cell office:value-type="float" office:value="225132" calcext:value-type="float">
            <text:p>225132</text:p>
          </table:table-cell>
          <table:table-cell office:value-type="float" office:value="8790453" calcext:value-type="float">
            <text:p>879045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64" calcext:value-type="float">
            <text:p>8464</text:p>
          </table:table-cell>
          <table:table-cell office:value-type="float" office:value="8790453" calcext:value-type="float">
            <text:p>8790453</text:p>
          </table:table-cell>
          <table:table-cell/>
          <table:table-cell table:formula="of:=([.E195]=[.I1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7-s177710744c9001705.ukp</text:p>
          </table:table-cell>
          <table:table-cell office:value-type="float" office:value="0.020153" calcext:value-type="float">
            <text:p>0.020153</text:p>
          </table:table-cell>
          <table:table-cell office:value-type="float" office:value="0.07" calcext:value-type="float">
            <text:p>0.07</text:p>
          </table:table-cell>
          <table:table-cell office:value-type="float" office:value="230088" calcext:value-type="float">
            <text:p>230088</text:p>
          </table:table-cell>
          <table:table-cell office:value-type="float" office:value="9001705" calcext:value-type="float">
            <text:p>90017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04" calcext:value-type="float">
            <text:p>7504</text:p>
          </table:table-cell>
          <table:table-cell office:value-type="float" office:value="9001705" calcext:value-type="float">
            <text:p>9001705</text:p>
          </table:table-cell>
          <table:table-cell/>
          <table:table-cell table:formula="of:=([.E196]=[.I1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1-s843367405c7064870.ukp</text:p>
          </table:table-cell>
          <table:table-cell office:value-type="float" office:value="0.0201244" calcext:value-type="float">
            <text:p>0.0201244</text:p>
          </table:table-cell>
          <table:table-cell office:value-type="float" office:value="0.18" calcext:value-type="float">
            <text:p>0.18</text:p>
          </table:table-cell>
          <table:table-cell office:value-type="float" office:value="184592" calcext:value-type="float">
            <text:p>184592</text:p>
          </table:table-cell>
          <table:table-cell office:value-type="float" office:value="7064870" calcext:value-type="float">
            <text:p>7064870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7064870" calcext:value-type="float">
            <text:p>7064870</text:p>
          </table:table-cell>
          <table:table-cell/>
          <table:table-cell table:formula="of:=([.E197]=[.I1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1000000n10000-8-s991580855c5050915.ukp</text:p>
          </table:table-cell>
          <table:table-cell office:value-type="float" office:value="0.0200935" calcext:value-type="float">
            <text:p>0.0200935</text:p>
          </table:table-cell>
          <table:table-cell office:value-type="float" office:value="0.06" calcext:value-type="float">
            <text:p>0.06</text:p>
          </table:table-cell>
          <table:table-cell office:value-type="float" office:value="136148" calcext:value-type="float">
            <text:p>136148</text:p>
          </table:table-cell>
          <table:table-cell office:value-type="float" office:value="5050915" calcext:value-type="float">
            <text:p>5050915</text:p>
          </table:table-cell>
          <table:table-cell office:value-type="float" office:value="0.50667" calcext:value-type="float">
            <text:p>0.50667</text:p>
          </table:table-cell>
          <table:table-cell office:value-type="float" office:value="0.5" calcext:value-type="float">
            <text:p>0.5</text:p>
          </table:table-cell>
          <table:table-cell office:value-type="float" office:value="9128" calcext:value-type="float">
            <text:p>9128</text:p>
          </table:table-cell>
          <table:table-cell office:value-type="float" office:value="5050915" calcext:value-type="float">
            <text:p>5050915</text:p>
          </table:table-cell>
          <table:table-cell/>
          <table:table-cell table:formula="of:=([.E198]=[.I1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6-s227708629c9241273.ukp</text:p>
          </table:table-cell>
          <table:table-cell office:value-type="float" office:value="0.0200207" calcext:value-type="float">
            <text:p>0.0200207</text:p>
          </table:table-cell>
          <table:table-cell office:value-type="float" office:value="0.16" calcext:value-type="float">
            <text:p>0.16</text:p>
          </table:table-cell>
          <table:table-cell office:value-type="float" office:value="227748" calcext:value-type="float">
            <text:p>227748</text:p>
          </table:table-cell>
          <table:table-cell office:value-type="float" office:value="9241273" calcext:value-type="float">
            <text:p>924127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9241273" calcext:value-type="float">
            <text:p>9241273</text:p>
          </table:table-cell>
          <table:table-cell/>
          <table:table-cell table:formula="of:=([.E199]=[.I1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1-s843367405c9594852.ukp</text:p>
          </table:table-cell>
          <table:table-cell office:value-type="float" office:value="0.0199718" calcext:value-type="float">
            <text:p>0.0199718</text:p>
          </table:table-cell>
          <table:table-cell office:value-type="float" office:value="0.17" calcext:value-type="float">
            <text:p>0.17</text:p>
          </table:table-cell>
          <table:table-cell office:value-type="float" office:value="236232" calcext:value-type="float">
            <text:p>236232</text:p>
          </table:table-cell>
          <table:table-cell office:value-type="float" office:value="9594852" calcext:value-type="float">
            <text:p>959485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72" calcext:value-type="float">
            <text:p>12072</text:p>
          </table:table-cell>
          <table:table-cell office:value-type="float" office:value="9594852" calcext:value-type="float">
            <text:p>9594852</text:p>
          </table:table-cell>
          <table:table-cell/>
          <table:table-cell table:formula="of:=([.E200]=[.I2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8-s991580855c9728635.ukp</text:p>
          </table:table-cell>
          <table:table-cell office:value-type="float" office:value="0.0199511" calcext:value-type="float">
            <text:p>0.0199511</text:p>
          </table:table-cell>
          <table:table-cell office:value-type="float" office:value="0.09" calcext:value-type="float">
            <text:p>0.09</text:p>
          </table:table-cell>
          <table:table-cell office:value-type="float" office:value="239220" calcext:value-type="float">
            <text:p>239220</text:p>
          </table:table-cell>
          <table:table-cell office:value-type="float" office:value="9728635" calcext:value-type="float">
            <text:p>972863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700" calcext:value-type="float">
            <text:p>8700</text:p>
          </table:table-cell>
          <table:table-cell office:value-type="float" office:value="9728635" calcext:value-type="float">
            <text:p>9728635</text:p>
          </table:table-cell>
          <table:table-cell/>
          <table:table-cell table:formula="of:=([.E201]=[.I2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9-s126456688c7725611.ukp</text:p>
          </table:table-cell>
          <table:table-cell office:value-type="float" office:value="0.0199507" calcext:value-type="float">
            <text:p>0.0199507</text:p>
          </table:table-cell>
          <table:table-cell office:value-type="float" office:value="0.16" calcext:value-type="float">
            <text:p>0.16</text:p>
          </table:table-cell>
          <table:table-cell office:value-type="float" office:value="200240" calcext:value-type="float">
            <text:p>200240</text:p>
          </table:table-cell>
          <table:table-cell office:value-type="float" office:value="7725611" calcext:value-type="float">
            <text:p>772561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092" calcext:value-type="float">
            <text:p>12092</text:p>
          </table:table-cell>
          <table:table-cell office:value-type="float" office:value="7725611" calcext:value-type="float">
            <text:p>7725611</text:p>
          </table:table-cell>
          <table:table-cell/>
          <table:table-cell table:formula="of:=([.E202]=[.I2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6-s227708629c8761664.ukp</text:p>
          </table:table-cell>
          <table:table-cell office:value-type="float" office:value="0.0198039" calcext:value-type="float">
            <text:p>0.0198039</text:p>
          </table:table-cell>
          <table:table-cell office:value-type="float" office:value="0.09" calcext:value-type="float">
            <text:p>0.09</text:p>
          </table:table-cell>
          <table:table-cell office:value-type="float" office:value="216704" calcext:value-type="float">
            <text:p>216704</text:p>
          </table:table-cell>
          <table:table-cell office:value-type="float" office:value="8761664" calcext:value-type="float">
            <text:p>876166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00" calcext:value-type="float">
            <text:p>8100</text:p>
          </table:table-cell>
          <table:table-cell office:value-type="float" office:value="8761664" calcext:value-type="float">
            <text:p>8761664</text:p>
          </table:table-cell>
          <table:table-cell/>
          <table:table-cell table:formula="of:=([.E203]=[.I2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5-s110877071c8303727.ukp</text:p>
          </table:table-cell>
          <table:table-cell office:value-type="float" office:value="0.0198007" calcext:value-type="float">
            <text:p>0.0198007</text:p>
          </table:table-cell>
          <table:table-cell office:value-type="float" office:value="0.27" calcext:value-type="float">
            <text:p>0.27</text:p>
          </table:table-cell>
          <table:table-cell office:value-type="float" office:value="206384" calcext:value-type="float">
            <text:p>206384</text:p>
          </table:table-cell>
          <table:table-cell office:value-type="float" office:value="8303727" calcext:value-type="float">
            <text:p>830372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1020" calcext:value-type="float">
            <text:p>21020</text:p>
          </table:table-cell>
          <table:table-cell office:value-type="float" office:value="8303727" calcext:value-type="float">
            <text:p>8303727</text:p>
          </table:table-cell>
          <table:table-cell/>
          <table:table-cell table:formula="of:=([.E204]=[.I2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8-s991580855c9264524.ukp</text:p>
          </table:table-cell>
          <table:table-cell office:value-type="float" office:value="0.0197802" calcext:value-type="float">
            <text:p>0.0197802</text:p>
          </table:table-cell>
          <table:table-cell office:value-type="float" office:value="0.16" calcext:value-type="float">
            <text:p>0.16</text:p>
          </table:table-cell>
          <table:table-cell office:value-type="float" office:value="228288" calcext:value-type="float">
            <text:p>228288</text:p>
          </table:table-cell>
          <table:table-cell office:value-type="float" office:value="9264524" calcext:value-type="float">
            <text:p>926452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16" calcext:value-type="float">
            <text:p>12116</text:p>
          </table:table-cell>
          <table:table-cell office:value-type="float" office:value="9264524" calcext:value-type="float">
            <text:p>9264524</text:p>
          </table:table-cell>
          <table:table-cell/>
          <table:table-cell table:formula="of:=([.E205]=[.I2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4-s721215008c9143057.ukp</text:p>
          </table:table-cell>
          <table:table-cell office:value-type="float" office:value="0.0197313" calcext:value-type="float">
            <text:p>0.0197313</text:p>
          </table:table-cell>
          <table:table-cell office:value-type="float" office:value="0.16" calcext:value-type="float">
            <text:p>0.16</text:p>
          </table:table-cell>
          <table:table-cell office:value-type="float" office:value="225304" calcext:value-type="float">
            <text:p>225304</text:p>
          </table:table-cell>
          <table:table-cell office:value-type="float" office:value="9143057" calcext:value-type="float">
            <text:p>914305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9143057" calcext:value-type="float">
            <text:p>9143057</text:p>
          </table:table-cell>
          <table:table-cell/>
          <table:table-cell table:formula="of:=([.E206]=[.I2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6-s227708629c8467548.ukp</text:p>
          </table:table-cell>
          <table:table-cell office:value-type="float" office:value="0.019729" calcext:value-type="float">
            <text:p>0.019729</text:p>
          </table:table-cell>
          <table:table-cell office:value-type="float" office:value="0.16" calcext:value-type="float">
            <text:p>0.16</text:p>
          </table:table-cell>
          <table:table-cell office:value-type="float" office:value="209360" calcext:value-type="float">
            <text:p>209360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84" calcext:value-type="float">
            <text:p>11984</text:p>
          </table:table-cell>
          <table:table-cell office:value-type="float" office:value="8467548" calcext:value-type="float">
            <text:p>8467548</text:p>
          </table:table-cell>
          <table:table-cell/>
          <table:table-cell table:formula="of:=([.E207]=[.I2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1-s843367405c7348982.ukp</text:p>
          </table:table-cell>
          <table:table-cell office:value-type="float" office:value="0.0197289" calcext:value-type="float">
            <text:p>0.0197289</text:p>
          </table:table-cell>
          <table:table-cell office:value-type="float" office:value="0.27" calcext:value-type="float">
            <text:p>0.27</text:p>
          </table:table-cell>
          <table:table-cell office:value-type="float" office:value="184096" calcext:value-type="float">
            <text:p>184096</text:p>
          </table:table-cell>
          <table:table-cell office:value-type="float" office:value="7348982" calcext:value-type="float">
            <text:p>7348982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32" calcext:value-type="float">
            <text:p>20932</text:p>
          </table:table-cell>
          <table:table-cell office:value-type="float" office:value="7348982" calcext:value-type="float">
            <text:p>7348982</text:p>
          </table:table-cell>
          <table:table-cell/>
          <table:table-cell table:formula="of:=([.E208]=[.I2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7-s177710744c5169265.ukp</text:p>
          </table:table-cell>
          <table:table-cell office:value-type="float" office:value="0.0197265" calcext:value-type="float">
            <text:p>0.0197265</text:p>
          </table:table-cell>
          <table:table-cell office:value-type="float" office:value="0.26" calcext:value-type="float">
            <text:p>0.26</text:p>
          </table:table-cell>
          <table:table-cell office:value-type="float" office:value="140756" calcext:value-type="float">
            <text:p>140756</text:p>
          </table:table-cell>
          <table:table-cell office:value-type="float" office:value="5169265" calcext:value-type="float">
            <text:p>516926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1016" calcext:value-type="float">
            <text:p>21016</text:p>
          </table:table-cell>
          <table:table-cell office:value-type="float" office:value="5169265" calcext:value-type="float">
            <text:p>5169265</text:p>
          </table:table-cell>
          <table:table-cell/>
          <table:table-cell table:formula="of:=([.E209]=[.I2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5-s110877071c8668525.ukp</text:p>
          </table:table-cell>
          <table:table-cell office:value-type="float" office:value="0.0197255" calcext:value-type="float">
            <text:p>0.0197255</text:p>
          </table:table-cell>
          <table:table-cell office:value-type="float" office:value="0.07" calcext:value-type="float">
            <text:p>0.07</text:p>
          </table:table-cell>
          <table:table-cell office:value-type="float" office:value="222204" calcext:value-type="float">
            <text:p>222204</text:p>
          </table:table-cell>
          <table:table-cell office:value-type="float" office:value="8668525" calcext:value-type="float">
            <text:p>866852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184" calcext:value-type="float">
            <text:p>7184</text:p>
          </table:table-cell>
          <table:table-cell office:value-type="float" office:value="8668525" calcext:value-type="float">
            <text:p>8668525</text:p>
          </table:table-cell>
          <table:table-cell/>
          <table:table-cell table:formula="of:=([.E210]=[.I2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9-s126456688c5577842.ukp</text:p>
          </table:table-cell>
          <table:table-cell office:value-type="float" office:value="0.0196836" calcext:value-type="float">
            <text:p>0.0196836</text:p>
          </table:table-cell>
          <table:table-cell office:value-type="float" office:value="0.26" calcext:value-type="float">
            <text:p>0.26</text:p>
          </table:table-cell>
          <table:table-cell office:value-type="float" office:value="150504" calcext:value-type="float">
            <text:p>150504</text:p>
          </table:table-cell>
          <table:table-cell office:value-type="float" office:value="5577842" calcext:value-type="float">
            <text:p>5577842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5577842" calcext:value-type="float">
            <text:p>5577842</text:p>
          </table:table-cell>
          <table:table-cell/>
          <table:table-cell table:formula="of:=([.E211]=[.I2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1-s843367405c8291694.ukp</text:p>
          </table:table-cell>
          <table:table-cell office:value-type="float" office:value="0.0196779" calcext:value-type="float">
            <text:p>0.0196779</text:p>
          </table:table-cell>
          <table:table-cell office:value-type="float" office:value="0.16" calcext:value-type="float">
            <text:p>0.16</text:p>
          </table:table-cell>
          <table:table-cell office:value-type="float" office:value="205336" calcext:value-type="float">
            <text:p>205336</text:p>
          </table:table-cell>
          <table:table-cell office:value-type="float" office:value="8291694" calcext:value-type="float">
            <text:p>8291694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84" calcext:value-type="float">
            <text:p>12184</text:p>
          </table:table-cell>
          <table:table-cell office:value-type="float" office:value="8291694" calcext:value-type="float">
            <text:p>8291694</text:p>
          </table:table-cell>
          <table:table-cell/>
          <table:table-cell table:formula="of:=([.E212]=[.I2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2-s528806317c8398362.ukp</text:p>
          </table:table-cell>
          <table:table-cell office:value-type="float" office:value="0.0196524" calcext:value-type="float">
            <text:p>0.0196524</text:p>
          </table:table-cell>
          <table:table-cell office:value-type="float" office:value="0.16" calcext:value-type="float">
            <text:p>0.16</text:p>
          </table:table-cell>
          <table:table-cell office:value-type="float" office:value="207656" calcext:value-type="float">
            <text:p>207656</text:p>
          </table:table-cell>
          <table:table-cell office:value-type="float" office:value="8398362" calcext:value-type="float">
            <text:p>839836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0" calcext:value-type="float">
            <text:p>12100</text:p>
          </table:table-cell>
          <table:table-cell office:value-type="float" office:value="8398362" calcext:value-type="float">
            <text:p>8398362</text:p>
          </table:table-cell>
          <table:table-cell/>
          <table:table-cell table:formula="of:=([.E213]=[.I2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1-s843367405c6690241.ukp</text:p>
          </table:table-cell>
          <table:table-cell office:value-type="float" office:value="0.0194992" calcext:value-type="float">
            <text:p>0.0194992</text:p>
          </table:table-cell>
          <table:table-cell office:value-type="float" office:value="0.15" calcext:value-type="float">
            <text:p>0.15</text:p>
          </table:table-cell>
          <table:table-cell office:value-type="float" office:value="175672" calcext:value-type="float">
            <text:p>175672</text:p>
          </table:table-cell>
          <table:table-cell office:value-type="float" office:value="6690241" calcext:value-type="float">
            <text:p>669024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16" calcext:value-type="float">
            <text:p>12116</text:p>
          </table:table-cell>
          <table:table-cell office:value-type="float" office:value="6690241" calcext:value-type="float">
            <text:p>6690241</text:p>
          </table:table-cell>
          <table:table-cell/>
          <table:table-cell table:formula="of:=([.E214]=[.I2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6-s227708629c8115981.ukp</text:p>
          </table:table-cell>
          <table:table-cell office:value-type="float" office:value="0.0194833" calcext:value-type="float">
            <text:p>0.0194833</text:p>
          </table:table-cell>
          <table:table-cell office:value-type="float" office:value="0.09" calcext:value-type="float">
            <text:p>0.09</text:p>
          </table:table-cell>
          <table:table-cell office:value-type="float" office:value="209272" calcext:value-type="float">
            <text:p>209272</text:p>
          </table:table-cell>
          <table:table-cell office:value-type="float" office:value="8115981" calcext:value-type="float">
            <text:p>811598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760" calcext:value-type="float">
            <text:p>8760</text:p>
          </table:table-cell>
          <table:table-cell office:value-type="float" office:value="8115981" calcext:value-type="float">
            <text:p>8115981</text:p>
          </table:table-cell>
          <table:table-cell/>
          <table:table-cell table:formula="of:=([.E215]=[.I2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0-9-s126456688c5106568.ukp</text:p>
          </table:table-cell>
          <table:table-cell office:value-type="float" office:value="0.0194754" calcext:value-type="float">
            <text:p>0.0194754</text:p>
          </table:table-cell>
          <table:table-cell office:value-type="float" office:value="0.26" calcext:value-type="float">
            <text:p>0.26</text:p>
          </table:table-cell>
          <table:table-cell office:value-type="float" office:value="138380" calcext:value-type="float">
            <text:p>138380</text:p>
          </table:table-cell>
          <table:table-cell office:value-type="float" office:value="5106568" calcext:value-type="float">
            <text:p>5106568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5106568" calcext:value-type="float">
            <text:p>5106568</text:p>
          </table:table-cell>
          <table:table-cell/>
          <table:table-cell table:formula="of:=([.E216]=[.I2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3-s780179313c8190313.ukp</text:p>
          </table:table-cell>
          <table:table-cell office:value-type="float" office:value="0.0194321" calcext:value-type="float">
            <text:p>0.0194321</text:p>
          </table:table-cell>
          <table:table-cell office:value-type="float" office:value="0.16" calcext:value-type="float">
            <text:p>0.16</text:p>
          </table:table-cell>
          <table:table-cell office:value-type="float" office:value="203336" calcext:value-type="float">
            <text:p>203336</text:p>
          </table:table-cell>
          <table:table-cell office:value-type="float" office:value="8190313" calcext:value-type="float">
            <text:p>819031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96" calcext:value-type="float">
            <text:p>12196</text:p>
          </table:table-cell>
          <table:table-cell office:value-type="float" office:value="8190313" calcext:value-type="float">
            <text:p>8190313</text:p>
          </table:table-cell>
          <table:table-cell/>
          <table:table-cell table:formula="of:=([.E217]=[.I2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5-s110877071c9821245.ukp</text:p>
          </table:table-cell>
          <table:table-cell office:value-type="float" office:value="0.0193434" calcext:value-type="float">
            <text:p>0.0193434</text:p>
          </table:table-cell>
          <table:table-cell office:value-type="float" office:value="0.07" calcext:value-type="float">
            <text:p>0.07</text:p>
          </table:table-cell>
          <table:table-cell office:value-type="float" office:value="241072" calcext:value-type="float">
            <text:p>241072</text:p>
          </table:table-cell>
          <table:table-cell office:value-type="float" office:value="9821245" calcext:value-type="float">
            <text:p>982124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44" calcext:value-type="float">
            <text:p>7944</text:p>
          </table:table-cell>
          <table:table-cell office:value-type="float" office:value="9821245" calcext:value-type="float">
            <text:p>9821245</text:p>
          </table:table-cell>
          <table:table-cell/>
          <table:table-cell table:formula="of:=([.E218]=[.I2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2-s528806317c7719762.ukp</text:p>
          </table:table-cell>
          <table:table-cell office:value-type="float" office:value="0.0192778" calcext:value-type="float">
            <text:p>0.0192778</text:p>
          </table:table-cell>
          <table:table-cell office:value-type="float" office:value="0.09" calcext:value-type="float">
            <text:p>0.09</text:p>
          </table:table-cell>
          <table:table-cell office:value-type="float" office:value="199828" calcext:value-type="float">
            <text:p>199828</text:p>
          </table:table-cell>
          <table:table-cell office:value-type="float" office:value="7719762" calcext:value-type="float">
            <text:p>771976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744" calcext:value-type="float">
            <text:p>8744</text:p>
          </table:table-cell>
          <table:table-cell office:value-type="float" office:value="7719762" calcext:value-type="float">
            <text:p>7719762</text:p>
          </table:table-cell>
          <table:table-cell/>
          <table:table-cell table:formula="of:=([.E219]=[.I2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6-s227708629c6992465.ukp</text:p>
          </table:table-cell>
          <table:table-cell office:value-type="float" office:value="0.019273" calcext:value-type="float">
            <text:p>0.019273</text:p>
          </table:table-cell>
          <table:table-cell office:value-type="float" office:value="0.15" calcext:value-type="float">
            <text:p>0.15</text:p>
          </table:table-cell>
          <table:table-cell office:value-type="float" office:value="182992" calcext:value-type="float">
            <text:p>182992</text:p>
          </table:table-cell>
          <table:table-cell office:value-type="float" office:value="6992465" calcext:value-type="float">
            <text:p>6992465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64" calcext:value-type="float">
            <text:p>12064</text:p>
          </table:table-cell>
          <table:table-cell office:value-type="float" office:value="6992465" calcext:value-type="float">
            <text:p>6992465</text:p>
          </table:table-cell>
          <table:table-cell/>
          <table:table-cell table:formula="of:=([.E220]=[.I2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0-s827183242c7620920.ukp</text:p>
          </table:table-cell>
          <table:table-cell office:value-type="float" office:value="0.0192544" calcext:value-type="float">
            <text:p>0.0192544</text:p>
          </table:table-cell>
          <table:table-cell office:value-type="float" office:value="0.27" calcext:value-type="float">
            <text:p>0.27</text:p>
          </table:table-cell>
          <table:table-cell office:value-type="float" office:value="189804" calcext:value-type="float">
            <text:p>189804</text:p>
          </table:table-cell>
          <table:table-cell office:value-type="float" office:value="7620920" calcext:value-type="float">
            <text:p>7620920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852" calcext:value-type="float">
            <text:p>20852</text:p>
          </table:table-cell>
          <table:table-cell office:value-type="float" office:value="7620920" calcext:value-type="float">
            <text:p>7620920</text:p>
          </table:table-cell>
          <table:table-cell/>
          <table:table-cell table:formula="of:=([.E221]=[.I2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6-s227708629c5714441.ukp</text:p>
          </table:table-cell>
          <table:table-cell office:value-type="float" office:value="0.0192422" calcext:value-type="float">
            <text:p>0.0192422</text:p>
          </table:table-cell>
          <table:table-cell office:value-type="float" office:value="0.26" calcext:value-type="float">
            <text:p>0.26</text:p>
          </table:table-cell>
          <table:table-cell office:value-type="float" office:value="153184" calcext:value-type="float">
            <text:p>153184</text:p>
          </table:table-cell>
          <table:table-cell office:value-type="float" office:value="5714441" calcext:value-type="float">
            <text:p>571444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8" calcext:value-type="float">
            <text:p>20988</text:p>
          </table:table-cell>
          <table:table-cell office:value-type="float" office:value="5714441" calcext:value-type="float">
            <text:p>5714441</text:p>
          </table:table-cell>
          <table:table-cell/>
          <table:table-cell table:formula="of:=([.E222]=[.I2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6-s227708629c8354146.ukp</text:p>
          </table:table-cell>
          <table:table-cell office:value-type="float" office:value="0.0192303" calcext:value-type="float">
            <text:p>0.0192303</text:p>
          </table:table-cell>
          <table:table-cell office:value-type="float" office:value="0.07" calcext:value-type="float">
            <text:p>0.07</text:p>
          </table:table-cell>
          <table:table-cell office:value-type="float" office:value="214648" calcext:value-type="float">
            <text:p>214648</text:p>
          </table:table-cell>
          <table:table-cell office:value-type="float" office:value="8354146" calcext:value-type="float">
            <text:p>835414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80" calcext:value-type="float">
            <text:p>7380</text:p>
          </table:table-cell>
          <table:table-cell office:value-type="float" office:value="8354146" calcext:value-type="float">
            <text:p>8354146</text:p>
          </table:table-cell>
          <table:table-cell/>
          <table:table-cell table:formula="of:=([.E223]=[.I2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6-s227708629c7385954.ukp</text:p>
          </table:table-cell>
          <table:table-cell office:value-type="float" office:value="0.0192246" calcext:value-type="float">
            <text:p>0.0192246</text:p>
          </table:table-cell>
          <table:table-cell office:value-type="float" office:value="0.26" calcext:value-type="float">
            <text:p>0.26</text:p>
          </table:table-cell>
          <table:table-cell office:value-type="float" office:value="184416" calcext:value-type="float">
            <text:p>184416</text:p>
          </table:table-cell>
          <table:table-cell office:value-type="float" office:value="7385954" calcext:value-type="float">
            <text:p>738595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04" calcext:value-type="float">
            <text:p>20904</text:p>
          </table:table-cell>
          <table:table-cell office:value-type="float" office:value="7385954" calcext:value-type="float">
            <text:p>7385954</text:p>
          </table:table-cell>
          <table:table-cell/>
          <table:table-cell table:formula="of:=([.E224]=[.I2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8-s991580855c8064086.ukp</text:p>
          </table:table-cell>
          <table:table-cell office:value-type="float" office:value="0.0192176" calcext:value-type="float">
            <text:p>0.0192176</text:p>
          </table:table-cell>
          <table:table-cell office:value-type="float" office:value="0.09" calcext:value-type="float">
            <text:p>0.09</text:p>
          </table:table-cell>
          <table:table-cell office:value-type="float" office:value="207828" calcext:value-type="float">
            <text:p>207828</text:p>
          </table:table-cell>
          <table:table-cell office:value-type="float" office:value="8064086" calcext:value-type="float">
            <text:p>806408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96" calcext:value-type="float">
            <text:p>8396</text:p>
          </table:table-cell>
          <table:table-cell office:value-type="float" office:value="8064086" calcext:value-type="float">
            <text:p>8064086</text:p>
          </table:table-cell>
          <table:table-cell/>
          <table:table-cell table:formula="of:=([.E225]=[.I2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0-9-s126456688c6021657.ukp</text:p>
          </table:table-cell>
          <table:table-cell office:value-type="float" office:value="0.0191837" calcext:value-type="float">
            <text:p>0.0191837</text:p>
          </table:table-cell>
          <table:table-cell office:value-type="float" office:value="0.26" calcext:value-type="float">
            <text:p>0.26</text:p>
          </table:table-cell>
          <table:table-cell office:value-type="float" office:value="160068" calcext:value-type="float">
            <text:p>160068</text:p>
          </table:table-cell>
          <table:table-cell office:value-type="float" office:value="6021657" calcext:value-type="float">
            <text:p>6021657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1000" calcext:value-type="float">
            <text:p>21000</text:p>
          </table:table-cell>
          <table:table-cell office:value-type="float" office:value="6021657" calcext:value-type="float">
            <text:p>6021657</text:p>
          </table:table-cell>
          <table:table-cell/>
          <table:table-cell table:formula="of:=([.E226]=[.I2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6-s227708629c6359014.ukp</text:p>
          </table:table-cell>
          <table:table-cell office:value-type="float" office:value="0.0191757" calcext:value-type="float">
            <text:p>0.0191757</text:p>
          </table:table-cell>
          <table:table-cell office:value-type="float" office:value="0.15" calcext:value-type="float">
            <text:p>0.15</text:p>
          </table:table-cell>
          <table:table-cell office:value-type="float" office:value="167872" calcext:value-type="float">
            <text:p>167872</text:p>
          </table:table-cell>
          <table:table-cell office:value-type="float" office:value="6359014" calcext:value-type="float">
            <text:p>6359014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08" calcext:value-type="float">
            <text:p>12708</text:p>
          </table:table-cell>
          <table:table-cell office:value-type="float" office:value="6359014" calcext:value-type="float">
            <text:p>6359014</text:p>
          </table:table-cell>
          <table:table-cell/>
          <table:table-cell table:formula="of:=([.E227]=[.I2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7-s177710744c9332308.ukp</text:p>
          </table:table-cell>
          <table:table-cell office:value-type="float" office:value="0.0191754" calcext:value-type="float">
            <text:p>0.0191754</text:p>
          </table:table-cell>
          <table:table-cell office:value-type="float" office:value="0.09" calcext:value-type="float">
            <text:p>0.09</text:p>
          </table:table-cell>
          <table:table-cell office:value-type="float" office:value="229744" calcext:value-type="float">
            <text:p>229744</text:p>
          </table:table-cell>
          <table:table-cell office:value-type="float" office:value="9332308" calcext:value-type="float">
            <text:p>933230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968" calcext:value-type="float">
            <text:p>7968</text:p>
          </table:table-cell>
          <table:table-cell office:value-type="float" office:value="9332308" calcext:value-type="float">
            <text:p>9332308</text:p>
          </table:table-cell>
          <table:table-cell/>
          <table:table-cell table:formula="of:=([.E228]=[.I2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1-s843367405c9734370.ukp</text:p>
          </table:table-cell>
          <table:table-cell office:value-type="float" office:value="0.0191678" calcext:value-type="float">
            <text:p>0.0191678</text:p>
          </table:table-cell>
          <table:table-cell office:value-type="float" office:value="0.09" calcext:value-type="float">
            <text:p>0.09</text:p>
          </table:table-cell>
          <table:table-cell office:value-type="float" office:value="239372" calcext:value-type="float">
            <text:p>239372</text:p>
          </table:table-cell>
          <table:table-cell office:value-type="float" office:value="9734370" calcext:value-type="float">
            <text:p>973437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9734370" calcext:value-type="float">
            <text:p>9734370</text:p>
          </table:table-cell>
          <table:table-cell/>
          <table:table-cell table:formula="of:=([.E229]=[.I2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1-s843367405c7998653.ukp</text:p>
          </table:table-cell>
          <table:table-cell office:value-type="float" office:value="0.0191143" calcext:value-type="float">
            <text:p>0.0191143</text:p>
          </table:table-cell>
          <table:table-cell office:value-type="float" office:value="0.09" calcext:value-type="float">
            <text:p>0.09</text:p>
          </table:table-cell>
          <table:table-cell office:value-type="float" office:value="206440" calcext:value-type="float">
            <text:p>206440</text:p>
          </table:table-cell>
          <table:table-cell office:value-type="float" office:value="7998653" calcext:value-type="float">
            <text:p>799865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532" calcext:value-type="float">
            <text:p>7532</text:p>
          </table:table-cell>
          <table:table-cell office:value-type="float" office:value="7998653" calcext:value-type="float">
            <text:p>7998653</text:p>
          </table:table-cell>
          <table:table-cell/>
          <table:table-cell table:formula="of:=([.E230]=[.I2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5-s110877071c8081024.ukp</text:p>
          </table:table-cell>
          <table:table-cell office:value-type="float" office:value="0.0191082" calcext:value-type="float">
            <text:p>0.0191082</text:p>
          </table:table-cell>
          <table:table-cell office:value-type="float" office:value="0.06" calcext:value-type="float">
            <text:p>0.06</text:p>
          </table:table-cell>
          <table:table-cell office:value-type="float" office:value="208232" calcext:value-type="float">
            <text:p>208232</text:p>
          </table:table-cell>
          <table:table-cell office:value-type="float" office:value="8081024" calcext:value-type="float">
            <text:p>8081024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536" calcext:value-type="float">
            <text:p>8536</text:p>
          </table:table-cell>
          <table:table-cell office:value-type="float" office:value="8081024" calcext:value-type="float">
            <text:p>8081024</text:p>
          </table:table-cell>
          <table:table-cell/>
          <table:table-cell table:formula="of:=([.E231]=[.I2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3-s780179313c7975198.ukp</text:p>
          </table:table-cell>
          <table:table-cell office:value-type="float" office:value="0.0191041" calcext:value-type="float">
            <text:p>0.0191041</text:p>
          </table:table-cell>
          <table:table-cell office:value-type="float" office:value="0.09" calcext:value-type="float">
            <text:p>0.09</text:p>
          </table:table-cell>
          <table:table-cell office:value-type="float" office:value="205936" calcext:value-type="float">
            <text:p>205936</text:p>
          </table:table-cell>
          <table:table-cell office:value-type="float" office:value="7975198" calcext:value-type="float">
            <text:p>797519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652" calcext:value-type="float">
            <text:p>7652</text:p>
          </table:table-cell>
          <table:table-cell office:value-type="float" office:value="7975198" calcext:value-type="float">
            <text:p>7975198</text:p>
          </table:table-cell>
          <table:table-cell/>
          <table:table-cell table:formula="of:=([.E232]=[.I2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1-s843367405c7218555.ukp</text:p>
          </table:table-cell>
          <table:table-cell office:value-type="float" office:value="0.0191023" calcext:value-type="float">
            <text:p>0.0191023</text:p>
          </table:table-cell>
          <table:table-cell office:value-type="float" office:value="0.26" calcext:value-type="float">
            <text:p>0.26</text:p>
          </table:table-cell>
          <table:table-cell office:value-type="float" office:value="180636" calcext:value-type="float">
            <text:p>180636</text:p>
          </table:table-cell>
          <table:table-cell office:value-type="float" office:value="7218555" calcext:value-type="float">
            <text:p>721855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76" calcext:value-type="float">
            <text:p>20976</text:p>
          </table:table-cell>
          <table:table-cell office:value-type="float" office:value="7218555" calcext:value-type="float">
            <text:p>7218555</text:p>
          </table:table-cell>
          <table:table-cell/>
          <table:table-cell table:formula="of:=([.E233]=[.I2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9-s126456688c7940477.ukp</text:p>
          </table:table-cell>
          <table:table-cell office:value-type="float" office:value="0.0190025" calcext:value-type="float">
            <text:p>0.0190025</text:p>
          </table:table-cell>
          <table:table-cell office:value-type="float" office:value="0.09" calcext:value-type="float">
            <text:p>0.09</text:p>
          </table:table-cell>
          <table:table-cell office:value-type="float" office:value="204976" calcext:value-type="float">
            <text:p>204976</text:p>
          </table:table-cell>
          <table:table-cell office:value-type="float" office:value="7940477" calcext:value-type="float">
            <text:p>794047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88" calcext:value-type="float">
            <text:p>8288</text:p>
          </table:table-cell>
          <table:table-cell office:value-type="float" office:value="7940477" calcext:value-type="float">
            <text:p>7940477</text:p>
          </table:table-cell>
          <table:table-cell/>
          <table:table-cell table:formula="of:=([.E234]=[.I2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0-7-s177710744c5667253.ukp</text:p>
          </table:table-cell>
          <table:table-cell office:value-type="float" office:value="0.0189813" calcext:value-type="float">
            <text:p>0.0189813</text:p>
          </table:table-cell>
          <table:table-cell office:value-type="float" office:value="0.26" calcext:value-type="float">
            <text:p>0.26</text:p>
          </table:table-cell>
          <table:table-cell office:value-type="float" office:value="151672" calcext:value-type="float">
            <text:p>151672</text:p>
          </table:table-cell>
          <table:table-cell office:value-type="float" office:value="5667253" calcext:value-type="float">
            <text:p>5667253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1016" calcext:value-type="float">
            <text:p>21016</text:p>
          </table:table-cell>
          <table:table-cell office:value-type="float" office:value="5667253" calcext:value-type="float">
            <text:p>5667253</text:p>
          </table:table-cell>
          <table:table-cell/>
          <table:table-cell table:formula="of:=([.E235]=[.I2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0-s827183242c6373385.ukp</text:p>
          </table:table-cell>
          <table:table-cell office:value-type="float" office:value="0.0189404" calcext:value-type="float">
            <text:p>0.0189404</text:p>
          </table:table-cell>
          <table:table-cell office:value-type="float" office:value="0.15" calcext:value-type="float">
            <text:p>0.15</text:p>
          </table:table-cell>
          <table:table-cell office:value-type="float" office:value="168088" calcext:value-type="float">
            <text:p>168088</text:p>
          </table:table-cell>
          <table:table-cell office:value-type="float" office:value="6373385" calcext:value-type="float">
            <text:p>637338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124" calcext:value-type="float">
            <text:p>12124</text:p>
          </table:table-cell>
          <table:table-cell office:value-type="float" office:value="6373385" calcext:value-type="float">
            <text:p>6373385</text:p>
          </table:table-cell>
          <table:table-cell/>
          <table:table-cell table:formula="of:=([.E236]=[.I2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2-s528806317c6274012.ukp</text:p>
          </table:table-cell>
          <table:table-cell office:value-type="float" office:value="0.0188618" calcext:value-type="float">
            <text:p>0.0188618</text:p>
          </table:table-cell>
          <table:table-cell office:value-type="float" office:value="0.18" calcext:value-type="float">
            <text:p>0.18</text:p>
          </table:table-cell>
          <table:table-cell office:value-type="float" office:value="165980" calcext:value-type="float">
            <text:p>165980</text:p>
          </table:table-cell>
          <table:table-cell office:value-type="float" office:value="6274012" calcext:value-type="float">
            <text:p>6274012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6274012" calcext:value-type="float">
            <text:p>6274012</text:p>
          </table:table-cell>
          <table:table-cell/>
          <table:table-cell table:formula="of:=([.E237]=[.I2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9-s126456688c7790082.ukp</text:p>
          </table:table-cell>
          <table:table-cell office:value-type="float" office:value="0.0188599" calcext:value-type="float">
            <text:p>0.0188599</text:p>
          </table:table-cell>
          <table:table-cell office:value-type="float" office:value="0.15" calcext:value-type="float">
            <text:p>0.15</text:p>
          </table:table-cell>
          <table:table-cell office:value-type="float" office:value="193364" calcext:value-type="float">
            <text:p>193364</text:p>
          </table:table-cell>
          <table:table-cell office:value-type="float" office:value="7790082" calcext:value-type="float">
            <text:p>779008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20" calcext:value-type="float">
            <text:p>12020</text:p>
          </table:table-cell>
          <table:table-cell office:value-type="float" office:value="7790082" calcext:value-type="float">
            <text:p>7790082</text:p>
          </table:table-cell>
          <table:table-cell/>
          <table:table-cell table:formula="of:=([.E238]=[.I2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4-s721215008c8346827.ukp</text:p>
          </table:table-cell>
          <table:table-cell office:value-type="float" office:value="0.0186928" calcext:value-type="float">
            <text:p>0.0186928</text:p>
          </table:table-cell>
          <table:table-cell office:value-type="float" office:value="0.15" calcext:value-type="float">
            <text:p>0.15</text:p>
          </table:table-cell>
          <table:table-cell office:value-type="float" office:value="206832" calcext:value-type="float">
            <text:p>206832</text:p>
          </table:table-cell>
          <table:table-cell office:value-type="float" office:value="8346827" calcext:value-type="float">
            <text:p>834682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88" calcext:value-type="float">
            <text:p>12188</text:p>
          </table:table-cell>
          <table:table-cell office:value-type="float" office:value="8346827" calcext:value-type="float">
            <text:p>8346827</text:p>
          </table:table-cell>
          <table:table-cell/>
          <table:table-cell table:formula="of:=([.E239]=[.I2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1-s843367405c9001600.ukp</text:p>
          </table:table-cell>
          <table:table-cell office:value-type="float" office:value="0.0186534" calcext:value-type="float">
            <text:p>0.0186534</text:p>
          </table:table-cell>
          <table:table-cell office:value-type="float" office:value="0.09" calcext:value-type="float">
            <text:p>0.09</text:p>
          </table:table-cell>
          <table:table-cell office:value-type="float" office:value="222104" calcext:value-type="float">
            <text:p>222104</text:p>
          </table:table-cell>
          <table:table-cell office:value-type="float" office:value="9001600" calcext:value-type="float">
            <text:p>900160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652" calcext:value-type="float">
            <text:p>7652</text:p>
          </table:table-cell>
          <table:table-cell office:value-type="float" office:value="9001600" calcext:value-type="float">
            <text:p>9001600</text:p>
          </table:table-cell>
          <table:table-cell/>
          <table:table-cell table:formula="of:=([.E240]=[.I2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6-s227708629c9521889.ukp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7" calcext:value-type="float">
            <text:p>0.07</text:p>
          </table:table-cell>
          <table:table-cell office:value-type="float" office:value="234272" calcext:value-type="float">
            <text:p>234272</text:p>
          </table:table-cell>
          <table:table-cell office:value-type="float" office:value="9521889" calcext:value-type="float">
            <text:p>952188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2" calcext:value-type="float">
            <text:p>6172</text:p>
          </table:table-cell>
          <table:table-cell office:value-type="float" office:value="9521889" calcext:value-type="float">
            <text:p>9521889</text:p>
          </table:table-cell>
          <table:table-cell/>
          <table:table-cell table:formula="of:=([.E241]=[.I2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7-s177710744c7849345.ukp</text:p>
          </table:table-cell>
          <table:table-cell office:value-type="float" office:value="0.018605" calcext:value-type="float">
            <text:p>0.018605</text:p>
          </table:table-cell>
          <table:table-cell office:value-type="float" office:value="0.15" calcext:value-type="float">
            <text:p>0.15</text:p>
          </table:table-cell>
          <table:table-cell office:value-type="float" office:value="195048" calcext:value-type="float">
            <text:p>195048</text:p>
          </table:table-cell>
          <table:table-cell office:value-type="float" office:value="7849345" calcext:value-type="float">
            <text:p>784934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96" calcext:value-type="float">
            <text:p>12196</text:p>
          </table:table-cell>
          <table:table-cell office:value-type="float" office:value="7849345" calcext:value-type="float">
            <text:p>7849345</text:p>
          </table:table-cell>
          <table:table-cell/>
          <table:table-cell table:formula="of:=([.E242]=[.I2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9-s126456688c6303775.ukp</text:p>
          </table:table-cell>
          <table:table-cell office:value-type="float" office:value="0.0185892" calcext:value-type="float">
            <text:p>0.0185892</text:p>
          </table:table-cell>
          <table:table-cell office:value-type="float" office:value="0.15" calcext:value-type="float">
            <text:p>0.15</text:p>
          </table:table-cell>
          <table:table-cell office:value-type="float" office:value="166548" calcext:value-type="float">
            <text:p>166548</text:p>
          </table:table-cell>
          <table:table-cell office:value-type="float" office:value="6303775" calcext:value-type="float">
            <text:p>630377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00" calcext:value-type="float">
            <text:p>12100</text:p>
          </table:table-cell>
          <table:table-cell office:value-type="float" office:value="6303775" calcext:value-type="float">
            <text:p>6303775</text:p>
          </table:table-cell>
          <table:table-cell/>
          <table:table-cell table:formula="of:=([.E243]=[.I2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3-s780179313c6947160.ukp</text:p>
          </table:table-cell>
          <table:table-cell office:value-type="float" office:value="0.0185645" calcext:value-type="float">
            <text:p>0.0185645</text:p>
          </table:table-cell>
          <table:table-cell office:value-type="float" office:value="0.27" calcext:value-type="float">
            <text:p>0.27</text:p>
          </table:table-cell>
          <table:table-cell office:value-type="float" office:value="174012" calcext:value-type="float">
            <text:p>174012</text:p>
          </table:table-cell>
          <table:table-cell office:value-type="float" office:value="6947160" calcext:value-type="float">
            <text:p>6947160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0980" calcext:value-type="float">
            <text:p>20980</text:p>
          </table:table-cell>
          <table:table-cell office:value-type="float" office:value="6947160" calcext:value-type="float">
            <text:p>6947160</text:p>
          </table:table-cell>
          <table:table-cell/>
          <table:table-cell table:formula="of:=([.E244]=[.I2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0wmax500000n10000-0-s827183242c5448462.ukp</text:p>
          </table:table-cell>
          <table:table-cell office:value-type="float" office:value="0.0185605" calcext:value-type="float">
            <text:p>0.0185605</text:p>
          </table:table-cell>
          <table:table-cell office:value-type="float" office:value="0.07" calcext:value-type="float">
            <text:p>0.07</text:p>
          </table:table-cell>
          <table:table-cell office:value-type="float" office:value="137724" calcext:value-type="float">
            <text:p>137724</text:p>
          </table:table-cell>
          <table:table-cell office:value-type="float" office:value="5448462" calcext:value-type="float">
            <text:p>544846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596" calcext:value-type="float">
            <text:p>6596</text:p>
          </table:table-cell>
          <table:table-cell office:value-type="float" office:value="5448462" calcext:value-type="float">
            <text:p>5448462</text:p>
          </table:table-cell>
          <table:table-cell/>
          <table:table-cell table:formula="of:=([.E245]=[.I2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0-s827183242c7601647.ukp</text:p>
          </table:table-cell>
          <table:table-cell office:value-type="float" office:value="0.0185454" calcext:value-type="float">
            <text:p>0.0185454</text:p>
          </table:table-cell>
          <table:table-cell office:value-type="float" office:value="0.09" calcext:value-type="float">
            <text:p>0.09</text:p>
          </table:table-cell>
          <table:table-cell office:value-type="float" office:value="197032" calcext:value-type="float">
            <text:p>197032</text:p>
          </table:table-cell>
          <table:table-cell office:value-type="float" office:value="7601647" calcext:value-type="float">
            <text:p>760164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08" calcext:value-type="float">
            <text:p>7708</text:p>
          </table:table-cell>
          <table:table-cell office:value-type="float" office:value="7601647" calcext:value-type="float">
            <text:p>7601647</text:p>
          </table:table-cell>
          <table:table-cell/>
          <table:table-cell table:formula="of:=([.E246]=[.I2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2-s528806317c7919747.ukp</text:p>
          </table:table-cell>
          <table:table-cell office:value-type="float" office:value="0.0184996" calcext:value-type="float">
            <text:p>0.0184996</text:p>
          </table:table-cell>
          <table:table-cell office:value-type="float" office:value="0.07" calcext:value-type="float">
            <text:p>0.07</text:p>
          </table:table-cell>
          <table:table-cell office:value-type="float" office:value="204440" calcext:value-type="float">
            <text:p>204440</text:p>
          </table:table-cell>
          <table:table-cell office:value-type="float" office:value="7919747" calcext:value-type="float">
            <text:p>791974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80" calcext:value-type="float">
            <text:p>7580</text:p>
          </table:table-cell>
          <table:table-cell office:value-type="float" office:value="7919747" calcext:value-type="float">
            <text:p>7919747</text:p>
          </table:table-cell>
          <table:table-cell/>
          <table:table-cell table:formula="of:=([.E247]=[.I2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3-s780179313c7571075.ukp</text:p>
          </table:table-cell>
          <table:table-cell office:value-type="float" office:value="0.0184921" calcext:value-type="float">
            <text:p>0.0184921</text:p>
          </table:table-cell>
          <table:table-cell office:value-type="float" office:value="0.26" calcext:value-type="float">
            <text:p>0.26</text:p>
          </table:table-cell>
          <table:table-cell office:value-type="float" office:value="189232" calcext:value-type="float">
            <text:p>189232</text:p>
          </table:table-cell>
          <table:table-cell office:value-type="float" office:value="7571075" calcext:value-type="float">
            <text:p>7571075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1056" calcext:value-type="float">
            <text:p>21056</text:p>
          </table:table-cell>
          <table:table-cell office:value-type="float" office:value="7571075" calcext:value-type="float">
            <text:p>7571075</text:p>
          </table:table-cell>
          <table:table-cell/>
          <table:table-cell table:formula="of:=([.E248]=[.I2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5-s110877071c8774819.ukp</text:p>
          </table:table-cell>
          <table:table-cell office:value-type="float" office:value="0.0184411" calcext:value-type="float">
            <text:p>0.0184411</text:p>
          </table:table-cell>
          <table:table-cell office:value-type="float" office:value="0.09" calcext:value-type="float">
            <text:p>0.09</text:p>
          </table:table-cell>
          <table:table-cell office:value-type="float" office:value="216608" calcext:value-type="float">
            <text:p>216608</text:p>
          </table:table-cell>
          <table:table-cell office:value-type="float" office:value="8774819" calcext:value-type="float">
            <text:p>877481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820" calcext:value-type="float">
            <text:p>8820</text:p>
          </table:table-cell>
          <table:table-cell office:value-type="float" office:value="8774819" calcext:value-type="float">
            <text:p>8774819</text:p>
          </table:table-cell>
          <table:table-cell/>
          <table:table-cell table:formula="of:=([.E249]=[.I2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2-s528806317c7250302.ukp</text:p>
          </table:table-cell>
          <table:table-cell office:value-type="float" office:value="0.0184119" calcext:value-type="float">
            <text:p>0.0184119</text:p>
          </table:table-cell>
          <table:table-cell office:value-type="float" office:value="0.26" calcext:value-type="float">
            <text:p>0.26</text:p>
          </table:table-cell>
          <table:table-cell office:value-type="float" office:value="181140" calcext:value-type="float">
            <text:p>181140</text:p>
          </table:table-cell>
          <table:table-cell office:value-type="float" office:value="7250302" calcext:value-type="float">
            <text:p>725030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9" calcext:value-type="float">
            <text:p>0.09</text:p>
          </table:table-cell>
          <table:table-cell office:value-type="float" office:value="20984" calcext:value-type="float">
            <text:p>20984</text:p>
          </table:table-cell>
          <table:table-cell office:value-type="float" office:value="7250302" calcext:value-type="float">
            <text:p>7250302</text:p>
          </table:table-cell>
          <table:table-cell/>
          <table:table-cell table:formula="of:=([.E250]=[.I2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7-s177710744c8178070.ukp</text:p>
          </table:table-cell>
          <table:table-cell office:value-type="float" office:value="0.0183352" calcext:value-type="float">
            <text:p>0.0183352</text:p>
          </table:table-cell>
          <table:table-cell office:value-type="float" office:value="0.15" calcext:value-type="float">
            <text:p>0.15</text:p>
          </table:table-cell>
          <table:table-cell office:value-type="float" office:value="203300" calcext:value-type="float">
            <text:p>203300</text:p>
          </table:table-cell>
          <table:table-cell office:value-type="float" office:value="8178070" calcext:value-type="float">
            <text:p>8178070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04" calcext:value-type="float">
            <text:p>12104</text:p>
          </table:table-cell>
          <table:table-cell office:value-type="float" office:value="8178070" calcext:value-type="float">
            <text:p>8178070</text:p>
          </table:table-cell>
          <table:table-cell/>
          <table:table-cell table:formula="of:=([.E251]=[.I2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1-s843367405c9091579.ukp</text:p>
          </table:table-cell>
          <table:table-cell office:value-type="float" office:value="0.0183332" calcext:value-type="float">
            <text:p>0.0183332</text:p>
          </table:table-cell>
          <table:table-cell office:value-type="float" office:value="0.09" calcext:value-type="float">
            <text:p>0.09</text:p>
          </table:table-cell>
          <table:table-cell office:value-type="float" office:value="224320" calcext:value-type="float">
            <text:p>224320</text:p>
          </table:table-cell>
          <table:table-cell office:value-type="float" office:value="9091579" calcext:value-type="float">
            <text:p>909157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808" calcext:value-type="float">
            <text:p>8808</text:p>
          </table:table-cell>
          <table:table-cell office:value-type="float" office:value="9091579" calcext:value-type="float">
            <text:p>9091579</text:p>
          </table:table-cell>
          <table:table-cell/>
          <table:table-cell table:formula="of:=([.E252]=[.I2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50000-5-s110877071c6644325.ukp</text:p>
          </table:table-cell>
          <table:table-cell office:value-type="float" office:value="0.0183223" calcext:value-type="float">
            <text:p>0.0183223</text:p>
          </table:table-cell>
          <table:table-cell office:value-type="float" office:value="0.15" calcext:value-type="float">
            <text:p>0.15</text:p>
          </table:table-cell>
          <table:table-cell office:value-type="float" office:value="175140" calcext:value-type="float">
            <text:p>175140</text:p>
          </table:table-cell>
          <table:table-cell office:value-type="float" office:value="6644325" calcext:value-type="float">
            <text:p>6644325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12" calcext:value-type="float">
            <text:p>12012</text:p>
          </table:table-cell>
          <table:table-cell office:value-type="float" office:value="6644325" calcext:value-type="float">
            <text:p>6644325</text:p>
          </table:table-cell>
          <table:table-cell/>
          <table:table-cell table:formula="of:=([.E253]=[.I2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5-s110877071c9544190.ukp</text:p>
          </table:table-cell>
          <table:table-cell office:value-type="float" office:value="0.0182567" calcext:value-type="float">
            <text:p>0.0182567</text:p>
          </table:table-cell>
          <table:table-cell office:value-type="float" office:value="0.07" calcext:value-type="float">
            <text:p>0.07</text:p>
          </table:table-cell>
          <table:table-cell office:value-type="float" office:value="234852" calcext:value-type="float">
            <text:p>234852</text:p>
          </table:table-cell>
          <table:table-cell office:value-type="float" office:value="9544190" calcext:value-type="float">
            <text:p>954419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88" calcext:value-type="float">
            <text:p>7188</text:p>
          </table:table-cell>
          <table:table-cell office:value-type="float" office:value="9544190" calcext:value-type="float">
            <text:p>9544190</text:p>
          </table:table-cell>
          <table:table-cell/>
          <table:table-cell table:formula="of:=([.E254]=[.I2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0-s827183242c7454549.ukp</text:p>
          </table:table-cell>
          <table:table-cell office:value-type="float" office:value="0.0182515" calcext:value-type="float">
            <text:p>0.0182515</text:p>
          </table:table-cell>
          <table:table-cell office:value-type="float" office:value="0.09" calcext:value-type="float">
            <text:p>0.09</text:p>
          </table:table-cell>
          <table:table-cell office:value-type="float" office:value="193920" calcext:value-type="float">
            <text:p>193920</text:p>
          </table:table-cell>
          <table:table-cell office:value-type="float" office:value="7454549" calcext:value-type="float">
            <text:p>745454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932" calcext:value-type="float">
            <text:p>8932</text:p>
          </table:table-cell>
          <table:table-cell office:value-type="float" office:value="7454549" calcext:value-type="float">
            <text:p>7454549</text:p>
          </table:table-cell>
          <table:table-cell/>
          <table:table-cell table:formula="of:=([.E255]=[.I2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2-s528806317c7265134.ukp</text:p>
          </table:table-cell>
          <table:table-cell office:value-type="float" office:value="0.0182488" calcext:value-type="float">
            <text:p>0.0182488</text:p>
          </table:table-cell>
          <table:table-cell office:value-type="float" office:value="0.08" calcext:value-type="float">
            <text:p>0.08</text:p>
          </table:table-cell>
          <table:table-cell office:value-type="float" office:value="189376" calcext:value-type="float">
            <text:p>189376</text:p>
          </table:table-cell>
          <table:table-cell office:value-type="float" office:value="7265134" calcext:value-type="float">
            <text:p>726513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7265134" calcext:value-type="float">
            <text:p>7265134</text:p>
          </table:table-cell>
          <table:table-cell/>
          <table:table-cell table:formula="of:=([.E256]=[.I2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4-s721215008c7445609.ukp</text:p>
          </table:table-cell>
          <table:table-cell office:value-type="float" office:value="0.0181681" calcext:value-type="float">
            <text:p>0.0181681</text:p>
          </table:table-cell>
          <table:table-cell office:value-type="float" office:value="0.15" calcext:value-type="float">
            <text:p>0.15</text:p>
          </table:table-cell>
          <table:table-cell office:value-type="float" office:value="185784" calcext:value-type="float">
            <text:p>185784</text:p>
          </table:table-cell>
          <table:table-cell office:value-type="float" office:value="7445609" calcext:value-type="float">
            <text:p>744560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28" calcext:value-type="float">
            <text:p>12028</text:p>
          </table:table-cell>
          <table:table-cell office:value-type="float" office:value="7445609" calcext:value-type="float">
            <text:p>7445609</text:p>
          </table:table-cell>
          <table:table-cell/>
          <table:table-cell table:formula="of:=([.E257]=[.I2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3-s780179313c8969373.ukp</text:p>
          </table:table-cell>
          <table:table-cell office:value-type="float" office:value="0.0181113" calcext:value-type="float">
            <text:p>0.0181113</text:p>
          </table:table-cell>
          <table:table-cell office:value-type="float" office:value="0.09" calcext:value-type="float">
            <text:p>0.09</text:p>
          </table:table-cell>
          <table:table-cell office:value-type="float" office:value="221348" calcext:value-type="float">
            <text:p>221348</text:p>
          </table:table-cell>
          <table:table-cell office:value-type="float" office:value="8969373" calcext:value-type="float">
            <text:p>8969373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592" calcext:value-type="float">
            <text:p>7592</text:p>
          </table:table-cell>
          <table:table-cell office:value-type="float" office:value="8969373" calcext:value-type="float">
            <text:p>8969373</text:p>
          </table:table-cell>
          <table:table-cell/>
          <table:table-cell table:formula="of:=([.E258]=[.I2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9-s126456688c5843362.ukp</text:p>
          </table:table-cell>
          <table:table-cell office:value-type="float" office:value="0.0181029" calcext:value-type="float">
            <text:p>0.0181029</text:p>
          </table:table-cell>
          <table:table-cell office:value-type="float" office:value="0.26" calcext:value-type="float">
            <text:p>0.26</text:p>
          </table:table-cell>
          <table:table-cell office:value-type="float" office:value="148924" calcext:value-type="float">
            <text:p>148924</text:p>
          </table:table-cell>
          <table:table-cell office:value-type="float" office:value="5843362" calcext:value-type="float">
            <text:p>5843362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9" calcext:value-type="float">
            <text:p>0.09</text:p>
          </table:table-cell>
          <table:table-cell office:value-type="float" office:value="20892" calcext:value-type="float">
            <text:p>20892</text:p>
          </table:table-cell>
          <table:table-cell office:value-type="float" office:value="5843362" calcext:value-type="float">
            <text:p>5843362</text:p>
          </table:table-cell>
          <table:table-cell/>
          <table:table-cell table:formula="of:=([.E259]=[.I2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5-s110877071c5823883.ukp</text:p>
          </table:table-cell>
          <table:table-cell office:value-type="float" office:value="0.0180952" calcext:value-type="float">
            <text:p>0.0180952</text:p>
          </table:table-cell>
          <table:table-cell office:value-type="float" office:value="0.15" calcext:value-type="float">
            <text:p>0.15</text:p>
          </table:table-cell>
          <table:table-cell office:value-type="float" office:value="155672" calcext:value-type="float">
            <text:p>155672</text:p>
          </table:table-cell>
          <table:table-cell office:value-type="float" office:value="5823883" calcext:value-type="float">
            <text:p>5823883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80" calcext:value-type="float">
            <text:p>12180</text:p>
          </table:table-cell>
          <table:table-cell office:value-type="float" office:value="5823883" calcext:value-type="float">
            <text:p>5823883</text:p>
          </table:table-cell>
          <table:table-cell/>
          <table:table-cell table:formula="of:=([.E260]=[.I2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7-s177710744c7068824.ukp</text:p>
          </table:table-cell>
          <table:table-cell office:value-type="float" office:value="0.0180517" calcext:value-type="float">
            <text:p>0.0180517</text:p>
          </table:table-cell>
          <table:table-cell office:value-type="float" office:value="0.28" calcext:value-type="float">
            <text:p>0.28</text:p>
          </table:table-cell>
          <table:table-cell office:value-type="float" office:value="176724" calcext:value-type="float">
            <text:p>176724</text:p>
          </table:table-cell>
          <table:table-cell office:value-type="float" office:value="7068824" calcext:value-type="float">
            <text:p>706882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9" calcext:value-type="float">
            <text:p>0.09</text:p>
          </table:table-cell>
          <table:table-cell office:value-type="float" office:value="21020" calcext:value-type="float">
            <text:p>21020</text:p>
          </table:table-cell>
          <table:table-cell office:value-type="float" office:value="7068824" calcext:value-type="float">
            <text:p>7068824</text:p>
          </table:table-cell>
          <table:table-cell/>
          <table:table-cell table:formula="of:=([.E261]=[.I2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0-s827183242c8053326.ukp</text:p>
          </table:table-cell>
          <table:table-cell office:value-type="float" office:value="0.0180427" calcext:value-type="float">
            <text:p>0.0180427</text:p>
          </table:table-cell>
          <table:table-cell office:value-type="float" office:value="0.16" calcext:value-type="float">
            <text:p>0.16</text:p>
          </table:table-cell>
          <table:table-cell office:value-type="float" office:value="200128" calcext:value-type="float">
            <text:p>200128</text:p>
          </table:table-cell>
          <table:table-cell office:value-type="float" office:value="8053326" calcext:value-type="float">
            <text:p>805332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60" calcext:value-type="float">
            <text:p>12060</text:p>
          </table:table-cell>
          <table:table-cell office:value-type="float" office:value="8053326" calcext:value-type="float">
            <text:p>8053326</text:p>
          </table:table-cell>
          <table:table-cell/>
          <table:table-cell table:formula="of:=([.E262]=[.I2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4-s721215008c7652591.ukp</text:p>
          </table:table-cell>
          <table:table-cell office:value-type="float" office:value="0.0180185" calcext:value-type="float">
            <text:p>0.0180185</text:p>
          </table:table-cell>
          <table:table-cell office:value-type="float" office:value="0.07" calcext:value-type="float">
            <text:p>0.07</text:p>
          </table:table-cell>
          <table:table-cell office:value-type="float" office:value="198248" calcext:value-type="float">
            <text:p>198248</text:p>
          </table:table-cell>
          <table:table-cell office:value-type="float" office:value="7652591" calcext:value-type="float">
            <text:p>765259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440" calcext:value-type="float">
            <text:p>7440</text:p>
          </table:table-cell>
          <table:table-cell office:value-type="float" office:value="7652591" calcext:value-type="float">
            <text:p>7652591</text:p>
          </table:table-cell>
          <table:table-cell/>
          <table:table-cell table:formula="of:=([.E263]=[.I2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6-s227708629c9399032.ukp</text:p>
          </table:table-cell>
          <table:table-cell office:value-type="float" office:value="0.0180175" calcext:value-type="float">
            <text:p>0.0180175</text:p>
          </table:table-cell>
          <table:table-cell office:value-type="float" office:value="0.07" calcext:value-type="float">
            <text:p>0.07</text:p>
          </table:table-cell>
          <table:table-cell office:value-type="float" office:value="231476" calcext:value-type="float">
            <text:p>231476</text:p>
          </table:table-cell>
          <table:table-cell office:value-type="float" office:value="9399032" calcext:value-type="float">
            <text:p>939903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9399032" calcext:value-type="float">
            <text:p>9399032</text:p>
          </table:table-cell>
          <table:table-cell/>
          <table:table-cell table:formula="of:=([.E264]=[.I2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2-s528806317c7151047.ukp</text:p>
          </table:table-cell>
          <table:table-cell office:value-type="float" office:value="0.0179497" calcext:value-type="float">
            <text:p>0.0179497</text:p>
          </table:table-cell>
          <table:table-cell office:value-type="float" office:value="0.08" calcext:value-type="float">
            <text:p>0.08</text:p>
          </table:table-cell>
          <table:table-cell office:value-type="float" office:value="186556" calcext:value-type="float">
            <text:p>186556</text:p>
          </table:table-cell>
          <table:table-cell office:value-type="float" office:value="7151047" calcext:value-type="float">
            <text:p>715104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84" calcext:value-type="float">
            <text:p>7484</text:p>
          </table:table-cell>
          <table:table-cell office:value-type="float" office:value="7151047" calcext:value-type="float">
            <text:p>7151047</text:p>
          </table:table-cell>
          <table:table-cell/>
          <table:table-cell table:formula="of:=([.E265]=[.I2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6-s227708629c8759769.ukp</text:p>
          </table:table-cell>
          <table:table-cell office:value-type="float" office:value="0.0178956" calcext:value-type="float">
            <text:p>0.0178956</text:p>
          </table:table-cell>
          <table:table-cell office:value-type="float" office:value="0.09" calcext:value-type="float">
            <text:p>0.09</text:p>
          </table:table-cell>
          <table:table-cell office:value-type="float" office:value="216408" calcext:value-type="float">
            <text:p>216408</text:p>
          </table:table-cell>
          <table:table-cell office:value-type="float" office:value="8759769" calcext:value-type="float">
            <text:p>875976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72" calcext:value-type="float">
            <text:p>7772</text:p>
          </table:table-cell>
          <table:table-cell office:value-type="float" office:value="8759769" calcext:value-type="float">
            <text:p>8759769</text:p>
          </table:table-cell>
          <table:table-cell/>
          <table:table-cell table:formula="of:=([.E266]=[.I2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8-s991580855c5741932.ukp</text:p>
          </table:table-cell>
          <table:table-cell office:value-type="float" office:value="0.0178928" calcext:value-type="float">
            <text:p>0.0178928</text:p>
          </table:table-cell>
          <table:table-cell office:value-type="float" office:value="0.15" calcext:value-type="float">
            <text:p>0.15</text:p>
          </table:table-cell>
          <table:table-cell office:value-type="float" office:value="153272" calcext:value-type="float">
            <text:p>153272</text:p>
          </table:table-cell>
          <table:table-cell office:value-type="float" office:value="5741932" calcext:value-type="float">
            <text:p>5741932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1976" calcext:value-type="float">
            <text:p>11976</text:p>
          </table:table-cell>
          <table:table-cell office:value-type="float" office:value="5741932" calcext:value-type="float">
            <text:p>5741932</text:p>
          </table:table-cell>
          <table:table-cell/>
          <table:table-cell table:formula="of:=([.E267]=[.I2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5-s110877071c8773767.ukp</text:p>
          </table:table-cell>
          <table:table-cell office:value-type="float" office:value="0.0178118" calcext:value-type="float">
            <text:p>0.0178118</text:p>
          </table:table-cell>
          <table:table-cell office:value-type="float" office:value="0.09" calcext:value-type="float">
            <text:p>0.09</text:p>
          </table:table-cell>
          <table:table-cell office:value-type="float" office:value="216788" calcext:value-type="float">
            <text:p>216788</text:p>
          </table:table-cell>
          <table:table-cell office:value-type="float" office:value="8773767" calcext:value-type="float">
            <text:p>877376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88" calcext:value-type="float">
            <text:p>8188</text:p>
          </table:table-cell>
          <table:table-cell office:value-type="float" office:value="8773767" calcext:value-type="float">
            <text:p>8773767</text:p>
          </table:table-cell>
          <table:table-cell/>
          <table:table-cell table:formula="of:=([.E268]=[.I2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8-s991580855c9017093.ukp</text:p>
          </table:table-cell>
          <table:table-cell office:value-type="float" office:value="0.0177372" calcext:value-type="float">
            <text:p>0.0177372</text:p>
          </table:table-cell>
          <table:table-cell office:value-type="float" office:value="0.06" calcext:value-type="float">
            <text:p>0.06</text:p>
          </table:table-cell>
          <table:table-cell office:value-type="float" office:value="222420" calcext:value-type="float">
            <text:p>222420</text:p>
          </table:table-cell>
          <table:table-cell office:value-type="float" office:value="9017093" calcext:value-type="float">
            <text:p>9017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56" calcext:value-type="float">
            <text:p>7256</text:p>
          </table:table-cell>
          <table:table-cell office:value-type="float" office:value="9017093" calcext:value-type="float">
            <text:p>9017093</text:p>
          </table:table-cell>
          <table:table-cell/>
          <table:table-cell table:formula="of:=([.E269]=[.I2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8-s991580855c8888252.ukp</text:p>
          </table:table-cell>
          <table:table-cell office:value-type="float" office:value="0.0177205" calcext:value-type="float">
            <text:p>0.0177205</text:p>
          </table:table-cell>
          <table:table-cell office:value-type="float" office:value="0.09" calcext:value-type="float">
            <text:p>0.09</text:p>
          </table:table-cell>
          <table:table-cell office:value-type="float" office:value="219576" calcext:value-type="float">
            <text:p>219576</text:p>
          </table:table-cell>
          <table:table-cell office:value-type="float" office:value="8888252" calcext:value-type="float">
            <text:p>88882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704" calcext:value-type="float">
            <text:p>7704</text:p>
          </table:table-cell>
          <table:table-cell office:value-type="float" office:value="8888252" calcext:value-type="float">
            <text:p>8888252</text:p>
          </table:table-cell>
          <table:table-cell/>
          <table:table-cell table:formula="of:=([.E270]=[.I2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9-s126456688c7959750.ukp</text:p>
          </table:table-cell>
          <table:table-cell office:value-type="float" office:value="0.017713" calcext:value-type="float">
            <text:p>0.017713</text:p>
          </table:table-cell>
          <table:table-cell office:value-type="float" office:value="0.15" calcext:value-type="float">
            <text:p>0.15</text:p>
          </table:table-cell>
          <table:table-cell office:value-type="float" office:value="197824" calcext:value-type="float">
            <text:p>197824</text:p>
          </table:table-cell>
          <table:table-cell office:value-type="float" office:value="7959750" calcext:value-type="float">
            <text:p>795975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48" calcext:value-type="float">
            <text:p>12148</text:p>
          </table:table-cell>
          <table:table-cell office:value-type="float" office:value="7959750" calcext:value-type="float">
            <text:p>7959750</text:p>
          </table:table-cell>
          <table:table-cell/>
          <table:table-cell table:formula="of:=([.E271]=[.I2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6-s227708629c5764098.ukp</text:p>
          </table:table-cell>
          <table:table-cell office:value-type="float" office:value="0.0176708" calcext:value-type="float">
            <text:p>0.0176708</text:p>
          </table:table-cell>
          <table:table-cell office:value-type="float" office:value="0.15" calcext:value-type="float">
            <text:p>0.15</text:p>
          </table:table-cell>
          <table:table-cell office:value-type="float" office:value="154256" calcext:value-type="float">
            <text:p>154256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136" calcext:value-type="float">
            <text:p>12136</text:p>
          </table:table-cell>
          <table:table-cell office:value-type="float" office:value="5764098" calcext:value-type="float">
            <text:p>5764098</text:p>
          </table:table-cell>
          <table:table-cell/>
          <table:table-cell table:formula="of:=([.E272]=[.I2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0-s827183242c8822301.ukp</text:p>
          </table:table-cell>
          <table:table-cell office:value-type="float" office:value="0.0176654" calcext:value-type="float">
            <text:p>0.0176654</text:p>
          </table:table-cell>
          <table:table-cell office:value-type="float" office:value="0.08" calcext:value-type="float">
            <text:p>0.08</text:p>
          </table:table-cell>
          <table:table-cell office:value-type="float" office:value="217900" calcext:value-type="float">
            <text:p>217900</text:p>
          </table:table-cell>
          <table:table-cell office:value-type="float" office:value="8822301" calcext:value-type="float">
            <text:p>882230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20" calcext:value-type="float">
            <text:p>7620</text:p>
          </table:table-cell>
          <table:table-cell office:value-type="float" office:value="8822301" calcext:value-type="float">
            <text:p>8822301</text:p>
          </table:table-cell>
          <table:table-cell/>
          <table:table-cell table:formula="of:=([.E273]=[.I2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0-s827183242c7523725.ukp</text:p>
          </table:table-cell>
          <table:table-cell office:value-type="float" office:value="0.017637" calcext:value-type="float">
            <text:p>0.017637</text:p>
          </table:table-cell>
          <table:table-cell office:value-type="float" office:value="0.07" calcext:value-type="float">
            <text:p>0.07</text:p>
          </table:table-cell>
          <table:table-cell office:value-type="float" office:value="195256" calcext:value-type="float">
            <text:p>195256</text:p>
          </table:table-cell>
          <table:table-cell office:value-type="float" office:value="7523725" calcext:value-type="float">
            <text:p>752372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36" calcext:value-type="float">
            <text:p>6136</text:p>
          </table:table-cell>
          <table:table-cell office:value-type="float" office:value="7523725" calcext:value-type="float">
            <text:p>7523725</text:p>
          </table:table-cell>
          <table:table-cell/>
          <table:table-cell table:formula="of:=([.E274]=[.I2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7-s177710744c6272106.ukp</text:p>
          </table:table-cell>
          <table:table-cell office:value-type="float" office:value="0.0176126" calcext:value-type="float">
            <text:p>0.0176126</text:p>
          </table:table-cell>
          <table:table-cell office:value-type="float" office:value="0.26" calcext:value-type="float">
            <text:p>0.26</text:p>
          </table:table-cell>
          <table:table-cell office:value-type="float" office:value="158136" calcext:value-type="float">
            <text:p>158136</text:p>
          </table:table-cell>
          <table:table-cell office:value-type="float" office:value="6272106" calcext:value-type="float">
            <text:p>6272106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21596" calcext:value-type="float">
            <text:p>21596</text:p>
          </table:table-cell>
          <table:table-cell office:value-type="float" office:value="6272106" calcext:value-type="float">
            <text:p>6272106</text:p>
          </table:table-cell>
          <table:table-cell/>
          <table:table-cell table:formula="of:=([.E275]=[.I2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6-s227708629c8699695.ukp</text:p>
          </table:table-cell>
          <table:table-cell office:value-type="float" office:value="0.0175986" calcext:value-type="float">
            <text:p>0.0175986</text:p>
          </table:table-cell>
          <table:table-cell office:value-type="float" office:value="0.06" calcext:value-type="float">
            <text:p>0.06</text:p>
          </table:table-cell>
          <table:table-cell office:value-type="float" office:value="214824" calcext:value-type="float">
            <text:p>214824</text:p>
          </table:table-cell>
          <table:table-cell office:value-type="float" office:value="8699695" calcext:value-type="float">
            <text:p>86996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20" calcext:value-type="float">
            <text:p>7320</text:p>
          </table:table-cell>
          <table:table-cell office:value-type="float" office:value="8699695" calcext:value-type="float">
            <text:p>8699695</text:p>
          </table:table-cell>
          <table:table-cell/>
          <table:table-cell table:formula="of:=([.E276]=[.I2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9-s126456688c6624986.ukp</text:p>
          </table:table-cell>
          <table:table-cell office:value-type="float" office:value="0.0175129" calcext:value-type="float">
            <text:p>0.0175129</text:p>
          </table:table-cell>
          <table:table-cell office:value-type="float" office:value="0.08" calcext:value-type="float">
            <text:p>0.08</text:p>
          </table:table-cell>
          <table:table-cell office:value-type="float" office:value="174108" calcext:value-type="float">
            <text:p>174108</text:p>
          </table:table-cell>
          <table:table-cell office:value-type="float" office:value="6624986" calcext:value-type="float">
            <text:p>662498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84" calcext:value-type="float">
            <text:p>7584</text:p>
          </table:table-cell>
          <table:table-cell office:value-type="float" office:value="6624986" calcext:value-type="float">
            <text:p>6624986</text:p>
          </table:table-cell>
          <table:table-cell/>
          <table:table-cell table:formula="of:=([.E277]=[.I2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6-s227708629c6737676.ukp</text:p>
          </table:table-cell>
          <table:table-cell office:value-type="float" office:value="0.0174539" calcext:value-type="float">
            <text:p>0.0174539</text:p>
          </table:table-cell>
          <table:table-cell office:value-type="float" office:value="0.26" calcext:value-type="float">
            <text:p>0.26</text:p>
          </table:table-cell>
          <table:table-cell office:value-type="float" office:value="169096" calcext:value-type="float">
            <text:p>169096</text:p>
          </table:table-cell>
          <table:table-cell office:value-type="float" office:value="6737676" calcext:value-type="float">
            <text:p>673767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1560" calcext:value-type="float">
            <text:p>21560</text:p>
          </table:table-cell>
          <table:table-cell office:value-type="float" office:value="6737676" calcext:value-type="float">
            <text:p>6737676</text:p>
          </table:table-cell>
          <table:table-cell/>
          <table:table-cell table:formula="of:=([.E278]=[.I2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3-s780179313c8145215.ukp</text:p>
          </table:table-cell>
          <table:table-cell office:value-type="float" office:value="0.0174534" calcext:value-type="float">
            <text:p>0.0174534</text:p>
          </table:table-cell>
          <table:table-cell office:value-type="float" office:value="0.07" calcext:value-type="float">
            <text:p>0.07</text:p>
          </table:table-cell>
          <table:table-cell office:value-type="float" office:value="202012" calcext:value-type="float">
            <text:p>202012</text:p>
          </table:table-cell>
          <table:table-cell office:value-type="float" office:value="8145215" calcext:value-type="float">
            <text:p>814521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8145215" calcext:value-type="float">
            <text:p>8145215</text:p>
          </table:table-cell>
          <table:table-cell/>
          <table:table-cell table:formula="of:=([.E279]=[.I2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7-s177710744c8673946.ukp</text:p>
          </table:table-cell>
          <table:table-cell office:value-type="float" office:value="0.0174205" calcext:value-type="float">
            <text:p>0.0174205</text:p>
          </table:table-cell>
          <table:table-cell office:value-type="float" office:value="0.06" calcext:value-type="float">
            <text:p>0.06</text:p>
          </table:table-cell>
          <table:table-cell office:value-type="float" office:value="214184" calcext:value-type="float">
            <text:p>214184</text:p>
          </table:table-cell>
          <table:table-cell office:value-type="float" office:value="8673946" calcext:value-type="float">
            <text:p>867394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8673946" calcext:value-type="float">
            <text:p>8673946</text:p>
          </table:table-cell>
          <table:table-cell/>
          <table:table-cell table:formula="of:=([.E280]=[.I2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50000-4-s721215008c5488950.ukp</text:p>
          </table:table-cell>
          <table:table-cell office:value-type="float" office:value="0.0174133" calcext:value-type="float">
            <text:p>0.0174133</text:p>
          </table:table-cell>
          <table:table-cell office:value-type="float" office:value="0.14" calcext:value-type="float">
            <text:p>0.14</text:p>
          </table:table-cell>
          <table:table-cell office:value-type="float" office:value="147436" calcext:value-type="float">
            <text:p>147436</text:p>
          </table:table-cell>
          <table:table-cell office:value-type="float" office:value="5488950" calcext:value-type="float">
            <text:p>5488950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5488950" calcext:value-type="float">
            <text:p>5488950</text:p>
          </table:table-cell>
          <table:table-cell/>
          <table:table-cell table:formula="of:=([.E281]=[.I2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8-s991580855c7280148.ukp</text:p>
          </table:table-cell>
          <table:table-cell office:value-type="float" office:value="0.0174059" calcext:value-type="float">
            <text:p>0.0174059</text:p>
          </table:table-cell>
          <table:table-cell office:value-type="float" office:value="0.06" calcext:value-type="float">
            <text:p>0.06</text:p>
          </table:table-cell>
          <table:table-cell office:value-type="float" office:value="189772" calcext:value-type="float">
            <text:p>189772</text:p>
          </table:table-cell>
          <table:table-cell office:value-type="float" office:value="7280148" calcext:value-type="float">
            <text:p>728014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716" calcext:value-type="float">
            <text:p>7716</text:p>
          </table:table-cell>
          <table:table-cell office:value-type="float" office:value="7280148" calcext:value-type="float">
            <text:p>7280148</text:p>
          </table:table-cell>
          <table:table-cell/>
          <table:table-cell table:formula="of:=([.E282]=[.I2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2-s528806317c8591328.ukp</text:p>
          </table:table-cell>
          <table:table-cell office:value-type="float" office:value="0.0173128" calcext:value-type="float">
            <text:p>0.0173128</text:p>
          </table:table-cell>
          <table:table-cell office:value-type="float" office:value="0.06" calcext:value-type="float">
            <text:p>0.06</text:p>
          </table:table-cell>
          <table:table-cell office:value-type="float" office:value="212236" calcext:value-type="float">
            <text:p>212236</text:p>
          </table:table-cell>
          <table:table-cell office:value-type="float" office:value="8591328" calcext:value-type="float">
            <text:p>859132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68" calcext:value-type="float">
            <text:p>7968</text:p>
          </table:table-cell>
          <table:table-cell office:value-type="float" office:value="8591328" calcext:value-type="float">
            <text:p>8591328</text:p>
          </table:table-cell>
          <table:table-cell/>
          <table:table-cell table:formula="of:=([.E283]=[.I2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0-s827183242c6193291.ukp</text:p>
          </table:table-cell>
          <table:table-cell office:value-type="float" office:value="0.0172962" calcext:value-type="float">
            <text:p>0.0172962</text:p>
          </table:table-cell>
          <table:table-cell office:value-type="float" office:value="0.27" calcext:value-type="float">
            <text:p>0.27</text:p>
          </table:table-cell>
          <table:table-cell office:value-type="float" office:value="156272" calcext:value-type="float">
            <text:p>156272</text:p>
          </table:table-cell>
          <table:table-cell office:value-type="float" office:value="6193291" calcext:value-type="float">
            <text:p>6193291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" calcext:value-type="float">
            <text:p>0.1</text:p>
          </table:table-cell>
          <table:table-cell office:value-type="float" office:value="20944" calcext:value-type="float">
            <text:p>20944</text:p>
          </table:table-cell>
          <table:table-cell office:value-type="float" office:value="6193291" calcext:value-type="float">
            <text:p>6193291</text:p>
          </table:table-cell>
          <table:table-cell/>
          <table:table-cell table:formula="of:=([.E284]=[.I2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4-s721215008c8466040.ukp</text:p>
          </table:table-cell>
          <table:table-cell office:value-type="float" office:value="0.0172005" calcext:value-type="float">
            <text:p>0.0172005</text:p>
          </table:table-cell>
          <table:table-cell office:value-type="float" office:value="0.09" calcext:value-type="float">
            <text:p>0.09</text:p>
          </table:table-cell>
          <table:table-cell office:value-type="float" office:value="209456" calcext:value-type="float">
            <text:p>209456</text:p>
          </table:table-cell>
          <table:table-cell office:value-type="float" office:value="8466040" calcext:value-type="float">
            <text:p>846604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760" calcext:value-type="float">
            <text:p>7760</text:p>
          </table:table-cell>
          <table:table-cell office:value-type="float" office:value="8466040" calcext:value-type="float">
            <text:p>8466040</text:p>
          </table:table-cell>
          <table:table-cell/>
          <table:table-cell table:formula="of:=([.E285]=[.I2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20000-4-s721215008c6549045.ukp</text:p>
          </table:table-cell>
          <table:table-cell office:value-type="float" office:value="0.017118" calcext:value-type="float">
            <text:p>0.017118</text:p>
          </table:table-cell>
          <table:table-cell office:value-type="float" office:value="0.08" calcext:value-type="float">
            <text:p>0.08</text:p>
          </table:table-cell>
          <table:table-cell office:value-type="float" office:value="172492" calcext:value-type="float">
            <text:p>172492</text:p>
          </table:table-cell>
          <table:table-cell office:value-type="float" office:value="6549045" calcext:value-type="float">
            <text:p>654904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616" calcext:value-type="float">
            <text:p>8616</text:p>
          </table:table-cell>
          <table:table-cell office:value-type="float" office:value="6549045" calcext:value-type="float">
            <text:p>6549045</text:p>
          </table:table-cell>
          <table:table-cell/>
          <table:table-cell table:formula="of:=([.E286]=[.I2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9-s126456688c6731213.ukp</text:p>
          </table:table-cell>
          <table:table-cell office:value-type="float" office:value="0.0171083" calcext:value-type="float">
            <text:p>0.0171083</text:p>
          </table:table-cell>
          <table:table-cell office:value-type="float" office:value="0.08" calcext:value-type="float">
            <text:p>0.08</text:p>
          </table:table-cell>
          <table:table-cell office:value-type="float" office:value="176832" calcext:value-type="float">
            <text:p>176832</text:p>
          </table:table-cell>
          <table:table-cell office:value-type="float" office:value="6731213" calcext:value-type="float">
            <text:p>673121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72" calcext:value-type="float">
            <text:p>8272</text:p>
          </table:table-cell>
          <table:table-cell office:value-type="float" office:value="6731213" calcext:value-type="float">
            <text:p>6731213</text:p>
          </table:table-cell>
          <table:table-cell/>
          <table:table-cell table:formula="of:=([.E287]=[.I2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7-s177710744c6349166.ukp</text:p>
          </table:table-cell>
          <table:table-cell office:value-type="float" office:value="0.0171059" calcext:value-type="float">
            <text:p>0.0171059</text:p>
          </table:table-cell>
          <table:table-cell office:value-type="float" office:value="0.08" calcext:value-type="float">
            <text:p>0.08</text:p>
          </table:table-cell>
          <table:table-cell office:value-type="float" office:value="167892" calcext:value-type="float">
            <text:p>167892</text:p>
          </table:table-cell>
          <table:table-cell office:value-type="float" office:value="6349166" calcext:value-type="float">
            <text:p>634916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056" calcext:value-type="float">
            <text:p>8056</text:p>
          </table:table-cell>
          <table:table-cell office:value-type="float" office:value="6349166" calcext:value-type="float">
            <text:p>6349166</text:p>
          </table:table-cell>
          <table:table-cell/>
          <table:table-cell table:formula="of:=([.E288]=[.I2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3-s780179313c8090683.ukp</text:p>
          </table:table-cell>
          <table:table-cell office:value-type="float" office:value="0.0170953" calcext:value-type="float">
            <text:p>0.0170953</text:p>
          </table:table-cell>
          <table:table-cell office:value-type="float" office:value="0.08" calcext:value-type="float">
            <text:p>0.08</text:p>
          </table:table-cell>
          <table:table-cell office:value-type="float" office:value="200624" calcext:value-type="float">
            <text:p>200624</text:p>
          </table:table-cell>
          <table:table-cell office:value-type="float" office:value="8090683" calcext:value-type="float">
            <text:p>8090683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52" calcext:value-type="float">
            <text:p>8252</text:p>
          </table:table-cell>
          <table:table-cell office:value-type="float" office:value="8090683" calcext:value-type="float">
            <text:p>8090683</text:p>
          </table:table-cell>
          <table:table-cell/>
          <table:table-cell table:formula="of:=([.E289]=[.I2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3-s780179313c6724480.ukp</text:p>
          </table:table-cell>
          <table:table-cell office:value-type="float" office:value="0.0170563" calcext:value-type="float">
            <text:p>0.0170563</text:p>
          </table:table-cell>
          <table:table-cell office:value-type="float" office:value="0.08" calcext:value-type="float">
            <text:p>0.08</text:p>
          </table:table-cell>
          <table:table-cell office:value-type="float" office:value="176772" calcext:value-type="float">
            <text:p>176772</text:p>
          </table:table-cell>
          <table:table-cell office:value-type="float" office:value="6724480" calcext:value-type="float">
            <text:p>672448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00" calcext:value-type="float">
            <text:p>8600</text:p>
          </table:table-cell>
          <table:table-cell office:value-type="float" office:value="6724480" calcext:value-type="float">
            <text:p>6724480</text:p>
          </table:table-cell>
          <table:table-cell/>
          <table:table-cell table:formula="of:=([.E290]=[.I2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6-s227708629c7805759.ukp</text:p>
          </table:table-cell>
          <table:table-cell office:value-type="float" office:value="0.0169857" calcext:value-type="float">
            <text:p>0.0169857</text:p>
          </table:table-cell>
          <table:table-cell office:value-type="float" office:value="0.08" calcext:value-type="float">
            <text:p>0.08</text:p>
          </table:table-cell>
          <table:table-cell office:value-type="float" office:value="193980" calcext:value-type="float">
            <text:p>193980</text:p>
          </table:table-cell>
          <table:table-cell office:value-type="float" office:value="7805759" calcext:value-type="float">
            <text:p>780575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08" calcext:value-type="float">
            <text:p>8108</text:p>
          </table:table-cell>
          <table:table-cell office:value-type="float" office:value="7805759" calcext:value-type="float">
            <text:p>7805759</text:p>
          </table:table-cell>
          <table:table-cell/>
          <table:table-cell table:formula="of:=([.E291]=[.I2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9-s126456688c8432099.ukp</text:p>
          </table:table-cell>
          <table:table-cell office:value-type="float" office:value="0.016978" calcext:value-type="float">
            <text:p>0.016978</text:p>
          </table:table-cell>
          <table:table-cell office:value-type="float" office:value="0.06" calcext:value-type="float">
            <text:p>0.06</text:p>
          </table:table-cell>
          <table:table-cell office:value-type="float" office:value="208828" calcext:value-type="float">
            <text:p>208828</text:p>
          </table:table-cell>
          <table:table-cell office:value-type="float" office:value="8432099" calcext:value-type="float">
            <text:p>84320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8432099" calcext:value-type="float">
            <text:p>8432099</text:p>
          </table:table-cell>
          <table:table-cell/>
          <table:table-cell table:formula="of:=([.E292]=[.I2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6-s227708629c7098209.ukp</text:p>
          </table:table-cell>
          <table:table-cell office:value-type="float" office:value="0.0169592" calcext:value-type="float">
            <text:p>0.0169592</text:p>
          </table:table-cell>
          <table:table-cell office:value-type="float" office:value="0.15" calcext:value-type="float">
            <text:p>0.15</text:p>
          </table:table-cell>
          <table:table-cell office:value-type="float" office:value="177540" calcext:value-type="float">
            <text:p>177540</text:p>
          </table:table-cell>
          <table:table-cell office:value-type="float" office:value="7098209" calcext:value-type="float">
            <text:p>709820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4" calcext:value-type="float">
            <text:p>12104</text:p>
          </table:table-cell>
          <table:table-cell office:value-type="float" office:value="7098209" calcext:value-type="float">
            <text:p>7098209</text:p>
          </table:table-cell>
          <table:table-cell/>
          <table:table-cell table:formula="of:=([.E293]=[.I2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2-s528806317c6703936.ukp</text:p>
          </table:table-cell>
          <table:table-cell office:value-type="float" office:value="0.0168787" calcext:value-type="float">
            <text:p>0.0168787</text:p>
          </table:table-cell>
          <table:table-cell office:value-type="float" office:value="0.06" calcext:value-type="float">
            <text:p>0.06</text:p>
          </table:table-cell>
          <table:table-cell office:value-type="float" office:value="175996" calcext:value-type="float">
            <text:p>175996</text:p>
          </table:table-cell>
          <table:table-cell office:value-type="float" office:value="6703936" calcext:value-type="float">
            <text:p>670393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84" calcext:value-type="float">
            <text:p>6084</text:p>
          </table:table-cell>
          <table:table-cell office:value-type="float" office:value="6703936" calcext:value-type="float">
            <text:p>6703936</text:p>
          </table:table-cell>
          <table:table-cell/>
          <table:table-cell table:formula="of:=([.E294]=[.I2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4-s721215008c8581351.ukp</text:p>
          </table:table-cell>
          <table:table-cell office:value-type="float" office:value="0.0168304" calcext:value-type="float">
            <text:p>0.0168304</text:p>
          </table:table-cell>
          <table:table-cell office:value-type="float" office:value="0.06" calcext:value-type="float">
            <text:p>0.06</text:p>
          </table:table-cell>
          <table:table-cell office:value-type="float" office:value="212368" calcext:value-type="float">
            <text:p>212368</text:p>
          </table:table-cell>
          <table:table-cell office:value-type="float" office:value="8581351" calcext:value-type="float">
            <text:p>85813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6" calcext:value-type="float">
            <text:p>6176</text:p>
          </table:table-cell>
          <table:table-cell office:value-type="float" office:value="8581351" calcext:value-type="float">
            <text:p>8581351</text:p>
          </table:table-cell>
          <table:table-cell/>
          <table:table-cell table:formula="of:=([.E295]=[.I2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0-s827183242c6712851.ukp</text:p>
          </table:table-cell>
          <table:table-cell office:value-type="float" office:value="0.0168243" calcext:value-type="float">
            <text:p>0.0168243</text:p>
          </table:table-cell>
          <table:table-cell office:value-type="float" office:value="0.15" calcext:value-type="float">
            <text:p>0.15</text:p>
          </table:table-cell>
          <table:table-cell office:value-type="float" office:value="168452" calcext:value-type="float">
            <text:p>168452</text:p>
          </table:table-cell>
          <table:table-cell office:value-type="float" office:value="6712851" calcext:value-type="float">
            <text:p>671285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48" calcext:value-type="float">
            <text:p>12048</text:p>
          </table:table-cell>
          <table:table-cell office:value-type="float" office:value="6712851" calcext:value-type="float">
            <text:p>6712851</text:p>
          </table:table-cell>
          <table:table-cell/>
          <table:table-cell table:formula="of:=([.E296]=[.I2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4-s721215008c6235406.ukp</text:p>
          </table:table-cell>
          <table:table-cell office:value-type="float" office:value="0.0168177" calcext:value-type="float">
            <text:p>0.0168177</text:p>
          </table:table-cell>
          <table:table-cell office:value-type="float" office:value="0.08" calcext:value-type="float">
            <text:p>0.08</text:p>
          </table:table-cell>
          <table:table-cell office:value-type="float" office:value="164928" calcext:value-type="float">
            <text:p>164928</text:p>
          </table:table-cell>
          <table:table-cell office:value-type="float" office:value="6235406" calcext:value-type="float">
            <text:p>623540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96" calcext:value-type="float">
            <text:p>7896</text:p>
          </table:table-cell>
          <table:table-cell office:value-type="float" office:value="6235406" calcext:value-type="float">
            <text:p>6235406</text:p>
          </table:table-cell>
          <table:table-cell/>
          <table:table-cell table:formula="of:=([.E297]=[.I2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0-s827183242c7923045.ukp</text:p>
          </table:table-cell>
          <table:table-cell office:value-type="float" office:value="0.0167919" calcext:value-type="float">
            <text:p>0.0167919</text:p>
          </table:table-cell>
          <table:table-cell office:value-type="float" office:value="0.09" calcext:value-type="float">
            <text:p>0.09</text:p>
          </table:table-cell>
          <table:table-cell office:value-type="float" office:value="196984" calcext:value-type="float">
            <text:p>196984</text:p>
          </table:table-cell>
          <table:table-cell office:value-type="float" office:value="7923045" calcext:value-type="float">
            <text:p>792304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160" calcext:value-type="float">
            <text:p>8160</text:p>
          </table:table-cell>
          <table:table-cell office:value-type="float" office:value="7923045" calcext:value-type="float">
            <text:p>7923045</text:p>
          </table:table-cell>
          <table:table-cell/>
          <table:table-cell table:formula="of:=([.E298]=[.I2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0-2-s528806317c5548039.ukp</text:p>
          </table:table-cell>
          <table:table-cell office:value-type="float" office:value="0.0165521" calcext:value-type="float">
            <text:p>0.0165521</text:p>
          </table:table-cell>
          <table:table-cell office:value-type="float" office:value="0.26" calcext:value-type="float">
            <text:p>0.26</text:p>
          </table:table-cell>
          <table:table-cell office:value-type="float" office:value="141152" calcext:value-type="float">
            <text:p>141152</text:p>
          </table:table-cell>
          <table:table-cell office:value-type="float" office:value="5548039" calcext:value-type="float">
            <text:p>5548039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21596" calcext:value-type="float">
            <text:p>21596</text:p>
          </table:table-cell>
          <table:table-cell office:value-type="float" office:value="5548039" calcext:value-type="float">
            <text:p>5548039</text:p>
          </table:table-cell>
          <table:table-cell/>
          <table:table-cell table:formula="of:=([.E299]=[.I2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50000-4-s721215008c5146959.ukp</text:p>
          </table:table-cell>
          <table:table-cell office:value-type="float" office:value="0.0165212" calcext:value-type="float">
            <text:p>0.0165212</text:p>
          </table:table-cell>
          <table:table-cell office:value-type="float" office:value="0.14" calcext:value-type="float">
            <text:p>0.14</text:p>
          </table:table-cell>
          <table:table-cell office:value-type="float" office:value="139500" calcext:value-type="float">
            <text:p>139500</text:p>
          </table:table-cell>
          <table:table-cell office:value-type="float" office:value="5146959" calcext:value-type="float">
            <text:p>5146959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80" calcext:value-type="float">
            <text:p>11980</text:p>
          </table:table-cell>
          <table:table-cell office:value-type="float" office:value="5146959" calcext:value-type="float">
            <text:p>5146959</text:p>
          </table:table-cell>
          <table:table-cell/>
          <table:table-cell table:formula="of:=([.E300]=[.I3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3-s780179313c6913914.ukp</text:p>
          </table:table-cell>
          <table:table-cell office:value-type="float" office:value="0.0164631" calcext:value-type="float">
            <text:p>0.0164631</text:p>
          </table:table-cell>
          <table:table-cell office:value-type="float" office:value="0.15" calcext:value-type="float">
            <text:p>0.15</text:p>
          </table:table-cell>
          <table:table-cell office:value-type="float" office:value="173300" calcext:value-type="float">
            <text:p>173300</text:p>
          </table:table-cell>
          <table:table-cell office:value-type="float" office:value="6913914" calcext:value-type="float">
            <text:p>6913914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20" calcext:value-type="float">
            <text:p>12020</text:p>
          </table:table-cell>
          <table:table-cell office:value-type="float" office:value="6913914" calcext:value-type="float">
            <text:p>6913914</text:p>
          </table:table-cell>
          <table:table-cell/>
          <table:table-cell table:formula="of:=([.E301]=[.I3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5-s110877071c6129130.ukp</text:p>
          </table:table-cell>
          <table:table-cell office:value-type="float" office:value="0.0164004" calcext:value-type="float">
            <text:p>0.0164004</text:p>
          </table:table-cell>
          <table:table-cell office:value-type="float" office:value="0.08" calcext:value-type="float">
            <text:p>0.08</text:p>
          </table:table-cell>
          <table:table-cell office:value-type="float" office:value="162516" calcext:value-type="float">
            <text:p>162516</text:p>
          </table:table-cell>
          <table:table-cell office:value-type="float" office:value="6129130" calcext:value-type="float">
            <text:p>612913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616" calcext:value-type="float">
            <text:p>7616</text:p>
          </table:table-cell>
          <table:table-cell office:value-type="float" office:value="6129130" calcext:value-type="float">
            <text:p>6129130</text:p>
          </table:table-cell>
          <table:table-cell/>
          <table:table-cell table:formula="of:=([.E302]=[.I3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6-s227708629c6668094.ukp</text:p>
          </table:table-cell>
          <table:table-cell office:value-type="float" office:value="0.0163801" calcext:value-type="float">
            <text:p>0.0163801</text:p>
          </table:table-cell>
          <table:table-cell office:value-type="float" office:value="0.06" calcext:value-type="float">
            <text:p>0.06</text:p>
          </table:table-cell>
          <table:table-cell office:value-type="float" office:value="175224" calcext:value-type="float">
            <text:p>175224</text:p>
          </table:table-cell>
          <table:table-cell office:value-type="float" office:value="6668094" calcext:value-type="float">
            <text:p>666809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868" calcext:value-type="float">
            <text:p>7868</text:p>
          </table:table-cell>
          <table:table-cell office:value-type="float" office:value="6668094" calcext:value-type="float">
            <text:p>6668094</text:p>
          </table:table-cell>
          <table:table-cell/>
          <table:table-cell table:formula="of:=([.E303]=[.I3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10000-7-s177710744c6436205.ukp</text:p>
          </table:table-cell>
          <table:table-cell office:value-type="float" office:value="0.0163618" calcext:value-type="float">
            <text:p>0.0163618</text:p>
          </table:table-cell>
          <table:table-cell office:value-type="float" office:value="0.06" calcext:value-type="float">
            <text:p>0.06</text:p>
          </table:table-cell>
          <table:table-cell office:value-type="float" office:value="169864" calcext:value-type="float">
            <text:p>169864</text:p>
          </table:table-cell>
          <table:table-cell office:value-type="float" office:value="6436205" calcext:value-type="float">
            <text:p>643620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64" calcext:value-type="float">
            <text:p>8164</text:p>
          </table:table-cell>
          <table:table-cell office:value-type="float" office:value="6436205" calcext:value-type="float">
            <text:p>6436205</text:p>
          </table:table-cell>
          <table:table-cell/>
          <table:table-cell table:formula="of:=([.E304]=[.I3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3-s780179313c6114560.ukp</text:p>
          </table:table-cell>
          <table:table-cell office:value-type="float" office:value="0.0163256" calcext:value-type="float">
            <text:p>0.0163256</text:p>
          </table:table-cell>
          <table:table-cell office:value-type="float" office:value="0.08" calcext:value-type="float">
            <text:p>0.08</text:p>
          </table:table-cell>
          <table:table-cell office:value-type="float" office:value="162148" calcext:value-type="float">
            <text:p>162148</text:p>
          </table:table-cell>
          <table:table-cell office:value-type="float" office:value="6114560" calcext:value-type="float">
            <text:p>611456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516" calcext:value-type="float">
            <text:p>8516</text:p>
          </table:table-cell>
          <table:table-cell office:value-type="float" office:value="6114560" calcext:value-type="float">
            <text:p>6114560</text:p>
          </table:table-cell>
          <table:table-cell/>
          <table:table-cell table:formula="of:=([.E305]=[.I3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5-s110877071c8239505.ukp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6" calcext:value-type="float">
            <text:p>0.06</text:p>
          </table:table-cell>
          <table:table-cell office:value-type="float" office:value="204340" calcext:value-type="float">
            <text:p>204340</text:p>
          </table:table-cell>
          <table:table-cell office:value-type="float" office:value="8239505" calcext:value-type="float">
            <text:p>823950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56" calcext:value-type="float">
            <text:p>6156</text:p>
          </table:table-cell>
          <table:table-cell office:value-type="float" office:value="8239505" calcext:value-type="float">
            <text:p>8239505</text:p>
          </table:table-cell>
          <table:table-cell/>
          <table:table-cell table:formula="of:=([.E306]=[.I3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8-s991580855c7476595.ukp</text:p>
          </table:table-cell>
          <table:table-cell office:value-type="float" office:value="0.0162678" calcext:value-type="float">
            <text:p>0.0162678</text:p>
          </table:table-cell>
          <table:table-cell office:value-type="float" office:value="0.06" calcext:value-type="float">
            <text:p>0.06</text:p>
          </table:table-cell>
          <table:table-cell office:value-type="float" office:value="186476" calcext:value-type="float">
            <text:p>186476</text:p>
          </table:table-cell>
          <table:table-cell office:value-type="float" office:value="7476595" calcext:value-type="float">
            <text:p>74765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72" calcext:value-type="float">
            <text:p>7972</text:p>
          </table:table-cell>
          <table:table-cell office:value-type="float" office:value="7476595" calcext:value-type="float">
            <text:p>7476595</text:p>
          </table:table-cell>
          <table:table-cell/>
          <table:table-cell table:formula="of:=([.E307]=[.I3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5-s110877071c6987881.ukp</text:p>
          </table:table-cell>
          <table:table-cell office:value-type="float" office:value="0.0162369" calcext:value-type="float">
            <text:p>0.0162369</text:p>
          </table:table-cell>
          <table:table-cell office:value-type="float" office:value="0.15" calcext:value-type="float">
            <text:p>0.15</text:p>
          </table:table-cell>
          <table:table-cell office:value-type="float" office:value="175144" calcext:value-type="float">
            <text:p>175144</text:p>
          </table:table-cell>
          <table:table-cell office:value-type="float" office:value="6987881" calcext:value-type="float">
            <text:p>6987881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140" calcext:value-type="float">
            <text:p>12140</text:p>
          </table:table-cell>
          <table:table-cell office:value-type="float" office:value="6987881" calcext:value-type="float">
            <text:p>6987881</text:p>
          </table:table-cell>
          <table:table-cell/>
          <table:table-cell table:formula="of:=([.E308]=[.I3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1-s843367405c8026498.ukp</text:p>
          </table:table-cell>
          <table:table-cell office:value-type="float" office:value="0.0161484" calcext:value-type="float">
            <text:p>0.0161484</text:p>
          </table:table-cell>
          <table:table-cell office:value-type="float" office:value="0.06" calcext:value-type="float">
            <text:p>0.06</text:p>
          </table:table-cell>
          <table:table-cell office:value-type="float" office:value="199372" calcext:value-type="float">
            <text:p>199372</text:p>
          </table:table-cell>
          <table:table-cell office:value-type="float" office:value="8026498" calcext:value-type="float">
            <text:p>802649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24" calcext:value-type="float">
            <text:p>7024</text:p>
          </table:table-cell>
          <table:table-cell office:value-type="float" office:value="8026498" calcext:value-type="float">
            <text:p>8026498</text:p>
          </table:table-cell>
          <table:table-cell/>
          <table:table-cell table:formula="of:=([.E309]=[.I3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0-s827183242c6088006.ukp</text:p>
          </table:table-cell>
          <table:table-cell office:value-type="float" office:value="0.0161136" calcext:value-type="float">
            <text:p>0.0161136</text:p>
          </table:table-cell>
          <table:table-cell office:value-type="float" office:value="0.06" calcext:value-type="float">
            <text:p>0.06</text:p>
          </table:table-cell>
          <table:table-cell office:value-type="float" office:value="161560" calcext:value-type="float">
            <text:p>161560</text:p>
          </table:table-cell>
          <table:table-cell office:value-type="float" office:value="6088006" calcext:value-type="float">
            <text:p>608800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08" calcext:value-type="float">
            <text:p>6208</text:p>
          </table:table-cell>
          <table:table-cell office:value-type="float" office:value="6088006" calcext:value-type="float">
            <text:p>6088006</text:p>
          </table:table-cell>
          <table:table-cell/>
          <table:table-cell table:formula="of:=([.E310]=[.I3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2-s528806317c6793898.ukp</text:p>
          </table:table-cell>
          <table:table-cell office:value-type="float" office:value="0.0161025" calcext:value-type="float">
            <text:p>0.0161025</text:p>
          </table:table-cell>
          <table:table-cell office:value-type="float" office:value="0.16" calcext:value-type="float">
            <text:p>0.16</text:p>
          </table:table-cell>
          <table:table-cell office:value-type="float" office:value="170692" calcext:value-type="float">
            <text:p>170692</text:p>
          </table:table-cell>
          <table:table-cell office:value-type="float" office:value="6793898" calcext:value-type="float">
            <text:p>6793898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52" calcext:value-type="float">
            <text:p>12052</text:p>
          </table:table-cell>
          <table:table-cell office:value-type="float" office:value="6793898" calcext:value-type="float">
            <text:p>6793898</text:p>
          </table:table-cell>
          <table:table-cell/>
          <table:table-cell table:formula="of:=([.E311]=[.I3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7-s177710744c7661029.ukp</text:p>
          </table:table-cell>
          <table:table-cell office:value-type="float" office:value="0.016067" calcext:value-type="float">
            <text:p>0.016067</text:p>
          </table:table-cell>
          <table:table-cell office:value-type="float" office:value="0.08" calcext:value-type="float">
            <text:p>0.08</text:p>
          </table:table-cell>
          <table:table-cell office:value-type="float" office:value="190816" calcext:value-type="float">
            <text:p>190816</text:p>
          </table:table-cell>
          <table:table-cell office:value-type="float" office:value="7661029" calcext:value-type="float">
            <text:p>766102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2" calcext:value-type="float">
            <text:p>8472</text:p>
          </table:table-cell>
          <table:table-cell office:value-type="float" office:value="7661029" calcext:value-type="float">
            <text:p>7661029</text:p>
          </table:table-cell>
          <table:table-cell/>
          <table:table-cell table:formula="of:=([.E312]=[.I3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4-s721215008c5934995.ukp</text:p>
          </table:table-cell>
          <table:table-cell office:value-type="float" office:value="0.0160408" calcext:value-type="float">
            <text:p>0.0160408</text:p>
          </table:table-cell>
          <table:table-cell office:value-type="float" office:value="0.06" calcext:value-type="float">
            <text:p>0.06</text:p>
          </table:table-cell>
          <table:table-cell office:value-type="float" office:value="158060" calcext:value-type="float">
            <text:p>158060</text:p>
          </table:table-cell>
          <table:table-cell office:value-type="float" office:value="5934995" calcext:value-type="float">
            <text:p>59349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48" calcext:value-type="float">
            <text:p>7348</text:p>
          </table:table-cell>
          <table:table-cell office:value-type="float" office:value="5934995" calcext:value-type="float">
            <text:p>5934995</text:p>
          </table:table-cell>
          <table:table-cell/>
          <table:table-cell table:formula="of:=([.E313]=[.I3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4-s721215008c7850767.ukp</text:p>
          </table:table-cell>
          <table:table-cell office:value-type="float" office:value="0.0160396" calcext:value-type="float">
            <text:p>0.0160396</text:p>
          </table:table-cell>
          <table:table-cell office:value-type="float" office:value="0.06" calcext:value-type="float">
            <text:p>0.06</text:p>
          </table:table-cell>
          <table:table-cell office:value-type="float" office:value="194892" calcext:value-type="float">
            <text:p>194892</text:p>
          </table:table-cell>
          <table:table-cell office:value-type="float" office:value="7850767" calcext:value-type="float">
            <text:p>785076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64" calcext:value-type="float">
            <text:p>6264</text:p>
          </table:table-cell>
          <table:table-cell office:value-type="float" office:value="7850767" calcext:value-type="float">
            <text:p>7850767</text:p>
          </table:table-cell>
          <table:table-cell/>
          <table:table-cell table:formula="of:=([.E314]=[.I3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6-s227708629c5795289.ukp</text:p>
          </table:table-cell>
          <table:table-cell office:value-type="float" office:value="0.0160104" calcext:value-type="float">
            <text:p>0.0160104</text:p>
          </table:table-cell>
          <table:table-cell office:value-type="float" office:value="0.08" calcext:value-type="float">
            <text:p>0.08</text:p>
          </table:table-cell>
          <table:table-cell office:value-type="float" office:value="154848" calcext:value-type="float">
            <text:p>154848</text:p>
          </table:table-cell>
          <table:table-cell office:value-type="float" office:value="5795289" calcext:value-type="float">
            <text:p>579528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940" calcext:value-type="float">
            <text:p>7940</text:p>
          </table:table-cell>
          <table:table-cell office:value-type="float" office:value="5795289" calcext:value-type="float">
            <text:p>5795289</text:p>
          </table:table-cell>
          <table:table-cell/>
          <table:table-cell table:formula="of:=([.E315]=[.I3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5-s110877071c6806088.ukp</text:p>
          </table:table-cell>
          <table:table-cell office:value-type="float" office:value="0.015992" calcext:value-type="float">
            <text:p>0.015992</text:p>
          </table:table-cell>
          <table:table-cell office:value-type="float" office:value="0.15" calcext:value-type="float">
            <text:p>0.15</text:p>
          </table:table-cell>
          <table:table-cell office:value-type="float" office:value="170804" calcext:value-type="float">
            <text:p>170804</text:p>
          </table:table-cell>
          <table:table-cell office:value-type="float" office:value="6806088" calcext:value-type="float">
            <text:p>680608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08" calcext:value-type="float">
            <text:p>12108</text:p>
          </table:table-cell>
          <table:table-cell office:value-type="float" office:value="6806088" calcext:value-type="float">
            <text:p>6806088</text:p>
          </table:table-cell>
          <table:table-cell/>
          <table:table-cell table:formula="of:=([.E316]=[.I3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0-s827183242c7053974.ukp</text:p>
          </table:table-cell>
          <table:table-cell office:value-type="float" office:value="0.015952" calcext:value-type="float">
            <text:p>0.015952</text:p>
          </table:table-cell>
          <table:table-cell office:value-type="float" office:value="0.07" calcext:value-type="float">
            <text:p>0.07</text:p>
          </table:table-cell>
          <table:table-cell office:value-type="float" office:value="176460" calcext:value-type="float">
            <text:p>176460</text:p>
          </table:table-cell>
          <table:table-cell office:value-type="float" office:value="7053974" calcext:value-type="float">
            <text:p>705397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204" calcext:value-type="float">
            <text:p>6204</text:p>
          </table:table-cell>
          <table:table-cell office:value-type="float" office:value="7053974" calcext:value-type="float">
            <text:p>7053974</text:p>
          </table:table-cell>
          <table:table-cell/>
          <table:table-cell table:formula="of:=([.E317]=[.I3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8-s991580855c5663171.ukp</text:p>
          </table:table-cell>
          <table:table-cell office:value-type="float" office:value="0.0158792" calcext:value-type="float">
            <text:p>0.0158792</text:p>
          </table:table-cell>
          <table:table-cell office:value-type="float" office:value="0.08" calcext:value-type="float">
            <text:p>0.08</text:p>
          </table:table-cell>
          <table:table-cell office:value-type="float" office:value="151828" calcext:value-type="float">
            <text:p>151828</text:p>
          </table:table-cell>
          <table:table-cell office:value-type="float" office:value="5663171" calcext:value-type="float">
            <text:p>566317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56" calcext:value-type="float">
            <text:p>8156</text:p>
          </table:table-cell>
          <table:table-cell office:value-type="float" office:value="5663171" calcext:value-type="float">
            <text:p>5663171</text:p>
          </table:table-cell>
          <table:table-cell/>
          <table:table-cell table:formula="of:=([.E318]=[.I3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9-s126456688c7120687.ukp</text:p>
          </table:table-cell>
          <table:table-cell office:value-type="float" office:value="0.0157979" calcext:value-type="float">
            <text:p>0.0157979</text:p>
          </table:table-cell>
          <table:table-cell office:value-type="float" office:value="0.06" calcext:value-type="float">
            <text:p>0.06</text:p>
          </table:table-cell>
          <table:table-cell office:value-type="float" office:value="178000" calcext:value-type="float">
            <text:p>178000</text:p>
          </table:table-cell>
          <table:table-cell office:value-type="float" office:value="7120687" calcext:value-type="float">
            <text:p>712068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720" calcext:value-type="float">
            <text:p>6720</text:p>
          </table:table-cell>
          <table:table-cell office:value-type="float" office:value="7120687" calcext:value-type="float">
            <text:p>7120687</text:p>
          </table:table-cell>
          <table:table-cell/>
          <table:table-cell table:formula="of:=([.E319]=[.I3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0-s827183242c7213812.ukp</text:p>
          </table:table-cell>
          <table:table-cell office:value-type="float" office:value="0.0155556" calcext:value-type="float">
            <text:p>0.0155556</text:p>
          </table:table-cell>
          <table:table-cell office:value-type="float" office:value="0.08" calcext:value-type="float">
            <text:p>0.08</text:p>
          </table:table-cell>
          <table:table-cell office:value-type="float" office:value="180048" calcext:value-type="float">
            <text:p>180048</text:p>
          </table:table-cell>
          <table:table-cell office:value-type="float" office:value="7213812" calcext:value-type="float">
            <text:p>721381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64" calcext:value-type="float">
            <text:p>7764</text:p>
          </table:table-cell>
          <table:table-cell office:value-type="float" office:value="7213812" calcext:value-type="float">
            <text:p>7213812</text:p>
          </table:table-cell>
          <table:table-cell/>
          <table:table-cell table:formula="of:=([.E320]=[.I3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20000-1-s843367405c5404203.ukp</text:p>
          </table:table-cell>
          <table:table-cell office:value-type="float" office:value="0.0154891" calcext:value-type="float">
            <text:p>0.0154891</text:p>
          </table:table-cell>
          <table:table-cell office:value-type="float" office:value="0.08" calcext:value-type="float">
            <text:p>0.08</text:p>
          </table:table-cell>
          <table:table-cell office:value-type="float" office:value="145500" calcext:value-type="float">
            <text:p>145500</text:p>
          </table:table-cell>
          <table:table-cell office:value-type="float" office:value="5404203" calcext:value-type="float">
            <text:p>54042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84" calcext:value-type="float">
            <text:p>8184</text:p>
          </table:table-cell>
          <table:table-cell office:value-type="float" office:value="5404203" calcext:value-type="float">
            <text:p>5404203</text:p>
          </table:table-cell>
          <table:table-cell/>
          <table:table-cell table:formula="of:=([.E321]=[.I3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4-s721215008c6851985.ukp</text:p>
          </table:table-cell>
          <table:table-cell office:value-type="float" office:value="0.0154699" calcext:value-type="float">
            <text:p>0.0154699</text:p>
          </table:table-cell>
          <table:table-cell office:value-type="float" office:value="0.08" calcext:value-type="float">
            <text:p>0.08</text:p>
          </table:table-cell>
          <table:table-cell office:value-type="float" office:value="171744" calcext:value-type="float">
            <text:p>171744</text:p>
          </table:table-cell>
          <table:table-cell office:value-type="float" office:value="6851985" calcext:value-type="float">
            <text:p>685198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32" calcext:value-type="float">
            <text:p>7532</text:p>
          </table:table-cell>
          <table:table-cell office:value-type="float" office:value="6851985" calcext:value-type="float">
            <text:p>6851985</text:p>
          </table:table-cell>
          <table:table-cell/>
          <table:table-cell table:formula="of:=([.E322]=[.I3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2-s528806317c5616210.ukp</text:p>
          </table:table-cell>
          <table:table-cell office:value-type="float" office:value="0.0154525" calcext:value-type="float">
            <text:p>0.0154525</text:p>
          </table:table-cell>
          <table:table-cell office:value-type="float" office:value="0.05" calcext:value-type="float">
            <text:p>0.05</text:p>
          </table:table-cell>
          <table:table-cell office:value-type="float" office:value="150596" calcext:value-type="float">
            <text:p>150596</text:p>
          </table:table-cell>
          <table:table-cell office:value-type="float" office:value="5616210" calcext:value-type="float">
            <text:p>561621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16" calcext:value-type="float">
            <text:p>8316</text:p>
          </table:table-cell>
          <table:table-cell office:value-type="float" office:value="5616210" calcext:value-type="float">
            <text:p>5616210</text:p>
          </table:table-cell>
          <table:table-cell/>
          <table:table-cell table:formula="of:=([.E323]=[.I3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0-s827183242c7166489.ukp</text:p>
          </table:table-cell>
          <table:table-cell office:value-type="float" office:value="0.0153988" calcext:value-type="float">
            <text:p>0.0153988</text:p>
          </table:table-cell>
          <table:table-cell office:value-type="float" office:value="0.08" calcext:value-type="float">
            <text:p>0.08</text:p>
          </table:table-cell>
          <table:table-cell office:value-type="float" office:value="179300" calcext:value-type="float">
            <text:p>179300</text:p>
          </table:table-cell>
          <table:table-cell office:value-type="float" office:value="7166489" calcext:value-type="float">
            <text:p>716648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852" calcext:value-type="float">
            <text:p>8852</text:p>
          </table:table-cell>
          <table:table-cell office:value-type="float" office:value="7166489" calcext:value-type="float">
            <text:p>7166489</text:p>
          </table:table-cell>
          <table:table-cell/>
          <table:table-cell table:formula="of:=([.E324]=[.I3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5-s110877071c5751961.ukp</text:p>
          </table:table-cell>
          <table:table-cell office:value-type="float" office:value="0.0153876" calcext:value-type="float">
            <text:p>0.0153876</text:p>
          </table:table-cell>
          <table:table-cell office:value-type="float" office:value="0.08" calcext:value-type="float">
            <text:p>0.08</text:p>
          </table:table-cell>
          <table:table-cell office:value-type="float" office:value="153824" calcext:value-type="float">
            <text:p>153824</text:p>
          </table:table-cell>
          <table:table-cell office:value-type="float" office:value="5751961" calcext:value-type="float">
            <text:p>575196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068" calcext:value-type="float">
            <text:p>8068</text:p>
          </table:table-cell>
          <table:table-cell office:value-type="float" office:value="5751961" calcext:value-type="float">
            <text:p>5751961</text:p>
          </table:table-cell>
          <table:table-cell/>
          <table:table-cell table:formula="of:=([.E325]=[.I3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0n20000-8-s991580855c5371100.ukp</text:p>
          </table:table-cell>
          <table:table-cell office:value-type="float" office:value="0.0152686" calcext:value-type="float">
            <text:p>0.0152686</text:p>
          </table:table-cell>
          <table:table-cell office:value-type="float" office:value="0.07" calcext:value-type="float">
            <text:p>0.07</text:p>
          </table:table-cell>
          <table:table-cell office:value-type="float" office:value="144984" calcext:value-type="float">
            <text:p>144984</text:p>
          </table:table-cell>
          <table:table-cell office:value-type="float" office:value="5371100" calcext:value-type="float">
            <text:p>537110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04" calcext:value-type="float">
            <text:p>8204</text:p>
          </table:table-cell>
          <table:table-cell office:value-type="float" office:value="5371100" calcext:value-type="float">
            <text:p>5371100</text:p>
          </table:table-cell>
          <table:table-cell/>
          <table:table-cell table:formula="of:=([.E326]=[.I3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3-s780179313c5534208.ukp</text:p>
          </table:table-cell>
          <table:table-cell office:value-type="float" office:value="0.0151217" calcext:value-type="float">
            <text:p>0.0151217</text:p>
          </table:table-cell>
          <table:table-cell office:value-type="float" office:value="0.05" calcext:value-type="float">
            <text:p>0.05</text:p>
          </table:table-cell>
          <table:table-cell office:value-type="float" office:value="148796" calcext:value-type="float">
            <text:p>148796</text:p>
          </table:table-cell>
          <table:table-cell office:value-type="float" office:value="5534208" calcext:value-type="float">
            <text:p>55342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276" calcext:value-type="float">
            <text:p>7276</text:p>
          </table:table-cell>
          <table:table-cell office:value-type="float" office:value="5534208" calcext:value-type="float">
            <text:p>5534208</text:p>
          </table:table-cell>
          <table:table-cell/>
          <table:table-cell table:formula="of:=([.E327]=[.I3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50000-5-s110877071c5459305.ukp</text:p>
          </table:table-cell>
          <table:table-cell office:value-type="float" office:value="0.0149519" calcext:value-type="float">
            <text:p>0.0149519</text:p>
          </table:table-cell>
          <table:table-cell office:value-type="float" office:value="0.14" calcext:value-type="float">
            <text:p>0.14</text:p>
          </table:table-cell>
          <table:table-cell office:value-type="float" office:value="138912" calcext:value-type="float">
            <text:p>138912</text:p>
          </table:table-cell>
          <table:table-cell office:value-type="float" office:value="5459305" calcext:value-type="float">
            <text:p>54593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240" calcext:value-type="float">
            <text:p>12240</text:p>
          </table:table-cell>
          <table:table-cell office:value-type="float" office:value="5459305" calcext:value-type="float">
            <text:p>5459305</text:p>
          </table:table-cell>
          <table:table-cell/>
          <table:table-cell table:formula="of:=([.E328]=[.I3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0n10000-1-s843367405c5143215.ukp</text:p>
          </table:table-cell>
          <table:table-cell office:value-type="float" office:value="0.0148174" calcext:value-type="float">
            <text:p>0.0148174</text:p>
          </table:table-cell>
          <table:table-cell office:value-type="float" office:value="0.05" calcext:value-type="float">
            <text:p>0.05</text:p>
          </table:table-cell>
          <table:table-cell office:value-type="float" office:value="139340" calcext:value-type="float">
            <text:p>139340</text:p>
          </table:table-cell>
          <table:table-cell office:value-type="float" office:value="5143215" calcext:value-type="float">
            <text:p>514321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40" calcext:value-type="float">
            <text:p>6040</text:p>
          </table:table-cell>
          <table:table-cell office:value-type="float" office:value="5143215" calcext:value-type="float">
            <text:p>5143215</text:p>
          </table:table-cell>
          <table:table-cell/>
          <table:table-cell table:formula="of:=([.E329]=[.I3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8-s991580855c6794358.ukp</text:p>
          </table:table-cell>
          <table:table-cell office:value-type="float" office:value="0.0147997" calcext:value-type="float">
            <text:p>0.0147997</text:p>
          </table:table-cell>
          <table:table-cell office:value-type="float" office:value="0.08" calcext:value-type="float">
            <text:p>0.08</text:p>
          </table:table-cell>
          <table:table-cell office:value-type="float" office:value="170280" calcext:value-type="float">
            <text:p>170280</text:p>
          </table:table-cell>
          <table:table-cell office:value-type="float" office:value="6794358" calcext:value-type="float">
            <text:p>6794358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12" calcext:value-type="float">
            <text:p>8612</text:p>
          </table:table-cell>
          <table:table-cell office:value-type="float" office:value="6794358" calcext:value-type="float">
            <text:p>6794358</text:p>
          </table:table-cell>
          <table:table-cell/>
          <table:table-cell table:formula="of:=([.E330]=[.I3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6-s227708629c5186264.ukp</text:p>
          </table:table-cell>
          <table:table-cell office:value-type="float" office:value="0.0147697" calcext:value-type="float">
            <text:p>0.0147697</text:p>
          </table:table-cell>
          <table:table-cell office:value-type="float" office:value="0.05" calcext:value-type="float">
            <text:p>0.05</text:p>
          </table:table-cell>
          <table:table-cell office:value-type="float" office:value="140580" calcext:value-type="float">
            <text:p>140580</text:p>
          </table:table-cell>
          <table:table-cell office:value-type="float" office:value="5186264" calcext:value-type="float">
            <text:p>51862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84" calcext:value-type="float">
            <text:p>7684</text:p>
          </table:table-cell>
          <table:table-cell office:value-type="float" office:value="5186264" calcext:value-type="float">
            <text:p>5186264</text:p>
          </table:table-cell>
          <table:table-cell/>
          <table:table-cell table:formula="of:=([.E331]=[.I3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2-s528806317c5804085.ukp</text:p>
          </table:table-cell>
          <table:table-cell office:value-type="float" office:value="0.0147694" calcext:value-type="float">
            <text:p>0.0147694</text:p>
          </table:table-cell>
          <table:table-cell office:value-type="float" office:value="0.14" calcext:value-type="float">
            <text:p>0.14</text:p>
          </table:table-cell>
          <table:table-cell office:value-type="float" office:value="147136" calcext:value-type="float">
            <text:p>147136</text:p>
          </table:table-cell>
          <table:table-cell office:value-type="float" office:value="5804085" calcext:value-type="float">
            <text:p>5804085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76" calcext:value-type="float">
            <text:p>12076</text:p>
          </table:table-cell>
          <table:table-cell office:value-type="float" office:value="5804085" calcext:value-type="float">
            <text:p>5804085</text:p>
          </table:table-cell>
          <table:table-cell/>
          <table:table-cell table:formula="of:=([.E332]=[.I3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2-s528806317c6527891.ukp</text:p>
          </table:table-cell>
          <table:table-cell office:value-type="float" office:value="0.0147294" calcext:value-type="float">
            <text:p>0.0147294</text:p>
          </table:table-cell>
          <table:table-cell office:value-type="float" office:value="0.08" calcext:value-type="float">
            <text:p>0.08</text:p>
          </table:table-cell>
          <table:table-cell office:value-type="float" office:value="164036" calcext:value-type="float">
            <text:p>164036</text:p>
          </table:table-cell>
          <table:table-cell office:value-type="float" office:value="6527891" calcext:value-type="float">
            <text:p>6527891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636" calcext:value-type="float">
            <text:p>7636</text:p>
          </table:table-cell>
          <table:table-cell office:value-type="float" office:value="6527891" calcext:value-type="float">
            <text:p>6527891</text:p>
          </table:table-cell>
          <table:table-cell/>
          <table:table-cell table:formula="of:=([.E333]=[.I3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0-s827183242c5970156.ukp</text:p>
          </table:table-cell>
          <table:table-cell office:value-type="float" office:value="0.014597" calcext:value-type="float">
            <text:p>0.014597</text:p>
          </table:table-cell>
          <table:table-cell office:value-type="float" office:value="0.14" calcext:value-type="float">
            <text:p>0.14</text:p>
          </table:table-cell>
          <table:table-cell office:value-type="float" office:value="150940" calcext:value-type="float">
            <text:p>150940</text:p>
          </table:table-cell>
          <table:table-cell office:value-type="float" office:value="5970156" calcext:value-type="float">
            <text:p>597015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92" calcext:value-type="float">
            <text:p>12192</text:p>
          </table:table-cell>
          <table:table-cell office:value-type="float" office:value="5970156" calcext:value-type="float">
            <text:p>5970156</text:p>
          </table:table-cell>
          <table:table-cell/>
          <table:table-cell table:formula="of:=([.E334]=[.I3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9-s126456688c6706086.ukp</text:p>
          </table:table-cell>
          <table:table-cell office:value-type="float" office:value="0.0145776" calcext:value-type="float">
            <text:p>0.0145776</text:p>
          </table:table-cell>
          <table:table-cell office:value-type="float" office:value="0.08" calcext:value-type="float">
            <text:p>0.08</text:p>
          </table:table-cell>
          <table:table-cell office:value-type="float" office:value="168408" calcext:value-type="float">
            <text:p>168408</text:p>
          </table:table-cell>
          <table:table-cell office:value-type="float" office:value="6706086" calcext:value-type="float">
            <text:p>6706086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528" calcext:value-type="float">
            <text:p>7528</text:p>
          </table:table-cell>
          <table:table-cell office:value-type="float" office:value="6706086" calcext:value-type="float">
            <text:p>6706086</text:p>
          </table:table-cell>
          <table:table-cell/>
          <table:table-cell table:formula="of:=([.E335]=[.I3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0n10000-9-s126456688c5145104.ukp</text:p>
          </table:table-cell>
          <table:table-cell office:value-type="float" office:value="0.0145595" calcext:value-type="float">
            <text:p>0.0145595</text:p>
          </table:table-cell>
          <table:table-cell office:value-type="float" office:value="0.05" calcext:value-type="float">
            <text:p>0.05</text:p>
          </table:table-cell>
          <table:table-cell office:value-type="float" office:value="139732" calcext:value-type="float">
            <text:p>139732</text:p>
          </table:table-cell>
          <table:table-cell office:value-type="float" office:value="5145104" calcext:value-type="float">
            <text:p>51451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52" calcext:value-type="float">
            <text:p>6052</text:p>
          </table:table-cell>
          <table:table-cell office:value-type="float" office:value="5145104" calcext:value-type="float">
            <text:p>5145104</text:p>
          </table:table-cell>
          <table:table-cell/>
          <table:table-cell table:formula="of:=([.E336]=[.I3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3-s780179313c6599432.ukp</text:p>
          </table:table-cell>
          <table:table-cell office:value-type="float" office:value="0.014524" calcext:value-type="float">
            <text:p>0.014524</text:p>
          </table:table-cell>
          <table:table-cell office:value-type="float" office:value="0.08" calcext:value-type="float">
            <text:p>0.08</text:p>
          </table:table-cell>
          <table:table-cell office:value-type="float" office:value="165660" calcext:value-type="float">
            <text:p>165660</text:p>
          </table:table-cell>
          <table:table-cell office:value-type="float" office:value="6599432" calcext:value-type="float">
            <text:p>659943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280" calcext:value-type="float">
            <text:p>8280</text:p>
          </table:table-cell>
          <table:table-cell office:value-type="float" office:value="6599432" calcext:value-type="float">
            <text:p>6599432</text:p>
          </table:table-cell>
          <table:table-cell/>
          <table:table-cell table:formula="of:=([.E337]=[.I3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1-s843367405c7086967.ukp</text:p>
          </table:table-cell>
          <table:table-cell office:value-type="float" office:value="0.0144713" calcext:value-type="float">
            <text:p>0.0144713</text:p>
          </table:table-cell>
          <table:table-cell office:value-type="float" office:value="0.06" calcext:value-type="float">
            <text:p>0.06</text:p>
          </table:table-cell>
          <table:table-cell office:value-type="float" office:value="177360" calcext:value-type="float">
            <text:p>177360</text:p>
          </table:table-cell>
          <table:table-cell office:value-type="float" office:value="7086967" calcext:value-type="float">
            <text:p>70869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44" calcext:value-type="float">
            <text:p>7244</text:p>
          </table:table-cell>
          <table:table-cell office:value-type="float" office:value="7086967" calcext:value-type="float">
            <text:p>7086967</text:p>
          </table:table-cell>
          <table:table-cell/>
          <table:table-cell table:formula="of:=([.E338]=[.I3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0-9-s126456688c5075685.ukp</text:p>
          </table:table-cell>
          <table:table-cell office:value-type="float" office:value="0.0144416" calcext:value-type="float">
            <text:p>0.0144416</text:p>
          </table:table-cell>
          <table:table-cell office:value-type="float" office:value="0.25" calcext:value-type="float">
            <text:p>0.25</text:p>
          </table:table-cell>
          <table:table-cell office:value-type="float" office:value="130116" calcext:value-type="float">
            <text:p>130116</text:p>
          </table:table-cell>
          <table:table-cell office:value-type="float" office:value="5075685" calcext:value-type="float">
            <text:p>507568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0936" calcext:value-type="float">
            <text:p>20936</text:p>
          </table:table-cell>
          <table:table-cell office:value-type="float" office:value="5075685" calcext:value-type="float">
            <text:p>5075685</text:p>
          </table:table-cell>
          <table:table-cell/>
          <table:table-cell table:formula="of:=([.E339]=[.I3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2-s528806317c6511921.ukp</text:p>
          </table:table-cell>
          <table:table-cell office:value-type="float" office:value="0.0143186" calcext:value-type="float">
            <text:p>0.0143186</text:p>
          </table:table-cell>
          <table:table-cell office:value-type="float" office:value="0.08" calcext:value-type="float">
            <text:p>0.08</text:p>
          </table:table-cell>
          <table:table-cell office:value-type="float" office:value="163904" calcext:value-type="float">
            <text:p>163904</text:p>
          </table:table-cell>
          <table:table-cell office:value-type="float" office:value="6511921" calcext:value-type="float">
            <text:p>651192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036" calcext:value-type="float">
            <text:p>8036</text:p>
          </table:table-cell>
          <table:table-cell office:value-type="float" office:value="6511921" calcext:value-type="float">
            <text:p>6511921</text:p>
          </table:table-cell>
          <table:table-cell/>
          <table:table-cell table:formula="of:=([.E340]=[.I3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9-s126456688c5491694.ukp</text:p>
          </table:table-cell>
          <table:table-cell office:value-type="float" office:value="0.0142954" calcext:value-type="float">
            <text:p>0.0142954</text:p>
          </table:table-cell>
          <table:table-cell office:value-type="float" office:value="0.14" calcext:value-type="float">
            <text:p>0.14</text:p>
          </table:table-cell>
          <table:table-cell office:value-type="float" office:value="139924" calcext:value-type="float">
            <text:p>139924</text:p>
          </table:table-cell>
          <table:table-cell office:value-type="float" office:value="5491694" calcext:value-type="float">
            <text:p>549169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088" calcext:value-type="float">
            <text:p>12088</text:p>
          </table:table-cell>
          <table:table-cell office:value-type="float" office:value="5491694" calcext:value-type="float">
            <text:p>5491694</text:p>
          </table:table-cell>
          <table:table-cell/>
          <table:table-cell table:formula="of:=([.E341]=[.I3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7-s177710744c5763836.ukp</text:p>
          </table:table-cell>
          <table:table-cell office:value-type="float" office:value="0.0142762" calcext:value-type="float">
            <text:p>0.0142762</text:p>
          </table:table-cell>
          <table:table-cell office:value-type="float" office:value="0.15" calcext:value-type="float">
            <text:p>0.15</text:p>
          </table:table-cell>
          <table:table-cell office:value-type="float" office:value="146336" calcext:value-type="float">
            <text:p>146336</text:p>
          </table:table-cell>
          <table:table-cell office:value-type="float" office:value="5763836" calcext:value-type="float">
            <text:p>5763836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1968" calcext:value-type="float">
            <text:p>11968</text:p>
          </table:table-cell>
          <table:table-cell office:value-type="float" office:value="5763836" calcext:value-type="float">
            <text:p>5763836</text:p>
          </table:table-cell>
          <table:table-cell/>
          <table:table-cell table:formula="of:=([.E342]=[.I3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2-s528806317c6362627.ukp</text:p>
          </table:table-cell>
          <table:table-cell office:value-type="float" office:value="0.0142598" calcext:value-type="float">
            <text:p>0.0142598</text:p>
          </table:table-cell>
          <table:table-cell office:value-type="float" office:value="0.08" calcext:value-type="float">
            <text:p>0.08</text:p>
          </table:table-cell>
          <table:table-cell office:value-type="float" office:value="160376" calcext:value-type="float">
            <text:p>160376</text:p>
          </table:table-cell>
          <table:table-cell office:value-type="float" office:value="6362627" calcext:value-type="float">
            <text:p>6362627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616" calcext:value-type="float">
            <text:p>7616</text:p>
          </table:table-cell>
          <table:table-cell office:value-type="float" office:value="6362627" calcext:value-type="float">
            <text:p>6362627</text:p>
          </table:table-cell>
          <table:table-cell/>
          <table:table-cell table:formula="of:=([.E343]=[.I3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7-s177710744c6303581.ukp</text:p>
          </table:table-cell>
          <table:table-cell office:value-type="float" office:value="0.0142219" calcext:value-type="float">
            <text:p>0.0142219</text:p>
          </table:table-cell>
          <table:table-cell office:value-type="float" office:value="0.05" calcext:value-type="float">
            <text:p>0.05</text:p>
          </table:table-cell>
          <table:table-cell office:value-type="float" office:value="158892" calcext:value-type="float">
            <text:p>158892</text:p>
          </table:table-cell>
          <table:table-cell office:value-type="float" office:value="6303581" calcext:value-type="float">
            <text:p>630358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00" calcext:value-type="float">
            <text:p>7600</text:p>
          </table:table-cell>
          <table:table-cell office:value-type="float" office:value="6303581" calcext:value-type="float">
            <text:p>6303581</text:p>
          </table:table-cell>
          <table:table-cell/>
          <table:table-cell table:formula="of:=([.E344]=[.I3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7-s177710744c6374152.ukp</text:p>
          </table:table-cell>
          <table:table-cell office:value-type="float" office:value="0.0140683" calcext:value-type="float">
            <text:p>0.0140683</text:p>
          </table:table-cell>
          <table:table-cell office:value-type="float" office:value="0.08" calcext:value-type="float">
            <text:p>0.08</text:p>
          </table:table-cell>
          <table:table-cell office:value-type="float" office:value="160700" calcext:value-type="float">
            <text:p>160700</text:p>
          </table:table-cell>
          <table:table-cell office:value-type="float" office:value="6374152" calcext:value-type="float">
            <text:p>637415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480" calcext:value-type="float">
            <text:p>7480</text:p>
          </table:table-cell>
          <table:table-cell office:value-type="float" office:value="6374152" calcext:value-type="float">
            <text:p>6374152</text:p>
          </table:table-cell>
          <table:table-cell/>
          <table:table-cell table:formula="of:=([.E345]=[.I3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2-s528806317c6049764.ukp</text:p>
          </table:table-cell>
          <table:table-cell office:value-type="float" office:value="0.0140345" calcext:value-type="float">
            <text:p>0.0140345</text:p>
          </table:table-cell>
          <table:table-cell office:value-type="float" office:value="0.05" calcext:value-type="float">
            <text:p>0.05</text:p>
          </table:table-cell>
          <table:table-cell office:value-type="float" office:value="152980" calcext:value-type="float">
            <text:p>152980</text:p>
          </table:table-cell>
          <table:table-cell office:value-type="float" office:value="6049764" calcext:value-type="float">
            <text:p>604976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28" calcext:value-type="float">
            <text:p>7028</text:p>
          </table:table-cell>
          <table:table-cell office:value-type="float" office:value="6049764" calcext:value-type="float">
            <text:p>6049764</text:p>
          </table:table-cell>
          <table:table-cell/>
          <table:table-cell table:formula="of:=([.E346]=[.I3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50000-1-s843367405c5119452.ukp</text:p>
          </table:table-cell>
          <table:table-cell office:value-type="float" office:value="0.0140282" calcext:value-type="float">
            <text:p>0.0140282</text:p>
          </table:table-cell>
          <table:table-cell office:value-type="float" office:value="0.14" calcext:value-type="float">
            <text:p>0.14</text:p>
          </table:table-cell>
          <table:table-cell office:value-type="float" office:value="131224" calcext:value-type="float">
            <text:p>131224</text:p>
          </table:table-cell>
          <table:table-cell office:value-type="float" office:value="5119452" calcext:value-type="float">
            <text:p>511945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104" calcext:value-type="float">
            <text:p>12104</text:p>
          </table:table-cell>
          <table:table-cell office:value-type="float" office:value="5119452" calcext:value-type="float">
            <text:p>5119452</text:p>
          </table:table-cell>
          <table:table-cell/>
          <table:table-cell table:formula="of:=([.E347]=[.I3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3-s780179313c5573008.ukp</text:p>
          </table:table-cell>
          <table:table-cell office:value-type="float" office:value="0.014016" calcext:value-type="float">
            <text:p>0.014016</text:p>
          </table:table-cell>
          <table:table-cell office:value-type="float" office:value="0.14" calcext:value-type="float">
            <text:p>0.14</text:p>
          </table:table-cell>
          <table:table-cell office:value-type="float" office:value="141972" calcext:value-type="float">
            <text:p>141972</text:p>
          </table:table-cell>
          <table:table-cell office:value-type="float" office:value="5573008" calcext:value-type="float">
            <text:p>557300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20" calcext:value-type="float">
            <text:p>12120</text:p>
          </table:table-cell>
          <table:table-cell office:value-type="float" office:value="5573008" calcext:value-type="float">
            <text:p>5573008</text:p>
          </table:table-cell>
          <table:table-cell/>
          <table:table-cell table:formula="of:=([.E348]=[.I3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4-s721215008c6521493.ukp</text:p>
          </table:table-cell>
          <table:table-cell office:value-type="float" office:value="0.0139226" calcext:value-type="float">
            <text:p>0.0139226</text:p>
          </table:table-cell>
          <table:table-cell office:value-type="float" office:value="0.05" calcext:value-type="float">
            <text:p>0.05</text:p>
          </table:table-cell>
          <table:table-cell office:value-type="float" office:value="164216" calcext:value-type="float">
            <text:p>164216</text:p>
          </table:table-cell>
          <table:table-cell office:value-type="float" office:value="6521493" calcext:value-type="float">
            <text:p>652149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20" calcext:value-type="float">
            <text:p>6120</text:p>
          </table:table-cell>
          <table:table-cell office:value-type="float" office:value="6521493" calcext:value-type="float">
            <text:p>6521493</text:p>
          </table:table-cell>
          <table:table-cell/>
          <table:table-cell table:formula="of:=([.E349]=[.I3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20000-9-s126456688c5940304.ukp</text:p>
          </table:table-cell>
          <table:table-cell office:value-type="float" office:value="0.0139151" calcext:value-type="float">
            <text:p>0.0139151</text:p>
          </table:table-cell>
          <table:table-cell office:value-type="float" office:value="0.07" calcext:value-type="float">
            <text:p>0.07</text:p>
          </table:table-cell>
          <table:table-cell office:value-type="float" office:value="150052" calcext:value-type="float">
            <text:p>150052</text:p>
          </table:table-cell>
          <table:table-cell office:value-type="float" office:value="5940304" calcext:value-type="float">
            <text:p>59403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48" calcext:value-type="float">
            <text:p>8148</text:p>
          </table:table-cell>
          <table:table-cell office:value-type="float" office:value="5940304" calcext:value-type="float">
            <text:p>5940304</text:p>
          </table:table-cell>
          <table:table-cell/>
          <table:table-cell table:formula="of:=([.E350]=[.I3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2-s528806317c6582099.ukp</text:p>
          </table:table-cell>
          <table:table-cell office:value-type="float" office:value="0.0138013" calcext:value-type="float">
            <text:p>0.0138013</text:p>
          </table:table-cell>
          <table:table-cell office:value-type="float" office:value="0.05" calcext:value-type="float">
            <text:p>0.05</text:p>
          </table:table-cell>
          <table:table-cell office:value-type="float" office:value="165312" calcext:value-type="float">
            <text:p>165312</text:p>
          </table:table-cell>
          <table:table-cell office:value-type="float" office:value="6582099" calcext:value-type="float">
            <text:p>658209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52" calcext:value-type="float">
            <text:p>6152</text:p>
          </table:table-cell>
          <table:table-cell office:value-type="float" office:value="6582099" calcext:value-type="float">
            <text:p>6582099</text:p>
          </table:table-cell>
          <table:table-cell/>
          <table:table-cell table:formula="of:=([.E351]=[.I3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3-s780179313c6302070.ukp</text:p>
          </table:table-cell>
          <table:table-cell office:value-type="float" office:value="0.0137757" calcext:value-type="float">
            <text:p>0.0137757</text:p>
          </table:table-cell>
          <table:table-cell office:value-type="float" office:value="0.05" calcext:value-type="float">
            <text:p>0.05</text:p>
          </table:table-cell>
          <table:table-cell office:value-type="float" office:value="158808" calcext:value-type="float">
            <text:p>158808</text:p>
          </table:table-cell>
          <table:table-cell office:value-type="float" office:value="6302070" calcext:value-type="float">
            <text:p>630207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40" calcext:value-type="float">
            <text:p>6040</text:p>
          </table:table-cell>
          <table:table-cell office:value-type="float" office:value="6302070" calcext:value-type="float">
            <text:p>6302070</text:p>
          </table:table-cell>
          <table:table-cell/>
          <table:table-cell table:formula="of:=([.E352]=[.I3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9-s126456688c5967640.ukp</text:p>
          </table:table-cell>
          <table:table-cell office:value-type="float" office:value="0.0137595" calcext:value-type="float">
            <text:p>0.0137595</text:p>
          </table:table-cell>
          <table:table-cell office:value-type="float" office:value="0.05" calcext:value-type="float">
            <text:p>0.05</text:p>
          </table:table-cell>
          <table:table-cell office:value-type="float" office:value="151100" calcext:value-type="float">
            <text:p>151100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0" calcext:value-type="float">
            <text:p>6140</text:p>
          </table:table-cell>
          <table:table-cell office:value-type="float" office:value="5967640" calcext:value-type="float">
            <text:p>5967640</text:p>
          </table:table-cell>
          <table:table-cell/>
          <table:table-cell table:formula="of:=([.E353]=[.I3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1-s843367405c6385051.ukp</text:p>
          </table:table-cell>
          <table:table-cell office:value-type="float" office:value="0.013723" calcext:value-type="float">
            <text:p>0.013723</text:p>
          </table:table-cell>
          <table:table-cell office:value-type="float" office:value="0.05" calcext:value-type="float">
            <text:p>0.05</text:p>
          </table:table-cell>
          <table:table-cell office:value-type="float" office:value="160540" calcext:value-type="float">
            <text:p>160540</text:p>
          </table:table-cell>
          <table:table-cell office:value-type="float" office:value="6385051" calcext:value-type="float">
            <text:p>6385051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596" calcext:value-type="float">
            <text:p>6596</text:p>
          </table:table-cell>
          <table:table-cell office:value-type="float" office:value="6385051" calcext:value-type="float">
            <text:p>6385051</text:p>
          </table:table-cell>
          <table:table-cell/>
          <table:table-cell table:formula="of:=([.E354]=[.I3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3-s780179313c6374688.ukp</text:p>
          </table:table-cell>
          <table:table-cell office:value-type="float" office:value="0.0135592" calcext:value-type="float">
            <text:p>0.0135592</text:p>
          </table:table-cell>
          <table:table-cell office:value-type="float" office:value="0.07" calcext:value-type="float">
            <text:p>0.07</text:p>
          </table:table-cell>
          <table:table-cell office:value-type="float" office:value="160664" calcext:value-type="float">
            <text:p>160664</text:p>
          </table:table-cell>
          <table:table-cell office:value-type="float" office:value="6374688" calcext:value-type="float">
            <text:p>637468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92" calcext:value-type="float">
            <text:p>6092</text:p>
          </table:table-cell>
          <table:table-cell office:value-type="float" office:value="6374688" calcext:value-type="float">
            <text:p>6374688</text:p>
          </table:table-cell>
          <table:table-cell/>
          <table:table-cell table:formula="of:=([.E355]=[.I3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5-s110877071c5748492.ukp</text:p>
          </table:table-cell>
          <table:table-cell office:value-type="float" office:value="0.0134476" calcext:value-type="float">
            <text:p>0.0134476</text:p>
          </table:table-cell>
          <table:table-cell office:value-type="float" office:value="0.07" calcext:value-type="float">
            <text:p>0.07</text:p>
          </table:table-cell>
          <table:table-cell office:value-type="float" office:value="146008" calcext:value-type="float">
            <text:p>146008</text:p>
          </table:table-cell>
          <table:table-cell office:value-type="float" office:value="5748492" calcext:value-type="float">
            <text:p>574849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708" calcext:value-type="float">
            <text:p>7708</text:p>
          </table:table-cell>
          <table:table-cell office:value-type="float" office:value="5748492" calcext:value-type="float">
            <text:p>5748492</text:p>
          </table:table-cell>
          <table:table-cell/>
          <table:table-cell table:formula="of:=([.E356]=[.I3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20000-9-s126456688c5750768.ukp</text:p>
          </table:table-cell>
          <table:table-cell office:value-type="float" office:value="0.0132606" calcext:value-type="float">
            <text:p>0.0132606</text:p>
          </table:table-cell>
          <table:table-cell office:value-type="float" office:value="0.07" calcext:value-type="float">
            <text:p>0.07</text:p>
          </table:table-cell>
          <table:table-cell office:value-type="float" office:value="146200" calcext:value-type="float">
            <text:p>146200</text:p>
          </table:table-cell>
          <table:table-cell office:value-type="float" office:value="5750768" calcext:value-type="float">
            <text:p>575076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676" calcext:value-type="float">
            <text:p>7676</text:p>
          </table:table-cell>
          <table:table-cell office:value-type="float" office:value="5750768" calcext:value-type="float">
            <text:p>5750768</text:p>
          </table:table-cell>
          <table:table-cell/>
          <table:table-cell table:formula="of:=([.E357]=[.I3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50000-8-s991580855c5126669.ukp</text:p>
          </table:table-cell>
          <table:table-cell office:value-type="float" office:value="0.0131783" calcext:value-type="float">
            <text:p>0.0131783</text:p>
          </table:table-cell>
          <table:table-cell office:value-type="float" office:value="0.14" calcext:value-type="float">
            <text:p>0.14</text:p>
          </table:table-cell>
          <table:table-cell office:value-type="float" office:value="131316" calcext:value-type="float">
            <text:p>131316</text:p>
          </table:table-cell>
          <table:table-cell office:value-type="float" office:value="5126669" calcext:value-type="float">
            <text:p>5126669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2144" calcext:value-type="float">
            <text:p>12144</text:p>
          </table:table-cell>
          <table:table-cell office:value-type="float" office:value="5126669" calcext:value-type="float">
            <text:p>5126669</text:p>
          </table:table-cell>
          <table:table-cell/>
          <table:table-cell table:formula="of:=([.E358]=[.I3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0n10000-8-s991580855c5508152.ukp</text:p>
          </table:table-cell>
          <table:table-cell office:value-type="float" office:value="0.0128705" calcext:value-type="float">
            <text:p>0.0128705</text:p>
          </table:table-cell>
          <table:table-cell office:value-type="float" office:value="0.05" calcext:value-type="float">
            <text:p>0.05</text:p>
          </table:table-cell>
          <table:table-cell office:value-type="float" office:value="139916" calcext:value-type="float">
            <text:p>139916</text:p>
          </table:table-cell>
          <table:table-cell office:value-type="float" office:value="5508152" calcext:value-type="float">
            <text:p>5508152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4" calcext:value-type="float">
            <text:p>0.04</text:p>
          </table:table-cell>
          <table:table-cell office:value-type="float" office:value="7328" calcext:value-type="float">
            <text:p>7328</text:p>
          </table:table-cell>
          <table:table-cell office:value-type="float" office:value="5508152" calcext:value-type="float">
            <text:p>5508152</text:p>
          </table:table-cell>
          <table:table-cell/>
          <table:table-cell table:formula="of:=([.E359]=[.I3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20000-4-s721215008c5426632.ukp</text:p>
          </table:table-cell>
          <table:table-cell office:value-type="float" office:value="0.0126219" calcext:value-type="float">
            <text:p>0.0126219</text:p>
          </table:table-cell>
          <table:table-cell office:value-type="float" office:value="0.07" calcext:value-type="float">
            <text:p>0.07</text:p>
          </table:table-cell>
          <table:table-cell office:value-type="float" office:value="138688" calcext:value-type="float">
            <text:p>138688</text:p>
          </table:table-cell>
          <table:table-cell office:value-type="float" office:value="5426632" calcext:value-type="float">
            <text:p>5426632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16" calcext:value-type="float">
            <text:p>8616</text:p>
          </table:table-cell>
          <table:table-cell office:value-type="float" office:value="5426632" calcext:value-type="float">
            <text:p>5426632</text:p>
          </table:table-cell>
          <table:table-cell/>
          <table:table-cell table:formula="of:=([.E360]=[.I3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0n10000-7-s177710744c5484900.ukp</text:p>
          </table:table-cell>
          <table:table-cell office:value-type="float" office:value="0.0122557" calcext:value-type="float">
            <text:p>0.0122557</text:p>
          </table:table-cell>
          <table:table-cell office:value-type="float" office:value="0.05" calcext:value-type="float">
            <text:p>0.05</text:p>
          </table:table-cell>
          <table:table-cell office:value-type="float" office:value="139804" calcext:value-type="float">
            <text:p>139804</text:p>
          </table:table-cell>
          <table:table-cell office:value-type="float" office:value="5484900" calcext:value-type="float">
            <text:p>54849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36" calcext:value-type="float">
            <text:p>8036</text:p>
          </table:table-cell>
          <table:table-cell office:value-type="float" office:value="5484900" calcext:value-type="float">
            <text:p>5484900</text:p>
          </table:table-cell>
          <table:table-cell/>
          <table:table-cell table:formula="of:=([.E361]=[.I3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0n10000-0-s827183242c5167895.ukp</text:p>
          </table:table-cell>
          <table:table-cell office:value-type="float" office:value="0.0121736" calcext:value-type="float">
            <text:p>0.0121736</text:p>
          </table:table-cell>
          <table:table-cell office:value-type="float" office:value="0.06" calcext:value-type="float">
            <text:p>0.06</text:p>
          </table:table-cell>
          <table:table-cell office:value-type="float" office:value="132308" calcext:value-type="float">
            <text:p>132308</text:p>
          </table:table-cell>
          <table:table-cell office:value-type="float" office:value="5167895" calcext:value-type="float">
            <text:p>516789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32" calcext:value-type="float">
            <text:p>6032</text:p>
          </table:table-cell>
          <table:table-cell office:value-type="float" office:value="5167895" calcext:value-type="float">
            <text:p>5167895</text:p>
          </table:table-cell>
          <table:table-cell/>
          <table:table-cell table:formula="of:=([.E362]=[.I3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formula="of:=SUM([.C2:.C362])" office:value-type="float" office:value="66.2" calcext:value-type="float">
            <text:p>66.2</text:p>
          </table:table-cell>
          <table:table-cell table:number-columns-repeated="2"/>
          <table:table-cell table:formula="of:=SUM([.F2:.F362])" office:value-type="float" office:value="23.84333" calcext:value-type="float">
            <text:p>23.84333</text:p>
          </table:table-cell>
          <table:table-cell table:number-columns-repeated="4"/>
          <table:table-cell table:style-name="Default" table:formula="of:=SUM([.K2:.K362])" office:value-type="float" office:value="361" calcext:value-type="float">
            <text:p>361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89.99mm" svg:x="203.21mm" svg:y="0.01mm">
            <draw:object draw:notify-on-update-of-ranges="Sheet3.B1:Sheet3.B1 Sheet3.B2:Sheet3.B401 Sheet3.J22:Sheet3.J28 Sheet3.C1:Sheet3.C1 Sheet3.C2:Sheet3.C401 Sheet3.D1:Sheet3.D1 Sheet3.D2:Sheet3.D401 Sheet3.E1:Sheet3.E1 Sheet3.E2:Sheet3.E401 Sheet3.F1:Sheet3.F1 Sheet3.F2:Sheet3.F401 Sheet3.G1:Sheet3.G1 Sheet3.G2:Sheet3.G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Dom <text:s/>time</text:p>
          </table:table-cell>
          <table:table-cell office:value-type="string" calcext:value-type="string">
            <text:p>Vect time</text:p>
          </table:table-cell>
          <table:table-cell office:value-type="string" calcext:value-type="string">
            <text:p>O(n) time</text:p>
          </table:table-cell>
          <table:table-cell office:value-type="string" calcext:value-type="string">
            <text:p>pha1 time</text:p>
          </table:table-cell>
          <table:table-cell office:value-type="string" calcext:value-type="string">
            <text:p>pha2 time</text:p>
          </table:table-cell>
          <table:table-cell office:value-type="string" calcext:value-type="string">
            <text:p>Sum <text:s/>time</text:p>
          </table:table-cell>
          <table:table-cell office:value-type="string" calcext:value-type="string">
            <text:p>All <text:s/>time</text:p>
          </table:table-cell>
        </table:table-row>
        <table:table-row table:style-name="ro1">
          <table:table-cell office:value-type="string" calcext:value-type="string">
            <text:p>wmin100000wmax500000n100000-5-s110877071c6028911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90864" calcext:value-type="float">
            <text:p>0.9086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92192" calcext:value-type="float">
            <text:p>0.92192</text:p>
          </table:table-cell>
        </table:table-row>
        <table:table-row table:style-name="ro1">
          <table:table-cell office:value-type="string" calcext:value-type="string">
            <text:p>wmin100000wmax500000n100000-7-s177710744c8178471.ukp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" calcext:value-type="float">
            <text:p>0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9681" calcext:value-type="float">
            <text:p>0.89681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9134" calcext:value-type="float">
            <text:p>0.9134</text:p>
          </table:table-cell>
        </table:table-row>
        <table:table-row table:style-name="ro1">
          <table:table-cell office:value-type="string" calcext:value-type="string">
            <text:p>wmin100000wmax500000n100000-9-s126456688c5482205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9595" calcext:value-type="float">
            <text:p>0.89595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90863" calcext:value-type="float">
            <text:p>0.90863</text:p>
          </table:table-cell>
        </table:table-row>
        <table:table-row table:style-name="ro1">
          <table:table-cell office:value-type="string" calcext:value-type="string">
            <text:p>wmin100000wmax500000n100000-4-s721215008c5392939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9612" calcext:value-type="float">
            <text:p>0.8961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90858" calcext:value-type="float">
            <text:p>0.90858</text:p>
          </table:table-cell>
        </table:table-row>
        <table:table-row table:style-name="ro1">
          <table:table-cell office:value-type="string" calcext:value-type="string">
            <text:p>wmin100000wmax500000n100000-8-s991580855c6717334.ukp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" calcext:value-type="float">
            <text:p>0</text:p>
          </table:table-cell>
          <table:table-cell office:value-type="float" office:value="0.01152" calcext:value-type="float">
            <text:p>0.0115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90854" calcext:value-type="float">
            <text:p>0.90854</text:p>
          </table:table-cell>
        </table:table-row>
        <table:table-row table:style-name="ro1">
          <table:table-cell office:value-type="string" calcext:value-type="string">
            <text:p>wmin100000wmax500000n100000-1-s843367405c7453273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9007" calcext:value-type="float">
            <text:p>0.89007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90554" calcext:value-type="float">
            <text:p>0.90554</text:p>
          </table:table-cell>
        </table:table-row>
        <table:table-row table:style-name="ro1">
          <table:table-cell office:value-type="string" calcext:value-type="string">
            <text:p>wmin100000wmax500000n100000-0-s827183242c6445610.ukp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" calcext:value-type="float">
            <text:p>0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8793" calcext:value-type="float">
            <text:p>0.88793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90282" calcext:value-type="float">
            <text:p>0.90282</text:p>
          </table:table-cell>
        </table:table-row>
        <table:table-row table:style-name="ro1">
          <table:table-cell office:value-type="string" calcext:value-type="string">
            <text:p>wmin100000wmax500000n100000-2-s528806317c5026805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89924" calcext:value-type="float">
            <text:p>0.89924</text:p>
          </table:table-cell>
        </table:table-row>
        <table:table-row table:style-name="ro1">
          <table:table-cell office:value-type="string" calcext:value-type="string">
            <text:p>wmin100000wmax500000n100000-6-s227708629c6134021.ukp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88528" calcext:value-type="float">
            <text:p>0.8852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89917" calcext:value-type="float">
            <text:p>0.89917</text:p>
          </table:table-cell>
        </table:table-row>
        <table:table-row table:style-name="ro1">
          <table:table-cell office:value-type="string" calcext:value-type="string">
            <text:p>wmin100000wmax500000n100000-3-s780179313c5957947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046" calcext:value-type="float">
            <text:p>0.0104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8517" calcext:value-type="float">
            <text:p>0.88517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89854" calcext:value-type="float">
            <text:p>0.89854</text:p>
          </table:table-cell>
        </table:table-row>
        <table:table-row table:style-name="ro1">
          <table:table-cell office:value-type="string" calcext:value-type="string">
            <text:p>wmin100000wmax500000n50000-5-s110877071c6291545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9552" calcext:value-type="float">
            <text:p>0.29552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30775" calcext:value-type="float">
            <text:p>0.30775</text:p>
          </table:table-cell>
        </table:table-row>
        <table:table-row table:style-name="ro1">
          <table:table-cell office:value-type="string" calcext:value-type="string">
            <text:p>wmin100000wmax500000n50000-7-s177710744c7610484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3053" calcext:value-type="float">
            <text:p>0.3053</text:p>
          </table:table-cell>
        </table:table-row>
        <table:table-row table:style-name="ro1">
          <table:table-cell office:value-type="string" calcext:value-type="string">
            <text:p>wmin100000wmax500000n50000-0-s827183242c9460010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643" calcext:value-type="float">
            <text:p>0.28643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30397" calcext:value-type="float">
            <text:p>0.30397</text:p>
          </table:table-cell>
        </table:table-row>
        <table:table-row table:style-name="ro1">
          <table:table-cell office:value-type="string" calcext:value-type="string">
            <text:p>wmin100000wmax500000n50000-4-s721215008c6840825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173" calcext:value-type="float">
            <text:p>0.0117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3023" calcext:value-type="float">
            <text:p>0.3023</text:p>
          </table:table-cell>
        </table:table-row>
        <table:table-row table:style-name="ro1">
          <table:table-cell office:value-type="string" calcext:value-type="string">
            <text:p>wmin100000wmax500000n50000-9-s126456688c581701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928" calcext:value-type="float">
            <text:p>0.2892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30093" calcext:value-type="float">
            <text:p>0.30093</text:p>
          </table:table-cell>
        </table:table-row>
        <table:table-row table:style-name="ro1">
          <table:table-cell office:value-type="string" calcext:value-type="string">
            <text:p>wmin100000wmax500000n50000-1-s843367405c9114174.ukp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" calcext:value-type="float">
            <text:p>0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361" calcext:value-type="float">
            <text:p>0.28361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30057" calcext:value-type="float">
            <text:p>0.30057</text:p>
          </table:table-cell>
        </table:table-row>
        <table:table-row table:style-name="ro1">
          <table:table-cell office:value-type="string" calcext:value-type="string">
            <text:p>wmin100000wmax500000n50000-8-s991580855c698873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619" calcext:value-type="float">
            <text:p>0.28619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29974" calcext:value-type="float">
            <text:p>0.29974</text:p>
          </table:table-cell>
        </table:table-row>
        <table:table-row table:style-name="ro1">
          <table:table-cell office:value-type="string" calcext:value-type="string">
            <text:p>wmin100000wmax500000n50000-6-s227708629c5383536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865" calcext:value-type="float">
            <text:p>0.2886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29943" calcext:value-type="float">
            <text:p>0.29943</text:p>
          </table:table-cell>
          <table:table-cell office:value-type="float" office:value="0.29944" calcext:value-type="float">
            <text:p>0.29944</text:p>
          </table:table-cell>
        </table:table-row>
        <table:table-row table:style-name="ro1">
          <table:table-cell office:value-type="string" calcext:value-type="string">
            <text:p>wmin100000wmax500000n50000-2-s528806317c5171078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731" calcext:value-type="float">
            <text:p>0.28731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2978" calcext:value-type="float">
            <text:p>0.2978</text:p>
          </table:table-cell>
        </table:table-row>
        <table:table-row table:style-name="ro1">
          <table:table-cell office:value-type="string" calcext:value-type="string">
            <text:p>wmin100000wmax500000n50000-3-s780179313c886590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28164" calcext:value-type="float">
            <text:p>0.28164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29774" calcext:value-type="float">
            <text:p>0.29774</text:p>
          </table:table-cell>
        </table:table-row>
        <table:table-row table:style-name="ro1">
          <table:table-cell office:value-type="string" calcext:value-type="string">
            <text:p>wmin100000wmax1000000n100000-2-s528806317c9676334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4152" calcext:value-type="float">
            <text:p>0.2415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6134" calcext:value-type="float">
            <text:p>0.26134</text:p>
          </table:table-cell>
        </table:table-row>
        <table:table-row table:style-name="ro1">
          <table:table-cell office:value-type="string" calcext:value-type="string">
            <text:p>wmin100000wmax1000000n100000-5-s110877071c9041585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895" calcext:value-type="float">
            <text:p>0.23895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5799" calcext:value-type="float">
            <text:p>0.25799</text:p>
          </table:table-cell>
        </table:table-row>
        <table:table-row table:style-name="ro1">
          <table:table-cell office:value-type="string" calcext:value-type="string">
            <text:p>wmin100000wmax1000000n100000-0-s827183242c7023986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4075" calcext:value-type="float">
            <text:p>0.24075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2563" calcext:value-type="float">
            <text:p>0.2563</text:p>
          </table:table-cell>
        </table:table-row>
        <table:table-row table:style-name="ro1">
          <table:table-cell office:value-type="string" calcext:value-type="string">
            <text:p>wmin100000wmax1000000n100000-7-s177710744c9575550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468" calcext:value-type="float">
            <text:p>0.23468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25447" calcext:value-type="float">
            <text:p>0.25447</text:p>
          </table:table-cell>
        </table:table-row>
        <table:table-row table:style-name="ro1">
          <table:table-cell office:value-type="string" calcext:value-type="string">
            <text:p>wmin100000wmax1000000n100000-8-s991580855c5891284.ukp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" calcext:value-type="float">
            <text:p>0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4015" calcext:value-type="float">
            <text:p>0.24015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25429" calcext:value-type="float">
            <text:p>0.25429</text:p>
          </table:table-cell>
        </table:table-row>
        <table:table-row table:style-name="ro1">
          <table:table-cell office:value-type="string" calcext:value-type="string">
            <text:p>wmin100000wmax1000000n100000-6-s227708629c8504831.ukp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" calcext:value-type="float">
            <text:p>0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434" calcext:value-type="float">
            <text:p>0.23434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25242" calcext:value-type="float">
            <text:p>0.25242</text:p>
          </table:table-cell>
        </table:table-row>
        <table:table-row table:style-name="ro1">
          <table:table-cell office:value-type="string" calcext:value-type="string">
            <text:p>wmin100000wmax1000000n100000-1-s843367405c5761519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862" calcext:value-type="float">
            <text:p>0.23862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25238" calcext:value-type="float">
            <text:p>0.25238</text:p>
          </table:table-cell>
        </table:table-row>
        <table:table-row table:style-name="ro1">
          <table:table-cell office:value-type="string" calcext:value-type="string">
            <text:p>wmin100000wmax1000000n100000-3-s780179313c7805226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544" calcext:value-type="float">
            <text:p>0.2354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5216" calcext:value-type="float">
            <text:p>0.25216</text:p>
          </table:table-cell>
        </table:table-row>
        <table:table-row table:style-name="ro1">
          <table:table-cell office:value-type="string" calcext:value-type="string">
            <text:p>wmin100000wmax1000000n100000-4-s721215008c5743225.ukp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823" calcext:value-type="float">
            <text:p>0.23823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518" calcext:value-type="float">
            <text:p>0.2518</text:p>
          </table:table-cell>
        </table:table-row>
        <table:table-row table:style-name="ro1">
          <table:table-cell office:value-type="string" calcext:value-type="string">
            <text:p>wmin100000wmax1000000n100000-9-s126456688c5484996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3202" calcext:value-type="float">
            <text:p>0.2320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4531" calcext:value-type="float">
            <text:p>0.24531</text:p>
          </table:table-cell>
        </table:table-row>
        <table:table-row table:style-name="ro1">
          <table:table-cell office:value-type="string" calcext:value-type="string">
            <text:p>wmin50000wmax500000n100000-5-s110877071c9264056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216" calcext:value-type="float">
            <text:p>0.18216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0066" calcext:value-type="float">
            <text:p>0.20066</text:p>
          </table:table-cell>
        </table:table-row>
        <table:table-row table:style-name="ro1">
          <table:table-cell office:value-type="string" calcext:value-type="string">
            <text:p>wmin50000wmax500000n100000-0-s827183242c8206021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326" calcext:value-type="float">
            <text:p>0.18326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20025" calcext:value-type="float">
            <text:p>0.20025</text:p>
          </table:table-cell>
        </table:table-row>
        <table:table-row table:style-name="ro1">
          <table:table-cell office:value-type="string" calcext:value-type="string">
            <text:p>wmin50000wmax500000n100000-6-s227708629c8731096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212" calcext:value-type="float">
            <text:p>0.1821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19972" calcext:value-type="float">
            <text:p>0.19972</text:p>
          </table:table-cell>
          <table:table-cell office:value-type="float" office:value="0.19973" calcext:value-type="float">
            <text:p>0.19973</text:p>
          </table:table-cell>
        </table:table-row>
        <table:table-row table:style-name="ro1">
          <table:table-cell office:value-type="string" calcext:value-type="string">
            <text:p>wmin50000wmax500000n100000-7-s177710744c8735124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157" calcext:value-type="float">
            <text:p>0.18157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19904" calcext:value-type="float">
            <text:p>0.19904</text:p>
          </table:table-cell>
        </table:table-row>
        <table:table-row table:style-name="ro1">
          <table:table-cell office:value-type="string" calcext:value-type="string">
            <text:p>wmin50000wmax500000n100000-3-s780179313c7299273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331" calcext:value-type="float">
            <text:p>0.18331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19887" calcext:value-type="float">
            <text:p>0.19887</text:p>
          </table:table-cell>
        </table:table-row>
        <table:table-row table:style-name="ro1">
          <table:table-cell office:value-type="string" calcext:value-type="string">
            <text:p>wmin50000wmax500000n100000-4-s721215008c7749816.ukp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" calcext:value-type="float">
            <text:p>0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19862" calcext:value-type="float">
            <text:p>0.19862</text:p>
          </table:table-cell>
        </table:table-row>
        <table:table-row table:style-name="ro1">
          <table:table-cell office:value-type="string" calcext:value-type="string">
            <text:p>wmin50000wmax500000n100000-1-s843367405c6552822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355" calcext:value-type="float">
            <text:p>0.18355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19772" calcext:value-type="float">
            <text:p>0.19772</text:p>
          </table:table-cell>
        </table:table-row>
        <table:table-row table:style-name="ro1">
          <table:table-cell office:value-type="string" calcext:value-type="string">
            <text:p>wmin50000wmax500000n100000-8-s991580855c5019366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542" calcext:value-type="float">
            <text:p>0.18542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19747" calcext:value-type="float">
            <text:p>0.19747</text:p>
          </table:table-cell>
        </table:table-row>
        <table:table-row table:style-name="ro1">
          <table:table-cell office:value-type="string" calcext:value-type="string">
            <text:p>wmin50000wmax500000n100000-2-s528806317c7006308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242" calcext:value-type="float">
            <text:p>0.1824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19745" calcext:value-type="float">
            <text:p>0.19745</text:p>
          </table:table-cell>
        </table:table-row>
        <table:table-row table:style-name="ro1">
          <table:table-cell office:value-type="string" calcext:value-type="string">
            <text:p>wmin50000wmax500000n100000-9-s126456688c6144577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8086" calcext:value-type="float">
            <text:p>0.18086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19459" calcext:value-type="float">
            <text:p>0.19459</text:p>
          </table:table-cell>
        </table:table-row>
        <table:table-row table:style-name="ro1">
          <table:table-cell office:value-type="string" calcext:value-type="string">
            <text:p>wmin100000wmax1000000n50000-5-s110877071c8754198.ukp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" calcext:value-type="float">
            <text:p>0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417" calcext:value-type="float">
            <text:p>0.07417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9339" calcext:value-type="float">
            <text:p>0.09339</text:p>
          </table:table-cell>
        </table:table-row>
        <table:table-row table:style-name="ro1">
          <table:table-cell office:value-type="string" calcext:value-type="string">
            <text:p>wmin100000wmax1000000n50000-4-s721215008c9739684.ukp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481" calcext:value-type="float">
            <text:p>0.07481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9308" calcext:value-type="float">
            <text:p>0.09308</text:p>
          </table:table-cell>
        </table:table-row>
        <table:table-row table:style-name="ro1">
          <table:table-cell office:value-type="string" calcext:value-type="string">
            <text:p>wmin100000wmax1000000n50000-0-s827183242c8631812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479" calcext:value-type="float">
            <text:p>0.07479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9148" calcext:value-type="float">
            <text:p>0.09148</text:p>
          </table:table-cell>
        </table:table-row>
        <table:table-row table:style-name="ro1">
          <table:table-cell office:value-type="string" calcext:value-type="string">
            <text:p>wmin100000wmax1000000n50000-1-s843367405c6537152.ukp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" calcext:value-type="float">
            <text:p>0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7591" calcext:value-type="float">
            <text:p>0.07591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8995" calcext:value-type="float">
            <text:p>0.08995</text:p>
          </table:table-cell>
        </table:table-row>
        <table:table-row table:style-name="ro1">
          <table:table-cell office:value-type="string" calcext:value-type="string">
            <text:p>wmin100000wmax1000000n50000-8-s991580855c7632172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8944" calcext:value-type="float">
            <text:p>0.08944</text:p>
          </table:table-cell>
        </table:table-row>
        <table:table-row table:style-name="ro1">
          <table:table-cell office:value-type="string" calcext:value-type="string">
            <text:p>wmin100000wmax1000000n50000-2-s528806317c6020154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432" calcext:value-type="float">
            <text:p>0.07432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8708" calcext:value-type="float">
            <text:p>0.08708</text:p>
          </table:table-cell>
        </table:table-row>
        <table:table-row table:style-name="ro1">
          <table:table-cell office:value-type="string" calcext:value-type="string">
            <text:p>wmin100000wmax1000000n50000-3-s780179313c7801078.ukp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" calcext:value-type="float">
            <text:p>0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169" calcext:value-type="float">
            <text:p>0.07169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8702" calcext:value-type="float">
            <text:p>0.08702</text:p>
          </table:table-cell>
        </table:table-row>
        <table:table-row table:style-name="ro1">
          <table:table-cell office:value-type="string" calcext:value-type="string">
            <text:p>wmin100000wmax1000000n50000-9-s126456688c7779740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8672" calcext:value-type="float">
            <text:p>0.08672</text:p>
          </table:table-cell>
          <table:table-cell office:value-type="float" office:value="0.08673" calcext:value-type="float">
            <text:p>0.08673</text:p>
          </table:table-cell>
        </table:table-row>
        <table:table-row table:style-name="ro1">
          <table:table-cell office:value-type="string" calcext:value-type="string">
            <text:p>wmin100000wmax1000000n50000-6-s227708629c6095921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8516" calcext:value-type="float">
            <text:p>0.08516</text:p>
          </table:table-cell>
        </table:table-row>
        <table:table-row table:style-name="ro1">
          <table:table-cell office:value-type="string" calcext:value-type="string">
            <text:p>wmin100000wmax1000000n50000-7-s177710744c5775002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7088" calcext:value-type="float">
            <text:p>0.0708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8312" calcext:value-type="float">
            <text:p>0.08312</text:p>
          </table:table-cell>
        </table:table-row>
        <table:table-row table:style-name="ro1">
          <table:table-cell office:value-type="string" calcext:value-type="string">
            <text:p>wmin50000wmax1000000n100000-7-s177710744c9140478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843" calcext:value-type="float">
            <text:p>0.05843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07805" calcext:value-type="float">
            <text:p>0.07805</text:p>
          </table:table-cell>
        </table:table-row>
        <table:table-row table:style-name="ro1">
          <table:table-cell office:value-type="string" calcext:value-type="string">
            <text:p>wmin50000wmax500000n50000-8-s991580855c9363674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993" calcext:value-type="float">
            <text:p>0.05993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wmin50000wmax500000n50000-4-s721215008c9260285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998" calcext:value-type="float">
            <text:p>0.05998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7676" calcext:value-type="float">
            <text:p>0.07676</text:p>
          </table:table-cell>
        </table:table-row>
        <table:table-row table:style-name="ro1">
          <table:table-cell office:value-type="string" calcext:value-type="string">
            <text:p>wmin100000wmax500000n20000-4-s721215008c8974925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6106" calcext:value-type="float">
            <text:p>0.06106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639" calcext:value-type="float">
            <text:p>0.07639</text:p>
          </table:table-cell>
        </table:table-row>
        <table:table-row table:style-name="ro1">
          <table:table-cell office:value-type="string" calcext:value-type="string">
            <text:p>wmin50000wmax500000n50000-3-s780179313c9601161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887" calcext:value-type="float">
            <text:p>0.05887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7623" calcext:value-type="float">
            <text:p>0.07623</text:p>
          </table:table-cell>
        </table:table-row>
        <table:table-row table:style-name="ro1">
          <table:table-cell office:value-type="string" calcext:value-type="string">
            <text:p>wmin100000wmax500000n20000-2-s528806317c988361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7609" calcext:value-type="float">
            <text:p>0.07609</text:p>
          </table:table-cell>
        </table:table-row>
        <table:table-row table:style-name="ro1">
          <table:table-cell office:value-type="string" calcext:value-type="string">
            <text:p>wmin50000wmax1000000n100000-1-s843367405c8035184.ukp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" calcext:value-type="float">
            <text:p>0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804" calcext:value-type="float">
            <text:p>0.0580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7603" calcext:value-type="float">
            <text:p>0.07603</text:p>
          </table:table-cell>
        </table:table-row>
        <table:table-row table:style-name="ro1">
          <table:table-cell office:value-type="string" calcext:value-type="string">
            <text:p>wmin100000wmax500000n20000-9-s126456688c9711964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5855" calcext:value-type="float">
            <text:p>0.05855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523" calcext:value-type="float">
            <text:p>0.07523</text:p>
          </table:table-cell>
        </table:table-row>
        <table:table-row table:style-name="ro1">
          <table:table-cell office:value-type="string" calcext:value-type="string">
            <text:p>wmin50000wmax500000n50000-1-s843367405c8017460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6018" calcext:value-type="float">
            <text:p>0.0601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7506" calcext:value-type="float">
            <text:p>0.07506</text:p>
          </table:table-cell>
        </table:table-row>
        <table:table-row table:style-name="ro1">
          <table:table-cell office:value-type="string" calcext:value-type="string">
            <text:p>wmin50000wmax1000000n100000-9-s126456688c9200490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579" calcext:value-type="float">
            <text:p>0.05579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7493" calcext:value-type="float">
            <text:p>0.07493</text:p>
          </table:table-cell>
        </table:table-row>
        <table:table-row table:style-name="ro1">
          <table:table-cell office:value-type="string" calcext:value-type="string">
            <text:p>wmin50000wmax1000000n100000-8-s991580855c7221334.ukp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" calcext:value-type="float">
            <text:p>0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783" calcext:value-type="float">
            <text:p>0.05783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7486" calcext:value-type="float">
            <text:p>0.07486</text:p>
          </table:table-cell>
        </table:table-row>
        <table:table-row table:style-name="ro1">
          <table:table-cell office:value-type="string" calcext:value-type="string">
            <text:p>wmin50000wmax500000n50000-5-s110877071c8730975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839" calcext:value-type="float">
            <text:p>0.05839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7449" calcext:value-type="float">
            <text:p>0.07449</text:p>
          </table:table-cell>
        </table:table-row>
        <table:table-row table:style-name="ro1">
          <table:table-cell office:value-type="string" calcext:value-type="string">
            <text:p>wmin50000wmax1000000n100000-0-s827183242c9151889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564" calcext:value-type="float">
            <text:p>0.0556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7446" calcext:value-type="float">
            <text:p>0.07446</text:p>
          </table:table-cell>
        </table:table-row>
        <table:table-row table:style-name="ro1">
          <table:table-cell office:value-type="string" calcext:value-type="string">
            <text:p>wmin50000wmax500000n50000-0-s827183242c8208267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7438" calcext:value-type="float">
            <text:p>0.07438</text:p>
          </table:table-cell>
        </table:table-row>
        <table:table-row table:style-name="ro1">
          <table:table-cell office:value-type="string" calcext:value-type="string">
            <text:p>wmin100000wmax500000n20000-5-s110877071c6724224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6174" calcext:value-type="float">
            <text:p>0.06174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402" calcext:value-type="float">
            <text:p>0.07402</text:p>
          </table:table-cell>
        </table:table-row>
        <table:table-row table:style-name="ro1">
          <table:table-cell office:value-type="string" calcext:value-type="string">
            <text:p>wmin50000wmax1000000n100000-4-s721215008c6687096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07358" calcext:value-type="float">
            <text:p>0.07358</text:p>
          </table:table-cell>
        </table:table-row>
        <table:table-row table:style-name="ro1">
          <table:table-cell office:value-type="string" calcext:value-type="string">
            <text:p>wmin100000wmax500000n20000-8-s991580855c6901358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6109" calcext:value-type="float">
            <text:p>0.06109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334" calcext:value-type="float">
            <text:p>0.07334</text:p>
          </table:table-cell>
        </table:table-row>
        <table:table-row table:style-name="ro1">
          <table:table-cell office:value-type="string" calcext:value-type="string">
            <text:p>wmin100000wmax500000n20000-7-s177710744c6507449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6129" calcext:value-type="float">
            <text:p>0.06129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314" calcext:value-type="float">
            <text:p>0.07314</text:p>
          </table:table-cell>
        </table:table-row>
        <table:table-row table:style-name="ro1">
          <table:table-cell office:value-type="string" calcext:value-type="string">
            <text:p>wmin50000wmax500000n50000-7-s177710744c8212590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785" calcext:value-type="float">
            <text:p>0.05785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7308" calcext:value-type="float">
            <text:p>0.07308</text:p>
          </table:table-cell>
        </table:table-row>
        <table:table-row table:style-name="ro1">
          <table:table-cell office:value-type="string" calcext:value-type="string">
            <text:p>wmin50000wmax500000n50000-9-s126456688c8041112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737" calcext:value-type="float">
            <text:p>0.05737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7224" calcext:value-type="float">
            <text:p>0.07224</text:p>
          </table:table-cell>
        </table:table-row>
        <table:table-row table:style-name="ro1">
          <table:table-cell office:value-type="string" calcext:value-type="string">
            <text:p>wmin50000wmax500000n50000-2-s528806317c8294420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656" calcext:value-type="float">
            <text:p>0.0565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7209" calcext:value-type="float">
            <text:p>0.07209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string" calcext:value-type="string">
            <text:p>wmin50000wmax1000000n100000-2-s528806317c8085387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472" calcext:value-type="float">
            <text:p>0.0547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7192" calcext:value-type="float">
            <text:p>0.07192</text:p>
          </table:table-cell>
        </table:table-row>
        <table:table-row table:style-name="ro1">
          <table:table-cell office:value-type="string" calcext:value-type="string">
            <text:p>wmin50000wmax1000000n100000-5-s110877071c6689288.ukp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" calcext:value-type="float">
            <text:p>0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7159" calcext:value-type="float">
            <text:p>0.07159</text:p>
          </table:table-cell>
        </table:table-row>
        <table:table-row table:style-name="ro1">
          <table:table-cell office:value-type="string" calcext:value-type="string">
            <text:p>wmin100000wmax500000n20000-3-s780179313c828905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5738" calcext:value-type="float">
            <text:p>0.05738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158" calcext:value-type="float">
            <text:p>0.07158</text:p>
          </table:table-cell>
        </table:table-row>
        <table:table-row table:style-name="ro1">
          <table:table-cell office:value-type="string" calcext:value-type="string">
            <text:p>wmin100000wmax500000n20000-0-s827183242c712724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5853" calcext:value-type="float">
            <text:p>0.05853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7119" calcext:value-type="float">
            <text:p>0.07119</text:p>
          </table:table-cell>
        </table:table-row>
        <table:table-row table:style-name="ro1">
          <table:table-cell office:value-type="string" calcext:value-type="string">
            <text:p>wmin100000wmax500000n20000-6-s227708629c558994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6069" calcext:value-type="float">
            <text:p>0.06069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7087" calcext:value-type="float">
            <text:p>0.07087</text:p>
          </table:table-cell>
        </table:table-row>
        <table:table-row table:style-name="ro1">
          <table:table-cell office:value-type="string" calcext:value-type="string">
            <text:p>wmin50000wmax500000n50000-6-s227708629c5604087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909" calcext:value-type="float">
            <text:p>0.05909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703" calcext:value-type="float">
            <text:p>0.0703</text:p>
          </table:table-cell>
        </table:table-row>
        <table:table-row table:style-name="ro1">
          <table:table-cell office:value-type="string" calcext:value-type="string">
            <text:p>wmin50000wmax1000000n100000-3-s780179313c6000935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107" calcext:value-type="float">
            <text:p>0.0110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07026" calcext:value-type="float">
            <text:p>0.07026</text:p>
          </table:table-cell>
        </table:table-row>
        <table:table-row table:style-name="ro1">
          <table:table-cell office:value-type="string" calcext:value-type="string">
            <text:p>wmin50000wmax1000000n100000-6-s227708629c5293440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686" calcext:value-type="float">
            <text:p>0.05686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6964" calcext:value-type="float">
            <text:p>0.06964</text:p>
          </table:table-cell>
          <table:table-cell office:value-type="float" office:value="0.06965" calcext:value-type="float">
            <text:p>0.06965</text:p>
          </table:table-cell>
        </table:table-row>
        <table:table-row table:style-name="ro1">
          <table:table-cell office:value-type="string" calcext:value-type="string">
            <text:p>wmin100000wmax500000n20000-1-s843367405c6535045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6954" calcext:value-type="float">
            <text:p>0.06954</text:p>
          </table:table-cell>
        </table:table-row>
        <table:table-row table:style-name="ro1">
          <table:table-cell office:value-type="string" calcext:value-type="string">
            <text:p>wmin100000wmax1000000n20000-4-s721215008c9947444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4077" calcext:value-type="float">
            <text:p>0.04077</text:p>
          </table:table-cell>
        </table:table-row>
        <table:table-row table:style-name="ro1">
          <table:table-cell office:value-type="string" calcext:value-type="string">
            <text:p>wmin100000wmax1000000n20000-3-s780179313c983053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.03979" calcext:value-type="float">
            <text:p>0.03979</text:p>
          </table:table-cell>
        </table:table-row>
        <table:table-row table:style-name="ro1">
          <table:table-cell office:value-type="string" calcext:value-type="string">
            <text:p>wmin50000wmax1000000n50000-0-s827183242c9635014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3938" calcext:value-type="float">
            <text:p>0.03938</text:p>
          </table:table-cell>
        </table:table-row>
        <table:table-row table:style-name="ro1">
          <table:table-cell office:value-type="string" calcext:value-type="string">
            <text:p>wmin100000wmax1000000n20000-9-s126456688c9319115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42" calcext:value-type="float">
            <text:p>0.02242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922" calcext:value-type="float">
            <text:p>0.03922</text:p>
          </table:table-cell>
        </table:table-row>
        <table:table-row table:style-name="ro1">
          <table:table-cell office:value-type="string" calcext:value-type="string">
            <text:p>wmin50000wmax1000000n50000-9-s126456688c9703050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3885" calcext:value-type="float">
            <text:p>0.03885</text:p>
          </table:table-cell>
        </table:table-row>
        <table:table-row table:style-name="ro1">
          <table:table-cell office:value-type="string" calcext:value-type="string">
            <text:p>wmin100000wmax1000000n20000-8-s991580855c856312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74" calcext:value-type="float">
            <text:p>0.02274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843" calcext:value-type="float">
            <text:p>0.03843</text:p>
          </table:table-cell>
        </table:table-row>
        <table:table-row table:style-name="ro1">
          <table:table-cell office:value-type="string" calcext:value-type="string">
            <text:p>wmin100000wmax500000n10000-1-s843367405c9396463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48" calcext:value-type="float">
            <text:p>0.02248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84" calcext:value-type="float">
            <text:p>0.0384</text:p>
          </table:table-cell>
        </table:table-row>
        <table:table-row table:style-name="ro1">
          <table:table-cell office:value-type="string" calcext:value-type="string">
            <text:p>wmin100000wmax1000000n20000-1-s843367405c8281874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306" calcext:value-type="float">
            <text:p>0.02306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83" calcext:value-type="float">
            <text:p>0.0383</text:p>
          </table:table-cell>
        </table:table-row>
        <table:table-row table:style-name="ro1">
          <table:table-cell office:value-type="string" calcext:value-type="string">
            <text:p>wmin100000wmax1000000n10000-7-s177710744c999961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03798" calcext:value-type="float">
            <text:p>0.03798</text:p>
          </table:table-cell>
        </table:table-row>
        <table:table-row table:style-name="ro1">
          <table:table-cell office:value-type="string" calcext:value-type="string">
            <text:p>wmin100000wmax1000000n10000-1-s843367405c982359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796" calcext:value-type="float">
            <text:p>0.03796</text:p>
          </table:table-cell>
        </table:table-row>
        <table:table-row table:style-name="ro1">
          <table:table-cell office:value-type="string" calcext:value-type="string">
            <text:p>wmin100000wmax1000000n10000-2-s528806317c986906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33" calcext:value-type="float">
            <text:p>0.0203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769" calcext:value-type="float">
            <text:p>0.03769</text:p>
          </table:table-cell>
        </table:table-row>
        <table:table-row table:style-name="ro1">
          <table:table-cell office:value-type="string" calcext:value-type="string">
            <text:p>wmin100000wmax1000000n10000-6-s227708629c921137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92" calcext:value-type="float">
            <text:p>0.0209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765" calcext:value-type="float">
            <text:p>0.03765</text:p>
          </table:table-cell>
        </table:table-row>
        <table:table-row table:style-name="ro1">
          <table:table-cell office:value-type="string" calcext:value-type="string">
            <text:p>wmin50000wmax1000000n50000-3-s780179313c8602993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3734" calcext:value-type="float">
            <text:p>0.03734</text:p>
          </table:table-cell>
          <table:table-cell office:value-type="float" office:value="0.03735" calcext:value-type="float">
            <text:p>0.03735</text:p>
          </table:table-cell>
        </table:table-row>
        <table:table-row table:style-name="ro1">
          <table:table-cell office:value-type="string" calcext:value-type="string">
            <text:p>wmin100000wmax500000n10000-3-s780179313c869870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3724" calcext:value-type="float">
            <text:p>0.03724</text:p>
          </table:table-cell>
          <table:table-cell office:value-type="float" office:value="0.03725" calcext:value-type="float">
            <text:p>0.03725</text:p>
          </table:table-cell>
        </table:table-row>
        <table:table-row table:style-name="ro1">
          <table:table-cell office:value-type="string" calcext:value-type="string">
            <text:p>wmin50000wmax1000000n50000-7-s177710744c8533799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3724" calcext:value-type="float">
            <text:p>0.03724</text:p>
          </table:table-cell>
          <table:table-cell office:value-type="float" office:value="0.03725" calcext:value-type="float">
            <text:p>0.03725</text:p>
          </table:table-cell>
        </table:table-row>
        <table:table-row table:style-name="ro1">
          <table:table-cell office:value-type="string" calcext:value-type="string">
            <text:p>wmin100000wmax500000n10000-9-s126456688c769900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87" calcext:value-type="float">
            <text:p>0.0138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692" calcext:value-type="float">
            <text:p>0.03692</text:p>
          </table:table-cell>
        </table:table-row>
        <table:table-row table:style-name="ro1">
          <table:table-cell office:value-type="string" calcext:value-type="string">
            <text:p>wmin50000wmax1000000n50000-6-s227708629c8635351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3691" calcext:value-type="float">
            <text:p>0.03691</text:p>
          </table:table-cell>
        </table:table-row>
        <table:table-row table:style-name="ro1">
          <table:table-cell office:value-type="string" calcext:value-type="string">
            <text:p>wmin100000wmax500000n10000-7-s177710744c786673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679" calcext:value-type="float">
            <text:p>0.03679</text:p>
          </table:table-cell>
        </table:table-row>
        <table:table-row table:style-name="ro1">
          <table:table-cell office:value-type="string" calcext:value-type="string">
            <text:p>wmin100000wmax1000000n10000-3-s780179313c862925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74" calcext:value-type="float">
            <text:p>0.02074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639" calcext:value-type="float">
            <text:p>0.03639</text:p>
          </table:table-cell>
        </table:table-row>
        <table:table-row table:style-name="ro1">
          <table:table-cell office:value-type="string" calcext:value-type="string">
            <text:p>wmin100000wmax1000000n20000-5-s110877071c7223736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27" calcext:value-type="float">
            <text:p>0.02227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595" calcext:value-type="float">
            <text:p>0.03595</text:p>
          </table:table-cell>
        </table:table-row>
        <table:table-row table:style-name="ro1">
          <table:table-cell office:value-type="string" calcext:value-type="string">
            <text:p>wmin100000wmax1000000n10000-0-s827183242c859010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582" calcext:value-type="float">
            <text:p>0.03582</text:p>
          </table:table-cell>
        </table:table-row>
        <table:table-row table:style-name="ro1">
          <table:table-cell office:value-type="string" calcext:value-type="string">
            <text:p>wmin100000wmax500000n10000-4-s721215008c769540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56" calcext:value-type="float">
            <text:p>0.0225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3569" calcext:value-type="float">
            <text:p>0.03569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string" calcext:value-type="string">
            <text:p>wmin100000wmax1000000n10000-9-s126456688c811737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569" calcext:value-type="float">
            <text:p>0.03569</text:p>
          </table:table-cell>
        </table:table-row>
        <table:table-row table:style-name="ro1">
          <table:table-cell office:value-type="string" calcext:value-type="string">
            <text:p>wmin100000wmax1000000n10000-8-s991580855c848776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567" calcext:value-type="float">
            <text:p>0.03567</text:p>
          </table:table-cell>
        </table:table-row>
        <table:table-row table:style-name="ro1">
          <table:table-cell office:value-type="string" calcext:value-type="string">
            <text:p>wmin100000wmax500000n10000-8-s991580855c682735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523" calcext:value-type="float">
            <text:p>0.03523</text:p>
          </table:table-cell>
        </table:table-row>
        <table:table-row table:style-name="ro1">
          <table:table-cell office:value-type="string" calcext:value-type="string">
            <text:p>wmin50000wmax1000000n50000-5-s110877071c8048833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1937" calcext:value-type="float">
            <text:p>0.0193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3506" calcext:value-type="float">
            <text:p>0.03506</text:p>
          </table:table-cell>
          <table:table-cell office:value-type="float" office:value="0.03507" calcext:value-type="float">
            <text:p>0.03507</text:p>
          </table:table-cell>
        </table:table-row>
        <table:table-row table:style-name="ro1">
          <table:table-cell office:value-type="string" calcext:value-type="string">
            <text:p>wmin100000wmax500000n10000-2-s528806317c6664243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461" calcext:value-type="float">
            <text:p>0.03461</text:p>
          </table:table-cell>
        </table:table-row>
        <table:table-row table:style-name="ro1">
          <table:table-cell office:value-type="string" calcext:value-type="string">
            <text:p>wmin50000wmax1000000n50000-8-s991580855c6886377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3449" calcext:value-type="float">
            <text:p>0.03449</text:p>
          </table:table-cell>
        </table:table-row>
        <table:table-row table:style-name="ro1">
          <table:table-cell office:value-type="string" calcext:value-type="string">
            <text:p>wmin100000wmax1000000n20000-0-s827183242c5977860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43" calcext:value-type="float">
            <text:p>0.02243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3423" calcext:value-type="float">
            <text:p>0.03423</text:p>
          </table:table-cell>
        </table:table-row>
        <table:table-row table:style-name="ro1">
          <table:table-cell office:value-type="string" calcext:value-type="string">
            <text:p>wmin100000wmax1000000n20000-2-s528806317c5753656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3415" calcext:value-type="float">
            <text:p>0.03415</text:p>
          </table:table-cell>
        </table:table-row>
        <table:table-row table:style-name="ro1">
          <table:table-cell office:value-type="string" calcext:value-type="string">
            <text:p>wmin100000wmax500000n10000-0-s827183242c638629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42" calcext:value-type="float">
            <text:p>0.0224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409" calcext:value-type="float">
            <text:p>0.03409</text:p>
          </table:table-cell>
        </table:table-row>
        <table:table-row table:style-name="ro1">
          <table:table-cell office:value-type="string" calcext:value-type="string">
            <text:p>wmin100000wmax1000000n10000-4-s721215008c713691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386" calcext:value-type="float">
            <text:p>0.03386</text:p>
          </table:table-cell>
        </table:table-row>
        <table:table-row table:style-name="ro1">
          <table:table-cell office:value-type="string" calcext:value-type="string">
            <text:p>wmin100000wmax500000n10000-6-s227708629c616678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385" calcext:value-type="float">
            <text:p>0.03385</text:p>
          </table:table-cell>
        </table:table-row>
        <table:table-row table:style-name="ro1">
          <table:table-cell office:value-type="string" calcext:value-type="string">
            <text:p>wmin100000wmax1000000n20000-7-s177710744c569164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23" calcext:value-type="float">
            <text:p>0.0222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352" calcext:value-type="float">
            <text:p>0.03352</text:p>
          </table:table-cell>
        </table:table-row>
        <table:table-row table:style-name="ro1">
          <table:table-cell office:value-type="string" calcext:value-type="string">
            <text:p>wmin100000wmax500000n10000-5-s110877071c560740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983" calcext:value-type="float">
            <text:p>0.0098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312" calcext:value-type="float">
            <text:p>0.0231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321" calcext:value-type="float">
            <text:p>0.03321</text:p>
          </table:table-cell>
        </table:table-row>
        <table:table-row table:style-name="ro1">
          <table:table-cell office:value-type="string" calcext:value-type="string">
            <text:p>wmin100000wmax1000000n20000-6-s227708629c5564950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209" calcext:value-type="float">
            <text:p>0.02209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319" calcext:value-type="float">
            <text:p>0.03319</text:p>
          </table:table-cell>
        </table:table-row>
        <table:table-row table:style-name="ro1">
          <table:table-cell office:value-type="string" calcext:value-type="string">
            <text:p>wmin100000wmax1000000n10000-5-s110877071c645941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2071" calcext:value-type="float">
            <text:p>0.02071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3287" calcext:value-type="float">
            <text:p>0.03287</text:p>
          </table:table-cell>
        </table:table-row>
        <table:table-row table:style-name="ro1">
          <table:table-cell office:value-type="string" calcext:value-type="string">
            <text:p>wmin50000wmax1000000n50000-2-s528806317c6107266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3258" calcext:value-type="float">
            <text:p>0.03258</text:p>
          </table:table-cell>
        </table:table-row>
        <table:table-row table:style-name="ro1">
          <table:table-cell office:value-type="string" calcext:value-type="string">
            <text:p>wmin50000wmax1000000n50000-1-s843367405c6203902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1983" calcext:value-type="float">
            <text:p>0.0198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3253" calcext:value-type="float">
            <text:p>0.03253</text:p>
          </table:table-cell>
          <table:table-cell office:value-type="float" office:value="0.03254" calcext:value-type="float">
            <text:p>0.03254</text:p>
          </table:table-cell>
        </table:table-row>
        <table:table-row table:style-name="ro1">
          <table:table-cell office:value-type="string" calcext:value-type="string">
            <text:p>wmin50000wmax1000000n50000-4-s721215008c5098265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3163" calcext:value-type="float">
            <text:p>0.03163</text:p>
          </table:table-cell>
        </table:table-row>
        <table:table-row table:style-name="ro1">
          <table:table-cell office:value-type="string" calcext:value-type="string">
            <text:p>wmin50000wmax500000n20000-6-s227708629c9580585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3119" calcext:value-type="float">
            <text:p>0.03119</text:p>
          </table:table-cell>
        </table:table-row>
        <table:table-row table:style-name="ro1">
          <table:table-cell office:value-type="string" calcext:value-type="string">
            <text:p>wmin50000wmax500000n20000-0-s827183242c9608074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076" calcext:value-type="float">
            <text:p>0.03076</text:p>
          </table:table-cell>
        </table:table-row>
        <table:table-row table:style-name="ro1">
          <table:table-cell office:value-type="string" calcext:value-type="string">
            <text:p>wmin50000wmax500000n20000-3-s780179313c964660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3034" calcext:value-type="float">
            <text:p>0.03034</text:p>
          </table:table-cell>
        </table:table-row>
        <table:table-row table:style-name="ro1">
          <table:table-cell office:value-type="string" calcext:value-type="string">
            <text:p>wmin50000wmax500000n20000-1-s843367405c8352496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903" calcext:value-type="float">
            <text:p>0.02903</text:p>
          </table:table-cell>
        </table:table-row>
        <table:table-row table:style-name="ro1">
          <table:table-cell office:value-type="string" calcext:value-type="string">
            <text:p>wmin50000wmax500000n20000-9-s126456688c8722171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363" calcext:value-type="float">
            <text:p>0.01363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2879" calcext:value-type="float">
            <text:p>0.02879</text:p>
          </table:table-cell>
        </table:table-row>
        <table:table-row table:style-name="ro1">
          <table:table-cell office:value-type="string" calcext:value-type="string">
            <text:p>wmin1000wmax1000000n100000-8-s991580855c9927975.ukp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" calcext:value-type="float">
            <text:p>0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042" calcext:value-type="float">
            <text:p>0.00042</text:p>
          </table:table-cell>
          <table:table-cell table:number-columns-repeated="2" office:value-type="float" office:value="0.02827" calcext:value-type="float">
            <text:p>0.02827</text:p>
          </table:table-cell>
        </table:table-row>
        <table:table-row table:style-name="ro1">
          <table:table-cell office:value-type="string" calcext:value-type="string">
            <text:p>wmin50000wmax500000n20000-7-s177710744c8106583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806" calcext:value-type="float">
            <text:p>0.02806</text:p>
          </table:table-cell>
        </table:table-row>
        <table:table-row table:style-name="ro1">
          <table:table-cell office:value-type="string" calcext:value-type="string">
            <text:p>wmin50000wmax1000000n20000-5-s110877071c9521211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711" calcext:value-type="float">
            <text:p>0.0171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791" calcext:value-type="float">
            <text:p>0.02791</text:p>
          </table:table-cell>
        </table:table-row>
        <table:table-row table:style-name="ro1">
          <table:table-cell office:value-type="string" calcext:value-type="string">
            <text:p>wmin50000wmax1000000n20000-1-s843367405c9276533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73" calcext:value-type="float">
            <text:p>0.0273</text:p>
          </table:table-cell>
        </table:table-row>
        <table:table-row table:style-name="ro1">
          <table:table-cell office:value-type="string" calcext:value-type="string">
            <text:p>wmin50000wmax500000n20000-4-s721215008c7122103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715" calcext:value-type="float">
            <text:p>0.02715</text:p>
          </table:table-cell>
        </table:table-row>
        <table:table-row table:style-name="ro1">
          <table:table-cell office:value-type="string" calcext:value-type="string">
            <text:p>wmin50000wmax1000000n10000-2-s528806317c958440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674" calcext:value-type="float">
            <text:p>0.02674</text:p>
          </table:table-cell>
        </table:table-row>
        <table:table-row table:style-name="ro1">
          <table:table-cell office:value-type="string" calcext:value-type="string">
            <text:p>wmin10000wmax1000000n100000-0-s827183242c9661788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.02671" calcext:value-type="float">
            <text:p>0.02671</text:p>
          </table:table-cell>
        </table:table-row>
        <table:table-row table:style-name="ro1">
          <table:table-cell office:value-type="string" calcext:value-type="string">
            <text:p>wmin50000wmax1000000n20000-6-s227708629c9014326.ukp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" calcext:value-type="float">
            <text:p>0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2668" calcext:value-type="float">
            <text:p>0.02668</text:p>
          </table:table-cell>
        </table:table-row>
        <table:table-row table:style-name="ro1">
          <table:table-cell office:value-type="string" calcext:value-type="string">
            <text:p>wmin10000wmax1000000n100000-1-s843367405c9941261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664" calcext:value-type="float">
            <text:p>0.02664</text:p>
          </table:table-cell>
        </table:table-row>
        <table:table-row table:style-name="ro1">
          <table:table-cell office:value-type="string" calcext:value-type="string">
            <text:p>wmin50000wmax1000000n10000-6-s227708629c944747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649" calcext:value-type="float">
            <text:p>0.02649</text:p>
          </table:table-cell>
        </table:table-row>
        <table:table-row table:style-name="ro1">
          <table:table-cell office:value-type="string" calcext:value-type="string">
            <text:p>wmin10000wmax1000000n100000-6-s227708629c9541389.ukp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" calcext:value-type="float">
            <text:p>0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614" calcext:value-type="float">
            <text:p>0.02614</text:p>
          </table:table-cell>
        </table:table-row>
        <table:table-row table:style-name="ro1">
          <table:table-cell office:value-type="string" calcext:value-type="string">
            <text:p>wmin50000wmax1000000n20000-8-s991580855c8677790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613" calcext:value-type="float">
            <text:p>0.02613</text:p>
          </table:table-cell>
        </table:table-row>
        <table:table-row table:style-name="ro1">
          <table:table-cell office:value-type="string" calcext:value-type="string">
            <text:p>wmin50000wmax1000000n20000-7-s177710744c8534173.ukp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" calcext:value-type="float">
            <text:p>0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596" calcext:value-type="float">
            <text:p>0.02596</text:p>
          </table:table-cell>
        </table:table-row>
        <table:table-row table:style-name="ro1">
          <table:table-cell office:value-type="string" calcext:value-type="string">
            <text:p>wmin50000wmax500000n20000-8-s991580855c6449790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596" calcext:value-type="float">
            <text:p>0.02596</text:p>
          </table:table-cell>
        </table:table-row>
        <table:table-row table:style-name="ro1">
          <table:table-cell office:value-type="string" calcext:value-type="string">
            <text:p>wmin50000wmax1000000n10000-9-s126456688c929800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549" calcext:value-type="float">
            <text:p>0.02549</text:p>
          </table:table-cell>
        </table:table-row>
        <table:table-row table:style-name="ro1">
          <table:table-cell office:value-type="string" calcext:value-type="string">
            <text:p>wmin10000wmax500000n100000-6-s227708629c9001498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533" calcext:value-type="float">
            <text:p>0.02533</text:p>
          </table:table-cell>
        </table:table-row>
        <table:table-row table:style-name="ro1">
          <table:table-cell office:value-type="string" calcext:value-type="string">
            <text:p>wmin10000wmax1000000n100000-4-s721215008c8591530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532" calcext:value-type="float">
            <text:p>0.02532</text:p>
          </table:table-cell>
        </table:table-row>
        <table:table-row table:style-name="ro1">
          <table:table-cell office:value-type="string" calcext:value-type="string">
            <text:p>wmin10000wmax500000n100000-2-s528806317c8449003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527" calcext:value-type="float">
            <text:p>0.02527</text:p>
          </table:table-cell>
        </table:table-row>
        <table:table-row table:style-name="ro1">
          <table:table-cell office:value-type="string" calcext:value-type="string">
            <text:p>wmin50000wmax1000000n10000-7-s177710744c877855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524" calcext:value-type="float">
            <text:p>0.02524</text:p>
          </table:table-cell>
        </table:table-row>
        <table:table-row table:style-name="ro1">
          <table:table-cell office:value-type="string" calcext:value-type="string">
            <text:p>wmin1000wmax1000000n10000-3-s780179313c9798340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251" calcext:value-type="float">
            <text:p>0.0251</text:p>
          </table:table-cell>
        </table:table-row>
        <table:table-row table:style-name="ro1">
          <table:table-cell office:value-type="string" calcext:value-type="string">
            <text:p>wmin1000wmax1000000n100000-2-s528806317c9857431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0039" calcext:value-type="float">
            <text:p>0.00039</text:p>
          </table:table-cell>
          <table:table-cell table:number-columns-repeated="2" office:value-type="float" office:value="0.02509" calcext:value-type="float">
            <text:p>0.02509</text:p>
          </table:table-cell>
        </table:table-row>
        <table:table-row table:style-name="ro1">
          <table:table-cell office:value-type="string" calcext:value-type="string">
            <text:p>wmin50000wmax1000000n10000-4-s721215008c840938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503" calcext:value-type="float">
            <text:p>0.02503</text:p>
          </table:table-cell>
        </table:table-row>
        <table:table-row table:style-name="ro1">
          <table:table-cell office:value-type="string" calcext:value-type="string">
            <text:p>wmin5000wmax1000000n100000-3-s780179313c8935296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59" calcext:value-type="float">
            <text:p>0.00559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503" calcext:value-type="float">
            <text:p>0.02503</text:p>
          </table:table-cell>
        </table:table-row>
        <table:table-row table:style-name="ro1">
          <table:table-cell office:value-type="string" calcext:value-type="string">
            <text:p>wmin5000wmax1000000n100000-5-s110877071c9317578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502" calcext:value-type="float">
            <text:p>0.02502</text:p>
          </table:table-cell>
        </table:table-row>
        <table:table-row table:style-name="ro1">
          <table:table-cell office:value-type="string" calcext:value-type="string">
            <text:p>wmin10000wmax500000n100000-0-s827183242c8628995.ukp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489" calcext:value-type="float">
            <text:p>0.02489</text:p>
          </table:table-cell>
        </table:table-row>
        <table:table-row table:style-name="ro1">
          <table:table-cell office:value-type="string" calcext:value-type="string">
            <text:p>wmin1000wmax1000000n100000-3-s780179313c9635417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487" calcext:value-type="float">
            <text:p>0.02487</text:p>
          </table:table-cell>
        </table:table-row>
        <table:table-row table:style-name="ro1">
          <table:table-cell office:value-type="string" calcext:value-type="string">
            <text:p>wmin50000wmax500000n10000-2-s528806317c978981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485" calcext:value-type="float">
            <text:p>0.02485</text:p>
          </table:table-cell>
        </table:table-row>
        <table:table-row table:style-name="ro1">
          <table:table-cell office:value-type="string" calcext:value-type="string">
            <text:p>wmin50000wmax500000n10000-4-s721215008c965826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39" calcext:value-type="float">
            <text:p>0.00839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473" calcext:value-type="float">
            <text:p>0.02473</text:p>
          </table:table-cell>
        </table:table-row>
        <table:table-row table:style-name="ro1">
          <table:table-cell office:value-type="string" calcext:value-type="string">
            <text:p>wmin50000wmax1000000n20000-0-s827183242c7587102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2466" calcext:value-type="float">
            <text:p>0.02466</text:p>
          </table:table-cell>
        </table:table-row>
        <table:table-row table:style-name="ro1">
          <table:table-cell office:value-type="string" calcext:value-type="string">
            <text:p>wmin50000wmax1000000n10000-5-s110877071c840776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465" calcext:value-type="float">
            <text:p>0.02465</text:p>
          </table:table-cell>
        </table:table-row>
        <table:table-row table:style-name="ro1">
          <table:table-cell office:value-type="string" calcext:value-type="string">
            <text:p>wmin50000wmax1000000n10000-1-s843367405c7990166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441" calcext:value-type="float">
            <text:p>0.02441</text:p>
          </table:table-cell>
        </table:table-row>
        <table:table-row table:style-name="ro1">
          <table:table-cell office:value-type="string" calcext:value-type="string">
            <text:p>wmin1000wmax1000000n20000-1-s843367405c9867662.ukp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" calcext:value-type="float">
            <text:p>0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243" calcext:value-type="float">
            <text:p>0.0243</text:p>
          </table:table-cell>
        </table:table-row>
        <table:table-row table:style-name="ro1">
          <table:table-cell office:value-type="string" calcext:value-type="string">
            <text:p>wmin5000wmax1000000n100000-2-s528806317c8104695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wmin5000wmax1000000n100000-0-s827183242c8821306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399" calcext:value-type="float">
            <text:p>0.02399</text:p>
          </table:table-cell>
        </table:table-row>
        <table:table-row table:style-name="ro1">
          <table:table-cell office:value-type="string" calcext:value-type="string">
            <text:p>wmin10000wmax500000n100000-1-s843367405c8300531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394" calcext:value-type="float">
            <text:p>0.02394</text:p>
          </table:table-cell>
        </table:table-row>
        <table:table-row table:style-name="ro1">
          <table:table-cell office:value-type="string" calcext:value-type="string">
            <text:p>wmin50000wmax500000n10000-6-s227708629c908055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2393" calcext:value-type="float">
            <text:p>0.02393</text:p>
          </table:table-cell>
          <table:table-cell office:value-type="float" office:value="0.02394" calcext:value-type="float">
            <text:p>0.02394</text:p>
          </table:table-cell>
        </table:table-row>
        <table:table-row table:style-name="ro1">
          <table:table-cell office:value-type="string" calcext:value-type="string">
            <text:p>wmin5000wmax1000000n50000-2-s528806317c9984576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393" calcext:value-type="float">
            <text:p>0.02393</text:p>
          </table:table-cell>
        </table:table-row>
        <table:table-row table:style-name="ro1">
          <table:table-cell office:value-type="string" calcext:value-type="string">
            <text:p>wmin1000wmax1000000n10000-1-s843367405c9532908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2391" calcext:value-type="float">
            <text:p>0.02391</text:p>
          </table:table-cell>
        </table:table-row>
        <table:table-row table:style-name="ro1">
          <table:table-cell office:value-type="string" calcext:value-type="string">
            <text:p>wmin50000wmax500000n20000-2-s528806317c5356067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39" calcext:value-type="float">
            <text:p>0.0239</text:p>
          </table:table-cell>
        </table:table-row>
        <table:table-row table:style-name="ro1">
          <table:table-cell office:value-type="string" calcext:value-type="string">
            <text:p>wmin10000wmax500000n100000-8-s991580855c7924401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388" calcext:value-type="float">
            <text:p>0.02388</text:p>
          </table:table-cell>
        </table:table-row>
        <table:table-row table:style-name="ro1">
          <table:table-cell office:value-type="string" calcext:value-type="string">
            <text:p>wmin5000wmax1000000n100000-6-s227708629c7372757.ukp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388" calcext:value-type="float">
            <text:p>0.02388</text:p>
          </table:table-cell>
        </table:table-row>
        <table:table-row table:style-name="ro1">
          <table:table-cell office:value-type="string" calcext:value-type="string">
            <text:p>wmin10000wmax500000n100000-9-s126456688c7780875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34" calcext:value-type="float">
            <text:p>0.00734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371" calcext:value-type="float">
            <text:p>0.02371</text:p>
          </table:table-cell>
        </table:table-row>
        <table:table-row table:style-name="ro1">
          <table:table-cell office:value-type="string" calcext:value-type="string">
            <text:p>wmin1000wmax1000000n50000-7-s177710744c9919602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0.00025" calcext:value-type="float">
            <text:p>0.00025</text:p>
          </table:table-cell>
          <table:table-cell table:number-columns-repeated="2" office:value-type="float" office:value="0.02362" calcext:value-type="float">
            <text:p>0.02362</text:p>
          </table:table-cell>
        </table:table-row>
        <table:table-row table:style-name="ro1">
          <table:table-cell office:value-type="string" calcext:value-type="string">
            <text:p>wmin50000wmax500000n10000-9-s126456688c884607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358" calcext:value-type="float">
            <text:p>0.02358</text:p>
          </table:table-cell>
        </table:table-row>
        <table:table-row table:style-name="ro1">
          <table:table-cell office:value-type="string" calcext:value-type="string">
            <text:p>wmin10000wmax500000n100000-3-s780179313c7579982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356" calcext:value-type="float">
            <text:p>0.02356</text:p>
          </table:table-cell>
        </table:table-row>
        <table:table-row table:style-name="ro1">
          <table:table-cell office:value-type="string" calcext:value-type="string">
            <text:p>wmin50000wmax500000n20000-5-s110877071c5054794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2353" calcext:value-type="float">
            <text:p>0.02353</text:p>
          </table:table-cell>
        </table:table-row>
        <table:table-row table:style-name="ro1">
          <table:table-cell office:value-type="string" calcext:value-type="string">
            <text:p>wmin50000wmax500000n10000-8-s991580855c864000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352" calcext:value-type="float">
            <text:p>0.02352</text:p>
          </table:table-cell>
        </table:table-row>
        <table:table-row table:style-name="ro1">
          <table:table-cell office:value-type="string" calcext:value-type="string">
            <text:p>wmin5000wmax1000000n100000-1-s843367405c7933442.ukp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" calcext:value-type="float">
            <text:p>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35" calcext:value-type="float">
            <text:p>0.0235</text:p>
          </table:table-cell>
        </table:table-row>
        <table:table-row table:style-name="ro1">
          <table:table-cell office:value-type="string" calcext:value-type="string">
            <text:p>wmin1000wmax1000000n50000-3-s780179313c9711715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024" calcext:value-type="float">
            <text:p>0.00024</text:p>
          </table:table-cell>
          <table:table-cell table:number-columns-repeated="2" office:value-type="float" office:value="0.02343" calcext:value-type="float">
            <text:p>0.02343</text:p>
          </table:table-cell>
        </table:table-row>
        <table:table-row table:style-name="ro1">
          <table:table-cell office:value-type="string" calcext:value-type="string">
            <text:p>wmin1000wmax1000000n100000-5-s110877071c8628574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2334" calcext:value-type="float">
            <text:p>0.02334</text:p>
          </table:table-cell>
          <table:table-cell office:value-type="float" office:value="0.02335" calcext:value-type="float">
            <text:p>0.02335</text:p>
          </table:table-cell>
        </table:table-row>
        <table:table-row table:style-name="ro1">
          <table:table-cell office:value-type="string" calcext:value-type="string">
            <text:p>wmin10000wmax1000000n100000-5-s110877071c7877976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331" calcext:value-type="float">
            <text:p>0.02331</text:p>
          </table:table-cell>
        </table:table-row>
        <table:table-row table:style-name="ro1">
          <table:table-cell office:value-type="string" calcext:value-type="string">
            <text:p>wmin10000wmax1000000n50000-7-s177710744c9223861.ukp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" calcext:value-type="float">
            <text:p>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328" calcext:value-type="float">
            <text:p>0.02328</text:p>
          </table:table-cell>
        </table:table-row>
        <table:table-row table:style-name="ro1">
          <table:table-cell office:value-type="string" calcext:value-type="string">
            <text:p>wmin10000wmax500000n100000-5-s110877071c7324523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325" calcext:value-type="float">
            <text:p>0.02325</text:p>
          </table:table-cell>
        </table:table-row>
        <table:table-row table:style-name="ro1">
          <table:table-cell office:value-type="string" calcext:value-type="string">
            <text:p>wmin50000wmax1000000n20000-3-s780179313c6203981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008" calcext:value-type="float">
            <text:p>0.00008</text:p>
          </table:table-cell>
          <table:table-cell table:number-columns-repeated="2" office:value-type="float" office:value="0.02325" calcext:value-type="float">
            <text:p>0.02325</text:p>
          </table:table-cell>
        </table:table-row>
        <table:table-row table:style-name="ro1">
          <table:table-cell office:value-type="string" calcext:value-type="string">
            <text:p>wmin1000wmax1000000n50000-2-s528806317c9933736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026" calcext:value-type="float">
            <text:p>0.00026</text:p>
          </table:table-cell>
          <table:table-cell table:number-columns-repeated="2" office:value-type="float" office:value="0.02322" calcext:value-type="float">
            <text:p>0.02322</text:p>
          </table:table-cell>
        </table:table-row>
        <table:table-row table:style-name="ro1">
          <table:table-cell office:value-type="string" calcext:value-type="string">
            <text:p>wmin10000wmax1000000n100000-3-s780179313c7411770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318" calcext:value-type="float">
            <text:p>0.02318</text:p>
          </table:table-cell>
        </table:table-row>
        <table:table-row table:style-name="ro1">
          <table:table-cell office:value-type="string" calcext:value-type="string">
            <text:p>wmin50000wmax1000000n10000-3-s780179313c7306233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277" calcext:value-type="float">
            <text:p>0.02277</text:p>
          </table:table-cell>
        </table:table-row>
        <table:table-row table:style-name="ro1">
          <table:table-cell office:value-type="string" calcext:value-type="string">
            <text:p>wmin1000wmax1000000n100000-4-s721215008c7855415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449" calcext:value-type="float">
            <text:p>0.0144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2263" calcext:value-type="float">
            <text:p>0.02263</text:p>
          </table:table-cell>
        </table:table-row>
        <table:table-row table:style-name="ro1">
          <table:table-cell office:value-type="string" calcext:value-type="string">
            <text:p>wmin10000wmax1000000n10000-7-s177710744c976169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259" calcext:value-type="float">
            <text:p>0.02259</text:p>
          </table:table-cell>
        </table:table-row>
        <table:table-row table:style-name="ro1">
          <table:table-cell office:value-type="string" calcext:value-type="string">
            <text:p>wmin5000wmax1000000n50000-7-s177710744c891387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257" calcext:value-type="float">
            <text:p>0.02257</text:p>
          </table:table-cell>
        </table:table-row>
        <table:table-row table:style-name="ro1">
          <table:table-cell office:value-type="string" calcext:value-type="string">
            <text:p>wmin10000wmax500000n100000-7-s177710744c6881787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2256" calcext:value-type="float">
            <text:p>0.02256</text:p>
          </table:table-cell>
        </table:table-row>
        <table:table-row table:style-name="ro1">
          <table:table-cell office:value-type="string" calcext:value-type="string">
            <text:p>wmin1000wmax1000000n10000-9-s126456688c9059572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833" calcext:value-type="float">
            <text:p>0.0183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2251" calcext:value-type="float">
            <text:p>0.02251</text:p>
          </table:table-cell>
        </table:table-row>
        <table:table-row table:style-name="ro1">
          <table:table-cell office:value-type="string" calcext:value-type="string">
            <text:p>wmin10000wmax1000000n100000-8-s991580855c6376994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25" calcext:value-type="float">
            <text:p>0.0225</text:p>
          </table:table-cell>
        </table:table-row>
        <table:table-row table:style-name="ro1">
          <table:table-cell office:value-type="string" calcext:value-type="string">
            <text:p>wmin10000wmax1000000n50000-3-s780179313c8835643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234" calcext:value-type="float">
            <text:p>0.02234</text:p>
          </table:table-cell>
        </table:table-row>
        <table:table-row table:style-name="ro1">
          <table:table-cell office:value-type="string" calcext:value-type="string">
            <text:p>wmin5000wmax1000000n50000-8-s991580855c8787320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231" calcext:value-type="float">
            <text:p>0.02231</text:p>
          </table:table-cell>
        </table:table-row>
        <table:table-row table:style-name="ro1">
          <table:table-cell office:value-type="string" calcext:value-type="string">
            <text:p>wmin50000wmax1000000n10000-0-s827183242c672145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229" calcext:value-type="float">
            <text:p>0.02229</text:p>
          </table:table-cell>
        </table:table-row>
        <table:table-row table:style-name="ro1">
          <table:table-cell office:value-type="string" calcext:value-type="string">
            <text:p>wmin1000wmax1000000n100000-0-s827183242c7949644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2227" calcext:value-type="float">
            <text:p>0.02227</text:p>
          </table:table-cell>
          <table:table-cell office:value-type="float" office:value="0.02228" calcext:value-type="float">
            <text:p>0.02228</text:p>
          </table:table-cell>
        </table:table-row>
        <table:table-row table:style-name="ro1">
          <table:table-cell office:value-type="string" calcext:value-type="string">
            <text:p>wmin1000wmax1000000n10000-5-s110877071c8668525.ukp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" calcext:value-type="float">
            <text:p>0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013" calcext:value-type="float">
            <text:p>0.00013</text:p>
          </table:table-cell>
          <table:table-cell table:number-columns-repeated="2" office:value-type="float" office:value="0.02225" calcext:value-type="float">
            <text:p>0.02225</text:p>
          </table:table-cell>
        </table:table-row>
        <table:table-row table:style-name="ro1">
          <table:table-cell office:value-type="string" calcext:value-type="string">
            <text:p>wmin10000wmax500000n50000-8-s991580855c9658204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221" calcext:value-type="float">
            <text:p>0.02221</text:p>
          </table:table-cell>
        </table:table-row>
        <table:table-row table:style-name="ro1">
          <table:table-cell office:value-type="string" calcext:value-type="string">
            <text:p>wmin5000wmax1000000n50000-3-s780179313c8811971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22" calcext:value-type="float">
            <text:p>0.0222</text:p>
          </table:table-cell>
        </table:table-row>
        <table:table-row table:style-name="ro1">
          <table:table-cell office:value-type="string" calcext:value-type="string">
            <text:p>wmin1000wmax1000000n100000-9-s126456688c6021657.ukp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" calcext:value-type="float">
            <text:p>0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039" calcext:value-type="float">
            <text:p>0.00039</text:p>
          </table:table-cell>
          <table:table-cell table:number-columns-repeated="2" office:value-type="float" office:value="0.02219" calcext:value-type="float">
            <text:p>0.02219</text:p>
          </table:table-cell>
        </table:table-row>
        <table:table-row table:style-name="ro1">
          <table:table-cell office:value-type="string" calcext:value-type="string">
            <text:p>wmin5000wmax500000n100000-5-s110877071c8707973.ukp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" calcext:value-type="float">
            <text:p>0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218" calcext:value-type="float">
            <text:p>0.02218</text:p>
          </table:table-cell>
        </table:table-row>
        <table:table-row table:style-name="ro1">
          <table:table-cell office:value-type="string" calcext:value-type="string">
            <text:p>wmin10000wmax1000000n100000-2-s528806317c6827352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213" calcext:value-type="float">
            <text:p>0.02213</text:p>
          </table:table-cell>
        </table:table-row>
        <table:table-row table:style-name="ro1">
          <table:table-cell office:value-type="string" calcext:value-type="string">
            <text:p>wmin10000wmax1000000n10000-3-s780179313c941492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2212" calcext:value-type="float">
            <text:p>0.02212</text:p>
          </table:table-cell>
          <table:table-cell office:value-type="float" office:value="0.02213" calcext:value-type="float">
            <text:p>0.02213</text:p>
          </table:table-cell>
        </table:table-row>
        <table:table-row table:style-name="ro1">
          <table:table-cell office:value-type="string" calcext:value-type="string">
            <text:p>wmin5000wmax1000000n100000-4-s721215008c7051771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035" calcext:value-type="float">
            <text:p>0.00035</text:p>
          </table:table-cell>
          <table:table-cell table:number-columns-repeated="2" office:value-type="float" office:value="0.02201" calcext:value-type="float">
            <text:p>0.02201</text:p>
          </table:table-cell>
        </table:table-row>
        <table:table-row table:style-name="ro1">
          <table:table-cell office:value-type="string" calcext:value-type="string">
            <text:p>wmin5000wmax1000000n50000-0-s827183242c8321795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2197" calcext:value-type="float">
            <text:p>0.02197</text:p>
          </table:table-cell>
        </table:table-row>
        <table:table-row table:style-name="ro1">
          <table:table-cell office:value-type="string" calcext:value-type="string">
            <text:p>wmin1000wmax1000000n20000-4-s721215008c980349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2194" calcext:value-type="float">
            <text:p>0.02194</text:p>
          </table:table-cell>
        </table:table-row>
        <table:table-row table:style-name="ro1">
          <table:table-cell office:value-type="string" calcext:value-type="string">
            <text:p>wmin5000wmax1000000n10000-1-s843367405c9977503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188" calcext:value-type="float">
            <text:p>0.02188</text:p>
          </table:table-cell>
        </table:table-row>
        <table:table-row table:style-name="ro1">
          <table:table-cell office:value-type="string" calcext:value-type="string">
            <text:p>wmin10000wmax1000000n20000-0-s827183242c8417603.ukp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" calcext:value-type="float">
            <text:p>0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2187" calcext:value-type="float">
            <text:p>0.02187</text:p>
          </table:table-cell>
        </table:table-row>
        <table:table-row table:style-name="ro1">
          <table:table-cell office:value-type="string" calcext:value-type="string">
            <text:p>wmin10000wmax1000000n10000-8-s991580855c991076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183" calcext:value-type="float">
            <text:p>0.02183</text:p>
          </table:table-cell>
        </table:table-row>
        <table:table-row table:style-name="ro1">
          <table:table-cell office:value-type="string" calcext:value-type="string">
            <text:p>wmin1000wmax1000000n50000-8-s991580855c8904413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024" calcext:value-type="float">
            <text:p>0.00024</text:p>
          </table:table-cell>
          <table:table-cell table:number-columns-repeated="2" office:value-type="float" office:value="0.02182" calcext:value-type="float">
            <text:p>0.02182</text:p>
          </table:table-cell>
        </table:table-row>
        <table:table-row table:style-name="ro1">
          <table:table-cell office:value-type="string" calcext:value-type="string">
            <text:p>wmin10000wmax500000n20000-8-s991580855c9728635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784" calcext:value-type="float">
            <text:p>0.0178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175" calcext:value-type="float">
            <text:p>0.02175</text:p>
          </table:table-cell>
        </table:table-row>
        <table:table-row table:style-name="ro1">
          <table:table-cell office:value-type="string" calcext:value-type="string">
            <text:p>wmin1000wmax1000000n100000-1-s843367405c7260154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039" calcext:value-type="float">
            <text:p>0.00039</text:p>
          </table:table-cell>
          <table:table-cell table:number-columns-repeated="2" office:value-type="float" office:value="0.0216" calcext:value-type="float">
            <text:p>0.0216</text:p>
          </table:table-cell>
        </table:table-row>
        <table:table-row table:style-name="ro1">
          <table:table-cell office:value-type="string" calcext:value-type="string">
            <text:p>wmin5000wmax1000000n20000-5-s110877071c9599783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2151" calcext:value-type="float">
            <text:p>0.02151</text:p>
          </table:table-cell>
        </table:table-row>
        <table:table-row table:style-name="ro1">
          <table:table-cell office:value-type="string" calcext:value-type="string">
            <text:p>wmin1000wmax500000n100000-8-s991580855c8976007.ukp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" calcext:value-type="float">
            <text:p>0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2133" calcext:value-type="float">
            <text:p>0.02133</text:p>
          </table:table-cell>
        </table:table-row>
        <table:table-row table:style-name="ro1">
          <table:table-cell office:value-type="string" calcext:value-type="string">
            <text:p>wmin1000wmax1000000n10000-2-s528806317c7919747.ukp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2127" calcext:value-type="float">
            <text:p>0.02127</text:p>
          </table:table-cell>
        </table:table-row>
        <table:table-row table:style-name="ro1">
          <table:table-cell office:value-type="string" calcext:value-type="string">
            <text:p>wmin1000wmax1000000n50000-4-s721215008c8547122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2125" calcext:value-type="float">
            <text:p>0.02125</text:p>
          </table:table-cell>
        </table:table-row>
        <table:table-row table:style-name="ro1">
          <table:table-cell office:value-type="string" calcext:value-type="string">
            <text:p>wmin5000wmax500000n100000-8-s991580855c8490598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124" calcext:value-type="float">
            <text:p>0.02124</text:p>
          </table:table-cell>
        </table:table-row>
        <table:table-row table:style-name="ro1">
          <table:table-cell office:value-type="string" calcext:value-type="string">
            <text:p>wmin50000wmax1000000n20000-2-s528806317c5257943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2115" calcext:value-type="float">
            <text:p>0.02115</text:p>
          </table:table-cell>
        </table:table-row>
        <table:table-row table:style-name="ro1">
          <table:table-cell office:value-type="string" calcext:value-type="string">
            <text:p>wmin5000wmax1000000n100000-8-s991580855c6782529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105" calcext:value-type="float">
            <text:p>0.02105</text:p>
          </table:table-cell>
        </table:table-row>
        <table:table-row table:style-name="ro1">
          <table:table-cell office:value-type="string" calcext:value-type="string">
            <text:p>wmin5000wmax1000000n50000-9-s126456688c8047222.ukp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" calcext:value-type="float">
            <text:p>0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099" calcext:value-type="float">
            <text:p>0.02099</text:p>
          </table:table-cell>
        </table:table-row>
        <table:table-row table:style-name="ro1">
          <table:table-cell office:value-type="string" calcext:value-type="string">
            <text:p>wmin5000wmax1000000n10000-5-s110877071c961332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095" calcext:value-type="float">
            <text:p>0.02095</text:p>
          </table:table-cell>
        </table:table-row>
        <table:table-row table:style-name="ro1">
          <table:table-cell office:value-type="string" calcext:value-type="string">
            <text:p>wmin5000wmax1000000n50000-1-s843367405c8049384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2094" calcext:value-type="float">
            <text:p>0.02094</text:p>
          </table:table-cell>
          <table:table-cell office:value-type="float" office:value="0.02095" calcext:value-type="float">
            <text:p>0.02095</text:p>
          </table:table-cell>
        </table:table-row>
        <table:table-row table:style-name="ro1">
          <table:table-cell office:value-type="string" calcext:value-type="string">
            <text:p>wmin1000wmax1000000n20000-6-s227708629c9226178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2091" calcext:value-type="float">
            <text:p>0.02091</text:p>
          </table:table-cell>
        </table:table-row>
        <table:table-row table:style-name="ro1">
          <table:table-cell office:value-type="string" calcext:value-type="string">
            <text:p>wmin5000wmax500000n100000-4-s721215008c8428519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089" calcext:value-type="float">
            <text:p>0.02089</text:p>
          </table:table-cell>
        </table:table-row>
        <table:table-row table:style-name="ro1">
          <table:table-cell office:value-type="string" calcext:value-type="string">
            <text:p>wmin1000wmax1000000n20000-0-s827183242c7601647.ukp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" calcext:value-type="float">
            <text:p>0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14" calcext:value-type="float">
            <text:p>0.00014</text:p>
          </table:table-cell>
          <table:table-cell table:number-columns-repeated="2" office:value-type="float" office:value="0.02078" calcext:value-type="float">
            <text:p>0.02078</text:p>
          </table:table-cell>
        </table:table-row>
        <table:table-row table:style-name="ro1">
          <table:table-cell office:value-type="string" calcext:value-type="string">
            <text:p>wmin1000wmax1000000n20000-7-s177710744c9213556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2075" calcext:value-type="float">
            <text:p>0.02075</text:p>
          </table:table-cell>
        </table:table-row>
        <table:table-row table:style-name="ro1">
          <table:table-cell office:value-type="string" calcext:value-type="string">
            <text:p>wmin1000wmax1000000n10000-4-s721215008c7652591.ukp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wmin5000wmax1000000n10000-8-s991580855c930411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069" calcext:value-type="float">
            <text:p>0.02069</text:p>
          </table:table-cell>
        </table:table-row>
        <table:table-row table:style-name="ro1">
          <table:table-cell office:value-type="string" calcext:value-type="string">
            <text:p>wmin10000wmax1000000n50000-5-s110877071c7632255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2066" calcext:value-type="float">
            <text:p>0.02066</text:p>
          </table:table-cell>
        </table:table-row>
        <table:table-row table:style-name="ro1">
          <table:table-cell office:value-type="string" calcext:value-type="string">
            <text:p>wmin5000wmax1000000n10000-4-s721215008c933058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057" calcext:value-type="float">
            <text:p>0.02057</text:p>
          </table:table-cell>
        </table:table-row>
        <table:table-row table:style-name="ro1">
          <table:table-cell office:value-type="string" calcext:value-type="string">
            <text:p>wmin1000wmax1000000n50000-9-s126456688c7725611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0024" calcext:value-type="float">
            <text:p>0.00024</text:p>
          </table:table-cell>
          <table:table-cell table:number-columns-repeated="2" office:value-type="float" office:value="0.02055" calcext:value-type="float">
            <text:p>0.02055</text:p>
          </table:table-cell>
        </table:table-row>
        <table:table-row table:style-name="ro1">
          <table:table-cell office:value-type="string" calcext:value-type="string">
            <text:p>wmin1000wmax1000000n50000-0-s827183242c7944993.ukp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" calcext:value-type="float">
            <text:p>0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2053" calcext:value-type="float">
            <text:p>0.02053</text:p>
          </table:table-cell>
        </table:table-row>
        <table:table-row table:style-name="ro1">
          <table:table-cell office:value-type="string" calcext:value-type="string">
            <text:p>wmin50000wmax1000000n20000-4-s721215008c5185436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053" calcext:value-type="float">
            <text:p>0.02053</text:p>
          </table:table-cell>
        </table:table-row>
        <table:table-row table:style-name="ro1">
          <table:table-cell office:value-type="string" calcext:value-type="string">
            <text:p>wmin1000wmax1000000n100000-7-s177710744c6639938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38" calcext:value-type="float">
            <text:p>0.00038</text:p>
          </table:table-cell>
          <table:table-cell table:number-columns-repeated="2" office:value-type="float" office:value="0.02043" calcext:value-type="float">
            <text:p>0.02043</text:p>
          </table:table-cell>
        </table:table-row>
        <table:table-row table:style-name="ro1">
          <table:table-cell office:value-type="string" calcext:value-type="string">
            <text:p>wmin10000wmax500000n100000-4-s721215008c5527496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781" calcext:value-type="float">
            <text:p>0.00781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204" calcext:value-type="float">
            <text:p>0.0204</text:p>
          </table:table-cell>
        </table:table-row>
        <table:table-row table:style-name="ro1">
          <table:table-cell office:value-type="string" calcext:value-type="string">
            <text:p>wmin50000wmax1000000n20000-9-s126456688c5062577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204" calcext:value-type="float">
            <text:p>0.0204</text:p>
          </table:table-cell>
        </table:table-row>
        <table:table-row table:style-name="ro1">
          <table:table-cell office:value-type="string" calcext:value-type="string">
            <text:p>wmin50000wmax500000n10000-5-s110877071c6496143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027" calcext:value-type="float">
            <text:p>0.02027</text:p>
          </table:table-cell>
        </table:table-row>
        <table:table-row table:style-name="ro1">
          <table:table-cell office:value-type="string" calcext:value-type="string">
            <text:p>wmin5000wmax1000000n20000-7-s177710744c8602115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2026" calcext:value-type="float">
            <text:p>0.02026</text:p>
          </table:table-cell>
        </table:table-row>
        <table:table-row table:style-name="ro1">
          <table:table-cell office:value-type="string" calcext:value-type="string">
            <text:p>wmin5000wmax500000n10000-6-s227708629c939903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026" calcext:value-type="float">
            <text:p>0.02026</text:p>
          </table:table-cell>
        </table:table-row>
        <table:table-row table:style-name="ro1">
          <table:table-cell office:value-type="string" calcext:value-type="string">
            <text:p>wmin10000wmax1000000n10000-9-s126456688c875156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023" calcext:value-type="float">
            <text:p>0.02023</text:p>
          </table:table-cell>
        </table:table-row>
        <table:table-row table:style-name="ro1">
          <table:table-cell office:value-type="string" calcext:value-type="string">
            <text:p>wmin50000wmax500000n10000-7-s177710744c681144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022" calcext:value-type="float">
            <text:p>0.02022</text:p>
          </table:table-cell>
        </table:table-row>
        <table:table-row table:style-name="ro1">
          <table:table-cell office:value-type="string" calcext:value-type="string">
            <text:p>wmin5000wmax1000000n10000-7-s177710744c900170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2014" calcext:value-type="float">
            <text:p>0.02014</text:p>
          </table:table-cell>
        </table:table-row>
        <table:table-row table:style-name="ro1">
          <table:table-cell office:value-type="string" calcext:value-type="string">
            <text:p>wmin50000wmax500000n10000-1-s843367405c663662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201" calcext:value-type="float">
            <text:p>0.0201</text:p>
          </table:table-cell>
        </table:table-row>
        <table:table-row table:style-name="ro1">
          <table:table-cell office:value-type="string" calcext:value-type="string">
            <text:p>wmin1000wmax500000n50000-1-s843367405c9594852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1995" calcext:value-type="float">
            <text:p>0.01995</text:p>
          </table:table-cell>
        </table:table-row>
        <table:table-row table:style-name="ro1">
          <table:table-cell office:value-type="string" calcext:value-type="string">
            <text:p>wmin10000wmax1000000n10000-5-s110877071c8081024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994" calcext:value-type="float">
            <text:p>0.01994</text:p>
          </table:table-cell>
        </table:table-row>
        <table:table-row table:style-name="ro1">
          <table:table-cell office:value-type="string" calcext:value-type="string">
            <text:p>wmin1000wmax500000n100000-4-s721215008c8171746.ukp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" calcext:value-type="float">
            <text:p>0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035" calcext:value-type="float">
            <text:p>0.00035</text:p>
          </table:table-cell>
          <table:table-cell table:number-columns-repeated="2" office:value-type="float" office:value="0.01987" calcext:value-type="float">
            <text:p>0.01987</text:p>
          </table:table-cell>
        </table:table-row>
        <table:table-row table:style-name="ro1">
          <table:table-cell office:value-type="string" calcext:value-type="string">
            <text:p>wmin5000wmax500000n50000-6-s227708629c9241273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981" calcext:value-type="float">
            <text:p>0.01981</text:p>
          </table:table-cell>
        </table:table-row>
        <table:table-row table:style-name="ro1">
          <table:table-cell office:value-type="string" calcext:value-type="string">
            <text:p>wmin10000wmax500000n50000-6-s227708629c8467548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1979" calcext:value-type="float">
            <text:p>0.01979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string" calcext:value-type="string">
            <text:p>wmin1000wmax500000n100000-5-s110877071c8303727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1977" calcext:value-type="float">
            <text:p>0.01977</text:p>
          </table:table-cell>
        </table:table-row>
        <table:table-row table:style-name="ro1">
          <table:table-cell office:value-type="string" calcext:value-type="string">
            <text:p>wmin5000wmax1000000n10000-0-s827183242c8790453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976" calcext:value-type="float">
            <text:p>0.01976</text:p>
          </table:table-cell>
        </table:table-row>
        <table:table-row table:style-name="ro1">
          <table:table-cell office:value-type="string" calcext:value-type="string">
            <text:p>wmin10000wmax500000n50000-2-s528806317c8398362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97" calcext:value-type="float">
            <text:p>0.0197</text:p>
          </table:table-cell>
        </table:table-row>
        <table:table-row table:style-name="ro1">
          <table:table-cell office:value-type="string" calcext:value-type="string">
            <text:p>wmin50000wmax1000000n10000-8-s991580855c505091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97" calcext:value-type="float">
            <text:p>0.0197</text:p>
          </table:table-cell>
        </table:table-row>
        <table:table-row table:style-name="ro1">
          <table:table-cell office:value-type="string" calcext:value-type="string">
            <text:p>wmin50000wmax500000n10000-3-s780179313c646399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964" calcext:value-type="float">
            <text:p>0.01964</text:p>
          </table:table-cell>
        </table:table-row>
        <table:table-row table:style-name="ro1">
          <table:table-cell office:value-type="string" calcext:value-type="string">
            <text:p>wmin10000wmax1000000n100000-7-s177710744c5169265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1958" calcext:value-type="float">
            <text:p>0.01958</text:p>
          </table:table-cell>
        </table:table-row>
        <table:table-row table:style-name="ro1">
          <table:table-cell office:value-type="string" calcext:value-type="string">
            <text:p>wmin10000wmax1000000n50000-2-s528806317c6274012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958" calcext:value-type="float">
            <text:p>0.01958</text:p>
          </table:table-cell>
        </table:table-row>
        <table:table-row table:style-name="ro1">
          <table:table-cell office:value-type="string" calcext:value-type="string">
            <text:p>wmin10000wmax500000n50000-3-s780179313c8190313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952" calcext:value-type="float">
            <text:p>0.01952</text:p>
          </table:table-cell>
        </table:table-row>
        <table:table-row table:style-name="ro1">
          <table:table-cell office:value-type="string" calcext:value-type="string">
            <text:p>wmin5000wmax500000n50000-8-s991580855c9264524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95" calcext:value-type="float">
            <text:p>0.0195</text:p>
          </table:table-cell>
        </table:table-row>
        <table:table-row table:style-name="ro1">
          <table:table-cell office:value-type="string" calcext:value-type="string">
            <text:p>wmin5000wmax1000000n100000-7-s177710744c5667253.ukp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" calcext:value-type="float">
            <text:p>0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1945" calcext:value-type="float">
            <text:p>0.01945</text:p>
          </table:table-cell>
        </table:table-row>
        <table:table-row table:style-name="ro1">
          <table:table-cell office:value-type="string" calcext:value-type="string">
            <text:p>wmin10000wmax500000n50000-1-s843367405c8291694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0.01942" calcext:value-type="float">
            <text:p>0.01942</text:p>
          </table:table-cell>
        </table:table-row>
        <table:table-row table:style-name="ro1">
          <table:table-cell office:value-type="string" calcext:value-type="string">
            <text:p>wmin10000wmax1000000n10000-6-s227708629c835414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936" calcext:value-type="float">
            <text:p>0.01936</text:p>
          </table:table-cell>
        </table:table-row>
        <table:table-row table:style-name="ro1">
          <table:table-cell office:value-type="string" calcext:value-type="string">
            <text:p>wmin1000wmax1000000n10000-8-s991580855c7280148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936" calcext:value-type="float">
            <text:p>0.01936</text:p>
          </table:table-cell>
        </table:table-row>
        <table:table-row table:style-name="ro1">
          <table:table-cell office:value-type="string" calcext:value-type="string">
            <text:p>wmin5000wmax1000000n20000-1-s843367405c7998653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936" calcext:value-type="float">
            <text:p>0.01936</text:p>
          </table:table-cell>
        </table:table-row>
        <table:table-row table:style-name="ro1">
          <table:table-cell office:value-type="string" calcext:value-type="string">
            <text:p>wmin10000wmax1000000n100000-9-s126456688c5106568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934" calcext:value-type="float">
            <text:p>0.01934</text:p>
          </table:table-cell>
        </table:table-row>
        <table:table-row table:style-name="ro1">
          <table:table-cell office:value-type="string" calcext:value-type="string">
            <text:p>wmin5000wmax500000n100000-1-s843367405c7218555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933" calcext:value-type="float">
            <text:p>0.01933</text:p>
          </table:table-cell>
        </table:table-row>
        <table:table-row table:style-name="ro1">
          <table:table-cell office:value-type="string" calcext:value-type="string">
            <text:p>wmin5000wmax1000000n100000-9-s126456688c5577842.ukp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932" calcext:value-type="float">
            <text:p>0.01932</text:p>
          </table:table-cell>
        </table:table-row>
        <table:table-row table:style-name="ro1">
          <table:table-cell office:value-type="string" calcext:value-type="string">
            <text:p>wmin5000wmax500000n100000-6-s227708629c7385954.ukp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932" calcext:value-type="float">
            <text:p>0.01932</text:p>
          </table:table-cell>
        </table:table-row>
        <table:table-row table:style-name="ro1">
          <table:table-cell office:value-type="string" calcext:value-type="string">
            <text:p>wmin1000wmax1000000n10000-7-s177710744c6436205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931" calcext:value-type="float">
            <text:p>0.01931</text:p>
          </table:table-cell>
        </table:table-row>
        <table:table-row table:style-name="ro1">
          <table:table-cell office:value-type="string" calcext:value-type="string">
            <text:p>wmin10000wmax500000n20000-7-s177710744c9332308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919" calcext:value-type="float">
            <text:p>0.01919</text:p>
          </table:table-cell>
        </table:table-row>
        <table:table-row table:style-name="ro1">
          <table:table-cell office:value-type="string" calcext:value-type="string">
            <text:p>wmin1000wmax1000000n10000-0-s827183242c7523725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919" calcext:value-type="float">
            <text:p>0.01919</text:p>
          </table:table-cell>
        </table:table-row>
        <table:table-row table:style-name="ro1">
          <table:table-cell office:value-type="string" calcext:value-type="string">
            <text:p>wmin5000wmax1000000n20000-6-s227708629c8115981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0.01919" calcext:value-type="float">
            <text:p>0.01919</text:p>
          </table:table-cell>
        </table:table-row>
        <table:table-row table:style-name="ro1">
          <table:table-cell office:value-type="string" calcext:value-type="string">
            <text:p>wmin10000wmax1000000n50000-1-s843367405c6690241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914" calcext:value-type="float">
            <text:p>0.01914</text:p>
          </table:table-cell>
        </table:table-row>
        <table:table-row table:style-name="ro1">
          <table:table-cell office:value-type="string" calcext:value-type="string">
            <text:p>wmin1000wmax1000000n100000-6-s227708629c5714441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039" calcext:value-type="float">
            <text:p>0.00039</text:p>
          </table:table-cell>
          <table:table-cell table:number-columns-repeated="2" office:value-type="float" office:value="0.01913" calcext:value-type="float">
            <text:p>0.01913</text:p>
          </table:table-cell>
        </table:table-row>
        <table:table-row table:style-name="ro1">
          <table:table-cell office:value-type="string" calcext:value-type="string">
            <text:p>wmin1000wmax500000n20000-1-s843367405c9734370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909" calcext:value-type="float">
            <text:p>0.01909</text:p>
          </table:table-cell>
        </table:table-row>
        <table:table-row table:style-name="ro1">
          <table:table-cell office:value-type="string" calcext:value-type="string">
            <text:p>wmin5000wmax1000000n20000-8-s991580855c8064086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909" calcext:value-type="float">
            <text:p>0.01909</text:p>
          </table:table-cell>
        </table:table-row>
        <table:table-row table:style-name="ro1">
          <table:table-cell office:value-type="string" calcext:value-type="string">
            <text:p>wmin5000wmax1000000n20000-3-s780179313c7975198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908" calcext:value-type="float">
            <text:p>0.01908</text:p>
          </table:table-cell>
        </table:table-row>
        <table:table-row table:style-name="ro1">
          <table:table-cell office:value-type="string" calcext:value-type="string">
            <text:p>wmin1000wmax1000000n10000-6-s227708629c6668094.ukp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" calcext:value-type="float">
            <text:p>0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905" calcext:value-type="float">
            <text:p>0.01905</text:p>
          </table:table-cell>
        </table:table-row>
        <table:table-row table:style-name="ro1">
          <table:table-cell office:value-type="string" calcext:value-type="string">
            <text:p>wmin10000wmax500000n10000-5-s110877071c982124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01904" calcext:value-type="float">
            <text:p>0.01904</text:p>
          </table:table-cell>
        </table:table-row>
        <table:table-row table:style-name="ro1">
          <table:table-cell office:value-type="string" calcext:value-type="string">
            <text:p>wmin1000wmax500000n50000-4-s721215008c9143057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904" calcext:value-type="float">
            <text:p>0.01904</text:p>
          </table:table-cell>
        </table:table-row>
        <table:table-row table:style-name="ro1">
          <table:table-cell office:value-type="string" calcext:value-type="string">
            <text:p>wmin1000wmax1000000n50000-5-s110877071c6644325.ukp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" calcext:value-type="float">
            <text:p>0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024" calcext:value-type="float">
            <text:p>0.00024</text:p>
          </table:table-cell>
          <table:table-cell table:number-columns-repeated="2" office:value-type="float" office:value="0.01901" calcext:value-type="float">
            <text:p>0.01901</text:p>
          </table:table-cell>
        </table:table-row>
        <table:table-row table:style-name="ro1">
          <table:table-cell office:value-type="string" calcext:value-type="string">
            <text:p>wmin1000wmax1000000n50000-6-s227708629c6992465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901" calcext:value-type="float">
            <text:p>0.01901</text:p>
          </table:table-cell>
        </table:table-row>
        <table:table-row table:style-name="ro1">
          <table:table-cell office:value-type="string" calcext:value-type="string">
            <text:p>wmin5000wmax1000000n20000-9-s126456688c794047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901" calcext:value-type="float">
            <text:p>0.01901</text:p>
          </table:table-cell>
        </table:table-row>
        <table:table-row table:style-name="ro1">
          <table:table-cell office:value-type="string" calcext:value-type="string">
            <text:p>wmin10000wmax500000n50000-9-s126456688c7790082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89" calcext:value-type="float">
            <text:p>0.0189</text:p>
          </table:table-cell>
        </table:table-row>
        <table:table-row table:style-name="ro1">
          <table:table-cell office:value-type="string" calcext:value-type="string">
            <text:p>wmin10000wmax500000n50000-7-s177710744c7849345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889" calcext:value-type="float">
            <text:p>0.01889</text:p>
          </table:table-cell>
        </table:table-row>
        <table:table-row table:style-name="ro1">
          <table:table-cell office:value-type="string" calcext:value-type="string">
            <text:p>wmin1000wmax1000000n50000-1-s843367405c7064870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024" calcext:value-type="float">
            <text:p>0.00024</text:p>
          </table:table-cell>
          <table:table-cell table:number-columns-repeated="2" office:value-type="float" office:value="0.01887" calcext:value-type="float">
            <text:p>0.01887</text:p>
          </table:table-cell>
        </table:table-row>
        <table:table-row table:style-name="ro1">
          <table:table-cell office:value-type="string" calcext:value-type="string">
            <text:p>wmin5000wmax500000n10000-5-s110877071c954419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886" calcext:value-type="float">
            <text:p>0.01886</text:p>
          </table:table-cell>
        </table:table-row>
        <table:table-row table:style-name="ro1">
          <table:table-cell office:value-type="string" calcext:value-type="string">
            <text:p>wmin10000wmax1000000n20000-2-s528806317c771976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882" calcext:value-type="float">
            <text:p>0.01882</text:p>
          </table:table-cell>
          <table:table-cell office:value-type="float" office:value="0.01883" calcext:value-type="float">
            <text:p>0.01883</text:p>
          </table:table-cell>
        </table:table-row>
        <table:table-row table:style-name="ro1">
          <table:table-cell office:value-type="string" calcext:value-type="string">
            <text:p>wmin10000wmax1000000n50000-0-s827183242c6373385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883" calcext:value-type="float">
            <text:p>0.01883</text:p>
          </table:table-cell>
        </table:table-row>
        <table:table-row table:style-name="ro1">
          <table:table-cell office:value-type="string" calcext:value-type="string">
            <text:p>wmin10000wmax1000000n50000-6-s227708629c6359014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88" calcext:value-type="float">
            <text:p>0.0188</text:p>
          </table:table-cell>
        </table:table-row>
        <table:table-row table:style-name="ro1">
          <table:table-cell office:value-type="string" calcext:value-type="string">
            <text:p>wmin1000wmax500000n100000-1-s843367405c7348982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0038" calcext:value-type="float">
            <text:p>0.00038</text:p>
          </table:table-cell>
          <table:table-cell table:number-columns-repeated="2" office:value-type="float" office:value="0.01878" calcext:value-type="float">
            <text:p>0.01878</text:p>
          </table:table-cell>
        </table:table-row>
        <table:table-row table:style-name="ro1">
          <table:table-cell office:value-type="string" calcext:value-type="string">
            <text:p>wmin10000wmax1000000n50000-9-s126456688c6303775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wmin1000wmax500000n100000-0-s827183242c7620920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1869" calcext:value-type="float">
            <text:p>0.01869</text:p>
          </table:table-cell>
        </table:table-row>
        <table:table-row table:style-name="ro1">
          <table:table-cell office:value-type="string" calcext:value-type="string">
            <text:p>wmin1000wmax500000n100000-3-s780179313c7571075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035" calcext:value-type="float">
            <text:p>0.00035</text:p>
          </table:table-cell>
          <table:table-cell table:number-columns-repeated="2" office:value-type="float" office:value="0.01867" calcext:value-type="float">
            <text:p>0.01867</text:p>
          </table:table-cell>
        </table:table-row>
        <table:table-row table:style-name="ro1">
          <table:table-cell office:value-type="string" calcext:value-type="string">
            <text:p>wmin10000wmax500000n20000-1-s843367405c9001600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859" calcext:value-type="float">
            <text:p>0.01859</text:p>
          </table:table-cell>
        </table:table-row>
        <table:table-row table:style-name="ro1">
          <table:table-cell office:value-type="string" calcext:value-type="string">
            <text:p>wmin5000wmax1000000n20000-0-s827183242c7454549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858" calcext:value-type="float">
            <text:p>0.01858</text:p>
          </table:table-cell>
        </table:table-row>
        <table:table-row table:style-name="ro1">
          <table:table-cell office:value-type="string" calcext:value-type="string">
            <text:p>wmin1000wmax500000n10000-6-s227708629c952188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855" calcext:value-type="float">
            <text:p>0.01855</text:p>
          </table:table-cell>
        </table:table-row>
        <table:table-row table:style-name="ro1">
          <table:table-cell office:value-type="string" calcext:value-type="string">
            <text:p>wmin5000wmax500000n20000-4-s721215008c8466040.ukp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" calcext:value-type="float">
            <text:p>0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01853" calcext:value-type="float">
            <text:p>0.01853</text:p>
          </table:table-cell>
        </table:table-row>
        <table:table-row table:style-name="ro1">
          <table:table-cell office:value-type="string" calcext:value-type="string">
            <text:p>wmin5000wmax500000n100000-3-s780179313c6947160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846" calcext:value-type="float">
            <text:p>0.01846</text:p>
          </table:table-cell>
        </table:table-row>
        <table:table-row table:style-name="ro1">
          <table:table-cell office:value-type="string" calcext:value-type="string">
            <text:p>wmin5000wmax500000n50000-4-s721215008c8346827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845" calcext:value-type="float">
            <text:p>0.01845</text:p>
          </table:table-cell>
        </table:table-row>
        <table:table-row table:style-name="ro1">
          <table:table-cell office:value-type="string" calcext:value-type="string">
            <text:p>wmin10000wmax500000n50000-4-s721215008c744560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289" calcext:value-type="float">
            <text:p>0.0128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wmin1000wmax500000n100000-2-s528806317c7250302.ukp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" calcext:value-type="float">
            <text:p>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1833" calcext:value-type="float">
            <text:p>0.01833</text:p>
          </table:table-cell>
        </table:table-row>
        <table:table-row table:style-name="ro1">
          <table:table-cell office:value-type="string" calcext:value-type="string">
            <text:p>wmin5000wmax500000n20000-1-s843367405c9091579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832" calcext:value-type="float">
            <text:p>0.01832</text:p>
          </table:table-cell>
        </table:table-row>
        <table:table-row table:style-name="ro1">
          <table:table-cell office:value-type="string" calcext:value-type="string">
            <text:p>wmin50000wmax500000n10000-0-s827183242c544846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823" calcext:value-type="float">
            <text:p>0.01823</text:p>
          </table:table-cell>
        </table:table-row>
        <table:table-row table:style-name="ro1">
          <table:table-cell office:value-type="string" calcext:value-type="string">
            <text:p>wmin1000wmax1000000n20000-2-s528806317c7265134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1819" calcext:value-type="float">
            <text:p>0.01819</text:p>
          </table:table-cell>
        </table:table-row>
        <table:table-row table:style-name="ro1">
          <table:table-cell office:value-type="string" calcext:value-type="string">
            <text:p>wmin10000wmax1000000n20000-3-s780179313c6114560.ukp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" calcext:value-type="float">
            <text:p>0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814" calcext:value-type="float">
            <text:p>0.01814</text:p>
          </table:table-cell>
        </table:table-row>
        <table:table-row table:style-name="ro1">
          <table:table-cell office:value-type="string" calcext:value-type="string">
            <text:p>wmin5000wmax500000n50000-0-s827183242c8053326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811" calcext:value-type="float">
            <text:p>0.01811</text:p>
          </table:table-cell>
        </table:table-row>
        <table:table-row table:style-name="ro1">
          <table:table-cell office:value-type="string" calcext:value-type="string">
            <text:p>wmin10000wmax500000n20000-5-s110877071c8774819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808" calcext:value-type="float">
            <text:p>0.01808</text:p>
          </table:table-cell>
        </table:table-row>
        <table:table-row table:style-name="ro1">
          <table:table-cell office:value-type="string" calcext:value-type="string">
            <text:p>wmin1000wmax500000n20000-3-s780179313c8969373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802" calcext:value-type="float">
            <text:p>0.01802</text:p>
          </table:table-cell>
        </table:table-row>
        <table:table-row table:style-name="ro1">
          <table:table-cell office:value-type="string" calcext:value-type="string">
            <text:p>wmin10000wmax500000n10000-7-s177710744c867394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799" calcext:value-type="float">
            <text:p>0.01799</text:p>
          </table:table-cell>
        </table:table-row>
        <table:table-row table:style-name="ro1">
          <table:table-cell office:value-type="string" calcext:value-type="string">
            <text:p>wmin5000wmax500000n50000-7-s177710744c8178070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794" calcext:value-type="float">
            <text:p>0.01794</text:p>
          </table:table-cell>
        </table:table-row>
        <table:table-row table:style-name="ro1">
          <table:table-cell office:value-type="string" calcext:value-type="string">
            <text:p>wmin1000wmax500000n20000-6-s227708629c8761664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787" calcext:value-type="float">
            <text:p>0.01787</text:p>
          </table:table-cell>
        </table:table-row>
        <table:table-row table:style-name="ro1">
          <table:table-cell office:value-type="string" calcext:value-type="string">
            <text:p>wmin5000wmax500000n20000-6-s227708629c8759769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784" calcext:value-type="float">
            <text:p>0.01784</text:p>
          </table:table-cell>
        </table:table-row>
        <table:table-row table:style-name="ro1">
          <table:table-cell office:value-type="string" calcext:value-type="string">
            <text:p>wmin1000wmax500000n10000-8-s991580855c9017093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779" calcext:value-type="float">
            <text:p>0.01779</text:p>
          </table:table-cell>
        </table:table-row>
        <table:table-row table:style-name="ro1">
          <table:table-cell office:value-type="string" calcext:value-type="string">
            <text:p>wmin1000wmax500000n20000-8-s991580855c888825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778" calcext:value-type="float">
            <text:p>0.01778</text:p>
          </table:table-cell>
        </table:table-row>
        <table:table-row table:style-name="ro1">
          <table:table-cell office:value-type="string" calcext:value-type="string">
            <text:p>wmin10000wmax1000000n50000-8-s991580855c5741932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775" calcext:value-type="float">
            <text:p>0.01775</text:p>
          </table:table-cell>
        </table:table-row>
        <table:table-row table:style-name="ro1">
          <table:table-cell office:value-type="string" calcext:value-type="string">
            <text:p>wmin5000wmax500000n20000-5-s110877071c877376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71" calcext:value-type="float">
            <text:p>0.0147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773" calcext:value-type="float">
            <text:p>0.01773</text:p>
          </table:table-cell>
        </table:table-row>
        <table:table-row table:style-name="ro1">
          <table:table-cell office:value-type="string" calcext:value-type="string">
            <text:p>wmin5000wmax1000000n20000-2-s528806317c715104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294" calcext:value-type="float">
            <text:p>0.0129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769" calcext:value-type="float">
            <text:p>0.01769</text:p>
          </table:table-cell>
        </table:table-row>
        <table:table-row table:style-name="ro1">
          <table:table-cell office:value-type="string" calcext:value-type="string">
            <text:p>wmin1000wmax500000n100000-7-s177710744c7068824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035" calcext:value-type="float">
            <text:p>0.00035</text:p>
          </table:table-cell>
          <table:table-cell table:number-columns-repeated="2" office:value-type="float" office:value="0.01768" calcext:value-type="float">
            <text:p>0.01768</text:p>
          </table:table-cell>
        </table:table-row>
        <table:table-row table:style-name="ro1">
          <table:table-cell office:value-type="string" calcext:value-type="string">
            <text:p>wmin10000wmax1000000n20000-5-s110877071c6129130.ukp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" calcext:value-type="float">
            <text:p>0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1766" calcext:value-type="float">
            <text:p>0.01766</text:p>
          </table:table-cell>
        </table:table-row>
        <table:table-row table:style-name="ro1">
          <table:table-cell office:value-type="string" calcext:value-type="string">
            <text:p>wmin5000wmax500000n100000-7-s177710744c6272106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764" calcext:value-type="float">
            <text:p>0.01764</text:p>
          </table:table-cell>
        </table:table-row>
        <table:table-row table:style-name="ro1">
          <table:table-cell office:value-type="string" calcext:value-type="string">
            <text:p>wmin10000wmax500000n10000-0-s827183242c882230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763" calcext:value-type="float">
            <text:p>0.01763</text:p>
          </table:table-cell>
        </table:table-row>
        <table:table-row table:style-name="ro1">
          <table:table-cell office:value-type="string" calcext:value-type="string">
            <text:p>wmin5000wmax1000000n50000-5-s110877071c5823883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762" calcext:value-type="float">
            <text:p>0.01762</text:p>
          </table:table-cell>
        </table:table-row>
        <table:table-row table:style-name="ro1">
          <table:table-cell office:value-type="string" calcext:value-type="string">
            <text:p>wmin5000wmax500000n50000-9-s126456688c7959750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762" calcext:value-type="float">
            <text:p>0.01762</text:p>
          </table:table-cell>
        </table:table-row>
        <table:table-row table:style-name="ro1">
          <table:table-cell office:value-type="string" calcext:value-type="string">
            <text:p>wmin10000wmax1000000n50000-4-s721215008c5488950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759" calcext:value-type="float">
            <text:p>0.01759</text:p>
          </table:table-cell>
        </table:table-row>
        <table:table-row table:style-name="ro1">
          <table:table-cell office:value-type="string" calcext:value-type="string">
            <text:p>wmin10000wmax500000n10000-6-s227708629c869969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754" calcext:value-type="float">
            <text:p>0.01754</text:p>
          </table:table-cell>
        </table:table-row>
        <table:table-row table:style-name="ro1">
          <table:table-cell office:value-type="string" calcext:value-type="string">
            <text:p>wmin1000wmax500000n100000-6-s227708629c6737676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1752" calcext:value-type="float">
            <text:p>0.01752</text:p>
          </table:table-cell>
        </table:table-row>
        <table:table-row table:style-name="ro1">
          <table:table-cell office:value-type="string" calcext:value-type="string">
            <text:p>wmin10000wmax500000n20000-3-s780179313c8090683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751" calcext:value-type="float">
            <text:p>0.01751</text:p>
          </table:table-cell>
        </table:table-row>
        <table:table-row table:style-name="ro1">
          <table:table-cell office:value-type="string" calcext:value-type="string">
            <text:p>wmin10000wmax1000000n20000-9-s126456688c6624986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748" calcext:value-type="float">
            <text:p>0.01748</text:p>
          </table:table-cell>
        </table:table-row>
        <table:table-row table:style-name="ro1">
          <table:table-cell office:value-type="string" calcext:value-type="string">
            <text:p>wmin10000wmax500000n10000-2-s528806317c859132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742" calcext:value-type="float">
            <text:p>0.01742</text:p>
          </table:table-cell>
        </table:table-row>
        <table:table-row table:style-name="ro1">
          <table:table-cell office:value-type="string" calcext:value-type="string">
            <text:p>wmin5000wmax500000n100000-9-s126456688c5843362.ukp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" calcext:value-type="float">
            <text:p>0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734" calcext:value-type="float">
            <text:p>0.01734</text:p>
          </table:table-cell>
        </table:table-row>
        <table:table-row table:style-name="ro1">
          <table:table-cell office:value-type="string" calcext:value-type="string">
            <text:p>wmin10000wmax1000000n20000-7-s177710744c6349166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.01727" calcext:value-type="float">
            <text:p>0.01727</text:p>
          </table:table-cell>
        </table:table-row>
        <table:table-row table:style-name="ro1">
          <table:table-cell office:value-type="string" calcext:value-type="string">
            <text:p>wmin5000wmax500000n100000-0-s827183242c6193291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726" calcext:value-type="float">
            <text:p>0.01726</text:p>
          </table:table-cell>
        </table:table-row>
        <table:table-row table:style-name="ro1">
          <table:table-cell office:value-type="string" calcext:value-type="string">
            <text:p>wmin10000wmax500000n20000-0-s827183242c7923045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719" calcext:value-type="float">
            <text:p>0.01719</text:p>
          </table:table-cell>
        </table:table-row>
        <table:table-row table:style-name="ro1">
          <table:table-cell office:value-type="string" calcext:value-type="string">
            <text:p>wmin5000wmax1000000n50000-6-s227708629c5764098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719" calcext:value-type="float">
            <text:p>0.01719</text:p>
          </table:table-cell>
        </table:table-row>
        <table:table-row table:style-name="ro1">
          <table:table-cell office:value-type="string" calcext:value-type="string">
            <text:p>wmin5000wmax1000000n20000-4-s721215008c6549045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718" calcext:value-type="float">
            <text:p>0.01718</text:p>
          </table:table-cell>
        </table:table-row>
        <table:table-row table:style-name="ro1">
          <table:table-cell office:value-type="string" calcext:value-type="string">
            <text:p>wmin5000wmax500000n20000-0-s827183242c7213812.ukp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" calcext:value-type="float">
            <text:p>0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717" calcext:value-type="float">
            <text:p>0.01717</text:p>
          </table:table-cell>
        </table:table-row>
        <table:table-row table:style-name="ro1">
          <table:table-cell office:value-type="string" calcext:value-type="string">
            <text:p>wmin1000wmax1000000n20000-9-s126456688c6731213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1711" calcext:value-type="float">
            <text:p>0.01711</text:p>
          </table:table-cell>
        </table:table-row>
        <table:table-row table:style-name="ro1">
          <table:table-cell office:value-type="string" calcext:value-type="string">
            <text:p>wmin10000wmax500000n20000-6-s227708629c7805759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705" calcext:value-type="float">
            <text:p>0.01705</text:p>
          </table:table-cell>
        </table:table-row>
        <table:table-row table:style-name="ro1">
          <table:table-cell office:value-type="string" calcext:value-type="string">
            <text:p>wmin10000wmax500000n50000-0-s827183242c6712851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705" calcext:value-type="float">
            <text:p>0.01705</text:p>
          </table:table-cell>
        </table:table-row>
        <table:table-row table:style-name="ro1">
          <table:table-cell office:value-type="string" calcext:value-type="string">
            <text:p>wmin1000wmax1000000n20000-3-s780179313c6724480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1697" calcext:value-type="float">
            <text:p>0.01697</text:p>
          </table:table-cell>
        </table:table-row>
        <table:table-row table:style-name="ro1">
          <table:table-cell office:value-type="string" calcext:value-type="string">
            <text:p>wmin1000wmax500000n10000-4-s721215008c858135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69" calcext:value-type="float">
            <text:p>0.0146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692" calcext:value-type="float">
            <text:p>0.01692</text:p>
          </table:table-cell>
        </table:table-row>
        <table:table-row table:style-name="ro1">
          <table:table-cell office:value-type="string" calcext:value-type="string">
            <text:p>wmin10000wmax1000000n20000-4-s721215008c6235406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677" calcext:value-type="float">
            <text:p>0.01677</text:p>
          </table:table-cell>
        </table:table-row>
        <table:table-row table:style-name="ro1">
          <table:table-cell office:value-type="string" calcext:value-type="string">
            <text:p>wmin1000wmax500000n10000-9-s126456688c843209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007" calcext:value-type="float">
            <text:p>0.00007</text:p>
          </table:table-cell>
          <table:table-cell table:number-columns-repeated="2" office:value-type="float" office:value="0.01676" calcext:value-type="float">
            <text:p>0.01676</text:p>
          </table:table-cell>
        </table:table-row>
        <table:table-row table:style-name="ro1">
          <table:table-cell office:value-type="string" calcext:value-type="string">
            <text:p>wmin5000wmax1000000n50000-4-s721215008c5146959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655" calcext:value-type="float">
            <text:p>0.01655</text:p>
          </table:table-cell>
        </table:table-row>
        <table:table-row table:style-name="ro1">
          <table:table-cell office:value-type="string" calcext:value-type="string">
            <text:p>wmin10000wmax500000n50000-5-s110877071c5459305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653" calcext:value-type="float">
            <text:p>0.01653</text:p>
          </table:table-cell>
        </table:table-row>
        <table:table-row table:style-name="ro1">
          <table:table-cell office:value-type="string" calcext:value-type="string">
            <text:p>wmin5000wmax1000000n10000-2-s528806317c670393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652" calcext:value-type="float">
            <text:p>0.01652</text:p>
          </table:table-cell>
        </table:table-row>
        <table:table-row table:style-name="ro1">
          <table:table-cell office:value-type="string" calcext:value-type="string">
            <text:p>wmin5000wmax500000n10000-3-s780179313c814521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652" calcext:value-type="float">
            <text:p>0.01652</text:p>
          </table:table-cell>
        </table:table-row>
        <table:table-row table:style-name="ro1">
          <table:table-cell office:value-type="string" calcext:value-type="string">
            <text:p>wmin5000wmax500000n10000-8-s991580855c747659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648" calcext:value-type="float">
            <text:p>0.01648</text:p>
          </table:table-cell>
        </table:table-row>
        <table:table-row table:style-name="ro1">
          <table:table-cell office:value-type="string" calcext:value-type="string">
            <text:p>wmin10000wmax500000n10000-4-s721215008c785076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636" calcext:value-type="float">
            <text:p>0.01636</text:p>
          </table:table-cell>
        </table:table-row>
        <table:table-row table:style-name="ro1">
          <table:table-cell office:value-type="string" calcext:value-type="string">
            <text:p>wmin5000wmax500000n50000-5-s110877071c6806088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632" calcext:value-type="float">
            <text:p>0.01632</text:p>
          </table:table-cell>
        </table:table-row>
        <table:table-row table:style-name="ro1">
          <table:table-cell office:value-type="string" calcext:value-type="string">
            <text:p>wmin5000wmax500000n100000-2-s528806317c5548039.ukp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0.00972" calcext:value-type="float">
            <text:p>0.0097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033" calcext:value-type="float">
            <text:p>0.00033</text:p>
          </table:table-cell>
          <table:table-cell table:number-columns-repeated="2" office:value-type="float" office:value="0.01629" calcext:value-type="float">
            <text:p>0.01629</text:p>
          </table:table-cell>
        </table:table-row>
        <table:table-row table:style-name="ro1">
          <table:table-cell office:value-type="string" calcext:value-type="string">
            <text:p>wmin5000wmax500000n10000-1-s843367405c802649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622" calcext:value-type="float">
            <text:p>0.01622</text:p>
          </table:table-cell>
        </table:table-row>
        <table:table-row table:style-name="ro1">
          <table:table-cell office:value-type="string" calcext:value-type="string">
            <text:p>wmin1000wmax500000n10000-5-s110877071c823950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621" calcext:value-type="float">
            <text:p>0.01621</text:p>
          </table:table-cell>
        </table:table-row>
        <table:table-row table:style-name="ro1">
          <table:table-cell office:value-type="string" calcext:value-type="string">
            <text:p>wmin5000wmax500000n50000-3-s780179313c6913914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613" calcext:value-type="float">
            <text:p>0.01613</text:p>
          </table:table-cell>
        </table:table-row>
        <table:table-row table:style-name="ro1">
          <table:table-cell office:value-type="string" calcext:value-type="string">
            <text:p>wmin1000wmax500000n20000-7-s177710744c7661029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612" calcext:value-type="float">
            <text:p>0.01612</text:p>
          </table:table-cell>
        </table:table-row>
        <table:table-row table:style-name="ro1">
          <table:table-cell office:value-type="string" calcext:value-type="string">
            <text:p>wmin1000wmax500000n50000-6-s227708629c709820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1612" calcext:value-type="float">
            <text:p>0.01612</text:p>
          </table:table-cell>
        </table:table-row>
        <table:table-row table:style-name="ro1">
          <table:table-cell office:value-type="string" calcext:value-type="string">
            <text:p>wmin10000wmax1000000n20000-6-s227708629c5795289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607" calcext:value-type="float">
            <text:p>0.01607</text:p>
          </table:table-cell>
        </table:table-row>
        <table:table-row table:style-name="ro1">
          <table:table-cell office:value-type="string" calcext:value-type="string">
            <text:p>wmin1000wmax500000n50000-5-s110877071c6987881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1603" calcext:value-type="float">
            <text:p>0.01603</text:p>
          </table:table-cell>
        </table:table-row>
        <table:table-row table:style-name="ro1">
          <table:table-cell office:value-type="string" calcext:value-type="string">
            <text:p>wmin10000wmax1000000n10000-0-s827183242c6088006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599" calcext:value-type="float">
            <text:p>0.01599</text:p>
          </table:table-cell>
        </table:table-row>
        <table:table-row table:style-name="ro1">
          <table:table-cell office:value-type="string" calcext:value-type="string">
            <text:p>wmin10000wmax1000000n20000-8-s991580855c5663171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583" calcext:value-type="float">
            <text:p>0.01583</text:p>
          </table:table-cell>
        </table:table-row>
        <table:table-row table:style-name="ro1">
          <table:table-cell office:value-type="string" calcext:value-type="string">
            <text:p>wmin5000wmax500000n20000-2-s528806317c6511921.ukp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" calcext:value-type="float">
            <text:p>0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1566" calcext:value-type="float">
            <text:p>0.01566</text:p>
          </table:table-cell>
        </table:table-row>
        <table:table-row table:style-name="ro1">
          <table:table-cell office:value-type="string" calcext:value-type="string">
            <text:p>wmin10000wmax1000000n10000-4-s721215008c593499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564" calcext:value-type="float">
            <text:p>0.01564</text:p>
          </table:table-cell>
        </table:table-row>
        <table:table-row table:style-name="ro1">
          <table:table-cell office:value-type="string" calcext:value-type="string">
            <text:p>wmin10000wmax1000000n20000-1-s843367405c5404203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558" calcext:value-type="float">
            <text:p>0.01558</text:p>
          </table:table-cell>
        </table:table-row>
        <table:table-row table:style-name="ro1">
          <table:table-cell office:value-type="string" calcext:value-type="string">
            <text:p>wmin1000wmax500000n50000-2-s528806317c6793898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1555" calcext:value-type="float">
            <text:p>0.01555</text:p>
          </table:table-cell>
        </table:table-row>
        <table:table-row table:style-name="ro1">
          <table:table-cell office:value-type="string" calcext:value-type="string">
            <text:p>wmin10000wmax500000n20000-4-s721215008c6851985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552" calcext:value-type="float">
            <text:p>0.01552</text:p>
          </table:table-cell>
        </table:table-row>
        <table:table-row table:style-name="ro1">
          <table:table-cell office:value-type="string" calcext:value-type="string">
            <text:p>wmin1000wmax1000000n20000-5-s110877071c5751961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0015" calcext:value-type="float">
            <text:p>0.00015</text:p>
          </table:table-cell>
          <table:table-cell table:number-columns-repeated="2" office:value-type="float" office:value="0.01543" calcext:value-type="float">
            <text:p>0.01543</text:p>
          </table:table-cell>
        </table:table-row>
        <table:table-row table:style-name="ro1">
          <table:table-cell office:value-type="string" calcext:value-type="string">
            <text:p>wmin10000wmax1000000n10000-2-s528806317c561621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1517" calcext:value-type="float">
            <text:p>0.01517</text:p>
          </table:table-cell>
        </table:table-row>
        <table:table-row table:style-name="ro1">
          <table:table-cell office:value-type="string" calcext:value-type="string">
            <text:p>wmin1000wmax500000n20000-0-s827183242c7166489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516" calcext:value-type="float">
            <text:p>0.01516</text:p>
          </table:table-cell>
        </table:table-row>
        <table:table-row table:style-name="ro1">
          <table:table-cell office:value-type="string" calcext:value-type="string">
            <text:p>wmin10000wmax500000n10000-9-s126456688c712068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511" calcext:value-type="float">
            <text:p>0.01511</text:p>
          </table:table-cell>
        </table:table-row>
        <table:table-row table:style-name="ro1">
          <table:table-cell office:value-type="string" calcext:value-type="string">
            <text:p>wmin5000wmax500000n20000-3-s780179313c659943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502" calcext:value-type="float">
            <text:p>0.01502</text:p>
          </table:table-cell>
        </table:table-row>
        <table:table-row table:style-name="ro1">
          <table:table-cell office:value-type="string" calcext:value-type="string">
            <text:p>wmin5000wmax500000n10000-4-s721215008c6521493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501" calcext:value-type="float">
            <text:p>0.01501</text:p>
          </table:table-cell>
        </table:table-row>
        <table:table-row table:style-name="ro1">
          <table:table-cell office:value-type="string" calcext:value-type="string">
            <text:p>wmin1000wmax500000n50000-0-s827183242c5970156.ukp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" calcext:value-type="float">
            <text:p>0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wmin1000wmax1000000n20000-8-s991580855c5371100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0016" calcext:value-type="float">
            <text:p>0.00016</text:p>
          </table:table-cell>
          <table:table-cell table:number-columns-repeated="2" office:value-type="float" office:value="0.01485" calcext:value-type="float">
            <text:p>0.01485</text:p>
          </table:table-cell>
        </table:table-row>
        <table:table-row table:style-name="ro1">
          <table:table-cell office:value-type="string" calcext:value-type="string">
            <text:p>wmin5000wmax1000000n10000-3-s780179313c553420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wmin5000wmax500000n20000-8-s991580855c6794358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465" calcext:value-type="float">
            <text:p>0.01465</text:p>
          </table:table-cell>
        </table:table-row>
        <table:table-row table:style-name="ro1">
          <table:table-cell office:value-type="string" calcext:value-type="string">
            <text:p>wmin10000wmax500000n20000-2-s528806317c6527891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463" calcext:value-type="float">
            <text:p>0.01463</text:p>
          </table:table-cell>
        </table:table-row>
        <table:table-row table:style-name="ro1">
          <table:table-cell office:value-type="string" calcext:value-type="string">
            <text:p>wmin1000wmax500000n100000-9-s126456688c5075685.ukp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035" calcext:value-type="float">
            <text:p>0.00035</text:p>
          </table:table-cell>
          <table:table-cell table:number-columns-repeated="2" office:value-type="float" office:value="0.01462" calcext:value-type="float">
            <text:p>0.01462</text:p>
          </table:table-cell>
        </table:table-row>
        <table:table-row table:style-name="ro1">
          <table:table-cell office:value-type="string" calcext:value-type="string">
            <text:p>wmin1000wmax500000n10000-1-s843367405c7086967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455" calcext:value-type="float">
            <text:p>0.01455</text:p>
          </table:table-cell>
        </table:table-row>
        <table:table-row table:style-name="ro1">
          <table:table-cell office:value-type="string" calcext:value-type="string">
            <text:p>wmin1000wmax500000n20000-9-s126456688c6706086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454" calcext:value-type="float">
            <text:p>0.01454</text:p>
          </table:table-cell>
        </table:table-row>
        <table:table-row table:style-name="ro1">
          <table:table-cell office:value-type="string" calcext:value-type="string">
            <text:p>wmin5000wmax500000n50000-2-s528806317c5804085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451" calcext:value-type="float">
            <text:p>0.01451</text:p>
          </table:table-cell>
        </table:table-row>
        <table:table-row table:style-name="ro1">
          <table:table-cell office:value-type="string" calcext:value-type="string">
            <text:p>wmin10000wmax500000n20000-9-s126456688c5940304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439" calcext:value-type="float">
            <text:p>0.01439</text:p>
          </table:table-cell>
        </table:table-row>
        <table:table-row table:style-name="ro1">
          <table:table-cell office:value-type="string" calcext:value-type="string">
            <text:p>wmin5000wmax500000n20000-7-s177710744c6374152.ukp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" calcext:value-type="float">
            <text:p>0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009" calcext:value-type="float">
            <text:p>0.00009</text:p>
          </table:table-cell>
          <table:table-cell table:number-columns-repeated="2" office:value-type="float" office:value="0.01438" calcext:value-type="float">
            <text:p>0.01438</text:p>
          </table:table-cell>
        </table:table-row>
        <table:table-row table:style-name="ro1">
          <table:table-cell office:value-type="string" calcext:value-type="string">
            <text:p>wmin5000wmax1000000n10000-6-s227708629c518626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437" calcext:value-type="float">
            <text:p>0.01437</text:p>
          </table:table-cell>
        </table:table-row>
        <table:table-row table:style-name="ro1">
          <table:table-cell office:value-type="string" calcext:value-type="string">
            <text:p>wmin10000wmax1000000n10000-1-s843367405c5143215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432" calcext:value-type="float">
            <text:p>0.01432</text:p>
          </table:table-cell>
        </table:table-row>
        <table:table-row table:style-name="ro1">
          <table:table-cell office:value-type="string" calcext:value-type="string">
            <text:p>wmin1000wmax500000n10000-0-s827183242c705397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425" calcext:value-type="float">
            <text:p>0.01425</text:p>
          </table:table-cell>
        </table:table-row>
        <table:table-row table:style-name="ro1">
          <table:table-cell office:value-type="string" calcext:value-type="string">
            <text:p>wmin5000wmax1000000n10000-9-s126456688c514510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1423" calcext:value-type="float">
            <text:p>0.01423</text:p>
          </table:table-cell>
        </table:table-row>
        <table:table-row table:style-name="ro1">
          <table:table-cell office:value-type="string" calcext:value-type="string">
            <text:p>wmin1000wmax500000n20000-2-s528806317c6362627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404" calcext:value-type="float">
            <text:p>0.01404</text:p>
          </table:table-cell>
        </table:table-row>
        <table:table-row table:style-name="ro1">
          <table:table-cell office:value-type="string" calcext:value-type="string">
            <text:p>wmin1000wmax500000n50000-7-s177710744c5763836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396" calcext:value-type="float">
            <text:p>0.01396</text:p>
          </table:table-cell>
        </table:table-row>
        <table:table-row table:style-name="ro1">
          <table:table-cell office:value-type="string" calcext:value-type="string">
            <text:p>wmin1000wmax500000n50000-9-s126456688c5491694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1381" calcext:value-type="float">
            <text:p>0.01381</text:p>
          </table:table-cell>
        </table:table-row>
        <table:table-row table:style-name="ro1">
          <table:table-cell office:value-type="string" calcext:value-type="string">
            <text:p>wmin10000wmax500000n10000-3-s780179313c630207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377" calcext:value-type="float">
            <text:p>0.01377</text:p>
          </table:table-cell>
        </table:table-row>
        <table:table-row table:style-name="ro1">
          <table:table-cell office:value-type="string" calcext:value-type="string">
            <text:p>wmin5000wmax500000n50000-1-s843367405c5119452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" calcext:value-type="float">
            <text:p>0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018" calcext:value-type="float">
            <text:p>0.00018</text:p>
          </table:table-cell>
          <table:table-cell table:number-columns-repeated="2" office:value-type="float" office:value="0.01377" calcext:value-type="float">
            <text:p>0.01377</text:p>
          </table:table-cell>
        </table:table-row>
        <table:table-row table:style-name="ro1">
          <table:table-cell office:value-type="string" calcext:value-type="string">
            <text:p>wmin1000wmax500000n10000-2-s528806317c6582099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46" calcext:value-type="float">
            <text:p>0.0114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372" calcext:value-type="float">
            <text:p>0.01372</text:p>
          </table:table-cell>
        </table:table-row>
        <table:table-row table:style-name="ro1">
          <table:table-cell office:value-type="string" calcext:value-type="string">
            <text:p>wmin1000wmax500000n50000-3-s780179313c5573008.ukp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" calcext:value-type="float">
            <text:p>0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019" calcext:value-type="float">
            <text:p>0.00019</text:p>
          </table:table-cell>
          <table:table-cell table:number-columns-repeated="2" office:value-type="float" office:value="0.01371" calcext:value-type="float">
            <text:p>0.01371</text:p>
          </table:table-cell>
        </table:table-row>
        <table:table-row table:style-name="ro1">
          <table:table-cell office:value-type="string" calcext:value-type="string">
            <text:p>wmin5000wmax500000n10000-2-s528806317c6049764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369" calcext:value-type="float">
            <text:p>0.01369</text:p>
          </table:table-cell>
        </table:table-row>
        <table:table-row table:style-name="ro1">
          <table:table-cell office:value-type="string" calcext:value-type="string">
            <text:p>wmin10000wmax500000n10000-1-s843367405c638505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367" calcext:value-type="float">
            <text:p>0.01367</text:p>
          </table:table-cell>
        </table:table-row>
        <table:table-row table:style-name="ro1">
          <table:table-cell office:value-type="string" calcext:value-type="string">
            <text:p>wmin1000wmax500000n10000-3-s780179313c6374688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349" calcext:value-type="float">
            <text:p>0.01349</text:p>
          </table:table-cell>
        </table:table-row>
        <table:table-row table:style-name="ro1">
          <table:table-cell office:value-type="string" calcext:value-type="string">
            <text:p>wmin5000wmax500000n10000-7-s177710744c6303581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338" calcext:value-type="float">
            <text:p>0.01338</text:p>
          </table:table-cell>
        </table:table-row>
        <table:table-row table:style-name="ro1">
          <table:table-cell office:value-type="string" calcext:value-type="string">
            <text:p>wmin5000wmax500000n20000-9-s126456688c5750768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1315" calcext:value-type="float">
            <text:p>0.01315</text:p>
          </table:table-cell>
        </table:table-row>
        <table:table-row table:style-name="ro1">
          <table:table-cell office:value-type="string" calcext:value-type="string">
            <text:p>wmin1000wmax500000n50000-8-s991580855c5126669.ukp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1314" calcext:value-type="float">
            <text:p>0.01314</text:p>
          </table:table-cell>
        </table:table-row>
        <table:table-row table:style-name="ro1">
          <table:table-cell office:value-type="string" calcext:value-type="string">
            <text:p>wmin5000wmax500000n10000-9-s126456688c5967640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1057" calcext:value-type="float">
            <text:p>0.0105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295" calcext:value-type="float">
            <text:p>0.01295</text:p>
          </table:table-cell>
        </table:table-row>
        <table:table-row table:style-name="ro1">
          <table:table-cell office:value-type="string" calcext:value-type="string">
            <text:p>wmin1000wmax500000n20000-5-s110877071c5748492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292" calcext:value-type="float">
            <text:p>0.01292</text:p>
          </table:table-cell>
        </table:table-row>
        <table:table-row table:style-name="ro1">
          <table:table-cell office:value-type="string" calcext:value-type="string">
            <text:p>wmin10000wmax500000n10000-8-s991580855c5508152.ukp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263" calcext:value-type="float">
            <text:p>0.01263</text:p>
          </table:table-cell>
        </table:table-row>
        <table:table-row table:style-name="ro1">
          <table:table-cell office:value-type="string" calcext:value-type="string">
            <text:p>wmin1000wmax500000n20000-4-s721215008c5426632.ukp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0.00974" calcext:value-type="float">
            <text:p>0.0097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1258" calcext:value-type="float">
            <text:p>0.01258</text:p>
          </table:table-cell>
        </table:table-row>
        <table:table-row table:style-name="ro1">
          <table:table-cell office:value-type="string" calcext:value-type="string">
            <text:p>wmin5000wmax500000n10000-0-s827183242c5167895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004" calcext:value-type="float">
            <text:p>0.00004</text:p>
          </table:table-cell>
          <table:table-cell table:number-columns-repeated="2" office:value-type="float" office:value="0.01231" calcext:value-type="float">
            <text:p>0.01231</text:p>
          </table:table-cell>
        </table:table-row>
        <table:table-row table:style-name="ro1">
          <table:table-cell office:value-type="string" calcext:value-type="string">
            <text:p>wmin1000wmax500000n10000-7-s177710744c5484900.ukp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006" calcext:value-type="float">
            <text:p>0.00006</text:p>
          </table:table-cell>
          <table:table-cell table:number-columns-repeated="2" office:value-type="float" office:value="0.01186" calcext:value-type="float">
            <text:p>0.01186</text:p>
          </table:table-cell>
        </table:table-row>
      </table:table>
      <table:named-expressions/>
      <table:database-ranges>
        <table:database-range table:name="__Anonymous_Sheet_DB__0" table:target-range-address="'ALL CASES 2'.A2:'ALL CASES 2'.I401" table:contains-header="false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'NO EXTREME CASES 2'.A1:'NO EXTREME CASES 2'.I362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A2:Sheet3.I401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9:19:48.745365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8:33.769702727</meta:creation-date>
    <dc:date>2016-01-12T19:20:47.719028882</dc:date>
    <meta:editing-duration>PT1H31M50S</meta:editing-duration>
    <meta:editing-cycles>11</meta:editing-cycles>
    <meta:generator>LibreOffice/4.4.7.2$Linux_X86_64 LibreOffice_project/40m0$Build-2</meta:generator>
    <meta:document-statistic meta:table-count="3" meta:cell-count="112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symbol-type="named-symbol" chart:symbol-name="diamond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symbol-type="named-symbol" chart:symbol-name="arrow-down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3 4 5" chart:style-name="ch1">
        <chart:legend chart:legend-position="end" svg:x="13.657cm" svg:y="2.956cm" style:legend-expansion="high" chart:style-name="ch2"/>
        <chart:plot-area chart:style-name="ch3" table:cell-range-address="Sheet3.B1:Sheet3.G401 Sheet3.J22:Sheet3.J28" chart:data-source-has-labels="row" svg:x="0.32cm" svg:y="0.18cm" svg:width="13.017cm" svg:height="8.64cm">
          <chartooo:coordinate-region svg:x="1.127cm" svg:y="0.18cm" svg:width="11.654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401" chart:label-cell-address="Sheet3.B1:Sheet3.B1" chart:class="chart:bar">
            <chart:data-point chart:repeated="400"/>
            <loext:propertry-mapping loext:property="FillColor" loext:cell-range-address="Sheet3.J22:Sheet3.J28"/>
          </chart:series>
          <chart:series chart:style-name="ch8" chart:values-cell-range-address="Sheet3.C2:Sheet3.C401" chart:label-cell-address="Sheet3.C1:Sheet3.C1" chart:class="chart:bar">
            <chart:data-point chart:repeated="400"/>
          </chart:series>
          <chart:series chart:style-name="ch9" chart:values-cell-range-address="Sheet3.D2:Sheet3.D401" chart:label-cell-address="Sheet3.D1:Sheet3.D1" chart:class="chart:bar">
            <chart:data-point chart:repeated="400"/>
          </chart:series>
          <chart:series chart:style-name="ch10" chart:values-cell-range-address="Sheet3.E2:Sheet3.E401" chart:label-cell-address="Sheet3.E1:Sheet3.E1" chart:class="chart:bar">
            <chart:data-point chart:repeated="400"/>
          </chart:series>
          <chart:series chart:style-name="ch11" chart:values-cell-range-address="Sheet3.F2:Sheet3.F401" chart:label-cell-address="Sheet3.F1:Sheet3.F1" chart:class="chart:bar">
            <chart:data-point chart:repeated="400"/>
          </chart:series>
          <chart:series chart:style-name="ch12" chart:values-cell-range-address="Sheet3.G2:Sheet3.G401" chart:label-cell-address="Sheet3.G1:Sheet3.G1" chart:class="chart:bar">
            <chart:data-point chart:repeated="4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 time</text:p>
                <draw:g>
                  <svg:desc>Sheet3.B1:Sheet3.B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om  time</text:p>
                <draw:g>
                  <svg:desc>Sheet3.C1:Sheet3.C1</svg:desc>
                </draw:g>
              </table:table-cell>
              <table:table-cell office:value-type="string">
                <text:p>Vect time</text:p>
                <draw:g>
                  <svg:desc>Sheet3.D1:Sheet3.D1</svg:desc>
                </draw:g>
              </table:table-cell>
              <table:table-cell office:value-type="string">
                <text:p>O(n) time</text:p>
                <draw:g>
                  <svg:desc>Sheet3.E1:Sheet3.E1</svg:desc>
                </draw:g>
              </table:table-cell>
              <table:table-cell office:value-type="string">
                <text:p>pha1 time</text:p>
                <draw:g>
                  <svg:desc>Sheet3.F1:Sheet3.F1</svg:desc>
                </draw:g>
              </table:table-cell>
              <table:table-cell office:value-type="string">
                <text:p>pha2 time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4">
                <text:p>0.00244</text:p>
                <draw:g>
                  <svg:desc>Sheet3.B2:Sheet3.B401</svg:desc>
                </draw:g>
              </table:table-cell>
              <table:table-cell office:value-type="float" office:value="NaN">
                <text:p>NaN</text:p>
                <draw:g>
                  <svg:desc>Sheet3.J22:Sheet3.J28</svg:desc>
                </draw:g>
              </table:table-cell>
              <table:table-cell office:value-type="float" office:value="0">
                <text:p>0</text:p>
                <draw:g>
                  <svg:desc>Sheet3.C2:Sheet3.C401</svg:desc>
                </draw:g>
              </table:table-cell>
              <table:table-cell office:value-type="float" office:value="0.01034">
                <text:p>0.01034</text:p>
                <draw:g>
                  <svg:desc>Sheet3.D2:Sheet3.D401</svg:desc>
                </draw:g>
              </table:table-cell>
              <table:table-cell office:value-type="float" office:value="0.00016">
                <text:p>0.00016</text:p>
                <draw:g>
                  <svg:desc>Sheet3.E2:Sheet3.E401</svg:desc>
                </draw:g>
              </table:table-cell>
              <table:table-cell office:value-type="float" office:value="0.90864">
                <text:p>0.90864</text:p>
                <draw:g>
                  <svg:desc>Sheet3.F2:Sheet3.F401</svg:desc>
                </draw:g>
              </table:table-cell>
              <table:table-cell office:value-type="float" office:value="0.00033">
                <text:p>0.00033</text:p>
                <draw:g>
                  <svg:desc>Sheet3.G2:Sheet3.G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45">
                <text:p>0.00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66">
                <text:p>0.01366</text:p>
              </table:table-cell>
              <table:table-cell office:value-type="float" office:value="0.00016">
                <text:p>0.00016</text:p>
              </table:table-cell>
              <table:table-cell office:value-type="float" office:value="0.89681">
                <text:p>0.8968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7">
                <text:p>0.00977</text:p>
              </table:table-cell>
              <table:table-cell office:value-type="float" office:value="0.00016">
                <text:p>0.00016</text:p>
              </table:table-cell>
              <table:table-cell office:value-type="float" office:value="0.89595">
                <text:p>0.89595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56">
                <text:p>0.00956</text:p>
              </table:table-cell>
              <table:table-cell office:value-type="float" office:value="0.00016">
                <text:p>0.00016</text:p>
              </table:table-cell>
              <table:table-cell office:value-type="float" office:value="0.89612">
                <text:p>0.8961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45">
                <text:p>0.00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52">
                <text:p>0.01152</text:p>
              </table:table-cell>
              <table:table-cell office:value-type="float" office:value="0.00016">
                <text:p>0.00016</text:p>
              </table:table-cell>
              <table:table-cell office:value-type="float" office:value="0.8941">
                <text:p>0.8941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56">
                <text:p>0.01256</text:p>
              </table:table-cell>
              <table:table-cell office:value-type="float" office:value="0.00016">
                <text:p>0.00016</text:p>
              </table:table-cell>
              <table:table-cell office:value-type="float" office:value="0.89007">
                <text:p>0.89007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1">
                <text:p>0.002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89">
                <text:p>0.01189</text:p>
              </table:table-cell>
              <table:table-cell office:value-type="float" office:value="0.00016">
                <text:p>0.00016</text:p>
              </table:table-cell>
              <table:table-cell office:value-type="float" office:value="0.88793">
                <text:p>0.88793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882">
                <text:p>0.00882</text:p>
              </table:table-cell>
              <table:table-cell office:value-type="float" office:value="0.00016">
                <text:p>0.00016</text:p>
              </table:table-cell>
              <table:table-cell office:value-type="float" office:value="0.8875">
                <text:p>0.887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9">
                <text:p>0.01089</text:p>
              </table:table-cell>
              <table:table-cell office:value-type="float" office:value="0.00017">
                <text:p>0.00017</text:p>
              </table:table-cell>
              <table:table-cell office:value-type="float" office:value="0.88528">
                <text:p>0.8852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46">
                <text:p>0.01046</text:p>
              </table:table-cell>
              <table:table-cell office:value-type="float" office:value="0.00016">
                <text:p>0.00016</text:p>
              </table:table-cell>
              <table:table-cell office:value-type="float" office:value="0.88517">
                <text:p>0.88517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5">
                <text:p>0.01085</text:p>
              </table:table-cell>
              <table:table-cell office:value-type="float" office:value="0.00008">
                <text:p>0.00008</text:p>
              </table:table-cell>
              <table:table-cell office:value-type="float" office:value="0.29552">
                <text:p>0.29552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2">
                <text:p>0.01282</text:p>
              </table:table-cell>
              <table:table-cell office:value-type="float" office:value="0.00008">
                <text:p>0.00008</text:p>
              </table:table-cell>
              <table:table-cell office:value-type="float" office:value="0.2911">
                <text:p>0.291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5">
                <text:p>0.01615</text:p>
              </table:table-cell>
              <table:table-cell office:value-type="float" office:value="0.00008">
                <text:p>0.00008</text:p>
              </table:table-cell>
              <table:table-cell office:value-type="float" office:value="0.28643">
                <text:p>0.28643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3">
                <text:p>0.01173</text:p>
              </table:table-cell>
              <table:table-cell office:value-type="float" office:value="0.00008">
                <text:p>0.00008</text:p>
              </table:table-cell>
              <table:table-cell office:value-type="float" office:value="0.2892">
                <text:p>0.289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27">
                <text:p>0.01027</text:p>
              </table:table-cell>
              <table:table-cell office:value-type="float" office:value="0.00008">
                <text:p>0.00008</text:p>
              </table:table-cell>
              <table:table-cell office:value-type="float" office:value="0.28928">
                <text:p>0.2892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15">
                <text:p>0.001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56">
                <text:p>0.01556</text:p>
              </table:table-cell>
              <table:table-cell office:value-type="float" office:value="0.00008">
                <text:p>0.00008</text:p>
              </table:table-cell>
              <table:table-cell office:value-type="float" office:value="0.28361">
                <text:p>0.28361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16">
                <text:p>0.01216</text:p>
              </table:table-cell>
              <table:table-cell office:value-type="float" office:value="0.00008">
                <text:p>0.00008</text:p>
              </table:table-cell>
              <table:table-cell office:value-type="float" office:value="0.28619">
                <text:p>0.28619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4">
                <text:p>0.0094</text:p>
              </table:table-cell>
              <table:table-cell office:value-type="float" office:value="0.00008">
                <text:p>0.00008</text:p>
              </table:table-cell>
              <table:table-cell office:value-type="float" office:value="0.28865">
                <text:p>0.28865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09">
                <text:p>0.00909</text:p>
              </table:table-cell>
              <table:table-cell office:value-type="float" office:value="0.00008">
                <text:p>0.00008</text:p>
              </table:table-cell>
              <table:table-cell office:value-type="float" office:value="0.28731">
                <text:p>0.28731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2">
                <text:p>0.01472</text:p>
              </table:table-cell>
              <table:table-cell office:value-type="float" office:value="0.00008">
                <text:p>0.00008</text:p>
              </table:table-cell>
              <table:table-cell office:value-type="float" office:value="0.28164">
                <text:p>0.28164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93">
                <text:p>0.01693</text:p>
              </table:table-cell>
              <table:table-cell office:value-type="float" office:value="0.00016">
                <text:p>0.00016</text:p>
              </table:table-cell>
              <table:table-cell office:value-type="float" office:value="0.24152">
                <text:p>0.2415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4">
                <text:p>0.01614</text:p>
              </table:table-cell>
              <table:table-cell office:value-type="float" office:value="0.00016">
                <text:p>0.00016</text:p>
              </table:table-cell>
              <table:table-cell office:value-type="float" office:value="0.23895">
                <text:p>0.2389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65">
                <text:p>0.01265</text:p>
              </table:table-cell>
              <table:table-cell office:value-type="float" office:value="0.00016">
                <text:p>0.00016</text:p>
              </table:table-cell>
              <table:table-cell office:value-type="float" office:value="0.24075">
                <text:p>0.24075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9">
                <text:p>0.0169</text:p>
              </table:table-cell>
              <table:table-cell office:value-type="float" office:value="0.00016">
                <text:p>0.00016</text:p>
              </table:table-cell>
              <table:table-cell office:value-type="float" office:value="0.23468">
                <text:p>0.23468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48">
                <text:p>0.002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19">
                <text:p>0.01119</text:p>
              </table:table-cell>
              <table:table-cell office:value-type="float" office:value="0.00016">
                <text:p>0.00016</text:p>
              </table:table-cell>
              <table:table-cell office:value-type="float" office:value="0.24015">
                <text:p>0.24015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46">
                <text:p>0.002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4">
                <text:p>0.01514</text:p>
              </table:table-cell>
              <table:table-cell office:value-type="float" office:value="0.00016">
                <text:p>0.00016</text:p>
              </table:table-cell>
              <table:table-cell office:value-type="float" office:value="0.23434">
                <text:p>0.23434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5">
                <text:p>0.01085</text:p>
              </table:table-cell>
              <table:table-cell office:value-type="float" office:value="0.00016">
                <text:p>0.00016</text:p>
              </table:table-cell>
              <table:table-cell office:value-type="float" office:value="0.23862">
                <text:p>0.23862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2">
                <text:p>0.01382</text:p>
              </table:table-cell>
              <table:table-cell office:value-type="float" office:value="0.00016">
                <text:p>0.00016</text:p>
              </table:table-cell>
              <table:table-cell office:value-type="float" office:value="0.23544">
                <text:p>0.2354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58">
                <text:p>0.01058</text:p>
              </table:table-cell>
              <table:table-cell office:value-type="float" office:value="0.00016">
                <text:p>0.00016</text:p>
              </table:table-cell>
              <table:table-cell office:value-type="float" office:value="0.23823">
                <text:p>0.23823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39">
                <text:p>0.01039</text:p>
              </table:table-cell>
              <table:table-cell office:value-type="float" office:value="0.00016">
                <text:p>0.00016</text:p>
              </table:table-cell>
              <table:table-cell office:value-type="float" office:value="0.23202">
                <text:p>0.2320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58">
                <text:p>0.01558</text:p>
              </table:table-cell>
              <table:table-cell office:value-type="float" office:value="0.00016">
                <text:p>0.00016</text:p>
              </table:table-cell>
              <table:table-cell office:value-type="float" office:value="0.18216">
                <text:p>0.18216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8">
                <text:p>0.01408</text:p>
              </table:table-cell>
              <table:table-cell office:value-type="float" office:value="0.00016">
                <text:p>0.00016</text:p>
              </table:table-cell>
              <table:table-cell office:value-type="float" office:value="0.18326">
                <text:p>0.18326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69">
                <text:p>0.01469</text:p>
              </table:table-cell>
              <table:table-cell office:value-type="float" office:value="0.00016">
                <text:p>0.00016</text:p>
              </table:table-cell>
              <table:table-cell office:value-type="float" office:value="0.18212">
                <text:p>0.1821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55">
                <text:p>0.01455</text:p>
              </table:table-cell>
              <table:table-cell office:value-type="float" office:value="0.00016">
                <text:p>0.00016</text:p>
              </table:table-cell>
              <table:table-cell office:value-type="float" office:value="0.18157">
                <text:p>0.18157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64">
                <text:p>0.01264</text:p>
              </table:table-cell>
              <table:table-cell office:value-type="float" office:value="0.00016">
                <text:p>0.00016</text:p>
              </table:table-cell>
              <table:table-cell office:value-type="float" office:value="0.18331">
                <text:p>0.1833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48">
                <text:p>0.002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5">
                <text:p>0.01375</text:p>
              </table:table-cell>
              <table:table-cell office:value-type="float" office:value="0.00016">
                <text:p>0.00016</text:p>
              </table:table-cell>
              <table:table-cell office:value-type="float" office:value="0.1819">
                <text:p>0.1819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6">
                <text:p>0.01126</text:p>
              </table:table-cell>
              <table:table-cell office:value-type="float" office:value="0.00016">
                <text:p>0.00016</text:p>
              </table:table-cell>
              <table:table-cell office:value-type="float" office:value="0.18355">
                <text:p>0.1835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12">
                <text:p>0.00912</text:p>
              </table:table-cell>
              <table:table-cell office:value-type="float" office:value="0.00016">
                <text:p>0.00016</text:p>
              </table:table-cell>
              <table:table-cell office:value-type="float" office:value="0.18542">
                <text:p>0.18542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1">
                <text:p>0.0121</text:p>
              </table:table-cell>
              <table:table-cell office:value-type="float" office:value="0.00016">
                <text:p>0.00016</text:p>
              </table:table-cell>
              <table:table-cell office:value-type="float" office:value="0.18242">
                <text:p>0.1824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">
                <text:p>0.0108</text:p>
              </table:table-cell>
              <table:table-cell office:value-type="float" office:value="0.00016">
                <text:p>0.00016</text:p>
              </table:table-cell>
              <table:table-cell office:value-type="float" office:value="0.18086">
                <text:p>0.18086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22">
                <text:p>0.001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74">
                <text:p>0.01774</text:p>
              </table:table-cell>
              <table:table-cell office:value-type="float" office:value="0.00008">
                <text:p>0.00008</text:p>
              </table:table-cell>
              <table:table-cell office:value-type="float" office:value="0.07417">
                <text:p>0.07417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11">
                <text:p>0.00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9">
                <text:p>0.0169</text:p>
              </table:table-cell>
              <table:table-cell office:value-type="float" office:value="0.00008">
                <text:p>0.00008</text:p>
              </table:table-cell>
              <table:table-cell office:value-type="float" office:value="0.07481">
                <text:p>0.07481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2">
                <text:p>0.01532</text:p>
              </table:table-cell>
              <table:table-cell office:value-type="float" office:value="0.00008">
                <text:p>0.00008</text:p>
              </table:table-cell>
              <table:table-cell office:value-type="float" office:value="0.07479">
                <text:p>0.07479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15">
                <text:p>0.001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62">
                <text:p>0.01262</text:p>
              </table:table-cell>
              <table:table-cell office:value-type="float" office:value="0.00009">
                <text:p>0.00009</text:p>
              </table:table-cell>
              <table:table-cell office:value-type="float" office:value="0.07591">
                <text:p>0.0759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3">
                <text:p>0.01433</text:p>
              </table:table-cell>
              <table:table-cell office:value-type="float" office:value="0.00008">
                <text:p>0.00008</text:p>
              </table:table-cell>
              <table:table-cell office:value-type="float" office:value="0.07371">
                <text:p>0.0737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38">
                <text:p>0.01138</text:p>
              </table:table-cell>
              <table:table-cell office:value-type="float" office:value="0.00008">
                <text:p>0.00008</text:p>
              </table:table-cell>
              <table:table-cell office:value-type="float" office:value="0.07432">
                <text:p>0.07432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11">
                <text:p>0.00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97">
                <text:p>0.01397</text:p>
              </table:table-cell>
              <table:table-cell office:value-type="float" office:value="0.00008">
                <text:p>0.00008</text:p>
              </table:table-cell>
              <table:table-cell office:value-type="float" office:value="0.07169">
                <text:p>0.07169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1">
                <text:p>0.01401</text:p>
              </table:table-cell>
              <table:table-cell office:value-type="float" office:value="0.00008">
                <text:p>0.00008</text:p>
              </table:table-cell>
              <table:table-cell office:value-type="float" office:value="0.07135">
                <text:p>0.0713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38">
                <text:p>0.01138</text:p>
              </table:table-cell>
              <table:table-cell office:value-type="float" office:value="0.00008">
                <text:p>0.00008</text:p>
              </table:table-cell>
              <table:table-cell office:value-type="float" office:value="0.0724">
                <text:p>0.0724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6">
                <text:p>0.01086</text:p>
              </table:table-cell>
              <table:table-cell office:value-type="float" office:value="0.00008">
                <text:p>0.00008</text:p>
              </table:table-cell>
              <table:table-cell office:value-type="float" office:value="0.07088">
                <text:p>0.0708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73">
                <text:p>0.01673</text:p>
              </table:table-cell>
              <table:table-cell office:value-type="float" office:value="0.00016">
                <text:p>0.00016</text:p>
              </table:table-cell>
              <table:table-cell office:value-type="float" office:value="0.05843">
                <text:p>0.05843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9">
                <text:p>0.01569</text:p>
              </table:table-cell>
              <table:table-cell office:value-type="float" office:value="0.00008">
                <text:p>0.00008</text:p>
              </table:table-cell>
              <table:table-cell office:value-type="float" office:value="0.05993">
                <text:p>0.0599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41">
                <text:p>0.01541</text:p>
              </table:table-cell>
              <table:table-cell office:value-type="float" office:value="0.00008">
                <text:p>0.00008</text:p>
              </table:table-cell>
              <table:table-cell office:value-type="float" office:value="0.05998">
                <text:p>0.05998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9">
                <text:p>0.01479</text:p>
              </table:table-cell>
              <table:table-cell office:value-type="float" office:value="0.00003">
                <text:p>0.00003</text:p>
              </table:table-cell>
              <table:table-cell office:value-type="float" office:value="0.06106">
                <text:p>0.0610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97">
                <text:p>0.01597</text:p>
              </table:table-cell>
              <table:table-cell office:value-type="float" office:value="0.00008">
                <text:p>0.00008</text:p>
              </table:table-cell>
              <table:table-cell office:value-type="float" office:value="0.05887">
                <text:p>0.0588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6">
                <text:p>0.01616</text:p>
              </table:table-cell>
              <table:table-cell office:value-type="float" office:value="0.00003">
                <text:p>0.00003</text:p>
              </table:table-cell>
              <table:table-cell office:value-type="float" office:value="0.05939">
                <text:p>0.05939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46">
                <text:p>0.002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05">
                <text:p>0.01505</text:p>
              </table:table-cell>
              <table:table-cell office:value-type="float" office:value="0.00016">
                <text:p>0.00016</text:p>
              </table:table-cell>
              <table:table-cell office:value-type="float" office:value="0.05804">
                <text:p>0.0580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3">
                <text:p>0.01613</text:p>
              </table:table-cell>
              <table:table-cell office:value-type="float" office:value="0.00003">
                <text:p>0.00003</text:p>
              </table:table-cell>
              <table:table-cell office:value-type="float" office:value="0.05855">
                <text:p>0.0585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5">
                <text:p>0.0135</text:p>
              </table:table-cell>
              <table:table-cell office:value-type="float" office:value="0.00008">
                <text:p>0.00008</text:p>
              </table:table-cell>
              <table:table-cell office:value-type="float" office:value="0.06018">
                <text:p>0.0601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24">
                <text:p>0.01624</text:p>
              </table:table-cell>
              <table:table-cell office:value-type="float" office:value="0.00016">
                <text:p>0.00016</text:p>
              </table:table-cell>
              <table:table-cell office:value-type="float" office:value="0.05579">
                <text:p>0.05579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51">
                <text:p>0.002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3">
                <text:p>0.01403</text:p>
              </table:table-cell>
              <table:table-cell office:value-type="float" office:value="0.00016">
                <text:p>0.00016</text:p>
              </table:table-cell>
              <table:table-cell office:value-type="float" office:value="0.05783">
                <text:p>0.05783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1">
                <text:p>0.01471</text:p>
              </table:table-cell>
              <table:table-cell office:value-type="float" office:value="0.00008">
                <text:p>0.00008</text:p>
              </table:table-cell>
              <table:table-cell office:value-type="float" office:value="0.05839">
                <text:p>0.05839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93">
                <text:p>0.01593</text:p>
              </table:table-cell>
              <table:table-cell office:value-type="float" office:value="0.00016">
                <text:p>0.00016</text:p>
              </table:table-cell>
              <table:table-cell office:value-type="float" office:value="0.05564">
                <text:p>0.0556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3">
                <text:p>0.01383</text:p>
              </table:table-cell>
              <table:table-cell office:value-type="float" office:value="0.00008">
                <text:p>0.00008</text:p>
              </table:table-cell>
              <table:table-cell office:value-type="float" office:value="0.05916">
                <text:p>0.05916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4">
                <text:p>0.01174</text:p>
              </table:table-cell>
              <table:table-cell office:value-type="float" office:value="0.00003">
                <text:p>0.00003</text:p>
              </table:table-cell>
              <table:table-cell office:value-type="float" office:value="0.06174">
                <text:p>0.0617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1">
                <text:p>0.01241</text:p>
              </table:table-cell>
              <table:table-cell office:value-type="float" office:value="0.00016">
                <text:p>0.00016</text:p>
              </table:table-cell>
              <table:table-cell office:value-type="float" office:value="0.05829">
                <text:p>0.05829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1">
                <text:p>0.01171</text:p>
              </table:table-cell>
              <table:table-cell office:value-type="float" office:value="0.00003">
                <text:p>0.00003</text:p>
              </table:table-cell>
              <table:table-cell office:value-type="float" office:value="0.06109">
                <text:p>0.0610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31">
                <text:p>0.01131</text:p>
              </table:table-cell>
              <table:table-cell office:value-type="float" office:value="0.00003">
                <text:p>0.00003</text:p>
              </table:table-cell>
              <table:table-cell office:value-type="float" office:value="0.06129">
                <text:p>0.0612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4">
                <text:p>0.01384</text:p>
              </table:table-cell>
              <table:table-cell office:value-type="float" office:value="0.00008">
                <text:p>0.00008</text:p>
              </table:table-cell>
              <table:table-cell office:value-type="float" office:value="0.05785">
                <text:p>0.0578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49">
                <text:p>0.01349</text:p>
              </table:table-cell>
              <table:table-cell office:value-type="float" office:value="0.00008">
                <text:p>0.00008</text:p>
              </table:table-cell>
              <table:table-cell office:value-type="float" office:value="0.05737">
                <text:p>0.0573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5">
                <text:p>0.01415</text:p>
              </table:table-cell>
              <table:table-cell office:value-type="float" office:value="0.00008">
                <text:p>0.00008</text:p>
              </table:table-cell>
              <table:table-cell office:value-type="float" office:value="0.05656">
                <text:p>0.05656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1">
                <text:p>0.01431</text:p>
              </table:table-cell>
              <table:table-cell office:value-type="float" office:value="0.00016">
                <text:p>0.00016</text:p>
              </table:table-cell>
              <table:table-cell office:value-type="float" office:value="0.05472">
                <text:p>0.0547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46">
                <text:p>0.002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4">
                <text:p>0.01284</text:p>
              </table:table-cell>
              <table:table-cell office:value-type="float" office:value="0.00016">
                <text:p>0.00016</text:p>
              </table:table-cell>
              <table:table-cell office:value-type="float" office:value="0.0558">
                <text:p>0.055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66">
                <text:p>0.01366</text:p>
              </table:table-cell>
              <table:table-cell office:value-type="float" office:value="0.00003">
                <text:p>0.00003</text:p>
              </table:table-cell>
              <table:table-cell office:value-type="float" office:value="0.05738">
                <text:p>0.0573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12">
                <text:p>0.01212</text:p>
              </table:table-cell>
              <table:table-cell office:value-type="float" office:value="0.00003">
                <text:p>0.00003</text:p>
              </table:table-cell>
              <table:table-cell office:value-type="float" office:value="0.05853">
                <text:p>0.05853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64">
                <text:p>0.00964</text:p>
              </table:table-cell>
              <table:table-cell office:value-type="float" office:value="0.00003">
                <text:p>0.00003</text:p>
              </table:table-cell>
              <table:table-cell office:value-type="float" office:value="0.06069">
                <text:p>0.0606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82">
                <text:p>0.00982</text:p>
              </table:table-cell>
              <table:table-cell office:value-type="float" office:value="0.00008">
                <text:p>0.00008</text:p>
              </table:table-cell>
              <table:table-cell office:value-type="float" office:value="0.05909">
                <text:p>0.05909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7">
                <text:p>0.01107</text:p>
              </table:table-cell>
              <table:table-cell office:value-type="float" office:value="0.00016">
                <text:p>0.00016</text:p>
              </table:table-cell>
              <table:table-cell office:value-type="float" office:value="0.0563">
                <text:p>0.0563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86">
                <text:p>0.00986</text:p>
              </table:table-cell>
              <table:table-cell office:value-type="float" office:value="0.00016">
                <text:p>0.00016</text:p>
              </table:table-cell>
              <table:table-cell office:value-type="float" office:value="0.05686">
                <text:p>0.05686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2">
                <text:p>0.01122</text:p>
              </table:table-cell>
              <table:table-cell office:value-type="float" office:value="0.00003">
                <text:p>0.00003</text:p>
              </table:table-cell>
              <table:table-cell office:value-type="float" office:value="0.05778">
                <text:p>0.0577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45">
                <text:p>0.01745</text:p>
              </table:table-cell>
              <table:table-cell office:value-type="float" office:value="0.00003">
                <text:p>0.00003</text:p>
              </table:table-cell>
              <table:table-cell office:value-type="float" office:value="0.02278">
                <text:p>0.0227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11">
                <text:p>0.01711</text:p>
              </table:table-cell>
              <table:table-cell office:value-type="float" office:value="0.00003">
                <text:p>0.00003</text:p>
              </table:table-cell>
              <table:table-cell office:value-type="float" office:value="0.02213">
                <text:p>0.02213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12">
                <text:p>0.01712</text:p>
              </table:table-cell>
              <table:table-cell office:value-type="float" office:value="0.00008">
                <text:p>0.00008</text:p>
              </table:table-cell>
              <table:table-cell office:value-type="float" office:value="0.02087">
                <text:p>0.02087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24">
                <text:p>0.01624</text:p>
              </table:table-cell>
              <table:table-cell office:value-type="float" office:value="0.00003">
                <text:p>0.00003</text:p>
              </table:table-cell>
              <table:table-cell office:value-type="float" office:value="0.02242">
                <text:p>0.0224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05">
                <text:p>0.01705</text:p>
              </table:table-cell>
              <table:table-cell office:value-type="float" office:value="0.00008">
                <text:p>0.00008</text:p>
              </table:table-cell>
              <table:table-cell office:value-type="float" office:value="0.02041">
                <text:p>0.0204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4">
                <text:p>0.01514</text:p>
              </table:table-cell>
              <table:table-cell office:value-type="float" office:value="0.00003">
                <text:p>0.00003</text:p>
              </table:table-cell>
              <table:table-cell office:value-type="float" office:value="0.02274">
                <text:p>0.0227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7">
                <text:p>0.01567</text:p>
              </table:table-cell>
              <table:table-cell office:value-type="float" office:value="0.00002">
                <text:p>0.00002</text:p>
              </table:table-cell>
              <table:table-cell office:value-type="float" office:value="0.02248">
                <text:p>0.02248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">
                <text:p>0.0147</text:p>
              </table:table-cell>
              <table:table-cell office:value-type="float" office:value="0.00003">
                <text:p>0.00003</text:p>
              </table:table-cell>
              <table:table-cell office:value-type="float" office:value="0.02306">
                <text:p>0.0230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63">
                <text:p>0.01763</text:p>
              </table:table-cell>
              <table:table-cell office:value-type="float" office:value="0.00002">
                <text:p>0.00002</text:p>
              </table:table-cell>
              <table:table-cell office:value-type="float" office:value="0.02009">
                <text:p>0.02009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04">
                <text:p>0.01704</text:p>
              </table:table-cell>
              <table:table-cell office:value-type="float" office:value="0.00002">
                <text:p>0.00002</text:p>
              </table:table-cell>
              <table:table-cell office:value-type="float" office:value="0.02066">
                <text:p>0.0206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11">
                <text:p>0.01711</text:p>
              </table:table-cell>
              <table:table-cell office:value-type="float" office:value="0.00002">
                <text:p>0.00002</text:p>
              </table:table-cell>
              <table:table-cell office:value-type="float" office:value="0.02033">
                <text:p>0.0203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47">
                <text:p>0.01647</text:p>
              </table:table-cell>
              <table:table-cell office:value-type="float" office:value="0.00002">
                <text:p>0.00002</text:p>
              </table:table-cell>
              <table:table-cell office:value-type="float" office:value="0.02092">
                <text:p>0.0209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45">
                <text:p>0.01545</text:p>
              </table:table-cell>
              <table:table-cell office:value-type="float" office:value="0.00008">
                <text:p>0.00008</text:p>
              </table:table-cell>
              <table:table-cell office:value-type="float" office:value="0.0205">
                <text:p>0.020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5">
                <text:p>0.01475</text:p>
              </table:table-cell>
              <table:table-cell office:value-type="float" office:value="0.00002">
                <text:p>0.00002</text:p>
              </table:table-cell>
              <table:table-cell office:value-type="float" office:value="0.02224">
                <text:p>0.0222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7">
                <text:p>0.01517</text:p>
              </table:table-cell>
              <table:table-cell office:value-type="float" office:value="0.00008">
                <text:p>0.00008</text:p>
              </table:table-cell>
              <table:table-cell office:value-type="float" office:value="0.0207">
                <text:p>0.0207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7">
                <text:p>0.01387</text:p>
              </table:table-cell>
              <table:table-cell office:value-type="float" office:value="0.00002">
                <text:p>0.00002</text:p>
              </table:table-cell>
              <table:table-cell office:value-type="float" office:value="0.0228">
                <text:p>0.0228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24">
                <text:p>0.01524</text:p>
              </table:table-cell>
              <table:table-cell office:value-type="float" office:value="0.00008">
                <text:p>0.00008</text:p>
              </table:table-cell>
              <table:table-cell office:value-type="float" office:value="0.02028">
                <text:p>0.0202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39">
                <text:p>0.01339</text:p>
              </table:table-cell>
              <table:table-cell office:value-type="float" office:value="0.00002">
                <text:p>0.00002</text:p>
              </table:table-cell>
              <table:table-cell office:value-type="float" office:value="0.02315">
                <text:p>0.0231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9">
                <text:p>0.01539</text:p>
              </table:table-cell>
              <table:table-cell office:value-type="float" office:value="0.00002">
                <text:p>0.00002</text:p>
              </table:table-cell>
              <table:table-cell office:value-type="float" office:value="0.02074">
                <text:p>0.0207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13">
                <text:p>0.01313</text:p>
              </table:table-cell>
              <table:table-cell office:value-type="float" office:value="0.00003">
                <text:p>0.00003</text:p>
              </table:table-cell>
              <table:table-cell office:value-type="float" office:value="0.02227">
                <text:p>0.02227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07">
                <text:p>0.01507</text:p>
              </table:table-cell>
              <table:table-cell office:value-type="float" office:value="0.00002">
                <text:p>0.00002</text:p>
              </table:table-cell>
              <table:table-cell office:value-type="float" office:value="0.0205">
                <text:p>0.020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8">
                <text:p>0.01288</text:p>
              </table:table-cell>
              <table:table-cell office:value-type="float" office:value="0.00002">
                <text:p>0.00002</text:p>
              </table:table-cell>
              <table:table-cell office:value-type="float" office:value="0.02256">
                <text:p>0.0225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2">
                <text:p>0.01442</text:p>
              </table:table-cell>
              <table:table-cell office:value-type="float" office:value="0.00002">
                <text:p>0.00002</text:p>
              </table:table-cell>
              <table:table-cell office:value-type="float" office:value="0.02102">
                <text:p>0.0210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6">
                <text:p>0.01486</text:p>
              </table:table-cell>
              <table:table-cell office:value-type="float" office:value="0.00002">
                <text:p>0.00002</text:p>
              </table:table-cell>
              <table:table-cell office:value-type="float" office:value="0.02056">
                <text:p>0.0205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1">
                <text:p>0.01171</text:p>
              </table:table-cell>
              <table:table-cell office:value-type="float" office:value="0.00002">
                <text:p>0.00002</text:p>
              </table:table-cell>
              <table:table-cell office:value-type="float" office:value="0.02327">
                <text:p>0.0232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2">
                <text:p>0.01432</text:p>
              </table:table-cell>
              <table:table-cell office:value-type="float" office:value="0.00008">
                <text:p>0.00008</text:p>
              </table:table-cell>
              <table:table-cell office:value-type="float" office:value="0.01937">
                <text:p>0.0193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44">
                <text:p>0.01144</text:p>
              </table:table-cell>
              <table:table-cell office:value-type="float" office:value="0.00002">
                <text:p>0.00002</text:p>
              </table:table-cell>
              <table:table-cell office:value-type="float" office:value="0.02292">
                <text:p>0.0229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5">
                <text:p>0.01285</text:p>
              </table:table-cell>
              <table:table-cell office:value-type="float" office:value="0.00008">
                <text:p>0.00008</text:p>
              </table:table-cell>
              <table:table-cell office:value-type="float" office:value="0.02027">
                <text:p>0.0202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6">
                <text:p>0.01126</text:p>
              </table:table-cell>
              <table:table-cell office:value-type="float" office:value="0.00003">
                <text:p>0.00003</text:p>
              </table:table-cell>
              <table:table-cell office:value-type="float" office:value="0.02243">
                <text:p>0.02243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66">
                <text:p>0.01066</text:p>
              </table:table-cell>
              <table:table-cell office:value-type="float" office:value="0.00003">
                <text:p>0.00003</text:p>
              </table:table-cell>
              <table:table-cell office:value-type="float" office:value="0.02295">
                <text:p>0.02295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42">
                <text:p>0.01142</text:p>
              </table:table-cell>
              <table:table-cell office:value-type="float" office:value="0.00002">
                <text:p>0.00002</text:p>
              </table:table-cell>
              <table:table-cell office:value-type="float" office:value="0.02242">
                <text:p>0.0224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7">
                <text:p>0.01307</text:p>
              </table:table-cell>
              <table:table-cell office:value-type="float" office:value="0.00002">
                <text:p>0.00002</text:p>
              </table:table-cell>
              <table:table-cell office:value-type="float" office:value="0.02053">
                <text:p>0.0205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65">
                <text:p>0.01065</text:p>
              </table:table-cell>
              <table:table-cell office:value-type="float" office:value="0.00002">
                <text:p>0.00002</text:p>
              </table:table-cell>
              <table:table-cell office:value-type="float" office:value="0.02295">
                <text:p>0.0229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74">
                <text:p>0.01074</text:p>
              </table:table-cell>
              <table:table-cell office:value-type="float" office:value="0.00003">
                <text:p>0.00003</text:p>
              </table:table-cell>
              <table:table-cell office:value-type="float" office:value="0.02223">
                <text:p>0.0222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83">
                <text:p>0.00983</text:p>
              </table:table-cell>
              <table:table-cell office:value-type="float" office:value="0.00002">
                <text:p>0.00002</text:p>
              </table:table-cell>
              <table:table-cell office:value-type="float" office:value="0.02312">
                <text:p>0.0231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56">
                <text:p>0.01056</text:p>
              </table:table-cell>
              <table:table-cell office:value-type="float" office:value="0.00003">
                <text:p>0.00003</text:p>
              </table:table-cell>
              <table:table-cell office:value-type="float" office:value="0.02209">
                <text:p>0.0220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">
                <text:p>0.0119</text:p>
              </table:table-cell>
              <table:table-cell office:value-type="float" office:value="0.00002">
                <text:p>0.00002</text:p>
              </table:table-cell>
              <table:table-cell office:value-type="float" office:value="0.02071">
                <text:p>0.0207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7">
                <text:p>0.01127</text:p>
              </table:table-cell>
              <table:table-cell office:value-type="float" office:value="0.00008">
                <text:p>0.00008</text:p>
              </table:table-cell>
              <table:table-cell office:value-type="float" office:value="0.01993">
                <text:p>0.0199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32">
                <text:p>0.01132</text:p>
              </table:table-cell>
              <table:table-cell office:value-type="float" office:value="0.00008">
                <text:p>0.00008</text:p>
              </table:table-cell>
              <table:table-cell office:value-type="float" office:value="0.01983">
                <text:p>0.0198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94">
                <text:p>0.00994</text:p>
              </table:table-cell>
              <table:table-cell office:value-type="float" office:value="0.00008">
                <text:p>0.00008</text:p>
              </table:table-cell>
              <table:table-cell office:value-type="float" office:value="0.02032">
                <text:p>0.02032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47">
                <text:p>0.01647</text:p>
              </table:table-cell>
              <table:table-cell office:value-type="float" office:value="0.00003">
                <text:p>0.00003</text:p>
              </table:table-cell>
              <table:table-cell office:value-type="float" office:value="0.01418">
                <text:p>0.0141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8">
                <text:p>0.01618</text:p>
              </table:table-cell>
              <table:table-cell office:value-type="float" office:value="0.00003">
                <text:p>0.00003</text:p>
              </table:table-cell>
              <table:table-cell office:value-type="float" office:value="0.01403">
                <text:p>0.0140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05">
                <text:p>0.01605</text:p>
              </table:table-cell>
              <table:table-cell office:value-type="float" office:value="0.00003">
                <text:p>0.00003</text:p>
              </table:table-cell>
              <table:table-cell office:value-type="float" office:value="0.01375">
                <text:p>0.0137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2">
                <text:p>0.0142</text:p>
              </table:table-cell>
              <table:table-cell office:value-type="float" office:value="0.00003">
                <text:p>0.00003</text:p>
              </table:table-cell>
              <table:table-cell office:value-type="float" office:value="0.01428">
                <text:p>0.0142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61">
                <text:p>0.01461</text:p>
              </table:table-cell>
              <table:table-cell office:value-type="float" office:value="0.00003">
                <text:p>0.00003</text:p>
              </table:table-cell>
              <table:table-cell office:value-type="float" office:value="0.01363">
                <text:p>0.01363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59">
                <text:p>0.002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993">
                <text:p>0.01993</text:p>
              </table:table-cell>
              <table:table-cell office:value-type="float" office:value="0.00016">
                <text:p>0.00016</text:p>
              </table:table-cell>
              <table:table-cell office:value-type="float" office:value="0.00517">
                <text:p>0.00517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3">
                <text:p>0.01383</text:p>
              </table:table-cell>
              <table:table-cell office:value-type="float" office:value="0.00003">
                <text:p>0.00003</text:p>
              </table:table-cell>
              <table:table-cell office:value-type="float" office:value="0.01369">
                <text:p>0.0136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11">
                <text:p>0.01711</text:p>
              </table:table-cell>
              <table:table-cell office:value-type="float" office:value="0.00003">
                <text:p>0.00003</text:p>
              </table:table-cell>
              <table:table-cell office:value-type="float" office:value="0.01026">
                <text:p>0.0102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37">
                <text:p>0.01637</text:p>
              </table:table-cell>
              <table:table-cell office:value-type="float" office:value="0.00003">
                <text:p>0.00003</text:p>
              </table:table-cell>
              <table:table-cell office:value-type="float" office:value="0.01038">
                <text:p>0.0103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11">
                <text:p>0.01211</text:p>
              </table:table-cell>
              <table:table-cell office:value-type="float" office:value="0.00003">
                <text:p>0.00003</text:p>
              </table:table-cell>
              <table:table-cell office:value-type="float" office:value="0.01451">
                <text:p>0.0145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97">
                <text:p>0.01697</text:p>
              </table:table-cell>
              <table:table-cell office:value-type="float" office:value="0.00002">
                <text:p>0.00002</text:p>
              </table:table-cell>
              <table:table-cell office:value-type="float" office:value="0.00952">
                <text:p>0.0095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12">
                <text:p>0.01712</text:p>
              </table:table-cell>
              <table:table-cell office:value-type="float" office:value="0.00016">
                <text:p>0.00016</text:p>
              </table:table-cell>
              <table:table-cell office:value-type="float" office:value="0.00667">
                <text:p>0.00667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89">
                <text:p>0.01589</text:p>
              </table:table-cell>
              <table:table-cell office:value-type="float" office:value="0.00003">
                <text:p>0.00003</text:p>
              </table:table-cell>
              <table:table-cell office:value-type="float" office:value="0.01024">
                <text:p>0.01024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34">
                <text:p>0.01734</text:p>
              </table:table-cell>
              <table:table-cell office:value-type="float" office:value="0.00016">
                <text:p>0.00016</text:p>
              </table:table-cell>
              <table:table-cell office:value-type="float" office:value="0.00642">
                <text:p>0.0064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77">
                <text:p>0.01677</text:p>
              </table:table-cell>
              <table:table-cell office:value-type="float" office:value="0.00002">
                <text:p>0.00002</text:p>
              </table:table-cell>
              <table:table-cell office:value-type="float" office:value="0.00946">
                <text:p>0.0094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45">
                <text:p>0.00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81">
                <text:p>0.01681</text:p>
              </table:table-cell>
              <table:table-cell office:value-type="float" office:value="0.00016">
                <text:p>0.00016</text:p>
              </table:table-cell>
              <table:table-cell office:value-type="float" office:value="0.00638">
                <text:p>0.00638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43">
                <text:p>0.01543</text:p>
              </table:table-cell>
              <table:table-cell office:value-type="float" office:value="0.00003">
                <text:p>0.00003</text:p>
              </table:table-cell>
              <table:table-cell office:value-type="float" office:value="0.01015">
                <text:p>0.0101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27">
                <text:p>0.01527</text:p>
              </table:table-cell>
              <table:table-cell office:value-type="float" office:value="0.00003">
                <text:p>0.00003</text:p>
              </table:table-cell>
              <table:table-cell office:value-type="float" office:value="0.01013">
                <text:p>0.0101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1">
                <text:p>0.0111</text:p>
              </table:table-cell>
              <table:table-cell office:value-type="float" office:value="0.00003">
                <text:p>0.00003</text:p>
              </table:table-cell>
              <table:table-cell office:value-type="float" office:value="0.01432">
                <text:p>0.0143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7">
                <text:p>0.01617</text:p>
              </table:table-cell>
              <table:table-cell office:value-type="float" office:value="0.00002">
                <text:p>0.00002</text:p>
              </table:table-cell>
              <table:table-cell office:value-type="float" office:value="0.00907">
                <text:p>0.0090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3">
                <text:p>0.01513</text:p>
              </table:table-cell>
              <table:table-cell office:value-type="float" office:value="0.00016">
                <text:p>0.00016</text:p>
              </table:table-cell>
              <table:table-cell office:value-type="float" office:value="0.00728">
                <text:p>0.00728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83">
                <text:p>0.01583</text:p>
              </table:table-cell>
              <table:table-cell office:value-type="float" office:value="0.00016">
                <text:p>0.00016</text:p>
              </table:table-cell>
              <table:table-cell office:value-type="float" office:value="0.00658">
                <text:p>0.0065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28">
                <text:p>0.01428</text:p>
              </table:table-cell>
              <table:table-cell office:value-type="float" office:value="0.00016">
                <text:p>0.00016</text:p>
              </table:table-cell>
              <table:table-cell office:value-type="float" office:value="0.00809">
                <text:p>0.00809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72">
                <text:p>0.01572</text:p>
              </table:table-cell>
              <table:table-cell office:value-type="float" office:value="0.00002">
                <text:p>0.00002</text:p>
              </table:table-cell>
              <table:table-cell office:value-type="float" office:value="0.00926">
                <text:p>0.0092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205">
                <text:p>0.0205</text:p>
              </table:table-cell>
              <table:table-cell office:value-type="float" office:value="0.00002">
                <text:p>0.00002</text:p>
              </table:table-cell>
              <table:table-cell office:value-type="float" office:value="0.00427">
                <text:p>0.0042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16">
                <text:p>0.01716</text:p>
              </table:table-cell>
              <table:table-cell office:value-type="float" office:value="0.00016">
                <text:p>0.00016</text:p>
              </table:table-cell>
              <table:table-cell office:value-type="float" office:value="0.00496">
                <text:p>0.00496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1">
                <text:p>0.01531</text:p>
              </table:table-cell>
              <table:table-cell office:value-type="float" office:value="0.00002">
                <text:p>0.00002</text:p>
              </table:table-cell>
              <table:table-cell office:value-type="float" office:value="0.00946">
                <text:p>0.0094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5">
                <text:p>0.0165</text:p>
              </table:table-cell>
              <table:table-cell office:value-type="float" office:value="0.00016">
                <text:p>0.00016</text:p>
              </table:table-cell>
              <table:table-cell office:value-type="float" office:value="0.00559">
                <text:p>0.00559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65">
                <text:p>0.01665</text:p>
              </table:table-cell>
              <table:table-cell office:value-type="float" office:value="0.00016">
                <text:p>0.00016</text:p>
              </table:table-cell>
              <table:table-cell office:value-type="float" office:value="0.00545">
                <text:p>0.0054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52">
                <text:p>0.01452</text:p>
              </table:table-cell>
              <table:table-cell office:value-type="float" office:value="0.00016">
                <text:p>0.00016</text:p>
              </table:table-cell>
              <table:table-cell office:value-type="float" office:value="0.00738">
                <text:p>0.0073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81">
                <text:p>0.01681</text:p>
              </table:table-cell>
              <table:table-cell office:value-type="float" office:value="0.00016">
                <text:p>0.00016</text:p>
              </table:table-cell>
              <table:table-cell office:value-type="float" office:value="0.0051">
                <text:p>0.0051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45">
                <text:p>0.01645</text:p>
              </table:table-cell>
              <table:table-cell office:value-type="float" office:value="0.00002">
                <text:p>0.00002</text:p>
              </table:table-cell>
              <table:table-cell office:value-type="float" office:value="0.00814">
                <text:p>0.0081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07">
                <text:p>0.01607</text:p>
              </table:table-cell>
              <table:table-cell office:value-type="float" office:value="0.00002">
                <text:p>0.00002</text:p>
              </table:table-cell>
              <table:table-cell office:value-type="float" office:value="0.00839">
                <text:p>0.00839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5">
                <text:p>0.01385</text:p>
              </table:table-cell>
              <table:table-cell office:value-type="float" office:value="0.00003">
                <text:p>0.00003</text:p>
              </table:table-cell>
              <table:table-cell office:value-type="float" office:value="0.01026">
                <text:p>0.0102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9">
                <text:p>0.01489</text:p>
              </table:table-cell>
              <table:table-cell office:value-type="float" office:value="0.00002">
                <text:p>0.00002</text:p>
              </table:table-cell>
              <table:table-cell office:value-type="float" office:value="0.0095">
                <text:p>0.009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6">
                <text:p>0.01486</text:p>
              </table:table-cell>
              <table:table-cell office:value-type="float" office:value="0.00002">
                <text:p>0.00002</text:p>
              </table:table-cell>
              <table:table-cell office:value-type="float" office:value="0.00929">
                <text:p>0.00929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924">
                <text:p>0.01924</text:p>
              </table:table-cell>
              <table:table-cell office:value-type="float" office:value="0.00003">
                <text:p>0.00003</text:p>
              </table:table-cell>
              <table:table-cell office:value-type="float" office:value="0.00444">
                <text:p>0.00444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4">
                <text:p>0.01534</text:p>
              </table:table-cell>
              <table:table-cell office:value-type="float" office:value="0.00016">
                <text:p>0.00016</text:p>
              </table:table-cell>
              <table:table-cell office:value-type="float" office:value="0.00575">
                <text:p>0.00575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57">
                <text:p>0.01557</text:p>
              </table:table-cell>
              <table:table-cell office:value-type="float" office:value="0.00016">
                <text:p>0.00016</text:p>
              </table:table-cell>
              <table:table-cell office:value-type="float" office:value="0.00551">
                <text:p>0.00551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4">
                <text:p>0.01404</text:p>
              </table:table-cell>
              <table:table-cell office:value-type="float" office:value="0.00016">
                <text:p>0.00016</text:p>
              </table:table-cell>
              <table:table-cell office:value-type="float" office:value="0.00698">
                <text:p>0.0069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47">
                <text:p>0.01547</text:p>
              </table:table-cell>
              <table:table-cell office:value-type="float" office:value="0.00002">
                <text:p>0.00002</text:p>
              </table:table-cell>
              <table:table-cell office:value-type="float" office:value="0.00821">
                <text:p>0.0082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58">
                <text:p>0.01758</text:p>
              </table:table-cell>
              <table:table-cell office:value-type="float" office:value="0.00008">
                <text:p>0.00008</text:p>
              </table:table-cell>
              <table:table-cell office:value-type="float" office:value="0.00498">
                <text:p>0.0049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94">
                <text:p>0.0194</text:p>
              </table:table-cell>
              <table:table-cell office:value-type="float" office:value="0.00002">
                <text:p>0.00002</text:p>
              </table:table-cell>
              <table:table-cell office:value-type="float" office:value="0.00417">
                <text:p>0.0041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54">
                <text:p>0.00954</text:p>
              </table:table-cell>
              <table:table-cell office:value-type="float" office:value="0.00003">
                <text:p>0.00003</text:p>
              </table:table-cell>
              <table:table-cell office:value-type="float" office:value="0.01381">
                <text:p>0.0138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3">
                <text:p>0.01373</text:p>
              </table:table-cell>
              <table:table-cell office:value-type="float" office:value="0.00016">
                <text:p>0.00016</text:p>
              </table:table-cell>
              <table:table-cell office:value-type="float" office:value="0.00723">
                <text:p>0.00723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49">
                <text:p>0.002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">
                <text:p>0.0148</text:p>
              </table:table-cell>
              <table:table-cell office:value-type="float" office:value="0.00016">
                <text:p>0.00016</text:p>
              </table:table-cell>
              <table:table-cell office:value-type="float" office:value="0.00608">
                <text:p>0.00608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43">
                <text:p>0.01343</text:p>
              </table:table-cell>
              <table:table-cell office:value-type="float" office:value="0.00016">
                <text:p>0.00016</text:p>
              </table:table-cell>
              <table:table-cell office:value-type="float" office:value="0.00734">
                <text:p>0.00734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34">
                <text:p>0.01734</text:p>
              </table:table-cell>
              <table:table-cell office:value-type="float" office:value="0.00008">
                <text:p>0.00008</text:p>
              </table:table-cell>
              <table:table-cell office:value-type="float" office:value="0.00483">
                <text:p>0.00483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">
                <text:p>0.0151</text:p>
              </table:table-cell>
              <table:table-cell office:value-type="float" office:value="0.00002">
                <text:p>0.00002</text:p>
              </table:table-cell>
              <table:table-cell office:value-type="float" office:value="0.00822">
                <text:p>0.0082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97">
                <text:p>0.01297</text:p>
              </table:table-cell>
              <table:table-cell office:value-type="float" office:value="0.00016">
                <text:p>0.00016</text:p>
              </table:table-cell>
              <table:table-cell office:value-type="float" office:value="0.00768">
                <text:p>0.0076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04">
                <text:p>0.00904</text:p>
              </table:table-cell>
              <table:table-cell office:value-type="float" office:value="0.00003">
                <text:p>0.00003</text:p>
              </table:table-cell>
              <table:table-cell office:value-type="float" office:value="0.01395">
                <text:p>0.01395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2">
                <text:p>0.01482</text:p>
              </table:table-cell>
              <table:table-cell office:value-type="float" office:value="0.00002">
                <text:p>0.00002</text:p>
              </table:table-cell>
              <table:table-cell office:value-type="float" office:value="0.00844">
                <text:p>0.0084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46">
                <text:p>0.002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6">
                <text:p>0.01486</text:p>
              </table:table-cell>
              <table:table-cell office:value-type="float" office:value="0.00016">
                <text:p>0.00016</text:p>
              </table:table-cell>
              <table:table-cell office:value-type="float" office:value="0.00568">
                <text:p>0.00568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23">
                <text:p>0.01723</text:p>
              </table:table-cell>
              <table:table-cell office:value-type="float" office:value="0.00008">
                <text:p>0.00008</text:p>
              </table:table-cell>
              <table:table-cell office:value-type="float" office:value="0.00476">
                <text:p>0.00476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5">
                <text:p>0.01535</text:p>
              </table:table-cell>
              <table:table-cell office:value-type="float" office:value="0.00016">
                <text:p>0.00016</text:p>
              </table:table-cell>
              <table:table-cell office:value-type="float" office:value="0.00503">
                <text:p>0.00503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97">
                <text:p>0.01397</text:p>
              </table:table-cell>
              <table:table-cell office:value-type="float" office:value="0.00016">
                <text:p>0.00016</text:p>
              </table:table-cell>
              <table:table-cell office:value-type="float" office:value="0.00642">
                <text:p>0.00642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11">
                <text:p>0.00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34">
                <text:p>0.01634</text:p>
              </table:table-cell>
              <table:table-cell office:value-type="float" office:value="0.00008">
                <text:p>0.00008</text:p>
              </table:table-cell>
              <table:table-cell office:value-type="float" office:value="0.00557">
                <text:p>0.00557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">
                <text:p>0.0124</text:p>
              </table:table-cell>
              <table:table-cell office:value-type="float" office:value="0.00016">
                <text:p>0.00016</text:p>
              </table:table-cell>
              <table:table-cell office:value-type="float" office:value="0.00794">
                <text:p>0.0079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66">
                <text:p>0.01166</text:p>
              </table:table-cell>
              <table:table-cell office:value-type="float" office:value="0.00003">
                <text:p>0.00003</text:p>
              </table:table-cell>
              <table:table-cell office:value-type="float" office:value="0.01104">
                <text:p>0.01104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06">
                <text:p>0.01706</text:p>
              </table:table-cell>
              <table:table-cell office:value-type="float" office:value="0.00008">
                <text:p>0.00008</text:p>
              </table:table-cell>
              <table:table-cell office:value-type="float" office:value="0.00469">
                <text:p>0.00469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1">
                <text:p>0.01371</text:p>
              </table:table-cell>
              <table:table-cell office:value-type="float" office:value="0.00016">
                <text:p>0.00016</text:p>
              </table:table-cell>
              <table:table-cell office:value-type="float" office:value="0.00656">
                <text:p>0.00656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22">
                <text:p>0.01322</text:p>
              </table:table-cell>
              <table:table-cell office:value-type="float" office:value="0.00002">
                <text:p>0.00002</text:p>
              </table:table-cell>
              <table:table-cell office:value-type="float" office:value="0.00931">
                <text:p>0.0093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9">
                <text:p>0.01449</text:p>
              </table:table-cell>
              <table:table-cell office:value-type="float" office:value="0.00016">
                <text:p>0.00016</text:p>
              </table:table-cell>
              <table:table-cell office:value-type="float" office:value="0.00518">
                <text:p>0.00518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801">
                <text:p>0.01801</text:p>
              </table:table-cell>
              <table:table-cell office:value-type="float" office:value="0.00002">
                <text:p>0.00002</text:p>
              </table:table-cell>
              <table:table-cell office:value-type="float" office:value="0.00431">
                <text:p>0.0043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06">
                <text:p>0.01606</text:p>
              </table:table-cell>
              <table:table-cell office:value-type="float" office:value="0.00008">
                <text:p>0.00008</text:p>
              </table:table-cell>
              <table:table-cell office:value-type="float" office:value="0.00512">
                <text:p>0.0051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21">
                <text:p>0.01221</text:p>
              </table:table-cell>
              <table:table-cell office:value-type="float" office:value="0.00016">
                <text:p>0.00016</text:p>
              </table:table-cell>
              <table:table-cell office:value-type="float" office:value="0.00742">
                <text:p>0.00742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833">
                <text:p>0.01833</text:p>
              </table:table-cell>
              <table:table-cell office:value-type="float" office:value="0.00002">
                <text:p>0.00002</text:p>
              </table:table-cell>
              <table:table-cell office:value-type="float" office:value="0.00385">
                <text:p>0.0038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0016">
                <text:p>0.00016</text:p>
              </table:table-cell>
              <table:table-cell office:value-type="float" office:value="0.0076">
                <text:p>0.0076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51">
                <text:p>0.01551</text:p>
              </table:table-cell>
              <table:table-cell office:value-type="float" office:value="0.00008">
                <text:p>0.00008</text:p>
              </table:table-cell>
              <table:table-cell office:value-type="float" office:value="0.00543">
                <text:p>0.0054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84">
                <text:p>0.01584</text:p>
              </table:table-cell>
              <table:table-cell office:value-type="float" office:value="0.00008">
                <text:p>0.00008</text:p>
              </table:table-cell>
              <table:table-cell office:value-type="float" office:value="0.00507">
                <text:p>0.00507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9">
                <text:p>0.01249</text:p>
              </table:table-cell>
              <table:table-cell office:value-type="float" office:value="0.00002">
                <text:p>0.00002</text:p>
              </table:table-cell>
              <table:table-cell office:value-type="float" office:value="0.00954">
                <text:p>0.0095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4">
                <text:p>0.01414</text:p>
              </table:table-cell>
              <table:table-cell office:value-type="float" office:value="0.00016">
                <text:p>0.00016</text:p>
              </table:table-cell>
              <table:table-cell office:value-type="float" office:value="0.00516">
                <text:p>0.00516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22">
                <text:p>0.000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73">
                <text:p>0.01773</text:p>
              </table:table-cell>
              <table:table-cell office:value-type="float" office:value="0.00002">
                <text:p>0.00002</text:p>
              </table:table-cell>
              <table:table-cell office:value-type="float" office:value="0.00414">
                <text:p>0.0041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59">
                <text:p>0.01659</text:p>
              </table:table-cell>
              <table:table-cell office:value-type="float" office:value="0.00008">
                <text:p>0.00008</text:p>
              </table:table-cell>
              <table:table-cell office:value-type="float" office:value="0.00421">
                <text:p>0.0042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85">
                <text:p>0.01585</text:p>
              </table:table-cell>
              <table:table-cell office:value-type="float" office:value="0.00008">
                <text:p>0.00008</text:p>
              </table:table-cell>
              <table:table-cell office:value-type="float" office:value="0.00496">
                <text:p>0.0049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59">
                <text:p>0.002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57">
                <text:p>0.01357</text:p>
              </table:table-cell>
              <table:table-cell office:value-type="float" office:value="0.00016">
                <text:p>0.00016</text:p>
              </table:table-cell>
              <table:table-cell office:value-type="float" office:value="0.00548">
                <text:p>0.00548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46">
                <text:p>0.002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24">
                <text:p>0.01524</text:p>
              </table:table-cell>
              <table:table-cell office:value-type="float" office:value="0.00016">
                <text:p>0.00016</text:p>
              </table:table-cell>
              <table:table-cell office:value-type="float" office:value="0.004">
                <text:p>0.00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57">
                <text:p>0.01257</text:p>
              </table:table-cell>
              <table:table-cell office:value-type="float" office:value="0.00016">
                <text:p>0.00016</text:p>
              </table:table-cell>
              <table:table-cell office:value-type="float" office:value="0.00667">
                <text:p>0.00667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67">
                <text:p>0.01767</text:p>
              </table:table-cell>
              <table:table-cell office:value-type="float" office:value="0.00002">
                <text:p>0.00002</text:p>
              </table:table-cell>
              <table:table-cell office:value-type="float" office:value="0.00419">
                <text:p>0.0041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34">
                <text:p>0.01334</text:p>
              </table:table-cell>
              <table:table-cell office:value-type="float" office:value="0.00016">
                <text:p>0.00016</text:p>
              </table:table-cell>
              <table:table-cell office:value-type="float" office:value="0.00573">
                <text:p>0.00573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2">
                <text:p>0.01562</text:p>
              </table:table-cell>
              <table:table-cell office:value-type="float" office:value="0.00008">
                <text:p>0.00008</text:p>
              </table:table-cell>
              <table:table-cell office:value-type="float" office:value="0.00497">
                <text:p>0.00497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4">
                <text:p>0.0174</text:p>
              </table:table-cell>
              <table:table-cell office:value-type="float" office:value="0.00003">
                <text:p>0.00003</text:p>
              </table:table-cell>
              <table:table-cell office:value-type="float" office:value="0.00393">
                <text:p>0.00393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72">
                <text:p>0.01772</text:p>
              </table:table-cell>
              <table:table-cell office:value-type="float" office:value="0.00002">
                <text:p>0.00002</text:p>
              </table:table-cell>
              <table:table-cell office:value-type="float" office:value="0.00388">
                <text:p>0.0038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45">
                <text:p>0.000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66">
                <text:p>0.01666</text:p>
              </table:table-cell>
              <table:table-cell office:value-type="float" office:value="0.00003">
                <text:p>0.00003</text:p>
              </table:table-cell>
              <table:table-cell office:value-type="float" office:value="0.00463">
                <text:p>0.0046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45">
                <text:p>0.01745</text:p>
              </table:table-cell>
              <table:table-cell office:value-type="float" office:value="0.00002">
                <text:p>0.00002</text:p>
              </table:table-cell>
              <table:table-cell office:value-type="float" office:value="0.00412">
                <text:p>0.0041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9">
                <text:p>0.01569</text:p>
              </table:table-cell>
              <table:table-cell office:value-type="float" office:value="0.00008">
                <text:p>0.00008</text:p>
              </table:table-cell>
              <table:table-cell office:value-type="float" office:value="0.00469">
                <text:p>0.00469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84">
                <text:p>0.01784</text:p>
              </table:table-cell>
              <table:table-cell office:value-type="float" office:value="0.00003">
                <text:p>0.00003</text:p>
              </table:table-cell>
              <table:table-cell office:value-type="float" office:value="0.00337">
                <text:p>0.00337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41">
                <text:p>0.01341</text:p>
              </table:table-cell>
              <table:table-cell office:value-type="float" office:value="0.00016">
                <text:p>0.00016</text:p>
              </table:table-cell>
              <table:table-cell office:value-type="float" office:value="0.0052">
                <text:p>0.0052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86">
                <text:p>0.01686</text:p>
              </table:table-cell>
              <table:table-cell office:value-type="float" office:value="0.00003">
                <text:p>0.00003</text:p>
              </table:table-cell>
              <table:table-cell office:value-type="float" office:value="0.00409">
                <text:p>0.0040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46">
                <text:p>0.002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1">
                <text:p>0.01561</text:p>
              </table:table-cell>
              <table:table-cell office:value-type="float" office:value="0.00016">
                <text:p>0.00016</text:p>
              </table:table-cell>
              <table:table-cell office:value-type="float" office:value="0.00274">
                <text:p>0.00274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25">
                <text:p>0.00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59">
                <text:p>0.01659</text:p>
              </table:table-cell>
              <table:table-cell office:value-type="float" office:value="0.00002">
                <text:p>0.00002</text:p>
              </table:table-cell>
              <table:table-cell office:value-type="float" office:value="0.00431">
                <text:p>0.0043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09">
                <text:p>0.01509</text:p>
              </table:table-cell>
              <table:table-cell office:value-type="float" office:value="0.00008">
                <text:p>0.00008</text:p>
              </table:table-cell>
              <table:table-cell office:value-type="float" office:value="0.00471">
                <text:p>0.00471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6">
                <text:p>0.01446</text:p>
              </table:table-cell>
              <table:table-cell office:value-type="float" office:value="0.00016">
                <text:p>0.00016</text:p>
              </table:table-cell>
              <table:table-cell office:value-type="float" office:value="0.00385">
                <text:p>0.00385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39">
                <text:p>0.01039</text:p>
              </table:table-cell>
              <table:table-cell office:value-type="float" office:value="0.00003">
                <text:p>0.00003</text:p>
              </table:table-cell>
              <table:table-cell office:value-type="float" office:value="0.01021">
                <text:p>0.0102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62">
                <text:p>0.01262</text:p>
              </table:table-cell>
              <table:table-cell office:value-type="float" office:value="0.00016">
                <text:p>0.00016</text:p>
              </table:table-cell>
              <table:table-cell office:value-type="float" office:value="0.00552">
                <text:p>0.0055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11">
                <text:p>0.00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69">
                <text:p>0.01469</text:p>
              </table:table-cell>
              <table:table-cell office:value-type="float" office:value="0.00008">
                <text:p>0.00008</text:p>
              </table:table-cell>
              <table:table-cell office:value-type="float" office:value="0.00492">
                <text:p>0.0049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84">
                <text:p>0.01684</text:p>
              </table:table-cell>
              <table:table-cell office:value-type="float" office:value="0.00002">
                <text:p>0.00002</text:p>
              </table:table-cell>
              <table:table-cell office:value-type="float" office:value="0.00385">
                <text:p>0.0038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53">
                <text:p>0.01453</text:p>
              </table:table-cell>
              <table:table-cell office:value-type="float" office:value="0.00008">
                <text:p>0.00008</text:p>
              </table:table-cell>
              <table:table-cell office:value-type="float" office:value="0.00503">
                <text:p>0.00503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28">
                <text:p>0.01628</text:p>
              </table:table-cell>
              <table:table-cell office:value-type="float" office:value="0.00003">
                <text:p>0.00003</text:p>
              </table:table-cell>
              <table:table-cell office:value-type="float" office:value="0.00402">
                <text:p>0.0040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5">
                <text:p>0.01415</text:p>
              </table:table-cell>
              <table:table-cell office:value-type="float" office:value="0.00016">
                <text:p>0.00016</text:p>
              </table:table-cell>
              <table:table-cell office:value-type="float" office:value="0.00382">
                <text:p>0.0038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46">
                <text:p>0.000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8">
                <text:p>0.01568</text:p>
              </table:table-cell>
              <table:table-cell office:value-type="float" office:value="0.00003">
                <text:p>0.00003</text:p>
              </table:table-cell>
              <table:table-cell office:value-type="float" office:value="0.00446">
                <text:p>0.00446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7">
                <text:p>0.01617</text:p>
              </table:table-cell>
              <table:table-cell office:value-type="float" office:value="0.00003">
                <text:p>0.00003</text:p>
              </table:table-cell>
              <table:table-cell office:value-type="float" office:value="0.00396">
                <text:p>0.0039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25">
                <text:p>0.00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18">
                <text:p>0.01618</text:p>
              </table:table-cell>
              <table:table-cell office:value-type="float" office:value="0.00002">
                <text:p>0.00002</text:p>
              </table:table-cell>
              <table:table-cell office:value-type="float" office:value="0.00417">
                <text:p>0.0041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44">
                <text:p>0.01644</text:p>
              </table:table-cell>
              <table:table-cell office:value-type="float" office:value="0.00002">
                <text:p>0.00002</text:p>
              </table:table-cell>
              <table:table-cell office:value-type="float" office:value="0.00399">
                <text:p>0.0039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3">
                <text:p>0.01383</text:p>
              </table:table-cell>
              <table:table-cell office:value-type="float" office:value="0.00008">
                <text:p>0.00008</text:p>
              </table:table-cell>
              <table:table-cell office:value-type="float" office:value="0.00546">
                <text:p>0.0054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44">
                <text:p>0.01644</text:p>
              </table:table-cell>
              <table:table-cell office:value-type="float" office:value="0.00002">
                <text:p>0.00002</text:p>
              </table:table-cell>
              <table:table-cell office:value-type="float" office:value="0.00386">
                <text:p>0.00386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24">
                <text:p>0.01424</text:p>
              </table:table-cell>
              <table:table-cell office:value-type="float" office:value="0.00008">
                <text:p>0.00008</text:p>
              </table:table-cell>
              <table:table-cell office:value-type="float" office:value="0.00487">
                <text:p>0.00487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11">
                <text:p>0.001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6">
                <text:p>0.01436</text:p>
              </table:table-cell>
              <table:table-cell office:value-type="float" office:value="0.00008">
                <text:p>0.00008</text:p>
              </table:table-cell>
              <table:table-cell office:value-type="float" office:value="0.00472">
                <text:p>0.00472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92">
                <text:p>0.00992</text:p>
              </table:table-cell>
              <table:table-cell office:value-type="float" office:value="0.00003">
                <text:p>0.00003</text:p>
              </table:table-cell>
              <table:table-cell office:value-type="float" office:value="0.01007">
                <text:p>0.01007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9">
                <text:p>0.01249</text:p>
              </table:table-cell>
              <table:table-cell office:value-type="float" office:value="0.00016">
                <text:p>0.00016</text:p>
              </table:table-cell>
              <table:table-cell office:value-type="float" office:value="0.005">
                <text:p>0.005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68">
                <text:p>0.00968</text:p>
              </table:table-cell>
              <table:table-cell office:value-type="float" office:value="0.00016">
                <text:p>0.00016</text:p>
              </table:table-cell>
              <table:table-cell office:value-type="float" office:value="0.00781">
                <text:p>0.00781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1">
                <text:p>0.00971</text:p>
              </table:table-cell>
              <table:table-cell office:value-type="float" office:value="0.00003">
                <text:p>0.00003</text:p>
              </table:table-cell>
              <table:table-cell office:value-type="float" office:value="0.01014">
                <text:p>0.0101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1">
                <text:p>0.01171</text:p>
              </table:table-cell>
              <table:table-cell office:value-type="float" office:value="0.00002">
                <text:p>0.00002</text:p>
              </table:table-cell>
              <table:table-cell office:value-type="float" office:value="0.0083">
                <text:p>0.008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42">
                <text:p>0.01542</text:p>
              </table:table-cell>
              <table:table-cell office:value-type="float" office:value="0.00003">
                <text:p>0.00003</text:p>
              </table:table-cell>
              <table:table-cell office:value-type="float" office:value="0.00428">
                <text:p>0.0042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766">
                <text:p>0.01766</text:p>
              </table:table-cell>
              <table:table-cell office:value-type="float" office:value="0.00002">
                <text:p>0.00002</text:p>
              </table:table-cell>
              <table:table-cell office:value-type="float" office:value="0.00233">
                <text:p>0.0023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78">
                <text:p>0.01578</text:p>
              </table:table-cell>
              <table:table-cell office:value-type="float" office:value="0.00002">
                <text:p>0.00002</text:p>
              </table:table-cell>
              <table:table-cell office:value-type="float" office:value="0.0042">
                <text:p>0.004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">
                <text:p>0.0117</text:p>
              </table:table-cell>
              <table:table-cell office:value-type="float" office:value="0.00002">
                <text:p>0.00002</text:p>
              </table:table-cell>
              <table:table-cell office:value-type="float" office:value="0.00826">
                <text:p>0.0082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01">
                <text:p>0.01601</text:p>
              </table:table-cell>
              <table:table-cell office:value-type="float" office:value="0.00002">
                <text:p>0.00002</text:p>
              </table:table-cell>
              <table:table-cell office:value-type="float" office:value="0.00386">
                <text:p>0.00386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53">
                <text:p>0.01153</text:p>
              </table:table-cell>
              <table:table-cell office:value-type="float" office:value="0.00002">
                <text:p>0.00002</text:p>
              </table:table-cell>
              <table:table-cell office:value-type="float" office:value="0.00832">
                <text:p>0.0083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02">
                <text:p>0.01602</text:p>
              </table:table-cell>
              <table:table-cell office:value-type="float" office:value="0.00008">
                <text:p>0.00008</text:p>
              </table:table-cell>
              <table:table-cell office:value-type="float" office:value="0.00252">
                <text:p>0.0025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2">
                <text:p>0.01532</text:p>
              </table:table-cell>
              <table:table-cell office:value-type="float" office:value="0.00002">
                <text:p>0.00002</text:p>
              </table:table-cell>
              <table:table-cell office:value-type="float" office:value="0.00435">
                <text:p>0.0043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47">
                <text:p>0.002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7">
                <text:p>0.01437</text:p>
              </table:table-cell>
              <table:table-cell office:value-type="float" office:value="0.00016">
                <text:p>0.00016</text:p>
              </table:table-cell>
              <table:table-cell office:value-type="float" office:value="0.00253">
                <text:p>0.00253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58">
                <text:p>0.01558</text:p>
              </table:table-cell>
              <table:table-cell office:value-type="float" office:value="0.00008">
                <text:p>0.00008</text:p>
              </table:table-cell>
              <table:table-cell office:value-type="float" office:value="0.00285">
                <text:p>0.0028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8">
                <text:p>0.01438</text:p>
              </table:table-cell>
              <table:table-cell office:value-type="float" office:value="0.00008">
                <text:p>0.00008</text:p>
              </table:table-cell>
              <table:table-cell office:value-type="float" office:value="0.00403">
                <text:p>0.0040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9">
                <text:p>0.01419</text:p>
              </table:table-cell>
              <table:table-cell office:value-type="float" office:value="0.00016">
                <text:p>0.00016</text:p>
              </table:table-cell>
              <table:table-cell office:value-type="float" office:value="0.00264">
                <text:p>0.00264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61">
                <text:p>0.01561</text:p>
              </table:table-cell>
              <table:table-cell office:value-type="float" office:value="0.00002">
                <text:p>0.00002</text:p>
              </table:table-cell>
              <table:table-cell office:value-type="float" office:value="0.00389">
                <text:p>0.0038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5">
                <text:p>0.01415</text:p>
              </table:table-cell>
              <table:table-cell office:value-type="float" office:value="0.00008">
                <text:p>0.00008</text:p>
              </table:table-cell>
              <table:table-cell office:value-type="float" office:value="0.00416">
                <text:p>0.0041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88">
                <text:p>0.00988</text:p>
              </table:table-cell>
              <table:table-cell office:value-type="float" office:value="0.00002">
                <text:p>0.00002</text:p>
              </table:table-cell>
              <table:table-cell office:value-type="float" office:value="0.00956">
                <text:p>0.0095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6">
                <text:p>0.01106</text:p>
              </table:table-cell>
              <table:table-cell office:value-type="float" office:value="0.00002">
                <text:p>0.00002</text:p>
              </table:table-cell>
              <table:table-cell office:value-type="float" office:value="0.00833">
                <text:p>0.0083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07">
                <text:p>0.01007</text:p>
              </table:table-cell>
              <table:table-cell office:value-type="float" office:value="0.00016">
                <text:p>0.00016</text:p>
              </table:table-cell>
              <table:table-cell office:value-type="float" office:value="0.00657">
                <text:p>0.00657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9">
                <text:p>0.01249</text:p>
              </table:table-cell>
              <table:table-cell office:value-type="float" office:value="0.00008">
                <text:p>0.00008</text:p>
              </table:table-cell>
              <table:table-cell office:value-type="float" office:value="0.00569">
                <text:p>0.00569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96">
                <text:p>0.01396</text:p>
              </table:table-cell>
              <table:table-cell office:value-type="float" office:value="0.00008">
                <text:p>0.00008</text:p>
              </table:table-cell>
              <table:table-cell office:value-type="float" office:value="0.00418">
                <text:p>0.0041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">
                <text:p>0.0153</text:p>
              </table:table-cell>
              <table:table-cell office:value-type="float" office:value="0.00008">
                <text:p>0.00008</text:p>
              </table:table-cell>
              <table:table-cell office:value-type="float" office:value="0.00283">
                <text:p>0.0028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45">
                <text:p>0.00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1">
                <text:p>0.01101</text:p>
              </table:table-cell>
              <table:table-cell office:value-type="float" office:value="0.00016">
                <text:p>0.00016</text:p>
              </table:table-cell>
              <table:table-cell office:value-type="float" office:value="0.00549">
                <text:p>0.00549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5">
                <text:p>0.01405</text:p>
              </table:table-cell>
              <table:table-cell office:value-type="float" office:value="0.00008">
                <text:p>0.00008</text:p>
              </table:table-cell>
              <table:table-cell office:value-type="float" office:value="0.00397">
                <text:p>0.00397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95">
                <text:p>0.01495</text:p>
              </table:table-cell>
              <table:table-cell office:value-type="float" office:value="0.00002">
                <text:p>0.00002</text:p>
              </table:table-cell>
              <table:table-cell office:value-type="float" office:value="0.00415">
                <text:p>0.0041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5">
                <text:p>0.01485</text:p>
              </table:table-cell>
              <table:table-cell office:value-type="float" office:value="0.00002">
                <text:p>0.00002</text:p>
              </table:table-cell>
              <table:table-cell office:value-type="float" office:value="0.00418">
                <text:p>0.0041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57">
                <text:p>0.01457</text:p>
              </table:table-cell>
              <table:table-cell office:value-type="float" office:value="0.00003">
                <text:p>0.00003</text:p>
              </table:table-cell>
              <table:table-cell office:value-type="float" office:value="0.00424">
                <text:p>0.0042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91">
                <text:p>0.00991</text:p>
              </table:table-cell>
              <table:table-cell office:value-type="float" office:value="0.00016">
                <text:p>0.00016</text:p>
              </table:table-cell>
              <table:table-cell office:value-type="float" office:value="0.00652">
                <text:p>0.0065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62">
                <text:p>0.01262</text:p>
              </table:table-cell>
              <table:table-cell office:value-type="float" office:value="0.00016">
                <text:p>0.00016</text:p>
              </table:table-cell>
              <table:table-cell office:value-type="float" office:value="0.00379">
                <text:p>0.00379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91">
                <text:p>0.01091</text:p>
              </table:table-cell>
              <table:table-cell office:value-type="float" office:value="0.00016">
                <text:p>0.00016</text:p>
              </table:table-cell>
              <table:table-cell office:value-type="float" office:value="0.00552">
                <text:p>0.0055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41">
                <text:p>0.002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55">
                <text:p>0.01255</text:p>
              </table:table-cell>
              <table:table-cell office:value-type="float" office:value="0.00016">
                <text:p>0.00016</text:p>
              </table:table-cell>
              <table:table-cell office:value-type="float" office:value="0.00387">
                <text:p>0.00387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">
                <text:p>0.0144</text:p>
              </table:table-cell>
              <table:table-cell office:value-type="float" office:value="0.00002">
                <text:p>0.00002</text:p>
              </table:table-cell>
              <table:table-cell office:value-type="float" office:value="0.00456">
                <text:p>0.00456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71">
                <text:p>0.01571</text:p>
              </table:table-cell>
              <table:table-cell office:value-type="float" office:value="0.00003">
                <text:p>0.00003</text:p>
              </table:table-cell>
              <table:table-cell office:value-type="float" office:value="0.00293">
                <text:p>0.0029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04">
                <text:p>0.01504</text:p>
              </table:table-cell>
              <table:table-cell office:value-type="float" office:value="0.00002">
                <text:p>0.00002</text:p>
              </table:table-cell>
              <table:table-cell office:value-type="float" office:value="0.00382">
                <text:p>0.0038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8">
                <text:p>0.01448</text:p>
              </table:table-cell>
              <table:table-cell office:value-type="float" office:value="0.00003">
                <text:p>0.00003</text:p>
              </table:table-cell>
              <table:table-cell office:value-type="float" office:value="0.00415">
                <text:p>0.0041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33">
                <text:p>0.01233</text:p>
              </table:table-cell>
              <table:table-cell office:value-type="float" office:value="0.00008">
                <text:p>0.00008</text:p>
              </table:table-cell>
              <table:table-cell office:value-type="float" office:value="0.00543">
                <text:p>0.0054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6">
                <text:p>0.01086</text:p>
              </table:table-cell>
              <table:table-cell office:value-type="float" office:value="0.00016">
                <text:p>0.00016</text:p>
              </table:table-cell>
              <table:table-cell office:value-type="float" office:value="0.0053">
                <text:p>0.0053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28">
                <text:p>0.01628</text:p>
              </table:table-cell>
              <table:table-cell office:value-type="float" office:value="0.00003">
                <text:p>0.00003</text:p>
              </table:table-cell>
              <table:table-cell office:value-type="float" office:value="0.00225">
                <text:p>0.0022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6">
                <text:p>0.01446</text:p>
              </table:table-cell>
              <table:table-cell office:value-type="float" office:value="0.00003">
                <text:p>0.00003</text:p>
              </table:table-cell>
              <table:table-cell office:value-type="float" office:value="0.00407">
                <text:p>0.0040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1">
                <text:p>0.01441</text:p>
              </table:table-cell>
              <table:table-cell office:value-type="float" office:value="0.00003">
                <text:p>0.00003</text:p>
              </table:table-cell>
              <table:table-cell office:value-type="float" office:value="0.00411">
                <text:p>0.004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22">
                <text:p>0.000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55">
                <text:p>0.01455</text:p>
              </table:table-cell>
              <table:table-cell office:value-type="float" office:value="0.00002">
                <text:p>0.00002</text:p>
              </table:table-cell>
              <table:table-cell office:value-type="float" office:value="0.00416">
                <text:p>0.0041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24">
                <text:p>0.01624</text:p>
              </table:table-cell>
              <table:table-cell office:value-type="float" office:value="0.00002">
                <text:p>0.00002</text:p>
              </table:table-cell>
              <table:table-cell office:value-type="float" office:value="0.00254">
                <text:p>0.0025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4">
                <text:p>0.01514</text:p>
              </table:table-cell>
              <table:table-cell office:value-type="float" office:value="0.00008">
                <text:p>0.00008</text:p>
              </table:table-cell>
              <table:table-cell office:value-type="float" office:value="0.0025">
                <text:p>0.0025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16">
                <text:p>0.001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7">
                <text:p>0.01247</text:p>
              </table:table-cell>
              <table:table-cell office:value-type="float" office:value="0.00008">
                <text:p>0.00008</text:p>
              </table:table-cell>
              <table:table-cell office:value-type="float" office:value="0.00507">
                <text:p>0.00507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4">
                <text:p>0.01284</text:p>
              </table:table-cell>
              <table:table-cell office:value-type="float" office:value="0.00008">
                <text:p>0.00008</text:p>
              </table:table-cell>
              <table:table-cell office:value-type="float" office:value="0.00471">
                <text:p>0.00471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31">
                <text:p>0.01431</text:p>
              </table:table-cell>
              <table:table-cell office:value-type="float" office:value="0.00003">
                <text:p>0.00003</text:p>
              </table:table-cell>
              <table:table-cell office:value-type="float" office:value="0.00415">
                <text:p>0.0041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61">
                <text:p>0.01361</text:p>
              </table:table-cell>
              <table:table-cell office:value-type="float" office:value="0.00008">
                <text:p>0.00008</text:p>
              </table:table-cell>
              <table:table-cell office:value-type="float" office:value="0.00391">
                <text:p>0.0039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54">
                <text:p>0.01354</text:p>
              </table:table-cell>
              <table:table-cell office:value-type="float" office:value="0.00008">
                <text:p>0.00008</text:p>
              </table:table-cell>
              <table:table-cell office:value-type="float" office:value="0.00395">
                <text:p>0.0039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76">
                <text:p>0.01276</text:p>
              </table:table-cell>
              <table:table-cell office:value-type="float" office:value="0.00008">
                <text:p>0.00008</text:p>
              </table:table-cell>
              <table:table-cell office:value-type="float" office:value="0.00468">
                <text:p>0.00468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45">
                <text:p>0.01645</text:p>
              </table:table-cell>
              <table:table-cell office:value-type="float" office:value="0.00002">
                <text:p>0.00002</text:p>
              </table:table-cell>
              <table:table-cell office:value-type="float" office:value="0.00215">
                <text:p>0.0021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4">
                <text:p>0.01374</text:p>
              </table:table-cell>
              <table:table-cell office:value-type="float" office:value="0.00003">
                <text:p>0.00003</text:p>
              </table:table-cell>
              <table:table-cell office:value-type="float" office:value="0.00454">
                <text:p>0.0045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88">
                <text:p>0.01188</text:p>
              </table:table-cell>
              <table:table-cell office:value-type="float" office:value="0.00008">
                <text:p>0.00008</text:p>
              </table:table-cell>
              <table:table-cell office:value-type="float" office:value="0.00556">
                <text:p>0.00556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6">
                <text:p>0.01196</text:p>
              </table:table-cell>
              <table:table-cell office:value-type="float" office:value="0.00008">
                <text:p>0.00008</text:p>
              </table:table-cell>
              <table:table-cell office:value-type="float" office:value="0.00546">
                <text:p>0.0054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">
                <text:p>0.0128</text:p>
              </table:table-cell>
              <table:table-cell office:value-type="float" office:value="0.00016">
                <text:p>0.00016</text:p>
              </table:table-cell>
              <table:table-cell office:value-type="float" office:value="0.00302">
                <text:p>0.00302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">
                <text:p>0.0119</text:p>
              </table:table-cell>
              <table:table-cell office:value-type="float" office:value="0.00008">
                <text:p>0.00008</text:p>
              </table:table-cell>
              <table:table-cell office:value-type="float" office:value="0.00542">
                <text:p>0.0054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96">
                <text:p>0.01296</text:p>
              </table:table-cell>
              <table:table-cell office:value-type="float" office:value="0.00016">
                <text:p>0.00016</text:p>
              </table:table-cell>
              <table:table-cell office:value-type="float" office:value="0.00279">
                <text:p>0.00279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1">
                <text:p>0.0131</text:p>
              </table:table-cell>
              <table:table-cell office:value-type="float" office:value="0.00016">
                <text:p>0.00016</text:p>
              </table:table-cell>
              <table:table-cell office:value-type="float" office:value="0.00263">
                <text:p>0.00263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2">
                <text:p>0.01512</text:p>
              </table:table-cell>
              <table:table-cell office:value-type="float" office:value="0.00003">
                <text:p>0.00003</text:p>
              </table:table-cell>
              <table:table-cell office:value-type="float" office:value="0.00292">
                <text:p>0.0029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9">
                <text:p>0.01379</text:p>
              </table:table-cell>
              <table:table-cell office:value-type="float" office:value="0.00003">
                <text:p>0.00003</text:p>
              </table:table-cell>
              <table:table-cell office:value-type="float" office:value="0.00424">
                <text:p>0.0042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633">
                <text:p>0.01633</text:p>
              </table:table-cell>
              <table:table-cell office:value-type="float" office:value="0.00002">
                <text:p>0.00002</text:p>
              </table:table-cell>
              <table:table-cell office:value-type="float" office:value="0.00194">
                <text:p>0.00194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37">
                <text:p>0.01537</text:p>
              </table:table-cell>
              <table:table-cell office:value-type="float" office:value="0.00003">
                <text:p>0.00003</text:p>
              </table:table-cell>
              <table:table-cell office:value-type="float" office:value="0.00259">
                <text:p>0.0025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4">
                <text:p>0.01194</text:p>
              </table:table-cell>
              <table:table-cell office:value-type="float" office:value="0.00016">
                <text:p>0.00016</text:p>
              </table:table-cell>
              <table:table-cell office:value-type="float" office:value="0.00362">
                <text:p>0.00362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9">
                <text:p>0.01419</text:p>
              </table:table-cell>
              <table:table-cell office:value-type="float" office:value="0.00008">
                <text:p>0.00008</text:p>
              </table:table-cell>
              <table:table-cell office:value-type="float" office:value="0.00288">
                <text:p>0.0028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89">
                <text:p>0.01289</text:p>
              </table:table-cell>
              <table:table-cell office:value-type="float" office:value="0.00008">
                <text:p>0.00008</text:p>
              </table:table-cell>
              <table:table-cell office:value-type="float" office:value="0.00411">
                <text:p>0.0041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45">
                <text:p>0.00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76">
                <text:p>0.01276</text:p>
              </table:table-cell>
              <table:table-cell office:value-type="float" office:value="0.00016">
                <text:p>0.00016</text:p>
              </table:table-cell>
              <table:table-cell office:value-type="float" office:value="0.00261">
                <text:p>0.00261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29">
                <text:p>0.01529</text:p>
              </table:table-cell>
              <table:table-cell office:value-type="float" office:value="0.00003">
                <text:p>0.00003</text:p>
              </table:table-cell>
              <table:table-cell office:value-type="float" office:value="0.00247">
                <text:p>0.00247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5">
                <text:p>0.00975</text:p>
              </table:table-cell>
              <table:table-cell office:value-type="float" office:value="0.00002">
                <text:p>0.00002</text:p>
              </table:table-cell>
              <table:table-cell office:value-type="float" office:value="0.00822">
                <text:p>0.0082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35">
                <text:p>0.01335</text:p>
              </table:table-cell>
              <table:table-cell office:value-type="float" office:value="0.00003">
                <text:p>0.00003</text:p>
              </table:table-cell>
              <table:table-cell office:value-type="float" office:value="0.00424">
                <text:p>0.00424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73">
                <text:p>0.01273</text:p>
              </table:table-cell>
              <table:table-cell office:value-type="float" office:value="0.00003">
                <text:p>0.00003</text:p>
              </table:table-cell>
              <table:table-cell office:value-type="float" office:value="0.00484">
                <text:p>0.0048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008">
                <text:p>0.00008</text:p>
              </table:table-cell>
              <table:table-cell office:value-type="float" office:value="0.00303">
                <text:p>0.0030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62">
                <text:p>0.01462</text:p>
              </table:table-cell>
              <table:table-cell office:value-type="float" office:value="0.00003">
                <text:p>0.00003</text:p>
              </table:table-cell>
              <table:table-cell office:value-type="float" office:value="0.00291">
                <text:p>0.0029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17">
                <text:p>0.01517</text:p>
              </table:table-cell>
              <table:table-cell office:value-type="float" office:value="0.00003">
                <text:p>0.00003</text:p>
              </table:table-cell>
              <table:table-cell office:value-type="float" office:value="0.00228">
                <text:p>0.0022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09">
                <text:p>0.01509</text:p>
              </table:table-cell>
              <table:table-cell office:value-type="float" office:value="0.00002">
                <text:p>0.00002</text:p>
              </table:table-cell>
              <table:table-cell office:value-type="float" office:value="0.00264">
                <text:p>0.0026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62">
                <text:p>0.01362</text:p>
              </table:table-cell>
              <table:table-cell office:value-type="float" office:value="0.00008">
                <text:p>0.00008</text:p>
              </table:table-cell>
              <table:table-cell office:value-type="float" office:value="0.00293">
                <text:p>0.00293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98">
                <text:p>0.01498</text:p>
              </table:table-cell>
              <table:table-cell office:value-type="float" office:value="0.00003">
                <text:p>0.00003</text:p>
              </table:table-cell>
              <table:table-cell office:value-type="float" office:value="0.00232">
                <text:p>0.00232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8">
                <text:p>0.01478</text:p>
              </table:table-cell>
              <table:table-cell office:value-type="float" office:value="0.00003">
                <text:p>0.00003</text:p>
              </table:table-cell>
              <table:table-cell office:value-type="float" office:value="0.00252">
                <text:p>0.0025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557">
                <text:p>0.01557</text:p>
              </table:table-cell>
              <table:table-cell office:value-type="float" office:value="0.00002">
                <text:p>0.00002</text:p>
              </table:table-cell>
              <table:table-cell office:value-type="float" office:value="0.00195">
                <text:p>0.0019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4">
                <text:p>0.01484</text:p>
              </table:table-cell>
              <table:table-cell office:value-type="float" office:value="0.00003">
                <text:p>0.00003</text:p>
              </table:table-cell>
              <table:table-cell office:value-type="float" office:value="0.00237">
                <text:p>0.0023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9">
                <text:p>0.01089</text:p>
              </table:table-cell>
              <table:table-cell office:value-type="float" office:value="0.00008">
                <text:p>0.00008</text:p>
              </table:table-cell>
              <table:table-cell office:value-type="float" office:value="0.00548">
                <text:p>0.0054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1">
                <text:p>0.01471</text:p>
              </table:table-cell>
              <table:table-cell office:value-type="float" office:value="0.00003">
                <text:p>0.00003</text:p>
              </table:table-cell>
              <table:table-cell office:value-type="float" office:value="0.00248">
                <text:p>0.0024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94">
                <text:p>0.01294</text:p>
              </table:table-cell>
              <table:table-cell office:value-type="float" office:value="0.00003">
                <text:p>0.00003</text:p>
              </table:table-cell>
              <table:table-cell office:value-type="float" office:value="0.0042">
                <text:p>0.004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26">
                <text:p>0.01226</text:p>
              </table:table-cell>
              <table:table-cell office:value-type="float" office:value="0.00016">
                <text:p>0.00016</text:p>
              </table:table-cell>
              <table:table-cell office:value-type="float" office:value="0.00247">
                <text:p>0.00247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44">
                <text:p>0.000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57">
                <text:p>0.01257</text:p>
              </table:table-cell>
              <table:table-cell office:value-type="float" office:value="0.00003">
                <text:p>0.00003</text:p>
              </table:table-cell>
              <table:table-cell office:value-type="float" office:value="0.00452">
                <text:p>0.0045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94">
                <text:p>0.01094</text:p>
              </table:table-cell>
              <table:table-cell office:value-type="float" office:value="0.00016">
                <text:p>0.00016</text:p>
              </table:table-cell>
              <table:table-cell office:value-type="float" office:value="0.00378">
                <text:p>0.00378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85">
                <text:p>0.01485</text:p>
              </table:table-cell>
              <table:table-cell office:value-type="float" office:value="0.00002">
                <text:p>0.00002</text:p>
              </table:table-cell>
              <table:table-cell office:value-type="float" office:value="0.00252">
                <text:p>0.0025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3">
                <text:p>0.01123</text:p>
              </table:table-cell>
              <table:table-cell office:value-type="float" office:value="0.00008">
                <text:p>0.00008</text:p>
              </table:table-cell>
              <table:table-cell office:value-type="float" office:value="0.00498">
                <text:p>0.00498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37">
                <text:p>0.01337</text:p>
              </table:table-cell>
              <table:table-cell office:value-type="float" office:value="0.00008">
                <text:p>0.00008</text:p>
              </table:table-cell>
              <table:table-cell office:value-type="float" office:value="0.00286">
                <text:p>0.0028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77">
                <text:p>0.01077</text:p>
              </table:table-cell>
              <table:table-cell office:value-type="float" office:value="0.00008">
                <text:p>0.00008</text:p>
              </table:table-cell>
              <table:table-cell office:value-type="float" office:value="0.00542">
                <text:p>0.0054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74">
                <text:p>0.01474</text:p>
              </table:table-cell>
              <table:table-cell office:value-type="float" office:value="0.00002">
                <text:p>0.00002</text:p>
              </table:table-cell>
              <table:table-cell office:value-type="float" office:value="0.00255">
                <text:p>0.0025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8">
                <text:p>0.01198</text:p>
              </table:table-cell>
              <table:table-cell office:value-type="float" office:value="0.00016">
                <text:p>0.00016</text:p>
              </table:table-cell>
              <table:table-cell office:value-type="float" office:value="0.0026">
                <text:p>0.0026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4">
                <text:p>0.01404</text:p>
              </table:table-cell>
              <table:table-cell office:value-type="float" office:value="0.00003">
                <text:p>0.00003</text:p>
              </table:table-cell>
              <table:table-cell office:value-type="float" office:value="0.00293">
                <text:p>0.0029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28">
                <text:p>0.01228</text:p>
              </table:table-cell>
              <table:table-cell office:value-type="float" office:value="0.00003">
                <text:p>0.00003</text:p>
              </table:table-cell>
              <table:table-cell office:value-type="float" office:value="0.00465">
                <text:p>0.0046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61">
                <text:p>0.01461</text:p>
              </table:table-cell>
              <table:table-cell office:value-type="float" office:value="0.00002">
                <text:p>0.00002</text:p>
              </table:table-cell>
              <table:table-cell office:value-type="float" office:value="0.00255">
                <text:p>0.0025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47">
                <text:p>0.002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53">
                <text:p>0.01053</text:p>
              </table:table-cell>
              <table:table-cell office:value-type="float" office:value="0.00016">
                <text:p>0.00016</text:p>
              </table:table-cell>
              <table:table-cell office:value-type="float" office:value="0.00384">
                <text:p>0.0038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82">
                <text:p>0.01182</text:p>
              </table:table-cell>
              <table:table-cell office:value-type="float" office:value="0.00003">
                <text:p>0.00003</text:p>
              </table:table-cell>
              <table:table-cell office:value-type="float" office:value="0.00489">
                <text:p>0.0048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42">
                <text:p>0.002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71">
                <text:p>0.01071</text:p>
              </table:table-cell>
              <table:table-cell office:value-type="float" office:value="0.00016">
                <text:p>0.00016</text:p>
              </table:table-cell>
              <table:table-cell office:value-type="float" office:value="0.00363">
                <text:p>0.00363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003">
                <text:p>0.00003</text:p>
              </table:table-cell>
              <table:table-cell office:value-type="float" office:value="0.00295">
                <text:p>0.0029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79">
                <text:p>0.01079</text:p>
              </table:table-cell>
              <table:table-cell office:value-type="float" office:value="0.00008">
                <text:p>0.00008</text:p>
              </table:table-cell>
              <table:table-cell office:value-type="float" office:value="0.00499">
                <text:p>0.00499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51">
                <text:p>0.01251</text:p>
              </table:table-cell>
              <table:table-cell office:value-type="float" office:value="0.00003">
                <text:p>0.00003</text:p>
              </table:table-cell>
              <table:table-cell office:value-type="float" office:value="0.00411">
                <text:p>0.004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45">
                <text:p>0.000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9">
                <text:p>0.01389</text:p>
              </table:table-cell>
              <table:table-cell office:value-type="float" office:value="0.00003">
                <text:p>0.00003</text:p>
              </table:table-cell>
              <table:table-cell office:value-type="float" office:value="0.00271">
                <text:p>0.0027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55">
                <text:p>0.01255</text:p>
              </table:table-cell>
              <table:table-cell office:value-type="float" office:value="0.00003">
                <text:p>0.00003</text:p>
              </table:table-cell>
              <table:table-cell office:value-type="float" office:value="0.00395">
                <text:p>0.0039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51">
                <text:p>0.01351</text:p>
              </table:table-cell>
              <table:table-cell office:value-type="float" office:value="0.00003">
                <text:p>0.00003</text:p>
              </table:table-cell>
              <table:table-cell office:value-type="float" office:value="0.003">
                <text:p>0.00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83">
                <text:p>0.01183</text:p>
              </table:table-cell>
              <table:table-cell office:value-type="float" office:value="0.00008">
                <text:p>0.00008</text:p>
              </table:table-cell>
              <table:table-cell office:value-type="float" office:value="0.00382">
                <text:p>0.0038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2">
                <text:p>0.01242</text:p>
              </table:table-cell>
              <table:table-cell office:value-type="float" office:value="0.00003">
                <text:p>0.00003</text:p>
              </table:table-cell>
              <table:table-cell office:value-type="float" office:value="0.00394">
                <text:p>0.00394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69">
                <text:p>0.01469</text:p>
              </table:table-cell>
              <table:table-cell office:value-type="float" office:value="0.00002">
                <text:p>0.00002</text:p>
              </table:table-cell>
              <table:table-cell office:value-type="float" office:value="0.00196">
                <text:p>0.0019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68">
                <text:p>0.01168</text:p>
              </table:table-cell>
              <table:table-cell office:value-type="float" office:value="0.00003">
                <text:p>0.00003</text:p>
              </table:table-cell>
              <table:table-cell office:value-type="float" office:value="0.00454">
                <text:p>0.0045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48">
                <text:p>0.01448</text:p>
              </table:table-cell>
              <table:table-cell office:value-type="float" office:value="0.00002">
                <text:p>0.00002</text:p>
              </table:table-cell>
              <table:table-cell office:value-type="float" office:value="0.00201">
                <text:p>0.00201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21">
                <text:p>0.01021</text:p>
              </table:table-cell>
              <table:table-cell office:value-type="float" office:value="0.00008">
                <text:p>0.00008</text:p>
              </table:table-cell>
              <table:table-cell office:value-type="float" office:value="0.00495">
                <text:p>0.0049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79">
                <text:p>0.01079</text:p>
              </table:table-cell>
              <table:table-cell office:value-type="float" office:value="0.00008">
                <text:p>0.00008</text:p>
              </table:table-cell>
              <table:table-cell office:value-type="float" office:value="0.00433">
                <text:p>0.00433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33">
                <text:p>0.01233</text:p>
              </table:table-cell>
              <table:table-cell office:value-type="float" office:value="0.00002">
                <text:p>0.00002</text:p>
              </table:table-cell>
              <table:table-cell office:value-type="float" office:value="0.00392">
                <text:p>0.0039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11">
                <text:p>0.01411</text:p>
              </table:table-cell>
              <table:table-cell office:value-type="float" office:value="0.00002">
                <text:p>0.00002</text:p>
              </table:table-cell>
              <table:table-cell office:value-type="float" office:value="0.00215">
                <text:p>0.0021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88">
                <text:p>0.01388</text:p>
              </table:table-cell>
              <table:table-cell office:value-type="float" office:value="0.00002">
                <text:p>0.00002</text:p>
              </table:table-cell>
              <table:table-cell office:value-type="float" office:value="0.00233">
                <text:p>0.0023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53">
                <text:p>0.01353</text:p>
              </table:table-cell>
              <table:table-cell office:value-type="float" office:value="0.00002">
                <text:p>0.00002</text:p>
              </table:table-cell>
              <table:table-cell office:value-type="float" office:value="0.00257">
                <text:p>0.0025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81">
                <text:p>0.01181</text:p>
              </table:table-cell>
              <table:table-cell office:value-type="float" office:value="0.00008">
                <text:p>0.00008</text:p>
              </table:table-cell>
              <table:table-cell office:value-type="float" office:value="0.00314">
                <text:p>0.00314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44">
                <text:p>0.002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2">
                <text:p>0.00972</text:p>
              </table:table-cell>
              <table:table-cell office:value-type="float" office:value="0.00016">
                <text:p>0.00016</text:p>
              </table:table-cell>
              <table:table-cell office:value-type="float" office:value="0.00364">
                <text:p>0.00364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79">
                <text:p>0.01379</text:p>
              </table:table-cell>
              <table:table-cell office:value-type="float" office:value="0.00002">
                <text:p>0.00002</text:p>
              </table:table-cell>
              <table:table-cell office:value-type="float" office:value="0.00217">
                <text:p>0.0021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96">
                <text:p>0.01396</text:p>
              </table:table-cell>
              <table:table-cell office:value-type="float" office:value="0.00002">
                <text:p>0.00002</text:p>
              </table:table-cell>
              <table:table-cell office:value-type="float" office:value="0.00198">
                <text:p>0.0019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74">
                <text:p>0.01174</text:p>
              </table:table-cell>
              <table:table-cell office:value-type="float" office:value="0.00008">
                <text:p>0.00008</text:p>
              </table:table-cell>
              <table:table-cell office:value-type="float" office:value="0.00299">
                <text:p>0.00299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28">
                <text:p>0.01328</text:p>
              </table:table-cell>
              <table:table-cell office:value-type="float" office:value="0.00003">
                <text:p>0.00003</text:p>
              </table:table-cell>
              <table:table-cell office:value-type="float" office:value="0.00228">
                <text:p>0.0022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24">
                <text:p>0.01224</text:p>
              </table:table-cell>
              <table:table-cell office:value-type="float" office:value="0.00008">
                <text:p>0.00008</text:p>
              </table:table-cell>
              <table:table-cell office:value-type="float" office:value="0.00248">
                <text:p>0.0024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9">
                <text:p>0.0109</text:p>
              </table:table-cell>
              <table:table-cell office:value-type="float" office:value="0.00003">
                <text:p>0.00003</text:p>
              </table:table-cell>
              <table:table-cell office:value-type="float" office:value="0.00462">
                <text:p>0.0046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1">
                <text:p>0.0121</text:p>
              </table:table-cell>
              <table:table-cell office:value-type="float" office:value="0.00008">
                <text:p>0.00008</text:p>
              </table:table-cell>
              <table:table-cell office:value-type="float" office:value="0.00253">
                <text:p>0.002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44">
                <text:p>0.01144</text:p>
              </table:table-cell>
              <table:table-cell office:value-type="float" office:value="0.00002">
                <text:p>0.00002</text:p>
              </table:table-cell>
              <table:table-cell office:value-type="float" office:value="0.00429">
                <text:p>0.00429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1">
                <text:p>0.01081</text:p>
              </table:table-cell>
              <table:table-cell office:value-type="float" office:value="0.00003">
                <text:p>0.00003</text:p>
              </table:table-cell>
              <table:table-cell office:value-type="float" office:value="0.00447">
                <text:p>0.00447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45">
                <text:p>0.000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05">
                <text:p>0.01205</text:p>
              </table:table-cell>
              <table:table-cell office:value-type="float" office:value="0.00003">
                <text:p>0.00003</text:p>
              </table:table-cell>
              <table:table-cell office:value-type="float" office:value="0.00303">
                <text:p>0.0030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1">
                <text:p>0.01121</text:p>
              </table:table-cell>
              <table:table-cell office:value-type="float" office:value="0.00002">
                <text:p>0.00002</text:p>
              </table:table-cell>
              <table:table-cell office:value-type="float" office:value="0.00417">
                <text:p>0.0041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38">
                <text:p>0.01038</text:p>
              </table:table-cell>
              <table:table-cell office:value-type="float" office:value="0.00003">
                <text:p>0.00003</text:p>
              </table:table-cell>
              <table:table-cell office:value-type="float" office:value="0.00465">
                <text:p>0.0046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6">
                <text:p>0.0116</text:p>
              </table:table-cell>
              <table:table-cell office:value-type="float" office:value="0.00008">
                <text:p>0.00008</text:p>
              </table:table-cell>
              <table:table-cell office:value-type="float" office:value="0.00254">
                <text:p>0.0025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89">
                <text:p>0.01189</text:p>
              </table:table-cell>
              <table:table-cell office:value-type="float" office:value="0.00003">
                <text:p>0.00003</text:p>
              </table:table-cell>
              <table:table-cell office:value-type="float" office:value="0.00309">
                <text:p>0.0030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5">
                <text:p>0.01085</text:p>
              </table:table-cell>
              <table:table-cell office:value-type="float" office:value="0.00003">
                <text:p>0.00003</text:p>
              </table:table-cell>
              <table:table-cell office:value-type="float" office:value="0.00398">
                <text:p>0.0039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73">
                <text:p>0.01073</text:p>
              </table:table-cell>
              <table:table-cell office:value-type="float" office:value="0.00002">
                <text:p>0.00002</text:p>
              </table:table-cell>
              <table:table-cell office:value-type="float" office:value="0.00417">
                <text:p>0.0041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24">
                <text:p>0.01224</text:p>
              </table:table-cell>
              <table:table-cell office:value-type="float" office:value="0.00003">
                <text:p>0.00003</text:p>
              </table:table-cell>
              <table:table-cell office:value-type="float" office:value="0.00234">
                <text:p>0.00234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32">
                <text:p>0.01232</text:p>
              </table:table-cell>
              <table:table-cell office:value-type="float" office:value="0.00002">
                <text:p>0.00002</text:p>
              </table:table-cell>
              <table:table-cell office:value-type="float" office:value="0.00253">
                <text:p>0.0025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8">
                <text:p>0.01198</text:p>
              </table:table-cell>
              <table:table-cell office:value-type="float" office:value="0.00003">
                <text:p>0.00003</text:p>
              </table:table-cell>
              <table:table-cell office:value-type="float" office:value="0.00248">
                <text:p>0.0024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4">
                <text:p>0.0124</text:p>
              </table:table-cell>
              <table:table-cell office:value-type="float" office:value="0.00002">
                <text:p>0.00002</text:p>
              </table:table-cell>
              <table:table-cell office:value-type="float" office:value="0.00234">
                <text:p>0.00234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16">
                <text:p>0.001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6">
                <text:p>0.01106</text:p>
              </table:table-cell>
              <table:table-cell office:value-type="float" office:value="0.00008">
                <text:p>0.00008</text:p>
              </table:table-cell>
              <table:table-cell office:value-type="float" office:value="0.0025">
                <text:p>0.002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26">
                <text:p>0.01026</text:p>
              </table:table-cell>
              <table:table-cell office:value-type="float" office:value="0.00003">
                <text:p>0.00003</text:p>
              </table:table-cell>
              <table:table-cell office:value-type="float" office:value="0.00398">
                <text:p>0.00398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52">
                <text:p>0.01052</text:p>
              </table:table-cell>
              <table:table-cell office:value-type="float" office:value="0.00002">
                <text:p>0.00002</text:p>
              </table:table-cell>
              <table:table-cell office:value-type="float" office:value="0.00391">
                <text:p>0.0039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6">
                <text:p>0.0116</text:p>
              </table:table-cell>
              <table:table-cell office:value-type="float" office:value="0.00003">
                <text:p>0.00003</text:p>
              </table:table-cell>
              <table:table-cell office:value-type="float" office:value="0.00249">
                <text:p>0.0024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15">
                <text:p>0.01115</text:p>
              </table:table-cell>
              <table:table-cell office:value-type="float" office:value="0.00003">
                <text:p>0.00003</text:p>
              </table:table-cell>
              <table:table-cell office:value-type="float" office:value="0.00293">
                <text:p>0.0029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43">
                <text:p>0.002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22">
                <text:p>0.00922</text:p>
              </table:table-cell>
              <table:table-cell office:value-type="float" office:value="0.00016">
                <text:p>0.00016</text:p>
              </table:table-cell>
              <table:table-cell office:value-type="float" office:value="0.00247">
                <text:p>0.00247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3">
                <text:p>0.0123</text:p>
              </table:table-cell>
              <table:table-cell office:value-type="float" office:value="0.00002">
                <text:p>0.00002</text:p>
              </table:table-cell>
              <table:table-cell office:value-type="float" office:value="0.00197">
                <text:p>0.00197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67">
                <text:p>0.01167</text:p>
              </table:table-cell>
              <table:table-cell office:value-type="float" office:value="0.00003">
                <text:p>0.00003</text:p>
              </table:table-cell>
              <table:table-cell office:value-type="float" office:value="0.0023">
                <text:p>0.0023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2">
                <text:p>0.0102</text:p>
              </table:table-cell>
              <table:table-cell office:value-type="float" office:value="0.00008">
                <text:p>0.00008</text:p>
              </table:table-cell>
              <table:table-cell office:value-type="float" office:value="0.00291">
                <text:p>0.0029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82">
                <text:p>0.01082</text:p>
              </table:table-cell>
              <table:table-cell office:value-type="float" office:value="0.00003">
                <text:p>0.00003</text:p>
              </table:table-cell>
              <table:table-cell office:value-type="float" office:value="0.00301">
                <text:p>0.0030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43">
                <text:p>0.000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2">
                <text:p>0.01122</text:p>
              </table:table-cell>
              <table:table-cell office:value-type="float" office:value="0.00003">
                <text:p>0.00003</text:p>
              </table:table-cell>
              <table:table-cell office:value-type="float" office:value="0.00262">
                <text:p>0.0026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23">
                <text:p>0.01023</text:p>
              </table:table-cell>
              <table:table-cell office:value-type="float" office:value="0.00002">
                <text:p>0.00002</text:p>
              </table:table-cell>
              <table:table-cell office:value-type="float" office:value="0.00387">
                <text:p>0.0038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9">
                <text:p>0.0099</text:p>
              </table:table-cell>
              <table:table-cell office:value-type="float" office:value="0.00002">
                <text:p>0.00002</text:p>
              </table:table-cell>
              <table:table-cell office:value-type="float" office:value="0.00415">
                <text:p>0.0041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204">
                <text:p>0.01204</text:p>
              </table:table-cell>
              <table:table-cell office:value-type="float" office:value="0.00002">
                <text:p>0.00002</text:p>
              </table:table-cell>
              <table:table-cell office:value-type="float" office:value="0.00194">
                <text:p>0.00194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93">
                <text:p>0.00993</text:p>
              </table:table-cell>
              <table:table-cell office:value-type="float" office:value="0.00002">
                <text:p>0.00002</text:p>
              </table:table-cell>
              <table:table-cell office:value-type="float" office:value="0.00403">
                <text:p>0.0040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19">
                <text:p>0.01119</text:p>
              </table:table-cell>
              <table:table-cell office:value-type="float" office:value="0.00003">
                <text:p>0.00003</text:p>
              </table:table-cell>
              <table:table-cell office:value-type="float" office:value="0.00229">
                <text:p>0.00229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05">
                <text:p>0.01005</text:p>
              </table:table-cell>
              <table:table-cell office:value-type="float" office:value="0.00008">
                <text:p>0.00008</text:p>
              </table:table-cell>
              <table:table-cell office:value-type="float" office:value="0.0025">
                <text:p>0.002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91">
                <text:p>0.00991</text:p>
              </table:table-cell>
              <table:table-cell office:value-type="float" office:value="0.00008">
                <text:p>0.00008</text:p>
              </table:table-cell>
              <table:table-cell office:value-type="float" office:value="0.00251">
                <text:p>0.0025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96">
                <text:p>0.01096</text:p>
              </table:table-cell>
              <table:table-cell office:value-type="float" office:value="0.00002">
                <text:p>0.00002</text:p>
              </table:table-cell>
              <table:table-cell office:value-type="float" office:value="0.00255">
                <text:p>0.0025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114">
                <text:p>0.001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49">
                <text:p>0.00949</text:p>
              </table:table-cell>
              <table:table-cell office:value-type="float" office:value="0.00008">
                <text:p>0.00008</text:p>
              </table:table-cell>
              <table:table-cell office:value-type="float" office:value="0.00289">
                <text:p>0.00289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46">
                <text:p>0.01146</text:p>
              </table:table-cell>
              <table:table-cell office:value-type="float" office:value="0.00002">
                <text:p>0.00002</text:p>
              </table:table-cell>
              <table:table-cell office:value-type="float" office:value="0.00198">
                <text:p>0.0019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8">
                <text:p>0.00978</text:p>
              </table:table-cell>
              <table:table-cell office:value-type="float" office:value="0.00008">
                <text:p>0.00008</text:p>
              </table:table-cell>
              <table:table-cell office:value-type="float" office:value="0.00254">
                <text:p>0.00254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">
                <text:p>0.0112</text:p>
              </table:table-cell>
              <table:table-cell office:value-type="float" office:value="0.00002">
                <text:p>0.00002</text:p>
              </table:table-cell>
              <table:table-cell office:value-type="float" office:value="0.00223">
                <text:p>0.0022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93">
                <text:p>0.01093</text:p>
              </table:table-cell>
              <table:table-cell office:value-type="float" office:value="0.00002">
                <text:p>0.00002</text:p>
              </table:table-cell>
              <table:table-cell office:value-type="float" office:value="0.00249">
                <text:p>0.00249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22">
                <text:p>0.01122</text:p>
              </table:table-cell>
              <table:table-cell office:value-type="float" office:value="0.00002">
                <text:p>0.00002</text:p>
              </table:table-cell>
              <table:table-cell office:value-type="float" office:value="0.002">
                <text:p>0.002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99">
                <text:p>0.01099</text:p>
              </table:table-cell>
              <table:table-cell office:value-type="float" office:value="0.00002">
                <text:p>0.00002</text:p>
              </table:table-cell>
              <table:table-cell office:value-type="float" office:value="0.00213">
                <text:p>0.0021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04">
                <text:p>0.01004</text:p>
              </table:table-cell>
              <table:table-cell office:value-type="float" office:value="0.00003">
                <text:p>0.00003</text:p>
              </table:table-cell>
              <table:table-cell office:value-type="float" office:value="0.00255">
                <text:p>0.0025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113">
                <text:p>0.001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22">
                <text:p>0.00922</text:p>
              </table:table-cell>
              <table:table-cell office:value-type="float" office:value="0.00008">
                <text:p>0.00008</text:p>
              </table:table-cell>
              <table:table-cell office:value-type="float" office:value="0.00251">
                <text:p>0.0025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57">
                <text:p>0.01057</text:p>
              </table:table-cell>
              <table:table-cell office:value-type="float" office:value="0.00002">
                <text:p>0.00002</text:p>
              </table:table-cell>
              <table:table-cell office:value-type="float" office:value="0.00213">
                <text:p>0.0021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013">
                <text:p>0.01013</text:p>
              </table:table-cell>
              <table:table-cell office:value-type="float" office:value="0.00003">
                <text:p>0.00003</text:p>
              </table:table-cell>
              <table:table-cell office:value-type="float" office:value="0.00223">
                <text:p>0.0022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5">
                <text:p>0.00975</text:p>
              </table:table-cell>
              <table:table-cell office:value-type="float" office:value="0.00002">
                <text:p>0.00002</text:p>
              </table:table-cell>
              <table:table-cell office:value-type="float" office:value="0.00263">
                <text:p>0.0026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42">
                <text:p>0.000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4">
                <text:p>0.00974</text:p>
              </table:table-cell>
              <table:table-cell office:value-type="float" office:value="0.00003">
                <text:p>0.00003</text:p>
              </table:table-cell>
              <table:table-cell office:value-type="float" office:value="0.00227">
                <text:p>0.0022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79">
                <text:p>0.00979</text:p>
              </table:table-cell>
              <table:table-cell office:value-type="float" office:value="0.00002">
                <text:p>0.00002</text:p>
              </table:table-cell>
              <table:table-cell office:value-type="float" office:value="0.00226">
                <text:p>0.0022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21">
                <text:p>0.000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0965">
                <text:p>0.00965</text:p>
              </table:table-cell>
              <table:table-cell office:value-type="float" office:value="0.00002">
                <text:p>0.00002</text:p>
              </table:table-cell>
              <table:table-cell office:value-type="float" office:value="0.00193">
                <text:p>0.00193</text:p>
              </table:table-cell>
              <table:table-cell office:value-type="float" office:value="0.00006">
                <text:p>0.00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legend chart:legend-position="end" svg:x="10.733cm" svg:y="3.758cm" style:legend-expansion="high" chart:style-name="ch2"/>
        <chart:plot-area chart:style-name="ch3" table:cell-range-address="'ALL CASES 2'.B1:'ALL CASES 2'.B401 'ALL CASES 2'.F1:'ALL CASES 2'.F401" chart:data-source-has-labels="row" svg:x="0.32cm" svg:y="0.18cm" svg:width="10.093cm" svg:height="8.65cm">
          <chartooo:coordinate-region svg:x="1.127cm" svg:y="0.301cm" svg:width="9.286cm" svg:height="7.5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LL CASES 2'.B2:'ALL CASES 2'.B401" chart:label-cell-address="'ALL CASES 2'.B1:'ALL CASES 2'.B1" chart:class="chart:line">
            <chart:data-point chart:repeated="400"/>
          </chart:series>
          <chart:series chart:style-name="ch7" chart:values-cell-range-address="'ALL CASES 2'.F2:'ALL CASES 2'.F401" chart:label-cell-address="'ALL CASES 2'.F1:'ALL CASES 2'.F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ALL CASES 2'.B1:'ALL CASES 2'.B1</svg:desc>
                </draw:g>
              </table:table-cell>
              <table:table-cell office:value-type="string">
                <text:p>Pyasukp Internal Time (seconds)</text:p>
                <draw:g>
                  <svg:desc>'ALL CASES 2'.F1:'ALL CASES 2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4476">
                <text:p>0.904476</text:p>
                <draw:g>
                  <svg:desc>'ALL CASES 2'.B2:'ALL CASES 2'.B401</svg:desc>
                </draw:g>
              </table:table-cell>
              <table:table-cell office:value-type="float" office:value="598.63661">
                <text:p>598.63661</text:p>
                <draw:g>
                  <svg:desc>'ALL CASES 2'.F2:'ALL CASES 2'.F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6505">
                <text:p>0.896505</text:p>
              </table:table-cell>
              <table:table-cell office:value-type="float" office:value="341.47663">
                <text:p>341.47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3729">
                <text:p>0.893729</text:p>
              </table:table-cell>
              <table:table-cell office:value-type="float" office:value="281.55664">
                <text:p>281.55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041">
                <text:p>0.30041</text:p>
              </table:table-cell>
              <table:table-cell office:value-type="float" office:value="57.68999">
                <text:p>57.68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61">
                <text:p>0.25861</text:p>
              </table:table-cell>
              <table:table-cell office:value-type="float" office:value="53.06">
                <text:p>53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546">
                <text:p>0.25546</text:p>
              </table:table-cell>
              <table:table-cell office:value-type="float" office:value="39.17666">
                <text:p>39.17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428">
                <text:p>0.25428</text:p>
              </table:table-cell>
              <table:table-cell office:value-type="float" office:value="30.50333">
                <text:p>30.50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3244">
                <text:p>0.303244</text:p>
              </table:table-cell>
              <table:table-cell office:value-type="float" office:value="29.03">
                <text:p>29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9531">
                <text:p>0.249531</text:p>
              </table:table-cell>
              <table:table-cell office:value-type="float" office:value="20.57667">
                <text:p>20.57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56326">
                <text:p>0.0856326</text:p>
              </table:table-cell>
              <table:table-cell office:value-type="float" office:value="15.82667">
                <text:p>15.82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02057">
                <text:p>0.0702057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26839">
                <text:p>0.0826839</text:p>
              </table:table-cell>
              <table:table-cell office:value-type="float" office:value="14.70667">
                <text:p>14.70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58669">
                <text:p>0.0758669</text:p>
              </table:table-cell>
              <table:table-cell office:value-type="float" office:value="13.48333">
                <text:p>13.48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6039">
                <text:p>0.076039</text:p>
              </table:table-cell>
              <table:table-cell office:value-type="float" office:value="12.87667">
                <text:p>12.87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03681">
                <text:p>0.0903681</text:p>
              </table:table-cell>
              <table:table-cell office:value-type="float" office:value="12.45667">
                <text:p>12.45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4177">
                <text:p>0.0704177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1211">
                <text:p>0.0371211</text:p>
              </table:table-cell>
              <table:table-cell office:value-type="float" office:value="6.33333">
                <text:p>6.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275">
                <text:p>0.038275</text:p>
              </table:table-cell>
              <table:table-cell office:value-type="float" office:value="6.28667">
                <text:p>6.28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1862">
                <text:p>0.0731862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67897">
                <text:p>0.0767897</text:p>
              </table:table-cell>
              <table:table-cell office:value-type="float" office:value="5.87333">
                <text:p>5.87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40754">
                <text:p>0.0340754</text:p>
              </table:table-cell>
              <table:table-cell office:value-type="float" office:value="5.70667">
                <text:p>5.70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33809">
                <text:p>0.0333809</text:p>
              </table:table-cell>
              <table:table-cell office:value-type="float" office:value="5.12333">
                <text:p>5.12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80752">
                <text:p>0.038075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83958">
                <text:p>0.0383958</text:p>
              </table:table-cell>
              <table:table-cell office:value-type="float" office:value="3.86333">
                <text:p>3.86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5836">
                <text:p>0.033583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72221">
                <text:p>0.0372221</text:p>
              </table:table-cell>
              <table:table-cell office:value-type="float" office:value="3.39667">
                <text:p>3.39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47811">
                <text:p>0.034781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511">
                <text:p>0.0404511</text:p>
              </table:table-cell>
              <table:table-cell office:value-type="float" office:value="2.81333">
                <text:p>2.81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536">
                <text:p>0.0729536</text:p>
              </table:table-cell>
              <table:table-cell office:value-type="float" office:value="2.74333">
                <text:p>2.74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6501">
                <text:p>0.0376501</text:p>
              </table:table-cell>
              <table:table-cell office:value-type="float" office:value="2.42333">
                <text:p>2.42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60499">
                <text:p>0.0360499</text:p>
              </table:table-cell>
              <table:table-cell office:value-type="float" office:value="2.26667">
                <text:p>2.2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70904">
                <text:p>0.0270904</text:p>
              </table:table-cell>
              <table:table-cell office:value-type="float" office:value="1.79667">
                <text:p>1.79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98089">
                <text:p>0.039808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58344">
                <text:p>0.0358344</text:p>
              </table:table-cell>
              <table:table-cell office:value-type="float" office:value="1.56667">
                <text:p>1.5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23179">
                <text:p>0.022317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28514">
                <text:p>0.0328514</text:p>
              </table:table-cell>
              <table:table-cell office:value-type="float" office:value="1.44667">
                <text:p>1.44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01582">
                <text:p>0.020158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01816">
                <text:p>0.0201816</text:p>
              </table:table-cell>
              <table:table-cell office:value-type="float" office:value="1.11667">
                <text:p>1.11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29201">
                <text:p>0.0329201</text:p>
              </table:table-cell>
              <table:table-cell office:value-type="float" office:value="1.02667">
                <text:p>1.02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48124">
                <text:p>0.0248124</text:p>
              </table:table-cell>
              <table:table-cell office:value-type="float" office:value="0.98667">
                <text:p>0.98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30636">
                <text:p>0.0230636</text:p>
              </table:table-cell>
              <table:table-cell office:value-type="float" office:value="0.96333">
                <text:p>0.96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88652">
                <text:p>0.038865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31557">
                <text:p>0.0331557</text:p>
              </table:table-cell>
              <table:table-cell office:value-type="float" office:value="0.89333">
                <text:p>0.89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58245">
                <text:p>0.0258245</text:p>
              </table:table-cell>
              <table:table-cell office:value-type="float" office:value="0.84667">
                <text:p>0.84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67474">
                <text:p>0.0367474</text:p>
              </table:table-cell>
              <table:table-cell office:value-type="float" office:value="0.78667">
                <text:p>0.78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73282">
                <text:p>0.02732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38652">
                <text:p>0.0338652</text:p>
              </table:table-cell>
              <table:table-cell office:value-type="float" office:value="0.69667">
                <text:p>0.69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3524">
                <text:p>0.023524</text:p>
              </table:table-cell>
              <table:table-cell office:value-type="float" office:value="0.69333">
                <text:p>0.69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64812">
                <text:p>0.0264812</text:p>
              </table:table-cell>
              <table:table-cell office:value-type="float" office:value="0.55333">
                <text:p>0.55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00935">
                <text:p>0.0200935</text:p>
              </table:table-cell>
              <table:table-cell office:value-type="float" office:value="0.50667">
                <text:p>0.50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67584">
                <text:p>0.0367584</text:p>
              </table:table-cell>
              <table:table-cell office:value-type="float" office:value="0.49667">
                <text:p>0.49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26724">
                <text:p>0.0226724</text:p>
              </table:table-cell>
              <table:table-cell office:value-type="float" office:value="0.46333">
                <text:p>0.46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81863">
                <text:p>0.038186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4306">
                <text:p>0.020430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6746">
                <text:p>0.026746</text:p>
              </table:table-cell>
              <table:table-cell office:value-type="float" office:value="0.39333">
                <text:p>0.39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985">
                <text:p>0.03598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8742">
                <text:p>0.198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1668">
                <text:p>0.251668</text:p>
              </table:table-cell>
              <table:table-cell office:value-type="float" office:value="0.10333">
                <text:p>0.10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708">
                <text:p>0.89708</text:p>
              </table:table-cell>
              <table:table-cell office:value-type="float" office:value="0.09333">
                <text:p>0.09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14181">
                <text:p>0.0214181</text:p>
              </table:table-cell>
              <table:table-cell office:value-type="float" office:value="0.09333">
                <text:p>0.09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5744">
                <text:p>0.91574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25879">
                <text:p>0.072587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9012">
                <text:p>0.249012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3072">
                <text:p>0.243072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64261">
                <text:p>0.0764261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72962">
                <text:p>0.0172962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0011">
                <text:p>0.250011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93535">
                <text:p>0.893535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67613">
                <text:p>0.0267613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0434">
                <text:p>0.020434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7137">
                <text:p>0.197137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0057">
                <text:p>0.200057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98088">
                <text:p>0.198088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2844">
                <text:p>0.2528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15599">
                <text:p>0.02155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4908">
                <text:p>0.02549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22294">
                <text:p>0.072229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44622">
                <text:p>0.07446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12088">
                <text:p>0.02120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19605">
                <text:p>0.0219605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49763">
                <text:p>0.0249763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39875">
                <text:p>0.0239875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411">
                <text:p>0.02411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52231">
                <text:p>0.0252231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7145">
                <text:p>0.197145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7568">
                <text:p>0.197568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24512">
                <text:p>0.0224512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89813">
                <text:p>0.0189813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81029">
                <text:p>0.0181029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3757">
                <text:p>0.893757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3158">
                <text:p>0.02315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4468">
                <text:p>0.026446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4754">
                <text:p>0.0194754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34353">
                <text:p>0.0234353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80517">
                <text:p>0.0180517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40458">
                <text:p>0.074045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966">
                <text:p>0.06966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30062">
                <text:p>0.0730062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7902">
                <text:p>0.197902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43642">
                <text:p>0.0243642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96836">
                <text:p>0.0196836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13898">
                <text:p>0.021389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04608">
                <text:p>0.90460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74065">
                <text:p>0.027406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97265">
                <text:p>0.019726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21892">
                <text:p>0.022189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51024">
                <text:p>0.025102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92422">
                <text:p>0.019242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20538">
                <text:p>0.022053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92544">
                <text:p>0.019254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97289">
                <text:p>0.019728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06943">
                <text:p>0.070694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949">
                <text:p>0.1994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5447">
                <text:p>0.1954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3494">
                <text:p>0.19349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65521">
                <text:p>0.016552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85645">
                <text:p>0.018564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08972">
                <text:p>0.020897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0238">
                <text:p>0.90238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45141">
                <text:p>0.0245141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54436">
                <text:p>0.0254436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35939">
                <text:p>0.0235939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36477">
                <text:p>0.0236477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1394">
                <text:p>0.021394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84119">
                <text:p>0.0184119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42052">
                <text:p>0.0742052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700312">
                <text:p>0.0700312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35443">
                <text:p>0.0235443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4557">
                <text:p>0.024557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11904">
                <text:p>0.0211904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91023">
                <text:p>0.0191023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0977">
                <text:p>0.90977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05432">
                <text:p>0.0205432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04853">
                <text:p>0.0204853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33827">
                <text:p>0.0233827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5292">
                <text:p>0.025292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76126">
                <text:p>0.0176126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2393">
                <text:p>0.25239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35521">
                <text:p>0.02355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51313">
                <text:p>0.02513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21529">
                <text:p>0.022152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98007">
                <text:p>0.019800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44416">
                <text:p>0.01444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92246">
                <text:p>0.019224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4069">
                <text:p>0.024069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24375">
                <text:p>0.0224375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91837">
                <text:p>0.019183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84921">
                <text:p>0.0184921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74539">
                <text:p>0.0174539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57467">
                <text:p>0.075746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98354">
                <text:p>0.298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881636">
                <text:p>0.088163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91757">
                <text:p>0.019175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28705">
                <text:p>0.012870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49779">
                <text:p>0.034977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747266">
                <text:p>0.074726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710177">
                <text:p>0.071017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733743">
                <text:p>0.073374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62509">
                <text:p>0.076250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0912">
                <text:p>0.09091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842605">
                <text:p>0.084260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96556">
                <text:p>0.29655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89404">
                <text:p>0.0189404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26737">
                <text:p>0.032673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17822">
                <text:p>0.031782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51676">
                <text:p>0.035167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25079">
                <text:p>0.072507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60117">
                <text:p>0.08601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860358">
                <text:p>0.086035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26818">
                <text:p>0.09268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80141">
                <text:p>0.08801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96126">
                <text:p>0.2961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95137">
                <text:p>0.2951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97275">
                <text:p>0.29727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97821">
                <text:p>0.2978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31809">
                <text:p>0.02318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85892">
                <text:p>0.01858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49519">
                <text:p>0.01495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13593">
                <text:p>0.021359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39557">
                <text:p>0.02395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4597">
                <text:p>0.0145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4016">
                <text:p>0.0140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31783">
                <text:p>0.013178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8708">
                <text:p>0.0387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23269">
                <text:p>0.072326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10486">
                <text:p>0.021048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86928">
                <text:p>0.01869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97802">
                <text:p>0.01978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99826">
                <text:p>0.299826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05231">
                <text:p>0.305231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94992">
                <text:p>0.0194992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24696">
                <text:p>0.0224696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74133">
                <text:p>0.017413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0594">
                <text:p>0.02059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8928">
                <text:p>0.017892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68243">
                <text:p>0.016824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96779">
                <text:p>0.019677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96524">
                <text:p>0.019652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8605">
                <text:p>0.01860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8599">
                <text:p>0.018859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14217">
                <text:p>0.021421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34217">
                <text:p>0.023421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19213">
                <text:p>0.021921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83223">
                <text:p>0.018322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99718">
                <text:p>0.019971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61025">
                <text:p>0.016102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62369">
                <text:p>0.016236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67409">
                <text:p>0.036740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738346">
                <text:p>0.0738346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768061">
                <text:p>0.0768061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16508">
                <text:p>0.021650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22185">
                <text:p>0.022218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76708">
                <text:p>0.017670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83352">
                <text:p>0.0183352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88618">
                <text:p>0.0188618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94321">
                <text:p>0.019432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81681">
                <text:p>0.018168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9729">
                <text:p>0.019729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41161">
                <text:p>0.024116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9273">
                <text:p>0.019273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27474">
                <text:p>0.0227474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42762">
                <text:p>0.014276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14551">
                <text:p>0.021455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41541">
                <text:p>0.024154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65212">
                <text:p>0.016521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80952">
                <text:p>0.018095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30421">
                <text:p>0.023042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80427">
                <text:p>0.0180427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47694">
                <text:p>0.0147694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64631">
                <text:p>0.016463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992">
                <text:p>0.01599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00207">
                <text:p>0.0200207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7713">
                <text:p>0.017713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99507">
                <text:p>0.01995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97313">
                <text:p>0.01973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69592">
                <text:p>0.01695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42954">
                <text:p>0.014295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21479">
                <text:p>0.02214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40282">
                <text:p>0.01402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89451">
                <text:p>0.028945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39093">
                <text:p>0.033909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93756">
                <text:p>0.069375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743327">
                <text:p>0.074332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47294">
                <text:p>0.014729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01244">
                <text:p>0.020124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81113">
                <text:p>0.01811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47757">
                <text:p>0.024775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06478">
                <text:p>0.020647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301859">
                <text:p>0.030185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61113">
                <text:p>0.02611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73378">
                <text:p>0.03733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55145">
                <text:p>0.035514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39114">
                <text:p>0.03391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6641">
                <text:p>0.0366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50828">
                <text:p>0.03508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718872">
                <text:p>0.071887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24401">
                <text:p>0.07244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54525">
                <text:p>0.01545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54891">
                <text:p>0.01548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71059">
                <text:p>0.01710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58792">
                <text:p>0.01587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84411">
                <text:p>0.01844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39151">
                <text:p>0.01391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91678">
                <text:p>0.01916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34476">
                <text:p>0.01344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39878">
                <text:p>0.02398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65259">
                <text:p>0.02652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57136">
                <text:p>0.02571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74848">
                <text:p>0.02748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59608">
                <text:p>0.02596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08094">
                <text:p>0.02080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85605">
                <text:p>0.01856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03103">
                <text:p>0.02031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05424">
                <text:p>0.03054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95587">
                <text:p>0.02955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51217">
                <text:p>0.01512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91143">
                <text:p>0.01911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79497">
                <text:p>0.017949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91041">
                <text:p>0.01910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7118">
                <text:p>0.01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92176">
                <text:p>0.01921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72005">
                <text:p>0.01720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78118">
                <text:p>0.0178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40683">
                <text:p>0.014068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32606">
                <text:p>0.01326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391186">
                <text:p>0.03911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91082">
                <text:p>0.019108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18038">
                <text:p>0.021803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16614">
                <text:p>0.021661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04831">
                <text:p>0.020483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92778">
                <text:p>0.019277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63256">
                <text:p>0.016325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68177">
                <text:p>0.016817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64004">
                <text:p>0.016400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60104">
                <text:p>0.016010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75129">
                <text:p>0.017512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3723">
                <text:p>0.0137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57979">
                <text:p>0.015797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67919">
                <text:p>0.016791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86534">
                <text:p>0.018653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70953">
                <text:p>0.017095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54699">
                <text:p>0.015469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69857">
                <text:p>0.016985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91754">
                <text:p>0.019175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99511">
                <text:p>0.019951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85454">
                <text:p>0.018545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18254">
                <text:p>0.021825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70563">
                <text:p>0.017056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17785">
                <text:p>0.021778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53876">
                <text:p>0.015387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52686">
                <text:p>0.01526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71083">
                <text:p>0.017108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53988">
                <text:p>0.015398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42598">
                <text:p>0.014259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26219">
                <text:p>0.012621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98039">
                <text:p>0.019803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6067">
                <text:p>0.01606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45776">
                <text:p>0.014577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54396">
                <text:p>0.025439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49724">
                <text:p>0.024972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06368">
                <text:p>0.020636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47626">
                <text:p>0.024762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35476">
                <text:p>0.023547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33064">
                <text:p>0.023306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38986">
                <text:p>0.02389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13577">
                <text:p>0.031357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89255">
                <text:p>0.028925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82515">
                <text:p>0.018251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1542">
                <text:p>0.02154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94833">
                <text:p>0.019483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04313">
                <text:p>0.020431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90025">
                <text:p>0.019002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55556">
                <text:p>0.015555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83332">
                <text:p>0.018333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43186">
                <text:p>0.01431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4524">
                <text:p>0.01452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78956">
                <text:p>0.017895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47997">
                <text:p>0.014799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45386">
                <text:p>0.034538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58952">
                <text:p>0.03589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59735">
                <text:p>0.035973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61136">
                <text:p>0.016113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10953">
                <text:p>0.021095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60408">
                <text:p>0.016040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92303">
                <text:p>0.019230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18433">
                <text:p>0.021843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76654">
                <text:p>0.017665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73128">
                <text:p>0.017312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37757">
                <text:p>0.013775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60396">
                <text:p>0.016039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93434">
                <text:p>0.019343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75986">
                <text:p>0.017598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74205">
                <text:p>0.01742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7637">
                <text:p>0.01763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84996">
                <text:p>0.018499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09876">
                <text:p>0.020987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80185">
                <text:p>0.018018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63801">
                <text:p>0.016380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63618">
                <text:p>0.016361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74059">
                <text:p>0.017405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03203">
                <text:p>0.020320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82488">
                <text:p>0.01824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09401">
                <text:p>0.020940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08549">
                <text:p>0.020854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5952">
                <text:p>0.0159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38013">
                <text:p>0.013801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35592">
                <text:p>0.013559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68304">
                <text:p>0.016830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62983">
                <text:p>0.016298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861">
                <text:p>0.0186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77205">
                <text:p>0.01772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02479">
                <text:p>0.020247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19968">
                <text:p>0.021996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68787">
                <text:p>0.016878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08116">
                <text:p>0.020811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1091">
                <text:p>0.02109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47697">
                <text:p>0.014769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0575">
                <text:p>0.0205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21736">
                <text:p>0.012173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61484">
                <text:p>0.016148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40345">
                <text:p>0.014034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74534">
                <text:p>0.017453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39226">
                <text:p>0.013922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82567">
                <text:p>0.018256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80175">
                <text:p>0.01801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42219">
                <text:p>0.014221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62678">
                <text:p>0.016267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37595">
                <text:p>0.013759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48174">
                <text:p>0.01481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97255">
                <text:p>0.01972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44713">
                <text:p>0.01447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22557">
                <text:p>0.012255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77372">
                <text:p>0.01773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6978">
                <text:p>0.0169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52994">
                <text:p>0.02529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0153">
                <text:p>0.0201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45595">
                <text:p>0.01455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91648">
                <text:p>0.0391648</text:p>
              </table:table-cell>
              <table:table-cell office:value-type="float" office:value="0.00667">
                <text:p>0.00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'NO EXTREME CASES 2'.B1:'NO EXTREME CASES 2'.B362 'NO EXTREME CASES 2'.F1:'NO EXTREME CASES 2'.F362" chart:data-source-has-labels="row" svg:x="0.32cm" svg:y="0.18cm" svg:width="10.081cm" svg:height="8.64cm">
          <chartooo:coordinate-region svg:x="1.047cm" svg:y="0.301cm" svg:width="9.354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 EXTREME CASES 2'.B2:'NO EXTREME CASES 2'.B362" chart:label-cell-address="'NO EXTREME CASES 2'.B1:'NO EXTREME CASES 2'.B1" chart:class="chart:line">
            <chart:data-point chart:repeated="361"/>
          </chart:series>
          <chart:series chart:style-name="ch7" chart:values-cell-range-address="'NO EXTREME CASES 2'.F2:'NO EXTREME CASES 2'.F362" chart:label-cell-address="'NO EXTREME CASES 2'.F1:'NO EXTREME CASES 2'.F1" chart:class="chart:line">
            <chart:data-point chart:repeated="3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NO EXTREME CASES 2'.B1:'NO EXTREME CASES 2'.B1</svg:desc>
                </draw:g>
              </table:table-cell>
              <table:table-cell office:value-type="string">
                <text:p>Pyasukp Internal Time (seconds)</text:p>
                <draw:g>
                  <svg:desc>'NO EXTREME CASES 2'.F1:'NO EXTREME CASES 2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5744">
                <text:p>0.915744</text:p>
                <draw:g>
                  <svg:desc>'NO EXTREME CASES 2'.B2:'NO EXTREME CASES 2'.B362</svg:desc>
                </draw:g>
              </table:table-cell>
              <table:table-cell office:value-type="float" office:value="0.09">
                <text:p>0.09</text:p>
                <draw:g>
                  <svg:desc>'NO EXTREME CASES 2'.F2:'NO EXTREME CASES 2'.F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977">
                <text:p>0.90977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4608">
                <text:p>0.90460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238">
                <text:p>0.90238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708">
                <text:p>0.89708</text:p>
              </table:table-cell>
              <table:table-cell office:value-type="float" office:value="0.09333">
                <text:p>0.09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3757">
                <text:p>0.893757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3535">
                <text:p>0.893535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5231">
                <text:p>0.305231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9826">
                <text:p>0.299826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8354">
                <text:p>0.298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7821">
                <text:p>0.2978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7275">
                <text:p>0.29727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6556">
                <text:p>0.29655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6126">
                <text:p>0.2961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5137">
                <text:p>0.29513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2844">
                <text:p>0.2528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2393">
                <text:p>0.25239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1668">
                <text:p>0.251668</text:p>
              </table:table-cell>
              <table:table-cell office:value-type="float" office:value="0.10333">
                <text:p>0.10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0011">
                <text:p>0.250011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9012">
                <text:p>0.249012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3072">
                <text:p>0.243072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57">
                <text:p>0.200057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949">
                <text:p>0.1994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8742">
                <text:p>0.198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8088">
                <text:p>0.198088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7902">
                <text:p>0.197902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7568">
                <text:p>0.197568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7145">
                <text:p>0.197145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7137">
                <text:p>0.197137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5447">
                <text:p>0.19544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3494">
                <text:p>0.19349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6818">
                <text:p>0.09268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0912">
                <text:p>0.09091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81636">
                <text:p>0.088163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80141">
                <text:p>0.08801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60358">
                <text:p>0.086035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60117">
                <text:p>0.08601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42605">
                <text:p>0.0842605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8061">
                <text:p>0.0768061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64261">
                <text:p>0.0764261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2509">
                <text:p>0.076250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57467">
                <text:p>0.075746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47266">
                <text:p>0.0747266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44622">
                <text:p>0.07446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43327">
                <text:p>0.074332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42052">
                <text:p>0.0742052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40458">
                <text:p>0.074045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38346">
                <text:p>0.0738346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33743">
                <text:p>0.0733743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30062">
                <text:p>0.0730062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25879">
                <text:p>0.072587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25079">
                <text:p>0.0725079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24401">
                <text:p>0.07244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23269">
                <text:p>0.072326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22294">
                <text:p>0.072229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18872">
                <text:p>0.071887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10177">
                <text:p>0.071017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06943">
                <text:p>0.070694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00312">
                <text:p>0.0700312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966">
                <text:p>0.06966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93756">
                <text:p>0.0693756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91648">
                <text:p>0.039164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91186">
                <text:p>0.03911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88652">
                <text:p>0.038865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8708">
                <text:p>0.0387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81863">
                <text:p>0.038186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73378">
                <text:p>0.03733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67584">
                <text:p>0.0367584</text:p>
              </table:table-cell>
              <table:table-cell office:value-type="float" office:value="0.49667">
                <text:p>0.49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7474">
                <text:p>0.0367474</text:p>
              </table:table-cell>
              <table:table-cell office:value-type="float" office:value="0.78667">
                <text:p>0.78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67409">
                <text:p>0.036740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6641">
                <text:p>0.0366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85">
                <text:p>0.03598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59735">
                <text:p>0.035973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58952">
                <text:p>0.03589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55145">
                <text:p>0.035514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51676">
                <text:p>0.0351676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50828">
                <text:p>0.03508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49779">
                <text:p>0.0349779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45386">
                <text:p>0.034538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39114">
                <text:p>0.03391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39093">
                <text:p>0.033909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38652">
                <text:p>0.0338652</text:p>
              </table:table-cell>
              <table:table-cell office:value-type="float" office:value="0.69667">
                <text:p>0.69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31557">
                <text:p>0.0331557</text:p>
              </table:table-cell>
              <table:table-cell office:value-type="float" office:value="0.89333">
                <text:p>0.89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6737">
                <text:p>0.0326737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17822">
                <text:p>0.0317822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13577">
                <text:p>0.031357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05424">
                <text:p>0.03054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01859">
                <text:p>0.0301859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95587">
                <text:p>0.02955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89451">
                <text:p>0.028945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89255">
                <text:p>0.028925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74848">
                <text:p>0.02748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74065">
                <text:p>0.027406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73282">
                <text:p>0.02732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67613">
                <text:p>0.0267613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6746">
                <text:p>0.026746</text:p>
              </table:table-cell>
              <table:table-cell office:value-type="float" office:value="0.39333">
                <text:p>0.39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5259">
                <text:p>0.02652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64812">
                <text:p>0.0264812</text:p>
              </table:table-cell>
              <table:table-cell office:value-type="float" office:value="0.55333">
                <text:p>0.55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64468">
                <text:p>0.026446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61113">
                <text:p>0.02611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59608">
                <text:p>0.02596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58245">
                <text:p>0.0258245</text:p>
              </table:table-cell>
              <table:table-cell office:value-type="float" office:value="0.84667">
                <text:p>0.84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57136">
                <text:p>0.02571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54908">
                <text:p>0.02549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54436">
                <text:p>0.0254436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54396">
                <text:p>0.025439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52994">
                <text:p>0.02529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5292">
                <text:p>0.025292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52231">
                <text:p>0.0252231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51313">
                <text:p>0.02513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51024">
                <text:p>0.025102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49763">
                <text:p>0.0249763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49724">
                <text:p>0.024972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48124">
                <text:p>0.0248124</text:p>
              </table:table-cell>
              <table:table-cell office:value-type="float" office:value="0.98667">
                <text:p>0.98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47757">
                <text:p>0.0247757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47626">
                <text:p>0.024762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4557">
                <text:p>0.024557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45141">
                <text:p>0.0245141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43642">
                <text:p>0.0243642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41541">
                <text:p>0.024154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41161">
                <text:p>0.024116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411">
                <text:p>0.02411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4069">
                <text:p>0.024069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39878">
                <text:p>0.02398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39875">
                <text:p>0.0239875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39557">
                <text:p>0.02395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38986">
                <text:p>0.02389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36477">
                <text:p>0.0236477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35939">
                <text:p>0.0235939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35521">
                <text:p>0.02355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35476">
                <text:p>0.023547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35443">
                <text:p>0.0235443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3524">
                <text:p>0.023524</text:p>
              </table:table-cell>
              <table:table-cell office:value-type="float" office:value="0.69333">
                <text:p>0.69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34353">
                <text:p>0.0234353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34217">
                <text:p>0.023421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33827">
                <text:p>0.0233827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33064">
                <text:p>0.023306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31809">
                <text:p>0.02318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3158">
                <text:p>0.02315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30636">
                <text:p>0.0230636</text:p>
              </table:table-cell>
              <table:table-cell office:value-type="float" office:value="0.96333">
                <text:p>0.96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30421">
                <text:p>0.023042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27474">
                <text:p>0.0227474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26724">
                <text:p>0.0226724</text:p>
              </table:table-cell>
              <table:table-cell office:value-type="float" office:value="0.46333">
                <text:p>0.46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24696">
                <text:p>0.0224696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24512">
                <text:p>0.0224512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24375">
                <text:p>0.0224375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22185">
                <text:p>0.022218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21892">
                <text:p>0.022189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21529">
                <text:p>0.022152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21479">
                <text:p>0.02214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20538">
                <text:p>0.022053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19968">
                <text:p>0.021996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19605">
                <text:p>0.0219605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19213">
                <text:p>0.021921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18433">
                <text:p>0.021843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18254">
                <text:p>0.021825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18038">
                <text:p>0.021803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17785">
                <text:p>0.021778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16614">
                <text:p>0.021661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16508">
                <text:p>0.021650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15599">
                <text:p>0.02155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1542">
                <text:p>0.02154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14551">
                <text:p>0.021455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14217">
                <text:p>0.0214217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14181">
                <text:p>0.0214181</text:p>
              </table:table-cell>
              <table:table-cell office:value-type="float" office:value="0.09333">
                <text:p>0.09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1394">
                <text:p>0.021394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13898">
                <text:p>0.0213898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13593">
                <text:p>0.021359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12088">
                <text:p>0.02120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11904">
                <text:p>0.0211904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10953">
                <text:p>0.021095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1091">
                <text:p>0.02109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10486">
                <text:p>0.021048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09876">
                <text:p>0.020987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09401">
                <text:p>0.020940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09151">
                <text:p>0.02091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08972">
                <text:p>0.020897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08549">
                <text:p>0.020854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08116">
                <text:p>0.020811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08094">
                <text:p>0.02080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06478">
                <text:p>0.0206478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06368">
                <text:p>0.020636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0594">
                <text:p>0.02059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0575">
                <text:p>0.0205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05432">
                <text:p>0.0205432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04853">
                <text:p>0.0204853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04831">
                <text:p>0.020483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0434">
                <text:p>0.020434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04313">
                <text:p>0.020431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04306">
                <text:p>0.020430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03203">
                <text:p>0.020320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03103">
                <text:p>0.02031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02479">
                <text:p>0.020247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0153">
                <text:p>0.0201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01244">
                <text:p>0.020124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00935">
                <text:p>0.0200935</text:p>
              </table:table-cell>
              <table:table-cell office:value-type="float" office:value="0.50667">
                <text:p>0.50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00207">
                <text:p>0.0200207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99718">
                <text:p>0.019971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99511">
                <text:p>0.019951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99507">
                <text:p>0.01995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98039">
                <text:p>0.019803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98007">
                <text:p>0.019800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97802">
                <text:p>0.01978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97313">
                <text:p>0.01973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9729">
                <text:p>0.019729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97289">
                <text:p>0.019728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97265">
                <text:p>0.019726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97255">
                <text:p>0.01972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96836">
                <text:p>0.0196836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96779">
                <text:p>0.019677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96524">
                <text:p>0.0196524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94992">
                <text:p>0.0194992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94833">
                <text:p>0.019483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94754">
                <text:p>0.0194754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94321">
                <text:p>0.019432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93434">
                <text:p>0.019343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92778">
                <text:p>0.019277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9273">
                <text:p>0.019273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92544">
                <text:p>0.019254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92422">
                <text:p>0.019242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92303">
                <text:p>0.019230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92246">
                <text:p>0.019224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92176">
                <text:p>0.01921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91837">
                <text:p>0.0191837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91757">
                <text:p>0.0191757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91754">
                <text:p>0.019175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91678">
                <text:p>0.01916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91143">
                <text:p>0.01911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91082">
                <text:p>0.019108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91041">
                <text:p>0.01910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91023">
                <text:p>0.0191023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90025">
                <text:p>0.019002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89813">
                <text:p>0.0189813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89404">
                <text:p>0.0189404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88618">
                <text:p>0.0188618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88599">
                <text:p>0.018859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86928">
                <text:p>0.01869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86534">
                <text:p>0.018653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861">
                <text:p>0.0186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8605">
                <text:p>0.01860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85892">
                <text:p>0.01858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85645">
                <text:p>0.018564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85605">
                <text:p>0.01856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85454">
                <text:p>0.018545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84996">
                <text:p>0.018499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84921">
                <text:p>0.0184921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84411">
                <text:p>0.01844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84119">
                <text:p>0.0184119</text:p>
              </table:table-cell>
              <table:table-cell office:value-type="float" office:value="0.06667">
                <text:p>0.0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83352">
                <text:p>0.0183352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83332">
                <text:p>0.018333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83223">
                <text:p>0.018322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82567">
                <text:p>0.018256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82515">
                <text:p>0.018251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82488">
                <text:p>0.01824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81681">
                <text:p>0.018168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81113">
                <text:p>0.0181113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81029">
                <text:p>0.0181029</text:p>
              </table:table-cell>
              <table:table-cell office:value-type="float" office:value="0.07667">
                <text:p>0.07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80952">
                <text:p>0.018095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80517">
                <text:p>0.0180517</text:p>
              </table:table-cell>
              <table:table-cell office:value-type="float" office:value="0.07333">
                <text:p>0.07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80427">
                <text:p>0.0180427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80185">
                <text:p>0.018018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80175">
                <text:p>0.01801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79497">
                <text:p>0.017949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78956">
                <text:p>0.017895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78928">
                <text:p>0.017892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78118">
                <text:p>0.0178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77372">
                <text:p>0.01773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77205">
                <text:p>0.01772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7713">
                <text:p>0.017713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76708">
                <text:p>0.017670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76654">
                <text:p>0.017665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7637">
                <text:p>0.01763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76126">
                <text:p>0.0176126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75986">
                <text:p>0.017598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75129">
                <text:p>0.017512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74539">
                <text:p>0.0174539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74534">
                <text:p>0.017453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74205">
                <text:p>0.017420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74133">
                <text:p>0.017413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74059">
                <text:p>0.017405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73128">
                <text:p>0.017312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72962">
                <text:p>0.0172962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72005">
                <text:p>0.01720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7118">
                <text:p>0.017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71083">
                <text:p>0.017108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71059">
                <text:p>0.01710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70953">
                <text:p>0.017095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70563">
                <text:p>0.017056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69857">
                <text:p>0.016985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6978">
                <text:p>0.0169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69592">
                <text:p>0.01695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68787">
                <text:p>0.016878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68304">
                <text:p>0.016830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68243">
                <text:p>0.0168243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68177">
                <text:p>0.016817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67919">
                <text:p>0.016791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65521">
                <text:p>0.016552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65212">
                <text:p>0.016521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64631">
                <text:p>0.0164631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64004">
                <text:p>0.016400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63801">
                <text:p>0.016380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63618">
                <text:p>0.016361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63256">
                <text:p>0.016325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62983">
                <text:p>0.016298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62678">
                <text:p>0.016267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62369">
                <text:p>0.0162369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61484">
                <text:p>0.016148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61136">
                <text:p>0.016113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61025">
                <text:p>0.016102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6067">
                <text:p>0.01606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60408">
                <text:p>0.016040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60396">
                <text:p>0.016039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60104">
                <text:p>0.016010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5992">
                <text:p>0.01599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5952">
                <text:p>0.0159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58792">
                <text:p>0.01587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57979">
                <text:p>0.015797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55556">
                <text:p>0.015555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54891">
                <text:p>0.01548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54699">
                <text:p>0.015469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54525">
                <text:p>0.01545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53988">
                <text:p>0.015398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53876">
                <text:p>0.015387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52686">
                <text:p>0.01526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51217">
                <text:p>0.01512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49519">
                <text:p>0.01495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48174">
                <text:p>0.01481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47997">
                <text:p>0.014799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47697">
                <text:p>0.014769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47694">
                <text:p>0.0147694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47294">
                <text:p>0.0147294</text:p>
              </table:table-cell>
              <table:table-cell office:value-type="float" office:value="0.02333">
                <text:p>0.02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4597">
                <text:p>0.0145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45776">
                <text:p>0.014577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45595">
                <text:p>0.01455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4524">
                <text:p>0.01452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44713">
                <text:p>0.01447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44416">
                <text:p>0.01444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43186">
                <text:p>0.014318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42954">
                <text:p>0.014295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42762">
                <text:p>0.0142762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42598">
                <text:p>0.0142598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42219">
                <text:p>0.014221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40683">
                <text:p>0.014068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40345">
                <text:p>0.014034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40282">
                <text:p>0.01402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4016">
                <text:p>0.0140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39226">
                <text:p>0.013922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39151">
                <text:p>0.01391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38013">
                <text:p>0.013801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37757">
                <text:p>0.013775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37595">
                <text:p>0.013759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3723">
                <text:p>0.013723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35592">
                <text:p>0.013559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34476">
                <text:p>0.01344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32606">
                <text:p>0.01326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31783">
                <text:p>0.013178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28705">
                <text:p>0.012870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26219">
                <text:p>0.012621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22557">
                <text:p>0.012255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21736">
                <text:p>0.0121736</text:p>
              </table:table-cell>
              <table:table-cell office:value-type="float" office:value="0.01333">
                <text:p>0.01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